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97.83pt" svg:height="255.09pt" svg:x="1757.68pt" svg:y="47.57pt">
            <draw:object draw:notify-on-update-of-ranges="Sheet1.A1:Sheet1.A1 Sheet1.A2:Sheet1.A102 Sheet1.B1:Sheet1.B1 Sheet1.B2:Sheet1.B102 Sheet1.C1:Sheet1.C1 Sheet1.C2:Sheet1.C102 Sheet1.D1:Sheet1.D1 Sheet1.D2:Sheet1.D102 Sheet1.E1:Sheet1.E1 Sheet1.E2:Sheet1.E102 Sheet1.F1:Sheet1.F1 Sheet1.F2:Sheet1.F102 Sheet1.G1:Sheet1.G1 Sheet1.G2:Sheet1.G102 Sheet1.H1:Sheet1.H1 Sheet1.H2:Sheet1.H102 Sheet1.I1:Sheet1.I1 Sheet1.I2:Sheet1.I102 Sheet1.J1:Sheet1.J1 Sheet1.J2:Sheet1.J102 Sheet1.K1:Sheet1.K1 Sheet1.K2:Sheet1.K102 Sheet1.L1:Sheet1.L1 Sheet1.L2:Sheet1.L102 Sheet1.M1:Sheet1.M1 Sheet1.M2:Sheet1.M102 Sheet1.N1:Sheet1.N1 Sheet1.N2:Sheet1.N102 Sheet1.O1:Sheet1.O1 Sheet1.O2:Sheet1.O102 Sheet1.P1:Sheet1.P1 Sheet1.P2:Sheet1.P102 Sheet1.Q1:Sheet1.Q1 Sheet1.Q2:Sheet1.Q102 Sheet1.R1:Sheet1.R1 Sheet1.R2:Sheet1.R102 Sheet1.S1:Sheet1.S1 Sheet1.S2:Sheet1.S102 Sheet1.T1:Sheet1.T1 Sheet1.T2:Sheet1.T102 Sheet1.U1:Sheet1.U1 Sheet1.U2:Sheet1.U102 Sheet1.V1:Sheet1.V1 Sheet1.V2:Sheet1.V102 Sheet1.W1:Sheet1.W1 Sheet1.W2:Sheet1.W102 Sheet1.X1:Sheet1.X1 Sheet1.X2:Sheet1.X102 Sheet1.Y1:Sheet1.Y1 Sheet1.Y2:Sheet1.Y102 Sheet1.Z1:Sheet1.Z1 Sheet1.Z2:Sheet1.Z1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39.61pt" svg:height="255.09pt" svg:x="1737.24pt" svg:y="355.18pt">
            <draw:object draw:notify-on-update-of-ranges="Sheet1.A104:Sheet1.A104 Sheet1.A105:Sheet1.A205 Sheet1.B104:Sheet1.B104 Sheet1.B105:Sheet1.B205 Sheet1.C104:Sheet1.C104 Sheet1.C105:Sheet1.C205 Sheet1.D104:Sheet1.D104 Sheet1.D105:Sheet1.D205 Sheet1.E104:Sheet1.E104 Sheet1.E105:Sheet1.E205 Sheet1.F104:Sheet1.F104 Sheet1.F105:Sheet1.F205 Sheet1.G104:Sheet1.G104 Sheet1.G105:Sheet1.G205 Sheet1.H104:Sheet1.H104 Sheet1.H105:Sheet1.H205 Sheet1.I104:Sheet1.I104 Sheet1.I105:Sheet1.I205 Sheet1.J104:Sheet1.J104 Sheet1.J105:Sheet1.J205 Sheet1.K104:Sheet1.K104 Sheet1.K105:Sheet1.K205 Sheet1.L104:Sheet1.L104 Sheet1.L105:Sheet1.L205 Sheet1.M104:Sheet1.M104 Sheet1.M105:Sheet1.M205 Sheet1.N104:Sheet1.N104 Sheet1.N105:Sheet1.N205 Sheet1.O104:Sheet1.O104 Sheet1.O105:Sheet1.O205 Sheet1.P104:Sheet1.P104 Sheet1.P105:Sheet1.P205 Sheet1.Q104:Sheet1.Q104 Sheet1.Q105:Sheet1.Q205 Sheet1.R104:Sheet1.R104 Sheet1.R105:Sheet1.R205 Sheet1.S104:Sheet1.S104 Sheet1.S105:Sheet1.S205 Sheet1.T104:Sheet1.T104 Sheet1.T105:Sheet1.T205 Sheet1.U104:Sheet1.U104 Sheet1.U105:Sheet1.U205 Sheet1.V104:Sheet1.V104 Sheet1.V105:Sheet1.V205 Sheet1.W104:Sheet1.W104 Sheet1.W105:Sheet1.W205 Sheet1.X104:Sheet1.X104 Sheet1.X105:Sheet1.X205 Sheet1.Y104:Sheet1.Y104 Sheet1.Y105:Sheet1.Y205 Sheet1.Z104:Sheet1.Z104 Sheet1.Z105:Sheet1.Z20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52.37pt" svg:height="255.09pt" svg:x="1734.04pt" svg:y="665.86pt">
            <draw:object draw:notify-on-update-of-ranges="Sheet1.A206:Sheet1.A206 Sheet1.A207:Sheet1.A307 Sheet1.B206:Sheet1.B206 Sheet1.B207:Sheet1.B307 Sheet1.C206:Sheet1.C206 Sheet1.C207:Sheet1.C307 Sheet1.D206:Sheet1.D206 Sheet1.D207:Sheet1.D307 Sheet1.E206:Sheet1.E206 Sheet1.E207:Sheet1.E307 Sheet1.F206:Sheet1.F206 Sheet1.F207:Sheet1.F307 Sheet1.G206:Sheet1.G206 Sheet1.G207:Sheet1.G307 Sheet1.H206:Sheet1.H206 Sheet1.H207:Sheet1.H307 Sheet1.I206:Sheet1.I206 Sheet1.I207:Sheet1.I307 Sheet1.J206:Sheet1.J206 Sheet1.J207:Sheet1.J307 Sheet1.K206:Sheet1.K206 Sheet1.K207:Sheet1.K307 Sheet1.L206:Sheet1.L206 Sheet1.L207:Sheet1.L307 Sheet1.M206:Sheet1.M206 Sheet1.M207:Sheet1.M307 Sheet1.N206:Sheet1.N206 Sheet1.N207:Sheet1.N307 Sheet1.O206:Sheet1.O206 Sheet1.O207:Sheet1.O307 Sheet1.P206:Sheet1.P206 Sheet1.P207:Sheet1.P307 Sheet1.Q206:Sheet1.Q206 Sheet1.Q207:Sheet1.Q307 Sheet1.R206:Sheet1.R206 Sheet1.R207:Sheet1.R307 Sheet1.S206:Sheet1.S206 Sheet1.S207:Sheet1.S307 Sheet1.T206:Sheet1.T206 Sheet1.T207:Sheet1.T307 Sheet1.U206:Sheet1.U206 Sheet1.U207:Sheet1.U307 Sheet1.V206:Sheet1.V206 Sheet1.V207:Sheet1.V307 Sheet1.W206:Sheet1.W206 Sheet1.W207:Sheet1.W307 Sheet1.X206:Sheet1.X206 Sheet1.X207:Sheet1.X307 Sheet1.Y206:Sheet1.Y206 Sheet1.Y207:Sheet1.Y307 Sheet1.Z206:Sheet1.Z206 Sheet1.Z207:Sheet1.Z30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Test1; d = 0.85</text:p>
          </table:table-cell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formula="of:=[.L1]+1" office:value-type="float" office:value="11" calcext:value-type="float">
            <text:p>11</text:p>
          </table:table-cell>
          <table:table-cell table:formula="of:=[.M1]+1" office:value-type="float" office:value="12" calcext:value-type="float">
            <text:p>12</text:p>
          </table:table-cell>
          <table:table-cell table:formula="of:=[.N1]+1" office:value-type="float" office:value="13" calcext:value-type="float">
            <text:p>13</text:p>
          </table:table-cell>
          <table:table-cell table:formula="of:=[.O1]+1" office:value-type="float" office:value="14" calcext:value-type="float">
            <text:p>14</text:p>
          </table:table-cell>
          <table:table-cell table:formula="of:=[.P1]+1" office:value-type="float" office:value="15" calcext:value-type="float">
            <text:p>15</text:p>
          </table:table-cell>
          <table:table-cell table:formula="of:=[.Q1]+1" office:value-type="float" office:value="16" calcext:value-type="float">
            <text:p>16</text:p>
          </table:table-cell>
          <table:table-cell table:formula="of:=[.R1]+1" office:value-type="float" office:value="17" calcext:value-type="float">
            <text:p>17</text:p>
          </table:table-cell>
          <table:table-cell table:formula="of:=[.S1]+1" office:value-type="float" office:value="18" calcext:value-type="float">
            <text:p>18</text:p>
          </table:table-cell>
          <table:table-cell table:formula="of:=[.T1]+1" office:value-type="float" office:value="19" calcext:value-type="float">
            <text:p>19</text:p>
          </table:table-cell>
          <table:table-cell table:formula="of:=[.U1]+1" office:value-type="float" office:value="20" calcext:value-type="float">
            <text:p>20</text:p>
          </table:table-cell>
          <table:table-cell table:formula="of:=[.V1]+1" office:value-type="float" office:value="21" calcext:value-type="float">
            <text:p>21</text:p>
          </table:table-cell>
          <table:table-cell table:formula="of:=[.W1]+1" office:value-type="float" office:value="22" calcext:value-type="float">
            <text:p>22</text:p>
          </table:table-cell>
          <table:table-cell table:formula="of:=[.X1]+1" office:value-type="float" office:value="23" calcext:value-type="float">
            <text:p>23</text:p>
          </table:table-cell>
          <table:table-cell table:formula="of:=[.Y1]+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0.0370639" calcext:value-type="float">
            <text:p>0.0370639</text:p>
          </table:table-cell>
          <table:table-cell office:value-type="float" office:value="0.0469848" calcext:value-type="float">
            <text:p>0.0469848</text:p>
          </table:table-cell>
          <table:table-cell office:value-type="float" office:value="0.0472706" calcext:value-type="float">
            <text:p>0.0472706</text:p>
          </table:table-cell>
          <table:table-cell office:value-type="float" office:value="0.0222063" calcext:value-type="float">
            <text:p>0.0222063</text:p>
          </table:table-cell>
          <table:table-cell office:value-type="float" office:value="0.0341008" calcext:value-type="float">
            <text:p>0.0341008</text:p>
          </table:table-cell>
          <table:table-cell office:value-type="float" office:value="0.0303182" calcext:value-type="float">
            <text:p>0.0303182</text:p>
          </table:table-cell>
          <table:table-cell office:value-type="float" office:value="0.0362113" calcext:value-type="float">
            <text:p>0.0362113</text:p>
          </table:table-cell>
          <table:table-cell office:value-type="float" office:value="0.0413669" calcext:value-type="float">
            <text:p>0.0413669</text:p>
          </table:table-cell>
          <table:table-cell office:value-type="float" office:value="0.0406259" calcext:value-type="float">
            <text:p>0.0406259</text:p>
          </table:table-cell>
          <table:table-cell office:value-type="float" office:value="0.038677" calcext:value-type="float">
            <text:p>0.038677</text:p>
          </table:table-cell>
          <table:table-cell office:value-type="float" office:value="0.0368681" calcext:value-type="float">
            <text:p>0.0368681</text:p>
          </table:table-cell>
          <table:table-cell office:value-type="float" office:value="0.0395964" calcext:value-type="float">
            <text:p>0.0395964</text:p>
          </table:table-cell>
          <table:table-cell office:value-type="float" office:value="0.0401058" calcext:value-type="float">
            <text:p>0.0401058</text:p>
          </table:table-cell>
          <table:table-cell office:value-type="float" office:value="0.0393876" calcext:value-type="float">
            <text:p>0.0393876</text:p>
          </table:table-cell>
          <table:table-cell office:value-type="float" office:value="0.0414308" calcext:value-type="float">
            <text:p>0.0414308</text:p>
          </table:table-cell>
          <table:table-cell office:value-type="float" office:value="0.0419677" calcext:value-type="float">
            <text:p>0.0419677</text:p>
          </table:table-cell>
          <table:table-cell office:value-type="float" office:value="0.0392553" calcext:value-type="float">
            <text:p>0.0392553</text:p>
          </table:table-cell>
          <table:table-cell office:value-type="float" office:value="0.0417129" calcext:value-type="float">
            <text:p>0.0417129</text:p>
          </table:table-cell>
          <table:table-cell office:value-type="float" office:value="0.042308" calcext:value-type="float">
            <text:p>0.042308</text:p>
          </table:table-cell>
          <table:table-cell office:value-type="float" office:value="0.0443065" calcext:value-type="float">
            <text:p>0.0443065</text:p>
          </table:table-cell>
          <table:table-cell office:value-type="float" office:value="0.0443561" calcext:value-type="float">
            <text:p>0.0443561</text:p>
          </table:table-cell>
          <table:table-cell office:value-type="float" office:value="0.036971" calcext:value-type="float">
            <text:p>0.036971</text:p>
          </table:table-cell>
          <table:table-cell office:value-type="float" office:value="0.0306467" calcext:value-type="float">
            <text:p>0.0306467</text:p>
          </table:table-cell>
          <table:table-cell office:value-type="float" office:value="0.0397011" calcext:value-type="float">
            <text:p>0.0397011</text:p>
          </table:table-cell>
          <table:table-cell office:value-type="float" office:value="0.0318139" calcext:value-type="float">
            <text:p>0.0318139</text:p>
          </table:table-cell>
          <table:table-cell/>
          <table:table-cell office:value-type="string" calcext:value-type="string">
            <text:p>D = 0.85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0.0342681" calcext:value-type="float">
            <text:p>0.0342681</text:p>
          </table:table-cell>
          <table:table-cell office:value-type="float" office:value="0.0449142" calcext:value-type="float">
            <text:p>0.0449142</text:p>
          </table:table-cell>
          <table:table-cell office:value-type="float" office:value="0.0449325" calcext:value-type="float">
            <text:p>0.0449325</text:p>
          </table:table-cell>
          <table:table-cell office:value-type="float" office:value="0.0219495" calcext:value-type="float">
            <text:p>0.0219495</text:p>
          </table:table-cell>
          <table:table-cell office:value-type="float" office:value="0.0327447" calcext:value-type="float">
            <text:p>0.0327447</text:p>
          </table:table-cell>
          <table:table-cell office:value-type="float" office:value="0.0293066" calcext:value-type="float">
            <text:p>0.0293066</text:p>
          </table:table-cell>
          <table:table-cell office:value-type="float" office:value="0.0346501" calcext:value-type="float">
            <text:p>0.0346501</text:p>
          </table:table-cell>
          <table:table-cell office:value-type="float" office:value="0.0394621" calcext:value-type="float">
            <text:p>0.0394621</text:p>
          </table:table-cell>
          <table:table-cell office:value-type="float" office:value="0.0387386" calcext:value-type="float">
            <text:p>0.0387386</text:p>
          </table:table-cell>
          <table:table-cell office:value-type="float" office:value="0.0372198" calcext:value-type="float">
            <text:p>0.0372198</text:p>
          </table:table-cell>
          <table:table-cell office:value-type="float" office:value="0.0352838" calcext:value-type="float">
            <text:p>0.0352838</text:p>
          </table:table-cell>
          <table:table-cell office:value-type="float" office:value="0.0374549" calcext:value-type="float">
            <text:p>0.0374549</text:p>
          </table:table-cell>
          <table:table-cell office:value-type="float" office:value="0.0385037" calcext:value-type="float">
            <text:p>0.0385037</text:p>
          </table:table-cell>
          <table:table-cell office:value-type="float" office:value="0.0369813" calcext:value-type="float">
            <text:p>0.0369813</text:p>
          </table:table-cell>
          <table:table-cell office:value-type="float" office:value="0.0395283" calcext:value-type="float">
            <text:p>0.0395283</text:p>
          </table:table-cell>
          <table:table-cell office:value-type="float" office:value="0.0406919" calcext:value-type="float">
            <text:p>0.0406919</text:p>
          </table:table-cell>
          <table:table-cell office:value-type="float" office:value="0.0369746" calcext:value-type="float">
            <text:p>0.0369746</text:p>
          </table:table-cell>
          <table:table-cell office:value-type="float" office:value="0.0388932" calcext:value-type="float">
            <text:p>0.0388932</text:p>
          </table:table-cell>
          <table:table-cell office:value-type="float" office:value="0.0406205" calcext:value-type="float">
            <text:p>0.0406205</text:p>
          </table:table-cell>
          <table:table-cell office:value-type="float" office:value="0.0422513" calcext:value-type="float">
            <text:p>0.0422513</text:p>
          </table:table-cell>
          <table:table-cell office:value-type="float" office:value="0.0427757" calcext:value-type="float">
            <text:p>0.0427757</text:p>
          </table:table-cell>
          <table:table-cell office:value-type="float" office:value="0.0349998" calcext:value-type="float">
            <text:p>0.0349998</text:p>
          </table:table-cell>
          <table:table-cell office:value-type="float" office:value="0.0291141" calcext:value-type="float">
            <text:p>0.0291141</text:p>
          </table:table-cell>
          <table:table-cell office:value-type="float" office:value="0.0370486" calcext:value-type="float">
            <text:p>0.0370486</text:p>
          </table:table-cell>
          <table:table-cell office:value-type="float" office:value="0.0301673" calcext:value-type="float">
            <text:p>0.0301673</text:p>
          </table:table-cell>
          <table:table-cell table:number-columns-repeated="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0.0331096" calcext:value-type="float">
            <text:p>0.0331096</text:p>
          </table:table-cell>
          <table:table-cell office:value-type="float" office:value="0.0430929" calcext:value-type="float">
            <text:p>0.0430929</text:p>
          </table:table-cell>
          <table:table-cell office:value-type="float" office:value="0.0431654" calcext:value-type="float">
            <text:p>0.0431654</text:p>
          </table:table-cell>
          <table:table-cell office:value-type="float" office:value="0.0211656" calcext:value-type="float">
            <text:p>0.0211656</text:p>
          </table:table-cell>
          <table:table-cell office:value-type="float" office:value="0.0315312" calcext:value-type="float">
            <text:p>0.0315312</text:p>
          </table:table-cell>
          <table:table-cell office:value-type="float" office:value="0.0282663" calcext:value-type="float">
            <text:p>0.0282663</text:p>
          </table:table-cell>
          <table:table-cell office:value-type="float" office:value="0.0333353" calcext:value-type="float">
            <text:p>0.0333353</text:p>
          </table:table-cell>
          <table:table-cell office:value-type="float" office:value="0.0379579" calcext:value-type="float">
            <text:p>0.0379579</text:p>
          </table:table-cell>
          <table:table-cell office:value-type="float" office:value="0.037221" calcext:value-type="float">
            <text:p>0.037221</text:p>
          </table:table-cell>
          <table:table-cell office:value-type="float" office:value="0.0357867" calcext:value-type="float">
            <text:p>0.0357867</text:p>
          </table:table-cell>
          <table:table-cell office:value-type="float" office:value="0.033966" calcext:value-type="float">
            <text:p>0.033966</text:p>
          </table:table-cell>
          <table:table-cell office:value-type="float" office:value="0.0360858" calcext:value-type="float">
            <text:p>0.0360858</text:p>
          </table:table-cell>
          <table:table-cell office:value-type="float" office:value="0.0370353" calcext:value-type="float">
            <text:p>0.0370353</text:p>
          </table:table-cell>
          <table:table-cell office:value-type="float" office:value="0.0355808" calcext:value-type="float">
            <text:p>0.0355808</text:p>
          </table:table-cell>
          <table:table-cell office:value-type="float" office:value="0.0379613" calcext:value-type="float">
            <text:p>0.0379613</text:p>
          </table:table-cell>
          <table:table-cell office:value-type="float" office:value="0.0391078" calcext:value-type="float">
            <text:p>0.0391078</text:p>
          </table:table-cell>
          <table:table-cell office:value-type="float" office:value="0.035581" calcext:value-type="float">
            <text:p>0.035581</text:p>
          </table:table-cell>
          <table:table-cell office:value-type="float" office:value="0.0374574" calcext:value-type="float">
            <text:p>0.0374574</text:p>
          </table:table-cell>
          <table:table-cell office:value-type="float" office:value="0.0390601" calcext:value-type="float">
            <text:p>0.0390601</text:p>
          </table:table-cell>
          <table:table-cell office:value-type="float" office:value="0.0405934" calcext:value-type="float">
            <text:p>0.0405934</text:p>
          </table:table-cell>
          <table:table-cell office:value-type="float" office:value="0.0410446" calcext:value-type="float">
            <text:p>0.0410446</text:p>
          </table:table-cell>
          <table:table-cell office:value-type="float" office:value="0.0337025" calcext:value-type="float">
            <text:p>0.0337025</text:p>
          </table:table-cell>
          <table:table-cell office:value-type="float" office:value="0.0280646" calcext:value-type="float">
            <text:p>0.0280646</text:p>
          </table:table-cell>
          <table:table-cell office:value-type="float" office:value="0.0356581" calcext:value-type="float">
            <text:p>0.0356581</text:p>
          </table:table-cell>
          <table:table-cell office:value-type="float" office:value="0.0290731" calcext:value-type="float">
            <text:p>0.0290731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0.0320823" calcext:value-type="float">
            <text:p>0.0320823</text:p>
          </table:table-cell>
          <table:table-cell office:value-type="float" office:value="0.041694" calcext:value-type="float">
            <text:p>0.041694</text:p>
          </table:table-cell>
          <table:table-cell office:value-type="float" office:value="0.0417605" calcext:value-type="float">
            <text:p>0.0417605</text:p>
          </table:table-cell>
          <table:table-cell office:value-type="float" office:value="0.0205937" calcext:value-type="float">
            <text:p>0.0205937</text:p>
          </table:table-cell>
          <table:table-cell office:value-type="float" office:value="0.0305667" calcext:value-type="float">
            <text:p>0.0305667</text:p>
          </table:table-cell>
          <table:table-cell office:value-type="float" office:value="0.0274166" calcext:value-type="float">
            <text:p>0.0274166</text:p>
          </table:table-cell>
          <table:table-cell office:value-type="float" office:value="0.0323068" calcext:value-type="float">
            <text:p>0.0323068</text:p>
          </table:table-cell>
          <table:table-cell office:value-type="float" office:value="0.0367509" calcext:value-type="float">
            <text:p>0.0367509</text:p>
          </table:table-cell>
          <table:table-cell office:value-type="float" office:value="0.0360465" calcext:value-type="float">
            <text:p>0.0360465</text:p>
          </table:table-cell>
          <table:table-cell office:value-type="float" office:value="0.0346642" calcext:value-type="float">
            <text:p>0.0346642</text:p>
          </table:table-cell>
          <table:table-cell office:value-type="float" office:value="0.0329106" calcext:value-type="float">
            <text:p>0.0329106</text:p>
          </table:table-cell>
          <table:table-cell office:value-type="float" office:value="0.0349499" calcext:value-type="float">
            <text:p>0.0349499</text:p>
          </table:table-cell>
          <table:table-cell office:value-type="float" office:value="0.0358619" calcext:value-type="float">
            <text:p>0.0358619</text:p>
          </table:table-cell>
          <table:table-cell office:value-type="float" office:value="0.0344702" calcext:value-type="float">
            <text:p>0.0344702</text:p>
          </table:table-cell>
          <table:table-cell office:value-type="float" office:value="0.0367571" calcext:value-type="float">
            <text:p>0.0367571</text:p>
          </table:table-cell>
          <table:table-cell office:value-type="float" office:value="0.0378559" calcext:value-type="float">
            <text:p>0.0378559</text:p>
          </table:table-cell>
          <table:table-cell office:value-type="float" office:value="0.0344679" calcext:value-type="float">
            <text:p>0.0344679</text:p>
          </table:table-cell>
          <table:table-cell office:value-type="float" office:value="0.0362738" calcext:value-type="float">
            <text:p>0.0362738</text:p>
          </table:table-cell>
          <table:table-cell office:value-type="float" office:value="0.0378114" calcext:value-type="float">
            <text:p>0.0378114</text:p>
          </table:table-cell>
          <table:table-cell office:value-type="float" office:value="0.0392862" calcext:value-type="float">
            <text:p>0.0392862</text:p>
          </table:table-cell>
          <table:table-cell office:value-type="float" office:value="0.0397232" calcext:value-type="float">
            <text:p>0.0397232</text:p>
          </table:table-cell>
          <table:table-cell office:value-type="float" office:value="0.0326567" calcext:value-type="float">
            <text:p>0.0326567</text:p>
          </table:table-cell>
          <table:table-cell office:value-type="float" office:value="0.0272312" calcext:value-type="float">
            <text:p>0.0272312</text:p>
          </table:table-cell>
          <table:table-cell office:value-type="float" office:value="0.0345435" calcext:value-type="float">
            <text:p>0.0345435</text:p>
          </table:table-cell>
          <table:table-cell office:value-type="float" office:value="0.0282016" calcext:value-type="float">
            <text:p>0.0282016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0.0312735" calcext:value-type="float">
            <text:p>0.0312735</text:p>
          </table:table-cell>
          <table:table-cell office:value-type="float" office:value="0.0405789" calcext:value-type="float">
            <text:p>0.0405789</text:p>
          </table:table-cell>
          <table:table-cell office:value-type="float" office:value="0.0406444" calcext:value-type="float">
            <text:p>0.0406444</text:p>
          </table:table-cell>
          <table:table-cell office:value-type="float" office:value="0.0201337" calcext:value-type="float">
            <text:p>0.0201337</text:p>
          </table:table-cell>
          <table:table-cell office:value-type="float" office:value="0.0297978" calcext:value-type="float">
            <text:p>0.0297978</text:p>
          </table:table-cell>
          <table:table-cell office:value-type="float" office:value="0.0267463" calcext:value-type="float">
            <text:p>0.0267463</text:p>
          </table:table-cell>
          <table:table-cell office:value-type="float" office:value="0.0314843" calcext:value-type="float">
            <text:p>0.0314843</text:p>
          </table:table-cell>
          <table:table-cell office:value-type="float" office:value="0.0357901" calcext:value-type="float">
            <text:p>0.0357901</text:p>
          </table:table-cell>
          <table:table-cell office:value-type="float" office:value="0.035108" calcext:value-type="float">
            <text:p>0.035108</text:p>
          </table:table-cell>
          <table:table-cell office:value-type="float" office:value="0.0337665" calcext:value-type="float">
            <text:p>0.0337665</text:p>
          </table:table-cell>
          <table:table-cell office:value-type="float" office:value="0.032069" calcext:value-type="float">
            <text:p>0.032069</text:p>
          </table:table-cell>
          <table:table-cell office:value-type="float" office:value="0.0340467" calcext:value-type="float">
            <text:p>0.0340467</text:p>
          </table:table-cell>
          <table:table-cell office:value-type="float" office:value="0.0349274" calcext:value-type="float">
            <text:p>0.0349274</text:p>
          </table:table-cell>
          <table:table-cell office:value-type="float" office:value="0.0335841" calcext:value-type="float">
            <text:p>0.0335841</text:p>
          </table:table-cell>
          <table:table-cell office:value-type="float" office:value="0.0357968" calcext:value-type="float">
            <text:p>0.0357968</text:p>
          </table:table-cell>
          <table:table-cell office:value-type="float" office:value="0.0368564" calcext:value-type="float">
            <text:p>0.0368564</text:p>
          </table:table-cell>
          <table:table-cell office:value-type="float" office:value="0.0335812" calcext:value-type="float">
            <text:p>0.0335812</text:p>
          </table:table-cell>
          <table:table-cell office:value-type="float" office:value="0.0353326" calcext:value-type="float">
            <text:p>0.0353326</text:p>
          </table:table-cell>
          <table:table-cell office:value-type="float" office:value="0.0368157" calcext:value-type="float">
            <text:p>0.0368157</text:p>
          </table:table-cell>
          <table:table-cell office:value-type="float" office:value="0.0382463" calcext:value-type="float">
            <text:p>0.0382463</text:p>
          </table:table-cell>
          <table:table-cell office:value-type="float" office:value="0.0386672" calcext:value-type="float">
            <text:p>0.0386672</text:p>
          </table:table-cell>
          <table:table-cell office:value-type="float" office:value="0.0318253" calcext:value-type="float">
            <text:p>0.0318253</text:p>
          </table:table-cell>
          <table:table-cell office:value-type="float" office:value="0.0265691" calcext:value-type="float">
            <text:p>0.0265691</text:p>
          </table:table-cell>
          <table:table-cell office:value-type="float" office:value="0.0336566" calcext:value-type="float">
            <text:p>0.0336566</text:p>
          </table:table-cell>
          <table:table-cell office:value-type="float" office:value="0.0275094" calcext:value-type="float">
            <text:p>0.0275094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0.0306288" calcext:value-type="float">
            <text:p>0.0306288</text:p>
          </table:table-cell>
          <table:table-cell office:value-type="float" office:value="0.0396908" calcext:value-type="float">
            <text:p>0.0396908</text:p>
          </table:table-cell>
          <table:table-cell office:value-type="float" office:value="0.0397553" calcext:value-type="float">
            <text:p>0.0397553</text:p>
          </table:table-cell>
          <table:table-cell office:value-type="float" office:value="0.0197685" calcext:value-type="float">
            <text:p>0.0197685</text:p>
          </table:table-cell>
          <table:table-cell office:value-type="float" office:value="0.029186" calcext:value-type="float">
            <text:p>0.029186</text:p>
          </table:table-cell>
          <table:table-cell office:value-type="float" office:value="0.0262119" calcext:value-type="float">
            <text:p>0.0262119</text:p>
          </table:table-cell>
          <table:table-cell office:value-type="float" office:value="0.0308297" calcext:value-type="float">
            <text:p>0.0308297</text:p>
          </table:table-cell>
          <table:table-cell office:value-type="float" office:value="0.0350249" calcext:value-type="float">
            <text:p>0.0350249</text:p>
          </table:table-cell>
          <table:table-cell office:value-type="float" office:value="0.034361" calcext:value-type="float">
            <text:p>0.034361</text:p>
          </table:table-cell>
          <table:table-cell office:value-type="float" office:value="0.0330522" calcext:value-type="float">
            <text:p>0.0330522</text:p>
          </table:table-cell>
          <table:table-cell office:value-type="float" office:value="0.031399" calcext:value-type="float">
            <text:p>0.031399</text:p>
          </table:table-cell>
          <table:table-cell office:value-type="float" office:value="0.0333275" calcext:value-type="float">
            <text:p>0.0333275</text:p>
          </table:table-cell>
          <table:table-cell office:value-type="float" office:value="0.0341833" calcext:value-type="float">
            <text:p>0.0341833</text:p>
          </table:table-cell>
          <table:table-cell office:value-type="float" office:value="0.0328787" calcext:value-type="float">
            <text:p>0.0328787</text:p>
          </table:table-cell>
          <table:table-cell office:value-type="float" office:value="0.035032" calcext:value-type="float">
            <text:p>0.035032</text:p>
          </table:table-cell>
          <table:table-cell office:value-type="float" office:value="0.0360609" calcext:value-type="float">
            <text:p>0.0360609</text:p>
          </table:table-cell>
          <table:table-cell office:value-type="float" office:value="0.0328752" calcext:value-type="float">
            <text:p>0.0328752</text:p>
          </table:table-cell>
          <table:table-cell office:value-type="float" office:value="0.0345832" calcext:value-type="float">
            <text:p>0.0345832</text:p>
          </table:table-cell>
          <table:table-cell office:value-type="float" office:value="0.0360229" calcext:value-type="float">
            <text:p>0.0360229</text:p>
          </table:table-cell>
          <table:table-cell office:value-type="float" office:value="0.0374184" calcext:value-type="float">
            <text:p>0.0374184</text:p>
          </table:table-cell>
          <table:table-cell office:value-type="float" office:value="0.0378266" calcext:value-type="float">
            <text:p>0.0378266</text:p>
          </table:table-cell>
          <table:table-cell office:value-type="float" office:value="0.0311635" calcext:value-type="float">
            <text:p>0.0311635</text:p>
          </table:table-cell>
          <table:table-cell office:value-type="float" office:value="0.026042" calcext:value-type="float">
            <text:p>0.026042</text:p>
          </table:table-cell>
          <table:table-cell office:value-type="float" office:value="0.0329503" calcext:value-type="float">
            <text:p>0.0329503</text:p>
          </table:table-cell>
          <table:table-cell office:value-type="float" office:value="0.0269584" calcext:value-type="float">
            <text:p>0.0269584</text:p>
          </table:table-cell>
          <table:table-cell table:number-columns-repeated="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0.0301155" calcext:value-type="float">
            <text:p>0.0301155</text:p>
          </table:table-cell>
          <table:table-cell office:value-type="float" office:value="0.0389838" calcext:value-type="float">
            <text:p>0.0389838</text:p>
          </table:table-cell>
          <table:table-cell office:value-type="float" office:value="0.0390475" calcext:value-type="float">
            <text:p>0.0390475</text:p>
          </table:table-cell>
          <table:table-cell office:value-type="float" office:value="0.0194776" calcext:value-type="float">
            <text:p>0.0194776</text:p>
          </table:table-cell>
          <table:table-cell office:value-type="float" office:value="0.0286988" calcext:value-type="float">
            <text:p>0.0286988</text:p>
          </table:table-cell>
          <table:table-cell office:value-type="float" office:value="0.0257865" calcext:value-type="float">
            <text:p>0.0257865</text:p>
          </table:table-cell>
          <table:table-cell office:value-type="float" office:value="0.0303085" calcext:value-type="float">
            <text:p>0.0303085</text:p>
          </table:table-cell>
          <table:table-cell office:value-type="float" office:value="0.0344157" calcext:value-type="float">
            <text:p>0.0344157</text:p>
          </table:table-cell>
          <table:table-cell office:value-type="float" office:value="0.0337662" calcext:value-type="float">
            <text:p>0.0337662</text:p>
          </table:table-cell>
          <table:table-cell office:value-type="float" office:value="0.0324834" calcext:value-type="float">
            <text:p>0.0324834</text:p>
          </table:table-cell>
          <table:table-cell office:value-type="float" office:value="0.0308657" calcext:value-type="float">
            <text:p>0.0308657</text:p>
          </table:table-cell>
          <table:table-cell office:value-type="float" office:value="0.0327549" calcext:value-type="float">
            <text:p>0.0327549</text:p>
          </table:table-cell>
          <table:table-cell office:value-type="float" office:value="0.0335909" calcext:value-type="float">
            <text:p>0.0335909</text:p>
          </table:table-cell>
          <table:table-cell office:value-type="float" office:value="0.0323171" calcext:value-type="float">
            <text:p>0.0323171</text:p>
          </table:table-cell>
          <table:table-cell office:value-type="float" office:value="0.0344232" calcext:value-type="float">
            <text:p>0.0344232</text:p>
          </table:table-cell>
          <table:table-cell office:value-type="float" office:value="0.0354275" calcext:value-type="float">
            <text:p>0.0354275</text:p>
          </table:table-cell>
          <table:table-cell office:value-type="float" office:value="0.0323132" calcext:value-type="float">
            <text:p>0.0323132</text:p>
          </table:table-cell>
          <table:table-cell office:value-type="float" office:value="0.0339865" calcext:value-type="float">
            <text:p>0.0339865</text:p>
          </table:table-cell>
          <table:table-cell office:value-type="float" office:value="0.0353917" calcext:value-type="float">
            <text:p>0.0353917</text:p>
          </table:table-cell>
          <table:table-cell office:value-type="float" office:value="0.0367592" calcext:value-type="float">
            <text:p>0.0367592</text:p>
          </table:table-cell>
          <table:table-cell office:value-type="float" office:value="0.0371573" calcext:value-type="float">
            <text:p>0.0371573</text:p>
          </table:table-cell>
          <table:table-cell office:value-type="float" office:value="0.0306365" calcext:value-type="float">
            <text:p>0.0306365</text:p>
          </table:table-cell>
          <table:table-cell office:value-type="float" office:value="0.0256223" calcext:value-type="float">
            <text:p>0.0256223</text:p>
          </table:table-cell>
          <table:table-cell office:value-type="float" office:value="0.032388" calcext:value-type="float">
            <text:p>0.032388</text:p>
          </table:table-cell>
          <table:table-cell office:value-type="float" office:value="0.0265196" calcext:value-type="float">
            <text:p>0.0265196</text:p>
          </table:table-cell>
          <table:table-cell table:number-columns-repeated="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0.0297069" calcext:value-type="float">
            <text:p>0.0297069</text:p>
          </table:table-cell>
          <table:table-cell office:value-type="float" office:value="0.0384208" calcext:value-type="float">
            <text:p>0.0384208</text:p>
          </table:table-cell>
          <table:table-cell office:value-type="float" office:value="0.038484" calcext:value-type="float">
            <text:p>0.038484</text:p>
          </table:table-cell>
          <table:table-cell office:value-type="float" office:value="0.019246" calcext:value-type="float">
            <text:p>0.019246</text:p>
          </table:table-cell>
          <table:table-cell office:value-type="float" office:value="0.028311" calcext:value-type="float">
            <text:p>0.028311</text:p>
          </table:table-cell>
          <table:table-cell office:value-type="float" office:value="0.0254478" calcext:value-type="float">
            <text:p>0.0254478</text:p>
          </table:table-cell>
          <table:table-cell office:value-type="float" office:value="0.0298935" calcext:value-type="float">
            <text:p>0.0298935</text:p>
          </table:table-cell>
          <table:table-cell office:value-type="float" office:value="0.0339307" calcext:value-type="float">
            <text:p>0.0339307</text:p>
          </table:table-cell>
          <table:table-cell office:value-type="float" office:value="0.0332926" calcext:value-type="float">
            <text:p>0.0332926</text:p>
          </table:table-cell>
          <table:table-cell office:value-type="float" office:value="0.0320305" calcext:value-type="float">
            <text:p>0.0320305</text:p>
          </table:table-cell>
          <table:table-cell office:value-type="float" office:value="0.030441" calcext:value-type="float">
            <text:p>0.030441</text:p>
          </table:table-cell>
          <table:table-cell office:value-type="float" office:value="0.032299" calcext:value-type="float">
            <text:p>0.032299</text:p>
          </table:table-cell>
          <table:table-cell office:value-type="float" office:value="0.0331192" calcext:value-type="float">
            <text:p>0.0331192</text:p>
          </table:table-cell>
          <table:table-cell office:value-type="float" office:value="0.0318699" calcext:value-type="float">
            <text:p>0.0318699</text:p>
          </table:table-cell>
          <table:table-cell office:value-type="float" office:value="0.0339384" calcext:value-type="float">
            <text:p>0.0339384</text:p>
          </table:table-cell>
          <table:table-cell office:value-type="float" office:value="0.0349232" calcext:value-type="float">
            <text:p>0.0349232</text:p>
          </table:table-cell>
          <table:table-cell office:value-type="float" office:value="0.0318656" calcext:value-type="float">
            <text:p>0.0318656</text:p>
          </table:table-cell>
          <table:table-cell office:value-type="float" office:value="0.0335115" calcext:value-type="float">
            <text:p>0.0335115</text:p>
          </table:table-cell>
          <table:table-cell office:value-type="float" office:value="0.0348892" calcext:value-type="float">
            <text:p>0.0348892</text:p>
          </table:table-cell>
          <table:table-cell office:value-type="float" office:value="0.0362344" calcext:value-type="float">
            <text:p>0.0362344</text:p>
          </table:table-cell>
          <table:table-cell office:value-type="float" office:value="0.0366244" calcext:value-type="float">
            <text:p>0.0366244</text:p>
          </table:table-cell>
          <table:table-cell office:value-type="float" office:value="0.030217" calcext:value-type="float">
            <text:p>0.030217</text:p>
          </table:table-cell>
          <table:table-cell office:value-type="float" office:value="0.0252881" calcext:value-type="float">
            <text:p>0.0252881</text:p>
          </table:table-cell>
          <table:table-cell office:value-type="float" office:value="0.0319403" calcext:value-type="float">
            <text:p>0.0319403</text:p>
          </table:table-cell>
          <table:table-cell office:value-type="float" office:value="0.0261703" calcext:value-type="float">
            <text:p>0.0261703</text:p>
          </table:table-cell>
          <table:table-cell table:number-columns-repeated="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0.0293815" calcext:value-type="float">
            <text:p>0.0293815</text:p>
          </table:table-cell>
          <table:table-cell office:value-type="float" office:value="0.0379726" calcext:value-type="float">
            <text:p>0.0379726</text:p>
          </table:table-cell>
          <table:table-cell office:value-type="float" office:value="0.0380353" calcext:value-type="float">
            <text:p>0.0380353</text:p>
          </table:table-cell>
          <table:table-cell office:value-type="float" office:value="0.0190616" calcext:value-type="float">
            <text:p>0.0190616</text:p>
          </table:table-cell>
          <table:table-cell office:value-type="float" office:value="0.0280021" calcext:value-type="float">
            <text:p>0.0280021</text:p>
          </table:table-cell>
          <table:table-cell office:value-type="float" office:value="0.0251782" calcext:value-type="float">
            <text:p>0.0251782</text:p>
          </table:table-cell>
          <table:table-cell office:value-type="float" office:value="0.0295631" calcext:value-type="float">
            <text:p>0.0295631</text:p>
          </table:table-cell>
          <table:table-cell office:value-type="float" office:value="0.0335446" calcext:value-type="float">
            <text:p>0.0335446</text:p>
          </table:table-cell>
          <table:table-cell office:value-type="float" office:value="0.0329156" calcext:value-type="float">
            <text:p>0.0329156</text:p>
          </table:table-cell>
          <table:table-cell office:value-type="float" office:value="0.03167" calcext:value-type="float">
            <text:p>0.03167</text:p>
          </table:table-cell>
          <table:table-cell office:value-type="float" office:value="0.0301028" calcext:value-type="float">
            <text:p>0.0301028</text:p>
          </table:table-cell>
          <table:table-cell office:value-type="float" office:value="0.031936" calcext:value-type="float">
            <text:p>0.031936</text:p>
          </table:table-cell>
          <table:table-cell office:value-type="float" office:value="0.0327437" calcext:value-type="float">
            <text:p>0.0327437</text:p>
          </table:table-cell>
          <table:table-cell office:value-type="float" office:value="0.0315139" calcext:value-type="float">
            <text:p>0.0315139</text:p>
          </table:table-cell>
          <table:table-cell office:value-type="float" office:value="0.0335525" calcext:value-type="float">
            <text:p>0.0335525</text:p>
          </table:table-cell>
          <table:table-cell office:value-type="float" office:value="0.0345216" calcext:value-type="float">
            <text:p>0.0345216</text:p>
          </table:table-cell>
          <table:table-cell office:value-type="float" office:value="0.0315093" calcext:value-type="float">
            <text:p>0.0315093</text:p>
          </table:table-cell>
          <table:table-cell office:value-type="float" office:value="0.0331333" calcext:value-type="float">
            <text:p>0.0331333</text:p>
          </table:table-cell>
          <table:table-cell office:value-type="float" office:value="0.0344891" calcext:value-type="float">
            <text:p>0.0344891</text:p>
          </table:table-cell>
          <table:table-cell office:value-type="float" office:value="0.0358166" calcext:value-type="float">
            <text:p>0.0358166</text:p>
          </table:table-cell>
          <table:table-cell office:value-type="float" office:value="0.0362001" calcext:value-type="float">
            <text:p>0.0362001</text:p>
          </table:table-cell>
          <table:table-cell office:value-type="float" office:value="0.0298829" calcext:value-type="float">
            <text:p>0.0298829</text:p>
          </table:table-cell>
          <table:table-cell office:value-type="float" office:value="0.0250221" calcext:value-type="float">
            <text:p>0.0250221</text:p>
          </table:table-cell>
          <table:table-cell office:value-type="float" office:value="0.0315839" calcext:value-type="float">
            <text:p>0.0315839</text:p>
          </table:table-cell>
          <table:table-cell office:value-type="float" office:value="0.0258922" calcext:value-type="float">
            <text:p>0.0258922</text:p>
          </table:table-cell>
          <table:table-cell table:number-columns-repeated="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0.0291225" calcext:value-type="float">
            <text:p>0.0291225</text:p>
          </table:table-cell>
          <table:table-cell office:value-type="float" office:value="0.0376158" calcext:value-type="float">
            <text:p>0.0376158</text:p>
          </table:table-cell>
          <table:table-cell office:value-type="float" office:value="0.037678" calcext:value-type="float">
            <text:p>0.037678</text:p>
          </table:table-cell>
          <table:table-cell office:value-type="float" office:value="0.0189147" calcext:value-type="float">
            <text:p>0.0189147</text:p>
          </table:table-cell>
          <table:table-cell office:value-type="float" office:value="0.0277563" calcext:value-type="float">
            <text:p>0.0277563</text:p>
          </table:table-cell>
          <table:table-cell office:value-type="float" office:value="0.0249635" calcext:value-type="float">
            <text:p>0.0249635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32371" calcext:value-type="float">
            <text:p>0.0332371</text:p>
          </table:table-cell>
          <table:table-cell office:value-type="float" office:value="0.0326154" calcext:value-type="float">
            <text:p>0.0326154</text:p>
          </table:table-cell>
          <table:table-cell office:value-type="float" office:value="0.0313829" calcext:value-type="float">
            <text:p>0.0313829</text:p>
          </table:table-cell>
          <table:table-cell office:value-type="float" office:value="0.0298336" calcext:value-type="float">
            <text:p>0.0298336</text:p>
          </table:table-cell>
          <table:table-cell office:value-type="float" office:value="0.031647" calcext:value-type="float">
            <text:p>0.031647</text:p>
          </table:table-cell>
          <table:table-cell office:value-type="float" office:value="0.0324447" calcext:value-type="float">
            <text:p>0.0324447</text:p>
          </table:table-cell>
          <table:table-cell office:value-type="float" office:value="0.0312304" calcext:value-type="float">
            <text:p>0.0312304</text:p>
          </table:table-cell>
          <table:table-cell office:value-type="float" office:value="0.0332452" calcext:value-type="float">
            <text:p>0.0332452</text:p>
          </table:table-cell>
          <table:table-cell office:value-type="float" office:value="0.0342019" calcext:value-type="float">
            <text:p>0.0342019</text:p>
          </table:table-cell>
          <table:table-cell office:value-type="float" office:value="0.0312256" calcext:value-type="float">
            <text:p>0.0312256</text:p>
          </table:table-cell>
          <table:table-cell office:value-type="float" office:value="0.0328321" calcext:value-type="float">
            <text:p>0.0328321</text:p>
          </table:table-cell>
          <table:table-cell office:value-type="float" office:value="0.0341705" calcext:value-type="float">
            <text:p>0.0341705</text:p>
          </table:table-cell>
          <table:table-cell office:value-type="float" office:value="0.0354839" calcext:value-type="float">
            <text:p>0.0354839</text:p>
          </table:table-cell>
          <table:table-cell office:value-type="float" office:value="0.0358623" calcext:value-type="float">
            <text:p>0.0358623</text:p>
          </table:table-cell>
          <table:table-cell office:value-type="float" office:value="0.029617" calcext:value-type="float">
            <text:p>0.029617</text:p>
          </table:table-cell>
          <table:table-cell office:value-type="float" office:value="0.0248102" calcext:value-type="float">
            <text:p>0.0248102</text:p>
          </table:table-cell>
          <table:table-cell office:value-type="float" office:value="0.0313001" calcext:value-type="float">
            <text:p>0.0313001</text:p>
          </table:table-cell>
          <table:table-cell office:value-type="float" office:value="0.0256708" calcext:value-type="float">
            <text:p>0.0256708</text:p>
          </table:table-cell>
          <table:table-cell table:number-columns-repeated="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0.0289162" calcext:value-type="float">
            <text:p>0.0289162</text:p>
          </table:table-cell>
          <table:table-cell office:value-type="float" office:value="0.0373316" calcext:value-type="float">
            <text:p>0.0373316</text:p>
          </table:table-cell>
          <table:table-cell office:value-type="float" office:value="0.0373936" calcext:value-type="float">
            <text:p>0.0373936</text:p>
          </table:table-cell>
          <table:table-cell office:value-type="float" office:value="0.0187978" calcext:value-type="float">
            <text:p>0.0187978</text:p>
          </table:table-cell>
          <table:table-cell office:value-type="float" office:value="0.0275605" calcext:value-type="float">
            <text:p>0.0275605</text:p>
          </table:table-cell>
          <table:table-cell office:value-type="float" office:value="0.0247925" calcext:value-type="float">
            <text:p>0.0247925</text:p>
          </table:table-cell>
          <table:table-cell office:value-type="float" office:value="0.0290906" calcext:value-type="float">
            <text:p>0.0290906</text:p>
          </table:table-cell>
          <table:table-cell office:value-type="float" office:value="0.0329923" calcext:value-type="float">
            <text:p>0.0329923</text:p>
          </table:table-cell>
          <table:table-cell office:value-type="float" office:value="0.0323764" calcext:value-type="float">
            <text:p>0.0323764</text:p>
          </table:table-cell>
          <table:table-cell office:value-type="float" office:value="0.0311543" calcext:value-type="float">
            <text:p>0.0311543</text:p>
          </table:table-cell>
          <table:table-cell office:value-type="float" office:value="0.0296193" calcext:value-type="float">
            <text:p>0.0296193</text:p>
          </table:table-cell>
          <table:table-cell office:value-type="float" office:value="0.0314169" calcext:value-type="float">
            <text:p>0.0314169</text:p>
          </table:table-cell>
          <table:table-cell office:value-type="float" office:value="0.0322067" calcext:value-type="float">
            <text:p>0.0322067</text:p>
          </table:table-cell>
          <table:table-cell office:value-type="float" office:value="0.0310047" calcext:value-type="float">
            <text:p>0.0310047</text:p>
          </table:table-cell>
          <table:table-cell office:value-type="float" office:value="0.0330005" calcext:value-type="float">
            <text:p>0.0330005</text:p>
          </table:table-cell>
          <table:table-cell office:value-type="float" office:value="0.0339474" calcext:value-type="float">
            <text:p>0.0339474</text:p>
          </table:table-cell>
          <table:table-cell office:value-type="float" office:value="0.0309998" calcext:value-type="float">
            <text:p>0.0309998</text:p>
          </table:table-cell>
          <table:table-cell office:value-type="float" office:value="0.0325924" calcext:value-type="float">
            <text:p>0.0325924</text:p>
          </table:table-cell>
          <table:table-cell office:value-type="float" office:value="0.0339169" calcext:value-type="float">
            <text:p>0.0339169</text:p>
          </table:table-cell>
          <table:table-cell office:value-type="float" office:value="0.035219" calcext:value-type="float">
            <text:p>0.035219</text:p>
          </table:table-cell>
          <table:table-cell office:value-type="float" office:value="0.0355933" calcext:value-type="float">
            <text:p>0.0355933</text:p>
          </table:table-cell>
          <table:table-cell office:value-type="float" office:value="0.0294052" calcext:value-type="float">
            <text:p>0.0294052</text:p>
          </table:table-cell>
          <table:table-cell office:value-type="float" office:value="0.0246416" calcext:value-type="float">
            <text:p>0.0246416</text:p>
          </table:table-cell>
          <table:table-cell office:value-type="float" office:value="0.0310741" calcext:value-type="float">
            <text:p>0.0310741</text:p>
          </table:table-cell>
          <table:table-cell office:value-type="float" office:value="0.0254945" calcext:value-type="float">
            <text:p>0.0254945</text:p>
          </table:table-cell>
          <table:table-cell table:number-columns-repeated="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0.028752" calcext:value-type="float">
            <text:p>0.028752</text:p>
          </table:table-cell>
          <table:table-cell office:value-type="float" office:value="0.0371054" calcext:value-type="float">
            <text:p>0.0371054</text:p>
          </table:table-cell>
          <table:table-cell office:value-type="float" office:value="0.0371671" calcext:value-type="float">
            <text:p>0.0371671</text:p>
          </table:table-cell>
          <table:table-cell office:value-type="float" office:value="0.0187048" calcext:value-type="float">
            <text:p>0.0187048</text:p>
          </table:table-cell>
          <table:table-cell office:value-type="float" office:value="0.0274046" calcext:value-type="float">
            <text:p>0.0274046</text:p>
          </table:table-cell>
          <table:table-cell office:value-type="float" office:value="0.0246564" calcext:value-type="float">
            <text:p>0.0246564</text:p>
          </table:table-cell>
          <table:table-cell office:value-type="float" office:value="0.0289238" calcext:value-type="float">
            <text:p>0.0289238</text:p>
          </table:table-cell>
          <table:table-cell office:value-type="float" office:value="0.0327974" calcext:value-type="float">
            <text:p>0.0327974</text:p>
          </table:table-cell>
          <table:table-cell office:value-type="float" office:value="0.0321861" calcext:value-type="float">
            <text:p>0.0321861</text:p>
          </table:table-cell>
          <table:table-cell office:value-type="float" office:value="0.0309723" calcext:value-type="float">
            <text:p>0.0309723</text:p>
          </table:table-cell>
          <table:table-cell office:value-type="float" office:value="0.0294486" calcext:value-type="float">
            <text:p>0.0294486</text:p>
          </table:table-cell>
          <table:table-cell office:value-type="float" office:value="0.0312337" calcext:value-type="float">
            <text:p>0.0312337</text:p>
          </table:table-cell>
          <table:table-cell office:value-type="float" office:value="0.0320171" calcext:value-type="float">
            <text:p>0.0320171</text:p>
          </table:table-cell>
          <table:table-cell office:value-type="float" office:value="0.030825" calcext:value-type="float">
            <text:p>0.030825</text:p>
          </table:table-cell>
          <table:table-cell office:value-type="float" office:value="0.0328057" calcext:value-type="float">
            <text:p>0.0328057</text:p>
          </table:table-cell>
          <table:table-cell office:value-type="float" office:value="0.0337448" calcext:value-type="float">
            <text:p>0.0337448</text:p>
          </table:table-cell>
          <table:table-cell office:value-type="float" office:value="0.0308199" calcext:value-type="float">
            <text:p>0.0308199</text:p>
          </table:table-cell>
          <table:table-cell office:value-type="float" office:value="0.0324015" calcext:value-type="float">
            <text:p>0.0324015</text:p>
          </table:table-cell>
          <table:table-cell office:value-type="float" office:value="0.0337149" calcext:value-type="float">
            <text:p>0.0337149</text:p>
          </table:table-cell>
          <table:table-cell office:value-type="float" office:value="0.0350081" calcext:value-type="float">
            <text:p>0.0350081</text:p>
          </table:table-cell>
          <table:table-cell office:value-type="float" office:value="0.0353792" calcext:value-type="float">
            <text:p>0.0353792</text:p>
          </table:table-cell>
          <table:table-cell office:value-type="float" office:value="0.0292367" calcext:value-type="float">
            <text:p>0.0292367</text:p>
          </table:table-cell>
          <table:table-cell office:value-type="float" office:value="0.0245073" calcext:value-type="float">
            <text:p>0.0245073</text:p>
          </table:table-cell>
          <table:table-cell office:value-type="float" office:value="0.0308942" calcext:value-type="float">
            <text:p>0.0308942</text:p>
          </table:table-cell>
          <table:table-cell office:value-type="float" office:value="0.0253541" calcext:value-type="float">
            <text:p>0.0253541</text:p>
          </table:table-cell>
          <table:table-cell table:number-columns-repeated="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0.0286213" calcext:value-type="float">
            <text:p>0.0286213</text:p>
          </table:table-cell>
          <table:table-cell office:value-type="float" office:value="0.0369253" calcext:value-type="float">
            <text:p>0.0369253</text:p>
          </table:table-cell>
          <table:table-cell office:value-type="float" office:value="0.0369868" calcext:value-type="float">
            <text:p>0.0369868</text:p>
          </table:table-cell>
          <table:table-cell office:value-type="float" office:value="0.0186307" calcext:value-type="float">
            <text:p>0.0186307</text:p>
          </table:table-cell>
          <table:table-cell office:value-type="float" office:value="0.0272805" calcext:value-type="float">
            <text:p>0.0272805</text:p>
          </table:table-cell>
          <table:table-cell office:value-type="float" office:value="0.0245481" calcext:value-type="float">
            <text:p>0.0245481</text:p>
          </table:table-cell>
          <table:table-cell office:value-type="float" office:value="0.028791" calcext:value-type="float">
            <text:p>0.028791</text:p>
          </table:table-cell>
          <table:table-cell office:value-type="float" office:value="0.0326422" calcext:value-type="float">
            <text:p>0.0326422</text:p>
          </table:table-cell>
          <table:table-cell office:value-type="float" office:value="0.0320345" calcext:value-type="float">
            <text:p>0.0320345</text:p>
          </table:table-cell>
          <table:table-cell office:value-type="float" office:value="0.0308274" calcext:value-type="float">
            <text:p>0.0308274</text:p>
          </table:table-cell>
          <table:table-cell office:value-type="float" office:value="0.0293127" calcext:value-type="float">
            <text:p>0.0293127</text:p>
          </table:table-cell>
          <table:table-cell office:value-type="float" office:value="0.0310879" calcext:value-type="float">
            <text:p>0.0310879</text:p>
          </table:table-cell>
          <table:table-cell office:value-type="float" office:value="0.0318662" calcext:value-type="float">
            <text:p>0.0318662</text:p>
          </table:table-cell>
          <table:table-cell office:value-type="float" office:value="0.0306819" calcext:value-type="float">
            <text:p>0.0306819</text:p>
          </table:table-cell>
          <table:table-cell office:value-type="float" office:value="0.0326506" calcext:value-type="float">
            <text:p>0.0326506</text:p>
          </table:table-cell>
          <table:table-cell office:value-type="float" office:value="0.0335834" calcext:value-type="float">
            <text:p>0.0335834</text:p>
          </table:table-cell>
          <table:table-cell office:value-type="float" office:value="0.0306767" calcext:value-type="float">
            <text:p>0.0306767</text:p>
          </table:table-cell>
          <table:table-cell office:value-type="float" office:value="0.0322495" calcext:value-type="float">
            <text:p>0.0322495</text:p>
          </table:table-cell>
          <table:table-cell office:value-type="float" office:value="0.0335541" calcext:value-type="float">
            <text:p>0.0335541</text:p>
          </table:table-cell>
          <table:table-cell office:value-type="float" office:value="0.0348401" calcext:value-type="float">
            <text:p>0.0348401</text:p>
          </table:table-cell>
          <table:table-cell office:value-type="float" office:value="0.0352087" calcext:value-type="float">
            <text:p>0.0352087</text:p>
          </table:table-cell>
          <table:table-cell office:value-type="float" office:value="0.0291024" calcext:value-type="float">
            <text:p>0.0291024</text:p>
          </table:table-cell>
          <table:table-cell office:value-type="float" office:value="0.0244004" calcext:value-type="float">
            <text:p>0.0244004</text:p>
          </table:table-cell>
          <table:table-cell office:value-type="float" office:value="0.030751" calcext:value-type="float">
            <text:p>0.030751</text:p>
          </table:table-cell>
          <table:table-cell office:value-type="float" office:value="0.0252423" calcext:value-type="float">
            <text:p>0.0252423</text:p>
          </table:table-cell>
          <table:table-cell table:number-columns-repeated="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0.0285172" calcext:value-type="float">
            <text:p>0.0285172</text:p>
          </table:table-cell>
          <table:table-cell office:value-type="float" office:value="0.0367819" calcext:value-type="float">
            <text:p>0.0367819</text:p>
          </table:table-cell>
          <table:table-cell office:value-type="float" office:value="0.0368433" calcext:value-type="float">
            <text:p>0.0368433</text:p>
          </table:table-cell>
          <table:table-cell office:value-type="float" office:value="0.0185717" calcext:value-type="float">
            <text:p>0.0185717</text:p>
          </table:table-cell>
          <table:table-cell office:value-type="float" office:value="0.0271817" calcext:value-type="float">
            <text:p>0.0271817</text:p>
          </table:table-cell>
          <table:table-cell office:value-type="float" office:value="0.0244618" calcext:value-type="float">
            <text:p>0.0244618</text:p>
          </table:table-cell>
          <table:table-cell office:value-type="float" office:value="0.0286853" calcext:value-type="float">
            <text:p>0.0286853</text:p>
          </table:table-cell>
          <table:table-cell office:value-type="float" office:value="0.0325187" calcext:value-type="float">
            <text:p>0.0325187</text:p>
          </table:table-cell>
          <table:table-cell office:value-type="float" office:value="0.0319139" calcext:value-type="float">
            <text:p>0.0319139</text:p>
          </table:table-cell>
          <table:table-cell office:value-type="float" office:value="0.0307121" calcext:value-type="float">
            <text:p>0.0307121</text:p>
          </table:table-cell>
          <table:table-cell office:value-type="float" office:value="0.0292046" calcext:value-type="float">
            <text:p>0.0292046</text:p>
          </table:table-cell>
          <table:table-cell office:value-type="float" office:value="0.0309717" calcext:value-type="float">
            <text:p>0.0309717</text:p>
          </table:table-cell>
          <table:table-cell office:value-type="float" office:value="0.0317461" calcext:value-type="float">
            <text:p>0.0317461</text:p>
          </table:table-cell>
          <table:table-cell office:value-type="float" office:value="0.030568" calcext:value-type="float">
            <text:p>0.030568</text:p>
          </table:table-cell>
          <table:table-cell office:value-type="float" office:value="0.0325271" calcext:value-type="float">
            <text:p>0.0325271</text:p>
          </table:table-cell>
          <table:table-cell office:value-type="float" office:value="0.0334549" calcext:value-type="float">
            <text:p>0.0334549</text:p>
          </table:table-cell>
          <table:table-cell office:value-type="float" office:value="0.0305627" calcext:value-type="float">
            <text:p>0.0305627</text:p>
          </table:table-cell>
          <table:table-cell office:value-type="float" office:value="0.0321285" calcext:value-type="float">
            <text:p>0.0321285</text:p>
          </table:table-cell>
          <table:table-cell office:value-type="float" office:value="0.0334261" calcext:value-type="float">
            <text:p>0.0334261</text:p>
          </table:table-cell>
          <table:table-cell office:value-type="float" office:value="0.0347065" calcext:value-type="float">
            <text:p>0.0347065</text:p>
          </table:table-cell>
          <table:table-cell office:value-type="float" office:value="0.035073" calcext:value-type="float">
            <text:p>0.035073</text:p>
          </table:table-cell>
          <table:table-cell office:value-type="float" office:value="0.0289955" calcext:value-type="float">
            <text:p>0.0289955</text:p>
          </table:table-cell>
          <table:table-cell office:value-type="float" office:value="0.0243153" calcext:value-type="float">
            <text:p>0.0243153</text:p>
          </table:table-cell>
          <table:table-cell office:value-type="float" office:value="0.0306369" calcext:value-type="float">
            <text:p>0.0306369</text:p>
          </table:table-cell>
          <table:table-cell office:value-type="float" office:value="0.0251533" calcext:value-type="float">
            <text:p>0.0251533</text:p>
          </table:table-cell>
          <table:table-cell table:number-columns-repeated="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0.0284343" calcext:value-type="float">
            <text:p>0.0284343</text:p>
          </table:table-cell>
          <table:table-cell office:value-type="float" office:value="0.0366677" calcext:value-type="float">
            <text:p>0.0366677</text:p>
          </table:table-cell>
          <table:table-cell office:value-type="float" office:value="0.036729" calcext:value-type="float">
            <text:p>0.036729</text:p>
          </table:table-cell>
          <table:table-cell office:value-type="float" office:value="0.0185247" calcext:value-type="float">
            <text:p>0.0185247</text:p>
          </table:table-cell>
          <table:table-cell office:value-type="float" office:value="0.027103" calcext:value-type="float">
            <text:p>0.027103</text:p>
          </table:table-cell>
          <table:table-cell office:value-type="float" office:value="0.0243931" calcext:value-type="float">
            <text:p>0.0243931</text:p>
          </table:table-cell>
          <table:table-cell office:value-type="float" office:value="0.0286012" calcext:value-type="float">
            <text:p>0.0286012</text:p>
          </table:table-cell>
          <table:table-cell office:value-type="float" office:value="0.0324203" calcext:value-type="float">
            <text:p>0.0324203</text:p>
          </table:table-cell>
          <table:table-cell office:value-type="float" office:value="0.0318179" calcext:value-type="float">
            <text:p>0.0318179</text:p>
          </table:table-cell>
          <table:table-cell office:value-type="float" office:value="0.0306202" calcext:value-type="float">
            <text:p>0.0306202</text:p>
          </table:table-cell>
          <table:table-cell office:value-type="float" office:value="0.0291184" calcext:value-type="float">
            <text:p>0.0291184</text:p>
          </table:table-cell>
          <table:table-cell office:value-type="float" office:value="0.0308793" calcext:value-type="float">
            <text:p>0.0308793</text:p>
          </table:table-cell>
          <table:table-cell office:value-type="float" office:value="0.0316504" calcext:value-type="float">
            <text:p>0.0316504</text:p>
          </table:table-cell>
          <table:table-cell office:value-type="float" office:value="0.0304773" calcext:value-type="float">
            <text:p>0.0304773</text:p>
          </table:table-cell>
          <table:table-cell office:value-type="float" office:value="0.0324288" calcext:value-type="float">
            <text:p>0.0324288</text:p>
          </table:table-cell>
          <table:table-cell office:value-type="float" office:value="0.0333527" calcext:value-type="float">
            <text:p>0.0333527</text:p>
          </table:table-cell>
          <table:table-cell office:value-type="float" office:value="0.030472" calcext:value-type="float">
            <text:p>0.030472</text:p>
          </table:table-cell>
          <table:table-cell office:value-type="float" office:value="0.0320321" calcext:value-type="float">
            <text:p>0.0320321</text:p>
          </table:table-cell>
          <table:table-cell office:value-type="float" office:value="0.0333242" calcext:value-type="float">
            <text:p>0.0333242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349649" calcext:value-type="float">
            <text:p>0.0349649</text:p>
          </table:table-cell>
          <table:table-cell office:value-type="float" office:value="0.0289105" calcext:value-type="float">
            <text:p>0.0289105</text:p>
          </table:table-cell>
          <table:table-cell office:value-type="float" office:value="0.0242475" calcext:value-type="float">
            <text:p>0.0242475</text:p>
          </table:table-cell>
          <table:table-cell office:value-type="float" office:value="0.0305461" calcext:value-type="float">
            <text:p>0.0305461</text:p>
          </table:table-cell>
          <table:table-cell office:value-type="float" office:value="0.0250825" calcext:value-type="float">
            <text:p>0.0250825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0.0283683" calcext:value-type="float">
            <text:p>0.0283683</text:p>
          </table:table-cell>
          <table:table-cell office:value-type="float" office:value="0.0365768" calcext:value-type="float">
            <text:p>0.0365768</text:p>
          </table:table-cell>
          <table:table-cell office:value-type="float" office:value="0.036638" calcext:value-type="float">
            <text:p>0.036638</text:p>
          </table:table-cell>
          <table:table-cell office:value-type="float" office:value="0.0184873" calcext:value-type="float">
            <text:p>0.0184873</text:p>
          </table:table-cell>
          <table:table-cell office:value-type="float" office:value="0.0270404" calcext:value-type="float">
            <text:p>0.0270404</text:p>
          </table:table-cell>
          <table:table-cell office:value-type="float" office:value="0.0243384" calcext:value-type="float">
            <text:p>0.0243384</text:p>
          </table:table-cell>
          <table:table-cell office:value-type="float" office:value="0.0285342" calcext:value-type="float">
            <text:p>0.0285342</text:p>
          </table:table-cell>
          <table:table-cell office:value-type="float" office:value="0.032342" calcext:value-type="float">
            <text:p>0.032342</text:p>
          </table:table-cell>
          <table:table-cell office:value-type="float" office:value="0.0317414" calcext:value-type="float">
            <text:p>0.0317414</text:p>
          </table:table-cell>
          <table:table-cell office:value-type="float" office:value="0.0305471" calcext:value-type="float">
            <text:p>0.0305471</text:p>
          </table:table-cell>
          <table:table-cell office:value-type="float" office:value="0.0290499" calcext:value-type="float">
            <text:p>0.0290499</text:p>
          </table:table-cell>
          <table:table-cell office:value-type="float" office:value="0.0308057" calcext:value-type="float">
            <text:p>0.0308057</text:p>
          </table:table-cell>
          <table:table-cell office:value-type="float" office:value="0.0315743" calcext:value-type="float">
            <text:p>0.0315743</text:p>
          </table:table-cell>
          <table:table-cell office:value-type="float" office:value="0.0304051" calcext:value-type="float">
            <text:p>0.0304051</text:p>
          </table:table-cell>
          <table:table-cell office:value-type="float" office:value="0.0323505" calcext:value-type="float">
            <text:p>0.0323505</text:p>
          </table:table-cell>
          <table:table-cell office:value-type="float" office:value="0.0332712" calcext:value-type="float">
            <text:p>0.0332712</text:p>
          </table:table-cell>
          <table:table-cell office:value-type="float" office:value="0.0303997" calcext:value-type="float">
            <text:p>0.0303997</text:p>
          </table:table-cell>
          <table:table-cell office:value-type="float" office:value="0.0319554" calcext:value-type="float">
            <text:p>0.0319554</text:p>
          </table:table-cell>
          <table:table-cell office:value-type="float" office:value="0.033243" calcext:value-type="float">
            <text:p>0.033243</text:p>
          </table:table-cell>
          <table:table-cell office:value-type="float" office:value="0.0345153" calcext:value-type="float">
            <text:p>0.0345153</text:p>
          </table:table-cell>
          <table:table-cell office:value-type="float" office:value="0.0348788" calcext:value-type="float">
            <text:p>0.0348788</text:p>
          </table:table-cell>
          <table:table-cell office:value-type="float" office:value="0.0288427" calcext:value-type="float">
            <text:p>0.0288427</text:p>
          </table:table-cell>
          <table:table-cell office:value-type="float" office:value="0.0241935" calcext:value-type="float">
            <text:p>0.0241935</text:p>
          </table:table-cell>
          <table:table-cell office:value-type="float" office:value="0.0304738" calcext:value-type="float">
            <text:p>0.0304738</text:p>
          </table:table-cell>
          <table:table-cell office:value-type="float" office:value="0.0250261" calcext:value-type="float">
            <text:p>0.0250261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0.0283158" calcext:value-type="float">
            <text:p>0.0283158</text:p>
          </table:table-cell>
          <table:table-cell office:value-type="float" office:value="0.0365045" calcext:value-type="float">
            <text:p>0.0365045</text:p>
          </table:table-cell>
          <table:table-cell office:value-type="float" office:value="0.0365655" calcext:value-type="float">
            <text:p>0.0365655</text:p>
          </table:table-cell>
          <table:table-cell office:value-type="float" office:value="0.0184575" calcext:value-type="float">
            <text:p>0.0184575</text:p>
          </table:table-cell>
          <table:table-cell office:value-type="float" office:value="0.0269905" calcext:value-type="float">
            <text:p>0.0269905</text:p>
          </table:table-cell>
          <table:table-cell office:value-type="float" office:value="0.0242949" calcext:value-type="float">
            <text:p>0.0242949</text:p>
          </table:table-cell>
          <table:table-cell office:value-type="float" office:value="0.0284808" calcext:value-type="float">
            <text:p>0.0284808</text:p>
          </table:table-cell>
          <table:table-cell office:value-type="float" office:value="0.0322796" calcext:value-type="float">
            <text:p>0.0322796</text:p>
          </table:table-cell>
          <table:table-cell office:value-type="float" office:value="0.0316805" calcext:value-type="float">
            <text:p>0.0316805</text:p>
          </table:table-cell>
          <table:table-cell office:value-type="float" office:value="0.0304889" calcext:value-type="float">
            <text:p>0.0304889</text:p>
          </table:table-cell>
          <table:table-cell office:value-type="float" office:value="0.0289953" calcext:value-type="float">
            <text:p>0.0289953</text:p>
          </table:table-cell>
          <table:table-cell office:value-type="float" office:value="0.030747" calcext:value-type="float">
            <text:p>0.030747</text:p>
          </table:table-cell>
          <table:table-cell office:value-type="float" office:value="0.0315136" calcext:value-type="float">
            <text:p>0.0315136</text:p>
          </table:table-cell>
          <table:table-cell office:value-type="float" office:value="0.0303476" calcext:value-type="float">
            <text:p>0.0303476</text:p>
          </table:table-cell>
          <table:table-cell office:value-type="float" office:value="0.0322882" calcext:value-type="float">
            <text:p>0.0322882</text:p>
          </table:table-cell>
          <table:table-cell office:value-type="float" office:value="0.0332064" calcext:value-type="float">
            <text:p>0.0332064</text:p>
          </table:table-cell>
          <table:table-cell office:value-type="float" office:value="0.0303422" calcext:value-type="float">
            <text:p>0.0303422</text:p>
          </table:table-cell>
          <table:table-cell office:value-type="float" office:value="0.0318943" calcext:value-type="float">
            <text:p>0.0318943</text:p>
          </table:table-cell>
          <table:table-cell office:value-type="float" office:value="0.0331784" calcext:value-type="float">
            <text:p>0.0331784</text:p>
          </table:table-cell>
          <table:table-cell office:value-type="float" office:value="0.0344478" calcext:value-type="float">
            <text:p>0.0344478</text:p>
          </table:table-cell>
          <table:table-cell office:value-type="float" office:value="0.0348103" calcext:value-type="float">
            <text:p>0.0348103</text:p>
          </table:table-cell>
          <table:table-cell office:value-type="float" office:value="0.0287888" calcext:value-type="float">
            <text:p>0.0287888</text:p>
          </table:table-cell>
          <table:table-cell office:value-type="float" office:value="0.0241506" calcext:value-type="float">
            <text:p>0.0241506</text:p>
          </table:table-cell>
          <table:table-cell office:value-type="float" office:value="0.0304163" calcext:value-type="float">
            <text:p>0.0304163</text:p>
          </table:table-cell>
          <table:table-cell office:value-type="float" office:value="0.0249812" calcext:value-type="float">
            <text:p>0.0249812</text:p>
          </table:table-cell>
          <table:table-cell table:number-columns-repeated="2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0.0282739" calcext:value-type="float">
            <text:p>0.0282739</text:p>
          </table:table-cell>
          <table:table-cell office:value-type="float" office:value="0.0364468" calcext:value-type="float">
            <text:p>0.0364468</text:p>
          </table:table-cell>
          <table:table-cell office:value-type="float" office:value="0.0365078" calcext:value-type="float">
            <text:p>0.0365078</text:p>
          </table:table-cell>
          <table:table-cell office:value-type="float" office:value="0.0184338" calcext:value-type="float">
            <text:p>0.0184338</text:p>
          </table:table-cell>
          <table:table-cell office:value-type="float" office:value="0.0269508" calcext:value-type="float">
            <text:p>0.0269508</text:p>
          </table:table-cell>
          <table:table-cell office:value-type="float" office:value="0.0242602" calcext:value-type="float">
            <text:p>0.0242602</text:p>
          </table:table-cell>
          <table:table-cell office:value-type="float" office:value="0.0284383" calcext:value-type="float">
            <text:p>0.0284383</text:p>
          </table:table-cell>
          <table:table-cell office:value-type="float" office:value="0.03223" calcext:value-type="float">
            <text:p>0.03223</text:p>
          </table:table-cell>
          <table:table-cell office:value-type="float" office:value="0.031632" calcext:value-type="float">
            <text:p>0.031632</text:p>
          </table:table-cell>
          <table:table-cell office:value-type="float" office:value="0.0304425" calcext:value-type="float">
            <text:p>0.0304425</text:p>
          </table:table-cell>
          <table:table-cell office:value-type="float" office:value="0.0289518" calcext:value-type="float">
            <text:p>0.0289518</text:p>
          </table:table-cell>
          <table:table-cell office:value-type="float" office:value="0.0307004" calcext:value-type="float">
            <text:p>0.0307004</text:p>
          </table:table-cell>
          <table:table-cell office:value-type="float" office:value="0.0314653" calcext:value-type="float">
            <text:p>0.0314653</text:p>
          </table:table-cell>
          <table:table-cell office:value-type="float" office:value="0.0303018" calcext:value-type="float">
            <text:p>0.0303018</text:p>
          </table:table-cell>
          <table:table-cell office:value-type="float" office:value="0.0322386" calcext:value-type="float">
            <text:p>0.0322386</text:p>
          </table:table-cell>
          <table:table-cell office:value-type="float" office:value="0.0331548" calcext:value-type="float">
            <text:p>0.0331548</text:p>
          </table:table-cell>
          <table:table-cell office:value-type="float" office:value="0.0302964" calcext:value-type="float">
            <text:p>0.0302964</text:p>
          </table:table-cell>
          <table:table-cell office:value-type="float" office:value="0.0318457" calcext:value-type="float">
            <text:p>0.0318457</text:p>
          </table:table-cell>
          <table:table-cell office:value-type="float" office:value="0.033127" calcext:value-type="float">
            <text:p>0.033127</text:p>
          </table:table-cell>
          <table:table-cell office:value-type="float" office:value="0.0343941" calcext:value-type="float">
            <text:p>0.0343941</text:p>
          </table:table-cell>
          <table:table-cell office:value-type="float" office:value="0.0347558" calcext:value-type="float">
            <text:p>0.0347558</text:p>
          </table:table-cell>
          <table:table-cell office:value-type="float" office:value="0.0287458" calcext:value-type="float">
            <text:p>0.0287458</text:p>
          </table:table-cell>
          <table:table-cell office:value-type="float" office:value="0.0241164" calcext:value-type="float">
            <text:p>0.0241164</text:p>
          </table:table-cell>
          <table:table-cell office:value-type="float" office:value="0.0303704" calcext:value-type="float">
            <text:p>0.0303704</text:p>
          </table:table-cell>
          <table:table-cell office:value-type="float" office:value="0.0249454" calcext:value-type="float">
            <text:p>0.0249454</text:p>
          </table:table-cell>
          <table:table-cell table:number-columns-repeated="2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0.0282406" calcext:value-type="float">
            <text:p>0.0282406</text:p>
          </table:table-cell>
          <table:table-cell office:value-type="float" office:value="0.0364009" calcext:value-type="float">
            <text:p>0.0364009</text:p>
          </table:table-cell>
          <table:table-cell office:value-type="float" office:value="0.0364619" calcext:value-type="float">
            <text:p>0.0364619</text:p>
          </table:table-cell>
          <table:table-cell office:value-type="float" office:value="0.0184149" calcext:value-type="float">
            <text:p>0.0184149</text:p>
          </table:table-cell>
          <table:table-cell office:value-type="float" office:value="0.0269192" calcext:value-type="float">
            <text:p>0.0269192</text:p>
          </table:table-cell>
          <table:table-cell office:value-type="float" office:value="0.0242326" calcext:value-type="float">
            <text:p>0.0242326</text:p>
          </table:table-cell>
          <table:table-cell office:value-type="float" office:value="0.0284045" calcext:value-type="float">
            <text:p>0.0284045</text:p>
          </table:table-cell>
          <table:table-cell office:value-type="float" office:value="0.0321904" calcext:value-type="float">
            <text:p>0.0321904</text:p>
          </table:table-cell>
          <table:table-cell office:value-type="float" office:value="0.0315934" calcext:value-type="float">
            <text:p>0.0315934</text:p>
          </table:table-cell>
          <table:table-cell office:value-type="float" office:value="0.0304056" calcext:value-type="float">
            <text:p>0.0304056</text:p>
          </table:table-cell>
          <table:table-cell office:value-type="float" office:value="0.0289172" calcext:value-type="float">
            <text:p>0.0289172</text:p>
          </table:table-cell>
          <table:table-cell office:value-type="float" office:value="0.0306632" calcext:value-type="float">
            <text:p>0.0306632</text:p>
          </table:table-cell>
          <table:table-cell office:value-type="float" office:value="0.0314269" calcext:value-type="float">
            <text:p>0.0314269</text:p>
          </table:table-cell>
          <table:table-cell office:value-type="float" office:value="0.0302654" calcext:value-type="float">
            <text:p>0.0302654</text:p>
          </table:table-cell>
          <table:table-cell office:value-type="float" office:value="0.0321991" calcext:value-type="float">
            <text:p>0.0321991</text:p>
          </table:table-cell>
          <table:table-cell office:value-type="float" office:value="0.0331137" calcext:value-type="float">
            <text:p>0.0331137</text:p>
          </table:table-cell>
          <table:table-cell office:value-type="float" office:value="0.0302599" calcext:value-type="float">
            <text:p>0.0302599</text:p>
          </table:table-cell>
          <table:table-cell office:value-type="float" office:value="0.031807" calcext:value-type="float">
            <text:p>0.031807</text:p>
          </table:table-cell>
          <table:table-cell office:value-type="float" office:value="0.033086" calcext:value-type="float">
            <text:p>0.033086</text:p>
          </table:table-cell>
          <table:table-cell office:value-type="float" office:value="0.0343513" calcext:value-type="float">
            <text:p>0.0343513</text:p>
          </table:table-cell>
          <table:table-cell office:value-type="float" office:value="0.0347123" calcext:value-type="float">
            <text:p>0.0347123</text:p>
          </table:table-cell>
          <table:table-cell office:value-type="float" office:value="0.0287116" calcext:value-type="float">
            <text:p>0.0287116</text:p>
          </table:table-cell>
          <table:table-cell office:value-type="float" office:value="0.0240891" calcext:value-type="float">
            <text:p>0.0240891</text:p>
          </table:table-cell>
          <table:table-cell office:value-type="float" office:value="0.0303339" calcext:value-type="float">
            <text:p>0.0303339</text:p>
          </table:table-cell>
          <table:table-cell office:value-type="float" office:value="0.0249169" calcext:value-type="float">
            <text:p>0.0249169</text:p>
          </table:table-cell>
          <table:table-cell table:number-columns-repeated="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0.0282141" calcext:value-type="float">
            <text:p>0.0282141</text:p>
          </table:table-cell>
          <table:table-cell office:value-type="float" office:value="0.0363644" calcext:value-type="float">
            <text:p>0.0363644</text:p>
          </table:table-cell>
          <table:table-cell office:value-type="float" office:value="0.0364253" calcext:value-type="float">
            <text:p>0.0364253</text:p>
          </table:table-cell>
          <table:table-cell office:value-type="float" office:value="0.0183999" calcext:value-type="float">
            <text:p>0.0183999</text:p>
          </table:table-cell>
          <table:table-cell office:value-type="float" office:value="0.0268941" calcext:value-type="float">
            <text:p>0.0268941</text:p>
          </table:table-cell>
          <table:table-cell office:value-type="float" office:value="0.0242106" calcext:value-type="float">
            <text:p>0.0242106</text:p>
          </table:table-cell>
          <table:table-cell office:value-type="float" office:value="0.0283776" calcext:value-type="float">
            <text:p>0.0283776</text:p>
          </table:table-cell>
          <table:table-cell office:value-type="float" office:value="0.0321589" calcext:value-type="float">
            <text:p>0.0321589</text:p>
          </table:table-cell>
          <table:table-cell office:value-type="float" office:value="0.0315627" calcext:value-type="float">
            <text:p>0.0315627</text:p>
          </table:table-cell>
          <table:table-cell office:value-type="float" office:value="0.0303762" calcext:value-type="float">
            <text:p>0.0303762</text:p>
          </table:table-cell>
          <table:table-cell office:value-type="float" office:value="0.0288896" calcext:value-type="float">
            <text:p>0.0288896</text:p>
          </table:table-cell>
          <table:table-cell office:value-type="float" office:value="0.0306336" calcext:value-type="float">
            <text:p>0.0306336</text:p>
          </table:table-cell>
          <table:table-cell office:value-type="float" office:value="0.0313963" calcext:value-type="float">
            <text:p>0.0313963</text:p>
          </table:table-cell>
          <table:table-cell office:value-type="float" office:value="0.0302364" calcext:value-type="float">
            <text:p>0.0302364</text:p>
          </table:table-cell>
          <table:table-cell office:value-type="float" office:value="0.0321676" calcext:value-type="float">
            <text:p>0.0321676</text:p>
          </table:table-cell>
          <table:table-cell office:value-type="float" office:value="0.0330809" calcext:value-type="float">
            <text:p>0.0330809</text:p>
          </table:table-cell>
          <table:table-cell office:value-type="float" office:value="0.0302308" calcext:value-type="float">
            <text:p>0.0302308</text:p>
          </table:table-cell>
          <table:table-cell office:value-type="float" office:value="0.0317761" calcext:value-type="float">
            <text:p>0.0317761</text:p>
          </table:table-cell>
          <table:table-cell office:value-type="float" office:value="0.0330534" calcext:value-type="float">
            <text:p>0.0330534</text:p>
          </table:table-cell>
          <table:table-cell office:value-type="float" office:value="0.0343172" calcext:value-type="float">
            <text:p>0.0343172</text:p>
          </table:table-cell>
          <table:table-cell office:value-type="float" office:value="0.0346777" calcext:value-type="float">
            <text:p>0.0346777</text:p>
          </table:table-cell>
          <table:table-cell office:value-type="float" office:value="0.0286844" calcext:value-type="float">
            <text:p>0.0286844</text:p>
          </table:table-cell>
          <table:table-cell office:value-type="float" office:value="0.0240674" calcext:value-type="float">
            <text:p>0.0240674</text:p>
          </table:table-cell>
          <table:table-cell office:value-type="float" office:value="0.0303049" calcext:value-type="float">
            <text:p>0.0303049</text:p>
          </table:table-cell>
          <table:table-cell office:value-type="float" office:value="0.0248943" calcext:value-type="float">
            <text:p>0.0248943</text:p>
          </table:table-cell>
          <table:table-cell table:number-columns-repeated="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0.028193" calcext:value-type="float">
            <text:p>0.028193</text:p>
          </table:table-cell>
          <table:table-cell office:value-type="float" office:value="0.0363353" calcext:value-type="float">
            <text:p>0.0363353</text:p>
          </table:table-cell>
          <table:table-cell office:value-type="float" office:value="0.0363962" calcext:value-type="float">
            <text:p>0.0363962</text:p>
          </table:table-cell>
          <table:table-cell office:value-type="float" office:value="0.0183879" calcext:value-type="float">
            <text:p>0.0183879</text:p>
          </table:table-cell>
          <table:table-cell office:value-type="float" office:value="0.026874" calcext:value-type="float">
            <text:p>0.026874</text:p>
          </table:table-cell>
          <table:table-cell office:value-type="float" office:value="0.0241931" calcext:value-type="float">
            <text:p>0.0241931</text:p>
          </table:table-cell>
          <table:table-cell office:value-type="float" office:value="0.0283561" calcext:value-type="float">
            <text:p>0.0283561</text:p>
          </table:table-cell>
          <table:table-cell office:value-type="float" office:value="0.0321339" calcext:value-type="float">
            <text:p>0.0321339</text:p>
          </table:table-cell>
          <table:table-cell office:value-type="float" office:value="0.0315382" calcext:value-type="float">
            <text:p>0.0315382</text:p>
          </table:table-cell>
          <table:table-cell office:value-type="float" office:value="0.0303528" calcext:value-type="float">
            <text:p>0.0303528</text:p>
          </table:table-cell>
          <table:table-cell office:value-type="float" office:value="0.0288677" calcext:value-type="float">
            <text:p>0.0288677</text:p>
          </table:table-cell>
          <table:table-cell office:value-type="float" office:value="0.0306101" calcext:value-type="float">
            <text:p>0.0306101</text:p>
          </table:table-cell>
          <table:table-cell office:value-type="float" office:value="0.0313719" calcext:value-type="float">
            <text:p>0.0313719</text:p>
          </table:table-cell>
          <table:table-cell office:value-type="float" office:value="0.0302133" calcext:value-type="float">
            <text:p>0.0302133</text:p>
          </table:table-cell>
          <table:table-cell office:value-type="float" office:value="0.0321426" calcext:value-type="float">
            <text:p>0.0321426</text:p>
          </table:table-cell>
          <table:table-cell office:value-type="float" office:value="0.0330549" calcext:value-type="float">
            <text:p>0.0330549</text:p>
          </table:table-cell>
          <table:table-cell office:value-type="float" office:value="0.0302077" calcext:value-type="float">
            <text:p>0.0302077</text:p>
          </table:table-cell>
          <table:table-cell office:value-type="float" office:value="0.0317516" calcext:value-type="float">
            <text:p>0.0317516</text:p>
          </table:table-cell>
          <table:table-cell office:value-type="float" office:value="0.0330274" calcext:value-type="float">
            <text:p>0.0330274</text:p>
          </table:table-cell>
          <table:table-cell office:value-type="float" office:value="0.0342901" calcext:value-type="float">
            <text:p>0.0342901</text:p>
          </table:table-cell>
          <table:table-cell office:value-type="float" office:value="0.0346502" calcext:value-type="float">
            <text:p>0.0346502</text:p>
          </table:table-cell>
          <table:table-cell office:value-type="float" office:value="0.0286627" calcext:value-type="float">
            <text:p>0.0286627</text:p>
          </table:table-cell>
          <table:table-cell office:value-type="float" office:value="0.0240502" calcext:value-type="float">
            <text:p>0.0240502</text:p>
          </table:table-cell>
          <table:table-cell office:value-type="float" office:value="0.0302818" calcext:value-type="float">
            <text:p>0.0302818</text:p>
          </table:table-cell>
          <table:table-cell office:value-type="float" office:value="0.0248762" calcext:value-type="float">
            <text:p>0.0248762</text:p>
          </table:table-cell>
          <table:table-cell table:number-columns-repeated="2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0.0281762" calcext:value-type="float">
            <text:p>0.0281762</text:p>
          </table:table-cell>
          <table:table-cell office:value-type="float" office:value="0.0363122" calcext:value-type="float">
            <text:p>0.0363122</text:p>
          </table:table-cell>
          <table:table-cell office:value-type="float" office:value="0.036373" calcext:value-type="float">
            <text:p>0.036373</text:p>
          </table:table-cell>
          <table:table-cell office:value-type="float" office:value="0.0183784" calcext:value-type="float">
            <text:p>0.0183784</text:p>
          </table:table-cell>
          <table:table-cell office:value-type="float" office:value="0.0268581" calcext:value-type="float">
            <text:p>0.0268581</text:p>
          </table:table-cell>
          <table:table-cell office:value-type="float" office:value="0.0241792" calcext:value-type="float">
            <text:p>0.0241792</text:p>
          </table:table-cell>
          <table:table-cell office:value-type="float" office:value="0.0283391" calcext:value-type="float">
            <text:p>0.0283391</text:p>
          </table:table-cell>
          <table:table-cell office:value-type="float" office:value="0.0321139" calcext:value-type="float">
            <text:p>0.0321139</text:p>
          </table:table-cell>
          <table:table-cell office:value-type="float" office:value="0.0315187" calcext:value-type="float">
            <text:p>0.0315187</text:p>
          </table:table-cell>
          <table:table-cell office:value-type="float" office:value="0.0303342" calcext:value-type="float">
            <text:p>0.0303342</text:p>
          </table:table-cell>
          <table:table-cell office:value-type="float" office:value="0.0288502" calcext:value-type="float">
            <text:p>0.0288502</text:p>
          </table:table-cell>
          <table:table-cell office:value-type="float" office:value="0.0305913" calcext:value-type="float">
            <text:p>0.0305913</text:p>
          </table:table-cell>
          <table:table-cell office:value-type="float" office:value="0.0313525" calcext:value-type="float">
            <text:p>0.0313525</text:p>
          </table:table-cell>
          <table:table-cell office:value-type="float" office:value="0.0301949" calcext:value-type="float">
            <text:p>0.0301949</text:p>
          </table:table-cell>
          <table:table-cell office:value-type="float" office:value="0.0321226" calcext:value-type="float">
            <text:p>0.0321226</text:p>
          </table:table-cell>
          <table:table-cell office:value-type="float" office:value="0.0330341" calcext:value-type="float">
            <text:p>0.0330341</text:p>
          </table:table-cell>
          <table:table-cell office:value-type="float" office:value="0.0301893" calcext:value-type="float">
            <text:p>0.0301893</text:p>
          </table:table-cell>
          <table:table-cell office:value-type="float" office:value="0.0317321" calcext:value-type="float">
            <text:p>0.0317321</text:p>
          </table:table-cell>
          <table:table-cell office:value-type="float" office:value="0.0330068" calcext:value-type="float">
            <text:p>0.0330068</text:p>
          </table:table-cell>
          <table:table-cell office:value-type="float" office:value="0.0342685" calcext:value-type="float">
            <text:p>0.0342685</text:p>
          </table:table-cell>
          <table:table-cell office:value-type="float" office:value="0.0346283" calcext:value-type="float">
            <text:p>0.0346283</text:p>
          </table:table-cell>
          <table:table-cell office:value-type="float" office:value="0.0286455" calcext:value-type="float">
            <text:p>0.0286455</text:p>
          </table:table-cell>
          <table:table-cell office:value-type="float" office:value="0.0240364" calcext:value-type="float">
            <text:p>0.0240364</text:p>
          </table:table-cell>
          <table:table-cell office:value-type="float" office:value="0.0302633" calcext:value-type="float">
            <text:p>0.0302633</text:p>
          </table:table-cell>
          <table:table-cell office:value-type="float" office:value="0.0248618" calcext:value-type="float">
            <text:p>0.0248618</text:p>
          </table:table-cell>
          <table:table-cell table:number-columns-repeated="2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0.0281628" calcext:value-type="float">
            <text:p>0.0281628</text:p>
          </table:table-cell>
          <table:table-cell office:value-type="float" office:value="0.0362937" calcext:value-type="float">
            <text:p>0.0362937</text:p>
          </table:table-cell>
          <table:table-cell office:value-type="float" office:value="0.0363545" calcext:value-type="float">
            <text:p>0.0363545</text:p>
          </table:table-cell>
          <table:table-cell office:value-type="float" office:value="0.0183708" calcext:value-type="float">
            <text:p>0.0183708</text:p>
          </table:table-cell>
          <table:table-cell office:value-type="float" office:value="0.0268454" calcext:value-type="float">
            <text:p>0.0268454</text:p>
          </table:table-cell>
          <table:table-cell office:value-type="float" office:value="0.0241681" calcext:value-type="float">
            <text:p>0.0241681</text:p>
          </table:table-cell>
          <table:table-cell office:value-type="float" office:value="0.0283255" calcext:value-type="float">
            <text:p>0.0283255</text:p>
          </table:table-cell>
          <table:table-cell office:value-type="float" office:value="0.0320981" calcext:value-type="float">
            <text:p>0.0320981</text:p>
          </table:table-cell>
          <table:table-cell office:value-type="float" office:value="0.0315032" calcext:value-type="float">
            <text:p>0.0315032</text:p>
          </table:table-cell>
          <table:table-cell office:value-type="float" office:value="0.0303194" calcext:value-type="float">
            <text:p>0.0303194</text:p>
          </table:table-cell>
          <table:table-cell office:value-type="float" office:value="0.0288363" calcext:value-type="float">
            <text:p>0.0288363</text:p>
          </table:table-cell>
          <table:table-cell office:value-type="float" office:value="0.0305764" calcext:value-type="float">
            <text:p>0.0305764</text:p>
          </table:table-cell>
          <table:table-cell office:value-type="float" office:value="0.0313371" calcext:value-type="float">
            <text:p>0.0313371</text:p>
          </table:table-cell>
          <table:table-cell office:value-type="float" office:value="0.0301802" calcext:value-type="float">
            <text:p>0.0301802</text:p>
          </table:table-cell>
          <table:table-cell office:value-type="float" office:value="0.0321068" calcext:value-type="float">
            <text:p>0.0321068</text:p>
          </table:table-cell>
          <table:table-cell office:value-type="float" office:value="0.0330176" calcext:value-type="float">
            <text:p>0.0330176</text:p>
          </table:table-cell>
          <table:table-cell office:value-type="float" office:value="0.0301747" calcext:value-type="float">
            <text:p>0.0301747</text:p>
          </table:table-cell>
          <table:table-cell office:value-type="float" office:value="0.0317165" calcext:value-type="float">
            <text:p>0.0317165</text:p>
          </table:table-cell>
          <table:table-cell office:value-type="float" office:value="0.0329903" calcext:value-type="float">
            <text:p>0.0329903</text:p>
          </table:table-cell>
          <table:table-cell office:value-type="float" office:value="0.0342513" calcext:value-type="float">
            <text:p>0.0342513</text:p>
          </table:table-cell>
          <table:table-cell office:value-type="float" office:value="0.0346108" calcext:value-type="float">
            <text:p>0.0346108</text:p>
          </table:table-cell>
          <table:table-cell office:value-type="float" office:value="0.0286317" calcext:value-type="float">
            <text:p>0.0286317</text:p>
          </table:table-cell>
          <table:table-cell office:value-type="float" office:value="0.0240255" calcext:value-type="float">
            <text:p>0.0240255</text:p>
          </table:table-cell>
          <table:table-cell office:value-type="float" office:value="0.0302487" calcext:value-type="float">
            <text:p>0.0302487</text:p>
          </table:table-cell>
          <table:table-cell office:value-type="float" office:value="0.0248504" calcext:value-type="float">
            <text:p>0.0248504</text:p>
          </table:table-cell>
          <table:table-cell table:number-columns-repeated="2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0.0281521" calcext:value-type="float">
            <text:p>0.0281521</text:p>
          </table:table-cell>
          <table:table-cell office:value-type="float" office:value="0.0362791" calcext:value-type="float">
            <text:p>0.0362791</text:p>
          </table:table-cell>
          <table:table-cell office:value-type="float" office:value="0.0363399" calcext:value-type="float">
            <text:p>0.0363399</text:p>
          </table:table-cell>
          <table:table-cell office:value-type="float" office:value="0.0183648" calcext:value-type="float">
            <text:p>0.0183648</text:p>
          </table:table-cell>
          <table:table-cell office:value-type="float" office:value="0.0268352" calcext:value-type="float">
            <text:p>0.0268352</text:p>
          </table:table-cell>
          <table:table-cell office:value-type="float" office:value="0.0241592" calcext:value-type="float">
            <text:p>0.0241592</text:p>
          </table:table-cell>
          <table:table-cell office:value-type="float" office:value="0.0283147" calcext:value-type="float">
            <text:p>0.0283147</text:p>
          </table:table-cell>
          <table:table-cell office:value-type="float" office:value="0.0320854" calcext:value-type="float">
            <text:p>0.0320854</text:p>
          </table:table-cell>
          <table:table-cell office:value-type="float" office:value="0.0314909" calcext:value-type="float">
            <text:p>0.0314909</text:p>
          </table:table-cell>
          <table:table-cell office:value-type="float" office:value="0.0303076" calcext:value-type="float">
            <text:p>0.0303076</text:p>
          </table:table-cell>
          <table:table-cell office:value-type="float" office:value="0.0288252" calcext:value-type="float">
            <text:p>0.0288252</text:p>
          </table:table-cell>
          <table:table-cell office:value-type="float" office:value="0.0305645" calcext:value-type="float">
            <text:p>0.0305645</text:p>
          </table:table-cell>
          <table:table-cell office:value-type="float" office:value="0.0313248" calcext:value-type="float">
            <text:p>0.0313248</text:p>
          </table:table-cell>
          <table:table-cell office:value-type="float" office:value="0.0301686" calcext:value-type="float">
            <text:p>0.0301686</text:p>
          </table:table-cell>
          <table:table-cell office:value-type="float" office:value="0.0320941" calcext:value-type="float">
            <text:p>0.0320941</text:p>
          </table:table-cell>
          <table:table-cell office:value-type="float" office:value="0.0330045" calcext:value-type="float">
            <text:p>0.0330045</text:p>
          </table:table-cell>
          <table:table-cell office:value-type="float" office:value="0.030163" calcext:value-type="float">
            <text:p>0.030163</text:p>
          </table:table-cell>
          <table:table-cell office:value-type="float" office:value="0.0317041" calcext:value-type="float">
            <text:p>0.0317041</text:p>
          </table:table-cell>
          <table:table-cell office:value-type="float" office:value="0.0329772" calcext:value-type="float">
            <text:p>0.0329772</text:p>
          </table:table-cell>
          <table:table-cell office:value-type="float" office:value="0.0342376" calcext:value-type="float">
            <text:p>0.0342376</text:p>
          </table:table-cell>
          <table:table-cell office:value-type="float" office:value="0.0345969" calcext:value-type="float">
            <text:p>0.0345969</text:p>
          </table:table-cell>
          <table:table-cell office:value-type="float" office:value="0.0286208" calcext:value-type="float">
            <text:p>0.0286208</text:p>
          </table:table-cell>
          <table:table-cell office:value-type="float" office:value="0.0240168" calcext:value-type="float">
            <text:p>0.0240168</text:p>
          </table:table-cell>
          <table:table-cell office:value-type="float" office:value="0.030237" calcext:value-type="float">
            <text:p>0.030237</text:p>
          </table:table-cell>
          <table:table-cell office:value-type="float" office:value="0.0248413" calcext:value-type="float">
            <text:p>0.0248413</text:p>
          </table:table-cell>
          <table:table-cell table:number-columns-repeated="2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0.0281437" calcext:value-type="float">
            <text:p>0.0281437</text:p>
          </table:table-cell>
          <table:table-cell office:value-type="float" office:value="0.0362674" calcext:value-type="float">
            <text:p>0.0362674</text:p>
          </table:table-cell>
          <table:table-cell office:value-type="float" office:value="0.0363282" calcext:value-type="float">
            <text:p>0.0363282</text:p>
          </table:table-cell>
          <table:table-cell office:value-type="float" office:value="0.0183599" calcext:value-type="float">
            <text:p>0.0183599</text:p>
          </table:table-cell>
          <table:table-cell office:value-type="float" office:value="0.0268272" calcext:value-type="float">
            <text:p>0.0268272</text:p>
          </table:table-cell>
          <table:table-cell office:value-type="float" office:value="0.0241522" calcext:value-type="float">
            <text:p>0.0241522</text:p>
          </table:table-cell>
          <table:table-cell office:value-type="float" office:value="0.028306" calcext:value-type="float">
            <text:p>0.028306</text:p>
          </table:table-cell>
          <table:table-cell office:value-type="float" office:value="0.0320753" calcext:value-type="float">
            <text:p>0.0320753</text:p>
          </table:table-cell>
          <table:table-cell office:value-type="float" office:value="0.0314811" calcext:value-type="float">
            <text:p>0.0314811</text:p>
          </table:table-cell>
          <table:table-cell office:value-type="float" office:value="0.0302982" calcext:value-type="float">
            <text:p>0.0302982</text:p>
          </table:table-cell>
          <table:table-cell office:value-type="float" office:value="0.0288164" calcext:value-type="float">
            <text:p>0.0288164</text:p>
          </table:table-cell>
          <table:table-cell office:value-type="float" office:value="0.030555" calcext:value-type="float">
            <text:p>0.030555</text:p>
          </table:table-cell>
          <table:table-cell office:value-type="float" office:value="0.031315" calcext:value-type="float">
            <text:p>0.031315</text:p>
          </table:table-cell>
          <table:table-cell office:value-type="float" office:value="0.0301593" calcext:value-type="float">
            <text:p>0.0301593</text:p>
          </table:table-cell>
          <table:table-cell office:value-type="float" office:value="0.0320841" calcext:value-type="float">
            <text:p>0.0320841</text:p>
          </table:table-cell>
          <table:table-cell office:value-type="float" office:value="0.032994" calcext:value-type="float">
            <text:p>0.032994</text:p>
          </table:table-cell>
          <table:table-cell office:value-type="float" office:value="0.0301537" calcext:value-type="float">
            <text:p>0.0301537</text:p>
          </table:table-cell>
          <table:table-cell office:value-type="float" office:value="0.0316942" calcext:value-type="float">
            <text:p>0.0316942</text:p>
          </table:table-cell>
          <table:table-cell office:value-type="float" office:value="0.0329668" calcext:value-type="float">
            <text:p>0.0329668</text:p>
          </table:table-cell>
          <table:table-cell office:value-type="float" office:value="0.0342268" calcext:value-type="float">
            <text:p>0.0342268</text:p>
          </table:table-cell>
          <table:table-cell office:value-type="float" office:value="0.0345859" calcext:value-type="float">
            <text:p>0.0345859</text:p>
          </table:table-cell>
          <table:table-cell office:value-type="float" office:value="0.0286121" calcext:value-type="float">
            <text:p>0.0286121</text:p>
          </table:table-cell>
          <table:table-cell office:value-type="float" office:value="0.0240098" calcext:value-type="float">
            <text:p>0.0240098</text:p>
          </table:table-cell>
          <table:table-cell office:value-type="float" office:value="0.0302277" calcext:value-type="float">
            <text:p>0.0302277</text:p>
          </table:table-cell>
          <table:table-cell office:value-type="float" office:value="0.024834" calcext:value-type="float">
            <text:p>0.024834</text:p>
          </table:table-cell>
          <table:table-cell/>
          <table:table-cell office:value-type="string" calcext:value-type="string">
            <text:p>D = 0.8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0.0281369" calcext:value-type="float">
            <text:p>0.0281369</text:p>
          </table:table-cell>
          <table:table-cell office:value-type="float" office:value="0.0362581" calcext:value-type="float">
            <text:p>0.0362581</text:p>
          </table:table-cell>
          <table:table-cell office:value-type="float" office:value="0.0363188" calcext:value-type="float">
            <text:p>0.0363188</text:p>
          </table:table-cell>
          <table:table-cell office:value-type="float" office:value="0.0183561" calcext:value-type="float">
            <text:p>0.0183561</text:p>
          </table:table-cell>
          <table:table-cell office:value-type="float" office:value="0.0268208" calcext:value-type="float">
            <text:p>0.0268208</text:p>
          </table:table-cell>
          <table:table-cell office:value-type="float" office:value="0.0241466" calcext:value-type="float">
            <text:p>0.0241466</text:p>
          </table:table-cell>
          <table:table-cell office:value-type="float" office:value="0.0282992" calcext:value-type="float">
            <text:p>0.0282992</text:p>
          </table:table-cell>
          <table:table-cell office:value-type="float" office:value="0.0320673" calcext:value-type="float">
            <text:p>0.0320673</text:p>
          </table:table-cell>
          <table:table-cell office:value-type="float" office:value="0.0314732" calcext:value-type="float">
            <text:p>0.0314732</text:p>
          </table:table-cell>
          <table:table-cell office:value-type="float" office:value="0.0302907" calcext:value-type="float">
            <text:p>0.0302907</text:p>
          </table:table-cell>
          <table:table-cell office:value-type="float" office:value="0.0288094" calcext:value-type="float">
            <text:p>0.0288094</text:p>
          </table:table-cell>
          <table:table-cell office:value-type="float" office:value="0.0305475" calcext:value-type="float">
            <text:p>0.0305475</text:p>
          </table:table-cell>
          <table:table-cell office:value-type="float" office:value="0.0313072" calcext:value-type="float">
            <text:p>0.0313072</text:p>
          </table:table-cell>
          <table:table-cell office:value-type="float" office:value="0.0301519" calcext:value-type="float">
            <text:p>0.0301519</text:p>
          </table:table-cell>
          <table:table-cell office:value-type="float" office:value="0.032076" calcext:value-type="float">
            <text:p>0.032076</text:p>
          </table:table-cell>
          <table:table-cell office:value-type="float" office:value="0.0329857" calcext:value-type="float">
            <text:p>0.0329857</text:p>
          </table:table-cell>
          <table:table-cell office:value-type="float" office:value="0.0301463" calcext:value-type="float">
            <text:p>0.0301463</text:p>
          </table:table-cell>
          <table:table-cell office:value-type="float" office:value="0.0316864" calcext:value-type="float">
            <text:p>0.0316864</text:p>
          </table:table-cell>
          <table:table-cell office:value-type="float" office:value="0.0329585" calcext:value-type="float">
            <text:p>0.0329585</text:p>
          </table:table-cell>
          <table:table-cell office:value-type="float" office:value="0.0342181" calcext:value-type="float">
            <text:p>0.0342181</text:p>
          </table:table-cell>
          <table:table-cell office:value-type="float" office:value="0.0345771" calcext:value-type="float">
            <text:p>0.0345771</text:p>
          </table:table-cell>
          <table:table-cell office:value-type="float" office:value="0.0286051" calcext:value-type="float">
            <text:p>0.0286051</text:p>
          </table:table-cell>
          <table:table-cell office:value-type="float" office:value="0.0240043" calcext:value-type="float">
            <text:p>0.0240043</text:p>
          </table:table-cell>
          <table:table-cell office:value-type="float" office:value="0.0302203" calcext:value-type="float">
            <text:p>0.0302203</text:p>
          </table:table-cell>
          <table:table-cell office:value-type="float" office:value="0.0248283" calcext:value-type="float">
            <text:p>0.0248283</text:p>
          </table:table-cell>
          <table:table-cell table:number-columns-repeated="2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0.0281315" calcext:value-type="float">
            <text:p>0.0281315</text:p>
          </table:table-cell>
          <table:table-cell office:value-type="float" office:value="0.0362507" calcext:value-type="float">
            <text:p>0.0362507</text:p>
          </table:table-cell>
          <table:table-cell office:value-type="float" office:value="0.0363114" calcext:value-type="float">
            <text:p>0.0363114</text:p>
          </table:table-cell>
          <table:table-cell office:value-type="float" office:value="0.0183531" calcext:value-type="float">
            <text:p>0.0183531</text:p>
          </table:table-cell>
          <table:table-cell office:value-type="float" office:value="0.0268157" calcext:value-type="float">
            <text:p>0.0268157</text:p>
          </table:table-cell>
          <table:table-cell office:value-type="float" office:value="0.0241422" calcext:value-type="float">
            <text:p>0.0241422</text:p>
          </table:table-cell>
          <table:table-cell office:value-type="float" office:value="0.0282937" calcext:value-type="float">
            <text:p>0.0282937</text:p>
          </table:table-cell>
          <table:table-cell office:value-type="float" office:value="0.0320609" calcext:value-type="float">
            <text:p>0.0320609</text:p>
          </table:table-cell>
          <table:table-cell office:value-type="float" office:value="0.031467" calcext:value-type="float">
            <text:p>0.031467</text:p>
          </table:table-cell>
          <table:table-cell office:value-type="float" office:value="0.0302847" calcext:value-type="float">
            <text:p>0.0302847</text:p>
          </table:table-cell>
          <table:table-cell office:value-type="float" office:value="0.0288038" calcext:value-type="float">
            <text:p>0.0288038</text:p>
          </table:table-cell>
          <table:table-cell office:value-type="float" office:value="0.0305415" calcext:value-type="float">
            <text:p>0.0305415</text:p>
          </table:table-cell>
          <table:table-cell office:value-type="float" office:value="0.031301" calcext:value-type="float">
            <text:p>0.031301</text:p>
          </table:table-cell>
          <table:table-cell office:value-type="float" office:value="0.030146" calcext:value-type="float">
            <text:p>0.030146</text:p>
          </table:table-cell>
          <table:table-cell office:value-type="float" office:value="0.0320697" calcext:value-type="float">
            <text:p>0.0320697</text:p>
          </table:table-cell>
          <table:table-cell office:value-type="float" office:value="0.032979" calcext:value-type="float">
            <text:p>0.032979</text:p>
          </table:table-cell>
          <table:table-cell office:value-type="float" office:value="0.0301404" calcext:value-type="float">
            <text:p>0.0301404</text:p>
          </table:table-cell>
          <table:table-cell office:value-type="float" office:value="0.0316801" calcext:value-type="float">
            <text:p>0.0316801</text:p>
          </table:table-cell>
          <table:table-cell office:value-type="float" office:value="0.0329518" calcext:value-type="float">
            <text:p>0.0329518</text:p>
          </table:table-cell>
          <table:table-cell office:value-type="float" office:value="0.0342112" calcext:value-type="float">
            <text:p>0.0342112</text:p>
          </table:table-cell>
          <table:table-cell office:value-type="float" office:value="0.0345701" calcext:value-type="float">
            <text:p>0.0345701</text:p>
          </table:table-cell>
          <table:table-cell office:value-type="float" office:value="0.0285996" calcext:value-type="float">
            <text:p>0.0285996</text:p>
          </table:table-cell>
          <table:table-cell office:value-type="float" office:value="0.0239999" calcext:value-type="float">
            <text:p>0.0239999</text:p>
          </table:table-cell>
          <table:table-cell office:value-type="float" office:value="0.0302144" calcext:value-type="float">
            <text:p>0.0302144</text:p>
          </table:table-cell>
          <table:table-cell office:value-type="float" office:value="0.0248237" calcext:value-type="float">
            <text:p>0.0248237</text:p>
          </table:table-cell>
          <table:table-cell table:number-columns-repeated="2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0.0281272" calcext:value-type="float">
            <text:p>0.0281272</text:p>
          </table:table-cell>
          <table:table-cell office:value-type="float" office:value="0.0362448" calcext:value-type="float">
            <text:p>0.0362448</text:p>
          </table:table-cell>
          <table:table-cell office:value-type="float" office:value="0.0363055" calcext:value-type="float">
            <text:p>0.0363055</text:p>
          </table:table-cell>
          <table:table-cell office:value-type="float" office:value="0.0183506" calcext:value-type="float">
            <text:p>0.0183506</text:p>
          </table:table-cell>
          <table:table-cell office:value-type="float" office:value="0.0268116" calcext:value-type="float">
            <text:p>0.0268116</text:p>
          </table:table-cell>
          <table:table-cell office:value-type="float" office:value="0.0241386" calcext:value-type="float">
            <text:p>0.0241386</text:p>
          </table:table-cell>
          <table:table-cell office:value-type="float" office:value="0.0282894" calcext:value-type="float">
            <text:p>0.0282894</text:p>
          </table:table-cell>
          <table:table-cell office:value-type="float" office:value="0.0320559" calcext:value-type="float">
            <text:p>0.0320559</text:p>
          </table:table-cell>
          <table:table-cell office:value-type="float" office:value="0.031462" calcext:value-type="float">
            <text:p>0.031462</text:p>
          </table:table-cell>
          <table:table-cell office:value-type="float" office:value="0.03028" calcext:value-type="float">
            <text:p>0.03028</text:p>
          </table:table-cell>
          <table:table-cell office:value-type="float" office:value="0.0287993" calcext:value-type="float">
            <text:p>0.0287993</text:p>
          </table:table-cell>
          <table:table-cell office:value-type="float" office:value="0.0305367" calcext:value-type="float">
            <text:p>0.0305367</text:p>
          </table:table-cell>
          <table:table-cell office:value-type="float" office:value="0.031296" calcext:value-type="float">
            <text:p>0.031296</text:p>
          </table:table-cell>
          <table:table-cell office:value-type="float" office:value="0.0301413" calcext:value-type="float">
            <text:p>0.0301413</text:p>
          </table:table-cell>
          <table:table-cell office:value-type="float" office:value="0.0320646" calcext:value-type="float">
            <text:p>0.0320646</text:p>
          </table:table-cell>
          <table:table-cell office:value-type="float" office:value="0.0329737" calcext:value-type="float">
            <text:p>0.0329737</text:p>
          </table:table-cell>
          <table:table-cell office:value-type="float" office:value="0.0301357" calcext:value-type="float">
            <text:p>0.0301357</text:p>
          </table:table-cell>
          <table:table-cell office:value-type="float" office:value="0.0316752" calcext:value-type="float">
            <text:p>0.0316752</text:p>
          </table:table-cell>
          <table:table-cell office:value-type="float" office:value="0.0329466" calcext:value-type="float">
            <text:p>0.0329466</text:p>
          </table:table-cell>
          <table:table-cell office:value-type="float" office:value="0.0342057" calcext:value-type="float">
            <text:p>0.0342057</text:p>
          </table:table-cell>
          <table:table-cell office:value-type="float" office:value="0.0345645" calcext:value-type="float">
            <text:p>0.0345645</text:p>
          </table:table-cell>
          <table:table-cell office:value-type="float" office:value="0.0285952" calcext:value-type="float">
            <text:p>0.0285952</text:p>
          </table:table-cell>
          <table:table-cell office:value-type="float" office:value="0.0239964" calcext:value-type="float">
            <text:p>0.0239964</text:p>
          </table:table-cell>
          <table:table-cell office:value-type="float" office:value="0.0302097" calcext:value-type="float">
            <text:p>0.0302097</text:p>
          </table:table-cell>
          <table:table-cell office:value-type="float" office:value="0.02482" calcext:value-type="float">
            <text:p>0.02482</text:p>
          </table:table-cell>
          <table:table-cell table:number-columns-repeated="2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0.0281238" calcext:value-type="float">
            <text:p>0.0281238</text:p>
          </table:table-cell>
          <table:table-cell office:value-type="float" office:value="0.0362401" calcext:value-type="float">
            <text:p>0.0362401</text:p>
          </table:table-cell>
          <table:table-cell office:value-type="float" office:value="0.0363008" calcext:value-type="float">
            <text:p>0.0363008</text:p>
          </table:table-cell>
          <table:table-cell office:value-type="float" office:value="0.0183487" calcext:value-type="float">
            <text:p>0.0183487</text:p>
          </table:table-cell>
          <table:table-cell office:value-type="float" office:value="0.0268084" calcext:value-type="float">
            <text:p>0.0268084</text:p>
          </table:table-cell>
          <table:table-cell office:value-type="float" office:value="0.0241358" calcext:value-type="float">
            <text:p>0.0241358</text:p>
          </table:table-cell>
          <table:table-cell office:value-type="float" office:value="0.0282859" calcext:value-type="float">
            <text:p>0.0282859</text:p>
          </table:table-cell>
          <table:table-cell office:value-type="float" office:value="0.0320518" calcext:value-type="float">
            <text:p>0.0320518</text:p>
          </table:table-cell>
          <table:table-cell office:value-type="float" office:value="0.0314581" calcext:value-type="float">
            <text:p>0.0314581</text:p>
          </table:table-cell>
          <table:table-cell office:value-type="float" office:value="0.0302762" calcext:value-type="float">
            <text:p>0.0302762</text:p>
          </table:table-cell>
          <table:table-cell office:value-type="float" office:value="0.0287958" calcext:value-type="float">
            <text:p>0.0287958</text:p>
          </table:table-cell>
          <table:table-cell office:value-type="float" office:value="0.0305329" calcext:value-type="float">
            <text:p>0.0305329</text:p>
          </table:table-cell>
          <table:table-cell office:value-type="float" office:value="0.0312921" calcext:value-type="float">
            <text:p>0.0312921</text:p>
          </table:table-cell>
          <table:table-cell office:value-type="float" office:value="0.0301376" calcext:value-type="float">
            <text:p>0.0301376</text:p>
          </table:table-cell>
          <table:table-cell office:value-type="float" office:value="0.0320605" calcext:value-type="float">
            <text:p>0.0320605</text:p>
          </table:table-cell>
          <table:table-cell office:value-type="float" office:value="0.0329695" calcext:value-type="float">
            <text:p>0.0329695</text:p>
          </table:table-cell>
          <table:table-cell office:value-type="float" office:value="0.030132" calcext:value-type="float">
            <text:p>0.030132</text:p>
          </table:table-cell>
          <table:table-cell office:value-type="float" office:value="0.0316712" calcext:value-type="float">
            <text:p>0.0316712</text:p>
          </table:table-cell>
          <table:table-cell office:value-type="float" office:value="0.0329424" calcext:value-type="float">
            <text:p>0.0329424</text:p>
          </table:table-cell>
          <table:table-cell office:value-type="float" office:value="0.0342013" calcext:value-type="float">
            <text:p>0.0342013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285917" calcext:value-type="float">
            <text:p>0.0285917</text:p>
          </table:table-cell>
          <table:table-cell office:value-type="float" office:value="0.0239936" calcext:value-type="float">
            <text:p>0.0239936</text:p>
          </table:table-cell>
          <table:table-cell office:value-type="float" office:value="0.030206" calcext:value-type="float">
            <text:p>0.030206</text:p>
          </table:table-cell>
          <table:table-cell office:value-type="float" office:value="0.0248171" calcext:value-type="float">
            <text:p>0.0248171</text:p>
          </table:table-cell>
          <table:table-cell table:number-columns-repeated="2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0.0281211" calcext:value-type="float">
            <text:p>0.0281211</text:p>
          </table:table-cell>
          <table:table-cell office:value-type="float" office:value="0.0362363" calcext:value-type="float">
            <text:p>0.0362363</text:p>
          </table:table-cell>
          <table:table-cell office:value-type="float" office:value="0.0362971" calcext:value-type="float">
            <text:p>0.0362971</text:p>
          </table:table-cell>
          <table:table-cell office:value-type="float" office:value="0.0183472" calcext:value-type="float">
            <text:p>0.0183472</text:p>
          </table:table-cell>
          <table:table-cell office:value-type="float" office:value="0.0268058" calcext:value-type="float">
            <text:p>0.0268058</text:p>
          </table:table-cell>
          <table:table-cell office:value-type="float" office:value="0.0241335" calcext:value-type="float">
            <text:p>0.0241335</text:p>
          </table:table-cell>
          <table:table-cell office:value-type="float" office:value="0.0282832" calcext:value-type="float">
            <text:p>0.0282832</text:p>
          </table:table-cell>
          <table:table-cell office:value-type="float" office:value="0.0320486" calcext:value-type="float">
            <text:p>0.0320486</text:p>
          </table:table-cell>
          <table:table-cell office:value-type="float" office:value="0.0314549" calcext:value-type="float">
            <text:p>0.0314549</text:p>
          </table:table-cell>
          <table:table-cell office:value-type="float" office:value="0.0302732" calcext:value-type="float">
            <text:p>0.0302732</text:p>
          </table:table-cell>
          <table:table-cell office:value-type="float" office:value="0.028793" calcext:value-type="float">
            <text:p>0.028793</text:p>
          </table:table-cell>
          <table:table-cell office:value-type="float" office:value="0.0305299" calcext:value-type="float">
            <text:p>0.0305299</text:p>
          </table:table-cell>
          <table:table-cell office:value-type="float" office:value="0.031289" calcext:value-type="float">
            <text:p>0.031289</text:p>
          </table:table-cell>
          <table:table-cell office:value-type="float" office:value="0.0301346" calcext:value-type="float">
            <text:p>0.0301346</text:p>
          </table:table-cell>
          <table:table-cell office:value-type="float" office:value="0.0320573" calcext:value-type="float">
            <text:p>0.0320573</text:p>
          </table:table-cell>
          <table:table-cell office:value-type="float" office:value="0.0329662" calcext:value-type="float">
            <text:p>0.0329662</text:p>
          </table:table-cell>
          <table:table-cell office:value-type="float" office:value="0.030129" calcext:value-type="float">
            <text:p>0.030129</text:p>
          </table:table-cell>
          <table:table-cell office:value-type="float" office:value="0.031668" calcext:value-type="float">
            <text:p>0.031668</text:p>
          </table:table-cell>
          <table:table-cell office:value-type="float" office:value="0.032939" calcext:value-type="float">
            <text:p>0.032939</text:p>
          </table:table-cell>
          <table:table-cell office:value-type="float" office:value="0.0341978" calcext:value-type="float">
            <text:p>0.0341978</text:p>
          </table:table-cell>
          <table:table-cell office:value-type="float" office:value="0.0345565" calcext:value-type="float">
            <text:p>0.0345565</text:p>
          </table:table-cell>
          <table:table-cell office:value-type="float" office:value="0.0285889" calcext:value-type="float">
            <text:p>0.0285889</text:p>
          </table:table-cell>
          <table:table-cell office:value-type="float" office:value="0.0239914" calcext:value-type="float">
            <text:p>0.0239914</text:p>
          </table:table-cell>
          <table:table-cell office:value-type="float" office:value="0.030203" calcext:value-type="float">
            <text:p>0.030203</text:p>
          </table:table-cell>
          <table:table-cell office:value-type="float" office:value="0.0248148" calcext:value-type="float">
            <text:p>0.0248148</text:p>
          </table:table-cell>
          <table:table-cell table:number-columns-repeated="2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0.0281189" calcext:value-type="float">
            <text:p>0.0281189</text:p>
          </table:table-cell>
          <table:table-cell office:value-type="float" office:value="0.0362333" calcext:value-type="float">
            <text:p>0.0362333</text:p>
          </table:table-cell>
          <table:table-cell office:value-type="float" office:value="0.0362941" calcext:value-type="float">
            <text:p>0.0362941</text:p>
          </table:table-cell>
          <table:table-cell office:value-type="float" office:value="0.0183459" calcext:value-type="float">
            <text:p>0.0183459</text:p>
          </table:table-cell>
          <table:table-cell office:value-type="float" office:value="0.0268037" calcext:value-type="float">
            <text:p>0.0268037</text:p>
          </table:table-cell>
          <table:table-cell office:value-type="float" office:value="0.0241317" calcext:value-type="float">
            <text:p>0.0241317</text:p>
          </table:table-cell>
          <table:table-cell office:value-type="float" office:value="0.028281" calcext:value-type="float">
            <text:p>0.028281</text:p>
          </table:table-cell>
          <table:table-cell office:value-type="float" office:value="0.032046" calcext:value-type="float">
            <text:p>0.032046</text:p>
          </table:table-cell>
          <table:table-cell office:value-type="float" office:value="0.0314524" calcext:value-type="float">
            <text:p>0.0314524</text:p>
          </table:table-cell>
          <table:table-cell office:value-type="float" office:value="0.0302708" calcext:value-type="float">
            <text:p>0.0302708</text:p>
          </table:table-cell>
          <table:table-cell office:value-type="float" office:value="0.0287907" calcext:value-type="float">
            <text:p>0.0287907</text:p>
          </table:table-cell>
          <table:table-cell office:value-type="float" office:value="0.0305275" calcext:value-type="float">
            <text:p>0.0305275</text:p>
          </table:table-cell>
          <table:table-cell office:value-type="float" office:value="0.0312865" calcext:value-type="float">
            <text:p>0.0312865</text:p>
          </table:table-cell>
          <table:table-cell office:value-type="float" office:value="0.0301323" calcext:value-type="float">
            <text:p>0.0301323</text:p>
          </table:table-cell>
          <table:table-cell office:value-type="float" office:value="0.0320548" calcext:value-type="float">
            <text:p>0.0320548</text:p>
          </table:table-cell>
          <table:table-cell office:value-type="float" office:value="0.0329635" calcext:value-type="float">
            <text:p>0.0329635</text:p>
          </table:table-cell>
          <table:table-cell office:value-type="float" office:value="0.0301266" calcext:value-type="float">
            <text:p>0.0301266</text:p>
          </table:table-cell>
          <table:table-cell office:value-type="float" office:value="0.0316655" calcext:value-type="float">
            <text:p>0.0316655</text:p>
          </table:table-cell>
          <table:table-cell office:value-type="float" office:value="0.0329364" calcext:value-type="float">
            <text:p>0.0329364</text:p>
          </table:table-cell>
          <table:table-cell office:value-type="float" office:value="0.034195" calcext:value-type="float">
            <text:p>0.034195</text:p>
          </table:table-cell>
          <table:table-cell office:value-type="float" office:value="0.0345537" calcext:value-type="float">
            <text:p>0.0345537</text:p>
          </table:table-cell>
          <table:table-cell office:value-type="float" office:value="0.0285867" calcext:value-type="float">
            <text:p>0.0285867</text:p>
          </table:table-cell>
          <table:table-cell office:value-type="float" office:value="0.0239896" calcext:value-type="float">
            <text:p>0.0239896</text:p>
          </table:table-cell>
          <table:table-cell office:value-type="float" office:value="0.0302006" calcext:value-type="float">
            <text:p>0.0302006</text:p>
          </table:table-cell>
          <table:table-cell office:value-type="float" office:value="0.0248129" calcext:value-type="float">
            <text:p>0.0248129</text:p>
          </table:table-cell>
          <table:table-cell table:number-columns-repeated="2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0.0281172" calcext:value-type="float">
            <text:p>0.0281172</text:p>
          </table:table-cell>
          <table:table-cell office:value-type="float" office:value="0.036231" calcext:value-type="float">
            <text:p>0.036231</text:p>
          </table:table-cell>
          <table:table-cell office:value-type="float" office:value="0.0362917" calcext:value-type="float">
            <text:p>0.0362917</text:p>
          </table:table-cell>
          <table:table-cell office:value-type="float" office:value="0.018345" calcext:value-type="float">
            <text:p>0.018345</text:p>
          </table:table-cell>
          <table:table-cell office:value-type="float" office:value="0.0268021" calcext:value-type="float">
            <text:p>0.0268021</text:p>
          </table:table-cell>
          <table:table-cell office:value-type="float" office:value="0.0241303" calcext:value-type="float">
            <text:p>0.0241303</text:p>
          </table:table-cell>
          <table:table-cell office:value-type="float" office:value="0.0282792" calcext:value-type="float">
            <text:p>0.0282792</text:p>
          </table:table-cell>
          <table:table-cell office:value-type="float" office:value="0.032044" calcext:value-type="float">
            <text:p>0.032044</text:p>
          </table:table-cell>
          <table:table-cell office:value-type="float" office:value="0.0314504" calcext:value-type="float">
            <text:p>0.0314504</text:p>
          </table:table-cell>
          <table:table-cell office:value-type="float" office:value="0.0302689" calcext:value-type="float">
            <text:p>0.0302689</text:p>
          </table:table-cell>
          <table:table-cell office:value-type="float" office:value="0.0287889" calcext:value-type="float">
            <text:p>0.0287889</text:p>
          </table:table-cell>
          <table:table-cell office:value-type="float" office:value="0.0305256" calcext:value-type="float">
            <text:p>0.0305256</text:p>
          </table:table-cell>
          <table:table-cell office:value-type="float" office:value="0.0312845" calcext:value-type="float">
            <text:p>0.0312845</text:p>
          </table:table-cell>
          <table:table-cell office:value-type="float" office:value="0.0301304" calcext:value-type="float">
            <text:p>0.0301304</text:p>
          </table:table-cell>
          <table:table-cell office:value-type="float" office:value="0.0320527" calcext:value-type="float">
            <text:p>0.0320527</text:p>
          </table:table-cell>
          <table:table-cell office:value-type="float" office:value="0.0329614" calcext:value-type="float">
            <text:p>0.0329614</text:p>
          </table:table-cell>
          <table:table-cell office:value-type="float" office:value="0.0301248" calcext:value-type="float">
            <text:p>0.0301248</text:p>
          </table:table-cell>
          <table:table-cell office:value-type="float" office:value="0.0316635" calcext:value-type="float">
            <text:p>0.0316635</text:p>
          </table:table-cell>
          <table:table-cell office:value-type="float" office:value="0.0329343" calcext:value-type="float">
            <text:p>0.0329343</text:p>
          </table:table-cell>
          <table:table-cell office:value-type="float" office:value="0.0341928" calcext:value-type="float">
            <text:p>0.0341928</text:p>
          </table:table-cell>
          <table:table-cell office:value-type="float" office:value="0.0345514" calcext:value-type="float">
            <text:p>0.0345514</text:p>
          </table:table-cell>
          <table:table-cell office:value-type="float" office:value="0.0285849" calcext:value-type="float">
            <text:p>0.0285849</text:p>
          </table:table-cell>
          <table:table-cell office:value-type="float" office:value="0.0239882" calcext:value-type="float">
            <text:p>0.0239882</text:p>
          </table:table-cell>
          <table:table-cell office:value-type="float" office:value="0.0301988" calcext:value-type="float">
            <text:p>0.0301988</text:p>
          </table:table-cell>
          <table:table-cell office:value-type="float" office:value="0.0248115" calcext:value-type="float">
            <text:p>0.0248115</text:p>
          </table:table-cell>
          <table:table-cell table:number-columns-repeated="2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0.0281159" calcext:value-type="float">
            <text:p>0.0281159</text:p>
          </table:table-cell>
          <table:table-cell office:value-type="float" office:value="0.0362291" calcext:value-type="float">
            <text:p>0.0362291</text:p>
          </table:table-cell>
          <table:table-cell office:value-type="float" office:value="0.0362898" calcext:value-type="float">
            <text:p>0.0362898</text:p>
          </table:table-cell>
          <table:table-cell office:value-type="float" office:value="0.0183442" calcext:value-type="float">
            <text:p>0.0183442</text:p>
          </table:table-cell>
          <table:table-cell office:value-type="float" office:value="0.0268008" calcext:value-type="float">
            <text:p>0.0268008</text:p>
          </table:table-cell>
          <table:table-cell office:value-type="float" office:value="0.0241292" calcext:value-type="float">
            <text:p>0.0241292</text:p>
          </table:table-cell>
          <table:table-cell office:value-type="float" office:value="0.0282778" calcext:value-type="float">
            <text:p>0.0282778</text:p>
          </table:table-cell>
          <table:table-cell office:value-type="float" office:value="0.0320423" calcext:value-type="float">
            <text:p>0.0320423</text:p>
          </table:table-cell>
          <table:table-cell office:value-type="float" office:value="0.0314489" calcext:value-type="float">
            <text:p>0.0314489</text:p>
          </table:table-cell>
          <table:table-cell office:value-type="float" office:value="0.0302674" calcext:value-type="float">
            <text:p>0.0302674</text:p>
          </table:table-cell>
          <table:table-cell office:value-type="float" office:value="0.0287875" calcext:value-type="float">
            <text:p>0.0287875</text:p>
          </table:table-cell>
          <table:table-cell office:value-type="float" office:value="0.030524" calcext:value-type="float">
            <text:p>0.030524</text:p>
          </table:table-cell>
          <table:table-cell office:value-type="float" office:value="0.0312829" calcext:value-type="float">
            <text:p>0.0312829</text:p>
          </table:table-cell>
          <table:table-cell office:value-type="float" office:value="0.0301289" calcext:value-type="float">
            <text:p>0.0301289</text:p>
          </table:table-cell>
          <table:table-cell office:value-type="float" office:value="0.0320511" calcext:value-type="float">
            <text:p>0.0320511</text:p>
          </table:table-cell>
          <table:table-cell office:value-type="float" office:value="0.0329597" calcext:value-type="float">
            <text:p>0.0329597</text:p>
          </table:table-cell>
          <table:table-cell office:value-type="float" office:value="0.0301233" calcext:value-type="float">
            <text:p>0.0301233</text:p>
          </table:table-cell>
          <table:table-cell office:value-type="float" office:value="0.0316619" calcext:value-type="float">
            <text:p>0.0316619</text:p>
          </table:table-cell>
          <table:table-cell office:value-type="float" office:value="0.0329326" calcext:value-type="float">
            <text:p>0.0329326</text:p>
          </table:table-cell>
          <table:table-cell office:value-type="float" office:value="0.0341911" calcext:value-type="float">
            <text:p>0.0341911</text:p>
          </table:table-cell>
          <table:table-cell office:value-type="float" office:value="0.0345496" calcext:value-type="float">
            <text:p>0.0345496</text:p>
          </table:table-cell>
          <table:table-cell office:value-type="float" office:value="0.0285835" calcext:value-type="float">
            <text:p>0.0285835</text:p>
          </table:table-cell>
          <table:table-cell office:value-type="float" office:value="0.0239871" calcext:value-type="float">
            <text:p>0.0239871</text:p>
          </table:table-cell>
          <table:table-cell office:value-type="float" office:value="0.0301973" calcext:value-type="float">
            <text:p>0.0301973</text:p>
          </table:table-cell>
          <table:table-cell office:value-type="float" office:value="0.0248103" calcext:value-type="float">
            <text:p>0.0248103</text:p>
          </table:table-cell>
          <table:table-cell table:number-columns-repeated="2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0.0281148" calcext:value-type="float">
            <text:p>0.0281148</text:p>
          </table:table-cell>
          <table:table-cell office:value-type="float" office:value="0.0362276" calcext:value-type="float">
            <text:p>0.0362276</text:p>
          </table:table-cell>
          <table:table-cell office:value-type="float" office:value="0.0362883" calcext:value-type="float">
            <text:p>0.0362883</text:p>
          </table:table-cell>
          <table:table-cell office:value-type="float" office:value="0.0183436" calcext:value-type="float">
            <text:p>0.0183436</text:p>
          </table:table-cell>
          <table:table-cell office:value-type="float" office:value="0.0267998" calcext:value-type="float">
            <text:p>0.0267998</text:p>
          </table:table-cell>
          <table:table-cell office:value-type="float" office:value="0.0241283" calcext:value-type="float">
            <text:p>0.0241283</text:p>
          </table:table-cell>
          <table:table-cell office:value-type="float" office:value="0.0282767" calcext:value-type="float">
            <text:p>0.0282767</text:p>
          </table:table-cell>
          <table:table-cell office:value-type="float" office:value="0.0320411" calcext:value-type="float">
            <text:p>0.0320411</text:p>
          </table:table-cell>
          <table:table-cell office:value-type="float" office:value="0.0314476" calcext:value-type="float">
            <text:p>0.0314476</text:p>
          </table:table-cell>
          <table:table-cell office:value-type="float" office:value="0.0302662" calcext:value-type="float">
            <text:p>0.0302662</text:p>
          </table:table-cell>
          <table:table-cell office:value-type="float" office:value="0.0287864" calcext:value-type="float">
            <text:p>0.0287864</text:p>
          </table:table-cell>
          <table:table-cell office:value-type="float" office:value="0.0305228" calcext:value-type="float">
            <text:p>0.0305228</text:p>
          </table:table-cell>
          <table:table-cell office:value-type="float" office:value="0.0312816" calcext:value-type="float">
            <text:p>0.0312816</text:p>
          </table:table-cell>
          <table:table-cell office:value-type="float" office:value="0.0301277" calcext:value-type="float">
            <text:p>0.0301277</text:p>
          </table:table-cell>
          <table:table-cell office:value-type="float" office:value="0.0320498" calcext:value-type="float">
            <text:p>0.0320498</text:p>
          </table:table-cell>
          <table:table-cell office:value-type="float" office:value="0.0329583" calcext:value-type="float">
            <text:p>0.0329583</text:p>
          </table:table-cell>
          <table:table-cell office:value-type="float" office:value="0.0301221" calcext:value-type="float">
            <text:p>0.0301221</text:p>
          </table:table-cell>
          <table:table-cell office:value-type="float" office:value="0.0316607" calcext:value-type="float">
            <text:p>0.0316607</text:p>
          </table:table-cell>
          <table:table-cell office:value-type="float" office:value="0.0329312" calcext:value-type="float">
            <text:p>0.0329312</text:p>
          </table:table-cell>
          <table:table-cell office:value-type="float" office:value="0.0341897" calcext:value-type="float">
            <text:p>0.0341897</text:p>
          </table:table-cell>
          <table:table-cell office:value-type="float" office:value="0.0345482" calcext:value-type="float">
            <text:p>0.0345482</text:p>
          </table:table-cell>
          <table:table-cell office:value-type="float" office:value="0.0285824" calcext:value-type="float">
            <text:p>0.0285824</text:p>
          </table:table-cell>
          <table:table-cell office:value-type="float" office:value="0.0239862" calcext:value-type="float">
            <text:p>0.0239862</text:p>
          </table:table-cell>
          <table:table-cell office:value-type="float" office:value="0.0301961" calcext:value-type="float">
            <text:p>0.0301961</text:p>
          </table:table-cell>
          <table:table-cell office:value-type="float" office:value="0.0248094" calcext:value-type="float">
            <text:p>0.0248094</text:p>
          </table:table-cell>
          <table:table-cell table:number-columns-repeated="2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0.0281139" calcext:value-type="float">
            <text:p>0.0281139</text:p>
          </table:table-cell>
          <table:table-cell office:value-type="float" office:value="0.0362264" calcext:value-type="float">
            <text:p>0.0362264</text:p>
          </table:table-cell>
          <table:table-cell office:value-type="float" office:value="0.0362871" calcext:value-type="float">
            <text:p>0.0362871</text:p>
          </table:table-cell>
          <table:table-cell office:value-type="float" office:value="0.0183431" calcext:value-type="float">
            <text:p>0.0183431</text:p>
          </table:table-cell>
          <table:table-cell office:value-type="float" office:value="0.0267989" calcext:value-type="float">
            <text:p>0.0267989</text:p>
          </table:table-cell>
          <table:table-cell office:value-type="float" office:value="0.0241276" calcext:value-type="float">
            <text:p>0.0241276</text:p>
          </table:table-cell>
          <table:table-cell office:value-type="float" office:value="0.0282758" calcext:value-type="float">
            <text:p>0.0282758</text:p>
          </table:table-cell>
          <table:table-cell office:value-type="float" office:value="0.03204" calcext:value-type="float">
            <text:p>0.03204</text:p>
          </table:table-cell>
          <table:table-cell office:value-type="float" office:value="0.0314466" calcext:value-type="float">
            <text:p>0.0314466</text:p>
          </table:table-cell>
          <table:table-cell office:value-type="float" office:value="0.0302652" calcext:value-type="float">
            <text:p>0.0302652</text:p>
          </table:table-cell>
          <table:table-cell office:value-type="float" office:value="0.0287855" calcext:value-type="float">
            <text:p>0.0287855</text:p>
          </table:table-cell>
          <table:table-cell office:value-type="float" office:value="0.0305219" calcext:value-type="float">
            <text:p>0.0305219</text:p>
          </table:table-cell>
          <table:table-cell office:value-type="float" office:value="0.0312806" calcext:value-type="float">
            <text:p>0.0312806</text:p>
          </table:table-cell>
          <table:table-cell office:value-type="float" office:value="0.0301267" calcext:value-type="float">
            <text:p>0.0301267</text:p>
          </table:table-cell>
          <table:table-cell office:value-type="float" office:value="0.0320488" calcext:value-type="float">
            <text:p>0.0320488</text:p>
          </table:table-cell>
          <table:table-cell office:value-type="float" office:value="0.0329573" calcext:value-type="float">
            <text:p>0.0329573</text:p>
          </table:table-cell>
          <table:table-cell office:value-type="float" office:value="0.0301211" calcext:value-type="float">
            <text:p>0.0301211</text:p>
          </table:table-cell>
          <table:table-cell office:value-type="float" office:value="0.0316597" calcext:value-type="float">
            <text:p>0.0316597</text:p>
          </table:table-cell>
          <table:table-cell office:value-type="float" office:value="0.0329302" calcext:value-type="float">
            <text:p>0.0329302</text:p>
          </table:table-cell>
          <table:table-cell office:value-type="float" office:value="0.0341885" calcext:value-type="float">
            <text:p>0.0341885</text:p>
          </table:table-cell>
          <table:table-cell office:value-type="float" office:value="0.0345471" calcext:value-type="float">
            <text:p>0.0345471</text:p>
          </table:table-cell>
          <table:table-cell office:value-type="float" office:value="0.0285815" calcext:value-type="float">
            <text:p>0.0285815</text:p>
          </table:table-cell>
          <table:table-cell office:value-type="float" office:value="0.0239855" calcext:value-type="float">
            <text:p>0.0239855</text:p>
          </table:table-cell>
          <table:table-cell office:value-type="float" office:value="0.0301951" calcext:value-type="float">
            <text:p>0.0301951</text:p>
          </table:table-cell>
          <table:table-cell office:value-type="float" office:value="0.0248086" calcext:value-type="float">
            <text:p>0.0248086</text:p>
          </table:table-cell>
          <table:table-cell table:number-columns-repeated="2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0.0281132" calcext:value-type="float">
            <text:p>0.0281132</text:p>
          </table:table-cell>
          <table:table-cell office:value-type="float" office:value="0.0362254" calcext:value-type="float">
            <text:p>0.0362254</text:p>
          </table:table-cell>
          <table:table-cell office:value-type="float" office:value="0.0362862" calcext:value-type="float">
            <text:p>0.0362862</text:p>
          </table:table-cell>
          <table:table-cell office:value-type="float" office:value="0.0183427" calcext:value-type="float">
            <text:p>0.0183427</text:p>
          </table:table-cell>
          <table:table-cell office:value-type="float" office:value="0.0267983" calcext:value-type="float">
            <text:p>0.0267983</text:p>
          </table:table-cell>
          <table:table-cell office:value-type="float" office:value="0.024127" calcext:value-type="float">
            <text:p>0.024127</text:p>
          </table:table-cell>
          <table:table-cell office:value-type="float" office:value="0.0282751" calcext:value-type="float">
            <text:p>0.0282751</text:p>
          </table:table-cell>
          <table:table-cell office:value-type="float" office:value="0.0320392" calcext:value-type="float">
            <text:p>0.0320392</text:p>
          </table:table-cell>
          <table:table-cell office:value-type="float" office:value="0.0314458" calcext:value-type="float">
            <text:p>0.0314458</text:p>
          </table:table-cell>
          <table:table-cell office:value-type="float" office:value="0.0302644" calcext:value-type="float">
            <text:p>0.0302644</text:p>
          </table:table-cell>
          <table:table-cell office:value-type="float" office:value="0.0287848" calcext:value-type="float">
            <text:p>0.0287848</text:p>
          </table:table-cell>
          <table:table-cell office:value-type="float" office:value="0.0305211" calcext:value-type="float">
            <text:p>0.0305211</text:p>
          </table:table-cell>
          <table:table-cell office:value-type="float" office:value="0.0312798" calcext:value-type="float">
            <text:p>0.0312798</text:p>
          </table:table-cell>
          <table:table-cell office:value-type="float" office:value="0.030126" calcext:value-type="float">
            <text:p>0.030126</text:p>
          </table:table-cell>
          <table:table-cell office:value-type="float" office:value="0.0320479" calcext:value-type="float">
            <text:p>0.0320479</text:p>
          </table:table-cell>
          <table:table-cell office:value-type="float" office:value="0.0329564" calcext:value-type="float">
            <text:p>0.0329564</text:p>
          </table:table-cell>
          <table:table-cell office:value-type="float" office:value="0.0301204" calcext:value-type="float">
            <text:p>0.0301204</text:p>
          </table:table-cell>
          <table:table-cell office:value-type="float" office:value="0.0316589" calcext:value-type="float">
            <text:p>0.0316589</text:p>
          </table:table-cell>
          <table:table-cell office:value-type="float" office:value="0.0329293" calcext:value-type="float">
            <text:p>0.0329293</text:p>
          </table:table-cell>
          <table:table-cell office:value-type="float" office:value="0.0341877" calcext:value-type="float">
            <text:p>0.0341877</text:p>
          </table:table-cell>
          <table:table-cell office:value-type="float" office:value="0.0345462" calcext:value-type="float">
            <text:p>0.0345462</text:p>
          </table:table-cell>
          <table:table-cell office:value-type="float" office:value="0.0285808" calcext:value-type="float">
            <text:p>0.0285808</text:p>
          </table:table-cell>
          <table:table-cell office:value-type="float" office:value="0.0239849" calcext:value-type="float">
            <text:p>0.0239849</text:p>
          </table:table-cell>
          <table:table-cell office:value-type="float" office:value="0.0301944" calcext:value-type="float">
            <text:p>0.0301944</text:p>
          </table:table-cell>
          <table:table-cell office:value-type="float" office:value="0.024808" calcext:value-type="float">
            <text:p>0.024808</text:p>
          </table:table-cell>
          <table:table-cell table:number-columns-repeated="2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0.0281127" calcext:value-type="float">
            <text:p>0.0281127</text:p>
          </table:table-cell>
          <table:table-cell office:value-type="float" office:value="0.0362247" calcext:value-type="float">
            <text:p>0.0362247</text:p>
          </table:table-cell>
          <table:table-cell office:value-type="float" office:value="0.0362854" calcext:value-type="float">
            <text:p>0.0362854</text:p>
          </table:table-cell>
          <table:table-cell office:value-type="float" office:value="0.0183424" calcext:value-type="float">
            <text:p>0.0183424</text:p>
          </table:table-cell>
          <table:table-cell office:value-type="float" office:value="0.0267978" calcext:value-type="float">
            <text:p>0.0267978</text:p>
          </table:table-cell>
          <table:table-cell office:value-type="float" office:value="0.0241265" calcext:value-type="float">
            <text:p>0.0241265</text:p>
          </table:table-cell>
          <table:table-cell office:value-type="float" office:value="0.0282746" calcext:value-type="float">
            <text:p>0.0282746</text:p>
          </table:table-cell>
          <table:table-cell office:value-type="float" office:value="0.0320385" calcext:value-type="float">
            <text:p>0.0320385</text:p>
          </table:table-cell>
          <table:table-cell office:value-type="float" office:value="0.0314451" calcext:value-type="float">
            <text:p>0.0314451</text:p>
          </table:table-cell>
          <table:table-cell office:value-type="float" office:value="0.0302638" calcext:value-type="float">
            <text:p>0.0302638</text:p>
          </table:table-cell>
          <table:table-cell office:value-type="float" office:value="0.0287842" calcext:value-type="float">
            <text:p>0.0287842</text:p>
          </table:table-cell>
          <table:table-cell office:value-type="float" office:value="0.0305205" calcext:value-type="float">
            <text:p>0.0305205</text:p>
          </table:table-cell>
          <table:table-cell office:value-type="float" office:value="0.0312792" calcext:value-type="float">
            <text:p>0.0312792</text:p>
          </table:table-cell>
          <table:table-cell office:value-type="float" office:value="0.0301254" calcext:value-type="float">
            <text:p>0.0301254</text:p>
          </table:table-cell>
          <table:table-cell office:value-type="float" office:value="0.0320473" calcext:value-type="float">
            <text:p>0.0320473</text:p>
          </table:table-cell>
          <table:table-cell office:value-type="float" office:value="0.0329557" calcext:value-type="float">
            <text:p>0.0329557</text:p>
          </table:table-cell>
          <table:table-cell office:value-type="float" office:value="0.0301198" calcext:value-type="float">
            <text:p>0.0301198</text:p>
          </table:table-cell>
          <table:table-cell office:value-type="float" office:value="0.0316582" calcext:value-type="float">
            <text:p>0.0316582</text:p>
          </table:table-cell>
          <table:table-cell office:value-type="float" office:value="0.0329286" calcext:value-type="float">
            <text:p>0.0329286</text:p>
          </table:table-cell>
          <table:table-cell office:value-type="float" office:value="0.0341869" calcext:value-type="float">
            <text:p>0.0341869</text:p>
          </table:table-cell>
          <table:table-cell office:value-type="float" office:value="0.0345455" calcext:value-type="float">
            <text:p>0.0345455</text:p>
          </table:table-cell>
          <table:table-cell office:value-type="float" office:value="0.0285803" calcext:value-type="float">
            <text:p>0.0285803</text:p>
          </table:table-cell>
          <table:table-cell office:value-type="float" office:value="0.0239845" calcext:value-type="float">
            <text:p>0.0239845</text:p>
          </table:table-cell>
          <table:table-cell office:value-type="float" office:value="0.0301938" calcext:value-type="float">
            <text:p>0.0301938</text:p>
          </table:table-cell>
          <table:table-cell office:value-type="float" office:value="0.0248075" calcext:value-type="float">
            <text:p>0.0248075</text:p>
          </table:table-cell>
          <table:table-cell table:number-columns-repeated="2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0.0281122" calcext:value-type="float">
            <text:p>0.0281122</text:p>
          </table:table-cell>
          <table:table-cell office:value-type="float" office:value="0.0362241" calcext:value-type="float">
            <text:p>0.0362241</text:p>
          </table:table-cell>
          <table:table-cell office:value-type="float" office:value="0.0362848" calcext:value-type="float">
            <text:p>0.0362848</text:p>
          </table:table-cell>
          <table:table-cell office:value-type="float" office:value="0.0183421" calcext:value-type="float">
            <text:p>0.0183421</text:p>
          </table:table-cell>
          <table:table-cell office:value-type="float" office:value="0.0267974" calcext:value-type="float">
            <text:p>0.0267974</text:p>
          </table:table-cell>
          <table:table-cell office:value-type="float" office:value="0.0241262" calcext:value-type="float">
            <text:p>0.0241262</text:p>
          </table:table-cell>
          <table:table-cell office:value-type="float" office:value="0.0282741" calcext:value-type="float">
            <text:p>0.0282741</text:p>
          </table:table-cell>
          <table:table-cell office:value-type="float" office:value="0.032038" calcext:value-type="float">
            <text:p>0.032038</text:p>
          </table:table-cell>
          <table:table-cell office:value-type="float" office:value="0.0314446" calcext:value-type="float">
            <text:p>0.0314446</text:p>
          </table:table-cell>
          <table:table-cell office:value-type="float" office:value="0.0302633" calcext:value-type="float">
            <text:p>0.0302633</text:p>
          </table:table-cell>
          <table:table-cell office:value-type="float" office:value="0.0287837" calcext:value-type="float">
            <text:p>0.0287837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0312787" calcext:value-type="float">
            <text:p>0.0312787</text:p>
          </table:table-cell>
          <table:table-cell office:value-type="float" office:value="0.0301249" calcext:value-type="float">
            <text:p>0.0301249</text:p>
          </table:table-cell>
          <table:table-cell office:value-type="float" office:value="0.0320468" calcext:value-type="float">
            <text:p>0.0320468</text:p>
          </table:table-cell>
          <table:table-cell office:value-type="float" office:value="0.0329552" calcext:value-type="float">
            <text:p>0.0329552</text:p>
          </table:table-cell>
          <table:table-cell office:value-type="float" office:value="0.0301193" calcext:value-type="float">
            <text:p>0.0301193</text:p>
          </table:table-cell>
          <table:table-cell office:value-type="float" office:value="0.0316577" calcext:value-type="float">
            <text:p>0.0316577</text:p>
          </table:table-cell>
          <table:table-cell office:value-type="float" office:value="0.0329281" calcext:value-type="float">
            <text:p>0.0329281</text:p>
          </table:table-cell>
          <table:table-cell office:value-type="float" office:value="0.0341864" calcext:value-type="float">
            <text:p>0.0341864</text:p>
          </table:table-cell>
          <table:table-cell office:value-type="float" office:value="0.0345449" calcext:value-type="float">
            <text:p>0.0345449</text:p>
          </table:table-cell>
          <table:table-cell office:value-type="float" office:value="0.0285798" calcext:value-type="float">
            <text:p>0.0285798</text:p>
          </table:table-cell>
          <table:table-cell office:value-type="float" office:value="0.0239841" calcext:value-type="float">
            <text:p>0.0239841</text:p>
          </table:table-cell>
          <table:table-cell office:value-type="float" office:value="0.0301933" calcext:value-type="float">
            <text:p>0.0301933</text:p>
          </table:table-cell>
          <table:table-cell office:value-type="float" office:value="0.0248072" calcext:value-type="float">
            <text:p>0.0248072</text:p>
          </table:table-cell>
          <table:table-cell table:number-columns-repeated="2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0.0281119" calcext:value-type="float">
            <text:p>0.0281119</text:p>
          </table:table-cell>
          <table:table-cell office:value-type="float" office:value="0.0362236" calcext:value-type="float">
            <text:p>0.0362236</text:p>
          </table:table-cell>
          <table:table-cell office:value-type="float" office:value="0.0362843" calcext:value-type="float">
            <text:p>0.0362843</text:p>
          </table:table-cell>
          <table:table-cell office:value-type="float" office:value="0.0183419" calcext:value-type="float">
            <text:p>0.0183419</text:p>
          </table:table-cell>
          <table:table-cell office:value-type="float" office:value="0.026797" calcext:value-type="float">
            <text:p>0.026797</text:p>
          </table:table-cell>
          <table:table-cell office:value-type="float" office:value="0.0241259" calcext:value-type="float">
            <text:p>0.0241259</text:p>
          </table:table-cell>
          <table:table-cell office:value-type="float" office:value="0.0282738" calcext:value-type="float">
            <text:p>0.0282738</text:p>
          </table:table-cell>
          <table:table-cell office:value-type="float" office:value="0.0320376" calcext:value-type="float">
            <text:p>0.0320376</text:p>
          </table:table-cell>
          <table:table-cell office:value-type="float" office:value="0.0314442" calcext:value-type="float">
            <text:p>0.0314442</text:p>
          </table:table-cell>
          <table:table-cell office:value-type="float" office:value="0.0302629" calcext:value-type="float">
            <text:p>0.0302629</text:p>
          </table:table-cell>
          <table:table-cell office:value-type="float" office:value="0.0287834" calcext:value-type="float">
            <text:p>0.0287834</text:p>
          </table:table-cell>
          <table:table-cell office:value-type="float" office:value="0.0305196" calcext:value-type="float">
            <text:p>0.0305196</text:p>
          </table:table-cell>
          <table:table-cell office:value-type="float" office:value="0.0312783" calcext:value-type="float">
            <text:p>0.0312783</text:p>
          </table:table-cell>
          <table:table-cell office:value-type="float" office:value="0.0301245" calcext:value-type="float">
            <text:p>0.0301245</text:p>
          </table:table-cell>
          <table:table-cell office:value-type="float" office:value="0.0320464" calcext:value-type="float">
            <text:p>0.0320464</text:p>
          </table:table-cell>
          <table:table-cell office:value-type="float" office:value="0.0329548" calcext:value-type="float">
            <text:p>0.0329548</text:p>
          </table:table-cell>
          <table:table-cell office:value-type="float" office:value="0.0301189" calcext:value-type="float">
            <text:p>0.0301189</text:p>
          </table:table-cell>
          <table:table-cell office:value-type="float" office:value="0.0316573" calcext:value-type="float">
            <text:p>0.0316573</text:p>
          </table:table-cell>
          <table:table-cell office:value-type="float" office:value="0.0329277" calcext:value-type="float">
            <text:p>0.0329277</text:p>
          </table:table-cell>
          <table:table-cell office:value-type="float" office:value="0.0341859" calcext:value-type="float">
            <text:p>0.0341859</text:p>
          </table:table-cell>
          <table:table-cell office:value-type="float" office:value="0.0345444" calcext:value-type="float">
            <text:p>0.0345444</text:p>
          </table:table-cell>
          <table:table-cell office:value-type="float" office:value="0.0285794" calcext:value-type="float">
            <text:p>0.0285794</text:p>
          </table:table-cell>
          <table:table-cell office:value-type="float" office:value="0.0239838" calcext:value-type="float">
            <text:p>0.0239838</text:p>
          </table:table-cell>
          <table:table-cell office:value-type="float" office:value="0.0301929" calcext:value-type="float">
            <text:p>0.0301929</text:p>
          </table:table-cell>
          <table:table-cell office:value-type="float" office:value="0.0248069" calcext:value-type="float">
            <text:p>0.0248069</text:p>
          </table:table-cell>
          <table:table-cell table:number-columns-repeated="2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0.0281116" calcext:value-type="float">
            <text:p>0.0281116</text:p>
          </table:table-cell>
          <table:table-cell office:value-type="float" office:value="0.0362232" calcext:value-type="float">
            <text:p>0.0362232</text:p>
          </table:table-cell>
          <table:table-cell office:value-type="float" office:value="0.0362839" calcext:value-type="float">
            <text:p>0.0362839</text:p>
          </table:table-cell>
          <table:table-cell office:value-type="float" office:value="0.0183418" calcext:value-type="float">
            <text:p>0.0183418</text:p>
          </table:table-cell>
          <table:table-cell office:value-type="float" office:value="0.0267968" calcext:value-type="float">
            <text:p>0.0267968</text:p>
          </table:table-cell>
          <table:table-cell office:value-type="float" office:value="0.0241256" calcext:value-type="float">
            <text:p>0.0241256</text:p>
          </table:table-cell>
          <table:table-cell office:value-type="float" office:value="0.0282735" calcext:value-type="float">
            <text:p>0.0282735</text:p>
          </table:table-cell>
          <table:table-cell office:value-type="float" office:value="0.0320373" calcext:value-type="float">
            <text:p>0.0320373</text:p>
          </table:table-cell>
          <table:table-cell office:value-type="float" office:value="0.0314439" calcext:value-type="float">
            <text:p>0.0314439</text:p>
          </table:table-cell>
          <table:table-cell office:value-type="float" office:value="0.0302626" calcext:value-type="float">
            <text:p>0.0302626</text:p>
          </table:table-cell>
          <table:table-cell office:value-type="float" office:value="0.0287831" calcext:value-type="float">
            <text:p>0.0287831</text:p>
          </table:table-cell>
          <table:table-cell office:value-type="float" office:value="0.0305193" calcext:value-type="float">
            <text:p>0.0305193</text:p>
          </table:table-cell>
          <table:table-cell office:value-type="float" office:value="0.031278" calcext:value-type="float">
            <text:p>0.031278</text:p>
          </table:table-cell>
          <table:table-cell office:value-type="float" office:value="0.0301242" calcext:value-type="float">
            <text:p>0.0301242</text:p>
          </table:table-cell>
          <table:table-cell office:value-type="float" office:value="0.032046" calcext:value-type="float">
            <text:p>0.032046</text:p>
          </table:table-cell>
          <table:table-cell office:value-type="float" office:value="0.0329544" calcext:value-type="float">
            <text:p>0.0329544</text:p>
          </table:table-cell>
          <table:table-cell office:value-type="float" office:value="0.0301186" calcext:value-type="float">
            <text:p>0.0301186</text:p>
          </table:table-cell>
          <table:table-cell office:value-type="float" office:value="0.031657" calcext:value-type="float">
            <text:p>0.031657</text:p>
          </table:table-cell>
          <table:table-cell office:value-type="float" office:value="0.0329273" calcext:value-type="float">
            <text:p>0.0329273</text:p>
          </table:table-cell>
          <table:table-cell office:value-type="float" office:value="0.0341856" calcext:value-type="float">
            <text:p>0.0341856</text:p>
          </table:table-cell>
          <table:table-cell office:value-type="float" office:value="0.0345441" calcext:value-type="float">
            <text:p>0.0345441</text:p>
          </table:table-cell>
          <table:table-cell office:value-type="float" office:value="0.0285792" calcext:value-type="float">
            <text:p>0.0285792</text:p>
          </table:table-cell>
          <table:table-cell office:value-type="float" office:value="0.0239836" calcext:value-type="float">
            <text:p>0.0239836</text:p>
          </table:table-cell>
          <table:table-cell office:value-type="float" office:value="0.0301926" calcext:value-type="float">
            <text:p>0.0301926</text:p>
          </table:table-cell>
          <table:table-cell office:value-type="float" office:value="0.0248066" calcext:value-type="float">
            <text:p>0.0248066</text:p>
          </table:table-cell>
          <table:table-cell table:number-columns-repeated="2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0.0281114" calcext:value-type="float">
            <text:p>0.0281114</text:p>
          </table:table-cell>
          <table:table-cell office:value-type="float" office:value="0.0362229" calcext:value-type="float">
            <text:p>0.0362229</text:p>
          </table:table-cell>
          <table:table-cell office:value-type="float" office:value="0.0362836" calcext:value-type="float">
            <text:p>0.0362836</text:p>
          </table:table-cell>
          <table:table-cell office:value-type="float" office:value="0.0183417" calcext:value-type="float">
            <text:p>0.0183417</text:p>
          </table:table-cell>
          <table:table-cell office:value-type="float" office:value="0.0267965" calcext:value-type="float">
            <text:p>0.0267965</text:p>
          </table:table-cell>
          <table:table-cell office:value-type="float" office:value="0.0241255" calcext:value-type="float">
            <text:p>0.0241255</text:p>
          </table:table-cell>
          <table:table-cell office:value-type="float" office:value="0.0282733" calcext:value-type="float">
            <text:p>0.0282733</text:p>
          </table:table-cell>
          <table:table-cell office:value-type="float" office:value="0.032037" calcext:value-type="float">
            <text:p>0.032037</text:p>
          </table:table-cell>
          <table:table-cell office:value-type="float" office:value="0.0314436" calcext:value-type="float">
            <text:p>0.0314436</text:p>
          </table:table-cell>
          <table:table-cell office:value-type="float" office:value="0.0302624" calcext:value-type="float">
            <text:p>0.0302624</text:p>
          </table:table-cell>
          <table:table-cell office:value-type="float" office:value="0.0287828" calcext:value-type="float">
            <text:p>0.0287828</text:p>
          </table:table-cell>
          <table:table-cell office:value-type="float" office:value="0.030519" calcext:value-type="float">
            <text:p>0.030519</text:p>
          </table:table-cell>
          <table:table-cell office:value-type="float" office:value="0.0312777" calcext:value-type="float">
            <text:p>0.0312777</text:p>
          </table:table-cell>
          <table:table-cell office:value-type="float" office:value="0.030124" calcext:value-type="float">
            <text:p>0.030124</text:p>
          </table:table-cell>
          <table:table-cell office:value-type="float" office:value="0.0320458" calcext:value-type="float">
            <text:p>0.0320458</text:p>
          </table:table-cell>
          <table:table-cell office:value-type="float" office:value="0.0329542" calcext:value-type="float">
            <text:p>0.0329542</text:p>
          </table:table-cell>
          <table:table-cell office:value-type="float" office:value="0.0301183" calcext:value-type="float">
            <text:p>0.0301183</text:p>
          </table:table-cell>
          <table:table-cell office:value-type="float" office:value="0.0316567" calcext:value-type="float">
            <text:p>0.0316567</text:p>
          </table:table-cell>
          <table:table-cell office:value-type="float" office:value="0.0329271" calcext:value-type="float">
            <text:p>0.0329271</text:p>
          </table:table-cell>
          <table:table-cell office:value-type="float" office:value="0.0341853" calcext:value-type="float">
            <text:p>0.0341853</text:p>
          </table:table-cell>
          <table:table-cell office:value-type="float" office:value="0.0345438" calcext:value-type="float">
            <text:p>0.0345438</text:p>
          </table:table-cell>
          <table:table-cell office:value-type="float" office:value="0.0285789" calcext:value-type="float">
            <text:p>0.0285789</text:p>
          </table:table-cell>
          <table:table-cell office:value-type="float" office:value="0.0239834" calcext:value-type="float">
            <text:p>0.0239834</text:p>
          </table:table-cell>
          <table:table-cell office:value-type="float" office:value="0.0301923" calcext:value-type="float">
            <text:p>0.0301923</text:p>
          </table:table-cell>
          <table:table-cell office:value-type="float" office:value="0.0248064" calcext:value-type="float">
            <text:p>0.0248064</text:p>
          </table:table-cell>
          <table:table-cell table:number-columns-repeated="2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0.0281112" calcext:value-type="float">
            <text:p>0.0281112</text:p>
          </table:table-cell>
          <table:table-cell office:value-type="float" office:value="0.0362227" calcext:value-type="float">
            <text:p>0.0362227</text:p>
          </table:table-cell>
          <table:table-cell office:value-type="float" office:value="0.0362834" calcext:value-type="float">
            <text:p>0.0362834</text:p>
          </table:table-cell>
          <table:table-cell office:value-type="float" office:value="0.0183416" calcext:value-type="float">
            <text:p>0.0183416</text:p>
          </table:table-cell>
          <table:table-cell office:value-type="float" office:value="0.0267964" calcext:value-type="float">
            <text:p>0.0267964</text:p>
          </table:table-cell>
          <table:table-cell office:value-type="float" office:value="0.0241253" calcext:value-type="float">
            <text:p>0.0241253</text:p>
          </table:table-cell>
          <table:table-cell office:value-type="float" office:value="0.0282731" calcext:value-type="float">
            <text:p>0.0282731</text:p>
          </table:table-cell>
          <table:table-cell office:value-type="float" office:value="0.0320368" calcext:value-type="float">
            <text:p>0.0320368</text:p>
          </table:table-cell>
          <table:table-cell office:value-type="float" office:value="0.0314434" calcext:value-type="float">
            <text:p>0.0314434</text:p>
          </table:table-cell>
          <table:table-cell office:value-type="float" office:value="0.0302622" calcext:value-type="float">
            <text:p>0.0302622</text:p>
          </table:table-cell>
          <table:table-cell office:value-type="float" office:value="0.0287827" calcext:value-type="float">
            <text:p>0.0287827</text:p>
          </table:table-cell>
          <table:table-cell office:value-type="float" office:value="0.0305188" calcext:value-type="float">
            <text:p>0.0305188</text:p>
          </table:table-cell>
          <table:table-cell office:value-type="float" office:value="0.0312775" calcext:value-type="float">
            <text:p>0.0312775</text:p>
          </table:table-cell>
          <table:table-cell office:value-type="float" office:value="0.0301238" calcext:value-type="float">
            <text:p>0.0301238</text:p>
          </table:table-cell>
          <table:table-cell office:value-type="float" office:value="0.0320456" calcext:value-type="float">
            <text:p>0.0320456</text:p>
          </table:table-cell>
          <table:table-cell office:value-type="float" office:value="0.0329539" calcext:value-type="float">
            <text:p>0.0329539</text:p>
          </table:table-cell>
          <table:table-cell office:value-type="float" office:value="0.0301182" calcext:value-type="float">
            <text:p>0.0301182</text:p>
          </table:table-cell>
          <table:table-cell office:value-type="float" office:value="0.0316565" calcext:value-type="float">
            <text:p>0.0316565</text:p>
          </table:table-cell>
          <table:table-cell office:value-type="float" office:value="0.0329268" calcext:value-type="float">
            <text:p>0.0329268</text:p>
          </table:table-cell>
          <table:table-cell office:value-type="float" office:value="0.0341851" calcext:value-type="float">
            <text:p>0.0341851</text:p>
          </table:table-cell>
          <table:table-cell office:value-type="float" office:value="0.0345436" calcext:value-type="float">
            <text:p>0.0345436</text:p>
          </table:table-cell>
          <table:table-cell office:value-type="float" office:value="0.0285788" calcext:value-type="float">
            <text:p>0.0285788</text:p>
          </table:table-cell>
          <table:table-cell office:value-type="float" office:value="0.0239833" calcext:value-type="float">
            <text:p>0.0239833</text:p>
          </table:table-cell>
          <table:table-cell office:value-type="float" office:value="0.0301921" calcext:value-type="float">
            <text:p>0.0301921</text:p>
          </table:table-cell>
          <table:table-cell office:value-type="float" office:value="0.0248063" calcext:value-type="float">
            <text:p>0.0248063</text:p>
          </table:table-cell>
          <table:table-cell table:number-columns-repeated="2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0.0281111" calcext:value-type="float">
            <text:p>0.0281111</text:p>
          </table:table-cell>
          <table:table-cell office:value-type="float" office:value="0.0362225" calcext:value-type="float">
            <text:p>0.0362225</text:p>
          </table:table-cell>
          <table:table-cell office:value-type="float" office:value="0.0362832" calcext:value-type="float">
            <text:p>0.0362832</text:p>
          </table:table-cell>
          <table:table-cell office:value-type="float" office:value="0.0183415" calcext:value-type="float">
            <text:p>0.0183415</text:p>
          </table:table-cell>
          <table:table-cell office:value-type="float" office:value="0.0267962" calcext:value-type="float">
            <text:p>0.0267962</text:p>
          </table:table-cell>
          <table:table-cell office:value-type="float" office:value="0.0241252" calcext:value-type="float">
            <text:p>0.0241252</text:p>
          </table:table-cell>
          <table:table-cell office:value-type="float" office:value="0.0282729" calcext:value-type="float">
            <text:p>0.0282729</text:p>
          </table:table-cell>
          <table:table-cell office:value-type="float" office:value="0.0320366" calcext:value-type="float">
            <text:p>0.0320366</text:p>
          </table:table-cell>
          <table:table-cell office:value-type="float" office:value="0.0314433" calcext:value-type="float">
            <text:p>0.0314433</text:p>
          </table:table-cell>
          <table:table-cell office:value-type="float" office:value="0.030262" calcext:value-type="float">
            <text:p>0.030262</text:p>
          </table:table-cell>
          <table:table-cell office:value-type="float" office:value="0.0287825" calcext:value-type="float">
            <text:p>0.0287825</text:p>
          </table:table-cell>
          <table:table-cell office:value-type="float" office:value="0.0305187" calcext:value-type="float">
            <text:p>0.0305187</text:p>
          </table:table-cell>
          <table:table-cell office:value-type="float" office:value="0.0312774" calcext:value-type="float">
            <text:p>0.0312774</text:p>
          </table:table-cell>
          <table:table-cell office:value-type="float" office:value="0.0301236" calcext:value-type="float">
            <text:p>0.0301236</text:p>
          </table:table-cell>
          <table:table-cell office:value-type="float" office:value="0.0320454" calcext:value-type="float">
            <text:p>0.0320454</text:p>
          </table:table-cell>
          <table:table-cell office:value-type="float" office:value="0.0329538" calcext:value-type="float">
            <text:p>0.0329538</text:p>
          </table:table-cell>
          <table:table-cell office:value-type="float" office:value="0.030118" calcext:value-type="float">
            <text:p>0.030118</text:p>
          </table:table-cell>
          <table:table-cell office:value-type="float" office:value="0.0316564" calcext:value-type="float">
            <text:p>0.0316564</text:p>
          </table:table-cell>
          <table:table-cell office:value-type="float" office:value="0.0329267" calcext:value-type="float">
            <text:p>0.0329267</text:p>
          </table:table-cell>
          <table:table-cell office:value-type="float" office:value="0.0341849" calcext:value-type="float">
            <text:p>0.0341849</text:p>
          </table:table-cell>
          <table:table-cell office:value-type="float" office:value="0.0345434" calcext:value-type="float">
            <text:p>0.0345434</text:p>
          </table:table-cell>
          <table:table-cell office:value-type="float" office:value="0.0285786" calcext:value-type="float">
            <text:p>0.0285786</text:p>
          </table:table-cell>
          <table:table-cell office:value-type="float" office:value="0.0239832" calcext:value-type="float">
            <text:p>0.0239832</text:p>
          </table:table-cell>
          <table:table-cell office:value-type="float" office:value="0.030192" calcext:value-type="float">
            <text:p>0.030192</text:p>
          </table:table-cell>
          <table:table-cell office:value-type="float" office:value="0.0248062" calcext:value-type="float">
            <text:p>0.0248062</text:p>
          </table:table-cell>
          <table:table-cell table:number-columns-repeated="2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0.0281109" calcext:value-type="float">
            <text:p>0.0281109</text:p>
          </table:table-cell>
          <table:table-cell office:value-type="float" office:value="0.0362223" calcext:value-type="float">
            <text:p>0.0362223</text:p>
          </table:table-cell>
          <table:table-cell office:value-type="float" office:value="0.036283" calcext:value-type="float">
            <text:p>0.036283</text:p>
          </table:table-cell>
          <table:table-cell office:value-type="float" office:value="0.0183414" calcext:value-type="float">
            <text:p>0.0183414</text:p>
          </table:table-cell>
          <table:table-cell office:value-type="float" office:value="0.0267961" calcext:value-type="float">
            <text:p>0.0267961</text:p>
          </table:table-cell>
          <table:table-cell office:value-type="float" office:value="0.0241251" calcext:value-type="float">
            <text:p>0.0241251</text:p>
          </table:table-cell>
          <table:table-cell office:value-type="float" office:value="0.0282728" calcext:value-type="float">
            <text:p>0.0282728</text:p>
          </table:table-cell>
          <table:table-cell office:value-type="float" office:value="0.0320365" calcext:value-type="float">
            <text:p>0.0320365</text:p>
          </table:table-cell>
          <table:table-cell office:value-type="float" office:value="0.0314432" calcext:value-type="float">
            <text:p>0.0314432</text:p>
          </table:table-cell>
          <table:table-cell office:value-type="float" office:value="0.0302619" calcext:value-type="float">
            <text:p>0.0302619</text:p>
          </table:table-cell>
          <table:table-cell office:value-type="float" office:value="0.0287824" calcext:value-type="float">
            <text:p>0.0287824</text:p>
          </table:table-cell>
          <table:table-cell office:value-type="float" office:value="0.0305186" calcext:value-type="float">
            <text:p>0.0305186</text:p>
          </table:table-cell>
          <table:table-cell office:value-type="float" office:value="0.0312772" calcext:value-type="float">
            <text:p>0.0312772</text:p>
          </table:table-cell>
          <table:table-cell office:value-type="float" office:value="0.0301235" calcext:value-type="float">
            <text:p>0.0301235</text:p>
          </table:table-cell>
          <table:table-cell office:value-type="float" office:value="0.0320453" calcext:value-type="float">
            <text:p>0.0320453</text:p>
          </table:table-cell>
          <table:table-cell office:value-type="float" office:value="0.0329536" calcext:value-type="float">
            <text:p>0.0329536</text:p>
          </table:table-cell>
          <table:table-cell office:value-type="float" office:value="0.0301179" calcext:value-type="float">
            <text:p>0.0301179</text:p>
          </table:table-cell>
          <table:table-cell office:value-type="float" office:value="0.0316562" calcext:value-type="float">
            <text:p>0.0316562</text:p>
          </table:table-cell>
          <table:table-cell office:value-type="float" office:value="0.0329265" calcext:value-type="float">
            <text:p>0.0329265</text:p>
          </table:table-cell>
          <table:table-cell office:value-type="float" office:value="0.0341847" calcext:value-type="float">
            <text:p>0.0341847</text:p>
          </table:table-cell>
          <table:table-cell office:value-type="float" office:value="0.0345432" calcext:value-type="float">
            <text:p>0.0345432</text:p>
          </table:table-cell>
          <table:table-cell office:value-type="float" office:value="0.0285785" calcext:value-type="float">
            <text:p>0.0285785</text:p>
          </table:table-cell>
          <table:table-cell office:value-type="float" office:value="0.0239831" calcext:value-type="float">
            <text:p>0.0239831</text:p>
          </table:table-cell>
          <table:table-cell office:value-type="float" office:value="0.0301919" calcext:value-type="float">
            <text:p>0.0301919</text:p>
          </table:table-cell>
          <table:table-cell office:value-type="float" office:value="0.0248061" calcext:value-type="float">
            <text:p>0.0248061</text:p>
          </table:table-cell>
          <table:table-cell table:number-columns-repeated="2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0.0281109" calcext:value-type="float">
            <text:p>0.0281109</text:p>
          </table:table-cell>
          <table:table-cell office:value-type="float" office:value="0.0362222" calcext:value-type="float">
            <text:p>0.0362222</text:p>
          </table:table-cell>
          <table:table-cell office:value-type="float" office:value="0.0362829" calcext:value-type="float">
            <text:p>0.0362829</text:p>
          </table:table-cell>
          <table:table-cell office:value-type="float" office:value="0.0183414" calcext:value-type="float">
            <text:p>0.0183414</text:p>
          </table:table-cell>
          <table:table-cell office:value-type="float" office:value="0.0267961" calcext:value-type="float">
            <text:p>0.0267961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82727" calcext:value-type="float">
            <text:p>0.0282727</text:p>
          </table:table-cell>
          <table:table-cell office:value-type="float" office:value="0.0320364" calcext:value-type="float">
            <text:p>0.0320364</text:p>
          </table:table-cell>
          <table:table-cell office:value-type="float" office:value="0.0314431" calcext:value-type="float">
            <text:p>0.0314431</text:p>
          </table:table-cell>
          <table:table-cell office:value-type="float" office:value="0.0302618" calcext:value-type="float">
            <text:p>0.0302618</text:p>
          </table:table-cell>
          <table:table-cell office:value-type="float" office:value="0.0287823" calcext:value-type="float">
            <text:p>0.0287823</text:p>
          </table:table-cell>
          <table:table-cell office:value-type="float" office:value="0.0305185" calcext:value-type="float">
            <text:p>0.0305185</text:p>
          </table:table-cell>
          <table:table-cell office:value-type="float" office:value="0.0312771" calcext:value-type="float">
            <text:p>0.0312771</text:p>
          </table:table-cell>
          <table:table-cell office:value-type="float" office:value="0.0301234" calcext:value-type="float">
            <text:p>0.0301234</text:p>
          </table:table-cell>
          <table:table-cell office:value-type="float" office:value="0.0320452" calcext:value-type="float">
            <text:p>0.0320452</text:p>
          </table:table-cell>
          <table:table-cell office:value-type="float" office:value="0.0329535" calcext:value-type="float">
            <text:p>0.0329535</text:p>
          </table:table-cell>
          <table:table-cell office:value-type="float" office:value="0.0301178" calcext:value-type="float">
            <text:p>0.0301178</text:p>
          </table:table-cell>
          <table:table-cell office:value-type="float" office:value="0.0316561" calcext:value-type="float">
            <text:p>0.0316561</text:p>
          </table:table-cell>
          <table:table-cell office:value-type="float" office:value="0.0329264" calcext:value-type="float">
            <text:p>0.0329264</text:p>
          </table:table-cell>
          <table:table-cell office:value-type="float" office:value="0.0341846" calcext:value-type="float">
            <text:p>0.0341846</text:p>
          </table:table-cell>
          <table:table-cell office:value-type="float" office:value="0.0345431" calcext:value-type="float">
            <text:p>0.0345431</text:p>
          </table:table-cell>
          <table:table-cell office:value-type="float" office:value="0.0285784" calcext:value-type="float">
            <text:p>0.0285784</text:p>
          </table:table-cell>
          <table:table-cell office:value-type="float" office:value="0.023983" calcext:value-type="float">
            <text:p>0.023983</text:p>
          </table:table-cell>
          <table:table-cell office:value-type="float" office:value="0.0301918" calcext:value-type="float">
            <text:p>0.0301918</text:p>
          </table:table-cell>
          <table:table-cell office:value-type="float" office:value="0.024806" calcext:value-type="float">
            <text:p>0.024806</text:p>
          </table:table-cell>
          <table:table-cell table:number-columns-repeated="2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0.0281108" calcext:value-type="float">
            <text:p>0.0281108</text:p>
          </table:table-cell>
          <table:table-cell office:value-type="float" office:value="0.0362221" calcext:value-type="float">
            <text:p>0.0362221</text:p>
          </table:table-cell>
          <table:table-cell office:value-type="float" office:value="0.0362828" calcext:value-type="float">
            <text:p>0.0362828</text:p>
          </table:table-cell>
          <table:table-cell office:value-type="float" office:value="0.0183413" calcext:value-type="float">
            <text:p>0.0183413</text:p>
          </table:table-cell>
          <table:table-cell office:value-type="float" office:value="0.026796" calcext:value-type="float">
            <text:p>0.026796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82727" calcext:value-type="float">
            <text:p>0.0282727</text:p>
          </table:table-cell>
          <table:table-cell office:value-type="float" office:value="0.0320363" calcext:value-type="float">
            <text:p>0.0320363</text:p>
          </table:table-cell>
          <table:table-cell office:value-type="float" office:value="0.031443" calcext:value-type="float">
            <text:p>0.031443</text:p>
          </table:table-cell>
          <table:table-cell office:value-type="float" office:value="0.0302617" calcext:value-type="float">
            <text:p>0.0302617</text:p>
          </table:table-cell>
          <table:table-cell office:value-type="float" office:value="0.0287822" calcext:value-type="float">
            <text:p>0.0287822</text:p>
          </table:table-cell>
          <table:table-cell office:value-type="float" office:value="0.0305184" calcext:value-type="float">
            <text:p>0.0305184</text:p>
          </table:table-cell>
          <table:table-cell office:value-type="float" office:value="0.031277" calcext:value-type="float">
            <text:p>0.031277</text:p>
          </table:table-cell>
          <table:table-cell office:value-type="float" office:value="0.0301233" calcext:value-type="float">
            <text:p>0.0301233</text:p>
          </table:table-cell>
          <table:table-cell office:value-type="float" office:value="0.0320451" calcext:value-type="float">
            <text:p>0.0320451</text:p>
          </table:table-cell>
          <table:table-cell office:value-type="float" office:value="0.0329534" calcext:value-type="float">
            <text:p>0.0329534</text:p>
          </table:table-cell>
          <table:table-cell office:value-type="float" office:value="0.0301177" calcext:value-type="float">
            <text:p>0.0301177</text:p>
          </table:table-cell>
          <table:table-cell office:value-type="float" office:value="0.031656" calcext:value-type="float">
            <text:p>0.031656</text:p>
          </table:table-cell>
          <table:table-cell office:value-type="float" office:value="0.0329263" calcext:value-type="float">
            <text:p>0.0329263</text:p>
          </table:table-cell>
          <table:table-cell office:value-type="float" office:value="0.0341845" calcext:value-type="float">
            <text:p>0.0341845</text:p>
          </table:table-cell>
          <table:table-cell office:value-type="float" office:value="0.034543" calcext:value-type="float">
            <text:p>0.034543</text:p>
          </table:table-cell>
          <table:table-cell office:value-type="float" office:value="0.0285783" calcext:value-type="float">
            <text:p>0.0285783</text:p>
          </table:table-cell>
          <table:table-cell office:value-type="float" office:value="0.023983" calcext:value-type="float">
            <text:p>0.023983</text:p>
          </table:table-cell>
          <table:table-cell office:value-type="float" office:value="0.0301917" calcext:value-type="float">
            <text:p>0.0301917</text:p>
          </table:table-cell>
          <table:table-cell office:value-type="float" office:value="0.0248059" calcext:value-type="float">
            <text:p>0.0248059</text:p>
          </table:table-cell>
          <table:table-cell table:number-columns-repeated="2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0.0281107" calcext:value-type="float">
            <text:p>0.0281107</text:p>
          </table:table-cell>
          <table:table-cell office:value-type="float" office:value="0.036222" calcext:value-type="float">
            <text:p>0.036222</text:p>
          </table:table-cell>
          <table:table-cell office:value-type="float" office:value="0.0362827" calcext:value-type="float">
            <text:p>0.0362827</text:p>
          </table:table-cell>
          <table:table-cell office:value-type="float" office:value="0.0183413" calcext:value-type="float">
            <text:p>0.0183413</text:p>
          </table:table-cell>
          <table:table-cell office:value-type="float" office:value="0.0267959" calcext:value-type="float">
            <text:p>0.0267959</text:p>
          </table:table-cell>
          <table:table-cell office:value-type="float" office:value="0.0241249" calcext:value-type="float">
            <text:p>0.0241249</text:p>
          </table:table-cell>
          <table:table-cell office:value-type="float" office:value="0.0282726" calcext:value-type="float">
            <text:p>0.0282726</text:p>
          </table:table-cell>
          <table:table-cell office:value-type="float" office:value="0.0320363" calcext:value-type="float">
            <text:p>0.0320363</text:p>
          </table:table-cell>
          <table:table-cell office:value-type="float" office:value="0.0314429" calcext:value-type="float">
            <text:p>0.0314429</text:p>
          </table:table-cell>
          <table:table-cell office:value-type="float" office:value="0.0302617" calcext:value-type="float">
            <text:p>0.0302617</text:p>
          </table:table-cell>
          <table:table-cell office:value-type="float" office:value="0.0287822" calcext:value-type="float">
            <text:p>0.0287822</text:p>
          </table:table-cell>
          <table:table-cell office:value-type="float" office:value="0.0305183" calcext:value-type="float">
            <text:p>0.0305183</text:p>
          </table:table-cell>
          <table:table-cell office:value-type="float" office:value="0.031277" calcext:value-type="float">
            <text:p>0.031277</text:p>
          </table:table-cell>
          <table:table-cell office:value-type="float" office:value="0.0301233" calcext:value-type="float">
            <text:p>0.0301233</text:p>
          </table:table-cell>
          <table:table-cell office:value-type="float" office:value="0.032045" calcext:value-type="float">
            <text:p>0.032045</text:p>
          </table:table-cell>
          <table:table-cell office:value-type="float" office:value="0.0329534" calcext:value-type="float">
            <text:p>0.0329534</text:p>
          </table:table-cell>
          <table:table-cell office:value-type="float" office:value="0.0301176" calcext:value-type="float">
            <text:p>0.0301176</text:p>
          </table:table-cell>
          <table:table-cell office:value-type="float" office:value="0.031656" calcext:value-type="float">
            <text:p>0.031656</text:p>
          </table:table-cell>
          <table:table-cell office:value-type="float" office:value="0.0329263" calcext:value-type="float">
            <text:p>0.0329263</text:p>
          </table:table-cell>
          <table:table-cell office:value-type="float" office:value="0.0341845" calcext:value-type="float">
            <text:p>0.0341845</text:p>
          </table:table-cell>
          <table:table-cell office:value-type="float" office:value="0.0345429" calcext:value-type="float">
            <text:p>0.0345429</text:p>
          </table:table-cell>
          <table:table-cell office:value-type="float" office:value="0.0285783" calcext:value-type="float">
            <text:p>0.0285783</text:p>
          </table:table-cell>
          <table:table-cell office:value-type="float" office:value="0.0239829" calcext:value-type="float">
            <text:p>0.0239829</text:p>
          </table:table-cell>
          <table:table-cell office:value-type="float" office:value="0.0301916" calcext:value-type="float">
            <text:p>0.0301916</text:p>
          </table:table-cell>
          <table:table-cell office:value-type="float" office:value="0.0248059" calcext:value-type="float">
            <text:p>0.0248059</text:p>
          </table:table-cell>
          <table:table-cell table:number-columns-repeated="2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0.0281107" calcext:value-type="float">
            <text:p>0.0281107</text:p>
          </table:table-cell>
          <table:table-cell office:value-type="float" office:value="0.036222" calcext:value-type="float">
            <text:p>0.036222</text:p>
          </table:table-cell>
          <table:table-cell office:value-type="float" office:value="0.0362827" calcext:value-type="float">
            <text:p>0.0362827</text:p>
          </table:table-cell>
          <table:table-cell office:value-type="float" office:value="0.0183413" calcext:value-type="float">
            <text:p>0.0183413</text:p>
          </table:table-cell>
          <table:table-cell office:value-type="float" office:value="0.0267959" calcext:value-type="float">
            <text:p>0.0267959</text:p>
          </table:table-cell>
          <table:table-cell office:value-type="float" office:value="0.0241249" calcext:value-type="float">
            <text:p>0.0241249</text:p>
          </table:table-cell>
          <table:table-cell office:value-type="float" office:value="0.0282726" calcext:value-type="float">
            <text:p>0.0282726</text:p>
          </table:table-cell>
          <table:table-cell office:value-type="float" office:value="0.0320362" calcext:value-type="float">
            <text:p>0.0320362</text:p>
          </table:table-cell>
          <table:table-cell office:value-type="float" office:value="0.0314429" calcext:value-type="float">
            <text:p>0.0314429</text:p>
          </table:table-cell>
          <table:table-cell office:value-type="float" office:value="0.0302616" calcext:value-type="float">
            <text:p>0.0302616</text:p>
          </table:table-cell>
          <table:table-cell office:value-type="float" office:value="0.0287821" calcext:value-type="float">
            <text:p>0.0287821</text:p>
          </table:table-cell>
          <table:table-cell office:value-type="float" office:value="0.0305183" calcext:value-type="float">
            <text:p>0.0305183</text:p>
          </table:table-cell>
          <table:table-cell office:value-type="float" office:value="0.0312769" calcext:value-type="float">
            <text:p>0.0312769</text:p>
          </table:table-cell>
          <table:table-cell office:value-type="float" office:value="0.0301232" calcext:value-type="float">
            <text:p>0.0301232</text:p>
          </table:table-cell>
          <table:table-cell office:value-type="float" office:value="0.0320449" calcext:value-type="float">
            <text:p>0.0320449</text:p>
          </table:table-cell>
          <table:table-cell office:value-type="float" office:value="0.0329533" calcext:value-type="float">
            <text:p>0.0329533</text:p>
          </table:table-cell>
          <table:table-cell office:value-type="float" office:value="0.0301176" calcext:value-type="float">
            <text:p>0.0301176</text:p>
          </table:table-cell>
          <table:table-cell office:value-type="float" office:value="0.0316559" calcext:value-type="float">
            <text:p>0.0316559</text:p>
          </table:table-cell>
          <table:table-cell office:value-type="float" office:value="0.0329262" calcext:value-type="float">
            <text:p>0.0329262</text:p>
          </table:table-cell>
          <table:table-cell office:value-type="float" office:value="0.0341844" calcext:value-type="float">
            <text:p>0.0341844</text:p>
          </table:table-cell>
          <table:table-cell office:value-type="float" office:value="0.0345429" calcext:value-type="float">
            <text:p>0.0345429</text:p>
          </table:table-cell>
          <table:table-cell office:value-type="float" office:value="0.0285782" calcext:value-type="float">
            <text:p>0.0285782</text:p>
          </table:table-cell>
          <table:table-cell office:value-type="float" office:value="0.0239829" calcext:value-type="float">
            <text:p>0.0239829</text:p>
          </table:table-cell>
          <table:table-cell office:value-type="float" office:value="0.0301916" calcext:value-type="float">
            <text:p>0.0301916</text:p>
          </table:table-cell>
          <table:table-cell office:value-type="float" office:value="0.0248059" calcext:value-type="float">
            <text:p>0.0248059</text:p>
          </table:table-cell>
          <table:table-cell table:number-columns-repeated="2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0.0281106" calcext:value-type="float">
            <text:p>0.0281106</text:p>
          </table:table-cell>
          <table:table-cell office:value-type="float" office:value="0.0362219" calcext:value-type="float">
            <text:p>0.0362219</text:p>
          </table:table-cell>
          <table:table-cell office:value-type="float" office:value="0.0362826" calcext:value-type="float">
            <text:p>0.0362826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9" calcext:value-type="float">
            <text:p>0.0267959</text:p>
          </table:table-cell>
          <table:table-cell office:value-type="float" office:value="0.0241249" calcext:value-type="float">
            <text:p>0.0241249</text:p>
          </table:table-cell>
          <table:table-cell office:value-type="float" office:value="0.0282725" calcext:value-type="float">
            <text:p>0.0282725</text:p>
          </table:table-cell>
          <table:table-cell office:value-type="float" office:value="0.0320362" calcext:value-type="float">
            <text:p>0.0320362</text:p>
          </table:table-cell>
          <table:table-cell office:value-type="float" office:value="0.0314428" calcext:value-type="float">
            <text:p>0.0314428</text:p>
          </table:table-cell>
          <table:table-cell office:value-type="float" office:value="0.0302616" calcext:value-type="float">
            <text:p>0.0302616</text:p>
          </table:table-cell>
          <table:table-cell office:value-type="float" office:value="0.0287821" calcext:value-type="float">
            <text:p>0.0287821</text:p>
          </table:table-cell>
          <table:table-cell office:value-type="float" office:value="0.0305182" calcext:value-type="float">
            <text:p>0.0305182</text:p>
          </table:table-cell>
          <table:table-cell office:value-type="float" office:value="0.0312769" calcext:value-type="float">
            <text:p>0.0312769</text:p>
          </table:table-cell>
          <table:table-cell office:value-type="float" office:value="0.0301232" calcext:value-type="float">
            <text:p>0.0301232</text:p>
          </table:table-cell>
          <table:table-cell office:value-type="float" office:value="0.0320449" calcext:value-type="float">
            <text:p>0.0320449</text:p>
          </table:table-cell>
          <table:table-cell office:value-type="float" office:value="0.0329533" calcext:value-type="float">
            <text:p>0.0329533</text:p>
          </table:table-cell>
          <table:table-cell office:value-type="float" office:value="0.0301176" calcext:value-type="float">
            <text:p>0.0301176</text:p>
          </table:table-cell>
          <table:table-cell office:value-type="float" office:value="0.0316559" calcext:value-type="float">
            <text:p>0.0316559</text:p>
          </table:table-cell>
          <table:table-cell office:value-type="float" office:value="0.0329262" calcext:value-type="float">
            <text:p>0.0329262</text:p>
          </table:table-cell>
          <table:table-cell office:value-type="float" office:value="0.0341844" calcext:value-type="float">
            <text:p>0.0341844</text:p>
          </table:table-cell>
          <table:table-cell office:value-type="float" office:value="0.0345428" calcext:value-type="float">
            <text:p>0.0345428</text:p>
          </table:table-cell>
          <table:table-cell office:value-type="float" office:value="0.0285782" calcext:value-type="float">
            <text:p>0.0285782</text:p>
          </table:table-cell>
          <table:table-cell office:value-type="float" office:value="0.0239828" calcext:value-type="float">
            <text:p>0.0239828</text:p>
          </table:table-cell>
          <table:table-cell office:value-type="float" office:value="0.0301915" calcext:value-type="float">
            <text:p>0.0301915</text:p>
          </table:table-cell>
          <table:table-cell office:value-type="float" office:value="0.0248058" calcext:value-type="float">
            <text:p>0.0248058</text:p>
          </table:table-cell>
          <table:table-cell/>
          <table:table-cell office:value-type="string" calcext:value-type="string">
            <text:p>D = 0.9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0.0281106" calcext:value-type="float">
            <text:p>0.0281106</text:p>
          </table:table-cell>
          <table:table-cell office:value-type="float" office:value="0.0362219" calcext:value-type="float">
            <text:p>0.0362219</text:p>
          </table:table-cell>
          <table:table-cell office:value-type="float" office:value="0.0362826" calcext:value-type="float">
            <text:p>0.0362826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8" calcext:value-type="float">
            <text:p>0.0267958</text:p>
          </table:table-cell>
          <table:table-cell office:value-type="float" office:value="0.0241248" calcext:value-type="float">
            <text:p>0.0241248</text:p>
          </table:table-cell>
          <table:table-cell office:value-type="float" office:value="0.0282725" calcext:value-type="float">
            <text:p>0.0282725</text:p>
          </table:table-cell>
          <table:table-cell office:value-type="float" office:value="0.0320361" calcext:value-type="float">
            <text:p>0.0320361</text:p>
          </table:table-cell>
          <table:table-cell office:value-type="float" office:value="0.0314428" calcext:value-type="float">
            <text:p>0.0314428</text:p>
          </table:table-cell>
          <table:table-cell office:value-type="float" office:value="0.0302616" calcext:value-type="float">
            <text:p>0.0302616</text:p>
          </table:table-cell>
          <table:table-cell office:value-type="float" office:value="0.0287821" calcext:value-type="float">
            <text:p>0.0287821</text:p>
          </table:table-cell>
          <table:table-cell office:value-type="float" office:value="0.0305182" calcext:value-type="float">
            <text:p>0.0305182</text:p>
          </table:table-cell>
          <table:table-cell office:value-type="float" office:value="0.0312768" calcext:value-type="float">
            <text:p>0.0312768</text:p>
          </table:table-cell>
          <table:table-cell office:value-type="float" office:value="0.0301232" calcext:value-type="float">
            <text:p>0.0301232</text:p>
          </table:table-cell>
          <table:table-cell office:value-type="float" office:value="0.0320449" calcext:value-type="float">
            <text:p>0.0320449</text:p>
          </table:table-cell>
          <table:table-cell office:value-type="float" office:value="0.0329532" calcext:value-type="float">
            <text:p>0.0329532</text:p>
          </table:table-cell>
          <table:table-cell office:value-type="float" office:value="0.0301175" calcext:value-type="float">
            <text:p>0.0301175</text:p>
          </table:table-cell>
          <table:table-cell office:value-type="float" office:value="0.0316558" calcext:value-type="float">
            <text:p>0.0316558</text:p>
          </table:table-cell>
          <table:table-cell office:value-type="float" office:value="0.0329261" calcext:value-type="float">
            <text:p>0.0329261</text:p>
          </table:table-cell>
          <table:table-cell office:value-type="float" office:value="0.0341843" calcext:value-type="float">
            <text:p>0.0341843</text:p>
          </table:table-cell>
          <table:table-cell office:value-type="float" office:value="0.0345428" calcext:value-type="float">
            <text:p>0.0345428</text:p>
          </table:table-cell>
          <table:table-cell office:value-type="float" office:value="0.0285782" calcext:value-type="float">
            <text:p>0.0285782</text:p>
          </table:table-cell>
          <table:table-cell office:value-type="float" office:value="0.0239828" calcext:value-type="float">
            <text:p>0.0239828</text:p>
          </table:table-cell>
          <table:table-cell office:value-type="float" office:value="0.0301915" calcext:value-type="float">
            <text:p>0.0301915</text:p>
          </table:table-cell>
          <table:table-cell office:value-type="float" office:value="0.0248058" calcext:value-type="float">
            <text:p>0.0248058</text:p>
          </table:table-cell>
          <table:table-cell table:number-columns-repeated="2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0.0281106" calcext:value-type="float">
            <text:p>0.0281106</text:p>
          </table:table-cell>
          <table:table-cell office:value-type="float" office:value="0.0362218" calcext:value-type="float">
            <text:p>0.0362218</text:p>
          </table:table-cell>
          <table:table-cell office:value-type="float" office:value="0.0362826" calcext:value-type="float">
            <text:p>0.0362826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8" calcext:value-type="float">
            <text:p>0.0267958</text:p>
          </table:table-cell>
          <table:table-cell office:value-type="float" office:value="0.0241248" calcext:value-type="float">
            <text:p>0.0241248</text:p>
          </table:table-cell>
          <table:table-cell office:value-type="float" office:value="0.0282725" calcext:value-type="float">
            <text:p>0.0282725</text:p>
          </table:table-cell>
          <table:table-cell office:value-type="float" office:value="0.0320361" calcext:value-type="float">
            <text:p>0.0320361</text:p>
          </table:table-cell>
          <table:table-cell office:value-type="float" office:value="0.0314428" calcext:value-type="float">
            <text:p>0.0314428</text:p>
          </table:table-cell>
          <table:table-cell office:value-type="float" office:value="0.0302615" calcext:value-type="float">
            <text:p>0.0302615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2" calcext:value-type="float">
            <text:p>0.0305182</text:p>
          </table:table-cell>
          <table:table-cell office:value-type="float" office:value="0.0312768" calcext:value-type="float">
            <text:p>0.0312768</text:p>
          </table:table-cell>
          <table:table-cell office:value-type="float" office:value="0.0301231" calcext:value-type="float">
            <text:p>0.0301231</text:p>
          </table:table-cell>
          <table:table-cell office:value-type="float" office:value="0.0320448" calcext:value-type="float">
            <text:p>0.0320448</text:p>
          </table:table-cell>
          <table:table-cell office:value-type="float" office:value="0.0329532" calcext:value-type="float">
            <text:p>0.0329532</text:p>
          </table:table-cell>
          <table:table-cell office:value-type="float" office:value="0.0301175" calcext:value-type="float">
            <text:p>0.0301175</text:p>
          </table:table-cell>
          <table:table-cell office:value-type="float" office:value="0.0316558" calcext:value-type="float">
            <text:p>0.0316558</text:p>
          </table:table-cell>
          <table:table-cell office:value-type="float" office:value="0.0329261" calcext:value-type="float">
            <text:p>0.0329261</text:p>
          </table:table-cell>
          <table:table-cell office:value-type="float" office:value="0.0341843" calcext:value-type="float">
            <text:p>0.0341843</text:p>
          </table:table-cell>
          <table:table-cell office:value-type="float" office:value="0.0345428" calcext:value-type="float">
            <text:p>0.0345428</text:p>
          </table:table-cell>
          <table:table-cell office:value-type="float" office:value="0.0285781" calcext:value-type="float">
            <text:p>0.0285781</text:p>
          </table:table-cell>
          <table:table-cell office:value-type="float" office:value="0.0239828" calcext:value-type="float">
            <text:p>0.0239828</text:p>
          </table:table-cell>
          <table:table-cell office:value-type="float" office:value="0.0301915" calcext:value-type="float">
            <text:p>0.0301915</text:p>
          </table:table-cell>
          <table:table-cell office:value-type="float" office:value="0.0248058" calcext:value-type="float">
            <text:p>0.0248058</text:p>
          </table:table-cell>
          <table:table-cell table:number-columns-repeated="2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0.0281106" calcext:value-type="float">
            <text:p>0.0281106</text:p>
          </table:table-cell>
          <table:table-cell office:value-type="float" office:value="0.0362218" calcext:value-type="float">
            <text:p>0.0362218</text:p>
          </table:table-cell>
          <table:table-cell office:value-type="float" office:value="0.0362825" calcext:value-type="float">
            <text:p>0.0362825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8" calcext:value-type="float">
            <text:p>0.0267958</text:p>
          </table:table-cell>
          <table:table-cell office:value-type="float" office:value="0.0241248" calcext:value-type="float">
            <text:p>0.0241248</text:p>
          </table:table-cell>
          <table:table-cell office:value-type="float" office:value="0.0282725" calcext:value-type="float">
            <text:p>0.0282725</text:p>
          </table:table-cell>
          <table:table-cell office:value-type="float" office:value="0.0320361" calcext:value-type="float">
            <text:p>0.0320361</text:p>
          </table:table-cell>
          <table:table-cell office:value-type="float" office:value="0.0314427" calcext:value-type="float">
            <text:p>0.0314427</text:p>
          </table:table-cell>
          <table:table-cell office:value-type="float" office:value="0.0302615" calcext:value-type="float">
            <text:p>0.0302615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2" calcext:value-type="float">
            <text:p>0.0305182</text:p>
          </table:table-cell>
          <table:table-cell office:value-type="float" office:value="0.0312768" calcext:value-type="float">
            <text:p>0.0312768</text:p>
          </table:table-cell>
          <table:table-cell office:value-type="float" office:value="0.0301231" calcext:value-type="float">
            <text:p>0.0301231</text:p>
          </table:table-cell>
          <table:table-cell office:value-type="float" office:value="0.0320448" calcext:value-type="float">
            <text:p>0.0320448</text:p>
          </table:table-cell>
          <table:table-cell office:value-type="float" office:value="0.0329532" calcext:value-type="float">
            <text:p>0.0329532</text:p>
          </table:table-cell>
          <table:table-cell office:value-type="float" office:value="0.0301175" calcext:value-type="float">
            <text:p>0.0301175</text:p>
          </table:table-cell>
          <table:table-cell office:value-type="float" office:value="0.0316558" calcext:value-type="float">
            <text:p>0.0316558</text:p>
          </table:table-cell>
          <table:table-cell office:value-type="float" office:value="0.0329261" calcext:value-type="float">
            <text:p>0.0329261</text:p>
          </table:table-cell>
          <table:table-cell office:value-type="float" office:value="0.0341843" calcext:value-type="float">
            <text:p>0.0341843</text:p>
          </table:table-cell>
          <table:table-cell office:value-type="float" office:value="0.0345428" calcext:value-type="float">
            <text:p>0.0345428</text:p>
          </table:table-cell>
          <table:table-cell office:value-type="float" office:value="0.0285781" calcext:value-type="float">
            <text:p>0.0285781</text:p>
          </table:table-cell>
          <table:table-cell office:value-type="float" office:value="0.0239828" calcext:value-type="float">
            <text:p>0.0239828</text:p>
          </table:table-cell>
          <table:table-cell office:value-type="float" office:value="0.0301915" calcext:value-type="float">
            <text:p>0.0301915</text:p>
          </table:table-cell>
          <table:table-cell office:value-type="float" office:value="0.0248058" calcext:value-type="float">
            <text:p>0.0248058</text:p>
          </table:table-cell>
          <table:table-cell table:number-columns-repeated="2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0.0281106" calcext:value-type="float">
            <text:p>0.0281106</text:p>
          </table:table-cell>
          <table:table-cell office:value-type="float" office:value="0.0362218" calcext:value-type="float">
            <text:p>0.0362218</text:p>
          </table:table-cell>
          <table:table-cell office:value-type="float" office:value="0.0362825" calcext:value-type="float">
            <text:p>0.0362825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8" calcext:value-type="float">
            <text:p>0.0267958</text:p>
          </table:table-cell>
          <table:table-cell office:value-type="float" office:value="0.0241248" calcext:value-type="float">
            <text:p>0.0241248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1" calcext:value-type="float">
            <text:p>0.0320361</text:p>
          </table:table-cell>
          <table:table-cell office:value-type="float" office:value="0.0314427" calcext:value-type="float">
            <text:p>0.0314427</text:p>
          </table:table-cell>
          <table:table-cell office:value-type="float" office:value="0.0302615" calcext:value-type="float">
            <text:p>0.0302615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8" calcext:value-type="float">
            <text:p>0.0312768</text:p>
          </table:table-cell>
          <table:table-cell office:value-type="float" office:value="0.0301231" calcext:value-type="float">
            <text:p>0.0301231</text:p>
          </table:table-cell>
          <table:table-cell office:value-type="float" office:value="0.0320448" calcext:value-type="float">
            <text:p>0.0320448</text:p>
          </table:table-cell>
          <table:table-cell office:value-type="float" office:value="0.0329532" calcext:value-type="float">
            <text:p>0.0329532</text:p>
          </table:table-cell>
          <table:table-cell office:value-type="float" office:value="0.0301175" calcext:value-type="float">
            <text:p>0.0301175</text:p>
          </table:table-cell>
          <table:table-cell office:value-type="float" office:value="0.0316558" calcext:value-type="float">
            <text:p>0.0316558</text:p>
          </table:table-cell>
          <table:table-cell office:value-type="float" office:value="0.0329261" calcext:value-type="float">
            <text:p>0.0329261</text:p>
          </table:table-cell>
          <table:table-cell office:value-type="float" office:value="0.0341843" calcext:value-type="float">
            <text:p>0.0341843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1" calcext:value-type="float">
            <text:p>0.0285781</text:p>
          </table:table-cell>
          <table:table-cell office:value-type="float" office:value="0.0239828" calcext:value-type="float">
            <text:p>0.0239828</text:p>
          </table:table-cell>
          <table:table-cell office:value-type="float" office:value="0.0301915" calcext:value-type="float">
            <text:p>0.0301915</text:p>
          </table:table-cell>
          <table:table-cell office:value-type="float" office:value="0.0248058" calcext:value-type="float">
            <text:p>0.0248058</text:p>
          </table:table-cell>
          <table:table-cell table:number-columns-repeated="2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0.0281106" calcext:value-type="float">
            <text:p>0.0281106</text:p>
          </table:table-cell>
          <table:table-cell office:value-type="float" office:value="0.0362218" calcext:value-type="float">
            <text:p>0.0362218</text:p>
          </table:table-cell>
          <table:table-cell office:value-type="float" office:value="0.0362825" calcext:value-type="float">
            <text:p>0.0362825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8" calcext:value-type="float">
            <text:p>0.0267958</text:p>
          </table:table-cell>
          <table:table-cell office:value-type="float" office:value="0.0241248" calcext:value-type="float">
            <text:p>0.0241248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1" calcext:value-type="float">
            <text:p>0.0320361</text:p>
          </table:table-cell>
          <table:table-cell office:value-type="float" office:value="0.0314427" calcext:value-type="float">
            <text:p>0.0314427</text:p>
          </table:table-cell>
          <table:table-cell office:value-type="float" office:value="0.0302615" calcext:value-type="float">
            <text:p>0.0302615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8" calcext:value-type="float">
            <text:p>0.0312768</text:p>
          </table:table-cell>
          <table:table-cell office:value-type="float" office:value="0.0301231" calcext:value-type="float">
            <text:p>0.0301231</text:p>
          </table:table-cell>
          <table:table-cell office:value-type="float" office:value="0.0320448" calcext:value-type="float">
            <text:p>0.0320448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5" calcext:value-type="float">
            <text:p>0.0301175</text:p>
          </table:table-cell>
          <table:table-cell office:value-type="float" office:value="0.0316558" calcext:value-type="float">
            <text:p>0.0316558</text:p>
          </table:table-cell>
          <table:table-cell office:value-type="float" office:value="0.0329261" calcext:value-type="float">
            <text:p>0.0329261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1" calcext:value-type="float">
            <text:p>0.0285781</text:p>
          </table:table-cell>
          <table:table-cell office:value-type="float" office:value="0.0239828" calcext:value-type="float">
            <text:p>0.0239828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8" calcext:value-type="float">
            <text:p>0.0362218</text:p>
          </table:table-cell>
          <table:table-cell office:value-type="float" office:value="0.0362825" calcext:value-type="float">
            <text:p>0.0362825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8" calcext:value-type="float">
            <text:p>0.0267958</text:p>
          </table:table-cell>
          <table:table-cell office:value-type="float" office:value="0.0241248" calcext:value-type="float">
            <text:p>0.0241248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7" calcext:value-type="float">
            <text:p>0.0314427</text:p>
          </table:table-cell>
          <table:table-cell office:value-type="float" office:value="0.0302615" calcext:value-type="float">
            <text:p>0.0302615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8" calcext:value-type="float">
            <text:p>0.0312768</text:p>
          </table:table-cell>
          <table:table-cell office:value-type="float" office:value="0.0301231" calcext:value-type="float">
            <text:p>0.0301231</text:p>
          </table:table-cell>
          <table:table-cell office:value-type="float" office:value="0.0320448" calcext:value-type="float">
            <text:p>0.0320448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8" calcext:value-type="float">
            <text:p>0.0316558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1" calcext:value-type="float">
            <text:p>0.0285781</text:p>
          </table:table-cell>
          <table:table-cell office:value-type="float" office:value="0.0239828" calcext:value-type="float">
            <text:p>0.0239828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8" calcext:value-type="float">
            <text:p>0.0362218</text:p>
          </table:table-cell>
          <table:table-cell office:value-type="float" office:value="0.0362825" calcext:value-type="float">
            <text:p>0.0362825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8" calcext:value-type="float">
            <text:p>0.0267958</text:p>
          </table:table-cell>
          <table:table-cell office:value-type="float" office:value="0.0241248" calcext:value-type="float">
            <text:p>0.0241248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7" calcext:value-type="float">
            <text:p>0.0314427</text:p>
          </table:table-cell>
          <table:table-cell office:value-type="float" office:value="0.0302615" calcext:value-type="float">
            <text:p>0.0302615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8" calcext:value-type="float">
            <text:p>0.0312768</text:p>
          </table:table-cell>
          <table:table-cell office:value-type="float" office:value="0.0301231" calcext:value-type="float">
            <text:p>0.0301231</text:p>
          </table:table-cell>
          <table:table-cell office:value-type="float" office:value="0.0320448" calcext:value-type="float">
            <text:p>0.0320448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1" calcext:value-type="float">
            <text:p>0.0285781</text:p>
          </table:table-cell>
          <table:table-cell office:value-type="float" office:value="0.0239828" calcext:value-type="float">
            <text:p>0.0239828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5" calcext:value-type="float">
            <text:p>0.0362825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8" calcext:value-type="float">
            <text:p>0.0241248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7" calcext:value-type="float">
            <text:p>0.0314427</text:p>
          </table:table-cell>
          <table:table-cell office:value-type="float" office:value="0.0302615" calcext:value-type="float">
            <text:p>0.0302615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1" calcext:value-type="float">
            <text:p>0.0301231</text:p>
          </table:table-cell>
          <table:table-cell office:value-type="float" office:value="0.0320448" calcext:value-type="float">
            <text:p>0.0320448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1" calcext:value-type="float">
            <text:p>0.0285781</text:p>
          </table:table-cell>
          <table:table-cell office:value-type="float" office:value="0.0239828" calcext:value-type="float">
            <text:p>0.0239828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5" calcext:value-type="float">
            <text:p>0.0362825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8" calcext:value-type="float">
            <text:p>0.0241248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7" calcext:value-type="float">
            <text:p>0.0314427</text:p>
          </table:table-cell>
          <table:table-cell office:value-type="float" office:value="0.0302615" calcext:value-type="float">
            <text:p>0.0302615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8" calcext:value-type="float">
            <text:p>0.0320448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1" calcext:value-type="float">
            <text:p>0.0285781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5" calcext:value-type="float">
            <text:p>0.0362825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8" calcext:value-type="float">
            <text:p>0.0241248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7" calcext:value-type="float">
            <text:p>0.0314427</text:p>
          </table:table-cell>
          <table:table-cell office:value-type="float" office:value="0.0302615" calcext:value-type="float">
            <text:p>0.0302615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8" calcext:value-type="float">
            <text:p>0.0320448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1" calcext:value-type="float">
            <text:p>0.0285781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5" calcext:value-type="float">
            <text:p>0.0362825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8" calcext:value-type="float">
            <text:p>0.0241248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7" calcext:value-type="float">
            <text:p>0.0314427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8" calcext:value-type="float">
            <text:p>0.0320448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1" calcext:value-type="float">
            <text:p>0.0285781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5" calcext:value-type="float">
            <text:p>0.0362825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8" calcext:value-type="float">
            <text:p>0.0241248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7" calcext:value-type="float">
            <text:p>0.0314427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8" calcext:value-type="float">
            <text:p>0.0320448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1" calcext:value-type="float">
            <text:p>0.0285781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5" calcext:value-type="float">
            <text:p>0.0362825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8" calcext:value-type="float">
            <text:p>0.0241248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7" calcext:value-type="float">
            <text:p>0.0314427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1" calcext:value-type="float">
            <text:p>0.0285781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5" calcext:value-type="float">
            <text:p>0.0362825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7" calcext:value-type="float">
            <text:p>0.0314427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1" calcext:value-type="float">
            <text:p>0.0285781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5" calcext:value-type="float">
            <text:p>0.0362825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7" calcext:value-type="float">
            <text:p>0.0314427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1" calcext:value-type="float">
            <text:p>0.0285781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5" calcext:value-type="float">
            <text:p>0.0362825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7" calcext:value-type="float">
            <text:p>0.0314427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1" calcext:value-type="float">
            <text:p>0.0285781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5" calcext:value-type="float">
            <text:p>0.0362825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7" calcext:value-type="float">
            <text:p>0.0314427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1" calcext:value-type="float">
            <text:p>0.0285781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7" calcext:value-type="float">
            <text:p>0.0314427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1" calcext:value-type="float">
            <text:p>0.0285781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7" calcext:value-type="float">
            <text:p>0.0314427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0.0281105" calcext:value-type="float">
            <text:p>0.0281105</text:p>
          </table:table-cell>
          <table:table-cell office:value-type="float" office:value="0.0362217" calcext:value-type="float">
            <text:p>0.0362217</text:p>
          </table:table-cell>
          <table:table-cell office:value-type="float" office:value="0.0362824" calcext:value-type="float">
            <text:p>0.0362824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0.0267957" calcext:value-type="float">
            <text:p>0.0267957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282724" calcext:value-type="float">
            <text:p>0.028272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314426" calcext:value-type="float">
            <text:p>0.0314426</text:p>
          </table:table-cell>
          <table:table-cell office:value-type="float" office:value="0.0302614" calcext:value-type="float">
            <text:p>0.0302614</text:p>
          </table:table-cell>
          <table:table-cell office:value-type="float" office:value="0.0287819" calcext:value-type="float">
            <text:p>0.0287819</text:p>
          </table:table-cell>
          <table:table-cell office:value-type="float" office:value="0.0305181" calcext:value-type="float">
            <text:p>0.0305181</text:p>
          </table:table-cell>
          <table:table-cell office:value-type="float" office:value="0.0312767" calcext:value-type="float">
            <text:p>0.0312767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0320447" calcext:value-type="float">
            <text:p>0.0320447</text:p>
          </table:table-cell>
          <table:table-cell office:value-type="float" office:value="0.0329531" calcext:value-type="float">
            <text:p>0.0329531</text:p>
          </table:table-cell>
          <table:table-cell office:value-type="float" office:value="0.0301174" calcext:value-type="float">
            <text:p>0.0301174</text:p>
          </table:table-cell>
          <table:table-cell office:value-type="float" office:value="0.0316557" calcext:value-type="float">
            <text:p>0.0316557</text:p>
          </table:table-cell>
          <table:table-cell office:value-type="float" office:value="0.032926" calcext:value-type="float">
            <text:p>0.032926</text:p>
          </table:table-cell>
          <table:table-cell office:value-type="float" office:value="0.0341842" calcext:value-type="float">
            <text:p>0.0341842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239827" calcext:value-type="float">
            <text:p>0.0239827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248057" calcext:value-type="float">
            <text:p>0.0248057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est1; d = 0.8</text:p>
          </table:table-cell>
          <table:table-cell office:value-type="float" office:value="0" calcext:value-type="float">
            <text:p>0</text:p>
          </table:table-cell>
          <table:table-cell table:formula="of:=[.B104]+1" office:value-type="float" office:value="1" calcext:value-type="float">
            <text:p>1</text:p>
          </table:table-cell>
          <table:table-cell table:formula="of:=[.C104]+1" office:value-type="float" office:value="2" calcext:value-type="float">
            <text:p>2</text:p>
          </table:table-cell>
          <table:table-cell table:formula="of:=[.D104]+1" office:value-type="float" office:value="3" calcext:value-type="float">
            <text:p>3</text:p>
          </table:table-cell>
          <table:table-cell table:formula="of:=[.E104]+1" office:value-type="float" office:value="4" calcext:value-type="float">
            <text:p>4</text:p>
          </table:table-cell>
          <table:table-cell table:formula="of:=[.F104]+1" office:value-type="float" office:value="5" calcext:value-type="float">
            <text:p>5</text:p>
          </table:table-cell>
          <table:table-cell table:formula="of:=[.G104]+1" office:value-type="float" office:value="6" calcext:value-type="float">
            <text:p>6</text:p>
          </table:table-cell>
          <table:table-cell table:formula="of:=[.H104]+1" office:value-type="float" office:value="7" calcext:value-type="float">
            <text:p>7</text:p>
          </table:table-cell>
          <table:table-cell table:formula="of:=[.I104]+1" office:value-type="float" office:value="8" calcext:value-type="float">
            <text:p>8</text:p>
          </table:table-cell>
          <table:table-cell table:formula="of:=[.J104]+1" office:value-type="float" office:value="9" calcext:value-type="float">
            <text:p>9</text:p>
          </table:table-cell>
          <table:table-cell table:formula="of:=[.K104]+1" office:value-type="float" office:value="10" calcext:value-type="float">
            <text:p>10</text:p>
          </table:table-cell>
          <table:table-cell table:formula="of:=[.L104]+1" office:value-type="float" office:value="11" calcext:value-type="float">
            <text:p>11</text:p>
          </table:table-cell>
          <table:table-cell table:formula="of:=[.M104]+1" office:value-type="float" office:value="12" calcext:value-type="float">
            <text:p>12</text:p>
          </table:table-cell>
          <table:table-cell table:formula="of:=[.N104]+1" office:value-type="float" office:value="13" calcext:value-type="float">
            <text:p>13</text:p>
          </table:table-cell>
          <table:table-cell table:formula="of:=[.O104]+1" office:value-type="float" office:value="14" calcext:value-type="float">
            <text:p>14</text:p>
          </table:table-cell>
          <table:table-cell table:formula="of:=[.P104]+1" office:value-type="float" office:value="15" calcext:value-type="float">
            <text:p>15</text:p>
          </table:table-cell>
          <table:table-cell table:formula="of:=[.Q104]+1" office:value-type="float" office:value="16" calcext:value-type="float">
            <text:p>16</text:p>
          </table:table-cell>
          <table:table-cell table:formula="of:=[.R104]+1" office:value-type="float" office:value="17" calcext:value-type="float">
            <text:p>17</text:p>
          </table:table-cell>
          <table:table-cell table:formula="of:=[.S104]+1" office:value-type="float" office:value="18" calcext:value-type="float">
            <text:p>18</text:p>
          </table:table-cell>
          <table:table-cell table:formula="of:=[.T104]+1" office:value-type="float" office:value="19" calcext:value-type="float">
            <text:p>19</text:p>
          </table:table-cell>
          <table:table-cell table:formula="of:=[.U104]+1" office:value-type="float" office:value="20" calcext:value-type="float">
            <text:p>20</text:p>
          </table:table-cell>
          <table:table-cell table:formula="of:=[.V104]+1" office:value-type="float" office:value="21" calcext:value-type="float">
            <text:p>21</text:p>
          </table:table-cell>
          <table:table-cell table:formula="of:=[.W104]+1" office:value-type="float" office:value="22" calcext:value-type="float">
            <text:p>22</text:p>
          </table:table-cell>
          <table:table-cell table:formula="of:=[.X104]+1" office:value-type="float" office:value="23" calcext:value-type="float">
            <text:p>23</text:p>
          </table:table-cell>
          <table:table-cell table:formula="of:=[.Y104]+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table:formula="of:=[.A105]+1" office:value-type="float" office:value="1" calcext:value-type="float">
            <text:p>1</text:p>
          </table:table-cell>
          <table:table-cell office:value-type="float" office:value="0.0372366" calcext:value-type="float">
            <text:p>0.0372366</text:p>
          </table:table-cell>
          <table:table-cell office:value-type="float" office:value="0.046574" calcext:value-type="float">
            <text:p>0.046574</text:p>
          </table:table-cell>
          <table:table-cell office:value-type="float" office:value="0.046843" calcext:value-type="float">
            <text:p>0.046843</text:p>
          </table:table-cell>
          <table:table-cell office:value-type="float" office:value="0.023253" calcext:value-type="float">
            <text:p>0.023253</text:p>
          </table:table-cell>
          <table:table-cell office:value-type="float" office:value="0.0344478" calcext:value-type="float">
            <text:p>0.0344478</text:p>
          </table:table-cell>
          <table:table-cell office:value-type="float" office:value="0.0308877" calcext:value-type="float">
            <text:p>0.0308877</text:p>
          </table:table-cell>
          <table:table-cell office:value-type="float" office:value="0.0364342" calcext:value-type="float">
            <text:p>0.0364342</text:p>
          </table:table-cell>
          <table:table-cell office:value-type="float" office:value="0.0412865" calcext:value-type="float">
            <text:p>0.0412865</text:p>
          </table:table-cell>
          <table:table-cell office:value-type="float" office:value="0.0405891" calcext:value-type="float">
            <text:p>0.0405891</text:p>
          </table:table-cell>
          <table:table-cell office:value-type="float" office:value="0.0387549" calcext:value-type="float">
            <text:p>0.0387549</text:p>
          </table:table-cell>
          <table:table-cell office:value-type="float" office:value="0.0370524" calcext:value-type="float">
            <text:p>0.0370524</text:p>
          </table:table-cell>
          <table:table-cell office:value-type="float" office:value="0.0396202" calcext:value-type="float">
            <text:p>0.0396202</text:p>
          </table:table-cell>
          <table:table-cell office:value-type="float" office:value="0.0400996" calcext:value-type="float">
            <text:p>0.0400996</text:p>
          </table:table-cell>
          <table:table-cell office:value-type="float" office:value="0.0394236" calcext:value-type="float">
            <text:p>0.0394236</text:p>
          </table:table-cell>
          <table:table-cell office:value-type="float" office:value="0.0413466" calcext:value-type="float">
            <text:p>0.0413466</text:p>
          </table:table-cell>
          <table:table-cell office:value-type="float" office:value="0.041852" calcext:value-type="float">
            <text:p>0.041852</text:p>
          </table:table-cell>
          <table:table-cell office:value-type="float" office:value="0.0392991" calcext:value-type="float">
            <text:p>0.0392991</text:p>
          </table:table-cell>
          <table:table-cell office:value-type="float" office:value="0.0416121" calcext:value-type="float">
            <text:p>0.0416121</text:p>
          </table:table-cell>
          <table:table-cell office:value-type="float" office:value="0.0421723" calcext:value-type="float">
            <text:p>0.0421723</text:p>
          </table:table-cell>
          <table:table-cell office:value-type="float" office:value="0.0440532" calcext:value-type="float">
            <text:p>0.0440532</text:p>
          </table:table-cell>
          <table:table-cell office:value-type="float" office:value="0.0440999" calcext:value-type="float">
            <text:p>0.0440999</text:p>
          </table:table-cell>
          <table:table-cell office:value-type="float" office:value="0.0371492" calcext:value-type="float">
            <text:p>0.0371492</text:p>
          </table:table-cell>
          <table:table-cell office:value-type="float" office:value="0.0311969" calcext:value-type="float">
            <text:p>0.0311969</text:p>
          </table:table-cell>
          <table:table-cell office:value-type="float" office:value="0.0397187" calcext:value-type="float">
            <text:p>0.0397187</text:p>
          </table:table-cell>
          <table:table-cell office:value-type="float" office:value="0.0322954" calcext:value-type="float">
            <text:p>0.0322954</text:p>
          </table:table-cell>
          <table:table-cell table:number-columns-repeated="2"/>
        </table:table-row>
        <table:table-row table:style-name="ro1">
          <table:table-cell table:formula="of:=[.A106]+1" office:value-type="float" office:value="2" calcext:value-type="float">
            <text:p>2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0.0447398" calcext:value-type="float">
            <text:p>0.0447398</text:p>
          </table:table-cell>
          <table:table-cell office:value-type="float" office:value="0.0447718" calcext:value-type="float">
            <text:p>0.0447718</text:p>
          </table:table-cell>
          <table:table-cell office:value-type="float" office:value="0.0230255" calcext:value-type="float">
            <text:p>0.0230255</text:p>
          </table:table-cell>
          <table:table-cell office:value-type="float" office:value="0.0332466" calcext:value-type="float">
            <text:p>0.0332466</text:p>
          </table:table-cell>
          <table:table-cell office:value-type="float" office:value="0.0299916" calcext:value-type="float">
            <text:p>0.0299916</text:p>
          </table:table-cell>
          <table:table-cell office:value-type="float" office:value="0.0350513" calcext:value-type="float">
            <text:p>0.0350513</text:p>
          </table:table-cell>
          <table:table-cell office:value-type="float" office:value="0.0395992" calcext:value-type="float">
            <text:p>0.0395992</text:p>
          </table:table-cell>
          <table:table-cell office:value-type="float" office:value="0.0389172" calcext:value-type="float">
            <text:p>0.0389172</text:p>
          </table:table-cell>
          <table:table-cell office:value-type="float" office:value="0.037464" calcext:value-type="float">
            <text:p>0.037464</text:p>
          </table:table-cell>
          <table:table-cell office:value-type="float" office:value="0.0356489" calcext:value-type="float">
            <text:p>0.0356489</text:p>
          </table:table-cell>
          <table:table-cell office:value-type="float" office:value="0.0377232" calcext:value-type="float">
            <text:p>0.0377232</text:p>
          </table:table-cell>
          <table:table-cell office:value-type="float" office:value="0.0386804" calcext:value-type="float">
            <text:p>0.0386804</text:p>
          </table:table-cell>
          <table:table-cell office:value-type="float" office:value="0.0372921" calcext:value-type="float">
            <text:p>0.0372921</text:p>
          </table:table-cell>
          <table:table-cell office:value-type="float" office:value="0.0396614" calcext:value-type="float">
            <text:p>0.0396614</text:p>
          </table:table-cell>
          <table:table-cell office:value-type="float" office:value="0.0407218" calcext:value-type="float">
            <text:p>0.0407218</text:p>
          </table:table-cell>
          <table:table-cell office:value-type="float" office:value="0.0372789" calcext:value-type="float">
            <text:p>0.0372789</text:p>
          </table:table-cell>
          <table:table-cell office:value-type="float" office:value="0.0391144" calcext:value-type="float">
            <text:p>0.0391144</text:p>
          </table:table-cell>
          <table:table-cell office:value-type="float" office:value="0.0406774" calcext:value-type="float">
            <text:p>0.0406774</text:p>
          </table:table-cell>
          <table:table-cell office:value-type="float" office:value="0.0422327" calcext:value-type="float">
            <text:p>0.0422327</text:p>
          </table:table-cell>
          <table:table-cell office:value-type="float" office:value="0.0426999" calcext:value-type="float">
            <text:p>0.0426999</text:p>
          </table:table-cell>
          <table:table-cell office:value-type="float" office:value="0.0354031" calcext:value-type="float">
            <text:p>0.0354031</text:p>
          </table:table-cell>
          <table:table-cell office:value-type="float" office:value="0.0298393" calcext:value-type="float">
            <text:p>0.0298393</text:p>
          </table:table-cell>
          <table:table-cell office:value-type="float" office:value="0.0373691" calcext:value-type="float">
            <text:p>0.0373691</text:p>
          </table:table-cell>
          <table:table-cell office:value-type="float" office:value="0.0308369" calcext:value-type="float">
            <text:p>0.0308369</text:p>
          </table:table-cell>
          <table:table-cell table:number-columns-repeated="2"/>
        </table:table-row>
        <table:table-row table:style-name="ro1">
          <table:table-cell table:formula="of:=[.A107]+1" office:value-type="float" office:value="3" calcext:value-type="float">
            <text:p>3</text:p>
          </table:table-cell>
          <table:table-cell office:value-type="float" office:value="0.0337942" calcext:value-type="float">
            <text:p>0.0337942</text:p>
          </table:table-cell>
          <table:table-cell office:value-type="float" office:value="0.0432214" calcext:value-type="float">
            <text:p>0.0432214</text:p>
          </table:table-cell>
          <table:table-cell office:value-type="float" office:value="0.0432985" calcext:value-type="float">
            <text:p>0.0432985</text:p>
          </table:table-cell>
          <table:table-cell office:value-type="float" office:value="0.022372" calcext:value-type="float">
            <text:p>0.022372</text:p>
          </table:table-cell>
          <table:table-cell office:value-type="float" office:value="0.0322349" calcext:value-type="float">
            <text:p>0.0322349</text:p>
          </table:table-cell>
          <table:table-cell office:value-type="float" office:value="0.0291243" calcext:value-type="float">
            <text:p>0.0291243</text:p>
          </table:table-cell>
          <table:table-cell office:value-type="float" office:value="0.0339551" calcext:value-type="float">
            <text:p>0.0339551</text:p>
          </table:table-cell>
          <table:table-cell office:value-type="float" office:value="0.0383452" calcext:value-type="float">
            <text:p>0.0383452</text:p>
          </table:table-cell>
          <table:table-cell office:value-type="float" office:value="0.0376521" calcext:value-type="float">
            <text:p>0.0376521</text:p>
          </table:table-cell>
          <table:table-cell office:value-type="float" office:value="0.0362693" calcext:value-type="float">
            <text:p>0.0362693</text:p>
          </table:table-cell>
          <table:table-cell office:value-type="float" office:value="0.0345503" calcext:value-type="float">
            <text:p>0.0345503</text:p>
          </table:table-cell>
          <table:table-cell office:value-type="float" office:value="0.0365818" calcext:value-type="float">
            <text:p>0.0365818</text:p>
          </table:table-cell>
          <table:table-cell office:value-type="float" office:value="0.0374562" calcext:value-type="float">
            <text:p>0.0374562</text:p>
          </table:table-cell>
          <table:table-cell office:value-type="float" office:value="0.0361245" calcext:value-type="float">
            <text:p>0.0361245</text:p>
          </table:table-cell>
          <table:table-cell office:value-type="float" office:value="0.0383549" calcext:value-type="float">
            <text:p>0.0383549</text:p>
          </table:table-cell>
          <table:table-cell office:value-type="float" office:value="0.0394012" calcext:value-type="float">
            <text:p>0.0394012</text:p>
          </table:table-cell>
          <table:table-cell office:value-type="float" office:value="0.036117" calcext:value-type="float">
            <text:p>0.036117</text:p>
          </table:table-cell>
          <table:table-cell office:value-type="float" office:value="0.0379173" calcext:value-type="float">
            <text:p>0.0379173</text:p>
          </table:table-cell>
          <table:table-cell office:value-type="float" office:value="0.0393765" calcext:value-type="float">
            <text:p>0.0393765</text:p>
          </table:table-cell>
          <table:table-cell office:value-type="float" office:value="0.0408504" calcext:value-type="float">
            <text:p>0.0408504</text:p>
          </table:table-cell>
          <table:table-cell office:value-type="float" office:value="0.0412567" calcext:value-type="float">
            <text:p>0.0412567</text:p>
          </table:table-cell>
          <table:table-cell office:value-type="float" office:value="0.0343215" calcext:value-type="float">
            <text:p>0.0343215</text:p>
          </table:table-cell>
          <table:table-cell office:value-type="float" office:value="0.0289643" calcext:value-type="float">
            <text:p>0.0289643</text:p>
          </table:table-cell>
          <table:table-cell office:value-type="float" office:value="0.0362098" calcext:value-type="float">
            <text:p>0.0362098</text:p>
          </table:table-cell>
          <table:table-cell office:value-type="float" office:value="0.0299246" calcext:value-type="float">
            <text:p>0.0299246</text:p>
          </table:table-cell>
          <table:table-cell table:number-columns-repeated="2"/>
        </table:table-row>
        <table:table-row table:style-name="ro1">
          <table:table-cell table:formula="of:=[.A108]+1" office:value-type="float" office:value="4" calcext:value-type="float">
            <text:p>4</text:p>
          </table:table-cell>
          <table:table-cell office:value-type="float" office:value="0.0329881" calcext:value-type="float">
            <text:p>0.0329881</text:p>
          </table:table-cell>
          <table:table-cell office:value-type="float" office:value="0.0421237" calcext:value-type="float">
            <text:p>0.0421237</text:p>
          </table:table-cell>
          <table:table-cell office:value-type="float" office:value="0.0421962" calcext:value-type="float">
            <text:p>0.0421962</text:p>
          </table:table-cell>
          <table:table-cell office:value-type="float" office:value="0.0219232" calcext:value-type="float">
            <text:p>0.0219232</text:p>
          </table:table-cell>
          <table:table-cell office:value-type="float" office:value="0.031478" calcext:value-type="float">
            <text:p>0.031478</text:p>
          </table:table-cell>
          <table:table-cell office:value-type="float" office:value="0.0284576" calcext:value-type="float">
            <text:p>0.0284576</text:p>
          </table:table-cell>
          <table:table-cell office:value-type="float" office:value="0.0331481" calcext:value-type="float">
            <text:p>0.0331481</text:p>
          </table:table-cell>
          <table:table-cell office:value-type="float" office:value="0.0373981" calcext:value-type="float">
            <text:p>0.0373981</text:p>
          </table:table-cell>
          <table:table-cell office:value-type="float" office:value="0.0367305" calcext:value-type="float">
            <text:p>0.0367305</text:p>
          </table:table-cell>
          <table:table-cell office:value-type="float" office:value="0.0353885" calcext:value-type="float">
            <text:p>0.0353885</text:p>
          </table:table-cell>
          <table:table-cell office:value-type="float" office:value="0.0337221" calcext:value-type="float">
            <text:p>0.0337221</text:p>
          </table:table-cell>
          <table:table-cell office:value-type="float" office:value="0.0356905" calcext:value-type="float">
            <text:p>0.0356905</text:p>
          </table:table-cell>
          <table:table-cell office:value-type="float" office:value="0.0365354" calcext:value-type="float">
            <text:p>0.0365354</text:p>
          </table:table-cell>
          <table:table-cell office:value-type="float" office:value="0.035253" calcext:value-type="float">
            <text:p>0.035253</text:p>
          </table:table-cell>
          <table:table-cell office:value-type="float" office:value="0.0374101" calcext:value-type="float">
            <text:p>0.0374101</text:p>
          </table:table-cell>
          <table:table-cell office:value-type="float" office:value="0.0384188" calcext:value-type="float">
            <text:p>0.0384188</text:p>
          </table:table-cell>
          <table:table-cell office:value-type="float" office:value="0.0352436" calcext:value-type="float">
            <text:p>0.0352436</text:p>
          </table:table-cell>
          <table:table-cell office:value-type="float" office:value="0.0369886" calcext:value-type="float">
            <text:p>0.0369886</text:p>
          </table:table-cell>
          <table:table-cell office:value-type="float" office:value="0.0383967" calcext:value-type="float">
            <text:p>0.0383967</text:p>
          </table:table-cell>
          <table:table-cell office:value-type="float" office:value="0.0398247" calcext:value-type="float">
            <text:p>0.0398247</text:p>
          </table:table-cell>
          <table:table-cell office:value-type="float" office:value="0.0402198" calcext:value-type="float">
            <text:p>0.0402198</text:p>
          </table:table-cell>
          <table:table-cell office:value-type="float" office:value="0.0335009" calcext:value-type="float">
            <text:p>0.0335009</text:p>
          </table:table-cell>
          <table:table-cell office:value-type="float" office:value="0.0283104" calcext:value-type="float">
            <text:p>0.0283104</text:p>
          </table:table-cell>
          <table:table-cell office:value-type="float" office:value="0.0353352" calcext:value-type="float">
            <text:p>0.0353352</text:p>
          </table:table-cell>
          <table:table-cell office:value-type="float" office:value="0.0292408" calcext:value-type="float">
            <text:p>0.0292408</text:p>
          </table:table-cell>
          <table:table-cell table:number-columns-repeated="2"/>
        </table:table-row>
        <table:table-row table:style-name="ro1">
          <table:table-cell table:formula="of:=[.A109]+1" office:value-type="float" office:value="5" calcext:value-type="float">
            <text:p>5</text:p>
          </table:table-cell>
          <table:table-cell office:value-type="float" office:value="0.0323908" calcext:value-type="float">
            <text:p>0.0323908</text:p>
          </table:table-cell>
          <table:table-cell office:value-type="float" office:value="0.0413001" calcext:value-type="float">
            <text:p>0.0413001</text:p>
          </table:table-cell>
          <table:table-cell office:value-type="float" office:value="0.0413719" calcext:value-type="float">
            <text:p>0.0413719</text:p>
          </table:table-cell>
          <table:table-cell office:value-type="float" office:value="0.0215835" calcext:value-type="float">
            <text:p>0.0215835</text:p>
          </table:table-cell>
          <table:table-cell office:value-type="float" office:value="0.0309102" calcext:value-type="float">
            <text:p>0.0309102</text:p>
          </table:table-cell>
          <table:table-cell office:value-type="float" office:value="0.0279625" calcext:value-type="float">
            <text:p>0.0279625</text:p>
          </table:table-cell>
          <table:table-cell office:value-type="float" office:value="0.0325406" calcext:value-type="float">
            <text:p>0.0325406</text:p>
          </table:table-cell>
          <table:table-cell office:value-type="float" office:value="0.0366885" calcext:value-type="float">
            <text:p>0.0366885</text:p>
          </table:table-cell>
          <table:table-cell office:value-type="float" office:value="0.0360374" calcext:value-type="float">
            <text:p>0.0360374</text:p>
          </table:table-cell>
          <table:table-cell office:value-type="float" office:value="0.0347255" calcext:value-type="float">
            <text:p>0.0347255</text:p>
          </table:table-cell>
          <table:table-cell office:value-type="float" office:value="0.0331006" calcext:value-type="float">
            <text:p>0.0331006</text:p>
          </table:table-cell>
          <table:table-cell office:value-type="float" office:value="0.0350234" calcext:value-type="float">
            <text:p>0.0350234</text:p>
          </table:table-cell>
          <table:table-cell office:value-type="float" office:value="0.0358453" calcext:value-type="float">
            <text:p>0.0358453</text:p>
          </table:table-cell>
          <table:table-cell office:value-type="float" office:value="0.0345987" calcext:value-type="float">
            <text:p>0.0345987</text:p>
          </table:table-cell>
          <table:table-cell office:value-type="float" office:value="0.0367008" calcext:value-type="float">
            <text:p>0.0367008</text:p>
          </table:table-cell>
          <table:table-cell office:value-type="float" office:value="0.0376807" calcext:value-type="float">
            <text:p>0.0376807</text:p>
          </table:table-cell>
          <table:table-cell office:value-type="float" office:value="0.0345888" calcext:value-type="float">
            <text:p>0.0345888</text:p>
          </table:table-cell>
          <table:table-cell office:value-type="float" office:value="0.0362936" calcext:value-type="float">
            <text:p>0.0362936</text:p>
          </table:table-cell>
          <table:table-cell office:value-type="float" office:value="0.0376614" calcext:value-type="float">
            <text:p>0.0376614</text:p>
          </table:table-cell>
          <table:table-cell office:value-type="float" office:value="0.0390568" calcext:value-type="float">
            <text:p>0.0390568</text:p>
          </table:table-cell>
          <table:table-cell office:value-type="float" office:value="0.03944" calcext:value-type="float">
            <text:p>0.03944</text:p>
          </table:table-cell>
          <table:table-cell office:value-type="float" office:value="0.0328869" calcext:value-type="float">
            <text:p>0.0328869</text:p>
          </table:table-cell>
          <table:table-cell office:value-type="float" office:value="0.0278214" calcext:value-type="float">
            <text:p>0.0278214</text:p>
          </table:table-cell>
          <table:table-cell office:value-type="float" office:value="0.0346802" calcext:value-type="float">
            <text:p>0.0346802</text:p>
          </table:table-cell>
          <table:table-cell office:value-type="float" office:value="0.0287296" calcext:value-type="float">
            <text:p>0.0287296</text:p>
          </table:table-cell>
          <table:table-cell table:number-columns-repeated="2"/>
        </table:table-row>
        <table:table-row table:style-name="ro1">
          <table:table-cell table:formula="of:=[.A110]+1" office:value-type="float" office:value="6" calcext:value-type="float">
            <text:p>6</text:p>
          </table:table-cell>
          <table:table-cell office:value-type="float" office:value="0.0319427" calcext:value-type="float">
            <text:p>0.0319427</text:p>
          </table:table-cell>
          <table:table-cell office:value-type="float" office:value="0.0406829" calcext:value-type="float">
            <text:p>0.0406829</text:p>
          </table:table-cell>
          <table:table-cell office:value-type="float" office:value="0.040754" calcext:value-type="float">
            <text:p>0.040754</text:p>
          </table:table-cell>
          <table:table-cell office:value-type="float" office:value="0.0213297" calcext:value-type="float">
            <text:p>0.0213297</text:p>
          </table:table-cell>
          <table:table-cell office:value-type="float" office:value="0.030485" calcext:value-type="float">
            <text:p>0.030485</text:p>
          </table:table-cell>
          <table:table-cell office:value-type="float" office:value="0.0275911" calcext:value-type="float">
            <text:p>0.0275911</text:p>
          </table:table-cell>
          <table:table-cell office:value-type="float" office:value="0.0320856" calcext:value-type="float">
            <text:p>0.0320856</text:p>
          </table:table-cell>
          <table:table-cell office:value-type="float" office:value="0.0361566" calcext:value-type="float">
            <text:p>0.0361566</text:p>
          </table:table-cell>
          <table:table-cell office:value-type="float" office:value="0.0355182" calcext:value-type="float">
            <text:p>0.0355182</text:p>
          </table:table-cell>
          <table:table-cell office:value-type="float" office:value="0.034229" calcext:value-type="float">
            <text:p>0.034229</text:p>
          </table:table-cell>
          <table:table-cell office:value-type="float" office:value="0.0326349" calcext:value-type="float">
            <text:p>0.0326349</text:p>
          </table:table-cell>
          <table:table-cell office:value-type="float" office:value="0.0345235" calcext:value-type="float">
            <text:p>0.0345235</text:p>
          </table:table-cell>
          <table:table-cell office:value-type="float" office:value="0.0353281" calcext:value-type="float">
            <text:p>0.0353281</text:p>
          </table:table-cell>
          <table:table-cell office:value-type="float" office:value="0.0341084" calcext:value-type="float">
            <text:p>0.0341084</text:p>
          </table:table-cell>
          <table:table-cell office:value-type="float" office:value="0.0361693" calcext:value-type="float">
            <text:p>0.0361693</text:p>
          </table:table-cell>
          <table:table-cell office:value-type="float" office:value="0.0371278" calcext:value-type="float">
            <text:p>0.0371278</text:p>
          </table:table-cell>
          <table:table-cell office:value-type="float" office:value="0.0340981" calcext:value-type="float">
            <text:p>0.0340981</text:p>
          </table:table-cell>
          <table:table-cell office:value-type="float" office:value="0.0357727" calcext:value-type="float">
            <text:p>0.0357727</text:p>
          </table:table-cell>
          <table:table-cell office:value-type="float" office:value="0.0371103" calcext:value-type="float">
            <text:p>0.0371103</text:p>
          </table:table-cell>
          <table:table-cell office:value-type="float" office:value="0.0384813" calcext:value-type="float">
            <text:p>0.0384813</text:p>
          </table:table-cell>
          <table:table-cell office:value-type="float" office:value="0.0388557" calcext:value-type="float">
            <text:p>0.0388557</text:p>
          </table:table-cell>
          <table:table-cell office:value-type="float" office:value="0.0324269" calcext:value-type="float">
            <text:p>0.0324269</text:p>
          </table:table-cell>
          <table:table-cell office:value-type="float" office:value="0.027455" calcext:value-type="float">
            <text:p>0.027455</text:p>
          </table:table-cell>
          <table:table-cell office:value-type="float" office:value="0.0341893" calcext:value-type="float">
            <text:p>0.0341893</text:p>
          </table:table-cell>
          <table:table-cell office:value-type="float" office:value="0.0283466" calcext:value-type="float">
            <text:p>0.0283466</text:p>
          </table:table-cell>
          <table:table-cell table:number-columns-repeated="2"/>
        </table:table-row>
        <table:table-row table:style-name="ro1">
          <table:table-cell table:formula="of:=[.A111]+1" office:value-type="float" office:value="7" calcext:value-type="float">
            <text:p>7</text:p>
          </table:table-cell>
          <table:table-cell office:value-type="float" office:value="0.0316069" calcext:value-type="float">
            <text:p>0.0316069</text:p>
          </table:table-cell>
          <table:table-cell office:value-type="float" office:value="0.0402204" calcext:value-type="float">
            <text:p>0.0402204</text:p>
          </table:table-cell>
          <table:table-cell office:value-type="float" office:value="0.0402909" calcext:value-type="float">
            <text:p>0.0402909</text:p>
          </table:table-cell>
          <table:table-cell office:value-type="float" office:value="0.0211394" calcext:value-type="float">
            <text:p>0.0211394</text:p>
          </table:table-cell>
          <table:table-cell office:value-type="float" office:value="0.0301663" calcext:value-type="float">
            <text:p>0.0301663</text:p>
          </table:table-cell>
          <table:table-cell office:value-type="float" office:value="0.0273129" calcext:value-type="float">
            <text:p>0.0273129</text:p>
          </table:table-cell>
          <table:table-cell office:value-type="float" office:value="0.0317447" calcext:value-type="float">
            <text:p>0.0317447</text:p>
          </table:table-cell>
          <table:table-cell office:value-type="float" office:value="0.0357581" calcext:value-type="float">
            <text:p>0.0357581</text:p>
          </table:table-cell>
          <table:table-cell office:value-type="float" office:value="0.0351291" calcext:value-type="float">
            <text:p>0.0351291</text:p>
          </table:table-cell>
          <table:table-cell office:value-type="float" office:value="0.0338569" calcext:value-type="float">
            <text:p>0.0338569</text:p>
          </table:table-cell>
          <table:table-cell office:value-type="float" office:value="0.032286" calcext:value-type="float">
            <text:p>0.032286</text:p>
          </table:table-cell>
          <table:table-cell office:value-type="float" office:value="0.034149" calcext:value-type="float">
            <text:p>0.034149</text:p>
          </table:table-cell>
          <table:table-cell office:value-type="float" office:value="0.0349406" calcext:value-type="float">
            <text:p>0.0349406</text:p>
          </table:table-cell>
          <table:table-cell office:value-type="float" office:value="0.0337409" calcext:value-type="float">
            <text:p>0.0337409</text:p>
          </table:table-cell>
          <table:table-cell office:value-type="float" office:value="0.035771" calcext:value-type="float">
            <text:p>0.035771</text:p>
          </table:table-cell>
          <table:table-cell office:value-type="float" office:value="0.0367134" calcext:value-type="float">
            <text:p>0.0367134</text:p>
          </table:table-cell>
          <table:table-cell office:value-type="float" office:value="0.0337304" calcext:value-type="float">
            <text:p>0.0337304</text:p>
          </table:table-cell>
          <table:table-cell office:value-type="float" office:value="0.0353824" calcext:value-type="float">
            <text:p>0.0353824</text:p>
          </table:table-cell>
          <table:table-cell office:value-type="float" office:value="0.0366974" calcext:value-type="float">
            <text:p>0.0366974</text:p>
          </table:table-cell>
          <table:table-cell office:value-type="float" office:value="0.0380501" calcext:value-type="float">
            <text:p>0.0380501</text:p>
          </table:table-cell>
          <table:table-cell office:value-type="float" office:value="0.0384178" calcext:value-type="float">
            <text:p>0.0384178</text:p>
          </table:table-cell>
          <table:table-cell office:value-type="float" office:value="0.0320822" calcext:value-type="float">
            <text:p>0.0320822</text:p>
          </table:table-cell>
          <table:table-cell office:value-type="float" office:value="0.0271805" calcext:value-type="float">
            <text:p>0.0271805</text:p>
          </table:table-cell>
          <table:table-cell office:value-type="float" office:value="0.0338215" calcext:value-type="float">
            <text:p>0.0338215</text:p>
          </table:table-cell>
          <table:table-cell office:value-type="float" office:value="0.0280596" calcext:value-type="float">
            <text:p>0.0280596</text:p>
          </table:table-cell>
          <table:table-cell table:number-columns-repeated="2"/>
        </table:table-row>
        <table:table-row table:style-name="ro1">
          <table:table-cell table:formula="of:=[.A112]+1" office:value-type="float" office:value="8" calcext:value-type="float">
            <text:p>8</text:p>
          </table:table-cell>
          <table:table-cell office:value-type="float" office:value="0.0313553" calcext:value-type="float">
            <text:p>0.0313553</text:p>
          </table:table-cell>
          <table:table-cell office:value-type="float" office:value="0.0398738" calcext:value-type="float">
            <text:p>0.0398738</text:p>
          </table:table-cell>
          <table:table-cell office:value-type="float" office:value="0.0399439" calcext:value-type="float">
            <text:p>0.0399439</text:p>
          </table:table-cell>
          <table:table-cell office:value-type="float" office:value="0.0209967" calcext:value-type="float">
            <text:p>0.0209967</text:p>
          </table:table-cell>
          <table:table-cell office:value-type="float" office:value="0.0299275" calcext:value-type="float">
            <text:p>0.0299275</text:p>
          </table:table-cell>
          <table:table-cell office:value-type="float" office:value="0.0271043" calcext:value-type="float">
            <text:p>0.0271043</text:p>
          </table:table-cell>
          <table:table-cell office:value-type="float" office:value="0.0314891" calcext:value-type="float">
            <text:p>0.0314891</text:p>
          </table:table-cell>
          <table:table-cell office:value-type="float" office:value="0.0354595" calcext:value-type="float">
            <text:p>0.0354595</text:p>
          </table:table-cell>
          <table:table-cell office:value-type="float" office:value="0.0348375" calcext:value-type="float">
            <text:p>0.0348375</text:p>
          </table:table-cell>
          <table:table-cell office:value-type="float" office:value="0.0335781" calcext:value-type="float">
            <text:p>0.0335781</text:p>
          </table:table-cell>
          <table:table-cell office:value-type="float" office:value="0.0320245" calcext:value-type="float">
            <text:p>0.0320245</text:p>
          </table:table-cell>
          <table:table-cell office:value-type="float" office:value="0.0338683" calcext:value-type="float">
            <text:p>0.0338683</text:p>
          </table:table-cell>
          <table:table-cell office:value-type="float" office:value="0.0346502" calcext:value-type="float">
            <text:p>0.0346502</text:p>
          </table:table-cell>
          <table:table-cell office:value-type="float" office:value="0.0334656" calcext:value-type="float">
            <text:p>0.0334656</text:p>
          </table:table-cell>
          <table:table-cell office:value-type="float" office:value="0.0354726" calcext:value-type="float">
            <text:p>0.0354726</text:p>
          </table:table-cell>
          <table:table-cell office:value-type="float" office:value="0.0364029" calcext:value-type="float">
            <text:p>0.0364029</text:p>
          </table:table-cell>
          <table:table-cell office:value-type="float" office:value="0.0334548" calcext:value-type="float">
            <text:p>0.0334548</text:p>
          </table:table-cell>
          <table:table-cell office:value-type="float" office:value="0.0350899" calcext:value-type="float">
            <text:p>0.0350899</text:p>
          </table:table-cell>
          <table:table-cell office:value-type="float" office:value="0.036388" calcext:value-type="float">
            <text:p>0.036388</text:p>
          </table:table-cell>
          <table:table-cell office:value-type="float" office:value="0.037727" calcext:value-type="float">
            <text:p>0.037727</text:p>
          </table:table-cell>
          <table:table-cell office:value-type="float" office:value="0.0380897" calcext:value-type="float">
            <text:p>0.0380897</text:p>
          </table:table-cell>
          <table:table-cell office:value-type="float" office:value="0.0318238" calcext:value-type="float">
            <text:p>0.0318238</text:p>
          </table:table-cell>
          <table:table-cell office:value-type="float" office:value="0.0269747" calcext:value-type="float">
            <text:p>0.0269747</text:p>
          </table:table-cell>
          <table:table-cell office:value-type="float" office:value="0.0335458" calcext:value-type="float">
            <text:p>0.0335458</text:p>
          </table:table-cell>
          <table:table-cell office:value-type="float" office:value="0.0278445" calcext:value-type="float">
            <text:p>0.0278445</text:p>
          </table:table-cell>
          <table:table-cell table:number-columns-repeated="2"/>
        </table:table-row>
        <table:table-row table:style-name="ro1">
          <table:table-cell table:formula="of:=[.A113]+1" office:value-type="float" office:value="9" calcext:value-type="float">
            <text:p>9</text:p>
          </table:table-cell>
          <table:table-cell office:value-type="float" office:value="0.0311668" calcext:value-type="float">
            <text:p>0.0311668</text:p>
          </table:table-cell>
          <table:table-cell office:value-type="float" office:value="0.039614" calcext:value-type="float">
            <text:p>0.039614</text:p>
          </table:table-cell>
          <table:table-cell office:value-type="float" office:value="0.0396839" calcext:value-type="float">
            <text:p>0.0396839</text:p>
          </table:table-cell>
          <table:table-cell office:value-type="float" office:value="0.0208899" calcext:value-type="float">
            <text:p>0.0208899</text:p>
          </table:table-cell>
          <table:table-cell office:value-type="float" office:value="0.0297485" calcext:value-type="float">
            <text:p>0.0297485</text:p>
          </table:table-cell>
          <table:table-cell office:value-type="float" office:value="0.0269481" calcext:value-type="float">
            <text:p>0.0269481</text:p>
          </table:table-cell>
          <table:table-cell office:value-type="float" office:value="0.0312977" calcext:value-type="float">
            <text:p>0.0312977</text:p>
          </table:table-cell>
          <table:table-cell office:value-type="float" office:value="0.0352357" calcext:value-type="float">
            <text:p>0.0352357</text:p>
          </table:table-cell>
          <table:table-cell office:value-type="float" office:value="0.034619" calcext:value-type="float">
            <text:p>0.034619</text:p>
          </table:table-cell>
          <table:table-cell office:value-type="float" office:value="0.0333691" calcext:value-type="float">
            <text:p>0.0333691</text:p>
          </table:table-cell>
          <table:table-cell office:value-type="float" office:value="0.0318286" calcext:value-type="float">
            <text:p>0.0318286</text:p>
          </table:table-cell>
          <table:table-cell office:value-type="float" office:value="0.0336579" calcext:value-type="float">
            <text:p>0.0336579</text:p>
          </table:table-cell>
          <table:table-cell office:value-type="float" office:value="0.0344326" calcext:value-type="float">
            <text:p>0.0344326</text:p>
          </table:table-cell>
          <table:table-cell office:value-type="float" office:value="0.0332593" calcext:value-type="float">
            <text:p>0.0332593</text:p>
          </table:table-cell>
          <table:table-cell office:value-type="float" office:value="0.0352489" calcext:value-type="float">
            <text:p>0.0352489</text:p>
          </table:table-cell>
          <table:table-cell office:value-type="float" office:value="0.0361702" calcext:value-type="float">
            <text:p>0.0361702</text:p>
          </table:table-cell>
          <table:table-cell office:value-type="float" office:value="0.0332483" calcext:value-type="float">
            <text:p>0.0332483</text:p>
          </table:table-cell>
          <table:table-cell office:value-type="float" office:value="0.0348707" calcext:value-type="float">
            <text:p>0.0348707</text:p>
          </table:table-cell>
          <table:table-cell office:value-type="float" office:value="0.0361561" calcext:value-type="float">
            <text:p>0.0361561</text:p>
          </table:table-cell>
          <table:table-cell office:value-type="float" office:value="0.0374848" calcext:value-type="float">
            <text:p>0.0374848</text:p>
          </table:table-cell>
          <table:table-cell office:value-type="float" office:value="0.0378439" calcext:value-type="float">
            <text:p>0.0378439</text:p>
          </table:table-cell>
          <table:table-cell office:value-type="float" office:value="0.0316303" calcext:value-type="float">
            <text:p>0.0316303</text:p>
          </table:table-cell>
          <table:table-cell office:value-type="float" office:value="0.0268205" calcext:value-type="float">
            <text:p>0.0268205</text:p>
          </table:table-cell>
          <table:table-cell office:value-type="float" office:value="0.0333393" calcext:value-type="float">
            <text:p>0.0333393</text:p>
          </table:table-cell>
          <table:table-cell office:value-type="float" office:value="0.0276833" calcext:value-type="float">
            <text:p>0.0276833</text:p>
          </table:table-cell>
          <table:table-cell table:number-columns-repeated="2"/>
        </table:table-row>
        <table:table-row table:style-name="ro1">
          <table:table-cell table:formula="of:=[.A114]+1" office:value-type="float" office:value="10" calcext:value-type="float">
            <text:p>10</text:p>
          </table:table-cell>
          <table:table-cell office:value-type="float" office:value="0.0310255" calcext:value-type="float">
            <text:p>0.0310255</text:p>
          </table:table-cell>
          <table:table-cell office:value-type="float" office:value="0.0394194" calcext:value-type="float">
            <text:p>0.0394194</text:p>
          </table:table-cell>
          <table:table-cell office:value-type="float" office:value="0.0394891" calcext:value-type="float">
            <text:p>0.0394891</text:p>
          </table:table-cell>
          <table:table-cell office:value-type="float" office:value="0.0208098" calcext:value-type="float">
            <text:p>0.0208098</text:p>
          </table:table-cell>
          <table:table-cell office:value-type="float" office:value="0.0296144" calcext:value-type="float">
            <text:p>0.0296144</text:p>
          </table:table-cell>
          <table:table-cell office:value-type="float" office:value="0.026831" calcext:value-type="float">
            <text:p>0.026831</text:p>
          </table:table-cell>
          <table:table-cell office:value-type="float" office:value="0.0311542" calcext:value-type="float">
            <text:p>0.0311542</text:p>
          </table:table-cell>
          <table:table-cell office:value-type="float" office:value="0.035068" calcext:value-type="float">
            <text:p>0.035068</text:p>
          </table:table-cell>
          <table:table-cell office:value-type="float" office:value="0.0344553" calcext:value-type="float">
            <text:p>0.0344553</text:p>
          </table:table-cell>
          <table:table-cell office:value-type="float" office:value="0.0332126" calcext:value-type="float">
            <text:p>0.0332126</text:p>
          </table:table-cell>
          <table:table-cell office:value-type="float" office:value="0.0316818" calcext:value-type="float">
            <text:p>0.0316818</text:p>
          </table:table-cell>
          <table:table-cell office:value-type="float" office:value="0.0335003" calcext:value-type="float">
            <text:p>0.0335003</text:p>
          </table:table-cell>
          <table:table-cell office:value-type="float" office:value="0.0342695" calcext:value-type="float">
            <text:p>0.0342695</text:p>
          </table:table-cell>
          <table:table-cell office:value-type="float" office:value="0.0331047" calcext:value-type="float">
            <text:p>0.0331047</text:p>
          </table:table-cell>
          <table:table-cell office:value-type="float" office:value="0.0350813" calcext:value-type="float">
            <text:p>0.0350813</text:p>
          </table:table-cell>
          <table:table-cell office:value-type="float" office:value="0.0359959" calcext:value-type="float">
            <text:p>0.0359959</text:p>
          </table:table-cell>
          <table:table-cell office:value-type="float" office:value="0.0330936" calcext:value-type="float">
            <text:p>0.0330936</text:p>
          </table:table-cell>
          <table:table-cell office:value-type="float" office:value="0.0347065" calcext:value-type="float">
            <text:p>0.0347065</text:p>
          </table:table-cell>
          <table:table-cell office:value-type="float" office:value="0.0359824" calcext:value-type="float">
            <text:p>0.0359824</text:p>
          </table:table-cell>
          <table:table-cell office:value-type="float" office:value="0.0373034" calcext:value-type="float">
            <text:p>0.0373034</text:p>
          </table:table-cell>
          <table:table-cell office:value-type="float" office:value="0.0376596" calcext:value-type="float">
            <text:p>0.0376596</text:p>
          </table:table-cell>
          <table:table-cell office:value-type="float" office:value="0.0314852" calcext:value-type="float">
            <text:p>0.0314852</text:p>
          </table:table-cell>
          <table:table-cell office:value-type="float" office:value="0.026705" calcext:value-type="float">
            <text:p>0.026705</text:p>
          </table:table-cell>
          <table:table-cell office:value-type="float" office:value="0.0331845" calcext:value-type="float">
            <text:p>0.0331845</text:p>
          </table:table-cell>
          <table:table-cell office:value-type="float" office:value="0.0275626" calcext:value-type="float">
            <text:p>0.0275626</text:p>
          </table:table-cell>
          <table:table-cell table:number-columns-repeated="2"/>
        </table:table-row>
        <table:table-row table:style-name="ro1">
          <table:table-cell table:formula="of:=[.A115]+1" office:value-type="float" office:value="11" calcext:value-type="float">
            <text:p>11</text:p>
          </table:table-cell>
          <table:table-cell office:value-type="float" office:value="0.0309196" calcext:value-type="float">
            <text:p>0.0309196</text:p>
          </table:table-cell>
          <table:table-cell office:value-type="float" office:value="0.0392735" calcext:value-type="float">
            <text:p>0.0392735</text:p>
          </table:table-cell>
          <table:table-cell office:value-type="float" office:value="0.0393431" calcext:value-type="float">
            <text:p>0.0393431</text:p>
          </table:table-cell>
          <table:table-cell office:value-type="float" office:value="0.0207498" calcext:value-type="float">
            <text:p>0.0207498</text:p>
          </table:table-cell>
          <table:table-cell office:value-type="float" office:value="0.0295139" calcext:value-type="float">
            <text:p>0.0295139</text:p>
          </table:table-cell>
          <table:table-cell office:value-type="float" office:value="0.0267432" calcext:value-type="float">
            <text:p>0.0267432</text:p>
          </table:table-cell>
          <table:table-cell office:value-type="float" office:value="0.0310467" calcext:value-type="float">
            <text:p>0.0310467</text:p>
          </table:table-cell>
          <table:table-cell office:value-type="float" office:value="0.0349424" calcext:value-type="float">
            <text:p>0.0349424</text:p>
          </table:table-cell>
          <table:table-cell office:value-type="float" office:value="0.0343326" calcext:value-type="float">
            <text:p>0.0343326</text:p>
          </table:table-cell>
          <table:table-cell office:value-type="float" office:value="0.0330952" calcext:value-type="float">
            <text:p>0.0330952</text:p>
          </table:table-cell>
          <table:table-cell office:value-type="float" office:value="0.0315717" calcext:value-type="float">
            <text:p>0.0315717</text:p>
          </table:table-cell>
          <table:table-cell office:value-type="float" office:value="0.0333822" calcext:value-type="float">
            <text:p>0.0333822</text:p>
          </table:table-cell>
          <table:table-cell office:value-type="float" office:value="0.0341473" calcext:value-type="float">
            <text:p>0.0341473</text:p>
          </table:table-cell>
          <table:table-cell office:value-type="float" office:value="0.0329888" calcext:value-type="float">
            <text:p>0.0329888</text:p>
          </table:table-cell>
          <table:table-cell office:value-type="float" office:value="0.0349557" calcext:value-type="float">
            <text:p>0.0349557</text:p>
          </table:table-cell>
          <table:table-cell office:value-type="float" office:value="0.0358652" calcext:value-type="float">
            <text:p>0.0358652</text:p>
          </table:table-cell>
          <table:table-cell office:value-type="float" office:value="0.0329777" calcext:value-type="float">
            <text:p>0.0329777</text:p>
          </table:table-cell>
          <table:table-cell office:value-type="float" office:value="0.0345834" calcext:value-type="float">
            <text:p>0.0345834</text:p>
          </table:table-cell>
          <table:table-cell office:value-type="float" office:value="0.0358522" calcext:value-type="float">
            <text:p>0.0358522</text:p>
          </table:table-cell>
          <table:table-cell office:value-type="float" office:value="0.0371674" calcext:value-type="float">
            <text:p>0.0371674</text:p>
          </table:table-cell>
          <table:table-cell office:value-type="float" office:value="0.0375216" calcext:value-type="float">
            <text:p>0.0375216</text:p>
          </table:table-cell>
          <table:table-cell office:value-type="float" office:value="0.0313765" calcext:value-type="float">
            <text:p>0.0313765</text:p>
          </table:table-cell>
          <table:table-cell office:value-type="float" office:value="0.0266184" calcext:value-type="float">
            <text:p>0.0266184</text:p>
          </table:table-cell>
          <table:table-cell office:value-type="float" office:value="0.0330685" calcext:value-type="float">
            <text:p>0.0330685</text:p>
          </table:table-cell>
          <table:table-cell office:value-type="float" office:value="0.0274721" calcext:value-type="float">
            <text:p>0.0274721</text:p>
          </table:table-cell>
          <table:table-cell table:number-columns-repeated="2"/>
        </table:table-row>
        <table:table-row table:style-name="ro1">
          <table:table-cell table:formula="of:=[.A116]+1" office:value-type="float" office:value="12" calcext:value-type="float">
            <text:p>12</text:p>
          </table:table-cell>
          <table:table-cell office:value-type="float" office:value="0.0308403" calcext:value-type="float">
            <text:p>0.0308403</text:p>
          </table:table-cell>
          <table:table-cell office:value-type="float" office:value="0.0391643" calcext:value-type="float">
            <text:p>0.0391643</text:p>
          </table:table-cell>
          <table:table-cell office:value-type="float" office:value="0.0392337" calcext:value-type="float">
            <text:p>0.0392337</text:p>
          </table:table-cell>
          <table:table-cell office:value-type="float" office:value="0.0207048" calcext:value-type="float">
            <text:p>0.0207048</text:p>
          </table:table-cell>
          <table:table-cell office:value-type="float" office:value="0.0294386" calcext:value-type="float">
            <text:p>0.0294386</text:p>
          </table:table-cell>
          <table:table-cell office:value-type="float" office:value="0.0266775" calcext:value-type="float">
            <text:p>0.0266775</text:p>
          </table:table-cell>
          <table:table-cell office:value-type="float" office:value="0.0309661" calcext:value-type="float">
            <text:p>0.0309661</text:p>
          </table:table-cell>
          <table:table-cell office:value-type="float" office:value="0.0348482" calcext:value-type="float">
            <text:p>0.0348482</text:p>
          </table:table-cell>
          <table:table-cell office:value-type="float" office:value="0.0342406" calcext:value-type="float">
            <text:p>0.0342406</text:p>
          </table:table-cell>
          <table:table-cell office:value-type="float" office:value="0.0330073" calcext:value-type="float">
            <text:p>0.0330073</text:p>
          </table:table-cell>
          <table:table-cell office:value-type="float" office:value="0.0314893" calcext:value-type="float">
            <text:p>0.0314893</text:p>
          </table:table-cell>
          <table:table-cell office:value-type="float" office:value="0.0332937" calcext:value-type="float">
            <text:p>0.0332937</text:p>
          </table:table-cell>
          <table:table-cell office:value-type="float" office:value="0.0340558" calcext:value-type="float">
            <text:p>0.0340558</text:p>
          </table:table-cell>
          <table:table-cell office:value-type="float" office:value="0.032902" calcext:value-type="float">
            <text:p>0.032902</text:p>
          </table:table-cell>
          <table:table-cell office:value-type="float" office:value="0.0348616" calcext:value-type="float">
            <text:p>0.0348616</text:p>
          </table:table-cell>
          <table:table-cell office:value-type="float" office:value="0.0357673" calcext:value-type="float">
            <text:p>0.0357673</text:p>
          </table:table-cell>
          <table:table-cell office:value-type="float" office:value="0.0328908" calcext:value-type="float">
            <text:p>0.0328908</text:p>
          </table:table-cell>
          <table:table-cell office:value-type="float" office:value="0.0344912" calcext:value-type="float">
            <text:p>0.0344912</text:p>
          </table:table-cell>
          <table:table-cell office:value-type="float" office:value="0.0357546" calcext:value-type="float">
            <text:p>0.0357546</text:p>
          </table:table-cell>
          <table:table-cell office:value-type="float" office:value="0.0370655" calcext:value-type="float">
            <text:p>0.0370655</text:p>
          </table:table-cell>
          <table:table-cell office:value-type="float" office:value="0.0374181" calcext:value-type="float">
            <text:p>0.0374181</text:p>
          </table:table-cell>
          <table:table-cell office:value-type="float" office:value="0.0312951" calcext:value-type="float">
            <text:p>0.0312951</text:p>
          </table:table-cell>
          <table:table-cell office:value-type="float" office:value="0.0265536" calcext:value-type="float">
            <text:p>0.0265536</text:p>
          </table:table-cell>
          <table:table-cell office:value-type="float" office:value="0.0329816" calcext:value-type="float">
            <text:p>0.0329816</text:p>
          </table:table-cell>
          <table:table-cell office:value-type="float" office:value="0.0274042" calcext:value-type="float">
            <text:p>0.0274042</text:p>
          </table:table-cell>
          <table:table-cell table:number-columns-repeated="2"/>
        </table:table-row>
        <table:table-row table:style-name="ro1">
          <table:table-cell table:formula="of:=[.A117]+1" office:value-type="float" office:value="13" calcext:value-type="float">
            <text:p>13</text:p>
          </table:table-cell>
          <table:table-cell office:value-type="float" office:value="0.0307808" calcext:value-type="float">
            <text:p>0.0307808</text:p>
          </table:table-cell>
          <table:table-cell office:value-type="float" office:value="0.0390824" calcext:value-type="float">
            <text:p>0.0390824</text:p>
          </table:table-cell>
          <table:table-cell office:value-type="float" office:value="0.0391517" calcext:value-type="float">
            <text:p>0.0391517</text:p>
          </table:table-cell>
          <table:table-cell office:value-type="float" office:value="0.0206711" calcext:value-type="float">
            <text:p>0.0206711</text:p>
          </table:table-cell>
          <table:table-cell office:value-type="float" office:value="0.0293822" calcext:value-type="float">
            <text:p>0.0293822</text:p>
          </table:table-cell>
          <table:table-cell office:value-type="float" office:value="0.0266282" calcext:value-type="float">
            <text:p>0.0266282</text:p>
          </table:table-cell>
          <table:table-cell office:value-type="float" office:value="0.0309058" calcext:value-type="float">
            <text:p>0.0309058</text:p>
          </table:table-cell>
          <table:table-cell office:value-type="float" office:value="0.0347777" calcext:value-type="float">
            <text:p>0.0347777</text:p>
          </table:table-cell>
          <table:table-cell office:value-type="float" office:value="0.0341717" calcext:value-type="float">
            <text:p>0.0341717</text:p>
          </table:table-cell>
          <table:table-cell office:value-type="float" office:value="0.0329414" calcext:value-type="float">
            <text:p>0.0329414</text:p>
          </table:table-cell>
          <table:table-cell office:value-type="float" office:value="0.0314275" calcext:value-type="float">
            <text:p>0.0314275</text:p>
          </table:table-cell>
          <table:table-cell office:value-type="float" office:value="0.0332274" calcext:value-type="float">
            <text:p>0.0332274</text:p>
          </table:table-cell>
          <table:table-cell office:value-type="float" office:value="0.0339871" calcext:value-type="float">
            <text:p>0.0339871</text:p>
          </table:table-cell>
          <table:table-cell office:value-type="float" office:value="0.032837" calcext:value-type="float">
            <text:p>0.032837</text:p>
          </table:table-cell>
          <table:table-cell office:value-type="float" office:value="0.0347911" calcext:value-type="float">
            <text:p>0.0347911</text:p>
          </table:table-cell>
          <table:table-cell office:value-type="float" office:value="0.0356939" calcext:value-type="float">
            <text:p>0.0356939</text:p>
          </table:table-cell>
          <table:table-cell office:value-type="float" office:value="0.0328257" calcext:value-type="float">
            <text:p>0.0328257</text:p>
          </table:table-cell>
          <table:table-cell office:value-type="float" office:value="0.034422" calcext:value-type="float">
            <text:p>0.034422</text:p>
          </table:table-cell>
          <table:table-cell office:value-type="float" office:value="0.0356815" calcext:value-type="float">
            <text:p>0.0356815</text:p>
          </table:table-cell>
          <table:table-cell office:value-type="float" office:value="0.0369892" calcext:value-type="float">
            <text:p>0.0369892</text:p>
          </table:table-cell>
          <table:table-cell office:value-type="float" office:value="0.0373406" calcext:value-type="float">
            <text:p>0.0373406</text:p>
          </table:table-cell>
          <table:table-cell office:value-type="float" office:value="0.0312341" calcext:value-type="float">
            <text:p>0.0312341</text:p>
          </table:table-cell>
          <table:table-cell office:value-type="float" office:value="0.026505" calcext:value-type="float">
            <text:p>0.026505</text:p>
          </table:table-cell>
          <table:table-cell office:value-type="float" office:value="0.0329164" calcext:value-type="float">
            <text:p>0.0329164</text:p>
          </table:table-cell>
          <table:table-cell office:value-type="float" office:value="0.0273534" calcext:value-type="float">
            <text:p>0.0273534</text:p>
          </table:table-cell>
          <table:table-cell table:number-columns-repeated="2"/>
        </table:table-row>
        <table:table-row table:style-name="ro1">
          <table:table-cell table:formula="of:=[.A118]+1" office:value-type="float" office:value="14" calcext:value-type="float">
            <text:p>14</text:p>
          </table:table-cell>
          <table:table-cell office:value-type="float" office:value="0.0307363" calcext:value-type="float">
            <text:p>0.0307363</text:p>
          </table:table-cell>
          <table:table-cell office:value-type="float" office:value="0.039021" calcext:value-type="float">
            <text:p>0.039021</text:p>
          </table:table-cell>
          <table:table-cell office:value-type="float" office:value="0.0390903" calcext:value-type="float">
            <text:p>0.0390903</text:p>
          </table:table-cell>
          <table:table-cell office:value-type="float" office:value="0.0206459" calcext:value-type="float">
            <text:p>0.0206459</text:p>
          </table:table-cell>
          <table:table-cell office:value-type="float" office:value="0.0293399" calcext:value-type="float">
            <text:p>0.0293399</text:p>
          </table:table-cell>
          <table:table-cell office:value-type="float" office:value="0.0265913" calcext:value-type="float">
            <text:p>0.0265913</text:p>
          </table:table-cell>
          <table:table-cell office:value-type="float" office:value="0.0308605" calcext:value-type="float">
            <text:p>0.0308605</text:p>
          </table:table-cell>
          <table:table-cell office:value-type="float" office:value="0.0347248" calcext:value-type="float">
            <text:p>0.0347248</text:p>
          </table:table-cell>
          <table:table-cell office:value-type="float" office:value="0.0341201" calcext:value-type="float">
            <text:p>0.0341201</text:p>
          </table:table-cell>
          <table:table-cell office:value-type="float" office:value="0.0328921" calcext:value-type="float">
            <text:p>0.0328921</text:p>
          </table:table-cell>
          <table:table-cell office:value-type="float" office:value="0.0313812" calcext:value-type="float">
            <text:p>0.0313812</text:p>
          </table:table-cell>
          <table:table-cell office:value-type="float" office:value="0.0331777" calcext:value-type="float">
            <text:p>0.0331777</text:p>
          </table:table-cell>
          <table:table-cell office:value-type="float" office:value="0.0339357" calcext:value-type="float">
            <text:p>0.0339357</text:p>
          </table:table-cell>
          <table:table-cell office:value-type="float" office:value="0.0327882" calcext:value-type="float">
            <text:p>0.0327882</text:p>
          </table:table-cell>
          <table:table-cell office:value-type="float" office:value="0.0347382" calcext:value-type="float">
            <text:p>0.0347382</text:p>
          </table:table-cell>
          <table:table-cell office:value-type="float" office:value="0.035639" calcext:value-type="float">
            <text:p>0.035639</text:p>
          </table:table-cell>
          <table:table-cell office:value-type="float" office:value="0.0327769" calcext:value-type="float">
            <text:p>0.0327769</text:p>
          </table:table-cell>
          <table:table-cell office:value-type="float" office:value="0.0343703" calcext:value-type="float">
            <text:p>0.0343703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6932" calcext:value-type="float">
            <text:p>0.036932</text:p>
          </table:table-cell>
          <table:table-cell office:value-type="float" office:value="0.0372825" calcext:value-type="float">
            <text:p>0.0372825</text:p>
          </table:table-cell>
          <table:table-cell office:value-type="float" office:value="0.0311883" calcext:value-type="float">
            <text:p>0.0311883</text:p>
          </table:table-cell>
          <table:table-cell office:value-type="float" office:value="0.0264685" calcext:value-type="float">
            <text:p>0.0264685</text:p>
          </table:table-cell>
          <table:table-cell office:value-type="float" office:value="0.0328676" calcext:value-type="float">
            <text:p>0.0328676</text:p>
          </table:table-cell>
          <table:table-cell office:value-type="float" office:value="0.0273153" calcext:value-type="float">
            <text:p>0.0273153</text:p>
          </table:table-cell>
          <table:table-cell table:number-columns-repeated="2"/>
        </table:table-row>
        <table:table-row table:style-name="ro1">
          <table:table-cell table:formula="of:=[.A119]+1" office:value-type="float" office:value="15" calcext:value-type="float">
            <text:p>15</text:p>
          </table:table-cell>
          <table:table-cell office:value-type="float" office:value="0.0307029" calcext:value-type="float">
            <text:p>0.0307029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90442" calcext:value-type="float">
            <text:p>0.0390442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293082" calcext:value-type="float">
            <text:p>0.0293082</text:p>
          </table:table-cell>
          <table:table-cell office:value-type="float" office:value="0.0265636" calcext:value-type="float">
            <text:p>0.0265636</text:p>
          </table:table-cell>
          <table:table-cell office:value-type="float" office:value="0.0308266" calcext:value-type="float">
            <text:p>0.0308266</text:p>
          </table:table-cell>
          <table:table-cell office:value-type="float" office:value="0.0346852" calcext:value-type="float">
            <text:p>0.0346852</text:p>
          </table:table-cell>
          <table:table-cell office:value-type="float" office:value="0.0340814" calcext:value-type="float">
            <text:p>0.0340814</text:p>
          </table:table-cell>
          <table:table-cell office:value-type="float" office:value="0.0328551" calcext:value-type="float">
            <text:p>0.0328551</text:p>
          </table:table-cell>
          <table:table-cell office:value-type="float" office:value="0.0313465" calcext:value-type="float">
            <text:p>0.0313465</text:p>
          </table:table-cell>
          <table:table-cell office:value-type="float" office:value="0.0331404" calcext:value-type="float">
            <text:p>0.0331404</text:p>
          </table:table-cell>
          <table:table-cell office:value-type="float" office:value="0.0338972" calcext:value-type="float">
            <text:p>0.0338972</text:p>
          </table:table-cell>
          <table:table-cell office:value-type="float" office:value="0.0327517" calcext:value-type="float">
            <text:p>0.0327517</text:p>
          </table:table-cell>
          <table:table-cell office:value-type="float" office:value="0.0346986" calcext:value-type="float">
            <text:p>0.0346986</text:p>
          </table:table-cell>
          <table:table-cell office:value-type="float" office:value="0.0355978" calcext:value-type="float">
            <text:p>0.0355978</text:p>
          </table:table-cell>
          <table:table-cell office:value-type="float" office:value="0.0327403" calcext:value-type="float">
            <text:p>0.0327403</text:p>
          </table:table-cell>
          <table:table-cell office:value-type="float" office:value="0.0343314" calcext:value-type="float">
            <text:p>0.0343314</text:p>
          </table:table-cell>
          <table:table-cell office:value-type="float" office:value="0.0355857" calcext:value-type="float">
            <text:p>0.0355857</text:p>
          </table:table-cell>
          <table:table-cell office:value-type="float" office:value="0.0368891" calcext:value-type="float">
            <text:p>0.0368891</text:p>
          </table:table-cell>
          <table:table-cell office:value-type="float" office:value="0.037239" calcext:value-type="float">
            <text:p>0.037239</text:p>
          </table:table-cell>
          <table:table-cell office:value-type="float" office:value="0.031154" calcext:value-type="float">
            <text:p>0.031154</text:p>
          </table:table-cell>
          <table:table-cell office:value-type="float" office:value="0.0264412" calcext:value-type="float">
            <text:p>0.0264412</text:p>
          </table:table-cell>
          <table:table-cell office:value-type="float" office:value="0.0328311" calcext:value-type="float">
            <text:p>0.0328311</text:p>
          </table:table-cell>
          <table:table-cell office:value-type="float" office:value="0.0272868" calcext:value-type="float">
            <text:p>0.0272868</text:p>
          </table:table-cell>
          <table:table-cell table:number-columns-repeated="2"/>
        </table:table-row>
        <table:table-row table:style-name="ro1">
          <table:table-cell table:formula="of:=[.A120]+1" office:value-type="float" office:value="16" calcext:value-type="float">
            <text:p>16</text:p>
          </table:table-cell>
          <table:table-cell office:value-type="float" office:value="0.0306779" calcext:value-type="float">
            <text:p>0.0306779</text:p>
          </table:table-cell>
          <table:table-cell office:value-type="float" office:value="0.0389405" calcext:value-type="float">
            <text:p>0.0389405</text:p>
          </table:table-cell>
          <table:table-cell office:value-type="float" office:value="0.0390097" calcext:value-type="float">
            <text:p>0.0390097</text:p>
          </table:table-cell>
          <table:table-cell office:value-type="float" office:value="0.0206128" calcext:value-type="float">
            <text:p>0.0206128</text:p>
          </table:table-cell>
          <table:table-cell office:value-type="float" office:value="0.0292845" calcext:value-type="float">
            <text:p>0.0292845</text:p>
          </table:table-cell>
          <table:table-cell office:value-type="float" office:value="0.0265429" calcext:value-type="float">
            <text:p>0.0265429</text:p>
          </table:table-cell>
          <table:table-cell office:value-type="float" office:value="0.0308012" calcext:value-type="float">
            <text:p>0.0308012</text:p>
          </table:table-cell>
          <table:table-cell office:value-type="float" office:value="0.0346555" calcext:value-type="float">
            <text:p>0.0346555</text:p>
          </table:table-cell>
          <table:table-cell office:value-type="float" office:value="0.0340524" calcext:value-type="float">
            <text:p>0.0340524</text:p>
          </table:table-cell>
          <table:table-cell office:value-type="float" office:value="0.0328273" calcext:value-type="float">
            <text:p>0.0328273</text:p>
          </table:table-cell>
          <table:table-cell office:value-type="float" office:value="0.0313205" calcext:value-type="float">
            <text:p>0.0313205</text:p>
          </table:table-cell>
          <table:table-cell office:value-type="float" office:value="0.0331125" calcext:value-type="float">
            <text:p>0.0331125</text:p>
          </table:table-cell>
          <table:table-cell office:value-type="float" office:value="0.0338683" calcext:value-type="float">
            <text:p>0.0338683</text:p>
          </table:table-cell>
          <table:table-cell office:value-type="float" office:value="0.0327243" calcext:value-type="float">
            <text:p>0.0327243</text:p>
          </table:table-cell>
          <table:table-cell office:value-type="float" office:value="0.034669" calcext:value-type="float">
            <text:p>0.034669</text:p>
          </table:table-cell>
          <table:table-cell office:value-type="float" office:value="0.0355669" calcext:value-type="float">
            <text:p>0.0355669</text:p>
          </table:table-cell>
          <table:table-cell office:value-type="float" office:value="0.0327129" calcext:value-type="float">
            <text:p>0.0327129</text:p>
          </table:table-cell>
          <table:table-cell office:value-type="float" office:value="0.0343024" calcext:value-type="float">
            <text:p>0.0343024</text:p>
          </table:table-cell>
          <table:table-cell office:value-type="float" office:value="0.0355549" calcext:value-type="float">
            <text:p>0.0355549</text:p>
          </table:table-cell>
          <table:table-cell office:value-type="float" office:value="0.036857" calcext:value-type="float">
            <text:p>0.036857</text:p>
          </table:table-cell>
          <table:table-cell office:value-type="float" office:value="0.0372064" calcext:value-type="float">
            <text:p>0.0372064</text:p>
          </table:table-cell>
          <table:table-cell office:value-type="float" office:value="0.0311284" calcext:value-type="float">
            <text:p>0.0311284</text:p>
          </table:table-cell>
          <table:table-cell office:value-type="float" office:value="0.0264208" calcext:value-type="float">
            <text:p>0.0264208</text:p>
          </table:table-cell>
          <table:table-cell office:value-type="float" office:value="0.0328037" calcext:value-type="float">
            <text:p>0.0328037</text:p>
          </table:table-cell>
          <table:table-cell office:value-type="float" office:value="0.0272654" calcext:value-type="float">
            <text:p>0.0272654</text:p>
          </table:table-cell>
          <table:table-cell table:number-columns-repeated="2"/>
        </table:table-row>
        <table:table-row table:style-name="ro1">
          <table:table-cell table:formula="of:=[.A121]+1" office:value-type="float" office:value="17" calcext:value-type="float">
            <text:p>17</text:p>
          </table:table-cell>
          <table:table-cell office:value-type="float" office:value="0.0306592" calcext:value-type="float">
            <text:p>0.0306592</text:p>
          </table:table-cell>
          <table:table-cell office:value-type="float" office:value="0.0389147" calcext:value-type="float">
            <text:p>0.0389147</text:p>
          </table:table-cell>
          <table:table-cell office:value-type="float" office:value="0.0389839" calcext:value-type="float">
            <text:p>0.0389839</text:p>
          </table:table-cell>
          <table:table-cell office:value-type="float" office:value="0.0206022" calcext:value-type="float">
            <text:p>0.0206022</text:p>
          </table:table-cell>
          <table:table-cell office:value-type="float" office:value="0.0292667" calcext:value-type="float">
            <text:p>0.0292667</text:p>
          </table:table-cell>
          <table:table-cell office:value-type="float" office:value="0.0265273" calcext:value-type="float">
            <text:p>0.0265273</text:p>
          </table:table-cell>
          <table:table-cell office:value-type="float" office:value="0.0307822" calcext:value-type="float">
            <text:p>0.0307822</text:p>
          </table:table-cell>
          <table:table-cell office:value-type="float" office:value="0.0346332" calcext:value-type="float">
            <text:p>0.0346332</text:p>
          </table:table-cell>
          <table:table-cell office:value-type="float" office:value="0.0340307" calcext:value-type="float">
            <text:p>0.0340307</text:p>
          </table:table-cell>
          <table:table-cell office:value-type="float" office:value="0.0328066" calcext:value-type="float">
            <text:p>0.0328066</text:p>
          </table:table-cell>
          <table:table-cell office:value-type="float" office:value="0.031301" calcext:value-type="float">
            <text:p>0.031301</text:p>
          </table:table-cell>
          <table:table-cell office:value-type="float" office:value="0.0330916" calcext:value-type="float">
            <text:p>0.0330916</text:p>
          </table:table-cell>
          <table:table-cell office:value-type="float" office:value="0.0338467" calcext:value-type="float">
            <text:p>0.0338467</text:p>
          </table:table-cell>
          <table:table-cell office:value-type="float" office:value="0.0327038" calcext:value-type="float">
            <text:p>0.0327038</text:p>
          </table:table-cell>
          <table:table-cell office:value-type="float" office:value="0.0346467" calcext:value-type="float">
            <text:p>0.0346467</text:p>
          </table:table-cell>
          <table:table-cell office:value-type="float" office:value="0.0355438" calcext:value-type="float">
            <text:p>0.0355438</text:p>
          </table:table-cell>
          <table:table-cell office:value-type="float" office:value="0.0326924" calcext:value-type="float">
            <text:p>0.0326924</text:p>
          </table:table-cell>
          <table:table-cell office:value-type="float" office:value="0.0342806" calcext:value-type="float">
            <text:p>0.0342806</text:p>
          </table:table-cell>
          <table:table-cell office:value-type="float" office:value="0.0355319" calcext:value-type="float">
            <text:p>0.0355319</text:p>
          </table:table-cell>
          <table:table-cell office:value-type="float" office:value="0.0368329" calcext:value-type="float">
            <text:p>0.0368329</text:p>
          </table:table-cell>
          <table:table-cell office:value-type="float" office:value="0.0371819" calcext:value-type="float">
            <text:p>0.0371819</text:p>
          </table:table-cell>
          <table:table-cell office:value-type="float" office:value="0.0311091" calcext:value-type="float">
            <text:p>0.0311091</text:p>
          </table:table-cell>
          <table:table-cell office:value-type="float" office:value="0.0264054" calcext:value-type="float">
            <text:p>0.0264054</text:p>
          </table:table-cell>
          <table:table-cell office:value-type="float" office:value="0.0327831" calcext:value-type="float">
            <text:p>0.0327831</text:p>
          </table:table-cell>
          <table:table-cell office:value-type="float" office:value="0.0272494" calcext:value-type="float">
            <text:p>0.0272494</text:p>
          </table:table-cell>
          <table:table-cell table:number-columns-repeated="2"/>
        </table:table-row>
        <table:table-row table:style-name="ro1">
          <table:table-cell table:formula="of:=[.A122]+1" office:value-type="float" office:value="18" calcext:value-type="float">
            <text:p>18</text:p>
          </table:table-cell>
          <table:table-cell office:value-type="float" office:value="0.0306451" calcext:value-type="float">
            <text:p>0.0306451</text:p>
          </table:table-cell>
          <table:table-cell office:value-type="float" office:value="0.0388954" calcext:value-type="float">
            <text:p>0.0388954</text:p>
          </table:table-cell>
          <table:table-cell office:value-type="float" office:value="0.0389645" calcext:value-type="float">
            <text:p>0.0389645</text:p>
          </table:table-cell>
          <table:table-cell office:value-type="float" office:value="0.0205942" calcext:value-type="float">
            <text:p>0.0205942</text:p>
          </table:table-cell>
          <table:table-cell office:value-type="float" office:value="0.0292533" calcext:value-type="float">
            <text:p>0.0292533</text:p>
          </table:table-cell>
          <table:table-cell office:value-type="float" office:value="0.0265157" calcext:value-type="float">
            <text:p>0.0265157</text:p>
          </table:table-cell>
          <table:table-cell office:value-type="float" office:value="0.0307679" calcext:value-type="float">
            <text:p>0.0307679</text:p>
          </table:table-cell>
          <table:table-cell office:value-type="float" office:value="0.0346165" calcext:value-type="float">
            <text:p>0.0346165</text:p>
          </table:table-cell>
          <table:table-cell office:value-type="float" office:value="0.0340144" calcext:value-type="float">
            <text:p>0.0340144</text:p>
          </table:table-cell>
          <table:table-cell office:value-type="float" office:value="0.032791" calcext:value-type="float">
            <text:p>0.032791</text:p>
          </table:table-cell>
          <table:table-cell office:value-type="float" office:value="0.0312864" calcext:value-type="float">
            <text:p>0.0312864</text:p>
          </table:table-cell>
          <table:table-cell office:value-type="float" office:value="0.0330759" calcext:value-type="float">
            <text:p>0.0330759</text:p>
          </table:table-cell>
          <table:table-cell office:value-type="float" office:value="0.0338305" calcext:value-type="float">
            <text:p>0.0338305</text:p>
          </table:table-cell>
          <table:table-cell office:value-type="float" office:value="0.0326884" calcext:value-type="float">
            <text:p>0.0326884</text:p>
          </table:table-cell>
          <table:table-cell office:value-type="float" office:value="0.0346301" calcext:value-type="float">
            <text:p>0.0346301</text:p>
          </table:table-cell>
          <table:table-cell office:value-type="float" office:value="0.0355264" calcext:value-type="float">
            <text:p>0.0355264</text:p>
          </table:table-cell>
          <table:table-cell office:value-type="float" office:value="0.032677" calcext:value-type="float">
            <text:p>0.032677</text:p>
          </table:table-cell>
          <table:table-cell office:value-type="float" office:value="0.0342642" calcext:value-type="float">
            <text:p>0.0342642</text:p>
          </table:table-cell>
          <table:table-cell office:value-type="float" office:value="0.0355146" calcext:value-type="float">
            <text:p>0.0355146</text:p>
          </table:table-cell>
          <table:table-cell office:value-type="float" office:value="0.0368148" calcext:value-type="float">
            <text:p>0.0368148</text:p>
          </table:table-cell>
          <table:table-cell office:value-type="float" office:value="0.0371636" calcext:value-type="float">
            <text:p>0.0371636</text:p>
          </table:table-cell>
          <table:table-cell office:value-type="float" office:value="0.0310947" calcext:value-type="float">
            <text:p>0.0310947</text:p>
          </table:table-cell>
          <table:table-cell office:value-type="float" office:value="0.026394" calcext:value-type="float">
            <text:p>0.026394</text:p>
          </table:table-cell>
          <table:table-cell office:value-type="float" office:value="0.0327677" calcext:value-type="float">
            <text:p>0.0327677</text:p>
          </table:table-cell>
          <table:table-cell office:value-type="float" office:value="0.0272374" calcext:value-type="float">
            <text:p>0.0272374</text:p>
          </table:table-cell>
          <table:table-cell table:number-columns-repeated="2"/>
        </table:table-row>
        <table:table-row table:style-name="ro1">
          <table:table-cell table:formula="of:=[.A123]+1" office:value-type="float" office:value="19" calcext:value-type="float">
            <text:p>19</text:p>
          </table:table-cell>
          <table:table-cell office:value-type="float" office:value="0.0306346" calcext:value-type="float">
            <text:p>0.0306346</text:p>
          </table:table-cell>
          <table:table-cell office:value-type="float" office:value="0.0388809" calcext:value-type="float">
            <text:p>0.0388809</text:p>
          </table:table-cell>
          <table:table-cell office:value-type="float" office:value="0.03895" calcext:value-type="float">
            <text:p>0.03895</text:p>
          </table:table-cell>
          <table:table-cell office:value-type="float" office:value="0.0205882" calcext:value-type="float">
            <text:p>0.0205882</text:p>
          </table:table-cell>
          <table:table-cell office:value-type="float" office:value="0.0292434" calcext:value-type="float">
            <text:p>0.0292434</text:p>
          </table:table-cell>
          <table:table-cell office:value-type="float" office:value="0.026507" calcext:value-type="float">
            <text:p>0.026507</text:p>
          </table:table-cell>
          <table:table-cell office:value-type="float" office:value="0.0307572" calcext:value-type="float">
            <text:p>0.0307572</text:p>
          </table:table-cell>
          <table:table-cell office:value-type="float" office:value="0.034604" calcext:value-type="float">
            <text:p>0.034604</text:p>
          </table:table-cell>
          <table:table-cell office:value-type="float" office:value="0.0340022" calcext:value-type="float">
            <text:p>0.0340022</text:p>
          </table:table-cell>
          <table:table-cell office:value-type="float" office:value="0.0327793" calcext:value-type="float">
            <text:p>0.0327793</text:p>
          </table:table-cell>
          <table:table-cell office:value-type="float" office:value="0.0312755" calcext:value-type="float">
            <text:p>0.0312755</text:p>
          </table:table-cell>
          <table:table-cell office:value-type="float" office:value="0.0330642" calcext:value-type="float">
            <text:p>0.0330642</text:p>
          </table:table-cell>
          <table:table-cell office:value-type="float" office:value="0.0338183" calcext:value-type="float">
            <text:p>0.0338183</text:p>
          </table:table-cell>
          <table:table-cell office:value-type="float" office:value="0.0326769" calcext:value-type="float">
            <text:p>0.0326769</text:p>
          </table:table-cell>
          <table:table-cell office:value-type="float" office:value="0.0346176" calcext:value-type="float">
            <text:p>0.0346176</text:p>
          </table:table-cell>
          <table:table-cell office:value-type="float" office:value="0.0355134" calcext:value-type="float">
            <text:p>0.0355134</text:p>
          </table:table-cell>
          <table:table-cell office:value-type="float" office:value="0.0326655" calcext:value-type="float">
            <text:p>0.0326655</text:p>
          </table:table-cell>
          <table:table-cell office:value-type="float" office:value="0.034252" calcext:value-type="float">
            <text:p>0.034252</text:p>
          </table:table-cell>
          <table:table-cell office:value-type="float" office:value="0.0355017" calcext:value-type="float">
            <text:p>0.0355017</text:p>
          </table:table-cell>
          <table:table-cell office:value-type="float" office:value="0.0368013" calcext:value-type="float">
            <text:p>0.0368013</text:p>
          </table:table-cell>
          <table:table-cell office:value-type="float" office:value="0.0371499" calcext:value-type="float">
            <text:p>0.0371499</text:p>
          </table:table-cell>
          <table:table-cell office:value-type="float" office:value="0.0310839" calcext:value-type="float">
            <text:p>0.0310839</text:p>
          </table:table-cell>
          <table:table-cell office:value-type="float" office:value="0.0263854" calcext:value-type="float">
            <text:p>0.0263854</text:p>
          </table:table-cell>
          <table:table-cell office:value-type="float" office:value="0.0327562" calcext:value-type="float">
            <text:p>0.0327562</text:p>
          </table:table-cell>
          <table:table-cell office:value-type="float" office:value="0.0272284" calcext:value-type="float">
            <text:p>0.0272284</text:p>
          </table:table-cell>
          <table:table-cell table:number-columns-repeated="2"/>
        </table:table-row>
        <table:table-row table:style-name="ro1">
          <table:table-cell table:formula="of:=[.A124]+1" office:value-type="float" office:value="20" calcext:value-type="float">
            <text:p>20</text:p>
          </table:table-cell>
          <table:table-cell office:value-type="float" office:value="0.0306267" calcext:value-type="float">
            <text:p>0.0306267</text:p>
          </table:table-cell>
          <table:table-cell office:value-type="float" office:value="0.03887" calcext:value-type="float">
            <text:p>0.03887</text:p>
          </table:table-cell>
          <table:table-cell office:value-type="float" office:value="0.0389391" calcext:value-type="float">
            <text:p>0.0389391</text:p>
          </table:table-cell>
          <table:table-cell office:value-type="float" office:value="0.0205838" calcext:value-type="float">
            <text:p>0.0205838</text:p>
          </table:table-cell>
          <table:table-cell office:value-type="float" office:value="0.0292359" calcext:value-type="float">
            <text:p>0.0292359</text:p>
          </table:table-cell>
          <table:table-cell office:value-type="float" office:value="0.0265004" calcext:value-type="float">
            <text:p>0.0265004</text:p>
          </table:table-cell>
          <table:table-cell office:value-type="float" office:value="0.0307492" calcext:value-type="float">
            <text:p>0.0307492</text:p>
          </table:table-cell>
          <table:table-cell office:value-type="float" office:value="0.0345947" calcext:value-type="float">
            <text:p>0.0345947</text:p>
          </table:table-cell>
          <table:table-cell office:value-type="float" office:value="0.0339931" calcext:value-type="float">
            <text:p>0.0339931</text:p>
          </table:table-cell>
          <table:table-cell office:value-type="float" office:value="0.0327706" calcext:value-type="float">
            <text:p>0.0327706</text:p>
          </table:table-cell>
          <table:table-cell office:value-type="float" office:value="0.0312673" calcext:value-type="float">
            <text:p>0.0312673</text:p>
          </table:table-cell>
          <table:table-cell office:value-type="float" office:value="0.0330554" calcext:value-type="float">
            <text:p>0.0330554</text:p>
          </table:table-cell>
          <table:table-cell office:value-type="float" office:value="0.0338092" calcext:value-type="float">
            <text:p>0.0338092</text:p>
          </table:table-cell>
          <table:table-cell office:value-type="float" office:value="0.0326683" calcext:value-type="float">
            <text:p>0.0326683</text:p>
          </table:table-cell>
          <table:table-cell office:value-type="float" office:value="0.0346082" calcext:value-type="float">
            <text:p>0.0346082</text:p>
          </table:table-cell>
          <table:table-cell office:value-type="float" office:value="0.0355037" calcext:value-type="float">
            <text:p>0.0355037</text:p>
          </table:table-cell>
          <table:table-cell office:value-type="float" office:value="0.0326569" calcext:value-type="float">
            <text:p>0.0326569</text:p>
          </table:table-cell>
          <table:table-cell office:value-type="float" office:value="0.0342428" calcext:value-type="float">
            <text:p>0.0342428</text:p>
          </table:table-cell>
          <table:table-cell office:value-type="float" office:value="0.035492" calcext:value-type="float">
            <text:p>0.035492</text:p>
          </table:table-cell>
          <table:table-cell office:value-type="float" office:value="0.0367912" calcext:value-type="float">
            <text:p>0.0367912</text:p>
          </table:table-cell>
          <table:table-cell office:value-type="float" office:value="0.0371396" calcext:value-type="float">
            <text:p>0.0371396</text:p>
          </table:table-cell>
          <table:table-cell office:value-type="float" office:value="0.0310758" calcext:value-type="float">
            <text:p>0.0310758</text:p>
          </table:table-cell>
          <table:table-cell office:value-type="float" office:value="0.0263789" calcext:value-type="float">
            <text:p>0.0263789</text:p>
          </table:table-cell>
          <table:table-cell office:value-type="float" office:value="0.0327476" calcext:value-type="float">
            <text:p>0.0327476</text:p>
          </table:table-cell>
          <table:table-cell office:value-type="float" office:value="0.0272216" calcext:value-type="float">
            <text:p>0.0272216</text:p>
          </table:table-cell>
          <table:table-cell table:number-columns-repeated="2"/>
        </table:table-row>
        <table:table-row table:style-name="ro1">
          <table:table-cell table:formula="of:=[.A125]+1" office:value-type="float" office:value="21" calcext:value-type="float">
            <text:p>21</text:p>
          </table:table-cell>
          <table:table-cell office:value-type="float" office:value="0.0306208" calcext:value-type="float">
            <text:p>0.0306208</text:p>
          </table:table-cell>
          <table:table-cell office:value-type="float" office:value="0.0388619" calcext:value-type="float">
            <text:p>0.0388619</text:p>
          </table:table-cell>
          <table:table-cell office:value-type="float" office:value="0.038931" calcext:value-type="float">
            <text:p>0.038931</text:p>
          </table:table-cell>
          <table:table-cell office:value-type="float" office:value="0.0205804" calcext:value-type="float">
            <text:p>0.0205804</text:p>
          </table:table-cell>
          <table:table-cell office:value-type="float" office:value="0.0292303" calcext:value-type="float">
            <text:p>0.0292303</text:p>
          </table:table-cell>
          <table:table-cell office:value-type="float" office:value="0.0264955" calcext:value-type="float">
            <text:p>0.0264955</text:p>
          </table:table-cell>
          <table:table-cell office:value-type="float" office:value="0.0307432" calcext:value-type="float">
            <text:p>0.0307432</text:p>
          </table:table-cell>
          <table:table-cell office:value-type="float" office:value="0.0345877" calcext:value-type="float">
            <text:p>0.0345877</text:p>
          </table:table-cell>
          <table:table-cell office:value-type="float" office:value="0.0339862" calcext:value-type="float">
            <text:p>0.0339862</text:p>
          </table:table-cell>
          <table:table-cell office:value-type="float" office:value="0.032764" calcext:value-type="float">
            <text:p>0.032764</text:p>
          </table:table-cell>
          <table:table-cell office:value-type="float" office:value="0.0312612" calcext:value-type="float">
            <text:p>0.0312612</text:p>
          </table:table-cell>
          <table:table-cell office:value-type="float" office:value="0.0330488" calcext:value-type="float">
            <text:p>0.0330488</text:p>
          </table:table-cell>
          <table:table-cell office:value-type="float" office:value="0.0338024" calcext:value-type="float">
            <text:p>0.0338024</text:p>
          </table:table-cell>
          <table:table-cell office:value-type="float" office:value="0.0326618" calcext:value-type="float">
            <text:p>0.0326618</text:p>
          </table:table-cell>
          <table:table-cell office:value-type="float" office:value="0.0346012" calcext:value-type="float">
            <text:p>0.0346012</text:p>
          </table:table-cell>
          <table:table-cell office:value-type="float" office:value="0.0354964" calcext:value-type="float">
            <text:p>0.0354964</text:p>
          </table:table-cell>
          <table:table-cell office:value-type="float" office:value="0.0326504" calcext:value-type="float">
            <text:p>0.0326504</text:p>
          </table:table-cell>
          <table:table-cell office:value-type="float" office:value="0.034236" calcext:value-type="float">
            <text:p>0.034236</text:p>
          </table:table-cell>
          <table:table-cell office:value-type="float" office:value="0.0354847" calcext:value-type="float">
            <text:p>0.0354847</text:p>
          </table:table-cell>
          <table:table-cell office:value-type="float" office:value="0.0367836" calcext:value-type="float">
            <text:p>0.0367836</text:p>
          </table:table-cell>
          <table:table-cell office:value-type="float" office:value="0.0371319" calcext:value-type="float">
            <text:p>0.0371319</text:p>
          </table:table-cell>
          <table:table-cell office:value-type="float" office:value="0.0310697" calcext:value-type="float">
            <text:p>0.0310697</text:p>
          </table:table-cell>
          <table:table-cell office:value-type="float" office:value="0.0263741" calcext:value-type="float">
            <text:p>0.0263741</text:p>
          </table:table-cell>
          <table:table-cell office:value-type="float" office:value="0.0327411" calcext:value-type="float">
            <text:p>0.0327411</text:p>
          </table:table-cell>
          <table:table-cell office:value-type="float" office:value="0.0272166" calcext:value-type="float">
            <text:p>0.0272166</text:p>
          </table:table-cell>
          <table:table-cell table:number-columns-repeated="2"/>
        </table:table-row>
        <table:table-row table:style-name="ro1">
          <table:table-cell table:formula="of:=[.A126]+1" office:value-type="float" office:value="22" calcext:value-type="float">
            <text:p>22</text:p>
          </table:table-cell>
          <table:table-cell office:value-type="float" office:value="0.0306164" calcext:value-type="float">
            <text:p>0.0306164</text:p>
          </table:table-cell>
          <table:table-cell office:value-type="float" office:value="0.0388558" calcext:value-type="float">
            <text:p>0.0388558</text:p>
          </table:table-cell>
          <table:table-cell office:value-type="float" office:value="0.0389248" calcext:value-type="float">
            <text:p>0.0389248</text:p>
          </table:table-cell>
          <table:table-cell office:value-type="float" office:value="0.0205779" calcext:value-type="float">
            <text:p>0.0205779</text:p>
          </table:table-cell>
          <table:table-cell office:value-type="float" office:value="0.029226" calcext:value-type="float">
            <text:p>0.029226</text:p>
          </table:table-cell>
          <table:table-cell office:value-type="float" office:value="0.0264919" calcext:value-type="float">
            <text:p>0.0264919</text:p>
          </table:table-cell>
          <table:table-cell office:value-type="float" office:value="0.0307387" calcext:value-type="float">
            <text:p>0.0307387</text:p>
          </table:table-cell>
          <table:table-cell office:value-type="float" office:value="0.0345824" calcext:value-type="float">
            <text:p>0.0345824</text:p>
          </table:table-cell>
          <table:table-cell office:value-type="float" office:value="0.0339811" calcext:value-type="float">
            <text:p>0.0339811</text:p>
          </table:table-cell>
          <table:table-cell office:value-type="float" office:value="0.0327591" calcext:value-type="float">
            <text:p>0.0327591</text:p>
          </table:table-cell>
          <table:table-cell office:value-type="float" office:value="0.0312566" calcext:value-type="float">
            <text:p>0.0312566</text:p>
          </table:table-cell>
          <table:table-cell office:value-type="float" office:value="0.0330439" calcext:value-type="float">
            <text:p>0.0330439</text:p>
          </table:table-cell>
          <table:table-cell office:value-type="float" office:value="0.0337973" calcext:value-type="float">
            <text:p>0.0337973</text:p>
          </table:table-cell>
          <table:table-cell office:value-type="float" office:value="0.032657" calcext:value-type="float">
            <text:p>0.032657</text:p>
          </table:table-cell>
          <table:table-cell office:value-type="float" office:value="0.0345959" calcext:value-type="float">
            <text:p>0.0345959</text:p>
          </table:table-cell>
          <table:table-cell office:value-type="float" office:value="0.0354909" calcext:value-type="float">
            <text:p>0.0354909</text:p>
          </table:table-cell>
          <table:table-cell office:value-type="float" office:value="0.0326455" calcext:value-type="float">
            <text:p>0.0326455</text:p>
          </table:table-cell>
          <table:table-cell office:value-type="float" office:value="0.0342308" calcext:value-type="float">
            <text:p>0.0342308</text:p>
          </table:table-cell>
          <table:table-cell office:value-type="float" office:value="0.0354792" calcext:value-type="float">
            <text:p>0.0354792</text:p>
          </table:table-cell>
          <table:table-cell office:value-type="float" office:value="0.0367779" calcext:value-type="float">
            <text:p>0.0367779</text:p>
          </table:table-cell>
          <table:table-cell office:value-type="float" office:value="0.0371261" calcext:value-type="float">
            <text:p>0.0371261</text:p>
          </table:table-cell>
          <table:table-cell office:value-type="float" office:value="0.0310652" calcext:value-type="float">
            <text:p>0.0310652</text:p>
          </table:table-cell>
          <table:table-cell office:value-type="float" office:value="0.0263705" calcext:value-type="float">
            <text:p>0.0263705</text:p>
          </table:table-cell>
          <table:table-cell office:value-type="float" office:value="0.0327362" calcext:value-type="float">
            <text:p>0.0327362</text:p>
          </table:table-cell>
          <table:table-cell office:value-type="float" office:value="0.0272128" calcext:value-type="float">
            <text:p>0.0272128</text:p>
          </table:table-cell>
          <table:table-cell table:number-columns-repeated="2"/>
        </table:table-row>
        <table:table-row table:style-name="ro1">
          <table:table-cell table:formula="of:=[.A127]+1" office:value-type="float" office:value="23" calcext:value-type="float">
            <text:p>23</text:p>
          </table:table-cell>
          <table:table-cell office:value-type="float" office:value="0.030613" calcext:value-type="float">
            <text:p>0.030613</text:p>
          </table:table-cell>
          <table:table-cell office:value-type="float" office:value="0.0388512" calcext:value-type="float">
            <text:p>0.0388512</text:p>
          </table:table-cell>
          <table:table-cell office:value-type="float" office:value="0.0389203" calcext:value-type="float">
            <text:p>0.0389203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92229" calcext:value-type="float">
            <text:p>0.0292229</text:p>
          </table:table-cell>
          <table:table-cell office:value-type="float" office:value="0.0264891" calcext:value-type="float">
            <text:p>0.0264891</text:p>
          </table:table-cell>
          <table:table-cell office:value-type="float" office:value="0.0307354" calcext:value-type="float">
            <text:p>0.0307354</text:p>
          </table:table-cell>
          <table:table-cell office:value-type="float" office:value="0.0345785" calcext:value-type="float">
            <text:p>0.0345785</text:p>
          </table:table-cell>
          <table:table-cell office:value-type="float" office:value="0.0339773" calcext:value-type="float">
            <text:p>0.0339773</text:p>
          </table:table-cell>
          <table:table-cell office:value-type="float" office:value="0.0327555" calcext:value-type="float">
            <text:p>0.0327555</text:p>
          </table:table-cell>
          <table:table-cell office:value-type="float" office:value="0.0312531" calcext:value-type="float">
            <text:p>0.0312531</text:p>
          </table:table-cell>
          <table:table-cell office:value-type="float" office:value="0.0330401" calcext:value-type="float">
            <text:p>0.0330401</text:p>
          </table:table-cell>
          <table:table-cell office:value-type="float" office:value="0.0337935" calcext:value-type="float">
            <text:p>0.0337935</text:p>
          </table:table-cell>
          <table:table-cell office:value-type="float" office:value="0.0326533" calcext:value-type="float">
            <text:p>0.0326533</text:p>
          </table:table-cell>
          <table:table-cell office:value-type="float" office:value="0.034592" calcext:value-type="float">
            <text:p>0.034592</text:p>
          </table:table-cell>
          <table:table-cell office:value-type="float" office:value="0.0354868" calcext:value-type="float">
            <text:p>0.0354868</text:p>
          </table:table-cell>
          <table:table-cell office:value-type="float" office:value="0.0326419" calcext:value-type="float">
            <text:p>0.0326419</text:p>
          </table:table-cell>
          <table:table-cell office:value-type="float" office:value="0.034227" calcext:value-type="float">
            <text:p>0.034227</text:p>
          </table:table-cell>
          <table:table-cell office:value-type="float" office:value="0.0354752" calcext:value-type="float">
            <text:p>0.0354752</text:p>
          </table:table-cell>
          <table:table-cell office:value-type="float" office:value="0.0367736" calcext:value-type="float">
            <text:p>0.0367736</text:p>
          </table:table-cell>
          <table:table-cell office:value-type="float" office:value="0.0371218" calcext:value-type="float">
            <text:p>0.0371218</text:p>
          </table:table-cell>
          <table:table-cell office:value-type="float" office:value="0.0310618" calcext:value-type="float">
            <text:p>0.0310618</text:p>
          </table:table-cell>
          <table:table-cell office:value-type="float" office:value="0.0263677" calcext:value-type="float">
            <text:p>0.0263677</text:p>
          </table:table-cell>
          <table:table-cell office:value-type="float" office:value="0.0327326" calcext:value-type="float">
            <text:p>0.0327326</text:p>
          </table:table-cell>
          <table:table-cell office:value-type="float" office:value="0.02721" calcext:value-type="float">
            <text:p>0.02721</text:p>
          </table:table-cell>
          <table:table-cell table:number-columns-repeated="2"/>
        </table:table-row>
        <table:table-row table:style-name="ro1">
          <table:table-cell table:formula="of:=[.A128]+1" office:value-type="float" office:value="24" calcext:value-type="float">
            <text:p>24</text:p>
          </table:table-cell>
          <table:table-cell office:value-type="float" office:value="0.0306105" calcext:value-type="float">
            <text:p>0.0306105</text:p>
          </table:table-cell>
          <table:table-cell office:value-type="float" office:value="0.0388478" calcext:value-type="float">
            <text:p>0.0388478</text:p>
          </table:table-cell>
          <table:table-cell office:value-type="float" office:value="0.0389168" calcext:value-type="float">
            <text:p>0.0389168</text:p>
          </table:table-cell>
          <table:table-cell office:value-type="float" office:value="0.0205746" calcext:value-type="float">
            <text:p>0.0205746</text:p>
          </table:table-cell>
          <table:table-cell office:value-type="float" office:value="0.0292205" calcext:value-type="float">
            <text:p>0.0292205</text:p>
          </table:table-cell>
          <table:table-cell office:value-type="float" office:value="0.026487" calcext:value-type="float">
            <text:p>0.026487</text:p>
          </table:table-cell>
          <table:table-cell office:value-type="float" office:value="0.0307328" calcext:value-type="float">
            <text:p>0.0307328</text:p>
          </table:table-cell>
          <table:table-cell office:value-type="float" office:value="0.0345755" calcext:value-type="float">
            <text:p>0.0345755</text:p>
          </table:table-cell>
          <table:table-cell office:value-type="float" office:value="0.0339744" calcext:value-type="float">
            <text:p>0.0339744</text:p>
          </table:table-cell>
          <table:table-cell office:value-type="float" office:value="0.0327527" calcext:value-type="float">
            <text:p>0.0327527</text:p>
          </table:table-cell>
          <table:table-cell office:value-type="float" office:value="0.0312505" calcext:value-type="float">
            <text:p>0.0312505</text:p>
          </table:table-cell>
          <table:table-cell office:value-type="float" office:value="0.0330374" calcext:value-type="float">
            <text:p>0.0330374</text:p>
          </table:table-cell>
          <table:table-cell office:value-type="float" office:value="0.0337906" calcext:value-type="float">
            <text:p>0.0337906</text:p>
          </table:table-cell>
          <table:table-cell office:value-type="float" office:value="0.0326506" calcext:value-type="float">
            <text:p>0.0326506</text:p>
          </table:table-cell>
          <table:table-cell office:value-type="float" office:value="0.0345891" calcext:value-type="float">
            <text:p>0.0345891</text:p>
          </table:table-cell>
          <table:table-cell office:value-type="float" office:value="0.0354838" calcext:value-type="float">
            <text:p>0.0354838</text:p>
          </table:table-cell>
          <table:table-cell office:value-type="float" office:value="0.0326392" calcext:value-type="float">
            <text:p>0.0326392</text:p>
          </table:table-cell>
          <table:table-cell office:value-type="float" office:value="0.0342241" calcext:value-type="float">
            <text:p>0.0342241</text:p>
          </table:table-cell>
          <table:table-cell office:value-type="float" office:value="0.0354721" calcext:value-type="float">
            <text:p>0.0354721</text:p>
          </table:table-cell>
          <table:table-cell office:value-type="float" office:value="0.0367704" calcext:value-type="float">
            <text:p>0.0367704</text:p>
          </table:table-cell>
          <table:table-cell office:value-type="float" office:value="0.0371185" calcext:value-type="float">
            <text:p>0.0371185</text:p>
          </table:table-cell>
          <table:table-cell office:value-type="float" office:value="0.0310592" calcext:value-type="float">
            <text:p>0.0310592</text:p>
          </table:table-cell>
          <table:table-cell office:value-type="float" office:value="0.0263657" calcext:value-type="float">
            <text:p>0.0263657</text:p>
          </table:table-cell>
          <table:table-cell office:value-type="float" office:value="0.0327299" calcext:value-type="float">
            <text:p>0.0327299</text:p>
          </table:table-cell>
          <table:table-cell office:value-type="float" office:value="0.0272078" calcext:value-type="float">
            <text:p>0.0272078</text:p>
          </table:table-cell>
          <table:table-cell table:number-columns-repeated="2"/>
        </table:table-row>
        <table:table-row table:style-name="ro1">
          <table:table-cell table:formula="of:=[.A129]+1" office:value-type="float" office:value="25" calcext:value-type="float">
            <text:p>25</text:p>
          </table:table-cell>
          <table:table-cell office:value-type="float" office:value="0.0306087" calcext:value-type="float">
            <text:p>0.0306087</text:p>
          </table:table-cell>
          <table:table-cell office:value-type="float" office:value="0.0388452" calcext:value-type="float">
            <text:p>0.0388452</text:p>
          </table:table-cell>
          <table:table-cell office:value-type="float" office:value="0.0389143" calcext:value-type="float">
            <text:p>0.0389143</text:p>
          </table:table-cell>
          <table:table-cell office:value-type="float" office:value="0.0205736" calcext:value-type="float">
            <text:p>0.0205736</text:p>
          </table:table-cell>
          <table:table-cell office:value-type="float" office:value="0.0292188" calcext:value-type="float">
            <text:p>0.0292188</text:p>
          </table:table-cell>
          <table:table-cell office:value-type="float" office:value="0.0264855" calcext:value-type="float">
            <text:p>0.0264855</text:p>
          </table:table-cell>
          <table:table-cell office:value-type="float" office:value="0.0307309" calcext:value-type="float">
            <text:p>0.0307309</text:p>
          </table:table-cell>
          <table:table-cell office:value-type="float" office:value="0.0345733" calcext:value-type="float">
            <text:p>0.0345733</text:p>
          </table:table-cell>
          <table:table-cell office:value-type="float" office:value="0.0339722" calcext:value-type="float">
            <text:p>0.0339722</text:p>
          </table:table-cell>
          <table:table-cell office:value-type="float" office:value="0.0327506" calcext:value-type="float">
            <text:p>0.0327506</text:p>
          </table:table-cell>
          <table:table-cell office:value-type="float" office:value="0.0312486" calcext:value-type="float">
            <text:p>0.0312486</text:p>
          </table:table-cell>
          <table:table-cell office:value-type="float" office:value="0.0330353" calcext:value-type="float">
            <text:p>0.0330353</text:p>
          </table:table-cell>
          <table:table-cell office:value-type="float" office:value="0.0337884" calcext:value-type="float">
            <text:p>0.0337884</text:p>
          </table:table-cell>
          <table:table-cell office:value-type="float" office:value="0.0326486" calcext:value-type="float">
            <text:p>0.0326486</text:p>
          </table:table-cell>
          <table:table-cell office:value-type="float" office:value="0.0345868" calcext:value-type="float">
            <text:p>0.0345868</text:p>
          </table:table-cell>
          <table:table-cell office:value-type="float" office:value="0.0354815" calcext:value-type="float">
            <text:p>0.0354815</text:p>
          </table:table-cell>
          <table:table-cell office:value-type="float" office:value="0.0326371" calcext:value-type="float">
            <text:p>0.0326371</text:p>
          </table:table-cell>
          <table:table-cell office:value-type="float" office:value="0.0342219" calcext:value-type="float">
            <text:p>0.0342219</text:p>
          </table:table-cell>
          <table:table-cell office:value-type="float" office:value="0.0354698" calcext:value-type="float">
            <text:p>0.0354698</text:p>
          </table:table-cell>
          <table:table-cell office:value-type="float" office:value="0.0367681" calcext:value-type="float">
            <text:p>0.0367681</text:p>
          </table:table-cell>
          <table:table-cell office:value-type="float" office:value="0.0371161" calcext:value-type="float">
            <text:p>0.0371161</text:p>
          </table:table-cell>
          <table:table-cell office:value-type="float" office:value="0.0310573" calcext:value-type="float">
            <text:p>0.0310573</text:p>
          </table:table-cell>
          <table:table-cell office:value-type="float" office:value="0.0263642" calcext:value-type="float">
            <text:p>0.0263642</text:p>
          </table:table-cell>
          <table:table-cell office:value-type="float" office:value="0.0327278" calcext:value-type="float">
            <text:p>0.0327278</text:p>
          </table:table-cell>
          <table:table-cell office:value-type="float" office:value="0.0272063" calcext:value-type="float">
            <text:p>0.0272063</text:p>
          </table:table-cell>
          <table:table-cell table:number-columns-repeated="2"/>
        </table:table-row>
        <table:table-row table:style-name="ro1">
          <table:table-cell table:formula="of:=[.A130]+1" office:value-type="float" office:value="26" calcext:value-type="float">
            <text:p>26</text:p>
          </table:table-cell>
          <table:table-cell office:value-type="float" office:value="0.0306073" calcext:value-type="float">
            <text:p>0.0306073</text:p>
          </table:table-cell>
          <table:table-cell office:value-type="float" office:value="0.0388433" calcext:value-type="float">
            <text:p>0.0388433</text:p>
          </table:table-cell>
          <table:table-cell office:value-type="float" office:value="0.0389123" calcext:value-type="float">
            <text:p>0.0389123</text:p>
          </table:table-cell>
          <table:table-cell office:value-type="float" office:value="0.0205728" calcext:value-type="float">
            <text:p>0.0205728</text:p>
          </table:table-cell>
          <table:table-cell office:value-type="float" office:value="0.0292174" calcext:value-type="float">
            <text:p>0.0292174</text:p>
          </table:table-cell>
          <table:table-cell office:value-type="float" office:value="0.0264843" calcext:value-type="float">
            <text:p>0.0264843</text:p>
          </table:table-cell>
          <table:table-cell office:value-type="float" office:value="0.0307295" calcext:value-type="float">
            <text:p>0.0307295</text:p>
          </table:table-cell>
          <table:table-cell office:value-type="float" office:value="0.0345717" calcext:value-type="float">
            <text:p>0.0345717</text:p>
          </table:table-cell>
          <table:table-cell office:value-type="float" office:value="0.0339706" calcext:value-type="float">
            <text:p>0.0339706</text:p>
          </table:table-cell>
          <table:table-cell office:value-type="float" office:value="0.0327491" calcext:value-type="float">
            <text:p>0.0327491</text:p>
          </table:table-cell>
          <table:table-cell office:value-type="float" office:value="0.0312471" calcext:value-type="float">
            <text:p>0.0312471</text:p>
          </table:table-cell>
          <table:table-cell office:value-type="float" office:value="0.0330337" calcext:value-type="float">
            <text:p>0.0330337</text:p>
          </table:table-cell>
          <table:table-cell office:value-type="float" office:value="0.0337868" calcext:value-type="float">
            <text:p>0.0337868</text:p>
          </table:table-cell>
          <table:table-cell office:value-type="float" office:value="0.0326471" calcext:value-type="float">
            <text:p>0.0326471</text:p>
          </table:table-cell>
          <table:table-cell office:value-type="float" office:value="0.0345852" calcext:value-type="float">
            <text:p>0.0345852</text:p>
          </table:table-cell>
          <table:table-cell office:value-type="float" office:value="0.0354797" calcext:value-type="float">
            <text:p>0.0354797</text:p>
          </table:table-cell>
          <table:table-cell office:value-type="float" office:value="0.0326356" calcext:value-type="float">
            <text:p>0.0326356</text:p>
          </table:table-cell>
          <table:table-cell office:value-type="float" office:value="0.0342203" calcext:value-type="float">
            <text:p>0.0342203</text:p>
          </table:table-cell>
          <table:table-cell office:value-type="float" office:value="0.0354681" calcext:value-type="float">
            <text:p>0.0354681</text:p>
          </table:table-cell>
          <table:table-cell office:value-type="float" office:value="0.0367663" calcext:value-type="float">
            <text:p>0.0367663</text:p>
          </table:table-cell>
          <table:table-cell office:value-type="float" office:value="0.0371143" calcext:value-type="float">
            <text:p>0.0371143</text:p>
          </table:table-cell>
          <table:table-cell office:value-type="float" office:value="0.0310559" calcext:value-type="float">
            <text:p>0.0310559</text:p>
          </table:table-cell>
          <table:table-cell office:value-type="float" office:value="0.026363" calcext:value-type="float">
            <text:p>0.026363</text:p>
          </table:table-cell>
          <table:table-cell office:value-type="float" office:value="0.0327263" calcext:value-type="float">
            <text:p>0.0327263</text:p>
          </table:table-cell>
          <table:table-cell office:value-type="float" office:value="0.0272051" calcext:value-type="float">
            <text:p>0.0272051</text:p>
          </table:table-cell>
          <table:table-cell table:number-columns-repeated="2"/>
        </table:table-row>
        <table:table-row table:style-name="ro1">
          <table:table-cell table:formula="of:=[.A131]+1" office:value-type="float" office:value="27" calcext:value-type="float">
            <text:p>27</text:p>
          </table:table-cell>
          <table:table-cell office:value-type="float" office:value="0.0306062" calcext:value-type="float">
            <text:p>0.0306062</text:p>
          </table:table-cell>
          <table:table-cell office:value-type="float" office:value="0.0388418" calcext:value-type="float">
            <text:p>0.0388418</text:p>
          </table:table-cell>
          <table:table-cell office:value-type="float" office:value="0.0389109" calcext:value-type="float">
            <text:p>0.0389109</text:p>
          </table:table-cell>
          <table:table-cell office:value-type="float" office:value="0.0205722" calcext:value-type="float">
            <text:p>0.0205722</text:p>
          </table:table-cell>
          <table:table-cell office:value-type="float" office:value="0.0292165" calcext:value-type="float">
            <text:p>0.0292165</text:p>
          </table:table-cell>
          <table:table-cell office:value-type="float" office:value="0.0264835" calcext:value-type="float">
            <text:p>0.0264835</text:p>
          </table:table-cell>
          <table:table-cell office:value-type="float" office:value="0.0307285" calcext:value-type="float">
            <text:p>0.0307285</text:p>
          </table:table-cell>
          <table:table-cell office:value-type="float" office:value="0.0345704" calcext:value-type="float">
            <text:p>0.0345704</text:p>
          </table:table-cell>
          <table:table-cell office:value-type="float" office:value="0.0339694" calcext:value-type="float">
            <text:p>0.0339694</text:p>
          </table:table-cell>
          <table:table-cell office:value-type="float" office:value="0.0327479" calcext:value-type="float">
            <text:p>0.0327479</text:p>
          </table:table-cell>
          <table:table-cell office:value-type="float" office:value="0.0312461" calcext:value-type="float">
            <text:p>0.0312461</text:p>
          </table:table-cell>
          <table:table-cell office:value-type="float" office:value="0.0330326" calcext:value-type="float">
            <text:p>0.0330326</text:p>
          </table:table-cell>
          <table:table-cell office:value-type="float" office:value="0.0337856" calcext:value-type="float">
            <text:p>0.0337856</text:p>
          </table:table-cell>
          <table:table-cell office:value-type="float" office:value="0.0326459" calcext:value-type="float">
            <text:p>0.0326459</text:p>
          </table:table-cell>
          <table:table-cell office:value-type="float" office:value="0.034584" calcext:value-type="float">
            <text:p>0.034584</text:p>
          </table:table-cell>
          <table:table-cell office:value-type="float" office:value="0.0354785" calcext:value-type="float">
            <text:p>0.0354785</text:p>
          </table:table-cell>
          <table:table-cell office:value-type="float" office:value="0.0326345" calcext:value-type="float">
            <text:p>0.0326345</text:p>
          </table:table-cell>
          <table:table-cell office:value-type="float" office:value="0.0342191" calcext:value-type="float">
            <text:p>0.0342191</text:p>
          </table:table-cell>
          <table:table-cell office:value-type="float" office:value="0.0354668" calcext:value-type="float">
            <text:p>0.0354668</text:p>
          </table:table-cell>
          <table:table-cell office:value-type="float" office:value="0.0367649" calcext:value-type="float">
            <text:p>0.0367649</text:p>
          </table:table-cell>
          <table:table-cell office:value-type="float" office:value="0.0371129" calcext:value-type="float">
            <text:p>0.0371129</text:p>
          </table:table-cell>
          <table:table-cell office:value-type="float" office:value="0.0310548" calcext:value-type="float">
            <text:p>0.0310548</text:p>
          </table:table-cell>
          <table:table-cell office:value-type="float" office:value="0.0263622" calcext:value-type="float">
            <text:p>0.0263622</text:p>
          </table:table-cell>
          <table:table-cell office:value-type="float" office:value="0.0327251" calcext:value-type="float">
            <text:p>0.0327251</text:p>
          </table:table-cell>
          <table:table-cell office:value-type="float" office:value="0.0272042" calcext:value-type="float">
            <text:p>0.0272042</text:p>
          </table:table-cell>
          <table:table-cell table:number-columns-repeated="2"/>
        </table:table-row>
        <table:table-row table:style-name="ro1">
          <table:table-cell table:formula="of:=[.A132]+1" office:value-type="float" office:value="28" calcext:value-type="float">
            <text:p>28</text:p>
          </table:table-cell>
          <table:table-cell office:value-type="float" office:value="0.0306055" calcext:value-type="float">
            <text:p>0.0306055</text:p>
          </table:table-cell>
          <table:table-cell office:value-type="float" office:value="0.0388407" calcext:value-type="float">
            <text:p>0.0388407</text:p>
          </table:table-cell>
          <table:table-cell office:value-type="float" office:value="0.0389098" calcext:value-type="float">
            <text:p>0.0389098</text:p>
          </table:table-cell>
          <table:table-cell office:value-type="float" office:value="0.0205717" calcext:value-type="float">
            <text:p>0.0205717</text:p>
          </table:table-cell>
          <table:table-cell office:value-type="float" office:value="0.0292157" calcext:value-type="float">
            <text:p>0.0292157</text:p>
          </table:table-cell>
          <table:table-cell office:value-type="float" office:value="0.0264828" calcext:value-type="float">
            <text:p>0.0264828</text:p>
          </table:table-cell>
          <table:table-cell office:value-type="float" office:value="0.0307277" calcext:value-type="float">
            <text:p>0.0307277</text:p>
          </table:table-cell>
          <table:table-cell office:value-type="float" office:value="0.0345695" calcext:value-type="float">
            <text:p>0.0345695</text:p>
          </table:table-cell>
          <table:table-cell office:value-type="float" office:value="0.0339685" calcext:value-type="float">
            <text:p>0.0339685</text:p>
          </table:table-cell>
          <table:table-cell office:value-type="float" office:value="0.0327471" calcext:value-type="float">
            <text:p>0.0327471</text:p>
          </table:table-cell>
          <table:table-cell office:value-type="float" office:value="0.0312452" calcext:value-type="float">
            <text:p>0.0312452</text:p>
          </table:table-cell>
          <table:table-cell office:value-type="float" office:value="0.0330317" calcext:value-type="float">
            <text:p>0.0330317</text:p>
          </table:table-cell>
          <table:table-cell office:value-type="float" office:value="0.0337847" calcext:value-type="float">
            <text:p>0.0337847</text:p>
          </table:table-cell>
          <table:table-cell office:value-type="float" office:value="0.0326451" calcext:value-type="float">
            <text:p>0.0326451</text:p>
          </table:table-cell>
          <table:table-cell office:value-type="float" office:value="0.034583" calcext:value-type="float">
            <text:p>0.034583</text:p>
          </table:table-cell>
          <table:table-cell office:value-type="float" office:value="0.0354775" calcext:value-type="float">
            <text:p>0.0354775</text:p>
          </table:table-cell>
          <table:table-cell office:value-type="float" office:value="0.0326336" calcext:value-type="float">
            <text:p>0.0326336</text:p>
          </table:table-cell>
          <table:table-cell office:value-type="float" office:value="0.0342181" calcext:value-type="float">
            <text:p>0.0342181</text:p>
          </table:table-cell>
          <table:table-cell office:value-type="float" office:value="0.0354658" calcext:value-type="float">
            <text:p>0.0354658</text:p>
          </table:table-cell>
          <table:table-cell office:value-type="float" office:value="0.0367639" calcext:value-type="float">
            <text:p>0.0367639</text:p>
          </table:table-cell>
          <table:table-cell office:value-type="float" office:value="0.0371119" calcext:value-type="float">
            <text:p>0.0371119</text:p>
          </table:table-cell>
          <table:table-cell office:value-type="float" office:value="0.031054" calcext:value-type="float">
            <text:p>0.031054</text:p>
          </table:table-cell>
          <table:table-cell office:value-type="float" office:value="0.0263615" calcext:value-type="float">
            <text:p>0.0263615</text:p>
          </table:table-cell>
          <table:table-cell office:value-type="float" office:value="0.0327243" calcext:value-type="float">
            <text:p>0.0327243</text:p>
          </table:table-cell>
          <table:table-cell office:value-type="float" office:value="0.0272035" calcext:value-type="float">
            <text:p>0.0272035</text:p>
          </table:table-cell>
          <table:table-cell table:number-columns-repeated="2"/>
        </table:table-row>
        <table:table-row table:style-name="ro1">
          <table:table-cell table:formula="of:=[.A133]+1" office:value-type="float" office:value="29" calcext:value-type="float">
            <text:p>29</text:p>
          </table:table-cell>
          <table:table-cell office:value-type="float" office:value="0.0306049" calcext:value-type="float">
            <text:p>0.0306049</text:p>
          </table:table-cell>
          <table:table-cell office:value-type="float" office:value="0.0388399" calcext:value-type="float">
            <text:p>0.0388399</text:p>
          </table:table-cell>
          <table:table-cell office:value-type="float" office:value="0.038909" calcext:value-type="float">
            <text:p>0.038909</text:p>
          </table:table-cell>
          <table:table-cell office:value-type="float" office:value="0.0205714" calcext:value-type="float">
            <text:p>0.0205714</text:p>
          </table:table-cell>
          <table:table-cell office:value-type="float" office:value="0.0292151" calcext:value-type="float">
            <text:p>0.0292151</text:p>
          </table:table-cell>
          <table:table-cell office:value-type="float" office:value="0.0264823" calcext:value-type="float">
            <text:p>0.0264823</text:p>
          </table:table-cell>
          <table:table-cell office:value-type="float" office:value="0.0307271" calcext:value-type="float">
            <text:p>0.0307271</text:p>
          </table:table-cell>
          <table:table-cell office:value-type="float" office:value="0.0345688" calcext:value-type="float">
            <text:p>0.0345688</text:p>
          </table:table-cell>
          <table:table-cell office:value-type="float" office:value="0.0339678" calcext:value-type="float">
            <text:p>0.0339678</text:p>
          </table:table-cell>
          <table:table-cell office:value-type="float" office:value="0.0327464" calcext:value-type="float">
            <text:p>0.0327464</text:p>
          </table:table-cell>
          <table:table-cell office:value-type="float" office:value="0.0312446" calcext:value-type="float">
            <text:p>0.0312446</text:p>
          </table:table-cell>
          <table:table-cell office:value-type="float" office:value="0.033031" calcext:value-type="float">
            <text:p>0.033031</text:p>
          </table:table-cell>
          <table:table-cell office:value-type="float" office:value="0.033784" calcext:value-type="float">
            <text:p>0.033784</text:p>
          </table:table-cell>
          <table:table-cell office:value-type="float" office:value="0.0326444" calcext:value-type="float">
            <text:p>0.0326444</text:p>
          </table:table-cell>
          <table:table-cell office:value-type="float" office:value="0.0345823" calcext:value-type="float">
            <text:p>0.0345823</text:p>
          </table:table-cell>
          <table:table-cell office:value-type="float" office:value="0.0354768" calcext:value-type="float">
            <text:p>0.0354768</text:p>
          </table:table-cell>
          <table:table-cell office:value-type="float" office:value="0.032633" calcext:value-type="float">
            <text:p>0.032633</text:p>
          </table:table-cell>
          <table:table-cell office:value-type="float" office:value="0.0342175" calcext:value-type="float">
            <text:p>0.0342175</text:p>
          </table:table-cell>
          <table:table-cell office:value-type="float" office:value="0.0354651" calcext:value-type="float">
            <text:p>0.0354651</text:p>
          </table:table-cell>
          <table:table-cell office:value-type="float" office:value="0.0367632" calcext:value-type="float">
            <text:p>0.0367632</text:p>
          </table:table-cell>
          <table:table-cell office:value-type="float" office:value="0.0371111" calcext:value-type="float">
            <text:p>0.0371111</text:p>
          </table:table-cell>
          <table:table-cell office:value-type="float" office:value="0.0310534" calcext:value-type="float">
            <text:p>0.0310534</text:p>
          </table:table-cell>
          <table:table-cell office:value-type="float" office:value="0.0263611" calcext:value-type="float">
            <text:p>0.0263611</text:p>
          </table:table-cell>
          <table:table-cell office:value-type="float" office:value="0.0327236" calcext:value-type="float">
            <text:p>0.0327236</text:p>
          </table:table-cell>
          <table:table-cell office:value-type="float" office:value="0.027203" calcext:value-type="float">
            <text:p>0.027203</text:p>
          </table:table-cell>
          <table:table-cell table:number-columns-repeated="2"/>
        </table:table-row>
        <table:table-row table:style-name="ro1">
          <table:table-cell table:formula="of:=[.A134]+1" office:value-type="float" office:value="30" calcext:value-type="float">
            <text:p>30</text:p>
          </table:table-cell>
          <table:table-cell office:value-type="float" office:value="0.0306044" calcext:value-type="float">
            <text:p>0.0306044</text:p>
          </table:table-cell>
          <table:table-cell office:value-type="float" office:value="0.0388393" calcext:value-type="float">
            <text:p>0.0388393</text:p>
          </table:table-cell>
          <table:table-cell office:value-type="float" office:value="0.0389084" calcext:value-type="float">
            <text:p>0.0389084</text:p>
          </table:table-cell>
          <table:table-cell office:value-type="float" office:value="0.0205711" calcext:value-type="float">
            <text:p>0.0205711</text:p>
          </table:table-cell>
          <table:table-cell office:value-type="float" office:value="0.0292147" calcext:value-type="float">
            <text:p>0.0292147</text:p>
          </table:table-cell>
          <table:table-cell office:value-type="float" office:value="0.026482" calcext:value-type="float">
            <text:p>0.026482</text:p>
          </table:table-cell>
          <table:table-cell office:value-type="float" office:value="0.0307266" calcext:value-type="float">
            <text:p>0.0307266</text:p>
          </table:table-cell>
          <table:table-cell office:value-type="float" office:value="0.0345683" calcext:value-type="float">
            <text:p>0.0345683</text:p>
          </table:table-cell>
          <table:table-cell office:value-type="float" office:value="0.0339673" calcext:value-type="float">
            <text:p>0.0339673</text:p>
          </table:table-cell>
          <table:table-cell office:value-type="float" office:value="0.0327459" calcext:value-type="float">
            <text:p>0.0327459</text:p>
          </table:table-cell>
          <table:table-cell office:value-type="float" office:value="0.0312442" calcext:value-type="float">
            <text:p>0.0312442</text:p>
          </table:table-cell>
          <table:table-cell office:value-type="float" office:value="0.0330305" calcext:value-type="float">
            <text:p>0.0330305</text:p>
          </table:table-cell>
          <table:table-cell office:value-type="float" office:value="0.0337835" calcext:value-type="float">
            <text:p>0.0337835</text:p>
          </table:table-cell>
          <table:table-cell office:value-type="float" office:value="0.0326439" calcext:value-type="float">
            <text:p>0.0326439</text:p>
          </table:table-cell>
          <table:table-cell office:value-type="float" office:value="0.0345818" calcext:value-type="float">
            <text:p>0.0345818</text:p>
          </table:table-cell>
          <table:table-cell office:value-type="float" office:value="0.0354762" calcext:value-type="float">
            <text:p>0.0354762</text:p>
          </table:table-cell>
          <table:table-cell office:value-type="float" office:value="0.0326325" calcext:value-type="float">
            <text:p>0.0326325</text:p>
          </table:table-cell>
          <table:table-cell office:value-type="float" office:value="0.034217" calcext:value-type="float">
            <text:p>0.034217</text:p>
          </table:table-cell>
          <table:table-cell office:value-type="float" office:value="0.0354646" calcext:value-type="float">
            <text:p>0.0354646</text:p>
          </table:table-cell>
          <table:table-cell office:value-type="float" office:value="0.0367626" calcext:value-type="float">
            <text:p>0.0367626</text:p>
          </table:table-cell>
          <table:table-cell office:value-type="float" office:value="0.0371105" calcext:value-type="float">
            <text:p>0.0371105</text:p>
          </table:table-cell>
          <table:table-cell office:value-type="float" office:value="0.0310529" calcext:value-type="float">
            <text:p>0.0310529</text:p>
          </table:table-cell>
          <table:table-cell office:value-type="float" office:value="0.0263607" calcext:value-type="float">
            <text:p>0.0263607</text:p>
          </table:table-cell>
          <table:table-cell office:value-type="float" office:value="0.0327232" calcext:value-type="float">
            <text:p>0.0327232</text:p>
          </table:table-cell>
          <table:table-cell office:value-type="float" office:value="0.0272026" calcext:value-type="float">
            <text:p>0.0272026</text:p>
          </table:table-cell>
          <table:table-cell table:number-columns-repeated="2"/>
        </table:table-row>
        <table:table-row table:style-name="ro1">
          <table:table-cell table:formula="of:=[.A135]+1" office:value-type="float" office:value="31" calcext:value-type="float">
            <text:p>31</text:p>
          </table:table-cell>
          <table:table-cell office:value-type="float" office:value="0.0306041" calcext:value-type="float">
            <text:p>0.0306041</text:p>
          </table:table-cell>
          <table:table-cell office:value-type="float" office:value="0.0388389" calcext:value-type="float">
            <text:p>0.0388389</text:p>
          </table:table-cell>
          <table:table-cell office:value-type="float" office:value="0.0389079" calcext:value-type="float">
            <text:p>0.0389079</text:p>
          </table:table-cell>
          <table:table-cell office:value-type="float" office:value="0.020571" calcext:value-type="float">
            <text:p>0.020571</text:p>
          </table:table-cell>
          <table:table-cell office:value-type="float" office:value="0.0292144" calcext:value-type="float">
            <text:p>0.0292144</text:p>
          </table:table-cell>
          <table:table-cell office:value-type="float" office:value="0.0264817" calcext:value-type="float">
            <text:p>0.0264817</text:p>
          </table:table-cell>
          <table:table-cell office:value-type="float" office:value="0.0307263" calcext:value-type="float">
            <text:p>0.0307263</text:p>
          </table:table-cell>
          <table:table-cell office:value-type="float" office:value="0.0345679" calcext:value-type="float">
            <text:p>0.0345679</text:p>
          </table:table-cell>
          <table:table-cell office:value-type="float" office:value="0.0339669" calcext:value-type="float">
            <text:p>0.0339669</text:p>
          </table:table-cell>
          <table:table-cell office:value-type="float" office:value="0.0327456" calcext:value-type="float">
            <text:p>0.0327456</text:p>
          </table:table-cell>
          <table:table-cell office:value-type="float" office:value="0.0312438" calcext:value-type="float">
            <text:p>0.0312438</text:p>
          </table:table-cell>
          <table:table-cell office:value-type="float" office:value="0.0330302" calcext:value-type="float">
            <text:p>0.0330302</text:p>
          </table:table-cell>
          <table:table-cell office:value-type="float" office:value="0.0337831" calcext:value-type="float">
            <text:p>0.0337831</text:p>
          </table:table-cell>
          <table:table-cell office:value-type="float" office:value="0.0326436" calcext:value-type="float">
            <text:p>0.0326436</text:p>
          </table:table-cell>
          <table:table-cell office:value-type="float" office:value="0.0345814" calcext:value-type="float">
            <text:p>0.0345814</text:p>
          </table:table-cell>
          <table:table-cell office:value-type="float" office:value="0.0354758" calcext:value-type="float">
            <text:p>0.0354758</text:p>
          </table:table-cell>
          <table:table-cell office:value-type="float" office:value="0.0326321" calcext:value-type="float">
            <text:p>0.0326321</text:p>
          </table:table-cell>
          <table:table-cell office:value-type="float" office:value="0.0342166" calcext:value-type="float">
            <text:p>0.0342166</text:p>
          </table:table-cell>
          <table:table-cell office:value-type="float" office:value="0.0354642" calcext:value-type="float">
            <text:p>0.0354642</text:p>
          </table:table-cell>
          <table:table-cell office:value-type="float" office:value="0.0367622" calcext:value-type="float">
            <text:p>0.0367622</text:p>
          </table:table-cell>
          <table:table-cell office:value-type="float" office:value="0.0371101" calcext:value-type="float">
            <text:p>0.0371101</text:p>
          </table:table-cell>
          <table:table-cell office:value-type="float" office:value="0.0310526" calcext:value-type="float">
            <text:p>0.0310526</text:p>
          </table:table-cell>
          <table:table-cell office:value-type="float" office:value="0.0263604" calcext:value-type="float">
            <text:p>0.0263604</text:p>
          </table:table-cell>
          <table:table-cell office:value-type="float" office:value="0.0327228" calcext:value-type="float">
            <text:p>0.0327228</text:p>
          </table:table-cell>
          <table:table-cell office:value-type="float" office:value="0.0272023" calcext:value-type="float">
            <text:p>0.0272023</text:p>
          </table:table-cell>
          <table:table-cell table:number-columns-repeated="2"/>
        </table:table-row>
        <table:table-row table:style-name="ro1">
          <table:table-cell table:formula="of:=[.A136]+1" office:value-type="float" office:value="32" calcext:value-type="float">
            <text:p>32</text:p>
          </table:table-cell>
          <table:table-cell office:value-type="float" office:value="0.0306039" calcext:value-type="float">
            <text:p>0.0306039</text:p>
          </table:table-cell>
          <table:table-cell office:value-type="float" office:value="0.0388385" calcext:value-type="float">
            <text:p>0.0388385</text:p>
          </table:table-cell>
          <table:table-cell office:value-type="float" office:value="0.0389076" calcext:value-type="float">
            <text:p>0.0389076</text:p>
          </table:table-cell>
          <table:table-cell office:value-type="float" office:value="0.0205708" calcext:value-type="float">
            <text:p>0.0205708</text:p>
          </table:table-cell>
          <table:table-cell office:value-type="float" office:value="0.0292142" calcext:value-type="float">
            <text:p>0.0292142</text:p>
          </table:table-cell>
          <table:table-cell office:value-type="float" office:value="0.0264815" calcext:value-type="float">
            <text:p>0.0264815</text:p>
          </table:table-cell>
          <table:table-cell office:value-type="float" office:value="0.030726" calcext:value-type="float">
            <text:p>0.030726</text:p>
          </table:table-cell>
          <table:table-cell office:value-type="float" office:value="0.0345676" calcext:value-type="float">
            <text:p>0.0345676</text:p>
          </table:table-cell>
          <table:table-cell office:value-type="float" office:value="0.0339666" calcext:value-type="float">
            <text:p>0.0339666</text:p>
          </table:table-cell>
          <table:table-cell office:value-type="float" office:value="0.0327453" calcext:value-type="float">
            <text:p>0.0327453</text:p>
          </table:table-cell>
          <table:table-cell office:value-type="float" office:value="0.0312436" calcext:value-type="float">
            <text:p>0.0312436</text:p>
          </table:table-cell>
          <table:table-cell office:value-type="float" office:value="0.0330299" calcext:value-type="float">
            <text:p>0.0330299</text:p>
          </table:table-cell>
          <table:table-cell office:value-type="float" office:value="0.0337829" calcext:value-type="float">
            <text:p>0.0337829</text:p>
          </table:table-cell>
          <table:table-cell office:value-type="float" office:value="0.0326433" calcext:value-type="float">
            <text:p>0.0326433</text:p>
          </table:table-cell>
          <table:table-cell office:value-type="float" office:value="0.0345811" calcext:value-type="float">
            <text:p>0.0345811</text:p>
          </table:table-cell>
          <table:table-cell office:value-type="float" office:value="0.0354755" calcext:value-type="float">
            <text:p>0.0354755</text:p>
          </table:table-cell>
          <table:table-cell office:value-type="float" office:value="0.0326318" calcext:value-type="float">
            <text:p>0.0326318</text:p>
          </table:table-cell>
          <table:table-cell office:value-type="float" office:value="0.0342163" calcext:value-type="float">
            <text:p>0.0342163</text:p>
          </table:table-cell>
          <table:table-cell office:value-type="float" office:value="0.0354639" calcext:value-type="float">
            <text:p>0.0354639</text:p>
          </table:table-cell>
          <table:table-cell office:value-type="float" office:value="0.0367618" calcext:value-type="float">
            <text:p>0.0367618</text:p>
          </table:table-cell>
          <table:table-cell office:value-type="float" office:value="0.0371098" calcext:value-type="float">
            <text:p>0.0371098</text:p>
          </table:table-cell>
          <table:table-cell office:value-type="float" office:value="0.0310523" calcext:value-type="float">
            <text:p>0.0310523</text:p>
          </table:table-cell>
          <table:table-cell office:value-type="float" office:value="0.0263602" calcext:value-type="float">
            <text:p>0.0263602</text:p>
          </table:table-cell>
          <table:table-cell office:value-type="float" office:value="0.0327225" calcext:value-type="float">
            <text:p>0.0327225</text:p>
          </table:table-cell>
          <table:table-cell office:value-type="float" office:value="0.0272021" calcext:value-type="float">
            <text:p>0.0272021</text:p>
          </table:table-cell>
          <table:table-cell table:number-columns-repeated="2"/>
        </table:table-row>
        <table:table-row table:style-name="ro1">
          <table:table-cell table:formula="of:=[.A137]+1" office:value-type="float" office:value="33" calcext:value-type="float">
            <text:p>33</text:p>
          </table:table-cell>
          <table:table-cell office:value-type="float" office:value="0.0306037" calcext:value-type="float">
            <text:p>0.0306037</text:p>
          </table:table-cell>
          <table:table-cell office:value-type="float" office:value="0.0388383" calcext:value-type="float">
            <text:p>0.0388383</text:p>
          </table:table-cell>
          <table:table-cell office:value-type="float" office:value="0.0389074" calcext:value-type="float">
            <text:p>0.0389074</text:p>
          </table:table-cell>
          <table:table-cell office:value-type="float" office:value="0.0205707" calcext:value-type="float">
            <text:p>0.0205707</text:p>
          </table:table-cell>
          <table:table-cell office:value-type="float" office:value="0.029214" calcext:value-type="float">
            <text:p>0.029214</text:p>
          </table:table-cell>
          <table:table-cell office:value-type="float" office:value="0.0264813" calcext:value-type="float">
            <text:p>0.0264813</text:p>
          </table:table-cell>
          <table:table-cell office:value-type="float" office:value="0.0307258" calcext:value-type="float">
            <text:p>0.0307258</text:p>
          </table:table-cell>
          <table:table-cell office:value-type="float" office:value="0.0345674" calcext:value-type="float">
            <text:p>0.0345674</text:p>
          </table:table-cell>
          <table:table-cell office:value-type="float" office:value="0.0339664" calcext:value-type="float">
            <text:p>0.0339664</text:p>
          </table:table-cell>
          <table:table-cell office:value-type="float" office:value="0.0327451" calcext:value-type="float">
            <text:p>0.0327451</text:p>
          </table:table-cell>
          <table:table-cell office:value-type="float" office:value="0.0312434" calcext:value-type="float">
            <text:p>0.0312434</text:p>
          </table:table-cell>
          <table:table-cell office:value-type="float" office:value="0.0330297" calcext:value-type="float">
            <text:p>0.0330297</text:p>
          </table:table-cell>
          <table:table-cell office:value-type="float" office:value="0.0337826" calcext:value-type="float">
            <text:p>0.0337826</text:p>
          </table:table-cell>
          <table:table-cell office:value-type="float" office:value="0.0326431" calcext:value-type="float">
            <text:p>0.0326431</text:p>
          </table:table-cell>
          <table:table-cell office:value-type="float" office:value="0.0345809" calcext:value-type="float">
            <text:p>0.0345809</text:p>
          </table:table-cell>
          <table:table-cell office:value-type="float" office:value="0.0354753" calcext:value-type="float">
            <text:p>0.0354753</text:p>
          </table:table-cell>
          <table:table-cell office:value-type="float" office:value="0.0326316" calcext:value-type="float">
            <text:p>0.0326316</text:p>
          </table:table-cell>
          <table:table-cell office:value-type="float" office:value="0.0342161" calcext:value-type="float">
            <text:p>0.0342161</text:p>
          </table:table-cell>
          <table:table-cell office:value-type="float" office:value="0.0354636" calcext:value-type="float">
            <text:p>0.0354636</text:p>
          </table:table-cell>
          <table:table-cell office:value-type="float" office:value="0.0367616" calcext:value-type="float">
            <text:p>0.0367616</text:p>
          </table:table-cell>
          <table:table-cell office:value-type="float" office:value="0.0371095" calcext:value-type="float">
            <text:p>0.0371095</text:p>
          </table:table-cell>
          <table:table-cell office:value-type="float" office:value="0.0310521" calcext:value-type="float">
            <text:p>0.0310521</text:p>
          </table:table-cell>
          <table:table-cell office:value-type="float" office:value="0.0263601" calcext:value-type="float">
            <text:p>0.0263601</text:p>
          </table:table-cell>
          <table:table-cell office:value-type="float" office:value="0.0327223" calcext:value-type="float">
            <text:p>0.0327223</text:p>
          </table:table-cell>
          <table:table-cell office:value-type="float" office:value="0.027202" calcext:value-type="float">
            <text:p>0.027202</text:p>
          </table:table-cell>
          <table:table-cell table:number-columns-repeated="2"/>
        </table:table-row>
        <table:table-row table:style-name="ro1">
          <table:table-cell table:formula="of:=[.A138]+1" office:value-type="float" office:value="34" calcext:value-type="float">
            <text:p>34</text:p>
          </table:table-cell>
          <table:table-cell office:value-type="float" office:value="0.0306035" calcext:value-type="float">
            <text:p>0.0306035</text:p>
          </table:table-cell>
          <table:table-cell office:value-type="float" office:value="0.0388381" calcext:value-type="float">
            <text:p>0.0388381</text:p>
          </table:table-cell>
          <table:table-cell office:value-type="float" office:value="0.0389072" calcext:value-type="float">
            <text:p>0.0389072</text:p>
          </table:table-cell>
          <table:table-cell office:value-type="float" office:value="0.0205706" calcext:value-type="float">
            <text:p>0.0205706</text:p>
          </table:table-cell>
          <table:table-cell office:value-type="float" office:value="0.0292139" calcext:value-type="float">
            <text:p>0.0292139</text:p>
          </table:table-cell>
          <table:table-cell office:value-type="float" office:value="0.0264812" calcext:value-type="float">
            <text:p>0.0264812</text:p>
          </table:table-cell>
          <table:table-cell office:value-type="float" office:value="0.0307257" calcext:value-type="float">
            <text:p>0.0307257</text:p>
          </table:table-cell>
          <table:table-cell office:value-type="float" office:value="0.0345672" calcext:value-type="float">
            <text:p>0.0345672</text:p>
          </table:table-cell>
          <table:table-cell office:value-type="float" office:value="0.0339662" calcext:value-type="float">
            <text:p>0.0339662</text:p>
          </table:table-cell>
          <table:table-cell office:value-type="float" office:value="0.0327449" calcext:value-type="float">
            <text:p>0.0327449</text:p>
          </table:table-cell>
          <table:table-cell office:value-type="float" office:value="0.0312432" calcext:value-type="float">
            <text:p>0.0312432</text:p>
          </table:table-cell>
          <table:table-cell office:value-type="float" office:value="0.0330295" calcext:value-type="float">
            <text:p>0.0330295</text:p>
          </table:table-cell>
          <table:table-cell office:value-type="float" office:value="0.0337825" calcext:value-type="float">
            <text:p>0.0337825</text:p>
          </table:table-cell>
          <table:table-cell office:value-type="float" office:value="0.0326429" calcext:value-type="float">
            <text:p>0.0326429</text:p>
          </table:table-cell>
          <table:table-cell office:value-type="float" office:value="0.0345807" calcext:value-type="float">
            <text:p>0.0345807</text:p>
          </table:table-cell>
          <table:table-cell office:value-type="float" office:value="0.0354751" calcext:value-type="float">
            <text:p>0.0354751</text:p>
          </table:table-cell>
          <table:table-cell office:value-type="float" office:value="0.0326315" calcext:value-type="float">
            <text:p>0.0326315</text:p>
          </table:table-cell>
          <table:table-cell office:value-type="float" office:value="0.0342159" calcext:value-type="float">
            <text:p>0.0342159</text:p>
          </table:table-cell>
          <table:table-cell office:value-type="float" office:value="0.0354635" calcext:value-type="float">
            <text:p>0.0354635</text:p>
          </table:table-cell>
          <table:table-cell office:value-type="float" office:value="0.0367614" calcext:value-type="float">
            <text:p>0.0367614</text:p>
          </table:table-cell>
          <table:table-cell office:value-type="float" office:value="0.0371094" calcext:value-type="float">
            <text:p>0.0371094</text:p>
          </table:table-cell>
          <table:table-cell office:value-type="float" office:value="0.031052" calcext:value-type="float">
            <text:p>0.031052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327222" calcext:value-type="float">
            <text:p>0.0327222</text:p>
          </table:table-cell>
          <table:table-cell office:value-type="float" office:value="0.0272018" calcext:value-type="float">
            <text:p>0.0272018</text:p>
          </table:table-cell>
          <table:table-cell table:number-columns-repeated="2"/>
        </table:table-row>
        <table:table-row table:style-name="ro1">
          <table:table-cell table:formula="of:=[.A139]+1" office:value-type="float" office:value="35" calcext:value-type="float">
            <text:p>35</text:p>
          </table:table-cell>
          <table:table-cell office:value-type="float" office:value="0.0306034" calcext:value-type="float">
            <text:p>0.0306034</text:p>
          </table:table-cell>
          <table:table-cell office:value-type="float" office:value="0.0388379" calcext:value-type="float">
            <text:p>0.0388379</text:p>
          </table:table-cell>
          <table:table-cell office:value-type="float" office:value="0.038907" calcext:value-type="float">
            <text:p>0.038907</text:p>
          </table:table-cell>
          <table:table-cell office:value-type="float" office:value="0.0205706" calcext:value-type="float">
            <text:p>0.0205706</text:p>
          </table:table-cell>
          <table:table-cell office:value-type="float" office:value="0.0292138" calcext:value-type="float">
            <text:p>0.0292138</text:p>
          </table:table-cell>
          <table:table-cell office:value-type="float" office:value="0.0264811" calcext:value-type="float">
            <text:p>0.0264811</text:p>
          </table:table-cell>
          <table:table-cell office:value-type="float" office:value="0.0307256" calcext:value-type="float">
            <text:p>0.0307256</text:p>
          </table:table-cell>
          <table:table-cell office:value-type="float" office:value="0.0345671" calcext:value-type="float">
            <text:p>0.0345671</text:p>
          </table:table-cell>
          <table:table-cell office:value-type="float" office:value="0.0339661" calcext:value-type="float">
            <text:p>0.0339661</text:p>
          </table:table-cell>
          <table:table-cell office:value-type="float" office:value="0.0327448" calcext:value-type="float">
            <text:p>0.0327448</text:p>
          </table:table-cell>
          <table:table-cell office:value-type="float" office:value="0.0312431" calcext:value-type="float">
            <text:p>0.0312431</text:p>
          </table:table-cell>
          <table:table-cell office:value-type="float" office:value="0.0330294" calcext:value-type="float">
            <text:p>0.0330294</text:p>
          </table:table-cell>
          <table:table-cell office:value-type="float" office:value="0.0337824" calcext:value-type="float">
            <text:p>0.0337824</text:p>
          </table:table-cell>
          <table:table-cell office:value-type="float" office:value="0.0326428" calcext:value-type="float">
            <text:p>0.0326428</text:p>
          </table:table-cell>
          <table:table-cell office:value-type="float" office:value="0.0345806" calcext:value-type="float">
            <text:p>0.0345806</text:p>
          </table:table-cell>
          <table:table-cell office:value-type="float" office:value="0.035475" calcext:value-type="float">
            <text:p>0.035475</text:p>
          </table:table-cell>
          <table:table-cell office:value-type="float" office:value="0.0326314" calcext:value-type="float">
            <text:p>0.0326314</text:p>
          </table:table-cell>
          <table:table-cell office:value-type="float" office:value="0.0342158" calcext:value-type="float">
            <text:p>0.0342158</text:p>
          </table:table-cell>
          <table:table-cell office:value-type="float" office:value="0.0354633" calcext:value-type="float">
            <text:p>0.0354633</text:p>
          </table:table-cell>
          <table:table-cell office:value-type="float" office:value="0.0367613" calcext:value-type="float">
            <text:p>0.0367613</text:p>
          </table:table-cell>
          <table:table-cell office:value-type="float" office:value="0.0371092" calcext:value-type="float">
            <text:p>0.0371092</text:p>
          </table:table-cell>
          <table:table-cell office:value-type="float" office:value="0.0310519" calcext:value-type="float">
            <text:p>0.0310519</text:p>
          </table:table-cell>
          <table:table-cell office:value-type="float" office:value="0.0263599" calcext:value-type="float">
            <text:p>0.0263599</text:p>
          </table:table-cell>
          <table:table-cell office:value-type="float" office:value="0.0327221" calcext:value-type="float">
            <text:p>0.0327221</text:p>
          </table:table-cell>
          <table:table-cell office:value-type="float" office:value="0.0272018" calcext:value-type="float">
            <text:p>0.0272018</text:p>
          </table:table-cell>
          <table:table-cell table:number-columns-repeated="2"/>
        </table:table-row>
        <table:table-row table:style-name="ro1">
          <table:table-cell table:formula="of:=[.A140]+1" office:value-type="float" office:value="36" calcext:value-type="float">
            <text:p>36</text:p>
          </table:table-cell>
          <table:table-cell office:value-type="float" office:value="0.0306033" calcext:value-type="float">
            <text:p>0.0306033</text:p>
          </table:table-cell>
          <table:table-cell office:value-type="float" office:value="0.0388378" calcext:value-type="float">
            <text:p>0.0388378</text:p>
          </table:table-cell>
          <table:table-cell office:value-type="float" office:value="0.0389069" calcext:value-type="float">
            <text:p>0.0389069</text:p>
          </table:table-cell>
          <table:table-cell office:value-type="float" office:value="0.0205705" calcext:value-type="float">
            <text:p>0.0205705</text:p>
          </table:table-cell>
          <table:table-cell office:value-type="float" office:value="0.0292137" calcext:value-type="float">
            <text:p>0.0292137</text:p>
          </table:table-cell>
          <table:table-cell office:value-type="float" office:value="0.0264811" calcext:value-type="float">
            <text:p>0.0264811</text:p>
          </table:table-cell>
          <table:table-cell office:value-type="float" office:value="0.0307255" calcext:value-type="float">
            <text:p>0.0307255</text:p>
          </table:table-cell>
          <table:table-cell office:value-type="float" office:value="0.034567" calcext:value-type="float">
            <text:p>0.034567</text:p>
          </table:table-cell>
          <table:table-cell office:value-type="float" office:value="0.033966" calcext:value-type="float">
            <text:p>0.033966</text:p>
          </table:table-cell>
          <table:table-cell office:value-type="float" office:value="0.0327447" calcext:value-type="float">
            <text:p>0.0327447</text:p>
          </table:table-cell>
          <table:table-cell office:value-type="float" office:value="0.031243" calcext:value-type="float">
            <text:p>0.031243</text:p>
          </table:table-cell>
          <table:table-cell office:value-type="float" office:value="0.0330293" calcext:value-type="float">
            <text:p>0.0330293</text:p>
          </table:table-cell>
          <table:table-cell office:value-type="float" office:value="0.0337823" calcext:value-type="float">
            <text:p>0.0337823</text:p>
          </table:table-cell>
          <table:table-cell office:value-type="float" office:value="0.0326427" calcext:value-type="float">
            <text:p>0.0326427</text:p>
          </table:table-cell>
          <table:table-cell office:value-type="float" office:value="0.0345805" calcext:value-type="float">
            <text:p>0.0345805</text:p>
          </table:table-cell>
          <table:table-cell office:value-type="float" office:value="0.0354749" calcext:value-type="float">
            <text:p>0.0354749</text:p>
          </table:table-cell>
          <table:table-cell office:value-type="float" office:value="0.0326313" calcext:value-type="float">
            <text:p>0.0326313</text:p>
          </table:table-cell>
          <table:table-cell office:value-type="float" office:value="0.0342157" calcext:value-type="float">
            <text:p>0.0342157</text:p>
          </table:table-cell>
          <table:table-cell office:value-type="float" office:value="0.0354632" calcext:value-type="float">
            <text:p>0.0354632</text:p>
          </table:table-cell>
          <table:table-cell office:value-type="float" office:value="0.0367612" calcext:value-type="float">
            <text:p>0.0367612</text:p>
          </table:table-cell>
          <table:table-cell office:value-type="float" office:value="0.0371091" calcext:value-type="float">
            <text:p>0.0371091</text:p>
          </table:table-cell>
          <table:table-cell office:value-type="float" office:value="0.0310518" calcext:value-type="float">
            <text:p>0.0310518</text:p>
          </table:table-cell>
          <table:table-cell office:value-type="float" office:value="0.0263598" calcext:value-type="float">
            <text:p>0.0263598</text:p>
          </table:table-cell>
          <table:table-cell office:value-type="float" office:value="0.032722" calcext:value-type="float">
            <text:p>0.032722</text:p>
          </table:table-cell>
          <table:table-cell office:value-type="float" office:value="0.0272017" calcext:value-type="float">
            <text:p>0.0272017</text:p>
          </table:table-cell>
          <table:table-cell table:number-columns-repeated="2"/>
        </table:table-row>
        <table:table-row table:style-name="ro1">
          <table:table-cell table:formula="of:=[.A141]+1" office:value-type="float" office:value="37" calcext:value-type="float">
            <text:p>37</text:p>
          </table:table-cell>
          <table:table-cell office:value-type="float" office:value="0.0306033" calcext:value-type="float">
            <text:p>0.0306033</text:p>
          </table:table-cell>
          <table:table-cell office:value-type="float" office:value="0.0388378" calcext:value-type="float">
            <text:p>0.0388378</text:p>
          </table:table-cell>
          <table:table-cell office:value-type="float" office:value="0.0389068" calcext:value-type="float">
            <text:p>0.0389068</text:p>
          </table:table-cell>
          <table:table-cell office:value-type="float" office:value="0.0205705" calcext:value-type="float">
            <text:p>0.0205705</text:p>
          </table:table-cell>
          <table:table-cell office:value-type="float" office:value="0.0292136" calcext:value-type="float">
            <text:p>0.0292136</text:p>
          </table:table-cell>
          <table:table-cell office:value-type="float" office:value="0.026481" calcext:value-type="float">
            <text:p>0.026481</text:p>
          </table:table-cell>
          <table:table-cell office:value-type="float" office:value="0.0307255" calcext:value-type="float">
            <text:p>0.0307255</text:p>
          </table:table-cell>
          <table:table-cell office:value-type="float" office:value="0.0345669" calcext:value-type="float">
            <text:p>0.0345669</text:p>
          </table:table-cell>
          <table:table-cell office:value-type="float" office:value="0.033966" calcext:value-type="float">
            <text:p>0.033966</text:p>
          </table:table-cell>
          <table:table-cell office:value-type="float" office:value="0.0327447" calcext:value-type="float">
            <text:p>0.0327447</text:p>
          </table:table-cell>
          <table:table-cell office:value-type="float" office:value="0.031243" calcext:value-type="float">
            <text:p>0.031243</text:p>
          </table:table-cell>
          <table:table-cell office:value-type="float" office:value="0.0330293" calcext:value-type="float">
            <text:p>0.0330293</text:p>
          </table:table-cell>
          <table:table-cell office:value-type="float" office:value="0.0337822" calcext:value-type="float">
            <text:p>0.0337822</text:p>
          </table:table-cell>
          <table:table-cell office:value-type="float" office:value="0.0326427" calcext:value-type="float">
            <text:p>0.0326427</text:p>
          </table:table-cell>
          <table:table-cell office:value-type="float" office:value="0.0345804" calcext:value-type="float">
            <text:p>0.0345804</text:p>
          </table:table-cell>
          <table:table-cell office:value-type="float" office:value="0.0354748" calcext:value-type="float">
            <text:p>0.0354748</text:p>
          </table:table-cell>
          <table:table-cell office:value-type="float" office:value="0.0326312" calcext:value-type="float">
            <text:p>0.0326312</text:p>
          </table:table-cell>
          <table:table-cell office:value-type="float" office:value="0.0342156" calcext:value-type="float">
            <text:p>0.0342156</text:p>
          </table:table-cell>
          <table:table-cell office:value-type="float" office:value="0.0354632" calcext:value-type="float">
            <text:p>0.0354632</text:p>
          </table:table-cell>
          <table:table-cell office:value-type="float" office:value="0.0367611" calcext:value-type="float">
            <text:p>0.0367611</text:p>
          </table:table-cell>
          <table:table-cell office:value-type="float" office:value="0.0371091" calcext:value-type="float">
            <text:p>0.0371091</text:p>
          </table:table-cell>
          <table:table-cell office:value-type="float" office:value="0.0310518" calcext:value-type="float">
            <text:p>0.0310518</text:p>
          </table:table-cell>
          <table:table-cell office:value-type="float" office:value="0.0263598" calcext:value-type="float">
            <text:p>0.0263598</text:p>
          </table:table-cell>
          <table:table-cell office:value-type="float" office:value="0.0327219" calcext:value-type="float">
            <text:p>0.0327219</text:p>
          </table:table-cell>
          <table:table-cell office:value-type="float" office:value="0.0272016" calcext:value-type="float">
            <text:p>0.0272016</text:p>
          </table:table-cell>
          <table:table-cell table:number-columns-repeated="2"/>
        </table:table-row>
        <table:table-row table:style-name="ro1">
          <table:table-cell table:formula="of:=[.A142]+1" office:value-type="float" office:value="38" calcext:value-type="float">
            <text:p>38</text:p>
          </table:table-cell>
          <table:table-cell office:value-type="float" office:value="0.0306032" calcext:value-type="float">
            <text:p>0.0306032</text:p>
          </table:table-cell>
          <table:table-cell office:value-type="float" office:value="0.0388377" calcext:value-type="float">
            <text:p>0.0388377</text:p>
          </table:table-cell>
          <table:table-cell office:value-type="float" office:value="0.0389068" calcext:value-type="float">
            <text:p>0.0389068</text:p>
          </table:table-cell>
          <table:table-cell office:value-type="float" office:value="0.0205705" calcext:value-type="float">
            <text:p>0.0205705</text:p>
          </table:table-cell>
          <table:table-cell office:value-type="float" office:value="0.0292136" calcext:value-type="float">
            <text:p>0.0292136</text:p>
          </table:table-cell>
          <table:table-cell office:value-type="float" office:value="0.026481" calcext:value-type="float">
            <text:p>0.026481</text:p>
          </table:table-cell>
          <table:table-cell office:value-type="float" office:value="0.0307254" calcext:value-type="float">
            <text:p>0.0307254</text:p>
          </table:table-cell>
          <table:table-cell office:value-type="float" office:value="0.0345669" calcext:value-type="float">
            <text:p>0.0345669</text:p>
          </table:table-cell>
          <table:table-cell office:value-type="float" office:value="0.0339659" calcext:value-type="float">
            <text:p>0.0339659</text:p>
          </table:table-cell>
          <table:table-cell office:value-type="float" office:value="0.0327446" calcext:value-type="float">
            <text:p>0.0327446</text:p>
          </table:table-cell>
          <table:table-cell office:value-type="float" office:value="0.0312429" calcext:value-type="float">
            <text:p>0.0312429</text:p>
          </table:table-cell>
          <table:table-cell office:value-type="float" office:value="0.0330292" calcext:value-type="float">
            <text:p>0.0330292</text:p>
          </table:table-cell>
          <table:table-cell office:value-type="float" office:value="0.0337822" calcext:value-type="float">
            <text:p>0.0337822</text:p>
          </table:table-cell>
          <table:table-cell office:value-type="float" office:value="0.0326426" calcext:value-type="float">
            <text:p>0.0326426</text:p>
          </table:table-cell>
          <table:table-cell office:value-type="float" office:value="0.0345804" calcext:value-type="float">
            <text:p>0.0345804</text:p>
          </table:table-cell>
          <table:table-cell office:value-type="float" office:value="0.0354748" calcext:value-type="float">
            <text:p>0.0354748</text:p>
          </table:table-cell>
          <table:table-cell office:value-type="float" office:value="0.0326312" calcext:value-type="float">
            <text:p>0.0326312</text:p>
          </table:table-cell>
          <table:table-cell office:value-type="float" office:value="0.0342156" calcext:value-type="float">
            <text:p>0.0342156</text:p>
          </table:table-cell>
          <table:table-cell office:value-type="float" office:value="0.0354631" calcext:value-type="float">
            <text:p>0.0354631</text:p>
          </table:table-cell>
          <table:table-cell office:value-type="float" office:value="0.0367611" calcext:value-type="float">
            <text:p>0.0367611</text:p>
          </table:table-cell>
          <table:table-cell office:value-type="float" office:value="0.037109" calcext:value-type="float">
            <text:p>0.037109</text:p>
          </table:table-cell>
          <table:table-cell office:value-type="float" office:value="0.0310517" calcext:value-type="float">
            <text:p>0.0310517</text:p>
          </table:table-cell>
          <table:table-cell office:value-type="float" office:value="0.0263597" calcext:value-type="float">
            <text:p>0.0263597</text:p>
          </table:table-cell>
          <table:table-cell office:value-type="float" office:value="0.0327219" calcext:value-type="float">
            <text:p>0.0327219</text:p>
          </table:table-cell>
          <table:table-cell office:value-type="float" office:value="0.0272016" calcext:value-type="float">
            <text:p>0.0272016</text:p>
          </table:table-cell>
          <table:table-cell table:number-columns-repeated="2"/>
        </table:table-row>
        <table:table-row table:style-name="ro1">
          <table:table-cell table:formula="of:=[.A143]+1" office:value-type="float" office:value="39" calcext:value-type="float">
            <text:p>39</text:p>
          </table:table-cell>
          <table:table-cell office:value-type="float" office:value="0.0306032" calcext:value-type="float">
            <text:p>0.0306032</text:p>
          </table:table-cell>
          <table:table-cell office:value-type="float" office:value="0.0388377" calcext:value-type="float">
            <text:p>0.0388377</text:p>
          </table:table-cell>
          <table:table-cell office:value-type="float" office:value="0.0389067" calcext:value-type="float">
            <text:p>0.0389067</text:p>
          </table:table-cell>
          <table:table-cell office:value-type="float" office:value="0.0205705" calcext:value-type="float">
            <text:p>0.0205705</text:p>
          </table:table-cell>
          <table:table-cell office:value-type="float" office:value="0.0292136" calcext:value-type="float">
            <text:p>0.0292136</text:p>
          </table:table-cell>
          <table:table-cell office:value-type="float" office:value="0.026481" calcext:value-type="float">
            <text:p>0.026481</text:p>
          </table:table-cell>
          <table:table-cell office:value-type="float" office:value="0.0307254" calcext:value-type="float">
            <text:p>0.0307254</text:p>
          </table:table-cell>
          <table:table-cell office:value-type="float" office:value="0.0345668" calcext:value-type="float">
            <text:p>0.0345668</text:p>
          </table:table-cell>
          <table:table-cell office:value-type="float" office:value="0.0339659" calcext:value-type="float">
            <text:p>0.0339659</text:p>
          </table:table-cell>
          <table:table-cell office:value-type="float" office:value="0.0327446" calcext:value-type="float">
            <text:p>0.0327446</text:p>
          </table:table-cell>
          <table:table-cell office:value-type="float" office:value="0.0312429" calcext:value-type="float">
            <text:p>0.0312429</text:p>
          </table:table-cell>
          <table:table-cell office:value-type="float" office:value="0.0330292" calcext:value-type="float">
            <text:p>0.0330292</text:p>
          </table:table-cell>
          <table:table-cell office:value-type="float" office:value="0.0337821" calcext:value-type="float">
            <text:p>0.0337821</text:p>
          </table:table-cell>
          <table:table-cell office:value-type="float" office:value="0.0326426" calcext:value-type="float">
            <text:p>0.0326426</text:p>
          </table:table-cell>
          <table:table-cell office:value-type="float" office:value="0.0345804" calcext:value-type="float">
            <text:p>0.0345804</text:p>
          </table:table-cell>
          <table:table-cell office:value-type="float" office:value="0.0354747" calcext:value-type="float">
            <text:p>0.0354747</text:p>
          </table:table-cell>
          <table:table-cell office:value-type="float" office:value="0.0326311" calcext:value-type="float">
            <text:p>0.0326311</text:p>
          </table:table-cell>
          <table:table-cell office:value-type="float" office:value="0.0342155" calcext:value-type="float">
            <text:p>0.0342155</text:p>
          </table:table-cell>
          <table:table-cell office:value-type="float" office:value="0.0354631" calcext:value-type="float">
            <text:p>0.0354631</text:p>
          </table:table-cell>
          <table:table-cell office:value-type="float" office:value="0.036761" calcext:value-type="float">
            <text:p>0.036761</text:p>
          </table:table-cell>
          <table:table-cell office:value-type="float" office:value="0.037109" calcext:value-type="float">
            <text:p>0.037109</text:p>
          </table:table-cell>
          <table:table-cell office:value-type="float" office:value="0.0310517" calcext:value-type="float">
            <text:p>0.0310517</text:p>
          </table:table-cell>
          <table:table-cell office:value-type="float" office:value="0.0263597" calcext:value-type="float">
            <text:p>0.0263597</text:p>
          </table:table-cell>
          <table:table-cell office:value-type="float" office:value="0.0327218" calcext:value-type="float">
            <text:p>0.0327218</text:p>
          </table:table-cell>
          <table:table-cell office:value-type="float" office:value="0.0272016" calcext:value-type="float">
            <text:p>0.0272016</text:p>
          </table:table-cell>
          <table:table-cell table:number-columns-repeated="2"/>
        </table:table-row>
        <table:table-row table:style-name="ro1">
          <table:table-cell table:formula="of:=[.A144]+1" office:value-type="float" office:value="40" calcext:value-type="float">
            <text:p>40</text:p>
          </table:table-cell>
          <table:table-cell office:value-type="float" office:value="0.0306032" calcext:value-type="float">
            <text:p>0.0306032</text:p>
          </table:table-cell>
          <table:table-cell office:value-type="float" office:value="0.0388376" calcext:value-type="float">
            <text:p>0.0388376</text:p>
          </table:table-cell>
          <table:table-cell office:value-type="float" office:value="0.0389067" calcext:value-type="float">
            <text:p>0.0389067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6" calcext:value-type="float">
            <text:p>0.0292136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4" calcext:value-type="float">
            <text:p>0.0307254</text:p>
          </table:table-cell>
          <table:table-cell office:value-type="float" office:value="0.0345668" calcext:value-type="float">
            <text:p>0.0345668</text:p>
          </table:table-cell>
          <table:table-cell office:value-type="float" office:value="0.0339659" calcext:value-type="float">
            <text:p>0.0339659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9" calcext:value-type="float">
            <text:p>0.0312429</text:p>
          </table:table-cell>
          <table:table-cell office:value-type="float" office:value="0.0330292" calcext:value-type="float">
            <text:p>0.0330292</text:p>
          </table:table-cell>
          <table:table-cell office:value-type="float" office:value="0.0337821" calcext:value-type="float">
            <text:p>0.0337821</text:p>
          </table:table-cell>
          <table:table-cell office:value-type="float" office:value="0.0326426" calcext:value-type="float">
            <text:p>0.0326426</text:p>
          </table:table-cell>
          <table:table-cell office:value-type="float" office:value="0.0345803" calcext:value-type="float">
            <text:p>0.0345803</text:p>
          </table:table-cell>
          <table:table-cell office:value-type="float" office:value="0.0354747" calcext:value-type="float">
            <text:p>0.0354747</text:p>
          </table:table-cell>
          <table:table-cell office:value-type="float" office:value="0.0326311" calcext:value-type="float">
            <text:p>0.0326311</text:p>
          </table:table-cell>
          <table:table-cell office:value-type="float" office:value="0.0342155" calcext:value-type="float">
            <text:p>0.0342155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1" calcext:value-type="float">
            <text:p>0.036761</text:p>
          </table:table-cell>
          <table:table-cell office:value-type="float" office:value="0.0371089" calcext:value-type="float">
            <text:p>0.0371089</text:p>
          </table:table-cell>
          <table:table-cell office:value-type="float" office:value="0.0310517" calcext:value-type="float">
            <text:p>0.0310517</text:p>
          </table:table-cell>
          <table:table-cell office:value-type="float" office:value="0.0263597" calcext:value-type="float">
            <text:p>0.0263597</text:p>
          </table:table-cell>
          <table:table-cell office:value-type="float" office:value="0.0327218" calcext:value-type="float">
            <text:p>0.0327218</text:p>
          </table:table-cell>
          <table:table-cell office:value-type="float" office:value="0.0272016" calcext:value-type="float">
            <text:p>0.0272016</text:p>
          </table:table-cell>
          <table:table-cell table:number-columns-repeated="2"/>
        </table:table-row>
        <table:table-row table:style-name="ro1">
          <table:table-cell table:formula="of:=[.A145]+1" office:value-type="float" office:value="41" calcext:value-type="float">
            <text:p>41</text:p>
          </table:table-cell>
          <table:table-cell office:value-type="float" office:value="0.0306032" calcext:value-type="float">
            <text:p>0.0306032</text:p>
          </table:table-cell>
          <table:table-cell office:value-type="float" office:value="0.0388376" calcext:value-type="float">
            <text:p>0.0388376</text:p>
          </table:table-cell>
          <table:table-cell office:value-type="float" office:value="0.0389067" calcext:value-type="float">
            <text:p>0.0389067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8" calcext:value-type="float">
            <text:p>0.0345668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9" calcext:value-type="float">
            <text:p>0.0312429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1" calcext:value-type="float">
            <text:p>0.0337821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3" calcext:value-type="float">
            <text:p>0.0345803</text:p>
          </table:table-cell>
          <table:table-cell office:value-type="float" office:value="0.0354747" calcext:value-type="float">
            <text:p>0.0354747</text:p>
          </table:table-cell>
          <table:table-cell office:value-type="float" office:value="0.0326311" calcext:value-type="float">
            <text:p>0.0326311</text:p>
          </table:table-cell>
          <table:table-cell office:value-type="float" office:value="0.0342155" calcext:value-type="float">
            <text:p>0.0342155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1" calcext:value-type="float">
            <text:p>0.036761</text:p>
          </table:table-cell>
          <table:table-cell office:value-type="float" office:value="0.0371089" calcext:value-type="float">
            <text:p>0.0371089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7" calcext:value-type="float">
            <text:p>0.0263597</text:p>
          </table:table-cell>
          <table:table-cell office:value-type="float" office:value="0.0327218" calcext:value-type="float">
            <text:p>0.0327218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46]+1" office:value-type="float" office:value="42" calcext:value-type="float">
            <text:p>42</text:p>
          </table:table-cell>
          <table:table-cell office:value-type="float" office:value="0.0306032" calcext:value-type="float">
            <text:p>0.0306032</text:p>
          </table:table-cell>
          <table:table-cell office:value-type="float" office:value="0.0388376" calcext:value-type="float">
            <text:p>0.0388376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1" calcext:value-type="float">
            <text:p>0.0337821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3" calcext:value-type="float">
            <text:p>0.0345803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1" calcext:value-type="float">
            <text:p>0.0326311</text:p>
          </table:table-cell>
          <table:table-cell office:value-type="float" office:value="0.0342155" calcext:value-type="float">
            <text:p>0.0342155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1" calcext:value-type="float">
            <text:p>0.036761</text:p>
          </table:table-cell>
          <table:table-cell office:value-type="float" office:value="0.0371089" calcext:value-type="float">
            <text:p>0.0371089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7" calcext:value-type="float">
            <text:p>0.0263597</text:p>
          </table:table-cell>
          <table:table-cell office:value-type="float" office:value="0.0327218" calcext:value-type="float">
            <text:p>0.0327218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47]+1" office:value-type="float" office:value="43" calcext:value-type="float">
            <text:p>43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6" calcext:value-type="float">
            <text:p>0.0388376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3" calcext:value-type="float">
            <text:p>0.0345803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1" calcext:value-type="float">
            <text:p>0.0326311</text:p>
          </table:table-cell>
          <table:table-cell office:value-type="float" office:value="0.0342155" calcext:value-type="float">
            <text:p>0.0342155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9" calcext:value-type="float">
            <text:p>0.0371089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8" calcext:value-type="float">
            <text:p>0.0327218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48]+1" office:value-type="float" office:value="44" calcext:value-type="float">
            <text:p>44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6" calcext:value-type="float">
            <text:p>0.0388376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3" calcext:value-type="float">
            <text:p>0.0345803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1" calcext:value-type="float">
            <text:p>0.032631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9" calcext:value-type="float">
            <text:p>0.0371089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49]+1" office:value-type="float" office:value="45" calcext:value-type="float">
            <text:p>45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3" calcext:value-type="float">
            <text:p>0.0345803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1" calcext:value-type="float">
            <text:p>0.032631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50]+1" office:value-type="float" office:value="46" calcext:value-type="float">
            <text:p>46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3" calcext:value-type="float">
            <text:p>0.0345803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51]+1" office:value-type="float" office:value="47" calcext:value-type="float">
            <text:p>47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3" calcext:value-type="float">
            <text:p>0.0345803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52]+1" office:value-type="float" office:value="48" calcext:value-type="float">
            <text:p>48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53]+1" office:value-type="float" office:value="49" calcext:value-type="float">
            <text:p>49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54]+1" office:value-type="float" office:value="50" calcext:value-type="float">
            <text:p>50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55]+1" office:value-type="float" office:value="51" calcext:value-type="float">
            <text:p>51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56]+1" office:value-type="float" office:value="52" calcext:value-type="float">
            <text:p>52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57]+1" office:value-type="float" office:value="53" calcext:value-type="float">
            <text:p>53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58]+1" office:value-type="float" office:value="54" calcext:value-type="float">
            <text:p>54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59]+1" office:value-type="float" office:value="55" calcext:value-type="float">
            <text:p>55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60]+1" office:value-type="float" office:value="56" calcext:value-type="float">
            <text:p>56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61]+1" office:value-type="float" office:value="57" calcext:value-type="float">
            <text:p>57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62]+1" office:value-type="float" office:value="58" calcext:value-type="float">
            <text:p>58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63]+1" office:value-type="float" office:value="59" calcext:value-type="float">
            <text:p>59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64]+1" office:value-type="float" office:value="60" calcext:value-type="float">
            <text:p>60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65]+1" office:value-type="float" office:value="61" calcext:value-type="float">
            <text:p>61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66]+1" office:value-type="float" office:value="62" calcext:value-type="float">
            <text:p>62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67]+1" office:value-type="float" office:value="63" calcext:value-type="float">
            <text:p>63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68]+1" office:value-type="float" office:value="64" calcext:value-type="float">
            <text:p>64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69]+1" office:value-type="float" office:value="65" calcext:value-type="float">
            <text:p>65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70]+1" office:value-type="float" office:value="66" calcext:value-type="float">
            <text:p>66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71]+1" office:value-type="float" office:value="67" calcext:value-type="float">
            <text:p>67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72]+1" office:value-type="float" office:value="68" calcext:value-type="float">
            <text:p>68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73]+1" office:value-type="float" office:value="69" calcext:value-type="float">
            <text:p>69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74]+1" office:value-type="float" office:value="70" calcext:value-type="float">
            <text:p>70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75]+1" office:value-type="float" office:value="71" calcext:value-type="float">
            <text:p>71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76]+1" office:value-type="float" office:value="72" calcext:value-type="float">
            <text:p>72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77]+1" office:value-type="float" office:value="73" calcext:value-type="float">
            <text:p>73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78]+1" office:value-type="float" office:value="74" calcext:value-type="float">
            <text:p>74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79]+1" office:value-type="float" office:value="75" calcext:value-type="float">
            <text:p>75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80]+1" office:value-type="float" office:value="76" calcext:value-type="float">
            <text:p>76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81]+1" office:value-type="float" office:value="77" calcext:value-type="float">
            <text:p>77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82]+1" office:value-type="float" office:value="78" calcext:value-type="float">
            <text:p>78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83]+1" office:value-type="float" office:value="79" calcext:value-type="float">
            <text:p>79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84]+1" office:value-type="float" office:value="80" calcext:value-type="float">
            <text:p>80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85]+1" office:value-type="float" office:value="81" calcext:value-type="float">
            <text:p>81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86]+1" office:value-type="float" office:value="82" calcext:value-type="float">
            <text:p>82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87]+1" office:value-type="float" office:value="83" calcext:value-type="float">
            <text:p>83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88]+1" office:value-type="float" office:value="84" calcext:value-type="float">
            <text:p>84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89]+1" office:value-type="float" office:value="85" calcext:value-type="float">
            <text:p>85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90]+1" office:value-type="float" office:value="86" calcext:value-type="float">
            <text:p>86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91]+1" office:value-type="float" office:value="87" calcext:value-type="float">
            <text:p>87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92]+1" office:value-type="float" office:value="88" calcext:value-type="float">
            <text:p>88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93]+1" office:value-type="float" office:value="89" calcext:value-type="float">
            <text:p>89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94]+1" office:value-type="float" office:value="90" calcext:value-type="float">
            <text:p>90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95]+1" office:value-type="float" office:value="91" calcext:value-type="float">
            <text:p>91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96]+1" office:value-type="float" office:value="92" calcext:value-type="float">
            <text:p>92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97]+1" office:value-type="float" office:value="93" calcext:value-type="float">
            <text:p>93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98]+1" office:value-type="float" office:value="94" calcext:value-type="float">
            <text:p>94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199]+1" office:value-type="float" office:value="95" calcext:value-type="float">
            <text:p>95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00]+1" office:value-type="float" office:value="96" calcext:value-type="float">
            <text:p>96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01]+1" office:value-type="float" office:value="97" calcext:value-type="float">
            <text:p>97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02]+1" office:value-type="float" office:value="98" calcext:value-type="float">
            <text:p>98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03]+1" office:value-type="float" office:value="99" calcext:value-type="float">
            <text:p>99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04]+1" office:value-type="float" office:value="100" calcext:value-type="float">
            <text:p>100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; d = 0.9</text:p>
          </table:table-cell>
          <table:table-cell office:value-type="float" office:value="0" calcext:value-type="float">
            <text:p>0</text:p>
          </table:table-cell>
          <table:table-cell table:formula="of:=[.B206]+1" office:value-type="float" office:value="1" calcext:value-type="float">
            <text:p>1</text:p>
          </table:table-cell>
          <table:table-cell table:formula="of:=[.C206]+1" office:value-type="float" office:value="2" calcext:value-type="float">
            <text:p>2</text:p>
          </table:table-cell>
          <table:table-cell table:formula="of:=[.D206]+1" office:value-type="float" office:value="3" calcext:value-type="float">
            <text:p>3</text:p>
          </table:table-cell>
          <table:table-cell table:formula="of:=[.E206]+1" office:value-type="float" office:value="4" calcext:value-type="float">
            <text:p>4</text:p>
          </table:table-cell>
          <table:table-cell table:formula="of:=[.F206]+1" office:value-type="float" office:value="5" calcext:value-type="float">
            <text:p>5</text:p>
          </table:table-cell>
          <table:table-cell table:formula="of:=[.G206]+1" office:value-type="float" office:value="6" calcext:value-type="float">
            <text:p>6</text:p>
          </table:table-cell>
          <table:table-cell table:formula="of:=[.H206]+1" office:value-type="float" office:value="7" calcext:value-type="float">
            <text:p>7</text:p>
          </table:table-cell>
          <table:table-cell table:formula="of:=[.I206]+1" office:value-type="float" office:value="8" calcext:value-type="float">
            <text:p>8</text:p>
          </table:table-cell>
          <table:table-cell table:formula="of:=[.J206]+1" office:value-type="float" office:value="9" calcext:value-type="float">
            <text:p>9</text:p>
          </table:table-cell>
          <table:table-cell table:formula="of:=[.K206]+1" office:value-type="float" office:value="10" calcext:value-type="float">
            <text:p>10</text:p>
          </table:table-cell>
          <table:table-cell table:formula="of:=[.L206]+1" office:value-type="float" office:value="11" calcext:value-type="float">
            <text:p>11</text:p>
          </table:table-cell>
          <table:table-cell table:formula="of:=[.M206]+1" office:value-type="float" office:value="12" calcext:value-type="float">
            <text:p>12</text:p>
          </table:table-cell>
          <table:table-cell table:formula="of:=[.N206]+1" office:value-type="float" office:value="13" calcext:value-type="float">
            <text:p>13</text:p>
          </table:table-cell>
          <table:table-cell table:formula="of:=[.O206]+1" office:value-type="float" office:value="14" calcext:value-type="float">
            <text:p>14</text:p>
          </table:table-cell>
          <table:table-cell table:formula="of:=[.P206]+1" office:value-type="float" office:value="15" calcext:value-type="float">
            <text:p>15</text:p>
          </table:table-cell>
          <table:table-cell table:formula="of:=[.Q206]+1" office:value-type="float" office:value="16" calcext:value-type="float">
            <text:p>16</text:p>
          </table:table-cell>
          <table:table-cell table:formula="of:=[.R206]+1" office:value-type="float" office:value="17" calcext:value-type="float">
            <text:p>17</text:p>
          </table:table-cell>
          <table:table-cell table:formula="of:=[.S206]+1" office:value-type="float" office:value="18" calcext:value-type="float">
            <text:p>18</text:p>
          </table:table-cell>
          <table:table-cell table:formula="of:=[.T206]+1" office:value-type="float" office:value="19" calcext:value-type="float">
            <text:p>19</text:p>
          </table:table-cell>
          <table:table-cell table:formula="of:=[.U206]+1" office:value-type="float" office:value="20" calcext:value-type="float">
            <text:p>20</text:p>
          </table:table-cell>
          <table:table-cell table:formula="of:=[.V206]+1" office:value-type="float" office:value="21" calcext:value-type="float">
            <text:p>21</text:p>
          </table:table-cell>
          <table:table-cell table:formula="of:=[.W206]+1" office:value-type="float" office:value="22" calcext:value-type="float">
            <text:p>22</text:p>
          </table:table-cell>
          <table:table-cell table:formula="of:=[.X206]+1" office:value-type="float" office:value="23" calcext:value-type="float">
            <text:p>23</text:p>
          </table:table-cell>
          <table:table-cell table:formula="of:=[.Y206]+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table:formula="of:=[.A207]+1" office:value-type="float" office:value="1" calcext:value-type="float">
            <text:p>1</text:p>
          </table:table-cell>
          <table:table-cell office:value-type="float" office:value="0.0372366" calcext:value-type="float">
            <text:p>0.0372366</text:p>
          </table:table-cell>
          <table:table-cell office:value-type="float" office:value="0.046574" calcext:value-type="float">
            <text:p>0.046574</text:p>
          </table:table-cell>
          <table:table-cell office:value-type="float" office:value="0.046843" calcext:value-type="float">
            <text:p>0.046843</text:p>
          </table:table-cell>
          <table:table-cell office:value-type="float" office:value="0.023253" calcext:value-type="float">
            <text:p>0.023253</text:p>
          </table:table-cell>
          <table:table-cell office:value-type="float" office:value="0.0344478" calcext:value-type="float">
            <text:p>0.0344478</text:p>
          </table:table-cell>
          <table:table-cell office:value-type="float" office:value="0.0308877" calcext:value-type="float">
            <text:p>0.0308877</text:p>
          </table:table-cell>
          <table:table-cell office:value-type="float" office:value="0.0364342" calcext:value-type="float">
            <text:p>0.0364342</text:p>
          </table:table-cell>
          <table:table-cell office:value-type="float" office:value="0.0412865" calcext:value-type="float">
            <text:p>0.0412865</text:p>
          </table:table-cell>
          <table:table-cell office:value-type="float" office:value="0.0405891" calcext:value-type="float">
            <text:p>0.0405891</text:p>
          </table:table-cell>
          <table:table-cell office:value-type="float" office:value="0.0387549" calcext:value-type="float">
            <text:p>0.0387549</text:p>
          </table:table-cell>
          <table:table-cell office:value-type="float" office:value="0.0370524" calcext:value-type="float">
            <text:p>0.0370524</text:p>
          </table:table-cell>
          <table:table-cell office:value-type="float" office:value="0.0396202" calcext:value-type="float">
            <text:p>0.0396202</text:p>
          </table:table-cell>
          <table:table-cell office:value-type="float" office:value="0.0400996" calcext:value-type="float">
            <text:p>0.0400996</text:p>
          </table:table-cell>
          <table:table-cell office:value-type="float" office:value="0.0394236" calcext:value-type="float">
            <text:p>0.0394236</text:p>
          </table:table-cell>
          <table:table-cell office:value-type="float" office:value="0.0413466" calcext:value-type="float">
            <text:p>0.0413466</text:p>
          </table:table-cell>
          <table:table-cell office:value-type="float" office:value="0.041852" calcext:value-type="float">
            <text:p>0.041852</text:p>
          </table:table-cell>
          <table:table-cell office:value-type="float" office:value="0.0392991" calcext:value-type="float">
            <text:p>0.0392991</text:p>
          </table:table-cell>
          <table:table-cell office:value-type="float" office:value="0.0416121" calcext:value-type="float">
            <text:p>0.0416121</text:p>
          </table:table-cell>
          <table:table-cell office:value-type="float" office:value="0.0421723" calcext:value-type="float">
            <text:p>0.0421723</text:p>
          </table:table-cell>
          <table:table-cell office:value-type="float" office:value="0.0440532" calcext:value-type="float">
            <text:p>0.0440532</text:p>
          </table:table-cell>
          <table:table-cell office:value-type="float" office:value="0.0440999" calcext:value-type="float">
            <text:p>0.0440999</text:p>
          </table:table-cell>
          <table:table-cell office:value-type="float" office:value="0.0371492" calcext:value-type="float">
            <text:p>0.0371492</text:p>
          </table:table-cell>
          <table:table-cell office:value-type="float" office:value="0.0311969" calcext:value-type="float">
            <text:p>0.0311969</text:p>
          </table:table-cell>
          <table:table-cell office:value-type="float" office:value="0.0397187" calcext:value-type="float">
            <text:p>0.0397187</text:p>
          </table:table-cell>
          <table:table-cell office:value-type="float" office:value="0.0322954" calcext:value-type="float">
            <text:p>0.0322954</text:p>
          </table:table-cell>
          <table:table-cell table:number-columns-repeated="2"/>
        </table:table-row>
        <table:table-row table:style-name="ro1">
          <table:table-cell table:formula="of:=[.A208]+1" office:value-type="float" office:value="2" calcext:value-type="float">
            <text:p>2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0.0447398" calcext:value-type="float">
            <text:p>0.0447398</text:p>
          </table:table-cell>
          <table:table-cell office:value-type="float" office:value="0.0447718" calcext:value-type="float">
            <text:p>0.0447718</text:p>
          </table:table-cell>
          <table:table-cell office:value-type="float" office:value="0.0230255" calcext:value-type="float">
            <text:p>0.0230255</text:p>
          </table:table-cell>
          <table:table-cell office:value-type="float" office:value="0.0332466" calcext:value-type="float">
            <text:p>0.0332466</text:p>
          </table:table-cell>
          <table:table-cell office:value-type="float" office:value="0.0299916" calcext:value-type="float">
            <text:p>0.0299916</text:p>
          </table:table-cell>
          <table:table-cell office:value-type="float" office:value="0.0350513" calcext:value-type="float">
            <text:p>0.0350513</text:p>
          </table:table-cell>
          <table:table-cell office:value-type="float" office:value="0.0395992" calcext:value-type="float">
            <text:p>0.0395992</text:p>
          </table:table-cell>
          <table:table-cell office:value-type="float" office:value="0.0389172" calcext:value-type="float">
            <text:p>0.0389172</text:p>
          </table:table-cell>
          <table:table-cell office:value-type="float" office:value="0.037464" calcext:value-type="float">
            <text:p>0.037464</text:p>
          </table:table-cell>
          <table:table-cell office:value-type="float" office:value="0.0356489" calcext:value-type="float">
            <text:p>0.0356489</text:p>
          </table:table-cell>
          <table:table-cell office:value-type="float" office:value="0.0377232" calcext:value-type="float">
            <text:p>0.0377232</text:p>
          </table:table-cell>
          <table:table-cell office:value-type="float" office:value="0.0386804" calcext:value-type="float">
            <text:p>0.0386804</text:p>
          </table:table-cell>
          <table:table-cell office:value-type="float" office:value="0.0372921" calcext:value-type="float">
            <text:p>0.0372921</text:p>
          </table:table-cell>
          <table:table-cell office:value-type="float" office:value="0.0396614" calcext:value-type="float">
            <text:p>0.0396614</text:p>
          </table:table-cell>
          <table:table-cell office:value-type="float" office:value="0.0407218" calcext:value-type="float">
            <text:p>0.0407218</text:p>
          </table:table-cell>
          <table:table-cell office:value-type="float" office:value="0.0372789" calcext:value-type="float">
            <text:p>0.0372789</text:p>
          </table:table-cell>
          <table:table-cell office:value-type="float" office:value="0.0391144" calcext:value-type="float">
            <text:p>0.0391144</text:p>
          </table:table-cell>
          <table:table-cell office:value-type="float" office:value="0.0406774" calcext:value-type="float">
            <text:p>0.0406774</text:p>
          </table:table-cell>
          <table:table-cell office:value-type="float" office:value="0.0422327" calcext:value-type="float">
            <text:p>0.0422327</text:p>
          </table:table-cell>
          <table:table-cell office:value-type="float" office:value="0.0426999" calcext:value-type="float">
            <text:p>0.0426999</text:p>
          </table:table-cell>
          <table:table-cell office:value-type="float" office:value="0.0354031" calcext:value-type="float">
            <text:p>0.0354031</text:p>
          </table:table-cell>
          <table:table-cell office:value-type="float" office:value="0.0298393" calcext:value-type="float">
            <text:p>0.0298393</text:p>
          </table:table-cell>
          <table:table-cell office:value-type="float" office:value="0.0373691" calcext:value-type="float">
            <text:p>0.0373691</text:p>
          </table:table-cell>
          <table:table-cell office:value-type="float" office:value="0.0308369" calcext:value-type="float">
            <text:p>0.0308369</text:p>
          </table:table-cell>
          <table:table-cell table:number-columns-repeated="2"/>
        </table:table-row>
        <table:table-row table:style-name="ro1">
          <table:table-cell table:formula="of:=[.A209]+1" office:value-type="float" office:value="3" calcext:value-type="float">
            <text:p>3</text:p>
          </table:table-cell>
          <table:table-cell office:value-type="float" office:value="0.0337942" calcext:value-type="float">
            <text:p>0.0337942</text:p>
          </table:table-cell>
          <table:table-cell office:value-type="float" office:value="0.0432214" calcext:value-type="float">
            <text:p>0.0432214</text:p>
          </table:table-cell>
          <table:table-cell office:value-type="float" office:value="0.0432985" calcext:value-type="float">
            <text:p>0.0432985</text:p>
          </table:table-cell>
          <table:table-cell office:value-type="float" office:value="0.022372" calcext:value-type="float">
            <text:p>0.022372</text:p>
          </table:table-cell>
          <table:table-cell office:value-type="float" office:value="0.0322349" calcext:value-type="float">
            <text:p>0.0322349</text:p>
          </table:table-cell>
          <table:table-cell office:value-type="float" office:value="0.0291243" calcext:value-type="float">
            <text:p>0.0291243</text:p>
          </table:table-cell>
          <table:table-cell office:value-type="float" office:value="0.0339551" calcext:value-type="float">
            <text:p>0.0339551</text:p>
          </table:table-cell>
          <table:table-cell office:value-type="float" office:value="0.0383452" calcext:value-type="float">
            <text:p>0.0383452</text:p>
          </table:table-cell>
          <table:table-cell office:value-type="float" office:value="0.0376521" calcext:value-type="float">
            <text:p>0.0376521</text:p>
          </table:table-cell>
          <table:table-cell office:value-type="float" office:value="0.0362693" calcext:value-type="float">
            <text:p>0.0362693</text:p>
          </table:table-cell>
          <table:table-cell office:value-type="float" office:value="0.0345503" calcext:value-type="float">
            <text:p>0.0345503</text:p>
          </table:table-cell>
          <table:table-cell office:value-type="float" office:value="0.0365818" calcext:value-type="float">
            <text:p>0.0365818</text:p>
          </table:table-cell>
          <table:table-cell office:value-type="float" office:value="0.0374562" calcext:value-type="float">
            <text:p>0.0374562</text:p>
          </table:table-cell>
          <table:table-cell office:value-type="float" office:value="0.0361245" calcext:value-type="float">
            <text:p>0.0361245</text:p>
          </table:table-cell>
          <table:table-cell office:value-type="float" office:value="0.0383549" calcext:value-type="float">
            <text:p>0.0383549</text:p>
          </table:table-cell>
          <table:table-cell office:value-type="float" office:value="0.0394012" calcext:value-type="float">
            <text:p>0.0394012</text:p>
          </table:table-cell>
          <table:table-cell office:value-type="float" office:value="0.036117" calcext:value-type="float">
            <text:p>0.036117</text:p>
          </table:table-cell>
          <table:table-cell office:value-type="float" office:value="0.0379173" calcext:value-type="float">
            <text:p>0.0379173</text:p>
          </table:table-cell>
          <table:table-cell office:value-type="float" office:value="0.0393765" calcext:value-type="float">
            <text:p>0.0393765</text:p>
          </table:table-cell>
          <table:table-cell office:value-type="float" office:value="0.0408504" calcext:value-type="float">
            <text:p>0.0408504</text:p>
          </table:table-cell>
          <table:table-cell office:value-type="float" office:value="0.0412567" calcext:value-type="float">
            <text:p>0.0412567</text:p>
          </table:table-cell>
          <table:table-cell office:value-type="float" office:value="0.0343215" calcext:value-type="float">
            <text:p>0.0343215</text:p>
          </table:table-cell>
          <table:table-cell office:value-type="float" office:value="0.0289643" calcext:value-type="float">
            <text:p>0.0289643</text:p>
          </table:table-cell>
          <table:table-cell office:value-type="float" office:value="0.0362098" calcext:value-type="float">
            <text:p>0.0362098</text:p>
          </table:table-cell>
          <table:table-cell office:value-type="float" office:value="0.0299246" calcext:value-type="float">
            <text:p>0.0299246</text:p>
          </table:table-cell>
          <table:table-cell table:number-columns-repeated="2"/>
        </table:table-row>
        <table:table-row table:style-name="ro1">
          <table:table-cell table:formula="of:=[.A210]+1" office:value-type="float" office:value="4" calcext:value-type="float">
            <text:p>4</text:p>
          </table:table-cell>
          <table:table-cell office:value-type="float" office:value="0.0329881" calcext:value-type="float">
            <text:p>0.0329881</text:p>
          </table:table-cell>
          <table:table-cell office:value-type="float" office:value="0.0421237" calcext:value-type="float">
            <text:p>0.0421237</text:p>
          </table:table-cell>
          <table:table-cell office:value-type="float" office:value="0.0421962" calcext:value-type="float">
            <text:p>0.0421962</text:p>
          </table:table-cell>
          <table:table-cell office:value-type="float" office:value="0.0219232" calcext:value-type="float">
            <text:p>0.0219232</text:p>
          </table:table-cell>
          <table:table-cell office:value-type="float" office:value="0.031478" calcext:value-type="float">
            <text:p>0.031478</text:p>
          </table:table-cell>
          <table:table-cell office:value-type="float" office:value="0.0284576" calcext:value-type="float">
            <text:p>0.0284576</text:p>
          </table:table-cell>
          <table:table-cell office:value-type="float" office:value="0.0331481" calcext:value-type="float">
            <text:p>0.0331481</text:p>
          </table:table-cell>
          <table:table-cell office:value-type="float" office:value="0.0373981" calcext:value-type="float">
            <text:p>0.0373981</text:p>
          </table:table-cell>
          <table:table-cell office:value-type="float" office:value="0.0367305" calcext:value-type="float">
            <text:p>0.0367305</text:p>
          </table:table-cell>
          <table:table-cell office:value-type="float" office:value="0.0353885" calcext:value-type="float">
            <text:p>0.0353885</text:p>
          </table:table-cell>
          <table:table-cell office:value-type="float" office:value="0.0337221" calcext:value-type="float">
            <text:p>0.0337221</text:p>
          </table:table-cell>
          <table:table-cell office:value-type="float" office:value="0.0356905" calcext:value-type="float">
            <text:p>0.0356905</text:p>
          </table:table-cell>
          <table:table-cell office:value-type="float" office:value="0.0365354" calcext:value-type="float">
            <text:p>0.0365354</text:p>
          </table:table-cell>
          <table:table-cell office:value-type="float" office:value="0.035253" calcext:value-type="float">
            <text:p>0.035253</text:p>
          </table:table-cell>
          <table:table-cell office:value-type="float" office:value="0.0374101" calcext:value-type="float">
            <text:p>0.0374101</text:p>
          </table:table-cell>
          <table:table-cell office:value-type="float" office:value="0.0384188" calcext:value-type="float">
            <text:p>0.0384188</text:p>
          </table:table-cell>
          <table:table-cell office:value-type="float" office:value="0.0352436" calcext:value-type="float">
            <text:p>0.0352436</text:p>
          </table:table-cell>
          <table:table-cell office:value-type="float" office:value="0.0369886" calcext:value-type="float">
            <text:p>0.0369886</text:p>
          </table:table-cell>
          <table:table-cell office:value-type="float" office:value="0.0383967" calcext:value-type="float">
            <text:p>0.0383967</text:p>
          </table:table-cell>
          <table:table-cell office:value-type="float" office:value="0.0398247" calcext:value-type="float">
            <text:p>0.0398247</text:p>
          </table:table-cell>
          <table:table-cell office:value-type="float" office:value="0.0402198" calcext:value-type="float">
            <text:p>0.0402198</text:p>
          </table:table-cell>
          <table:table-cell office:value-type="float" office:value="0.0335009" calcext:value-type="float">
            <text:p>0.0335009</text:p>
          </table:table-cell>
          <table:table-cell office:value-type="float" office:value="0.0283104" calcext:value-type="float">
            <text:p>0.0283104</text:p>
          </table:table-cell>
          <table:table-cell office:value-type="float" office:value="0.0353352" calcext:value-type="float">
            <text:p>0.0353352</text:p>
          </table:table-cell>
          <table:table-cell office:value-type="float" office:value="0.0292408" calcext:value-type="float">
            <text:p>0.0292408</text:p>
          </table:table-cell>
          <table:table-cell table:number-columns-repeated="2"/>
        </table:table-row>
        <table:table-row table:style-name="ro1">
          <table:table-cell table:formula="of:=[.A211]+1" office:value-type="float" office:value="5" calcext:value-type="float">
            <text:p>5</text:p>
          </table:table-cell>
          <table:table-cell office:value-type="float" office:value="0.0323908" calcext:value-type="float">
            <text:p>0.0323908</text:p>
          </table:table-cell>
          <table:table-cell office:value-type="float" office:value="0.0413001" calcext:value-type="float">
            <text:p>0.0413001</text:p>
          </table:table-cell>
          <table:table-cell office:value-type="float" office:value="0.0413719" calcext:value-type="float">
            <text:p>0.0413719</text:p>
          </table:table-cell>
          <table:table-cell office:value-type="float" office:value="0.0215835" calcext:value-type="float">
            <text:p>0.0215835</text:p>
          </table:table-cell>
          <table:table-cell office:value-type="float" office:value="0.0309102" calcext:value-type="float">
            <text:p>0.0309102</text:p>
          </table:table-cell>
          <table:table-cell office:value-type="float" office:value="0.0279625" calcext:value-type="float">
            <text:p>0.0279625</text:p>
          </table:table-cell>
          <table:table-cell office:value-type="float" office:value="0.0325406" calcext:value-type="float">
            <text:p>0.0325406</text:p>
          </table:table-cell>
          <table:table-cell office:value-type="float" office:value="0.0366885" calcext:value-type="float">
            <text:p>0.0366885</text:p>
          </table:table-cell>
          <table:table-cell office:value-type="float" office:value="0.0360374" calcext:value-type="float">
            <text:p>0.0360374</text:p>
          </table:table-cell>
          <table:table-cell office:value-type="float" office:value="0.0347255" calcext:value-type="float">
            <text:p>0.0347255</text:p>
          </table:table-cell>
          <table:table-cell office:value-type="float" office:value="0.0331006" calcext:value-type="float">
            <text:p>0.0331006</text:p>
          </table:table-cell>
          <table:table-cell office:value-type="float" office:value="0.0350234" calcext:value-type="float">
            <text:p>0.0350234</text:p>
          </table:table-cell>
          <table:table-cell office:value-type="float" office:value="0.0358453" calcext:value-type="float">
            <text:p>0.0358453</text:p>
          </table:table-cell>
          <table:table-cell office:value-type="float" office:value="0.0345987" calcext:value-type="float">
            <text:p>0.0345987</text:p>
          </table:table-cell>
          <table:table-cell office:value-type="float" office:value="0.0367008" calcext:value-type="float">
            <text:p>0.0367008</text:p>
          </table:table-cell>
          <table:table-cell office:value-type="float" office:value="0.0376807" calcext:value-type="float">
            <text:p>0.0376807</text:p>
          </table:table-cell>
          <table:table-cell office:value-type="float" office:value="0.0345888" calcext:value-type="float">
            <text:p>0.0345888</text:p>
          </table:table-cell>
          <table:table-cell office:value-type="float" office:value="0.0362936" calcext:value-type="float">
            <text:p>0.0362936</text:p>
          </table:table-cell>
          <table:table-cell office:value-type="float" office:value="0.0376614" calcext:value-type="float">
            <text:p>0.0376614</text:p>
          </table:table-cell>
          <table:table-cell office:value-type="float" office:value="0.0390568" calcext:value-type="float">
            <text:p>0.0390568</text:p>
          </table:table-cell>
          <table:table-cell office:value-type="float" office:value="0.03944" calcext:value-type="float">
            <text:p>0.03944</text:p>
          </table:table-cell>
          <table:table-cell office:value-type="float" office:value="0.0328869" calcext:value-type="float">
            <text:p>0.0328869</text:p>
          </table:table-cell>
          <table:table-cell office:value-type="float" office:value="0.0278214" calcext:value-type="float">
            <text:p>0.0278214</text:p>
          </table:table-cell>
          <table:table-cell office:value-type="float" office:value="0.0346802" calcext:value-type="float">
            <text:p>0.0346802</text:p>
          </table:table-cell>
          <table:table-cell office:value-type="float" office:value="0.0287296" calcext:value-type="float">
            <text:p>0.0287296</text:p>
          </table:table-cell>
          <table:table-cell table:number-columns-repeated="2"/>
        </table:table-row>
        <table:table-row table:style-name="ro1">
          <table:table-cell table:formula="of:=[.A212]+1" office:value-type="float" office:value="6" calcext:value-type="float">
            <text:p>6</text:p>
          </table:table-cell>
          <table:table-cell office:value-type="float" office:value="0.0319427" calcext:value-type="float">
            <text:p>0.0319427</text:p>
          </table:table-cell>
          <table:table-cell office:value-type="float" office:value="0.0406829" calcext:value-type="float">
            <text:p>0.0406829</text:p>
          </table:table-cell>
          <table:table-cell office:value-type="float" office:value="0.040754" calcext:value-type="float">
            <text:p>0.040754</text:p>
          </table:table-cell>
          <table:table-cell office:value-type="float" office:value="0.0213297" calcext:value-type="float">
            <text:p>0.0213297</text:p>
          </table:table-cell>
          <table:table-cell office:value-type="float" office:value="0.030485" calcext:value-type="float">
            <text:p>0.030485</text:p>
          </table:table-cell>
          <table:table-cell office:value-type="float" office:value="0.0275911" calcext:value-type="float">
            <text:p>0.0275911</text:p>
          </table:table-cell>
          <table:table-cell office:value-type="float" office:value="0.0320856" calcext:value-type="float">
            <text:p>0.0320856</text:p>
          </table:table-cell>
          <table:table-cell office:value-type="float" office:value="0.0361566" calcext:value-type="float">
            <text:p>0.0361566</text:p>
          </table:table-cell>
          <table:table-cell office:value-type="float" office:value="0.0355182" calcext:value-type="float">
            <text:p>0.0355182</text:p>
          </table:table-cell>
          <table:table-cell office:value-type="float" office:value="0.034229" calcext:value-type="float">
            <text:p>0.034229</text:p>
          </table:table-cell>
          <table:table-cell office:value-type="float" office:value="0.0326349" calcext:value-type="float">
            <text:p>0.0326349</text:p>
          </table:table-cell>
          <table:table-cell office:value-type="float" office:value="0.0345235" calcext:value-type="float">
            <text:p>0.0345235</text:p>
          </table:table-cell>
          <table:table-cell office:value-type="float" office:value="0.0353281" calcext:value-type="float">
            <text:p>0.0353281</text:p>
          </table:table-cell>
          <table:table-cell office:value-type="float" office:value="0.0341084" calcext:value-type="float">
            <text:p>0.0341084</text:p>
          </table:table-cell>
          <table:table-cell office:value-type="float" office:value="0.0361693" calcext:value-type="float">
            <text:p>0.0361693</text:p>
          </table:table-cell>
          <table:table-cell office:value-type="float" office:value="0.0371278" calcext:value-type="float">
            <text:p>0.0371278</text:p>
          </table:table-cell>
          <table:table-cell office:value-type="float" office:value="0.0340981" calcext:value-type="float">
            <text:p>0.0340981</text:p>
          </table:table-cell>
          <table:table-cell office:value-type="float" office:value="0.0357727" calcext:value-type="float">
            <text:p>0.0357727</text:p>
          </table:table-cell>
          <table:table-cell office:value-type="float" office:value="0.0371103" calcext:value-type="float">
            <text:p>0.0371103</text:p>
          </table:table-cell>
          <table:table-cell office:value-type="float" office:value="0.0384813" calcext:value-type="float">
            <text:p>0.0384813</text:p>
          </table:table-cell>
          <table:table-cell office:value-type="float" office:value="0.0388557" calcext:value-type="float">
            <text:p>0.0388557</text:p>
          </table:table-cell>
          <table:table-cell office:value-type="float" office:value="0.0324269" calcext:value-type="float">
            <text:p>0.0324269</text:p>
          </table:table-cell>
          <table:table-cell office:value-type="float" office:value="0.027455" calcext:value-type="float">
            <text:p>0.027455</text:p>
          </table:table-cell>
          <table:table-cell office:value-type="float" office:value="0.0341893" calcext:value-type="float">
            <text:p>0.0341893</text:p>
          </table:table-cell>
          <table:table-cell office:value-type="float" office:value="0.0283466" calcext:value-type="float">
            <text:p>0.0283466</text:p>
          </table:table-cell>
          <table:table-cell table:number-columns-repeated="2"/>
        </table:table-row>
        <table:table-row table:style-name="ro1">
          <table:table-cell table:formula="of:=[.A213]+1" office:value-type="float" office:value="7" calcext:value-type="float">
            <text:p>7</text:p>
          </table:table-cell>
          <table:table-cell office:value-type="float" office:value="0.0316069" calcext:value-type="float">
            <text:p>0.0316069</text:p>
          </table:table-cell>
          <table:table-cell office:value-type="float" office:value="0.0402204" calcext:value-type="float">
            <text:p>0.0402204</text:p>
          </table:table-cell>
          <table:table-cell office:value-type="float" office:value="0.0402909" calcext:value-type="float">
            <text:p>0.0402909</text:p>
          </table:table-cell>
          <table:table-cell office:value-type="float" office:value="0.0211394" calcext:value-type="float">
            <text:p>0.0211394</text:p>
          </table:table-cell>
          <table:table-cell office:value-type="float" office:value="0.0301663" calcext:value-type="float">
            <text:p>0.0301663</text:p>
          </table:table-cell>
          <table:table-cell office:value-type="float" office:value="0.0273129" calcext:value-type="float">
            <text:p>0.0273129</text:p>
          </table:table-cell>
          <table:table-cell office:value-type="float" office:value="0.0317447" calcext:value-type="float">
            <text:p>0.0317447</text:p>
          </table:table-cell>
          <table:table-cell office:value-type="float" office:value="0.0357581" calcext:value-type="float">
            <text:p>0.0357581</text:p>
          </table:table-cell>
          <table:table-cell office:value-type="float" office:value="0.0351291" calcext:value-type="float">
            <text:p>0.0351291</text:p>
          </table:table-cell>
          <table:table-cell office:value-type="float" office:value="0.0338569" calcext:value-type="float">
            <text:p>0.0338569</text:p>
          </table:table-cell>
          <table:table-cell office:value-type="float" office:value="0.032286" calcext:value-type="float">
            <text:p>0.032286</text:p>
          </table:table-cell>
          <table:table-cell office:value-type="float" office:value="0.034149" calcext:value-type="float">
            <text:p>0.034149</text:p>
          </table:table-cell>
          <table:table-cell office:value-type="float" office:value="0.0349406" calcext:value-type="float">
            <text:p>0.0349406</text:p>
          </table:table-cell>
          <table:table-cell office:value-type="float" office:value="0.0337409" calcext:value-type="float">
            <text:p>0.0337409</text:p>
          </table:table-cell>
          <table:table-cell office:value-type="float" office:value="0.035771" calcext:value-type="float">
            <text:p>0.035771</text:p>
          </table:table-cell>
          <table:table-cell office:value-type="float" office:value="0.0367134" calcext:value-type="float">
            <text:p>0.0367134</text:p>
          </table:table-cell>
          <table:table-cell office:value-type="float" office:value="0.0337304" calcext:value-type="float">
            <text:p>0.0337304</text:p>
          </table:table-cell>
          <table:table-cell office:value-type="float" office:value="0.0353824" calcext:value-type="float">
            <text:p>0.0353824</text:p>
          </table:table-cell>
          <table:table-cell office:value-type="float" office:value="0.0366974" calcext:value-type="float">
            <text:p>0.0366974</text:p>
          </table:table-cell>
          <table:table-cell office:value-type="float" office:value="0.0380501" calcext:value-type="float">
            <text:p>0.0380501</text:p>
          </table:table-cell>
          <table:table-cell office:value-type="float" office:value="0.0384178" calcext:value-type="float">
            <text:p>0.0384178</text:p>
          </table:table-cell>
          <table:table-cell office:value-type="float" office:value="0.0320822" calcext:value-type="float">
            <text:p>0.0320822</text:p>
          </table:table-cell>
          <table:table-cell office:value-type="float" office:value="0.0271805" calcext:value-type="float">
            <text:p>0.0271805</text:p>
          </table:table-cell>
          <table:table-cell office:value-type="float" office:value="0.0338215" calcext:value-type="float">
            <text:p>0.0338215</text:p>
          </table:table-cell>
          <table:table-cell office:value-type="float" office:value="0.0280596" calcext:value-type="float">
            <text:p>0.0280596</text:p>
          </table:table-cell>
          <table:table-cell table:number-columns-repeated="2"/>
        </table:table-row>
        <table:table-row table:style-name="ro1">
          <table:table-cell table:formula="of:=[.A214]+1" office:value-type="float" office:value="8" calcext:value-type="float">
            <text:p>8</text:p>
          </table:table-cell>
          <table:table-cell office:value-type="float" office:value="0.0313553" calcext:value-type="float">
            <text:p>0.0313553</text:p>
          </table:table-cell>
          <table:table-cell office:value-type="float" office:value="0.0398738" calcext:value-type="float">
            <text:p>0.0398738</text:p>
          </table:table-cell>
          <table:table-cell office:value-type="float" office:value="0.0399439" calcext:value-type="float">
            <text:p>0.0399439</text:p>
          </table:table-cell>
          <table:table-cell office:value-type="float" office:value="0.0209967" calcext:value-type="float">
            <text:p>0.0209967</text:p>
          </table:table-cell>
          <table:table-cell office:value-type="float" office:value="0.0299275" calcext:value-type="float">
            <text:p>0.0299275</text:p>
          </table:table-cell>
          <table:table-cell office:value-type="float" office:value="0.0271043" calcext:value-type="float">
            <text:p>0.0271043</text:p>
          </table:table-cell>
          <table:table-cell office:value-type="float" office:value="0.0314891" calcext:value-type="float">
            <text:p>0.0314891</text:p>
          </table:table-cell>
          <table:table-cell office:value-type="float" office:value="0.0354595" calcext:value-type="float">
            <text:p>0.0354595</text:p>
          </table:table-cell>
          <table:table-cell office:value-type="float" office:value="0.0348375" calcext:value-type="float">
            <text:p>0.0348375</text:p>
          </table:table-cell>
          <table:table-cell office:value-type="float" office:value="0.0335781" calcext:value-type="float">
            <text:p>0.0335781</text:p>
          </table:table-cell>
          <table:table-cell office:value-type="float" office:value="0.0320245" calcext:value-type="float">
            <text:p>0.0320245</text:p>
          </table:table-cell>
          <table:table-cell office:value-type="float" office:value="0.0338683" calcext:value-type="float">
            <text:p>0.0338683</text:p>
          </table:table-cell>
          <table:table-cell office:value-type="float" office:value="0.0346502" calcext:value-type="float">
            <text:p>0.0346502</text:p>
          </table:table-cell>
          <table:table-cell office:value-type="float" office:value="0.0334656" calcext:value-type="float">
            <text:p>0.0334656</text:p>
          </table:table-cell>
          <table:table-cell office:value-type="float" office:value="0.0354726" calcext:value-type="float">
            <text:p>0.0354726</text:p>
          </table:table-cell>
          <table:table-cell office:value-type="float" office:value="0.0364029" calcext:value-type="float">
            <text:p>0.0364029</text:p>
          </table:table-cell>
          <table:table-cell office:value-type="float" office:value="0.0334548" calcext:value-type="float">
            <text:p>0.0334548</text:p>
          </table:table-cell>
          <table:table-cell office:value-type="float" office:value="0.0350899" calcext:value-type="float">
            <text:p>0.0350899</text:p>
          </table:table-cell>
          <table:table-cell office:value-type="float" office:value="0.036388" calcext:value-type="float">
            <text:p>0.036388</text:p>
          </table:table-cell>
          <table:table-cell office:value-type="float" office:value="0.037727" calcext:value-type="float">
            <text:p>0.037727</text:p>
          </table:table-cell>
          <table:table-cell office:value-type="float" office:value="0.0380897" calcext:value-type="float">
            <text:p>0.0380897</text:p>
          </table:table-cell>
          <table:table-cell office:value-type="float" office:value="0.0318238" calcext:value-type="float">
            <text:p>0.0318238</text:p>
          </table:table-cell>
          <table:table-cell office:value-type="float" office:value="0.0269747" calcext:value-type="float">
            <text:p>0.0269747</text:p>
          </table:table-cell>
          <table:table-cell office:value-type="float" office:value="0.0335458" calcext:value-type="float">
            <text:p>0.0335458</text:p>
          </table:table-cell>
          <table:table-cell office:value-type="float" office:value="0.0278445" calcext:value-type="float">
            <text:p>0.0278445</text:p>
          </table:table-cell>
          <table:table-cell table:number-columns-repeated="2"/>
        </table:table-row>
        <table:table-row table:style-name="ro1">
          <table:table-cell table:formula="of:=[.A215]+1" office:value-type="float" office:value="9" calcext:value-type="float">
            <text:p>9</text:p>
          </table:table-cell>
          <table:table-cell office:value-type="float" office:value="0.0311668" calcext:value-type="float">
            <text:p>0.0311668</text:p>
          </table:table-cell>
          <table:table-cell office:value-type="float" office:value="0.039614" calcext:value-type="float">
            <text:p>0.039614</text:p>
          </table:table-cell>
          <table:table-cell office:value-type="float" office:value="0.0396839" calcext:value-type="float">
            <text:p>0.0396839</text:p>
          </table:table-cell>
          <table:table-cell office:value-type="float" office:value="0.0208899" calcext:value-type="float">
            <text:p>0.0208899</text:p>
          </table:table-cell>
          <table:table-cell office:value-type="float" office:value="0.0297485" calcext:value-type="float">
            <text:p>0.0297485</text:p>
          </table:table-cell>
          <table:table-cell office:value-type="float" office:value="0.0269481" calcext:value-type="float">
            <text:p>0.0269481</text:p>
          </table:table-cell>
          <table:table-cell office:value-type="float" office:value="0.0312977" calcext:value-type="float">
            <text:p>0.0312977</text:p>
          </table:table-cell>
          <table:table-cell office:value-type="float" office:value="0.0352357" calcext:value-type="float">
            <text:p>0.0352357</text:p>
          </table:table-cell>
          <table:table-cell office:value-type="float" office:value="0.034619" calcext:value-type="float">
            <text:p>0.034619</text:p>
          </table:table-cell>
          <table:table-cell office:value-type="float" office:value="0.0333691" calcext:value-type="float">
            <text:p>0.0333691</text:p>
          </table:table-cell>
          <table:table-cell office:value-type="float" office:value="0.0318286" calcext:value-type="float">
            <text:p>0.0318286</text:p>
          </table:table-cell>
          <table:table-cell office:value-type="float" office:value="0.0336579" calcext:value-type="float">
            <text:p>0.0336579</text:p>
          </table:table-cell>
          <table:table-cell office:value-type="float" office:value="0.0344326" calcext:value-type="float">
            <text:p>0.0344326</text:p>
          </table:table-cell>
          <table:table-cell office:value-type="float" office:value="0.0332593" calcext:value-type="float">
            <text:p>0.0332593</text:p>
          </table:table-cell>
          <table:table-cell office:value-type="float" office:value="0.0352489" calcext:value-type="float">
            <text:p>0.0352489</text:p>
          </table:table-cell>
          <table:table-cell office:value-type="float" office:value="0.0361702" calcext:value-type="float">
            <text:p>0.0361702</text:p>
          </table:table-cell>
          <table:table-cell office:value-type="float" office:value="0.0332483" calcext:value-type="float">
            <text:p>0.0332483</text:p>
          </table:table-cell>
          <table:table-cell office:value-type="float" office:value="0.0348707" calcext:value-type="float">
            <text:p>0.0348707</text:p>
          </table:table-cell>
          <table:table-cell office:value-type="float" office:value="0.0361561" calcext:value-type="float">
            <text:p>0.0361561</text:p>
          </table:table-cell>
          <table:table-cell office:value-type="float" office:value="0.0374848" calcext:value-type="float">
            <text:p>0.0374848</text:p>
          </table:table-cell>
          <table:table-cell office:value-type="float" office:value="0.0378439" calcext:value-type="float">
            <text:p>0.0378439</text:p>
          </table:table-cell>
          <table:table-cell office:value-type="float" office:value="0.0316303" calcext:value-type="float">
            <text:p>0.0316303</text:p>
          </table:table-cell>
          <table:table-cell office:value-type="float" office:value="0.0268205" calcext:value-type="float">
            <text:p>0.0268205</text:p>
          </table:table-cell>
          <table:table-cell office:value-type="float" office:value="0.0333393" calcext:value-type="float">
            <text:p>0.0333393</text:p>
          </table:table-cell>
          <table:table-cell office:value-type="float" office:value="0.0276833" calcext:value-type="float">
            <text:p>0.0276833</text:p>
          </table:table-cell>
          <table:table-cell table:number-columns-repeated="2"/>
        </table:table-row>
        <table:table-row table:style-name="ro1">
          <table:table-cell table:formula="of:=[.A216]+1" office:value-type="float" office:value="10" calcext:value-type="float">
            <text:p>10</text:p>
          </table:table-cell>
          <table:table-cell office:value-type="float" office:value="0.0310255" calcext:value-type="float">
            <text:p>0.0310255</text:p>
          </table:table-cell>
          <table:table-cell office:value-type="float" office:value="0.0394194" calcext:value-type="float">
            <text:p>0.0394194</text:p>
          </table:table-cell>
          <table:table-cell office:value-type="float" office:value="0.0394891" calcext:value-type="float">
            <text:p>0.0394891</text:p>
          </table:table-cell>
          <table:table-cell office:value-type="float" office:value="0.0208098" calcext:value-type="float">
            <text:p>0.0208098</text:p>
          </table:table-cell>
          <table:table-cell office:value-type="float" office:value="0.0296144" calcext:value-type="float">
            <text:p>0.0296144</text:p>
          </table:table-cell>
          <table:table-cell office:value-type="float" office:value="0.026831" calcext:value-type="float">
            <text:p>0.026831</text:p>
          </table:table-cell>
          <table:table-cell office:value-type="float" office:value="0.0311542" calcext:value-type="float">
            <text:p>0.0311542</text:p>
          </table:table-cell>
          <table:table-cell office:value-type="float" office:value="0.035068" calcext:value-type="float">
            <text:p>0.035068</text:p>
          </table:table-cell>
          <table:table-cell office:value-type="float" office:value="0.0344553" calcext:value-type="float">
            <text:p>0.0344553</text:p>
          </table:table-cell>
          <table:table-cell office:value-type="float" office:value="0.0332126" calcext:value-type="float">
            <text:p>0.0332126</text:p>
          </table:table-cell>
          <table:table-cell office:value-type="float" office:value="0.0316818" calcext:value-type="float">
            <text:p>0.0316818</text:p>
          </table:table-cell>
          <table:table-cell office:value-type="float" office:value="0.0335003" calcext:value-type="float">
            <text:p>0.0335003</text:p>
          </table:table-cell>
          <table:table-cell office:value-type="float" office:value="0.0342695" calcext:value-type="float">
            <text:p>0.0342695</text:p>
          </table:table-cell>
          <table:table-cell office:value-type="float" office:value="0.0331047" calcext:value-type="float">
            <text:p>0.0331047</text:p>
          </table:table-cell>
          <table:table-cell office:value-type="float" office:value="0.0350813" calcext:value-type="float">
            <text:p>0.0350813</text:p>
          </table:table-cell>
          <table:table-cell office:value-type="float" office:value="0.0359959" calcext:value-type="float">
            <text:p>0.0359959</text:p>
          </table:table-cell>
          <table:table-cell office:value-type="float" office:value="0.0330936" calcext:value-type="float">
            <text:p>0.0330936</text:p>
          </table:table-cell>
          <table:table-cell office:value-type="float" office:value="0.0347065" calcext:value-type="float">
            <text:p>0.0347065</text:p>
          </table:table-cell>
          <table:table-cell office:value-type="float" office:value="0.0359824" calcext:value-type="float">
            <text:p>0.0359824</text:p>
          </table:table-cell>
          <table:table-cell office:value-type="float" office:value="0.0373034" calcext:value-type="float">
            <text:p>0.0373034</text:p>
          </table:table-cell>
          <table:table-cell office:value-type="float" office:value="0.0376596" calcext:value-type="float">
            <text:p>0.0376596</text:p>
          </table:table-cell>
          <table:table-cell office:value-type="float" office:value="0.0314852" calcext:value-type="float">
            <text:p>0.0314852</text:p>
          </table:table-cell>
          <table:table-cell office:value-type="float" office:value="0.026705" calcext:value-type="float">
            <text:p>0.026705</text:p>
          </table:table-cell>
          <table:table-cell office:value-type="float" office:value="0.0331845" calcext:value-type="float">
            <text:p>0.0331845</text:p>
          </table:table-cell>
          <table:table-cell office:value-type="float" office:value="0.0275626" calcext:value-type="float">
            <text:p>0.0275626</text:p>
          </table:table-cell>
          <table:table-cell table:number-columns-repeated="2"/>
        </table:table-row>
        <table:table-row table:style-name="ro1">
          <table:table-cell table:formula="of:=[.A217]+1" office:value-type="float" office:value="11" calcext:value-type="float">
            <text:p>11</text:p>
          </table:table-cell>
          <table:table-cell office:value-type="float" office:value="0.0309196" calcext:value-type="float">
            <text:p>0.0309196</text:p>
          </table:table-cell>
          <table:table-cell office:value-type="float" office:value="0.0392735" calcext:value-type="float">
            <text:p>0.0392735</text:p>
          </table:table-cell>
          <table:table-cell office:value-type="float" office:value="0.0393431" calcext:value-type="float">
            <text:p>0.0393431</text:p>
          </table:table-cell>
          <table:table-cell office:value-type="float" office:value="0.0207498" calcext:value-type="float">
            <text:p>0.0207498</text:p>
          </table:table-cell>
          <table:table-cell office:value-type="float" office:value="0.0295139" calcext:value-type="float">
            <text:p>0.0295139</text:p>
          </table:table-cell>
          <table:table-cell office:value-type="float" office:value="0.0267432" calcext:value-type="float">
            <text:p>0.0267432</text:p>
          </table:table-cell>
          <table:table-cell office:value-type="float" office:value="0.0310467" calcext:value-type="float">
            <text:p>0.0310467</text:p>
          </table:table-cell>
          <table:table-cell office:value-type="float" office:value="0.0349424" calcext:value-type="float">
            <text:p>0.0349424</text:p>
          </table:table-cell>
          <table:table-cell office:value-type="float" office:value="0.0343326" calcext:value-type="float">
            <text:p>0.0343326</text:p>
          </table:table-cell>
          <table:table-cell office:value-type="float" office:value="0.0330952" calcext:value-type="float">
            <text:p>0.0330952</text:p>
          </table:table-cell>
          <table:table-cell office:value-type="float" office:value="0.0315717" calcext:value-type="float">
            <text:p>0.0315717</text:p>
          </table:table-cell>
          <table:table-cell office:value-type="float" office:value="0.0333822" calcext:value-type="float">
            <text:p>0.0333822</text:p>
          </table:table-cell>
          <table:table-cell office:value-type="float" office:value="0.0341473" calcext:value-type="float">
            <text:p>0.0341473</text:p>
          </table:table-cell>
          <table:table-cell office:value-type="float" office:value="0.0329888" calcext:value-type="float">
            <text:p>0.0329888</text:p>
          </table:table-cell>
          <table:table-cell office:value-type="float" office:value="0.0349557" calcext:value-type="float">
            <text:p>0.0349557</text:p>
          </table:table-cell>
          <table:table-cell office:value-type="float" office:value="0.0358652" calcext:value-type="float">
            <text:p>0.0358652</text:p>
          </table:table-cell>
          <table:table-cell office:value-type="float" office:value="0.0329777" calcext:value-type="float">
            <text:p>0.0329777</text:p>
          </table:table-cell>
          <table:table-cell office:value-type="float" office:value="0.0345834" calcext:value-type="float">
            <text:p>0.0345834</text:p>
          </table:table-cell>
          <table:table-cell office:value-type="float" office:value="0.0358522" calcext:value-type="float">
            <text:p>0.0358522</text:p>
          </table:table-cell>
          <table:table-cell office:value-type="float" office:value="0.0371674" calcext:value-type="float">
            <text:p>0.0371674</text:p>
          </table:table-cell>
          <table:table-cell office:value-type="float" office:value="0.0375216" calcext:value-type="float">
            <text:p>0.0375216</text:p>
          </table:table-cell>
          <table:table-cell office:value-type="float" office:value="0.0313765" calcext:value-type="float">
            <text:p>0.0313765</text:p>
          </table:table-cell>
          <table:table-cell office:value-type="float" office:value="0.0266184" calcext:value-type="float">
            <text:p>0.0266184</text:p>
          </table:table-cell>
          <table:table-cell office:value-type="float" office:value="0.0330685" calcext:value-type="float">
            <text:p>0.0330685</text:p>
          </table:table-cell>
          <table:table-cell office:value-type="float" office:value="0.0274721" calcext:value-type="float">
            <text:p>0.0274721</text:p>
          </table:table-cell>
          <table:table-cell table:number-columns-repeated="2"/>
        </table:table-row>
        <table:table-row table:style-name="ro1">
          <table:table-cell table:formula="of:=[.A218]+1" office:value-type="float" office:value="12" calcext:value-type="float">
            <text:p>12</text:p>
          </table:table-cell>
          <table:table-cell office:value-type="float" office:value="0.0308403" calcext:value-type="float">
            <text:p>0.0308403</text:p>
          </table:table-cell>
          <table:table-cell office:value-type="float" office:value="0.0391643" calcext:value-type="float">
            <text:p>0.0391643</text:p>
          </table:table-cell>
          <table:table-cell office:value-type="float" office:value="0.0392337" calcext:value-type="float">
            <text:p>0.0392337</text:p>
          </table:table-cell>
          <table:table-cell office:value-type="float" office:value="0.0207048" calcext:value-type="float">
            <text:p>0.0207048</text:p>
          </table:table-cell>
          <table:table-cell office:value-type="float" office:value="0.0294386" calcext:value-type="float">
            <text:p>0.0294386</text:p>
          </table:table-cell>
          <table:table-cell office:value-type="float" office:value="0.0266775" calcext:value-type="float">
            <text:p>0.0266775</text:p>
          </table:table-cell>
          <table:table-cell office:value-type="float" office:value="0.0309661" calcext:value-type="float">
            <text:p>0.0309661</text:p>
          </table:table-cell>
          <table:table-cell office:value-type="float" office:value="0.0348482" calcext:value-type="float">
            <text:p>0.0348482</text:p>
          </table:table-cell>
          <table:table-cell office:value-type="float" office:value="0.0342406" calcext:value-type="float">
            <text:p>0.0342406</text:p>
          </table:table-cell>
          <table:table-cell office:value-type="float" office:value="0.0330073" calcext:value-type="float">
            <text:p>0.0330073</text:p>
          </table:table-cell>
          <table:table-cell office:value-type="float" office:value="0.0314893" calcext:value-type="float">
            <text:p>0.0314893</text:p>
          </table:table-cell>
          <table:table-cell office:value-type="float" office:value="0.0332937" calcext:value-type="float">
            <text:p>0.0332937</text:p>
          </table:table-cell>
          <table:table-cell office:value-type="float" office:value="0.0340558" calcext:value-type="float">
            <text:p>0.0340558</text:p>
          </table:table-cell>
          <table:table-cell office:value-type="float" office:value="0.032902" calcext:value-type="float">
            <text:p>0.032902</text:p>
          </table:table-cell>
          <table:table-cell office:value-type="float" office:value="0.0348616" calcext:value-type="float">
            <text:p>0.0348616</text:p>
          </table:table-cell>
          <table:table-cell office:value-type="float" office:value="0.0357673" calcext:value-type="float">
            <text:p>0.0357673</text:p>
          </table:table-cell>
          <table:table-cell office:value-type="float" office:value="0.0328908" calcext:value-type="float">
            <text:p>0.0328908</text:p>
          </table:table-cell>
          <table:table-cell office:value-type="float" office:value="0.0344912" calcext:value-type="float">
            <text:p>0.0344912</text:p>
          </table:table-cell>
          <table:table-cell office:value-type="float" office:value="0.0357546" calcext:value-type="float">
            <text:p>0.0357546</text:p>
          </table:table-cell>
          <table:table-cell office:value-type="float" office:value="0.0370655" calcext:value-type="float">
            <text:p>0.0370655</text:p>
          </table:table-cell>
          <table:table-cell office:value-type="float" office:value="0.0374181" calcext:value-type="float">
            <text:p>0.0374181</text:p>
          </table:table-cell>
          <table:table-cell office:value-type="float" office:value="0.0312951" calcext:value-type="float">
            <text:p>0.0312951</text:p>
          </table:table-cell>
          <table:table-cell office:value-type="float" office:value="0.0265536" calcext:value-type="float">
            <text:p>0.0265536</text:p>
          </table:table-cell>
          <table:table-cell office:value-type="float" office:value="0.0329816" calcext:value-type="float">
            <text:p>0.0329816</text:p>
          </table:table-cell>
          <table:table-cell office:value-type="float" office:value="0.0274042" calcext:value-type="float">
            <text:p>0.0274042</text:p>
          </table:table-cell>
          <table:table-cell table:number-columns-repeated="2"/>
        </table:table-row>
        <table:table-row table:style-name="ro1">
          <table:table-cell table:formula="of:=[.A219]+1" office:value-type="float" office:value="13" calcext:value-type="float">
            <text:p>13</text:p>
          </table:table-cell>
          <table:table-cell office:value-type="float" office:value="0.0307808" calcext:value-type="float">
            <text:p>0.0307808</text:p>
          </table:table-cell>
          <table:table-cell office:value-type="float" office:value="0.0390824" calcext:value-type="float">
            <text:p>0.0390824</text:p>
          </table:table-cell>
          <table:table-cell office:value-type="float" office:value="0.0391517" calcext:value-type="float">
            <text:p>0.0391517</text:p>
          </table:table-cell>
          <table:table-cell office:value-type="float" office:value="0.0206711" calcext:value-type="float">
            <text:p>0.0206711</text:p>
          </table:table-cell>
          <table:table-cell office:value-type="float" office:value="0.0293822" calcext:value-type="float">
            <text:p>0.0293822</text:p>
          </table:table-cell>
          <table:table-cell office:value-type="float" office:value="0.0266282" calcext:value-type="float">
            <text:p>0.0266282</text:p>
          </table:table-cell>
          <table:table-cell office:value-type="float" office:value="0.0309058" calcext:value-type="float">
            <text:p>0.0309058</text:p>
          </table:table-cell>
          <table:table-cell office:value-type="float" office:value="0.0347777" calcext:value-type="float">
            <text:p>0.0347777</text:p>
          </table:table-cell>
          <table:table-cell office:value-type="float" office:value="0.0341717" calcext:value-type="float">
            <text:p>0.0341717</text:p>
          </table:table-cell>
          <table:table-cell office:value-type="float" office:value="0.0329414" calcext:value-type="float">
            <text:p>0.0329414</text:p>
          </table:table-cell>
          <table:table-cell office:value-type="float" office:value="0.0314275" calcext:value-type="float">
            <text:p>0.0314275</text:p>
          </table:table-cell>
          <table:table-cell office:value-type="float" office:value="0.0332274" calcext:value-type="float">
            <text:p>0.0332274</text:p>
          </table:table-cell>
          <table:table-cell office:value-type="float" office:value="0.0339871" calcext:value-type="float">
            <text:p>0.0339871</text:p>
          </table:table-cell>
          <table:table-cell office:value-type="float" office:value="0.032837" calcext:value-type="float">
            <text:p>0.032837</text:p>
          </table:table-cell>
          <table:table-cell office:value-type="float" office:value="0.0347911" calcext:value-type="float">
            <text:p>0.0347911</text:p>
          </table:table-cell>
          <table:table-cell office:value-type="float" office:value="0.0356939" calcext:value-type="float">
            <text:p>0.0356939</text:p>
          </table:table-cell>
          <table:table-cell office:value-type="float" office:value="0.0328257" calcext:value-type="float">
            <text:p>0.0328257</text:p>
          </table:table-cell>
          <table:table-cell office:value-type="float" office:value="0.034422" calcext:value-type="float">
            <text:p>0.034422</text:p>
          </table:table-cell>
          <table:table-cell office:value-type="float" office:value="0.0356815" calcext:value-type="float">
            <text:p>0.0356815</text:p>
          </table:table-cell>
          <table:table-cell office:value-type="float" office:value="0.0369892" calcext:value-type="float">
            <text:p>0.0369892</text:p>
          </table:table-cell>
          <table:table-cell office:value-type="float" office:value="0.0373406" calcext:value-type="float">
            <text:p>0.0373406</text:p>
          </table:table-cell>
          <table:table-cell office:value-type="float" office:value="0.0312341" calcext:value-type="float">
            <text:p>0.0312341</text:p>
          </table:table-cell>
          <table:table-cell office:value-type="float" office:value="0.026505" calcext:value-type="float">
            <text:p>0.026505</text:p>
          </table:table-cell>
          <table:table-cell office:value-type="float" office:value="0.0329164" calcext:value-type="float">
            <text:p>0.0329164</text:p>
          </table:table-cell>
          <table:table-cell office:value-type="float" office:value="0.0273534" calcext:value-type="float">
            <text:p>0.0273534</text:p>
          </table:table-cell>
          <table:table-cell table:number-columns-repeated="2"/>
        </table:table-row>
        <table:table-row table:style-name="ro1">
          <table:table-cell table:formula="of:=[.A220]+1" office:value-type="float" office:value="14" calcext:value-type="float">
            <text:p>14</text:p>
          </table:table-cell>
          <table:table-cell office:value-type="float" office:value="0.0307363" calcext:value-type="float">
            <text:p>0.0307363</text:p>
          </table:table-cell>
          <table:table-cell office:value-type="float" office:value="0.039021" calcext:value-type="float">
            <text:p>0.039021</text:p>
          </table:table-cell>
          <table:table-cell office:value-type="float" office:value="0.0390903" calcext:value-type="float">
            <text:p>0.0390903</text:p>
          </table:table-cell>
          <table:table-cell office:value-type="float" office:value="0.0206459" calcext:value-type="float">
            <text:p>0.0206459</text:p>
          </table:table-cell>
          <table:table-cell office:value-type="float" office:value="0.0293399" calcext:value-type="float">
            <text:p>0.0293399</text:p>
          </table:table-cell>
          <table:table-cell office:value-type="float" office:value="0.0265913" calcext:value-type="float">
            <text:p>0.0265913</text:p>
          </table:table-cell>
          <table:table-cell office:value-type="float" office:value="0.0308605" calcext:value-type="float">
            <text:p>0.0308605</text:p>
          </table:table-cell>
          <table:table-cell office:value-type="float" office:value="0.0347248" calcext:value-type="float">
            <text:p>0.0347248</text:p>
          </table:table-cell>
          <table:table-cell office:value-type="float" office:value="0.0341201" calcext:value-type="float">
            <text:p>0.0341201</text:p>
          </table:table-cell>
          <table:table-cell office:value-type="float" office:value="0.0328921" calcext:value-type="float">
            <text:p>0.0328921</text:p>
          </table:table-cell>
          <table:table-cell office:value-type="float" office:value="0.0313812" calcext:value-type="float">
            <text:p>0.0313812</text:p>
          </table:table-cell>
          <table:table-cell office:value-type="float" office:value="0.0331777" calcext:value-type="float">
            <text:p>0.0331777</text:p>
          </table:table-cell>
          <table:table-cell office:value-type="float" office:value="0.0339357" calcext:value-type="float">
            <text:p>0.0339357</text:p>
          </table:table-cell>
          <table:table-cell office:value-type="float" office:value="0.0327882" calcext:value-type="float">
            <text:p>0.0327882</text:p>
          </table:table-cell>
          <table:table-cell office:value-type="float" office:value="0.0347382" calcext:value-type="float">
            <text:p>0.0347382</text:p>
          </table:table-cell>
          <table:table-cell office:value-type="float" office:value="0.035639" calcext:value-type="float">
            <text:p>0.035639</text:p>
          </table:table-cell>
          <table:table-cell office:value-type="float" office:value="0.0327769" calcext:value-type="float">
            <text:p>0.0327769</text:p>
          </table:table-cell>
          <table:table-cell office:value-type="float" office:value="0.0343703" calcext:value-type="float">
            <text:p>0.0343703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6932" calcext:value-type="float">
            <text:p>0.036932</text:p>
          </table:table-cell>
          <table:table-cell office:value-type="float" office:value="0.0372825" calcext:value-type="float">
            <text:p>0.0372825</text:p>
          </table:table-cell>
          <table:table-cell office:value-type="float" office:value="0.0311883" calcext:value-type="float">
            <text:p>0.0311883</text:p>
          </table:table-cell>
          <table:table-cell office:value-type="float" office:value="0.0264685" calcext:value-type="float">
            <text:p>0.0264685</text:p>
          </table:table-cell>
          <table:table-cell office:value-type="float" office:value="0.0328676" calcext:value-type="float">
            <text:p>0.0328676</text:p>
          </table:table-cell>
          <table:table-cell office:value-type="float" office:value="0.0273153" calcext:value-type="float">
            <text:p>0.0273153</text:p>
          </table:table-cell>
          <table:table-cell table:number-columns-repeated="2"/>
        </table:table-row>
        <table:table-row table:style-name="ro1">
          <table:table-cell table:formula="of:=[.A221]+1" office:value-type="float" office:value="15" calcext:value-type="float">
            <text:p>15</text:p>
          </table:table-cell>
          <table:table-cell office:value-type="float" office:value="0.0307029" calcext:value-type="float">
            <text:p>0.0307029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90442" calcext:value-type="float">
            <text:p>0.0390442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293082" calcext:value-type="float">
            <text:p>0.0293082</text:p>
          </table:table-cell>
          <table:table-cell office:value-type="float" office:value="0.0265636" calcext:value-type="float">
            <text:p>0.0265636</text:p>
          </table:table-cell>
          <table:table-cell office:value-type="float" office:value="0.0308266" calcext:value-type="float">
            <text:p>0.0308266</text:p>
          </table:table-cell>
          <table:table-cell office:value-type="float" office:value="0.0346852" calcext:value-type="float">
            <text:p>0.0346852</text:p>
          </table:table-cell>
          <table:table-cell office:value-type="float" office:value="0.0340814" calcext:value-type="float">
            <text:p>0.0340814</text:p>
          </table:table-cell>
          <table:table-cell office:value-type="float" office:value="0.0328551" calcext:value-type="float">
            <text:p>0.0328551</text:p>
          </table:table-cell>
          <table:table-cell office:value-type="float" office:value="0.0313465" calcext:value-type="float">
            <text:p>0.0313465</text:p>
          </table:table-cell>
          <table:table-cell office:value-type="float" office:value="0.0331404" calcext:value-type="float">
            <text:p>0.0331404</text:p>
          </table:table-cell>
          <table:table-cell office:value-type="float" office:value="0.0338972" calcext:value-type="float">
            <text:p>0.0338972</text:p>
          </table:table-cell>
          <table:table-cell office:value-type="float" office:value="0.0327517" calcext:value-type="float">
            <text:p>0.0327517</text:p>
          </table:table-cell>
          <table:table-cell office:value-type="float" office:value="0.0346986" calcext:value-type="float">
            <text:p>0.0346986</text:p>
          </table:table-cell>
          <table:table-cell office:value-type="float" office:value="0.0355978" calcext:value-type="float">
            <text:p>0.0355978</text:p>
          </table:table-cell>
          <table:table-cell office:value-type="float" office:value="0.0327403" calcext:value-type="float">
            <text:p>0.0327403</text:p>
          </table:table-cell>
          <table:table-cell office:value-type="float" office:value="0.0343314" calcext:value-type="float">
            <text:p>0.0343314</text:p>
          </table:table-cell>
          <table:table-cell office:value-type="float" office:value="0.0355857" calcext:value-type="float">
            <text:p>0.0355857</text:p>
          </table:table-cell>
          <table:table-cell office:value-type="float" office:value="0.0368891" calcext:value-type="float">
            <text:p>0.0368891</text:p>
          </table:table-cell>
          <table:table-cell office:value-type="float" office:value="0.037239" calcext:value-type="float">
            <text:p>0.037239</text:p>
          </table:table-cell>
          <table:table-cell office:value-type="float" office:value="0.031154" calcext:value-type="float">
            <text:p>0.031154</text:p>
          </table:table-cell>
          <table:table-cell office:value-type="float" office:value="0.0264412" calcext:value-type="float">
            <text:p>0.0264412</text:p>
          </table:table-cell>
          <table:table-cell office:value-type="float" office:value="0.0328311" calcext:value-type="float">
            <text:p>0.0328311</text:p>
          </table:table-cell>
          <table:table-cell office:value-type="float" office:value="0.0272868" calcext:value-type="float">
            <text:p>0.0272868</text:p>
          </table:table-cell>
          <table:table-cell table:number-columns-repeated="2"/>
        </table:table-row>
        <table:table-row table:style-name="ro1">
          <table:table-cell table:formula="of:=[.A222]+1" office:value-type="float" office:value="16" calcext:value-type="float">
            <text:p>16</text:p>
          </table:table-cell>
          <table:table-cell office:value-type="float" office:value="0.0306779" calcext:value-type="float">
            <text:p>0.0306779</text:p>
          </table:table-cell>
          <table:table-cell office:value-type="float" office:value="0.0389405" calcext:value-type="float">
            <text:p>0.0389405</text:p>
          </table:table-cell>
          <table:table-cell office:value-type="float" office:value="0.0390097" calcext:value-type="float">
            <text:p>0.0390097</text:p>
          </table:table-cell>
          <table:table-cell office:value-type="float" office:value="0.0206128" calcext:value-type="float">
            <text:p>0.0206128</text:p>
          </table:table-cell>
          <table:table-cell office:value-type="float" office:value="0.0292845" calcext:value-type="float">
            <text:p>0.0292845</text:p>
          </table:table-cell>
          <table:table-cell office:value-type="float" office:value="0.0265429" calcext:value-type="float">
            <text:p>0.0265429</text:p>
          </table:table-cell>
          <table:table-cell office:value-type="float" office:value="0.0308012" calcext:value-type="float">
            <text:p>0.0308012</text:p>
          </table:table-cell>
          <table:table-cell office:value-type="float" office:value="0.0346555" calcext:value-type="float">
            <text:p>0.0346555</text:p>
          </table:table-cell>
          <table:table-cell office:value-type="float" office:value="0.0340524" calcext:value-type="float">
            <text:p>0.0340524</text:p>
          </table:table-cell>
          <table:table-cell office:value-type="float" office:value="0.0328273" calcext:value-type="float">
            <text:p>0.0328273</text:p>
          </table:table-cell>
          <table:table-cell office:value-type="float" office:value="0.0313205" calcext:value-type="float">
            <text:p>0.0313205</text:p>
          </table:table-cell>
          <table:table-cell office:value-type="float" office:value="0.0331125" calcext:value-type="float">
            <text:p>0.0331125</text:p>
          </table:table-cell>
          <table:table-cell office:value-type="float" office:value="0.0338683" calcext:value-type="float">
            <text:p>0.0338683</text:p>
          </table:table-cell>
          <table:table-cell office:value-type="float" office:value="0.0327243" calcext:value-type="float">
            <text:p>0.0327243</text:p>
          </table:table-cell>
          <table:table-cell office:value-type="float" office:value="0.034669" calcext:value-type="float">
            <text:p>0.034669</text:p>
          </table:table-cell>
          <table:table-cell office:value-type="float" office:value="0.0355669" calcext:value-type="float">
            <text:p>0.0355669</text:p>
          </table:table-cell>
          <table:table-cell office:value-type="float" office:value="0.0327129" calcext:value-type="float">
            <text:p>0.0327129</text:p>
          </table:table-cell>
          <table:table-cell office:value-type="float" office:value="0.0343024" calcext:value-type="float">
            <text:p>0.0343024</text:p>
          </table:table-cell>
          <table:table-cell office:value-type="float" office:value="0.0355549" calcext:value-type="float">
            <text:p>0.0355549</text:p>
          </table:table-cell>
          <table:table-cell office:value-type="float" office:value="0.036857" calcext:value-type="float">
            <text:p>0.036857</text:p>
          </table:table-cell>
          <table:table-cell office:value-type="float" office:value="0.0372064" calcext:value-type="float">
            <text:p>0.0372064</text:p>
          </table:table-cell>
          <table:table-cell office:value-type="float" office:value="0.0311284" calcext:value-type="float">
            <text:p>0.0311284</text:p>
          </table:table-cell>
          <table:table-cell office:value-type="float" office:value="0.0264208" calcext:value-type="float">
            <text:p>0.0264208</text:p>
          </table:table-cell>
          <table:table-cell office:value-type="float" office:value="0.0328037" calcext:value-type="float">
            <text:p>0.0328037</text:p>
          </table:table-cell>
          <table:table-cell office:value-type="float" office:value="0.0272654" calcext:value-type="float">
            <text:p>0.0272654</text:p>
          </table:table-cell>
          <table:table-cell table:number-columns-repeated="2"/>
        </table:table-row>
        <table:table-row table:style-name="ro1">
          <table:table-cell table:formula="of:=[.A223]+1" office:value-type="float" office:value="17" calcext:value-type="float">
            <text:p>17</text:p>
          </table:table-cell>
          <table:table-cell office:value-type="float" office:value="0.0306592" calcext:value-type="float">
            <text:p>0.0306592</text:p>
          </table:table-cell>
          <table:table-cell office:value-type="float" office:value="0.0389147" calcext:value-type="float">
            <text:p>0.0389147</text:p>
          </table:table-cell>
          <table:table-cell office:value-type="float" office:value="0.0389839" calcext:value-type="float">
            <text:p>0.0389839</text:p>
          </table:table-cell>
          <table:table-cell office:value-type="float" office:value="0.0206022" calcext:value-type="float">
            <text:p>0.0206022</text:p>
          </table:table-cell>
          <table:table-cell office:value-type="float" office:value="0.0292667" calcext:value-type="float">
            <text:p>0.0292667</text:p>
          </table:table-cell>
          <table:table-cell office:value-type="float" office:value="0.0265273" calcext:value-type="float">
            <text:p>0.0265273</text:p>
          </table:table-cell>
          <table:table-cell office:value-type="float" office:value="0.0307822" calcext:value-type="float">
            <text:p>0.0307822</text:p>
          </table:table-cell>
          <table:table-cell office:value-type="float" office:value="0.0346332" calcext:value-type="float">
            <text:p>0.0346332</text:p>
          </table:table-cell>
          <table:table-cell office:value-type="float" office:value="0.0340307" calcext:value-type="float">
            <text:p>0.0340307</text:p>
          </table:table-cell>
          <table:table-cell office:value-type="float" office:value="0.0328066" calcext:value-type="float">
            <text:p>0.0328066</text:p>
          </table:table-cell>
          <table:table-cell office:value-type="float" office:value="0.031301" calcext:value-type="float">
            <text:p>0.031301</text:p>
          </table:table-cell>
          <table:table-cell office:value-type="float" office:value="0.0330916" calcext:value-type="float">
            <text:p>0.0330916</text:p>
          </table:table-cell>
          <table:table-cell office:value-type="float" office:value="0.0338467" calcext:value-type="float">
            <text:p>0.0338467</text:p>
          </table:table-cell>
          <table:table-cell office:value-type="float" office:value="0.0327038" calcext:value-type="float">
            <text:p>0.0327038</text:p>
          </table:table-cell>
          <table:table-cell office:value-type="float" office:value="0.0346467" calcext:value-type="float">
            <text:p>0.0346467</text:p>
          </table:table-cell>
          <table:table-cell office:value-type="float" office:value="0.0355438" calcext:value-type="float">
            <text:p>0.0355438</text:p>
          </table:table-cell>
          <table:table-cell office:value-type="float" office:value="0.0326924" calcext:value-type="float">
            <text:p>0.0326924</text:p>
          </table:table-cell>
          <table:table-cell office:value-type="float" office:value="0.0342806" calcext:value-type="float">
            <text:p>0.0342806</text:p>
          </table:table-cell>
          <table:table-cell office:value-type="float" office:value="0.0355319" calcext:value-type="float">
            <text:p>0.0355319</text:p>
          </table:table-cell>
          <table:table-cell office:value-type="float" office:value="0.0368329" calcext:value-type="float">
            <text:p>0.0368329</text:p>
          </table:table-cell>
          <table:table-cell office:value-type="float" office:value="0.0371819" calcext:value-type="float">
            <text:p>0.0371819</text:p>
          </table:table-cell>
          <table:table-cell office:value-type="float" office:value="0.0311091" calcext:value-type="float">
            <text:p>0.0311091</text:p>
          </table:table-cell>
          <table:table-cell office:value-type="float" office:value="0.0264054" calcext:value-type="float">
            <text:p>0.0264054</text:p>
          </table:table-cell>
          <table:table-cell office:value-type="float" office:value="0.0327831" calcext:value-type="float">
            <text:p>0.0327831</text:p>
          </table:table-cell>
          <table:table-cell office:value-type="float" office:value="0.0272494" calcext:value-type="float">
            <text:p>0.0272494</text:p>
          </table:table-cell>
          <table:table-cell table:number-columns-repeated="2"/>
        </table:table-row>
        <table:table-row table:style-name="ro1">
          <table:table-cell table:formula="of:=[.A224]+1" office:value-type="float" office:value="18" calcext:value-type="float">
            <text:p>18</text:p>
          </table:table-cell>
          <table:table-cell office:value-type="float" office:value="0.0306451" calcext:value-type="float">
            <text:p>0.0306451</text:p>
          </table:table-cell>
          <table:table-cell office:value-type="float" office:value="0.0388954" calcext:value-type="float">
            <text:p>0.0388954</text:p>
          </table:table-cell>
          <table:table-cell office:value-type="float" office:value="0.0389645" calcext:value-type="float">
            <text:p>0.0389645</text:p>
          </table:table-cell>
          <table:table-cell office:value-type="float" office:value="0.0205942" calcext:value-type="float">
            <text:p>0.0205942</text:p>
          </table:table-cell>
          <table:table-cell office:value-type="float" office:value="0.0292533" calcext:value-type="float">
            <text:p>0.0292533</text:p>
          </table:table-cell>
          <table:table-cell office:value-type="float" office:value="0.0265157" calcext:value-type="float">
            <text:p>0.0265157</text:p>
          </table:table-cell>
          <table:table-cell office:value-type="float" office:value="0.0307679" calcext:value-type="float">
            <text:p>0.0307679</text:p>
          </table:table-cell>
          <table:table-cell office:value-type="float" office:value="0.0346165" calcext:value-type="float">
            <text:p>0.0346165</text:p>
          </table:table-cell>
          <table:table-cell office:value-type="float" office:value="0.0340144" calcext:value-type="float">
            <text:p>0.0340144</text:p>
          </table:table-cell>
          <table:table-cell office:value-type="float" office:value="0.032791" calcext:value-type="float">
            <text:p>0.032791</text:p>
          </table:table-cell>
          <table:table-cell office:value-type="float" office:value="0.0312864" calcext:value-type="float">
            <text:p>0.0312864</text:p>
          </table:table-cell>
          <table:table-cell office:value-type="float" office:value="0.0330759" calcext:value-type="float">
            <text:p>0.0330759</text:p>
          </table:table-cell>
          <table:table-cell office:value-type="float" office:value="0.0338305" calcext:value-type="float">
            <text:p>0.0338305</text:p>
          </table:table-cell>
          <table:table-cell office:value-type="float" office:value="0.0326884" calcext:value-type="float">
            <text:p>0.0326884</text:p>
          </table:table-cell>
          <table:table-cell office:value-type="float" office:value="0.0346301" calcext:value-type="float">
            <text:p>0.0346301</text:p>
          </table:table-cell>
          <table:table-cell office:value-type="float" office:value="0.0355264" calcext:value-type="float">
            <text:p>0.0355264</text:p>
          </table:table-cell>
          <table:table-cell office:value-type="float" office:value="0.032677" calcext:value-type="float">
            <text:p>0.032677</text:p>
          </table:table-cell>
          <table:table-cell office:value-type="float" office:value="0.0342642" calcext:value-type="float">
            <text:p>0.0342642</text:p>
          </table:table-cell>
          <table:table-cell office:value-type="float" office:value="0.0355146" calcext:value-type="float">
            <text:p>0.0355146</text:p>
          </table:table-cell>
          <table:table-cell office:value-type="float" office:value="0.0368148" calcext:value-type="float">
            <text:p>0.0368148</text:p>
          </table:table-cell>
          <table:table-cell office:value-type="float" office:value="0.0371636" calcext:value-type="float">
            <text:p>0.0371636</text:p>
          </table:table-cell>
          <table:table-cell office:value-type="float" office:value="0.0310947" calcext:value-type="float">
            <text:p>0.0310947</text:p>
          </table:table-cell>
          <table:table-cell office:value-type="float" office:value="0.026394" calcext:value-type="float">
            <text:p>0.026394</text:p>
          </table:table-cell>
          <table:table-cell office:value-type="float" office:value="0.0327677" calcext:value-type="float">
            <text:p>0.0327677</text:p>
          </table:table-cell>
          <table:table-cell office:value-type="float" office:value="0.0272374" calcext:value-type="float">
            <text:p>0.0272374</text:p>
          </table:table-cell>
          <table:table-cell table:number-columns-repeated="2"/>
        </table:table-row>
        <table:table-row table:style-name="ro1">
          <table:table-cell table:formula="of:=[.A225]+1" office:value-type="float" office:value="19" calcext:value-type="float">
            <text:p>19</text:p>
          </table:table-cell>
          <table:table-cell office:value-type="float" office:value="0.0306346" calcext:value-type="float">
            <text:p>0.0306346</text:p>
          </table:table-cell>
          <table:table-cell office:value-type="float" office:value="0.0388809" calcext:value-type="float">
            <text:p>0.0388809</text:p>
          </table:table-cell>
          <table:table-cell office:value-type="float" office:value="0.03895" calcext:value-type="float">
            <text:p>0.03895</text:p>
          </table:table-cell>
          <table:table-cell office:value-type="float" office:value="0.0205882" calcext:value-type="float">
            <text:p>0.0205882</text:p>
          </table:table-cell>
          <table:table-cell office:value-type="float" office:value="0.0292434" calcext:value-type="float">
            <text:p>0.0292434</text:p>
          </table:table-cell>
          <table:table-cell office:value-type="float" office:value="0.026507" calcext:value-type="float">
            <text:p>0.026507</text:p>
          </table:table-cell>
          <table:table-cell office:value-type="float" office:value="0.0307572" calcext:value-type="float">
            <text:p>0.0307572</text:p>
          </table:table-cell>
          <table:table-cell office:value-type="float" office:value="0.034604" calcext:value-type="float">
            <text:p>0.034604</text:p>
          </table:table-cell>
          <table:table-cell office:value-type="float" office:value="0.0340022" calcext:value-type="float">
            <text:p>0.0340022</text:p>
          </table:table-cell>
          <table:table-cell office:value-type="float" office:value="0.0327793" calcext:value-type="float">
            <text:p>0.0327793</text:p>
          </table:table-cell>
          <table:table-cell office:value-type="float" office:value="0.0312755" calcext:value-type="float">
            <text:p>0.0312755</text:p>
          </table:table-cell>
          <table:table-cell office:value-type="float" office:value="0.0330642" calcext:value-type="float">
            <text:p>0.0330642</text:p>
          </table:table-cell>
          <table:table-cell office:value-type="float" office:value="0.0338183" calcext:value-type="float">
            <text:p>0.0338183</text:p>
          </table:table-cell>
          <table:table-cell office:value-type="float" office:value="0.0326769" calcext:value-type="float">
            <text:p>0.0326769</text:p>
          </table:table-cell>
          <table:table-cell office:value-type="float" office:value="0.0346176" calcext:value-type="float">
            <text:p>0.0346176</text:p>
          </table:table-cell>
          <table:table-cell office:value-type="float" office:value="0.0355134" calcext:value-type="float">
            <text:p>0.0355134</text:p>
          </table:table-cell>
          <table:table-cell office:value-type="float" office:value="0.0326655" calcext:value-type="float">
            <text:p>0.0326655</text:p>
          </table:table-cell>
          <table:table-cell office:value-type="float" office:value="0.034252" calcext:value-type="float">
            <text:p>0.034252</text:p>
          </table:table-cell>
          <table:table-cell office:value-type="float" office:value="0.0355017" calcext:value-type="float">
            <text:p>0.0355017</text:p>
          </table:table-cell>
          <table:table-cell office:value-type="float" office:value="0.0368013" calcext:value-type="float">
            <text:p>0.0368013</text:p>
          </table:table-cell>
          <table:table-cell office:value-type="float" office:value="0.0371499" calcext:value-type="float">
            <text:p>0.0371499</text:p>
          </table:table-cell>
          <table:table-cell office:value-type="float" office:value="0.0310839" calcext:value-type="float">
            <text:p>0.0310839</text:p>
          </table:table-cell>
          <table:table-cell office:value-type="float" office:value="0.0263854" calcext:value-type="float">
            <text:p>0.0263854</text:p>
          </table:table-cell>
          <table:table-cell office:value-type="float" office:value="0.0327562" calcext:value-type="float">
            <text:p>0.0327562</text:p>
          </table:table-cell>
          <table:table-cell office:value-type="float" office:value="0.0272284" calcext:value-type="float">
            <text:p>0.0272284</text:p>
          </table:table-cell>
          <table:table-cell table:number-columns-repeated="2"/>
        </table:table-row>
        <table:table-row table:style-name="ro1">
          <table:table-cell table:formula="of:=[.A226]+1" office:value-type="float" office:value="20" calcext:value-type="float">
            <text:p>20</text:p>
          </table:table-cell>
          <table:table-cell office:value-type="float" office:value="0.0306267" calcext:value-type="float">
            <text:p>0.0306267</text:p>
          </table:table-cell>
          <table:table-cell office:value-type="float" office:value="0.03887" calcext:value-type="float">
            <text:p>0.03887</text:p>
          </table:table-cell>
          <table:table-cell office:value-type="float" office:value="0.0389391" calcext:value-type="float">
            <text:p>0.0389391</text:p>
          </table:table-cell>
          <table:table-cell office:value-type="float" office:value="0.0205838" calcext:value-type="float">
            <text:p>0.0205838</text:p>
          </table:table-cell>
          <table:table-cell office:value-type="float" office:value="0.0292359" calcext:value-type="float">
            <text:p>0.0292359</text:p>
          </table:table-cell>
          <table:table-cell office:value-type="float" office:value="0.0265004" calcext:value-type="float">
            <text:p>0.0265004</text:p>
          </table:table-cell>
          <table:table-cell office:value-type="float" office:value="0.0307492" calcext:value-type="float">
            <text:p>0.0307492</text:p>
          </table:table-cell>
          <table:table-cell office:value-type="float" office:value="0.0345947" calcext:value-type="float">
            <text:p>0.0345947</text:p>
          </table:table-cell>
          <table:table-cell office:value-type="float" office:value="0.0339931" calcext:value-type="float">
            <text:p>0.0339931</text:p>
          </table:table-cell>
          <table:table-cell office:value-type="float" office:value="0.0327706" calcext:value-type="float">
            <text:p>0.0327706</text:p>
          </table:table-cell>
          <table:table-cell office:value-type="float" office:value="0.0312673" calcext:value-type="float">
            <text:p>0.0312673</text:p>
          </table:table-cell>
          <table:table-cell office:value-type="float" office:value="0.0330554" calcext:value-type="float">
            <text:p>0.0330554</text:p>
          </table:table-cell>
          <table:table-cell office:value-type="float" office:value="0.0338092" calcext:value-type="float">
            <text:p>0.0338092</text:p>
          </table:table-cell>
          <table:table-cell office:value-type="float" office:value="0.0326683" calcext:value-type="float">
            <text:p>0.0326683</text:p>
          </table:table-cell>
          <table:table-cell office:value-type="float" office:value="0.0346082" calcext:value-type="float">
            <text:p>0.0346082</text:p>
          </table:table-cell>
          <table:table-cell office:value-type="float" office:value="0.0355037" calcext:value-type="float">
            <text:p>0.0355037</text:p>
          </table:table-cell>
          <table:table-cell office:value-type="float" office:value="0.0326569" calcext:value-type="float">
            <text:p>0.0326569</text:p>
          </table:table-cell>
          <table:table-cell office:value-type="float" office:value="0.0342428" calcext:value-type="float">
            <text:p>0.0342428</text:p>
          </table:table-cell>
          <table:table-cell office:value-type="float" office:value="0.035492" calcext:value-type="float">
            <text:p>0.035492</text:p>
          </table:table-cell>
          <table:table-cell office:value-type="float" office:value="0.0367912" calcext:value-type="float">
            <text:p>0.0367912</text:p>
          </table:table-cell>
          <table:table-cell office:value-type="float" office:value="0.0371396" calcext:value-type="float">
            <text:p>0.0371396</text:p>
          </table:table-cell>
          <table:table-cell office:value-type="float" office:value="0.0310758" calcext:value-type="float">
            <text:p>0.0310758</text:p>
          </table:table-cell>
          <table:table-cell office:value-type="float" office:value="0.0263789" calcext:value-type="float">
            <text:p>0.0263789</text:p>
          </table:table-cell>
          <table:table-cell office:value-type="float" office:value="0.0327476" calcext:value-type="float">
            <text:p>0.0327476</text:p>
          </table:table-cell>
          <table:table-cell office:value-type="float" office:value="0.0272216" calcext:value-type="float">
            <text:p>0.0272216</text:p>
          </table:table-cell>
          <table:table-cell table:number-columns-repeated="2"/>
        </table:table-row>
        <table:table-row table:style-name="ro1">
          <table:table-cell table:formula="of:=[.A227]+1" office:value-type="float" office:value="21" calcext:value-type="float">
            <text:p>21</text:p>
          </table:table-cell>
          <table:table-cell office:value-type="float" office:value="0.0306208" calcext:value-type="float">
            <text:p>0.0306208</text:p>
          </table:table-cell>
          <table:table-cell office:value-type="float" office:value="0.0388619" calcext:value-type="float">
            <text:p>0.0388619</text:p>
          </table:table-cell>
          <table:table-cell office:value-type="float" office:value="0.038931" calcext:value-type="float">
            <text:p>0.038931</text:p>
          </table:table-cell>
          <table:table-cell office:value-type="float" office:value="0.0205804" calcext:value-type="float">
            <text:p>0.0205804</text:p>
          </table:table-cell>
          <table:table-cell office:value-type="float" office:value="0.0292303" calcext:value-type="float">
            <text:p>0.0292303</text:p>
          </table:table-cell>
          <table:table-cell office:value-type="float" office:value="0.0264955" calcext:value-type="float">
            <text:p>0.0264955</text:p>
          </table:table-cell>
          <table:table-cell office:value-type="float" office:value="0.0307432" calcext:value-type="float">
            <text:p>0.0307432</text:p>
          </table:table-cell>
          <table:table-cell office:value-type="float" office:value="0.0345877" calcext:value-type="float">
            <text:p>0.0345877</text:p>
          </table:table-cell>
          <table:table-cell office:value-type="float" office:value="0.0339862" calcext:value-type="float">
            <text:p>0.0339862</text:p>
          </table:table-cell>
          <table:table-cell office:value-type="float" office:value="0.032764" calcext:value-type="float">
            <text:p>0.032764</text:p>
          </table:table-cell>
          <table:table-cell office:value-type="float" office:value="0.0312612" calcext:value-type="float">
            <text:p>0.0312612</text:p>
          </table:table-cell>
          <table:table-cell office:value-type="float" office:value="0.0330488" calcext:value-type="float">
            <text:p>0.0330488</text:p>
          </table:table-cell>
          <table:table-cell office:value-type="float" office:value="0.0338024" calcext:value-type="float">
            <text:p>0.0338024</text:p>
          </table:table-cell>
          <table:table-cell office:value-type="float" office:value="0.0326618" calcext:value-type="float">
            <text:p>0.0326618</text:p>
          </table:table-cell>
          <table:table-cell office:value-type="float" office:value="0.0346012" calcext:value-type="float">
            <text:p>0.0346012</text:p>
          </table:table-cell>
          <table:table-cell office:value-type="float" office:value="0.0354964" calcext:value-type="float">
            <text:p>0.0354964</text:p>
          </table:table-cell>
          <table:table-cell office:value-type="float" office:value="0.0326504" calcext:value-type="float">
            <text:p>0.0326504</text:p>
          </table:table-cell>
          <table:table-cell office:value-type="float" office:value="0.034236" calcext:value-type="float">
            <text:p>0.034236</text:p>
          </table:table-cell>
          <table:table-cell office:value-type="float" office:value="0.0354847" calcext:value-type="float">
            <text:p>0.0354847</text:p>
          </table:table-cell>
          <table:table-cell office:value-type="float" office:value="0.0367836" calcext:value-type="float">
            <text:p>0.0367836</text:p>
          </table:table-cell>
          <table:table-cell office:value-type="float" office:value="0.0371319" calcext:value-type="float">
            <text:p>0.0371319</text:p>
          </table:table-cell>
          <table:table-cell office:value-type="float" office:value="0.0310697" calcext:value-type="float">
            <text:p>0.0310697</text:p>
          </table:table-cell>
          <table:table-cell office:value-type="float" office:value="0.0263741" calcext:value-type="float">
            <text:p>0.0263741</text:p>
          </table:table-cell>
          <table:table-cell office:value-type="float" office:value="0.0327411" calcext:value-type="float">
            <text:p>0.0327411</text:p>
          </table:table-cell>
          <table:table-cell office:value-type="float" office:value="0.0272166" calcext:value-type="float">
            <text:p>0.0272166</text:p>
          </table:table-cell>
          <table:table-cell table:number-columns-repeated="2"/>
        </table:table-row>
        <table:table-row table:style-name="ro1">
          <table:table-cell table:formula="of:=[.A228]+1" office:value-type="float" office:value="22" calcext:value-type="float">
            <text:p>22</text:p>
          </table:table-cell>
          <table:table-cell office:value-type="float" office:value="0.0306164" calcext:value-type="float">
            <text:p>0.0306164</text:p>
          </table:table-cell>
          <table:table-cell office:value-type="float" office:value="0.0388558" calcext:value-type="float">
            <text:p>0.0388558</text:p>
          </table:table-cell>
          <table:table-cell office:value-type="float" office:value="0.0389248" calcext:value-type="float">
            <text:p>0.0389248</text:p>
          </table:table-cell>
          <table:table-cell office:value-type="float" office:value="0.0205779" calcext:value-type="float">
            <text:p>0.0205779</text:p>
          </table:table-cell>
          <table:table-cell office:value-type="float" office:value="0.029226" calcext:value-type="float">
            <text:p>0.029226</text:p>
          </table:table-cell>
          <table:table-cell office:value-type="float" office:value="0.0264919" calcext:value-type="float">
            <text:p>0.0264919</text:p>
          </table:table-cell>
          <table:table-cell office:value-type="float" office:value="0.0307387" calcext:value-type="float">
            <text:p>0.0307387</text:p>
          </table:table-cell>
          <table:table-cell office:value-type="float" office:value="0.0345824" calcext:value-type="float">
            <text:p>0.0345824</text:p>
          </table:table-cell>
          <table:table-cell office:value-type="float" office:value="0.0339811" calcext:value-type="float">
            <text:p>0.0339811</text:p>
          </table:table-cell>
          <table:table-cell office:value-type="float" office:value="0.0327591" calcext:value-type="float">
            <text:p>0.0327591</text:p>
          </table:table-cell>
          <table:table-cell office:value-type="float" office:value="0.0312566" calcext:value-type="float">
            <text:p>0.0312566</text:p>
          </table:table-cell>
          <table:table-cell office:value-type="float" office:value="0.0330439" calcext:value-type="float">
            <text:p>0.0330439</text:p>
          </table:table-cell>
          <table:table-cell office:value-type="float" office:value="0.0337973" calcext:value-type="float">
            <text:p>0.0337973</text:p>
          </table:table-cell>
          <table:table-cell office:value-type="float" office:value="0.032657" calcext:value-type="float">
            <text:p>0.032657</text:p>
          </table:table-cell>
          <table:table-cell office:value-type="float" office:value="0.0345959" calcext:value-type="float">
            <text:p>0.0345959</text:p>
          </table:table-cell>
          <table:table-cell office:value-type="float" office:value="0.0354909" calcext:value-type="float">
            <text:p>0.0354909</text:p>
          </table:table-cell>
          <table:table-cell office:value-type="float" office:value="0.0326455" calcext:value-type="float">
            <text:p>0.0326455</text:p>
          </table:table-cell>
          <table:table-cell office:value-type="float" office:value="0.0342308" calcext:value-type="float">
            <text:p>0.0342308</text:p>
          </table:table-cell>
          <table:table-cell office:value-type="float" office:value="0.0354792" calcext:value-type="float">
            <text:p>0.0354792</text:p>
          </table:table-cell>
          <table:table-cell office:value-type="float" office:value="0.0367779" calcext:value-type="float">
            <text:p>0.0367779</text:p>
          </table:table-cell>
          <table:table-cell office:value-type="float" office:value="0.0371261" calcext:value-type="float">
            <text:p>0.0371261</text:p>
          </table:table-cell>
          <table:table-cell office:value-type="float" office:value="0.0310652" calcext:value-type="float">
            <text:p>0.0310652</text:p>
          </table:table-cell>
          <table:table-cell office:value-type="float" office:value="0.0263705" calcext:value-type="float">
            <text:p>0.0263705</text:p>
          </table:table-cell>
          <table:table-cell office:value-type="float" office:value="0.0327362" calcext:value-type="float">
            <text:p>0.0327362</text:p>
          </table:table-cell>
          <table:table-cell office:value-type="float" office:value="0.0272128" calcext:value-type="float">
            <text:p>0.0272128</text:p>
          </table:table-cell>
          <table:table-cell table:number-columns-repeated="2"/>
        </table:table-row>
        <table:table-row table:style-name="ro1">
          <table:table-cell table:formula="of:=[.A229]+1" office:value-type="float" office:value="23" calcext:value-type="float">
            <text:p>23</text:p>
          </table:table-cell>
          <table:table-cell office:value-type="float" office:value="0.030613" calcext:value-type="float">
            <text:p>0.030613</text:p>
          </table:table-cell>
          <table:table-cell office:value-type="float" office:value="0.0388512" calcext:value-type="float">
            <text:p>0.0388512</text:p>
          </table:table-cell>
          <table:table-cell office:value-type="float" office:value="0.0389203" calcext:value-type="float">
            <text:p>0.0389203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92229" calcext:value-type="float">
            <text:p>0.0292229</text:p>
          </table:table-cell>
          <table:table-cell office:value-type="float" office:value="0.0264891" calcext:value-type="float">
            <text:p>0.0264891</text:p>
          </table:table-cell>
          <table:table-cell office:value-type="float" office:value="0.0307354" calcext:value-type="float">
            <text:p>0.0307354</text:p>
          </table:table-cell>
          <table:table-cell office:value-type="float" office:value="0.0345785" calcext:value-type="float">
            <text:p>0.0345785</text:p>
          </table:table-cell>
          <table:table-cell office:value-type="float" office:value="0.0339773" calcext:value-type="float">
            <text:p>0.0339773</text:p>
          </table:table-cell>
          <table:table-cell office:value-type="float" office:value="0.0327555" calcext:value-type="float">
            <text:p>0.0327555</text:p>
          </table:table-cell>
          <table:table-cell office:value-type="float" office:value="0.0312531" calcext:value-type="float">
            <text:p>0.0312531</text:p>
          </table:table-cell>
          <table:table-cell office:value-type="float" office:value="0.0330401" calcext:value-type="float">
            <text:p>0.0330401</text:p>
          </table:table-cell>
          <table:table-cell office:value-type="float" office:value="0.0337935" calcext:value-type="float">
            <text:p>0.0337935</text:p>
          </table:table-cell>
          <table:table-cell office:value-type="float" office:value="0.0326533" calcext:value-type="float">
            <text:p>0.0326533</text:p>
          </table:table-cell>
          <table:table-cell office:value-type="float" office:value="0.034592" calcext:value-type="float">
            <text:p>0.034592</text:p>
          </table:table-cell>
          <table:table-cell office:value-type="float" office:value="0.0354868" calcext:value-type="float">
            <text:p>0.0354868</text:p>
          </table:table-cell>
          <table:table-cell office:value-type="float" office:value="0.0326419" calcext:value-type="float">
            <text:p>0.0326419</text:p>
          </table:table-cell>
          <table:table-cell office:value-type="float" office:value="0.034227" calcext:value-type="float">
            <text:p>0.034227</text:p>
          </table:table-cell>
          <table:table-cell office:value-type="float" office:value="0.0354752" calcext:value-type="float">
            <text:p>0.0354752</text:p>
          </table:table-cell>
          <table:table-cell office:value-type="float" office:value="0.0367736" calcext:value-type="float">
            <text:p>0.0367736</text:p>
          </table:table-cell>
          <table:table-cell office:value-type="float" office:value="0.0371218" calcext:value-type="float">
            <text:p>0.0371218</text:p>
          </table:table-cell>
          <table:table-cell office:value-type="float" office:value="0.0310618" calcext:value-type="float">
            <text:p>0.0310618</text:p>
          </table:table-cell>
          <table:table-cell office:value-type="float" office:value="0.0263677" calcext:value-type="float">
            <text:p>0.0263677</text:p>
          </table:table-cell>
          <table:table-cell office:value-type="float" office:value="0.0327326" calcext:value-type="float">
            <text:p>0.0327326</text:p>
          </table:table-cell>
          <table:table-cell office:value-type="float" office:value="0.02721" calcext:value-type="float">
            <text:p>0.02721</text:p>
          </table:table-cell>
          <table:table-cell table:number-columns-repeated="2"/>
        </table:table-row>
        <table:table-row table:style-name="ro1">
          <table:table-cell table:formula="of:=[.A230]+1" office:value-type="float" office:value="24" calcext:value-type="float">
            <text:p>24</text:p>
          </table:table-cell>
          <table:table-cell office:value-type="float" office:value="0.0306105" calcext:value-type="float">
            <text:p>0.0306105</text:p>
          </table:table-cell>
          <table:table-cell office:value-type="float" office:value="0.0388478" calcext:value-type="float">
            <text:p>0.0388478</text:p>
          </table:table-cell>
          <table:table-cell office:value-type="float" office:value="0.0389168" calcext:value-type="float">
            <text:p>0.0389168</text:p>
          </table:table-cell>
          <table:table-cell office:value-type="float" office:value="0.0205746" calcext:value-type="float">
            <text:p>0.0205746</text:p>
          </table:table-cell>
          <table:table-cell office:value-type="float" office:value="0.0292205" calcext:value-type="float">
            <text:p>0.0292205</text:p>
          </table:table-cell>
          <table:table-cell office:value-type="float" office:value="0.026487" calcext:value-type="float">
            <text:p>0.026487</text:p>
          </table:table-cell>
          <table:table-cell office:value-type="float" office:value="0.0307328" calcext:value-type="float">
            <text:p>0.0307328</text:p>
          </table:table-cell>
          <table:table-cell office:value-type="float" office:value="0.0345755" calcext:value-type="float">
            <text:p>0.0345755</text:p>
          </table:table-cell>
          <table:table-cell office:value-type="float" office:value="0.0339744" calcext:value-type="float">
            <text:p>0.0339744</text:p>
          </table:table-cell>
          <table:table-cell office:value-type="float" office:value="0.0327527" calcext:value-type="float">
            <text:p>0.0327527</text:p>
          </table:table-cell>
          <table:table-cell office:value-type="float" office:value="0.0312505" calcext:value-type="float">
            <text:p>0.0312505</text:p>
          </table:table-cell>
          <table:table-cell office:value-type="float" office:value="0.0330374" calcext:value-type="float">
            <text:p>0.0330374</text:p>
          </table:table-cell>
          <table:table-cell office:value-type="float" office:value="0.0337906" calcext:value-type="float">
            <text:p>0.0337906</text:p>
          </table:table-cell>
          <table:table-cell office:value-type="float" office:value="0.0326506" calcext:value-type="float">
            <text:p>0.0326506</text:p>
          </table:table-cell>
          <table:table-cell office:value-type="float" office:value="0.0345891" calcext:value-type="float">
            <text:p>0.0345891</text:p>
          </table:table-cell>
          <table:table-cell office:value-type="float" office:value="0.0354838" calcext:value-type="float">
            <text:p>0.0354838</text:p>
          </table:table-cell>
          <table:table-cell office:value-type="float" office:value="0.0326392" calcext:value-type="float">
            <text:p>0.0326392</text:p>
          </table:table-cell>
          <table:table-cell office:value-type="float" office:value="0.0342241" calcext:value-type="float">
            <text:p>0.0342241</text:p>
          </table:table-cell>
          <table:table-cell office:value-type="float" office:value="0.0354721" calcext:value-type="float">
            <text:p>0.0354721</text:p>
          </table:table-cell>
          <table:table-cell office:value-type="float" office:value="0.0367704" calcext:value-type="float">
            <text:p>0.0367704</text:p>
          </table:table-cell>
          <table:table-cell office:value-type="float" office:value="0.0371185" calcext:value-type="float">
            <text:p>0.0371185</text:p>
          </table:table-cell>
          <table:table-cell office:value-type="float" office:value="0.0310592" calcext:value-type="float">
            <text:p>0.0310592</text:p>
          </table:table-cell>
          <table:table-cell office:value-type="float" office:value="0.0263657" calcext:value-type="float">
            <text:p>0.0263657</text:p>
          </table:table-cell>
          <table:table-cell office:value-type="float" office:value="0.0327299" calcext:value-type="float">
            <text:p>0.0327299</text:p>
          </table:table-cell>
          <table:table-cell office:value-type="float" office:value="0.0272078" calcext:value-type="float">
            <text:p>0.0272078</text:p>
          </table:table-cell>
          <table:table-cell table:number-columns-repeated="2"/>
        </table:table-row>
        <table:table-row table:style-name="ro1">
          <table:table-cell table:formula="of:=[.A231]+1" office:value-type="float" office:value="25" calcext:value-type="float">
            <text:p>25</text:p>
          </table:table-cell>
          <table:table-cell office:value-type="float" office:value="0.0306087" calcext:value-type="float">
            <text:p>0.0306087</text:p>
          </table:table-cell>
          <table:table-cell office:value-type="float" office:value="0.0388452" calcext:value-type="float">
            <text:p>0.0388452</text:p>
          </table:table-cell>
          <table:table-cell office:value-type="float" office:value="0.0389143" calcext:value-type="float">
            <text:p>0.0389143</text:p>
          </table:table-cell>
          <table:table-cell office:value-type="float" office:value="0.0205736" calcext:value-type="float">
            <text:p>0.0205736</text:p>
          </table:table-cell>
          <table:table-cell office:value-type="float" office:value="0.0292188" calcext:value-type="float">
            <text:p>0.0292188</text:p>
          </table:table-cell>
          <table:table-cell office:value-type="float" office:value="0.0264855" calcext:value-type="float">
            <text:p>0.0264855</text:p>
          </table:table-cell>
          <table:table-cell office:value-type="float" office:value="0.0307309" calcext:value-type="float">
            <text:p>0.0307309</text:p>
          </table:table-cell>
          <table:table-cell office:value-type="float" office:value="0.0345733" calcext:value-type="float">
            <text:p>0.0345733</text:p>
          </table:table-cell>
          <table:table-cell office:value-type="float" office:value="0.0339722" calcext:value-type="float">
            <text:p>0.0339722</text:p>
          </table:table-cell>
          <table:table-cell office:value-type="float" office:value="0.0327506" calcext:value-type="float">
            <text:p>0.0327506</text:p>
          </table:table-cell>
          <table:table-cell office:value-type="float" office:value="0.0312486" calcext:value-type="float">
            <text:p>0.0312486</text:p>
          </table:table-cell>
          <table:table-cell office:value-type="float" office:value="0.0330353" calcext:value-type="float">
            <text:p>0.0330353</text:p>
          </table:table-cell>
          <table:table-cell office:value-type="float" office:value="0.0337884" calcext:value-type="float">
            <text:p>0.0337884</text:p>
          </table:table-cell>
          <table:table-cell office:value-type="float" office:value="0.0326486" calcext:value-type="float">
            <text:p>0.0326486</text:p>
          </table:table-cell>
          <table:table-cell office:value-type="float" office:value="0.0345868" calcext:value-type="float">
            <text:p>0.0345868</text:p>
          </table:table-cell>
          <table:table-cell office:value-type="float" office:value="0.0354815" calcext:value-type="float">
            <text:p>0.0354815</text:p>
          </table:table-cell>
          <table:table-cell office:value-type="float" office:value="0.0326371" calcext:value-type="float">
            <text:p>0.0326371</text:p>
          </table:table-cell>
          <table:table-cell office:value-type="float" office:value="0.0342219" calcext:value-type="float">
            <text:p>0.0342219</text:p>
          </table:table-cell>
          <table:table-cell office:value-type="float" office:value="0.0354698" calcext:value-type="float">
            <text:p>0.0354698</text:p>
          </table:table-cell>
          <table:table-cell office:value-type="float" office:value="0.0367681" calcext:value-type="float">
            <text:p>0.0367681</text:p>
          </table:table-cell>
          <table:table-cell office:value-type="float" office:value="0.0371161" calcext:value-type="float">
            <text:p>0.0371161</text:p>
          </table:table-cell>
          <table:table-cell office:value-type="float" office:value="0.0310573" calcext:value-type="float">
            <text:p>0.0310573</text:p>
          </table:table-cell>
          <table:table-cell office:value-type="float" office:value="0.0263642" calcext:value-type="float">
            <text:p>0.0263642</text:p>
          </table:table-cell>
          <table:table-cell office:value-type="float" office:value="0.0327278" calcext:value-type="float">
            <text:p>0.0327278</text:p>
          </table:table-cell>
          <table:table-cell office:value-type="float" office:value="0.0272063" calcext:value-type="float">
            <text:p>0.0272063</text:p>
          </table:table-cell>
          <table:table-cell table:number-columns-repeated="2"/>
        </table:table-row>
        <table:table-row table:style-name="ro1">
          <table:table-cell table:formula="of:=[.A232]+1" office:value-type="float" office:value="26" calcext:value-type="float">
            <text:p>26</text:p>
          </table:table-cell>
          <table:table-cell office:value-type="float" office:value="0.0306073" calcext:value-type="float">
            <text:p>0.0306073</text:p>
          </table:table-cell>
          <table:table-cell office:value-type="float" office:value="0.0388433" calcext:value-type="float">
            <text:p>0.0388433</text:p>
          </table:table-cell>
          <table:table-cell office:value-type="float" office:value="0.0389123" calcext:value-type="float">
            <text:p>0.0389123</text:p>
          </table:table-cell>
          <table:table-cell office:value-type="float" office:value="0.0205728" calcext:value-type="float">
            <text:p>0.0205728</text:p>
          </table:table-cell>
          <table:table-cell office:value-type="float" office:value="0.0292174" calcext:value-type="float">
            <text:p>0.0292174</text:p>
          </table:table-cell>
          <table:table-cell office:value-type="float" office:value="0.0264843" calcext:value-type="float">
            <text:p>0.0264843</text:p>
          </table:table-cell>
          <table:table-cell office:value-type="float" office:value="0.0307295" calcext:value-type="float">
            <text:p>0.0307295</text:p>
          </table:table-cell>
          <table:table-cell office:value-type="float" office:value="0.0345717" calcext:value-type="float">
            <text:p>0.0345717</text:p>
          </table:table-cell>
          <table:table-cell office:value-type="float" office:value="0.0339706" calcext:value-type="float">
            <text:p>0.0339706</text:p>
          </table:table-cell>
          <table:table-cell office:value-type="float" office:value="0.0327491" calcext:value-type="float">
            <text:p>0.0327491</text:p>
          </table:table-cell>
          <table:table-cell office:value-type="float" office:value="0.0312471" calcext:value-type="float">
            <text:p>0.0312471</text:p>
          </table:table-cell>
          <table:table-cell office:value-type="float" office:value="0.0330337" calcext:value-type="float">
            <text:p>0.0330337</text:p>
          </table:table-cell>
          <table:table-cell office:value-type="float" office:value="0.0337868" calcext:value-type="float">
            <text:p>0.0337868</text:p>
          </table:table-cell>
          <table:table-cell office:value-type="float" office:value="0.0326471" calcext:value-type="float">
            <text:p>0.0326471</text:p>
          </table:table-cell>
          <table:table-cell office:value-type="float" office:value="0.0345852" calcext:value-type="float">
            <text:p>0.0345852</text:p>
          </table:table-cell>
          <table:table-cell office:value-type="float" office:value="0.0354797" calcext:value-type="float">
            <text:p>0.0354797</text:p>
          </table:table-cell>
          <table:table-cell office:value-type="float" office:value="0.0326356" calcext:value-type="float">
            <text:p>0.0326356</text:p>
          </table:table-cell>
          <table:table-cell office:value-type="float" office:value="0.0342203" calcext:value-type="float">
            <text:p>0.0342203</text:p>
          </table:table-cell>
          <table:table-cell office:value-type="float" office:value="0.0354681" calcext:value-type="float">
            <text:p>0.0354681</text:p>
          </table:table-cell>
          <table:table-cell office:value-type="float" office:value="0.0367663" calcext:value-type="float">
            <text:p>0.0367663</text:p>
          </table:table-cell>
          <table:table-cell office:value-type="float" office:value="0.0371143" calcext:value-type="float">
            <text:p>0.0371143</text:p>
          </table:table-cell>
          <table:table-cell office:value-type="float" office:value="0.0310559" calcext:value-type="float">
            <text:p>0.0310559</text:p>
          </table:table-cell>
          <table:table-cell office:value-type="float" office:value="0.026363" calcext:value-type="float">
            <text:p>0.026363</text:p>
          </table:table-cell>
          <table:table-cell office:value-type="float" office:value="0.0327263" calcext:value-type="float">
            <text:p>0.0327263</text:p>
          </table:table-cell>
          <table:table-cell office:value-type="float" office:value="0.0272051" calcext:value-type="float">
            <text:p>0.0272051</text:p>
          </table:table-cell>
          <table:table-cell table:number-columns-repeated="2"/>
        </table:table-row>
        <table:table-row table:style-name="ro1">
          <table:table-cell table:formula="of:=[.A233]+1" office:value-type="float" office:value="27" calcext:value-type="float">
            <text:p>27</text:p>
          </table:table-cell>
          <table:table-cell office:value-type="float" office:value="0.0306062" calcext:value-type="float">
            <text:p>0.0306062</text:p>
          </table:table-cell>
          <table:table-cell office:value-type="float" office:value="0.0388418" calcext:value-type="float">
            <text:p>0.0388418</text:p>
          </table:table-cell>
          <table:table-cell office:value-type="float" office:value="0.0389109" calcext:value-type="float">
            <text:p>0.0389109</text:p>
          </table:table-cell>
          <table:table-cell office:value-type="float" office:value="0.0205722" calcext:value-type="float">
            <text:p>0.0205722</text:p>
          </table:table-cell>
          <table:table-cell office:value-type="float" office:value="0.0292165" calcext:value-type="float">
            <text:p>0.0292165</text:p>
          </table:table-cell>
          <table:table-cell office:value-type="float" office:value="0.0264835" calcext:value-type="float">
            <text:p>0.0264835</text:p>
          </table:table-cell>
          <table:table-cell office:value-type="float" office:value="0.0307285" calcext:value-type="float">
            <text:p>0.0307285</text:p>
          </table:table-cell>
          <table:table-cell office:value-type="float" office:value="0.0345704" calcext:value-type="float">
            <text:p>0.0345704</text:p>
          </table:table-cell>
          <table:table-cell office:value-type="float" office:value="0.0339694" calcext:value-type="float">
            <text:p>0.0339694</text:p>
          </table:table-cell>
          <table:table-cell office:value-type="float" office:value="0.0327479" calcext:value-type="float">
            <text:p>0.0327479</text:p>
          </table:table-cell>
          <table:table-cell office:value-type="float" office:value="0.0312461" calcext:value-type="float">
            <text:p>0.0312461</text:p>
          </table:table-cell>
          <table:table-cell office:value-type="float" office:value="0.0330326" calcext:value-type="float">
            <text:p>0.0330326</text:p>
          </table:table-cell>
          <table:table-cell office:value-type="float" office:value="0.0337856" calcext:value-type="float">
            <text:p>0.0337856</text:p>
          </table:table-cell>
          <table:table-cell office:value-type="float" office:value="0.0326459" calcext:value-type="float">
            <text:p>0.0326459</text:p>
          </table:table-cell>
          <table:table-cell office:value-type="float" office:value="0.034584" calcext:value-type="float">
            <text:p>0.034584</text:p>
          </table:table-cell>
          <table:table-cell office:value-type="float" office:value="0.0354785" calcext:value-type="float">
            <text:p>0.0354785</text:p>
          </table:table-cell>
          <table:table-cell office:value-type="float" office:value="0.0326345" calcext:value-type="float">
            <text:p>0.0326345</text:p>
          </table:table-cell>
          <table:table-cell office:value-type="float" office:value="0.0342191" calcext:value-type="float">
            <text:p>0.0342191</text:p>
          </table:table-cell>
          <table:table-cell office:value-type="float" office:value="0.0354668" calcext:value-type="float">
            <text:p>0.0354668</text:p>
          </table:table-cell>
          <table:table-cell office:value-type="float" office:value="0.0367649" calcext:value-type="float">
            <text:p>0.0367649</text:p>
          </table:table-cell>
          <table:table-cell office:value-type="float" office:value="0.0371129" calcext:value-type="float">
            <text:p>0.0371129</text:p>
          </table:table-cell>
          <table:table-cell office:value-type="float" office:value="0.0310548" calcext:value-type="float">
            <text:p>0.0310548</text:p>
          </table:table-cell>
          <table:table-cell office:value-type="float" office:value="0.0263622" calcext:value-type="float">
            <text:p>0.0263622</text:p>
          </table:table-cell>
          <table:table-cell office:value-type="float" office:value="0.0327251" calcext:value-type="float">
            <text:p>0.0327251</text:p>
          </table:table-cell>
          <table:table-cell office:value-type="float" office:value="0.0272042" calcext:value-type="float">
            <text:p>0.0272042</text:p>
          </table:table-cell>
          <table:table-cell table:number-columns-repeated="2"/>
        </table:table-row>
        <table:table-row table:style-name="ro1">
          <table:table-cell table:formula="of:=[.A234]+1" office:value-type="float" office:value="28" calcext:value-type="float">
            <text:p>28</text:p>
          </table:table-cell>
          <table:table-cell office:value-type="float" office:value="0.0306055" calcext:value-type="float">
            <text:p>0.0306055</text:p>
          </table:table-cell>
          <table:table-cell office:value-type="float" office:value="0.0388407" calcext:value-type="float">
            <text:p>0.0388407</text:p>
          </table:table-cell>
          <table:table-cell office:value-type="float" office:value="0.0389098" calcext:value-type="float">
            <text:p>0.0389098</text:p>
          </table:table-cell>
          <table:table-cell office:value-type="float" office:value="0.0205717" calcext:value-type="float">
            <text:p>0.0205717</text:p>
          </table:table-cell>
          <table:table-cell office:value-type="float" office:value="0.0292157" calcext:value-type="float">
            <text:p>0.0292157</text:p>
          </table:table-cell>
          <table:table-cell office:value-type="float" office:value="0.0264828" calcext:value-type="float">
            <text:p>0.0264828</text:p>
          </table:table-cell>
          <table:table-cell office:value-type="float" office:value="0.0307277" calcext:value-type="float">
            <text:p>0.0307277</text:p>
          </table:table-cell>
          <table:table-cell office:value-type="float" office:value="0.0345695" calcext:value-type="float">
            <text:p>0.0345695</text:p>
          </table:table-cell>
          <table:table-cell office:value-type="float" office:value="0.0339685" calcext:value-type="float">
            <text:p>0.0339685</text:p>
          </table:table-cell>
          <table:table-cell office:value-type="float" office:value="0.0327471" calcext:value-type="float">
            <text:p>0.0327471</text:p>
          </table:table-cell>
          <table:table-cell office:value-type="float" office:value="0.0312452" calcext:value-type="float">
            <text:p>0.0312452</text:p>
          </table:table-cell>
          <table:table-cell office:value-type="float" office:value="0.0330317" calcext:value-type="float">
            <text:p>0.0330317</text:p>
          </table:table-cell>
          <table:table-cell office:value-type="float" office:value="0.0337847" calcext:value-type="float">
            <text:p>0.0337847</text:p>
          </table:table-cell>
          <table:table-cell office:value-type="float" office:value="0.0326451" calcext:value-type="float">
            <text:p>0.0326451</text:p>
          </table:table-cell>
          <table:table-cell office:value-type="float" office:value="0.034583" calcext:value-type="float">
            <text:p>0.034583</text:p>
          </table:table-cell>
          <table:table-cell office:value-type="float" office:value="0.0354775" calcext:value-type="float">
            <text:p>0.0354775</text:p>
          </table:table-cell>
          <table:table-cell office:value-type="float" office:value="0.0326336" calcext:value-type="float">
            <text:p>0.0326336</text:p>
          </table:table-cell>
          <table:table-cell office:value-type="float" office:value="0.0342181" calcext:value-type="float">
            <text:p>0.0342181</text:p>
          </table:table-cell>
          <table:table-cell office:value-type="float" office:value="0.0354658" calcext:value-type="float">
            <text:p>0.0354658</text:p>
          </table:table-cell>
          <table:table-cell office:value-type="float" office:value="0.0367639" calcext:value-type="float">
            <text:p>0.0367639</text:p>
          </table:table-cell>
          <table:table-cell office:value-type="float" office:value="0.0371119" calcext:value-type="float">
            <text:p>0.0371119</text:p>
          </table:table-cell>
          <table:table-cell office:value-type="float" office:value="0.031054" calcext:value-type="float">
            <text:p>0.031054</text:p>
          </table:table-cell>
          <table:table-cell office:value-type="float" office:value="0.0263615" calcext:value-type="float">
            <text:p>0.0263615</text:p>
          </table:table-cell>
          <table:table-cell office:value-type="float" office:value="0.0327243" calcext:value-type="float">
            <text:p>0.0327243</text:p>
          </table:table-cell>
          <table:table-cell office:value-type="float" office:value="0.0272035" calcext:value-type="float">
            <text:p>0.0272035</text:p>
          </table:table-cell>
          <table:table-cell table:number-columns-repeated="2"/>
        </table:table-row>
        <table:table-row table:style-name="ro1">
          <table:table-cell table:formula="of:=[.A235]+1" office:value-type="float" office:value="29" calcext:value-type="float">
            <text:p>29</text:p>
          </table:table-cell>
          <table:table-cell office:value-type="float" office:value="0.0306049" calcext:value-type="float">
            <text:p>0.0306049</text:p>
          </table:table-cell>
          <table:table-cell office:value-type="float" office:value="0.0388399" calcext:value-type="float">
            <text:p>0.0388399</text:p>
          </table:table-cell>
          <table:table-cell office:value-type="float" office:value="0.038909" calcext:value-type="float">
            <text:p>0.038909</text:p>
          </table:table-cell>
          <table:table-cell office:value-type="float" office:value="0.0205714" calcext:value-type="float">
            <text:p>0.0205714</text:p>
          </table:table-cell>
          <table:table-cell office:value-type="float" office:value="0.0292151" calcext:value-type="float">
            <text:p>0.0292151</text:p>
          </table:table-cell>
          <table:table-cell office:value-type="float" office:value="0.0264823" calcext:value-type="float">
            <text:p>0.0264823</text:p>
          </table:table-cell>
          <table:table-cell office:value-type="float" office:value="0.0307271" calcext:value-type="float">
            <text:p>0.0307271</text:p>
          </table:table-cell>
          <table:table-cell office:value-type="float" office:value="0.0345688" calcext:value-type="float">
            <text:p>0.0345688</text:p>
          </table:table-cell>
          <table:table-cell office:value-type="float" office:value="0.0339678" calcext:value-type="float">
            <text:p>0.0339678</text:p>
          </table:table-cell>
          <table:table-cell office:value-type="float" office:value="0.0327464" calcext:value-type="float">
            <text:p>0.0327464</text:p>
          </table:table-cell>
          <table:table-cell office:value-type="float" office:value="0.0312446" calcext:value-type="float">
            <text:p>0.0312446</text:p>
          </table:table-cell>
          <table:table-cell office:value-type="float" office:value="0.033031" calcext:value-type="float">
            <text:p>0.033031</text:p>
          </table:table-cell>
          <table:table-cell office:value-type="float" office:value="0.033784" calcext:value-type="float">
            <text:p>0.033784</text:p>
          </table:table-cell>
          <table:table-cell office:value-type="float" office:value="0.0326444" calcext:value-type="float">
            <text:p>0.0326444</text:p>
          </table:table-cell>
          <table:table-cell office:value-type="float" office:value="0.0345823" calcext:value-type="float">
            <text:p>0.0345823</text:p>
          </table:table-cell>
          <table:table-cell office:value-type="float" office:value="0.0354768" calcext:value-type="float">
            <text:p>0.0354768</text:p>
          </table:table-cell>
          <table:table-cell office:value-type="float" office:value="0.032633" calcext:value-type="float">
            <text:p>0.032633</text:p>
          </table:table-cell>
          <table:table-cell office:value-type="float" office:value="0.0342175" calcext:value-type="float">
            <text:p>0.0342175</text:p>
          </table:table-cell>
          <table:table-cell office:value-type="float" office:value="0.0354651" calcext:value-type="float">
            <text:p>0.0354651</text:p>
          </table:table-cell>
          <table:table-cell office:value-type="float" office:value="0.0367632" calcext:value-type="float">
            <text:p>0.0367632</text:p>
          </table:table-cell>
          <table:table-cell office:value-type="float" office:value="0.0371111" calcext:value-type="float">
            <text:p>0.0371111</text:p>
          </table:table-cell>
          <table:table-cell office:value-type="float" office:value="0.0310534" calcext:value-type="float">
            <text:p>0.0310534</text:p>
          </table:table-cell>
          <table:table-cell office:value-type="float" office:value="0.0263611" calcext:value-type="float">
            <text:p>0.0263611</text:p>
          </table:table-cell>
          <table:table-cell office:value-type="float" office:value="0.0327236" calcext:value-type="float">
            <text:p>0.0327236</text:p>
          </table:table-cell>
          <table:table-cell office:value-type="float" office:value="0.027203" calcext:value-type="float">
            <text:p>0.027203</text:p>
          </table:table-cell>
          <table:table-cell table:number-columns-repeated="2"/>
        </table:table-row>
        <table:table-row table:style-name="ro1">
          <table:table-cell table:formula="of:=[.A236]+1" office:value-type="float" office:value="30" calcext:value-type="float">
            <text:p>30</text:p>
          </table:table-cell>
          <table:table-cell office:value-type="float" office:value="0.0306044" calcext:value-type="float">
            <text:p>0.0306044</text:p>
          </table:table-cell>
          <table:table-cell office:value-type="float" office:value="0.0388393" calcext:value-type="float">
            <text:p>0.0388393</text:p>
          </table:table-cell>
          <table:table-cell office:value-type="float" office:value="0.0389084" calcext:value-type="float">
            <text:p>0.0389084</text:p>
          </table:table-cell>
          <table:table-cell office:value-type="float" office:value="0.0205711" calcext:value-type="float">
            <text:p>0.0205711</text:p>
          </table:table-cell>
          <table:table-cell office:value-type="float" office:value="0.0292147" calcext:value-type="float">
            <text:p>0.0292147</text:p>
          </table:table-cell>
          <table:table-cell office:value-type="float" office:value="0.026482" calcext:value-type="float">
            <text:p>0.026482</text:p>
          </table:table-cell>
          <table:table-cell office:value-type="float" office:value="0.0307266" calcext:value-type="float">
            <text:p>0.0307266</text:p>
          </table:table-cell>
          <table:table-cell office:value-type="float" office:value="0.0345683" calcext:value-type="float">
            <text:p>0.0345683</text:p>
          </table:table-cell>
          <table:table-cell office:value-type="float" office:value="0.0339673" calcext:value-type="float">
            <text:p>0.0339673</text:p>
          </table:table-cell>
          <table:table-cell office:value-type="float" office:value="0.0327459" calcext:value-type="float">
            <text:p>0.0327459</text:p>
          </table:table-cell>
          <table:table-cell office:value-type="float" office:value="0.0312442" calcext:value-type="float">
            <text:p>0.0312442</text:p>
          </table:table-cell>
          <table:table-cell office:value-type="float" office:value="0.0330305" calcext:value-type="float">
            <text:p>0.0330305</text:p>
          </table:table-cell>
          <table:table-cell office:value-type="float" office:value="0.0337835" calcext:value-type="float">
            <text:p>0.0337835</text:p>
          </table:table-cell>
          <table:table-cell office:value-type="float" office:value="0.0326439" calcext:value-type="float">
            <text:p>0.0326439</text:p>
          </table:table-cell>
          <table:table-cell office:value-type="float" office:value="0.0345818" calcext:value-type="float">
            <text:p>0.0345818</text:p>
          </table:table-cell>
          <table:table-cell office:value-type="float" office:value="0.0354762" calcext:value-type="float">
            <text:p>0.0354762</text:p>
          </table:table-cell>
          <table:table-cell office:value-type="float" office:value="0.0326325" calcext:value-type="float">
            <text:p>0.0326325</text:p>
          </table:table-cell>
          <table:table-cell office:value-type="float" office:value="0.034217" calcext:value-type="float">
            <text:p>0.034217</text:p>
          </table:table-cell>
          <table:table-cell office:value-type="float" office:value="0.0354646" calcext:value-type="float">
            <text:p>0.0354646</text:p>
          </table:table-cell>
          <table:table-cell office:value-type="float" office:value="0.0367626" calcext:value-type="float">
            <text:p>0.0367626</text:p>
          </table:table-cell>
          <table:table-cell office:value-type="float" office:value="0.0371105" calcext:value-type="float">
            <text:p>0.0371105</text:p>
          </table:table-cell>
          <table:table-cell office:value-type="float" office:value="0.0310529" calcext:value-type="float">
            <text:p>0.0310529</text:p>
          </table:table-cell>
          <table:table-cell office:value-type="float" office:value="0.0263607" calcext:value-type="float">
            <text:p>0.0263607</text:p>
          </table:table-cell>
          <table:table-cell office:value-type="float" office:value="0.0327232" calcext:value-type="float">
            <text:p>0.0327232</text:p>
          </table:table-cell>
          <table:table-cell office:value-type="float" office:value="0.0272026" calcext:value-type="float">
            <text:p>0.0272026</text:p>
          </table:table-cell>
          <table:table-cell table:number-columns-repeated="2"/>
        </table:table-row>
        <table:table-row table:style-name="ro1">
          <table:table-cell table:formula="of:=[.A237]+1" office:value-type="float" office:value="31" calcext:value-type="float">
            <text:p>31</text:p>
          </table:table-cell>
          <table:table-cell office:value-type="float" office:value="0.0306041" calcext:value-type="float">
            <text:p>0.0306041</text:p>
          </table:table-cell>
          <table:table-cell office:value-type="float" office:value="0.0388389" calcext:value-type="float">
            <text:p>0.0388389</text:p>
          </table:table-cell>
          <table:table-cell office:value-type="float" office:value="0.0389079" calcext:value-type="float">
            <text:p>0.0389079</text:p>
          </table:table-cell>
          <table:table-cell office:value-type="float" office:value="0.020571" calcext:value-type="float">
            <text:p>0.020571</text:p>
          </table:table-cell>
          <table:table-cell office:value-type="float" office:value="0.0292144" calcext:value-type="float">
            <text:p>0.0292144</text:p>
          </table:table-cell>
          <table:table-cell office:value-type="float" office:value="0.0264817" calcext:value-type="float">
            <text:p>0.0264817</text:p>
          </table:table-cell>
          <table:table-cell office:value-type="float" office:value="0.0307263" calcext:value-type="float">
            <text:p>0.0307263</text:p>
          </table:table-cell>
          <table:table-cell office:value-type="float" office:value="0.0345679" calcext:value-type="float">
            <text:p>0.0345679</text:p>
          </table:table-cell>
          <table:table-cell office:value-type="float" office:value="0.0339669" calcext:value-type="float">
            <text:p>0.0339669</text:p>
          </table:table-cell>
          <table:table-cell office:value-type="float" office:value="0.0327456" calcext:value-type="float">
            <text:p>0.0327456</text:p>
          </table:table-cell>
          <table:table-cell office:value-type="float" office:value="0.0312438" calcext:value-type="float">
            <text:p>0.0312438</text:p>
          </table:table-cell>
          <table:table-cell office:value-type="float" office:value="0.0330302" calcext:value-type="float">
            <text:p>0.0330302</text:p>
          </table:table-cell>
          <table:table-cell office:value-type="float" office:value="0.0337831" calcext:value-type="float">
            <text:p>0.0337831</text:p>
          </table:table-cell>
          <table:table-cell office:value-type="float" office:value="0.0326436" calcext:value-type="float">
            <text:p>0.0326436</text:p>
          </table:table-cell>
          <table:table-cell office:value-type="float" office:value="0.0345814" calcext:value-type="float">
            <text:p>0.0345814</text:p>
          </table:table-cell>
          <table:table-cell office:value-type="float" office:value="0.0354758" calcext:value-type="float">
            <text:p>0.0354758</text:p>
          </table:table-cell>
          <table:table-cell office:value-type="float" office:value="0.0326321" calcext:value-type="float">
            <text:p>0.0326321</text:p>
          </table:table-cell>
          <table:table-cell office:value-type="float" office:value="0.0342166" calcext:value-type="float">
            <text:p>0.0342166</text:p>
          </table:table-cell>
          <table:table-cell office:value-type="float" office:value="0.0354642" calcext:value-type="float">
            <text:p>0.0354642</text:p>
          </table:table-cell>
          <table:table-cell office:value-type="float" office:value="0.0367622" calcext:value-type="float">
            <text:p>0.0367622</text:p>
          </table:table-cell>
          <table:table-cell office:value-type="float" office:value="0.0371101" calcext:value-type="float">
            <text:p>0.0371101</text:p>
          </table:table-cell>
          <table:table-cell office:value-type="float" office:value="0.0310526" calcext:value-type="float">
            <text:p>0.0310526</text:p>
          </table:table-cell>
          <table:table-cell office:value-type="float" office:value="0.0263604" calcext:value-type="float">
            <text:p>0.0263604</text:p>
          </table:table-cell>
          <table:table-cell office:value-type="float" office:value="0.0327228" calcext:value-type="float">
            <text:p>0.0327228</text:p>
          </table:table-cell>
          <table:table-cell office:value-type="float" office:value="0.0272023" calcext:value-type="float">
            <text:p>0.0272023</text:p>
          </table:table-cell>
          <table:table-cell table:number-columns-repeated="2"/>
        </table:table-row>
        <table:table-row table:style-name="ro1">
          <table:table-cell table:formula="of:=[.A238]+1" office:value-type="float" office:value="32" calcext:value-type="float">
            <text:p>32</text:p>
          </table:table-cell>
          <table:table-cell office:value-type="float" office:value="0.0306039" calcext:value-type="float">
            <text:p>0.0306039</text:p>
          </table:table-cell>
          <table:table-cell office:value-type="float" office:value="0.0388385" calcext:value-type="float">
            <text:p>0.0388385</text:p>
          </table:table-cell>
          <table:table-cell office:value-type="float" office:value="0.0389076" calcext:value-type="float">
            <text:p>0.0389076</text:p>
          </table:table-cell>
          <table:table-cell office:value-type="float" office:value="0.0205708" calcext:value-type="float">
            <text:p>0.0205708</text:p>
          </table:table-cell>
          <table:table-cell office:value-type="float" office:value="0.0292142" calcext:value-type="float">
            <text:p>0.0292142</text:p>
          </table:table-cell>
          <table:table-cell office:value-type="float" office:value="0.0264815" calcext:value-type="float">
            <text:p>0.0264815</text:p>
          </table:table-cell>
          <table:table-cell office:value-type="float" office:value="0.030726" calcext:value-type="float">
            <text:p>0.030726</text:p>
          </table:table-cell>
          <table:table-cell office:value-type="float" office:value="0.0345676" calcext:value-type="float">
            <text:p>0.0345676</text:p>
          </table:table-cell>
          <table:table-cell office:value-type="float" office:value="0.0339666" calcext:value-type="float">
            <text:p>0.0339666</text:p>
          </table:table-cell>
          <table:table-cell office:value-type="float" office:value="0.0327453" calcext:value-type="float">
            <text:p>0.0327453</text:p>
          </table:table-cell>
          <table:table-cell office:value-type="float" office:value="0.0312436" calcext:value-type="float">
            <text:p>0.0312436</text:p>
          </table:table-cell>
          <table:table-cell office:value-type="float" office:value="0.0330299" calcext:value-type="float">
            <text:p>0.0330299</text:p>
          </table:table-cell>
          <table:table-cell office:value-type="float" office:value="0.0337829" calcext:value-type="float">
            <text:p>0.0337829</text:p>
          </table:table-cell>
          <table:table-cell office:value-type="float" office:value="0.0326433" calcext:value-type="float">
            <text:p>0.0326433</text:p>
          </table:table-cell>
          <table:table-cell office:value-type="float" office:value="0.0345811" calcext:value-type="float">
            <text:p>0.0345811</text:p>
          </table:table-cell>
          <table:table-cell office:value-type="float" office:value="0.0354755" calcext:value-type="float">
            <text:p>0.0354755</text:p>
          </table:table-cell>
          <table:table-cell office:value-type="float" office:value="0.0326318" calcext:value-type="float">
            <text:p>0.0326318</text:p>
          </table:table-cell>
          <table:table-cell office:value-type="float" office:value="0.0342163" calcext:value-type="float">
            <text:p>0.0342163</text:p>
          </table:table-cell>
          <table:table-cell office:value-type="float" office:value="0.0354639" calcext:value-type="float">
            <text:p>0.0354639</text:p>
          </table:table-cell>
          <table:table-cell office:value-type="float" office:value="0.0367618" calcext:value-type="float">
            <text:p>0.0367618</text:p>
          </table:table-cell>
          <table:table-cell office:value-type="float" office:value="0.0371098" calcext:value-type="float">
            <text:p>0.0371098</text:p>
          </table:table-cell>
          <table:table-cell office:value-type="float" office:value="0.0310523" calcext:value-type="float">
            <text:p>0.0310523</text:p>
          </table:table-cell>
          <table:table-cell office:value-type="float" office:value="0.0263602" calcext:value-type="float">
            <text:p>0.0263602</text:p>
          </table:table-cell>
          <table:table-cell office:value-type="float" office:value="0.0327225" calcext:value-type="float">
            <text:p>0.0327225</text:p>
          </table:table-cell>
          <table:table-cell office:value-type="float" office:value="0.0272021" calcext:value-type="float">
            <text:p>0.0272021</text:p>
          </table:table-cell>
          <table:table-cell table:number-columns-repeated="2"/>
        </table:table-row>
        <table:table-row table:style-name="ro1">
          <table:table-cell table:formula="of:=[.A239]+1" office:value-type="float" office:value="33" calcext:value-type="float">
            <text:p>33</text:p>
          </table:table-cell>
          <table:table-cell office:value-type="float" office:value="0.0306037" calcext:value-type="float">
            <text:p>0.0306037</text:p>
          </table:table-cell>
          <table:table-cell office:value-type="float" office:value="0.0388383" calcext:value-type="float">
            <text:p>0.0388383</text:p>
          </table:table-cell>
          <table:table-cell office:value-type="float" office:value="0.0389074" calcext:value-type="float">
            <text:p>0.0389074</text:p>
          </table:table-cell>
          <table:table-cell office:value-type="float" office:value="0.0205707" calcext:value-type="float">
            <text:p>0.0205707</text:p>
          </table:table-cell>
          <table:table-cell office:value-type="float" office:value="0.029214" calcext:value-type="float">
            <text:p>0.029214</text:p>
          </table:table-cell>
          <table:table-cell office:value-type="float" office:value="0.0264813" calcext:value-type="float">
            <text:p>0.0264813</text:p>
          </table:table-cell>
          <table:table-cell office:value-type="float" office:value="0.0307258" calcext:value-type="float">
            <text:p>0.0307258</text:p>
          </table:table-cell>
          <table:table-cell office:value-type="float" office:value="0.0345674" calcext:value-type="float">
            <text:p>0.0345674</text:p>
          </table:table-cell>
          <table:table-cell office:value-type="float" office:value="0.0339664" calcext:value-type="float">
            <text:p>0.0339664</text:p>
          </table:table-cell>
          <table:table-cell office:value-type="float" office:value="0.0327451" calcext:value-type="float">
            <text:p>0.0327451</text:p>
          </table:table-cell>
          <table:table-cell office:value-type="float" office:value="0.0312434" calcext:value-type="float">
            <text:p>0.0312434</text:p>
          </table:table-cell>
          <table:table-cell office:value-type="float" office:value="0.0330297" calcext:value-type="float">
            <text:p>0.0330297</text:p>
          </table:table-cell>
          <table:table-cell office:value-type="float" office:value="0.0337826" calcext:value-type="float">
            <text:p>0.0337826</text:p>
          </table:table-cell>
          <table:table-cell office:value-type="float" office:value="0.0326431" calcext:value-type="float">
            <text:p>0.0326431</text:p>
          </table:table-cell>
          <table:table-cell office:value-type="float" office:value="0.0345809" calcext:value-type="float">
            <text:p>0.0345809</text:p>
          </table:table-cell>
          <table:table-cell office:value-type="float" office:value="0.0354753" calcext:value-type="float">
            <text:p>0.0354753</text:p>
          </table:table-cell>
          <table:table-cell office:value-type="float" office:value="0.0326316" calcext:value-type="float">
            <text:p>0.0326316</text:p>
          </table:table-cell>
          <table:table-cell office:value-type="float" office:value="0.0342161" calcext:value-type="float">
            <text:p>0.0342161</text:p>
          </table:table-cell>
          <table:table-cell office:value-type="float" office:value="0.0354636" calcext:value-type="float">
            <text:p>0.0354636</text:p>
          </table:table-cell>
          <table:table-cell office:value-type="float" office:value="0.0367616" calcext:value-type="float">
            <text:p>0.0367616</text:p>
          </table:table-cell>
          <table:table-cell office:value-type="float" office:value="0.0371095" calcext:value-type="float">
            <text:p>0.0371095</text:p>
          </table:table-cell>
          <table:table-cell office:value-type="float" office:value="0.0310521" calcext:value-type="float">
            <text:p>0.0310521</text:p>
          </table:table-cell>
          <table:table-cell office:value-type="float" office:value="0.0263601" calcext:value-type="float">
            <text:p>0.0263601</text:p>
          </table:table-cell>
          <table:table-cell office:value-type="float" office:value="0.0327223" calcext:value-type="float">
            <text:p>0.0327223</text:p>
          </table:table-cell>
          <table:table-cell office:value-type="float" office:value="0.027202" calcext:value-type="float">
            <text:p>0.027202</text:p>
          </table:table-cell>
          <table:table-cell table:number-columns-repeated="2"/>
        </table:table-row>
        <table:table-row table:style-name="ro1">
          <table:table-cell table:formula="of:=[.A240]+1" office:value-type="float" office:value="34" calcext:value-type="float">
            <text:p>34</text:p>
          </table:table-cell>
          <table:table-cell office:value-type="float" office:value="0.0306035" calcext:value-type="float">
            <text:p>0.0306035</text:p>
          </table:table-cell>
          <table:table-cell office:value-type="float" office:value="0.0388381" calcext:value-type="float">
            <text:p>0.0388381</text:p>
          </table:table-cell>
          <table:table-cell office:value-type="float" office:value="0.0389072" calcext:value-type="float">
            <text:p>0.0389072</text:p>
          </table:table-cell>
          <table:table-cell office:value-type="float" office:value="0.0205706" calcext:value-type="float">
            <text:p>0.0205706</text:p>
          </table:table-cell>
          <table:table-cell office:value-type="float" office:value="0.0292139" calcext:value-type="float">
            <text:p>0.0292139</text:p>
          </table:table-cell>
          <table:table-cell office:value-type="float" office:value="0.0264812" calcext:value-type="float">
            <text:p>0.0264812</text:p>
          </table:table-cell>
          <table:table-cell office:value-type="float" office:value="0.0307257" calcext:value-type="float">
            <text:p>0.0307257</text:p>
          </table:table-cell>
          <table:table-cell office:value-type="float" office:value="0.0345672" calcext:value-type="float">
            <text:p>0.0345672</text:p>
          </table:table-cell>
          <table:table-cell office:value-type="float" office:value="0.0339662" calcext:value-type="float">
            <text:p>0.0339662</text:p>
          </table:table-cell>
          <table:table-cell office:value-type="float" office:value="0.0327449" calcext:value-type="float">
            <text:p>0.0327449</text:p>
          </table:table-cell>
          <table:table-cell office:value-type="float" office:value="0.0312432" calcext:value-type="float">
            <text:p>0.0312432</text:p>
          </table:table-cell>
          <table:table-cell office:value-type="float" office:value="0.0330295" calcext:value-type="float">
            <text:p>0.0330295</text:p>
          </table:table-cell>
          <table:table-cell office:value-type="float" office:value="0.0337825" calcext:value-type="float">
            <text:p>0.0337825</text:p>
          </table:table-cell>
          <table:table-cell office:value-type="float" office:value="0.0326429" calcext:value-type="float">
            <text:p>0.0326429</text:p>
          </table:table-cell>
          <table:table-cell office:value-type="float" office:value="0.0345807" calcext:value-type="float">
            <text:p>0.0345807</text:p>
          </table:table-cell>
          <table:table-cell office:value-type="float" office:value="0.0354751" calcext:value-type="float">
            <text:p>0.0354751</text:p>
          </table:table-cell>
          <table:table-cell office:value-type="float" office:value="0.0326315" calcext:value-type="float">
            <text:p>0.0326315</text:p>
          </table:table-cell>
          <table:table-cell office:value-type="float" office:value="0.0342159" calcext:value-type="float">
            <text:p>0.0342159</text:p>
          </table:table-cell>
          <table:table-cell office:value-type="float" office:value="0.0354635" calcext:value-type="float">
            <text:p>0.0354635</text:p>
          </table:table-cell>
          <table:table-cell office:value-type="float" office:value="0.0367614" calcext:value-type="float">
            <text:p>0.0367614</text:p>
          </table:table-cell>
          <table:table-cell office:value-type="float" office:value="0.0371094" calcext:value-type="float">
            <text:p>0.0371094</text:p>
          </table:table-cell>
          <table:table-cell office:value-type="float" office:value="0.031052" calcext:value-type="float">
            <text:p>0.031052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327222" calcext:value-type="float">
            <text:p>0.0327222</text:p>
          </table:table-cell>
          <table:table-cell office:value-type="float" office:value="0.0272018" calcext:value-type="float">
            <text:p>0.0272018</text:p>
          </table:table-cell>
          <table:table-cell table:number-columns-repeated="2"/>
        </table:table-row>
        <table:table-row table:style-name="ro1">
          <table:table-cell table:formula="of:=[.A241]+1" office:value-type="float" office:value="35" calcext:value-type="float">
            <text:p>35</text:p>
          </table:table-cell>
          <table:table-cell office:value-type="float" office:value="0.0306034" calcext:value-type="float">
            <text:p>0.0306034</text:p>
          </table:table-cell>
          <table:table-cell office:value-type="float" office:value="0.0388379" calcext:value-type="float">
            <text:p>0.0388379</text:p>
          </table:table-cell>
          <table:table-cell office:value-type="float" office:value="0.038907" calcext:value-type="float">
            <text:p>0.038907</text:p>
          </table:table-cell>
          <table:table-cell office:value-type="float" office:value="0.0205706" calcext:value-type="float">
            <text:p>0.0205706</text:p>
          </table:table-cell>
          <table:table-cell office:value-type="float" office:value="0.0292138" calcext:value-type="float">
            <text:p>0.0292138</text:p>
          </table:table-cell>
          <table:table-cell office:value-type="float" office:value="0.0264811" calcext:value-type="float">
            <text:p>0.0264811</text:p>
          </table:table-cell>
          <table:table-cell office:value-type="float" office:value="0.0307256" calcext:value-type="float">
            <text:p>0.0307256</text:p>
          </table:table-cell>
          <table:table-cell office:value-type="float" office:value="0.0345671" calcext:value-type="float">
            <text:p>0.0345671</text:p>
          </table:table-cell>
          <table:table-cell office:value-type="float" office:value="0.0339661" calcext:value-type="float">
            <text:p>0.0339661</text:p>
          </table:table-cell>
          <table:table-cell office:value-type="float" office:value="0.0327448" calcext:value-type="float">
            <text:p>0.0327448</text:p>
          </table:table-cell>
          <table:table-cell office:value-type="float" office:value="0.0312431" calcext:value-type="float">
            <text:p>0.0312431</text:p>
          </table:table-cell>
          <table:table-cell office:value-type="float" office:value="0.0330294" calcext:value-type="float">
            <text:p>0.0330294</text:p>
          </table:table-cell>
          <table:table-cell office:value-type="float" office:value="0.0337824" calcext:value-type="float">
            <text:p>0.0337824</text:p>
          </table:table-cell>
          <table:table-cell office:value-type="float" office:value="0.0326428" calcext:value-type="float">
            <text:p>0.0326428</text:p>
          </table:table-cell>
          <table:table-cell office:value-type="float" office:value="0.0345806" calcext:value-type="float">
            <text:p>0.0345806</text:p>
          </table:table-cell>
          <table:table-cell office:value-type="float" office:value="0.035475" calcext:value-type="float">
            <text:p>0.035475</text:p>
          </table:table-cell>
          <table:table-cell office:value-type="float" office:value="0.0326314" calcext:value-type="float">
            <text:p>0.0326314</text:p>
          </table:table-cell>
          <table:table-cell office:value-type="float" office:value="0.0342158" calcext:value-type="float">
            <text:p>0.0342158</text:p>
          </table:table-cell>
          <table:table-cell office:value-type="float" office:value="0.0354633" calcext:value-type="float">
            <text:p>0.0354633</text:p>
          </table:table-cell>
          <table:table-cell office:value-type="float" office:value="0.0367613" calcext:value-type="float">
            <text:p>0.0367613</text:p>
          </table:table-cell>
          <table:table-cell office:value-type="float" office:value="0.0371092" calcext:value-type="float">
            <text:p>0.0371092</text:p>
          </table:table-cell>
          <table:table-cell office:value-type="float" office:value="0.0310519" calcext:value-type="float">
            <text:p>0.0310519</text:p>
          </table:table-cell>
          <table:table-cell office:value-type="float" office:value="0.0263599" calcext:value-type="float">
            <text:p>0.0263599</text:p>
          </table:table-cell>
          <table:table-cell office:value-type="float" office:value="0.0327221" calcext:value-type="float">
            <text:p>0.0327221</text:p>
          </table:table-cell>
          <table:table-cell office:value-type="float" office:value="0.0272018" calcext:value-type="float">
            <text:p>0.0272018</text:p>
          </table:table-cell>
          <table:table-cell table:number-columns-repeated="2"/>
        </table:table-row>
        <table:table-row table:style-name="ro1">
          <table:table-cell table:formula="of:=[.A242]+1" office:value-type="float" office:value="36" calcext:value-type="float">
            <text:p>36</text:p>
          </table:table-cell>
          <table:table-cell office:value-type="float" office:value="0.0306033" calcext:value-type="float">
            <text:p>0.0306033</text:p>
          </table:table-cell>
          <table:table-cell office:value-type="float" office:value="0.0388378" calcext:value-type="float">
            <text:p>0.0388378</text:p>
          </table:table-cell>
          <table:table-cell office:value-type="float" office:value="0.0389069" calcext:value-type="float">
            <text:p>0.0389069</text:p>
          </table:table-cell>
          <table:table-cell office:value-type="float" office:value="0.0205705" calcext:value-type="float">
            <text:p>0.0205705</text:p>
          </table:table-cell>
          <table:table-cell office:value-type="float" office:value="0.0292137" calcext:value-type="float">
            <text:p>0.0292137</text:p>
          </table:table-cell>
          <table:table-cell office:value-type="float" office:value="0.0264811" calcext:value-type="float">
            <text:p>0.0264811</text:p>
          </table:table-cell>
          <table:table-cell office:value-type="float" office:value="0.0307255" calcext:value-type="float">
            <text:p>0.0307255</text:p>
          </table:table-cell>
          <table:table-cell office:value-type="float" office:value="0.034567" calcext:value-type="float">
            <text:p>0.034567</text:p>
          </table:table-cell>
          <table:table-cell office:value-type="float" office:value="0.033966" calcext:value-type="float">
            <text:p>0.033966</text:p>
          </table:table-cell>
          <table:table-cell office:value-type="float" office:value="0.0327447" calcext:value-type="float">
            <text:p>0.0327447</text:p>
          </table:table-cell>
          <table:table-cell office:value-type="float" office:value="0.031243" calcext:value-type="float">
            <text:p>0.031243</text:p>
          </table:table-cell>
          <table:table-cell office:value-type="float" office:value="0.0330293" calcext:value-type="float">
            <text:p>0.0330293</text:p>
          </table:table-cell>
          <table:table-cell office:value-type="float" office:value="0.0337823" calcext:value-type="float">
            <text:p>0.0337823</text:p>
          </table:table-cell>
          <table:table-cell office:value-type="float" office:value="0.0326427" calcext:value-type="float">
            <text:p>0.0326427</text:p>
          </table:table-cell>
          <table:table-cell office:value-type="float" office:value="0.0345805" calcext:value-type="float">
            <text:p>0.0345805</text:p>
          </table:table-cell>
          <table:table-cell office:value-type="float" office:value="0.0354749" calcext:value-type="float">
            <text:p>0.0354749</text:p>
          </table:table-cell>
          <table:table-cell office:value-type="float" office:value="0.0326313" calcext:value-type="float">
            <text:p>0.0326313</text:p>
          </table:table-cell>
          <table:table-cell office:value-type="float" office:value="0.0342157" calcext:value-type="float">
            <text:p>0.0342157</text:p>
          </table:table-cell>
          <table:table-cell office:value-type="float" office:value="0.0354632" calcext:value-type="float">
            <text:p>0.0354632</text:p>
          </table:table-cell>
          <table:table-cell office:value-type="float" office:value="0.0367612" calcext:value-type="float">
            <text:p>0.0367612</text:p>
          </table:table-cell>
          <table:table-cell office:value-type="float" office:value="0.0371091" calcext:value-type="float">
            <text:p>0.0371091</text:p>
          </table:table-cell>
          <table:table-cell office:value-type="float" office:value="0.0310518" calcext:value-type="float">
            <text:p>0.0310518</text:p>
          </table:table-cell>
          <table:table-cell office:value-type="float" office:value="0.0263598" calcext:value-type="float">
            <text:p>0.0263598</text:p>
          </table:table-cell>
          <table:table-cell office:value-type="float" office:value="0.032722" calcext:value-type="float">
            <text:p>0.032722</text:p>
          </table:table-cell>
          <table:table-cell office:value-type="float" office:value="0.0272017" calcext:value-type="float">
            <text:p>0.0272017</text:p>
          </table:table-cell>
          <table:table-cell table:number-columns-repeated="2"/>
        </table:table-row>
        <table:table-row table:style-name="ro1">
          <table:table-cell table:formula="of:=[.A243]+1" office:value-type="float" office:value="37" calcext:value-type="float">
            <text:p>37</text:p>
          </table:table-cell>
          <table:table-cell office:value-type="float" office:value="0.0306033" calcext:value-type="float">
            <text:p>0.0306033</text:p>
          </table:table-cell>
          <table:table-cell office:value-type="float" office:value="0.0388378" calcext:value-type="float">
            <text:p>0.0388378</text:p>
          </table:table-cell>
          <table:table-cell office:value-type="float" office:value="0.0389068" calcext:value-type="float">
            <text:p>0.0389068</text:p>
          </table:table-cell>
          <table:table-cell office:value-type="float" office:value="0.0205705" calcext:value-type="float">
            <text:p>0.0205705</text:p>
          </table:table-cell>
          <table:table-cell office:value-type="float" office:value="0.0292136" calcext:value-type="float">
            <text:p>0.0292136</text:p>
          </table:table-cell>
          <table:table-cell office:value-type="float" office:value="0.026481" calcext:value-type="float">
            <text:p>0.026481</text:p>
          </table:table-cell>
          <table:table-cell office:value-type="float" office:value="0.0307255" calcext:value-type="float">
            <text:p>0.0307255</text:p>
          </table:table-cell>
          <table:table-cell office:value-type="float" office:value="0.0345669" calcext:value-type="float">
            <text:p>0.0345669</text:p>
          </table:table-cell>
          <table:table-cell office:value-type="float" office:value="0.033966" calcext:value-type="float">
            <text:p>0.033966</text:p>
          </table:table-cell>
          <table:table-cell office:value-type="float" office:value="0.0327447" calcext:value-type="float">
            <text:p>0.0327447</text:p>
          </table:table-cell>
          <table:table-cell office:value-type="float" office:value="0.031243" calcext:value-type="float">
            <text:p>0.031243</text:p>
          </table:table-cell>
          <table:table-cell office:value-type="float" office:value="0.0330293" calcext:value-type="float">
            <text:p>0.0330293</text:p>
          </table:table-cell>
          <table:table-cell office:value-type="float" office:value="0.0337822" calcext:value-type="float">
            <text:p>0.0337822</text:p>
          </table:table-cell>
          <table:table-cell office:value-type="float" office:value="0.0326427" calcext:value-type="float">
            <text:p>0.0326427</text:p>
          </table:table-cell>
          <table:table-cell office:value-type="float" office:value="0.0345804" calcext:value-type="float">
            <text:p>0.0345804</text:p>
          </table:table-cell>
          <table:table-cell office:value-type="float" office:value="0.0354748" calcext:value-type="float">
            <text:p>0.0354748</text:p>
          </table:table-cell>
          <table:table-cell office:value-type="float" office:value="0.0326312" calcext:value-type="float">
            <text:p>0.0326312</text:p>
          </table:table-cell>
          <table:table-cell office:value-type="float" office:value="0.0342156" calcext:value-type="float">
            <text:p>0.0342156</text:p>
          </table:table-cell>
          <table:table-cell office:value-type="float" office:value="0.0354632" calcext:value-type="float">
            <text:p>0.0354632</text:p>
          </table:table-cell>
          <table:table-cell office:value-type="float" office:value="0.0367611" calcext:value-type="float">
            <text:p>0.0367611</text:p>
          </table:table-cell>
          <table:table-cell office:value-type="float" office:value="0.0371091" calcext:value-type="float">
            <text:p>0.0371091</text:p>
          </table:table-cell>
          <table:table-cell office:value-type="float" office:value="0.0310518" calcext:value-type="float">
            <text:p>0.0310518</text:p>
          </table:table-cell>
          <table:table-cell office:value-type="float" office:value="0.0263598" calcext:value-type="float">
            <text:p>0.0263598</text:p>
          </table:table-cell>
          <table:table-cell office:value-type="float" office:value="0.0327219" calcext:value-type="float">
            <text:p>0.0327219</text:p>
          </table:table-cell>
          <table:table-cell office:value-type="float" office:value="0.0272016" calcext:value-type="float">
            <text:p>0.0272016</text:p>
          </table:table-cell>
          <table:table-cell table:number-columns-repeated="2"/>
        </table:table-row>
        <table:table-row table:style-name="ro1">
          <table:table-cell table:formula="of:=[.A244]+1" office:value-type="float" office:value="38" calcext:value-type="float">
            <text:p>38</text:p>
          </table:table-cell>
          <table:table-cell office:value-type="float" office:value="0.0306032" calcext:value-type="float">
            <text:p>0.0306032</text:p>
          </table:table-cell>
          <table:table-cell office:value-type="float" office:value="0.0388377" calcext:value-type="float">
            <text:p>0.0388377</text:p>
          </table:table-cell>
          <table:table-cell office:value-type="float" office:value="0.0389068" calcext:value-type="float">
            <text:p>0.0389068</text:p>
          </table:table-cell>
          <table:table-cell office:value-type="float" office:value="0.0205705" calcext:value-type="float">
            <text:p>0.0205705</text:p>
          </table:table-cell>
          <table:table-cell office:value-type="float" office:value="0.0292136" calcext:value-type="float">
            <text:p>0.0292136</text:p>
          </table:table-cell>
          <table:table-cell office:value-type="float" office:value="0.026481" calcext:value-type="float">
            <text:p>0.026481</text:p>
          </table:table-cell>
          <table:table-cell office:value-type="float" office:value="0.0307254" calcext:value-type="float">
            <text:p>0.0307254</text:p>
          </table:table-cell>
          <table:table-cell office:value-type="float" office:value="0.0345669" calcext:value-type="float">
            <text:p>0.0345669</text:p>
          </table:table-cell>
          <table:table-cell office:value-type="float" office:value="0.0339659" calcext:value-type="float">
            <text:p>0.0339659</text:p>
          </table:table-cell>
          <table:table-cell office:value-type="float" office:value="0.0327446" calcext:value-type="float">
            <text:p>0.0327446</text:p>
          </table:table-cell>
          <table:table-cell office:value-type="float" office:value="0.0312429" calcext:value-type="float">
            <text:p>0.0312429</text:p>
          </table:table-cell>
          <table:table-cell office:value-type="float" office:value="0.0330292" calcext:value-type="float">
            <text:p>0.0330292</text:p>
          </table:table-cell>
          <table:table-cell office:value-type="float" office:value="0.0337822" calcext:value-type="float">
            <text:p>0.0337822</text:p>
          </table:table-cell>
          <table:table-cell office:value-type="float" office:value="0.0326426" calcext:value-type="float">
            <text:p>0.0326426</text:p>
          </table:table-cell>
          <table:table-cell office:value-type="float" office:value="0.0345804" calcext:value-type="float">
            <text:p>0.0345804</text:p>
          </table:table-cell>
          <table:table-cell office:value-type="float" office:value="0.0354748" calcext:value-type="float">
            <text:p>0.0354748</text:p>
          </table:table-cell>
          <table:table-cell office:value-type="float" office:value="0.0326312" calcext:value-type="float">
            <text:p>0.0326312</text:p>
          </table:table-cell>
          <table:table-cell office:value-type="float" office:value="0.0342156" calcext:value-type="float">
            <text:p>0.0342156</text:p>
          </table:table-cell>
          <table:table-cell office:value-type="float" office:value="0.0354631" calcext:value-type="float">
            <text:p>0.0354631</text:p>
          </table:table-cell>
          <table:table-cell office:value-type="float" office:value="0.0367611" calcext:value-type="float">
            <text:p>0.0367611</text:p>
          </table:table-cell>
          <table:table-cell office:value-type="float" office:value="0.037109" calcext:value-type="float">
            <text:p>0.037109</text:p>
          </table:table-cell>
          <table:table-cell office:value-type="float" office:value="0.0310517" calcext:value-type="float">
            <text:p>0.0310517</text:p>
          </table:table-cell>
          <table:table-cell office:value-type="float" office:value="0.0263597" calcext:value-type="float">
            <text:p>0.0263597</text:p>
          </table:table-cell>
          <table:table-cell office:value-type="float" office:value="0.0327219" calcext:value-type="float">
            <text:p>0.0327219</text:p>
          </table:table-cell>
          <table:table-cell office:value-type="float" office:value="0.0272016" calcext:value-type="float">
            <text:p>0.0272016</text:p>
          </table:table-cell>
          <table:table-cell table:number-columns-repeated="2"/>
        </table:table-row>
        <table:table-row table:style-name="ro1">
          <table:table-cell table:formula="of:=[.A245]+1" office:value-type="float" office:value="39" calcext:value-type="float">
            <text:p>39</text:p>
          </table:table-cell>
          <table:table-cell office:value-type="float" office:value="0.0306032" calcext:value-type="float">
            <text:p>0.0306032</text:p>
          </table:table-cell>
          <table:table-cell office:value-type="float" office:value="0.0388377" calcext:value-type="float">
            <text:p>0.0388377</text:p>
          </table:table-cell>
          <table:table-cell office:value-type="float" office:value="0.0389067" calcext:value-type="float">
            <text:p>0.0389067</text:p>
          </table:table-cell>
          <table:table-cell office:value-type="float" office:value="0.0205705" calcext:value-type="float">
            <text:p>0.0205705</text:p>
          </table:table-cell>
          <table:table-cell office:value-type="float" office:value="0.0292136" calcext:value-type="float">
            <text:p>0.0292136</text:p>
          </table:table-cell>
          <table:table-cell office:value-type="float" office:value="0.026481" calcext:value-type="float">
            <text:p>0.026481</text:p>
          </table:table-cell>
          <table:table-cell office:value-type="float" office:value="0.0307254" calcext:value-type="float">
            <text:p>0.0307254</text:p>
          </table:table-cell>
          <table:table-cell office:value-type="float" office:value="0.0345668" calcext:value-type="float">
            <text:p>0.0345668</text:p>
          </table:table-cell>
          <table:table-cell office:value-type="float" office:value="0.0339659" calcext:value-type="float">
            <text:p>0.0339659</text:p>
          </table:table-cell>
          <table:table-cell office:value-type="float" office:value="0.0327446" calcext:value-type="float">
            <text:p>0.0327446</text:p>
          </table:table-cell>
          <table:table-cell office:value-type="float" office:value="0.0312429" calcext:value-type="float">
            <text:p>0.0312429</text:p>
          </table:table-cell>
          <table:table-cell office:value-type="float" office:value="0.0330292" calcext:value-type="float">
            <text:p>0.0330292</text:p>
          </table:table-cell>
          <table:table-cell office:value-type="float" office:value="0.0337821" calcext:value-type="float">
            <text:p>0.0337821</text:p>
          </table:table-cell>
          <table:table-cell office:value-type="float" office:value="0.0326426" calcext:value-type="float">
            <text:p>0.0326426</text:p>
          </table:table-cell>
          <table:table-cell office:value-type="float" office:value="0.0345804" calcext:value-type="float">
            <text:p>0.0345804</text:p>
          </table:table-cell>
          <table:table-cell office:value-type="float" office:value="0.0354747" calcext:value-type="float">
            <text:p>0.0354747</text:p>
          </table:table-cell>
          <table:table-cell office:value-type="float" office:value="0.0326311" calcext:value-type="float">
            <text:p>0.0326311</text:p>
          </table:table-cell>
          <table:table-cell office:value-type="float" office:value="0.0342155" calcext:value-type="float">
            <text:p>0.0342155</text:p>
          </table:table-cell>
          <table:table-cell office:value-type="float" office:value="0.0354631" calcext:value-type="float">
            <text:p>0.0354631</text:p>
          </table:table-cell>
          <table:table-cell office:value-type="float" office:value="0.036761" calcext:value-type="float">
            <text:p>0.036761</text:p>
          </table:table-cell>
          <table:table-cell office:value-type="float" office:value="0.037109" calcext:value-type="float">
            <text:p>0.037109</text:p>
          </table:table-cell>
          <table:table-cell office:value-type="float" office:value="0.0310517" calcext:value-type="float">
            <text:p>0.0310517</text:p>
          </table:table-cell>
          <table:table-cell office:value-type="float" office:value="0.0263597" calcext:value-type="float">
            <text:p>0.0263597</text:p>
          </table:table-cell>
          <table:table-cell office:value-type="float" office:value="0.0327218" calcext:value-type="float">
            <text:p>0.0327218</text:p>
          </table:table-cell>
          <table:table-cell office:value-type="float" office:value="0.0272016" calcext:value-type="float">
            <text:p>0.0272016</text:p>
          </table:table-cell>
          <table:table-cell table:number-columns-repeated="2"/>
        </table:table-row>
        <table:table-row table:style-name="ro1">
          <table:table-cell table:formula="of:=[.A246]+1" office:value-type="float" office:value="40" calcext:value-type="float">
            <text:p>40</text:p>
          </table:table-cell>
          <table:table-cell office:value-type="float" office:value="0.0306032" calcext:value-type="float">
            <text:p>0.0306032</text:p>
          </table:table-cell>
          <table:table-cell office:value-type="float" office:value="0.0388376" calcext:value-type="float">
            <text:p>0.0388376</text:p>
          </table:table-cell>
          <table:table-cell office:value-type="float" office:value="0.0389067" calcext:value-type="float">
            <text:p>0.0389067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6" calcext:value-type="float">
            <text:p>0.0292136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4" calcext:value-type="float">
            <text:p>0.0307254</text:p>
          </table:table-cell>
          <table:table-cell office:value-type="float" office:value="0.0345668" calcext:value-type="float">
            <text:p>0.0345668</text:p>
          </table:table-cell>
          <table:table-cell office:value-type="float" office:value="0.0339659" calcext:value-type="float">
            <text:p>0.0339659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9" calcext:value-type="float">
            <text:p>0.0312429</text:p>
          </table:table-cell>
          <table:table-cell office:value-type="float" office:value="0.0330292" calcext:value-type="float">
            <text:p>0.0330292</text:p>
          </table:table-cell>
          <table:table-cell office:value-type="float" office:value="0.0337821" calcext:value-type="float">
            <text:p>0.0337821</text:p>
          </table:table-cell>
          <table:table-cell office:value-type="float" office:value="0.0326426" calcext:value-type="float">
            <text:p>0.0326426</text:p>
          </table:table-cell>
          <table:table-cell office:value-type="float" office:value="0.0345803" calcext:value-type="float">
            <text:p>0.0345803</text:p>
          </table:table-cell>
          <table:table-cell office:value-type="float" office:value="0.0354747" calcext:value-type="float">
            <text:p>0.0354747</text:p>
          </table:table-cell>
          <table:table-cell office:value-type="float" office:value="0.0326311" calcext:value-type="float">
            <text:p>0.0326311</text:p>
          </table:table-cell>
          <table:table-cell office:value-type="float" office:value="0.0342155" calcext:value-type="float">
            <text:p>0.0342155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1" calcext:value-type="float">
            <text:p>0.036761</text:p>
          </table:table-cell>
          <table:table-cell office:value-type="float" office:value="0.0371089" calcext:value-type="float">
            <text:p>0.0371089</text:p>
          </table:table-cell>
          <table:table-cell office:value-type="float" office:value="0.0310517" calcext:value-type="float">
            <text:p>0.0310517</text:p>
          </table:table-cell>
          <table:table-cell office:value-type="float" office:value="0.0263597" calcext:value-type="float">
            <text:p>0.0263597</text:p>
          </table:table-cell>
          <table:table-cell office:value-type="float" office:value="0.0327218" calcext:value-type="float">
            <text:p>0.0327218</text:p>
          </table:table-cell>
          <table:table-cell office:value-type="float" office:value="0.0272016" calcext:value-type="float">
            <text:p>0.0272016</text:p>
          </table:table-cell>
          <table:table-cell table:number-columns-repeated="2"/>
        </table:table-row>
        <table:table-row table:style-name="ro1">
          <table:table-cell table:formula="of:=[.A247]+1" office:value-type="float" office:value="41" calcext:value-type="float">
            <text:p>41</text:p>
          </table:table-cell>
          <table:table-cell office:value-type="float" office:value="0.0306032" calcext:value-type="float">
            <text:p>0.0306032</text:p>
          </table:table-cell>
          <table:table-cell office:value-type="float" office:value="0.0388376" calcext:value-type="float">
            <text:p>0.0388376</text:p>
          </table:table-cell>
          <table:table-cell office:value-type="float" office:value="0.0389067" calcext:value-type="float">
            <text:p>0.0389067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8" calcext:value-type="float">
            <text:p>0.0345668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9" calcext:value-type="float">
            <text:p>0.0312429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1" calcext:value-type="float">
            <text:p>0.0337821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3" calcext:value-type="float">
            <text:p>0.0345803</text:p>
          </table:table-cell>
          <table:table-cell office:value-type="float" office:value="0.0354747" calcext:value-type="float">
            <text:p>0.0354747</text:p>
          </table:table-cell>
          <table:table-cell office:value-type="float" office:value="0.0326311" calcext:value-type="float">
            <text:p>0.0326311</text:p>
          </table:table-cell>
          <table:table-cell office:value-type="float" office:value="0.0342155" calcext:value-type="float">
            <text:p>0.0342155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1" calcext:value-type="float">
            <text:p>0.036761</text:p>
          </table:table-cell>
          <table:table-cell office:value-type="float" office:value="0.0371089" calcext:value-type="float">
            <text:p>0.0371089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7" calcext:value-type="float">
            <text:p>0.0263597</text:p>
          </table:table-cell>
          <table:table-cell office:value-type="float" office:value="0.0327218" calcext:value-type="float">
            <text:p>0.0327218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48]+1" office:value-type="float" office:value="42" calcext:value-type="float">
            <text:p>42</text:p>
          </table:table-cell>
          <table:table-cell office:value-type="float" office:value="0.0306032" calcext:value-type="float">
            <text:p>0.0306032</text:p>
          </table:table-cell>
          <table:table-cell office:value-type="float" office:value="0.0388376" calcext:value-type="float">
            <text:p>0.0388376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1" calcext:value-type="float">
            <text:p>0.0337821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3" calcext:value-type="float">
            <text:p>0.0345803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1" calcext:value-type="float">
            <text:p>0.0326311</text:p>
          </table:table-cell>
          <table:table-cell office:value-type="float" office:value="0.0342155" calcext:value-type="float">
            <text:p>0.0342155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1" calcext:value-type="float">
            <text:p>0.036761</text:p>
          </table:table-cell>
          <table:table-cell office:value-type="float" office:value="0.0371089" calcext:value-type="float">
            <text:p>0.0371089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7" calcext:value-type="float">
            <text:p>0.0263597</text:p>
          </table:table-cell>
          <table:table-cell office:value-type="float" office:value="0.0327218" calcext:value-type="float">
            <text:p>0.0327218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49]+1" office:value-type="float" office:value="43" calcext:value-type="float">
            <text:p>43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6" calcext:value-type="float">
            <text:p>0.0388376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3" calcext:value-type="float">
            <text:p>0.0345803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1" calcext:value-type="float">
            <text:p>0.0326311</text:p>
          </table:table-cell>
          <table:table-cell office:value-type="float" office:value="0.0342155" calcext:value-type="float">
            <text:p>0.0342155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9" calcext:value-type="float">
            <text:p>0.0371089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8" calcext:value-type="float">
            <text:p>0.0327218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50]+1" office:value-type="float" office:value="44" calcext:value-type="float">
            <text:p>44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6" calcext:value-type="float">
            <text:p>0.0388376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3" calcext:value-type="float">
            <text:p>0.0345803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1" calcext:value-type="float">
            <text:p>0.032631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9" calcext:value-type="float">
            <text:p>0.0371089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51]+1" office:value-type="float" office:value="45" calcext:value-type="float">
            <text:p>45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3" calcext:value-type="float">
            <text:p>0.0345803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1" calcext:value-type="float">
            <text:p>0.032631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52]+1" office:value-type="float" office:value="46" calcext:value-type="float">
            <text:p>46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3" calcext:value-type="float">
            <text:p>0.0345803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53]+1" office:value-type="float" office:value="47" calcext:value-type="float">
            <text:p>47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3" calcext:value-type="float">
            <text:p>0.0345803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54]+1" office:value-type="float" office:value="48" calcext:value-type="float">
            <text:p>48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55]+1" office:value-type="float" office:value="49" calcext:value-type="float">
            <text:p>49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56]+1" office:value-type="float" office:value="50" calcext:value-type="float">
            <text:p>50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57]+1" office:value-type="float" office:value="51" calcext:value-type="float">
            <text:p>51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58]+1" office:value-type="float" office:value="52" calcext:value-type="float">
            <text:p>52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59]+1" office:value-type="float" office:value="53" calcext:value-type="float">
            <text:p>53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60]+1" office:value-type="float" office:value="54" calcext:value-type="float">
            <text:p>54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61]+1" office:value-type="float" office:value="55" calcext:value-type="float">
            <text:p>55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62]+1" office:value-type="float" office:value="56" calcext:value-type="float">
            <text:p>56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63]+1" office:value-type="float" office:value="57" calcext:value-type="float">
            <text:p>57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64]+1" office:value-type="float" office:value="58" calcext:value-type="float">
            <text:p>58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65]+1" office:value-type="float" office:value="59" calcext:value-type="float">
            <text:p>59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66]+1" office:value-type="float" office:value="60" calcext:value-type="float">
            <text:p>60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67]+1" office:value-type="float" office:value="61" calcext:value-type="float">
            <text:p>61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68]+1" office:value-type="float" office:value="62" calcext:value-type="float">
            <text:p>62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69]+1" office:value-type="float" office:value="63" calcext:value-type="float">
            <text:p>63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70]+1" office:value-type="float" office:value="64" calcext:value-type="float">
            <text:p>64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71]+1" office:value-type="float" office:value="65" calcext:value-type="float">
            <text:p>65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72]+1" office:value-type="float" office:value="66" calcext:value-type="float">
            <text:p>66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73]+1" office:value-type="float" office:value="67" calcext:value-type="float">
            <text:p>67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74]+1" office:value-type="float" office:value="68" calcext:value-type="float">
            <text:p>68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75]+1" office:value-type="float" office:value="69" calcext:value-type="float">
            <text:p>69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76]+1" office:value-type="float" office:value="70" calcext:value-type="float">
            <text:p>70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77]+1" office:value-type="float" office:value="71" calcext:value-type="float">
            <text:p>71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78]+1" office:value-type="float" office:value="72" calcext:value-type="float">
            <text:p>72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79]+1" office:value-type="float" office:value="73" calcext:value-type="float">
            <text:p>73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80]+1" office:value-type="float" office:value="74" calcext:value-type="float">
            <text:p>74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81]+1" office:value-type="float" office:value="75" calcext:value-type="float">
            <text:p>75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82]+1" office:value-type="float" office:value="76" calcext:value-type="float">
            <text:p>76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83]+1" office:value-type="float" office:value="77" calcext:value-type="float">
            <text:p>77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84]+1" office:value-type="float" office:value="78" calcext:value-type="float">
            <text:p>78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85]+1" office:value-type="float" office:value="79" calcext:value-type="float">
            <text:p>79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86]+1" office:value-type="float" office:value="80" calcext:value-type="float">
            <text:p>80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87]+1" office:value-type="float" office:value="81" calcext:value-type="float">
            <text:p>81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88]+1" office:value-type="float" office:value="82" calcext:value-type="float">
            <text:p>82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89]+1" office:value-type="float" office:value="83" calcext:value-type="float">
            <text:p>83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90]+1" office:value-type="float" office:value="84" calcext:value-type="float">
            <text:p>84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91]+1" office:value-type="float" office:value="85" calcext:value-type="float">
            <text:p>85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92]+1" office:value-type="float" office:value="86" calcext:value-type="float">
            <text:p>86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93]+1" office:value-type="float" office:value="87" calcext:value-type="float">
            <text:p>87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94]+1" office:value-type="float" office:value="88" calcext:value-type="float">
            <text:p>88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95]+1" office:value-type="float" office:value="89" calcext:value-type="float">
            <text:p>89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96]+1" office:value-type="float" office:value="90" calcext:value-type="float">
            <text:p>90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97]+1" office:value-type="float" office:value="91" calcext:value-type="float">
            <text:p>91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98]+1" office:value-type="float" office:value="92" calcext:value-type="float">
            <text:p>92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299]+1" office:value-type="float" office:value="93" calcext:value-type="float">
            <text:p>93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300]+1" office:value-type="float" office:value="94" calcext:value-type="float">
            <text:p>94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301]+1" office:value-type="float" office:value="95" calcext:value-type="float">
            <text:p>95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302]+1" office:value-type="float" office:value="96" calcext:value-type="float">
            <text:p>96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303]+1" office:value-type="float" office:value="97" calcext:value-type="float">
            <text:p>97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304]+1" office:value-type="float" office:value="98" calcext:value-type="float">
            <text:p>98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305]+1" office:value-type="float" office:value="99" calcext:value-type="float">
            <text:p>99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  <table:table-row table:style-name="ro1">
          <table:table-cell table:formula="of:=[.A306]+1" office:value-type="float" office:value="100" calcext:value-type="float">
            <text:p>100</text:p>
          </table:table-cell>
          <table:table-cell office:value-type="float" office:value="0.0306031" calcext:value-type="float">
            <text:p>0.0306031</text:p>
          </table:table-cell>
          <table:table-cell office:value-type="float" office:value="0.0388375" calcext:value-type="float">
            <text:p>0.0388375</text:p>
          </table:table-cell>
          <table:table-cell office:value-type="float" office:value="0.0389066" calcext:value-type="float">
            <text:p>0.0389066</text:p>
          </table:table-cell>
          <table:table-cell office:value-type="float" office:value="0.0205704" calcext:value-type="float">
            <text:p>0.0205704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64809" calcext:value-type="float">
            <text:p>0.0264809</text:p>
          </table:table-cell>
          <table:table-cell office:value-type="float" office:value="0.0307253" calcext:value-type="float">
            <text:p>0.0307253</text:p>
          </table:table-cell>
          <table:table-cell office:value-type="float" office:value="0.0345667" calcext:value-type="float">
            <text:p>0.0345667</text:p>
          </table:table-cell>
          <table:table-cell office:value-type="float" office:value="0.0339658" calcext:value-type="float">
            <text:p>0.0339658</text:p>
          </table:table-cell>
          <table:table-cell office:value-type="float" office:value="0.0327445" calcext:value-type="float">
            <text:p>0.0327445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330291" calcext:value-type="float">
            <text:p>0.0330291</text:p>
          </table:table-cell>
          <table:table-cell office:value-type="float" office:value="0.033782" calcext:value-type="float">
            <text:p>0.033782</text:p>
          </table:table-cell>
          <table:table-cell office:value-type="float" office:value="0.0326425" calcext:value-type="float">
            <text:p>0.0326425</text:p>
          </table:table-cell>
          <table:table-cell office:value-type="float" office:value="0.0345802" calcext:value-type="float">
            <text:p>0.0345802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2631" calcext:value-type="float">
            <text:p>0.032631</text:p>
          </table:table-cell>
          <table:table-cell office:value-type="float" office:value="0.0342154" calcext:value-type="float">
            <text:p>0.0342154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67609" calcext:value-type="float">
            <text:p>0.0367609</text:p>
          </table:table-cell>
          <table:table-cell office:value-type="float" office:value="0.0371088" calcext:value-type="float">
            <text:p>0.0371088</text:p>
          </table:table-cell>
          <table:table-cell office:value-type="float" office:value="0.0310516" calcext:value-type="float">
            <text:p>0.0310516</text:p>
          </table:table-cell>
          <table:table-cell office:value-type="float" office:value="0.0263596" calcext:value-type="float">
            <text:p>0.0263596</text:p>
          </table:table-cell>
          <table:table-cell office:value-type="float" office:value="0.0327217" calcext:value-type="float">
            <text:p>0.0327217</text:p>
          </table:table-cell>
          <table:table-cell office:value-type="float" office:value="0.0272015" calcext:value-type="float">
            <text:p>0.02720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22:46:16.313751489</meta:creation-date>
    <meta:generator>LibreOffice/4.4.2.2$Linux_X86_64 LibreOffice_project/40m0$Build-2</meta:generator>
    <dc:date>2015-05-03T00:09:58.120208496</dc:date>
    <meta:editing-duration>PT53M35S</meta:editing-duration>
    <meta:editing-cycles>4</meta:editing-cycles>
    <meta:document-statistic meta:table-count="1" meta:cell-count="7959" meta:object-count="3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8.73cm" svg:height="9cm" xlink:href=".." xlink:type="simple" chart:class="chart:line" chart:style-name="ch1">
        <chart:legend chart:legend-position="end" svg:x="35.512cm" svg:y="1.213cm" style:legend-expansion="high" chart:style-name="ch2"/>
        <chart:plot-area chart:style-name="ch3" table:cell-range-address="Sheet1.A1:Sheet1.Z102" chart:data-source-has-labels="both" svg:x="0.774cm" svg:y="0.18cm" svg:width="33.964cm" svg:height="8.64cm">
          <chartooo:coordinate-region svg:x="1.872cm" svg:y="0.379cm" svg:width="32.586cm" svg:height="7.396cm"/>
          <chart:axis chart:dimension="x" chart:name="primary-x" chart:style-name="ch4" chartooo:axis-type="auto">
            <chartooo:date-scale/>
            <chart:categories table:cell-range-address="Sheet1.A2:Sheet1.A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2" chart:label-cell-address="Sheet1.B1:Sheet1.B1" chart:class="chart:line">
            <chart:data-point chart:repeated="101"/>
          </chart:series>
          <chart:series chart:style-name="ch7" chart:values-cell-range-address="Sheet1.C2:Sheet1.C102" chart:label-cell-address="Sheet1.C1:Sheet1.C1" chart:class="chart:line">
            <chart:data-point chart:repeated="101"/>
          </chart:series>
          <chart:series chart:style-name="ch8" chart:values-cell-range-address="Sheet1.D2:Sheet1.D102" chart:label-cell-address="Sheet1.D1:Sheet1.D1" chart:class="chart:line">
            <chart:data-point chart:repeated="101"/>
          </chart:series>
          <chart:series chart:style-name="ch9" chart:values-cell-range-address="Sheet1.E2:Sheet1.E102" chart:label-cell-address="Sheet1.E1:Sheet1.E1" chart:class="chart:line">
            <chart:data-point chart:repeated="101"/>
          </chart:series>
          <chart:series chart:style-name="ch10" chart:values-cell-range-address="Sheet1.F2:Sheet1.F102" chart:label-cell-address="Sheet1.F1:Sheet1.F1" chart:class="chart:line">
            <chart:data-point chart:repeated="101"/>
          </chart:series>
          <chart:series chart:style-name="ch11" chart:values-cell-range-address="Sheet1.G2:Sheet1.G102" chart:label-cell-address="Sheet1.G1:Sheet1.G1" chart:class="chart:line">
            <chart:data-point chart:repeated="101"/>
          </chart:series>
          <chart:series chart:style-name="ch12" chart:values-cell-range-address="Sheet1.H2:Sheet1.H102" chart:label-cell-address="Sheet1.H1:Sheet1.H1" chart:class="chart:line">
            <chart:data-point chart:repeated="101"/>
          </chart:series>
          <chart:series chart:style-name="ch13" chart:values-cell-range-address="Sheet1.I2:Sheet1.I102" chart:label-cell-address="Sheet1.I1:Sheet1.I1" chart:class="chart:line">
            <chart:data-point chart:repeated="101"/>
          </chart:series>
          <chart:series chart:style-name="ch14" chart:values-cell-range-address="Sheet1.J2:Sheet1.J102" chart:label-cell-address="Sheet1.J1:Sheet1.J1" chart:class="chart:line">
            <chart:data-point chart:repeated="101"/>
          </chart:series>
          <chart:series chart:style-name="ch15" chart:values-cell-range-address="Sheet1.K2:Sheet1.K102" chart:label-cell-address="Sheet1.K1:Sheet1.K1" chart:class="chart:line">
            <chart:data-point chart:repeated="101"/>
          </chart:series>
          <chart:series chart:style-name="ch16" chart:values-cell-range-address="Sheet1.L2:Sheet1.L102" chart:label-cell-address="Sheet1.L1:Sheet1.L1" chart:class="chart:line">
            <chart:data-point chart:repeated="101"/>
          </chart:series>
          <chart:series chart:style-name="ch17" chart:values-cell-range-address="Sheet1.M2:Sheet1.M102" chart:label-cell-address="Sheet1.M1:Sheet1.M1" chart:class="chart:line">
            <chart:data-point chart:repeated="101"/>
          </chart:series>
          <chart:series chart:style-name="ch6" chart:values-cell-range-address="Sheet1.N2:Sheet1.N102" chart:label-cell-address="Sheet1.N1:Sheet1.N1" chart:class="chart:line">
            <chart:data-point chart:repeated="101"/>
          </chart:series>
          <chart:series chart:style-name="ch7" chart:values-cell-range-address="Sheet1.O2:Sheet1.O102" chart:label-cell-address="Sheet1.O1:Sheet1.O1" chart:class="chart:line">
            <chart:data-point chart:repeated="101"/>
          </chart:series>
          <chart:series chart:style-name="ch8" chart:values-cell-range-address="Sheet1.P2:Sheet1.P102" chart:label-cell-address="Sheet1.P1:Sheet1.P1" chart:class="chart:line">
            <chart:data-point chart:repeated="101"/>
          </chart:series>
          <chart:series chart:style-name="ch9" chart:values-cell-range-address="Sheet1.Q2:Sheet1.Q102" chart:label-cell-address="Sheet1.Q1:Sheet1.Q1" chart:class="chart:line">
            <chart:data-point chart:repeated="101"/>
          </chart:series>
          <chart:series chart:style-name="ch10" chart:values-cell-range-address="Sheet1.R2:Sheet1.R102" chart:label-cell-address="Sheet1.R1:Sheet1.R1" chart:class="chart:line">
            <chart:data-point chart:repeated="101"/>
          </chart:series>
          <chart:series chart:style-name="ch11" chart:values-cell-range-address="Sheet1.S2:Sheet1.S102" chart:label-cell-address="Sheet1.S1:Sheet1.S1" chart:class="chart:line">
            <chart:data-point chart:repeated="101"/>
          </chart:series>
          <chart:series chart:style-name="ch12" chart:values-cell-range-address="Sheet1.T2:Sheet1.T102" chart:label-cell-address="Sheet1.T1:Sheet1.T1" chart:class="chart:line">
            <chart:data-point chart:repeated="101"/>
          </chart:series>
          <chart:series chart:style-name="ch13" chart:values-cell-range-address="Sheet1.U2:Sheet1.U102" chart:label-cell-address="Sheet1.U1:Sheet1.U1" chart:class="chart:line">
            <chart:data-point chart:repeated="101"/>
          </chart:series>
          <chart:series chart:style-name="ch14" chart:values-cell-range-address="Sheet1.V2:Sheet1.V102" chart:label-cell-address="Sheet1.V1:Sheet1.V1" chart:class="chart:line">
            <chart:data-point chart:repeated="101"/>
          </chart:series>
          <chart:series chart:style-name="ch15" chart:values-cell-range-address="Sheet1.W2:Sheet1.W102" chart:label-cell-address="Sheet1.W1:Sheet1.W1" chart:class="chart:line">
            <chart:data-point chart:repeated="101"/>
          </chart:series>
          <chart:series chart:style-name="ch16" chart:values-cell-range-address="Sheet1.X2:Sheet1.X102" chart:label-cell-address="Sheet1.X1:Sheet1.X1" chart:class="chart:line">
            <chart:data-point chart:repeated="101"/>
          </chart:series>
          <chart:series chart:style-name="ch17" chart:values-cell-range-address="Sheet1.Y2:Sheet1.Y102" chart:label-cell-address="Sheet1.Y1:Sheet1.Y1" chart:class="chart:line">
            <chart:data-point chart:repeated="101"/>
          </chart:series>
          <chart:series chart:style-name="ch6" chart:values-cell-range-address="Sheet1.Z2:Sheet1.Z102" chart:label-cell-address="Sheet1.Z1:Sheet1.Z1" chart:class="chart:line">
            <chart:data-point chart:repeated="10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B1:Sheet1.B1</svg:desc>
                </draw:g>
              </table:table-cell>
              <table:table-cell office:value-type="string">
                <text:p>1</text:p>
                <draw:g>
                  <svg:desc>Sheet1.C1:Sheet1.C1</svg:desc>
                </draw:g>
              </table:table-cell>
              <table:table-cell office:value-type="string">
                <text:p>2</text:p>
                <draw:g>
                  <svg:desc>Sheet1.D1:Sheet1.D1</svg:desc>
                </draw:g>
              </table:table-cell>
              <table:table-cell office:value-type="string">
                <text:p>3</text:p>
                <draw:g>
                  <svg:desc>Sheet1.E1:Sheet1.E1</svg:desc>
                </draw:g>
              </table:table-cell>
              <table:table-cell office:value-type="string">
                <text:p>4</text:p>
                <draw:g>
                  <svg:desc>Sheet1.F1:Sheet1.F1</svg:desc>
                </draw:g>
              </table:table-cell>
              <table:table-cell office:value-type="string">
                <text:p>5</text:p>
                <draw:g>
                  <svg:desc>Sheet1.G1:Sheet1.G1</svg:desc>
                </draw:g>
              </table:table-cell>
              <table:table-cell office:value-type="string">
                <text:p>6</text:p>
                <draw:g>
                  <svg:desc>Sheet1.H1:Sheet1.H1</svg:desc>
                </draw:g>
              </table:table-cell>
              <table:table-cell office:value-type="string">
                <text:p>7</text:p>
                <draw:g>
                  <svg:desc>Sheet1.I1:Sheet1.I1</svg:desc>
                </draw:g>
              </table:table-cell>
              <table:table-cell office:value-type="string">
                <text:p>8</text:p>
                <draw:g>
                  <svg:desc>Sheet1.J1:Sheet1.J1</svg:desc>
                </draw:g>
              </table:table-cell>
              <table:table-cell office:value-type="string">
                <text:p>9</text:p>
                <draw:g>
                  <svg:desc>Sheet1.K1:Sheet1.K1</svg:desc>
                </draw:g>
              </table:table-cell>
              <table:table-cell office:value-type="string">
                <text:p>10</text:p>
                <draw:g>
                  <svg:desc>Sheet1.L1:Sheet1.L1</svg:desc>
                </draw:g>
              </table:table-cell>
              <table:table-cell office:value-type="string">
                <text:p>11</text:p>
                <draw:g>
                  <svg:desc>Sheet1.M1:Sheet1.M1</svg:desc>
                </draw:g>
              </table:table-cell>
              <table:table-cell office:value-type="string">
                <text:p>12</text:p>
                <draw:g>
                  <svg:desc>Sheet1.N1:Sheet1.N1</svg:desc>
                </draw:g>
              </table:table-cell>
              <table:table-cell office:value-type="string">
                <text:p>13</text:p>
                <draw:g>
                  <svg:desc>Sheet1.O1:Sheet1.O1</svg:desc>
                </draw:g>
              </table:table-cell>
              <table:table-cell office:value-type="string">
                <text:p>14</text:p>
                <draw:g>
                  <svg:desc>Sheet1.P1:Sheet1.P1</svg:desc>
                </draw:g>
              </table:table-cell>
              <table:table-cell office:value-type="string">
                <text:p>15</text:p>
                <draw:g>
                  <svg:desc>Sheet1.Q1:Sheet1.Q1</svg:desc>
                </draw:g>
              </table:table-cell>
              <table:table-cell office:value-type="string">
                <text:p>16</text:p>
                <draw:g>
                  <svg:desc>Sheet1.R1:Sheet1.R1</svg:desc>
                </draw:g>
              </table:table-cell>
              <table:table-cell office:value-type="string">
                <text:p>17</text:p>
                <draw:g>
                  <svg:desc>Sheet1.S1:Sheet1.S1</svg:desc>
                </draw:g>
              </table:table-cell>
              <table:table-cell office:value-type="string">
                <text:p>18</text:p>
                <draw:g>
                  <svg:desc>Sheet1.T1:Sheet1.T1</svg:desc>
                </draw:g>
              </table:table-cell>
              <table:table-cell office:value-type="string">
                <text:p>19</text:p>
                <draw:g>
                  <svg:desc>Sheet1.U1:Sheet1.U1</svg:desc>
                </draw:g>
              </table:table-cell>
              <table:table-cell office:value-type="string">
                <text:p>20</text:p>
                <draw:g>
                  <svg:desc>Sheet1.V1:Sheet1.V1</svg:desc>
                </draw:g>
              </table:table-cell>
              <table:table-cell office:value-type="string">
                <text:p>21</text:p>
                <draw:g>
                  <svg:desc>Sheet1.W1:Sheet1.W1</svg:desc>
                </draw:g>
              </table:table-cell>
              <table:table-cell office:value-type="string">
                <text:p>22</text:p>
                <draw:g>
                  <svg:desc>Sheet1.X1:Sheet1.X1</svg:desc>
                </draw:g>
              </table:table-cell>
              <table:table-cell office:value-type="string">
                <text:p>23</text:p>
                <draw:g>
                  <svg:desc>Sheet1.Y1:Sheet1.Y1</svg:desc>
                </draw:g>
              </table:table-cell>
              <table:table-cell office:value-type="string">
                <text:p>24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02</svg:desc>
                </draw:g>
              </table:table-cell>
              <table:table-cell office:value-type="float" office:value="0.04">
                <text:p>0.04</text:p>
                <draw:g>
                  <svg:desc>Sheet1.B2:Sheet1.B102</svg:desc>
                </draw:g>
              </table:table-cell>
              <table:table-cell office:value-type="float" office:value="0.04">
                <text:p>0.04</text:p>
                <draw:g>
                  <svg:desc>Sheet1.C2:Sheet1.C102</svg:desc>
                </draw:g>
              </table:table-cell>
              <table:table-cell office:value-type="float" office:value="0.04">
                <text:p>0.04</text:p>
                <draw:g>
                  <svg:desc>Sheet1.D2:Sheet1.D102</svg:desc>
                </draw:g>
              </table:table-cell>
              <table:table-cell office:value-type="float" office:value="0.04">
                <text:p>0.04</text:p>
                <draw:g>
                  <svg:desc>Sheet1.E2:Sheet1.E102</svg:desc>
                </draw:g>
              </table:table-cell>
              <table:table-cell office:value-type="float" office:value="0.04">
                <text:p>0.04</text:p>
                <draw:g>
                  <svg:desc>Sheet1.F2:Sheet1.F102</svg:desc>
                </draw:g>
              </table:table-cell>
              <table:table-cell office:value-type="float" office:value="0.04">
                <text:p>0.04</text:p>
                <draw:g>
                  <svg:desc>Sheet1.G2:Sheet1.G102</svg:desc>
                </draw:g>
              </table:table-cell>
              <table:table-cell office:value-type="float" office:value="0.04">
                <text:p>0.04</text:p>
                <draw:g>
                  <svg:desc>Sheet1.H2:Sheet1.H102</svg:desc>
                </draw:g>
              </table:table-cell>
              <table:table-cell office:value-type="float" office:value="0.04">
                <text:p>0.04</text:p>
                <draw:g>
                  <svg:desc>Sheet1.I2:Sheet1.I102</svg:desc>
                </draw:g>
              </table:table-cell>
              <table:table-cell office:value-type="float" office:value="0.04">
                <text:p>0.04</text:p>
                <draw:g>
                  <svg:desc>Sheet1.J2:Sheet1.J102</svg:desc>
                </draw:g>
              </table:table-cell>
              <table:table-cell office:value-type="float" office:value="0.04">
                <text:p>0.04</text:p>
                <draw:g>
                  <svg:desc>Sheet1.K2:Sheet1.K102</svg:desc>
                </draw:g>
              </table:table-cell>
              <table:table-cell office:value-type="float" office:value="0.04">
                <text:p>0.04</text:p>
                <draw:g>
                  <svg:desc>Sheet1.L2:Sheet1.L102</svg:desc>
                </draw:g>
              </table:table-cell>
              <table:table-cell office:value-type="float" office:value="0.04">
                <text:p>0.04</text:p>
                <draw:g>
                  <svg:desc>Sheet1.M2:Sheet1.M102</svg:desc>
                </draw:g>
              </table:table-cell>
              <table:table-cell office:value-type="float" office:value="0.04">
                <text:p>0.04</text:p>
                <draw:g>
                  <svg:desc>Sheet1.N2:Sheet1.N102</svg:desc>
                </draw:g>
              </table:table-cell>
              <table:table-cell office:value-type="float" office:value="0.04">
                <text:p>0.04</text:p>
                <draw:g>
                  <svg:desc>Sheet1.O2:Sheet1.O102</svg:desc>
                </draw:g>
              </table:table-cell>
              <table:table-cell office:value-type="float" office:value="0.04">
                <text:p>0.04</text:p>
                <draw:g>
                  <svg:desc>Sheet1.P2:Sheet1.P102</svg:desc>
                </draw:g>
              </table:table-cell>
              <table:table-cell office:value-type="float" office:value="0.04">
                <text:p>0.04</text:p>
                <draw:g>
                  <svg:desc>Sheet1.Q2:Sheet1.Q102</svg:desc>
                </draw:g>
              </table:table-cell>
              <table:table-cell office:value-type="float" office:value="0.04">
                <text:p>0.04</text:p>
                <draw:g>
                  <svg:desc>Sheet1.R2:Sheet1.R102</svg:desc>
                </draw:g>
              </table:table-cell>
              <table:table-cell office:value-type="float" office:value="0.04">
                <text:p>0.04</text:p>
                <draw:g>
                  <svg:desc>Sheet1.S2:Sheet1.S102</svg:desc>
                </draw:g>
              </table:table-cell>
              <table:table-cell office:value-type="float" office:value="0.04">
                <text:p>0.04</text:p>
                <draw:g>
                  <svg:desc>Sheet1.T2:Sheet1.T102</svg:desc>
                </draw:g>
              </table:table-cell>
              <table:table-cell office:value-type="float" office:value="0.04">
                <text:p>0.04</text:p>
                <draw:g>
                  <svg:desc>Sheet1.U2:Sheet1.U102</svg:desc>
                </draw:g>
              </table:table-cell>
              <table:table-cell office:value-type="float" office:value="0.04">
                <text:p>0.04</text:p>
                <draw:g>
                  <svg:desc>Sheet1.V2:Sheet1.V102</svg:desc>
                </draw:g>
              </table:table-cell>
              <table:table-cell office:value-type="float" office:value="0.04">
                <text:p>0.04</text:p>
                <draw:g>
                  <svg:desc>Sheet1.W2:Sheet1.W102</svg:desc>
                </draw:g>
              </table:table-cell>
              <table:table-cell office:value-type="float" office:value="0.04">
                <text:p>0.04</text:p>
                <draw:g>
                  <svg:desc>Sheet1.X2:Sheet1.X102</svg:desc>
                </draw:g>
              </table:table-cell>
              <table:table-cell office:value-type="float" office:value="0.04">
                <text:p>0.04</text:p>
                <draw:g>
                  <svg:desc>Sheet1.Y2:Sheet1.Y102</svg:desc>
                </draw:g>
              </table:table-cell>
              <table:table-cell office:value-type="float" office:value="0.04">
                <text:p>0.04</text:p>
                <draw:g>
                  <svg:desc>Sheet1.Z2:Sheet1.Z10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370639">
                <text:p>0.0370639</text:p>
              </table:table-cell>
              <table:table-cell office:value-type="float" office:value="0.0469848">
                <text:p>0.0469848</text:p>
              </table:table-cell>
              <table:table-cell office:value-type="float" office:value="0.0472706">
                <text:p>0.0472706</text:p>
              </table:table-cell>
              <table:table-cell office:value-type="float" office:value="0.0222063">
                <text:p>0.0222063</text:p>
              </table:table-cell>
              <table:table-cell office:value-type="float" office:value="0.0341008">
                <text:p>0.0341008</text:p>
              </table:table-cell>
              <table:table-cell office:value-type="float" office:value="0.0303182">
                <text:p>0.0303182</text:p>
              </table:table-cell>
              <table:table-cell office:value-type="float" office:value="0.0362113">
                <text:p>0.0362113</text:p>
              </table:table-cell>
              <table:table-cell office:value-type="float" office:value="0.0413669">
                <text:p>0.0413669</text:p>
              </table:table-cell>
              <table:table-cell office:value-type="float" office:value="0.0406259">
                <text:p>0.0406259</text:p>
              </table:table-cell>
              <table:table-cell office:value-type="float" office:value="0.038677">
                <text:p>0.038677</text:p>
              </table:table-cell>
              <table:table-cell office:value-type="float" office:value="0.0368681">
                <text:p>0.0368681</text:p>
              </table:table-cell>
              <table:table-cell office:value-type="float" office:value="0.0395964">
                <text:p>0.0395964</text:p>
              </table:table-cell>
              <table:table-cell office:value-type="float" office:value="0.0401058">
                <text:p>0.0401058</text:p>
              </table:table-cell>
              <table:table-cell office:value-type="float" office:value="0.0393876">
                <text:p>0.0393876</text:p>
              </table:table-cell>
              <table:table-cell office:value-type="float" office:value="0.0414308">
                <text:p>0.0414308</text:p>
              </table:table-cell>
              <table:table-cell office:value-type="float" office:value="0.0419677">
                <text:p>0.0419677</text:p>
              </table:table-cell>
              <table:table-cell office:value-type="float" office:value="0.0392553">
                <text:p>0.0392553</text:p>
              </table:table-cell>
              <table:table-cell office:value-type="float" office:value="0.0417129">
                <text:p>0.0417129</text:p>
              </table:table-cell>
              <table:table-cell office:value-type="float" office:value="0.042308">
                <text:p>0.042308</text:p>
              </table:table-cell>
              <table:table-cell office:value-type="float" office:value="0.0443065">
                <text:p>0.0443065</text:p>
              </table:table-cell>
              <table:table-cell office:value-type="float" office:value="0.0443561">
                <text:p>0.0443561</text:p>
              </table:table-cell>
              <table:table-cell office:value-type="float" office:value="0.036971">
                <text:p>0.036971</text:p>
              </table:table-cell>
              <table:table-cell office:value-type="float" office:value="0.0306467">
                <text:p>0.0306467</text:p>
              </table:table-cell>
              <table:table-cell office:value-type="float" office:value="0.0397011">
                <text:p>0.0397011</text:p>
              </table:table-cell>
              <table:table-cell office:value-type="float" office:value="0.0318139">
                <text:p>0.03181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342681">
                <text:p>0.0342681</text:p>
              </table:table-cell>
              <table:table-cell office:value-type="float" office:value="0.0449142">
                <text:p>0.0449142</text:p>
              </table:table-cell>
              <table:table-cell office:value-type="float" office:value="0.0449325">
                <text:p>0.0449325</text:p>
              </table:table-cell>
              <table:table-cell office:value-type="float" office:value="0.0219495">
                <text:p>0.0219495</text:p>
              </table:table-cell>
              <table:table-cell office:value-type="float" office:value="0.0327447">
                <text:p>0.0327447</text:p>
              </table:table-cell>
              <table:table-cell office:value-type="float" office:value="0.0293066">
                <text:p>0.0293066</text:p>
              </table:table-cell>
              <table:table-cell office:value-type="float" office:value="0.0346501">
                <text:p>0.0346501</text:p>
              </table:table-cell>
              <table:table-cell office:value-type="float" office:value="0.0394621">
                <text:p>0.0394621</text:p>
              </table:table-cell>
              <table:table-cell office:value-type="float" office:value="0.0387386">
                <text:p>0.0387386</text:p>
              </table:table-cell>
              <table:table-cell office:value-type="float" office:value="0.0372198">
                <text:p>0.0372198</text:p>
              </table:table-cell>
              <table:table-cell office:value-type="float" office:value="0.0352838">
                <text:p>0.0352838</text:p>
              </table:table-cell>
              <table:table-cell office:value-type="float" office:value="0.0374549">
                <text:p>0.0374549</text:p>
              </table:table-cell>
              <table:table-cell office:value-type="float" office:value="0.0385037">
                <text:p>0.0385037</text:p>
              </table:table-cell>
              <table:table-cell office:value-type="float" office:value="0.0369813">
                <text:p>0.0369813</text:p>
              </table:table-cell>
              <table:table-cell office:value-type="float" office:value="0.0395283">
                <text:p>0.0395283</text:p>
              </table:table-cell>
              <table:table-cell office:value-type="float" office:value="0.0406919">
                <text:p>0.0406919</text:p>
              </table:table-cell>
              <table:table-cell office:value-type="float" office:value="0.0369746">
                <text:p>0.0369746</text:p>
              </table:table-cell>
              <table:table-cell office:value-type="float" office:value="0.0388932">
                <text:p>0.0388932</text:p>
              </table:table-cell>
              <table:table-cell office:value-type="float" office:value="0.0406205">
                <text:p>0.0406205</text:p>
              </table:table-cell>
              <table:table-cell office:value-type="float" office:value="0.0422513">
                <text:p>0.0422513</text:p>
              </table:table-cell>
              <table:table-cell office:value-type="float" office:value="0.0427757">
                <text:p>0.0427757</text:p>
              </table:table-cell>
              <table:table-cell office:value-type="float" office:value="0.0349998">
                <text:p>0.0349998</text:p>
              </table:table-cell>
              <table:table-cell office:value-type="float" office:value="0.0291141">
                <text:p>0.0291141</text:p>
              </table:table-cell>
              <table:table-cell office:value-type="float" office:value="0.0370486">
                <text:p>0.0370486</text:p>
              </table:table-cell>
              <table:table-cell office:value-type="float" office:value="0.0301673">
                <text:p>0.030167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331096">
                <text:p>0.0331096</text:p>
              </table:table-cell>
              <table:table-cell office:value-type="float" office:value="0.0430929">
                <text:p>0.0430929</text:p>
              </table:table-cell>
              <table:table-cell office:value-type="float" office:value="0.0431654">
                <text:p>0.0431654</text:p>
              </table:table-cell>
              <table:table-cell office:value-type="float" office:value="0.0211656">
                <text:p>0.0211656</text:p>
              </table:table-cell>
              <table:table-cell office:value-type="float" office:value="0.0315312">
                <text:p>0.0315312</text:p>
              </table:table-cell>
              <table:table-cell office:value-type="float" office:value="0.0282663">
                <text:p>0.0282663</text:p>
              </table:table-cell>
              <table:table-cell office:value-type="float" office:value="0.0333353">
                <text:p>0.0333353</text:p>
              </table:table-cell>
              <table:table-cell office:value-type="float" office:value="0.0379579">
                <text:p>0.0379579</text:p>
              </table:table-cell>
              <table:table-cell office:value-type="float" office:value="0.037221">
                <text:p>0.037221</text:p>
              </table:table-cell>
              <table:table-cell office:value-type="float" office:value="0.0357867">
                <text:p>0.0357867</text:p>
              </table:table-cell>
              <table:table-cell office:value-type="float" office:value="0.033966">
                <text:p>0.033966</text:p>
              </table:table-cell>
              <table:table-cell office:value-type="float" office:value="0.0360858">
                <text:p>0.0360858</text:p>
              </table:table-cell>
              <table:table-cell office:value-type="float" office:value="0.0370353">
                <text:p>0.0370353</text:p>
              </table:table-cell>
              <table:table-cell office:value-type="float" office:value="0.0355808">
                <text:p>0.0355808</text:p>
              </table:table-cell>
              <table:table-cell office:value-type="float" office:value="0.0379613">
                <text:p>0.0379613</text:p>
              </table:table-cell>
              <table:table-cell office:value-type="float" office:value="0.0391078">
                <text:p>0.0391078</text:p>
              </table:table-cell>
              <table:table-cell office:value-type="float" office:value="0.035581">
                <text:p>0.035581</text:p>
              </table:table-cell>
              <table:table-cell office:value-type="float" office:value="0.0374574">
                <text:p>0.0374574</text:p>
              </table:table-cell>
              <table:table-cell office:value-type="float" office:value="0.0390601">
                <text:p>0.0390601</text:p>
              </table:table-cell>
              <table:table-cell office:value-type="float" office:value="0.0405934">
                <text:p>0.0405934</text:p>
              </table:table-cell>
              <table:table-cell office:value-type="float" office:value="0.0410446">
                <text:p>0.0410446</text:p>
              </table:table-cell>
              <table:table-cell office:value-type="float" office:value="0.0337025">
                <text:p>0.0337025</text:p>
              </table:table-cell>
              <table:table-cell office:value-type="float" office:value="0.0280646">
                <text:p>0.0280646</text:p>
              </table:table-cell>
              <table:table-cell office:value-type="float" office:value="0.0356581">
                <text:p>0.0356581</text:p>
              </table:table-cell>
              <table:table-cell office:value-type="float" office:value="0.0290731">
                <text:p>0.029073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320823">
                <text:p>0.0320823</text:p>
              </table:table-cell>
              <table:table-cell office:value-type="float" office:value="0.041694">
                <text:p>0.041694</text:p>
              </table:table-cell>
              <table:table-cell office:value-type="float" office:value="0.0417605">
                <text:p>0.0417605</text:p>
              </table:table-cell>
              <table:table-cell office:value-type="float" office:value="0.0205937">
                <text:p>0.0205937</text:p>
              </table:table-cell>
              <table:table-cell office:value-type="float" office:value="0.0305667">
                <text:p>0.0305667</text:p>
              </table:table-cell>
              <table:table-cell office:value-type="float" office:value="0.0274166">
                <text:p>0.0274166</text:p>
              </table:table-cell>
              <table:table-cell office:value-type="float" office:value="0.0323068">
                <text:p>0.0323068</text:p>
              </table:table-cell>
              <table:table-cell office:value-type="float" office:value="0.0367509">
                <text:p>0.0367509</text:p>
              </table:table-cell>
              <table:table-cell office:value-type="float" office:value="0.0360465">
                <text:p>0.0360465</text:p>
              </table:table-cell>
              <table:table-cell office:value-type="float" office:value="0.0346642">
                <text:p>0.0346642</text:p>
              </table:table-cell>
              <table:table-cell office:value-type="float" office:value="0.0329106">
                <text:p>0.0329106</text:p>
              </table:table-cell>
              <table:table-cell office:value-type="float" office:value="0.0349499">
                <text:p>0.0349499</text:p>
              </table:table-cell>
              <table:table-cell office:value-type="float" office:value="0.0358619">
                <text:p>0.0358619</text:p>
              </table:table-cell>
              <table:table-cell office:value-type="float" office:value="0.0344702">
                <text:p>0.0344702</text:p>
              </table:table-cell>
              <table:table-cell office:value-type="float" office:value="0.0367571">
                <text:p>0.0367571</text:p>
              </table:table-cell>
              <table:table-cell office:value-type="float" office:value="0.0378559">
                <text:p>0.0378559</text:p>
              </table:table-cell>
              <table:table-cell office:value-type="float" office:value="0.0344679">
                <text:p>0.0344679</text:p>
              </table:table-cell>
              <table:table-cell office:value-type="float" office:value="0.0362738">
                <text:p>0.0362738</text:p>
              </table:table-cell>
              <table:table-cell office:value-type="float" office:value="0.0378114">
                <text:p>0.0378114</text:p>
              </table:table-cell>
              <table:table-cell office:value-type="float" office:value="0.0392862">
                <text:p>0.0392862</text:p>
              </table:table-cell>
              <table:table-cell office:value-type="float" office:value="0.0397232">
                <text:p>0.0397232</text:p>
              </table:table-cell>
              <table:table-cell office:value-type="float" office:value="0.0326567">
                <text:p>0.0326567</text:p>
              </table:table-cell>
              <table:table-cell office:value-type="float" office:value="0.0272312">
                <text:p>0.0272312</text:p>
              </table:table-cell>
              <table:table-cell office:value-type="float" office:value="0.0345435">
                <text:p>0.0345435</text:p>
              </table:table-cell>
              <table:table-cell office:value-type="float" office:value="0.0282016">
                <text:p>0.02820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12735">
                <text:p>0.0312735</text:p>
              </table:table-cell>
              <table:table-cell office:value-type="float" office:value="0.0405789">
                <text:p>0.0405789</text:p>
              </table:table-cell>
              <table:table-cell office:value-type="float" office:value="0.0406444">
                <text:p>0.0406444</text:p>
              </table:table-cell>
              <table:table-cell office:value-type="float" office:value="0.0201337">
                <text:p>0.0201337</text:p>
              </table:table-cell>
              <table:table-cell office:value-type="float" office:value="0.0297978">
                <text:p>0.0297978</text:p>
              </table:table-cell>
              <table:table-cell office:value-type="float" office:value="0.0267463">
                <text:p>0.0267463</text:p>
              </table:table-cell>
              <table:table-cell office:value-type="float" office:value="0.0314843">
                <text:p>0.0314843</text:p>
              </table:table-cell>
              <table:table-cell office:value-type="float" office:value="0.0357901">
                <text:p>0.0357901</text:p>
              </table:table-cell>
              <table:table-cell office:value-type="float" office:value="0.035108">
                <text:p>0.035108</text:p>
              </table:table-cell>
              <table:table-cell office:value-type="float" office:value="0.0337665">
                <text:p>0.0337665</text:p>
              </table:table-cell>
              <table:table-cell office:value-type="float" office:value="0.032069">
                <text:p>0.032069</text:p>
              </table:table-cell>
              <table:table-cell office:value-type="float" office:value="0.0340467">
                <text:p>0.0340467</text:p>
              </table:table-cell>
              <table:table-cell office:value-type="float" office:value="0.0349274">
                <text:p>0.0349274</text:p>
              </table:table-cell>
              <table:table-cell office:value-type="float" office:value="0.0335841">
                <text:p>0.0335841</text:p>
              </table:table-cell>
              <table:table-cell office:value-type="float" office:value="0.0357968">
                <text:p>0.0357968</text:p>
              </table:table-cell>
              <table:table-cell office:value-type="float" office:value="0.0368564">
                <text:p>0.0368564</text:p>
              </table:table-cell>
              <table:table-cell office:value-type="float" office:value="0.0335812">
                <text:p>0.0335812</text:p>
              </table:table-cell>
              <table:table-cell office:value-type="float" office:value="0.0353326">
                <text:p>0.0353326</text:p>
              </table:table-cell>
              <table:table-cell office:value-type="float" office:value="0.0368157">
                <text:p>0.0368157</text:p>
              </table:table-cell>
              <table:table-cell office:value-type="float" office:value="0.0382463">
                <text:p>0.0382463</text:p>
              </table:table-cell>
              <table:table-cell office:value-type="float" office:value="0.0386672">
                <text:p>0.0386672</text:p>
              </table:table-cell>
              <table:table-cell office:value-type="float" office:value="0.0318253">
                <text:p>0.0318253</text:p>
              </table:table-cell>
              <table:table-cell office:value-type="float" office:value="0.0265691">
                <text:p>0.0265691</text:p>
              </table:table-cell>
              <table:table-cell office:value-type="float" office:value="0.0336566">
                <text:p>0.0336566</text:p>
              </table:table-cell>
              <table:table-cell office:value-type="float" office:value="0.0275094">
                <text:p>0.027509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06288">
                <text:p>0.0306288</text:p>
              </table:table-cell>
              <table:table-cell office:value-type="float" office:value="0.0396908">
                <text:p>0.0396908</text:p>
              </table:table-cell>
              <table:table-cell office:value-type="float" office:value="0.0397553">
                <text:p>0.0397553</text:p>
              </table:table-cell>
              <table:table-cell office:value-type="float" office:value="0.0197685">
                <text:p>0.0197685</text:p>
              </table:table-cell>
              <table:table-cell office:value-type="float" office:value="0.029186">
                <text:p>0.029186</text:p>
              </table:table-cell>
              <table:table-cell office:value-type="float" office:value="0.0262119">
                <text:p>0.0262119</text:p>
              </table:table-cell>
              <table:table-cell office:value-type="float" office:value="0.0308297">
                <text:p>0.0308297</text:p>
              </table:table-cell>
              <table:table-cell office:value-type="float" office:value="0.0350249">
                <text:p>0.0350249</text:p>
              </table:table-cell>
              <table:table-cell office:value-type="float" office:value="0.034361">
                <text:p>0.034361</text:p>
              </table:table-cell>
              <table:table-cell office:value-type="float" office:value="0.0330522">
                <text:p>0.0330522</text:p>
              </table:table-cell>
              <table:table-cell office:value-type="float" office:value="0.031399">
                <text:p>0.031399</text:p>
              </table:table-cell>
              <table:table-cell office:value-type="float" office:value="0.0333275">
                <text:p>0.0333275</text:p>
              </table:table-cell>
              <table:table-cell office:value-type="float" office:value="0.0341833">
                <text:p>0.0341833</text:p>
              </table:table-cell>
              <table:table-cell office:value-type="float" office:value="0.0328787">
                <text:p>0.0328787</text:p>
              </table:table-cell>
              <table:table-cell office:value-type="float" office:value="0.035032">
                <text:p>0.035032</text:p>
              </table:table-cell>
              <table:table-cell office:value-type="float" office:value="0.0360609">
                <text:p>0.0360609</text:p>
              </table:table-cell>
              <table:table-cell office:value-type="float" office:value="0.0328752">
                <text:p>0.0328752</text:p>
              </table:table-cell>
              <table:table-cell office:value-type="float" office:value="0.0345832">
                <text:p>0.0345832</text:p>
              </table:table-cell>
              <table:table-cell office:value-type="float" office:value="0.0360229">
                <text:p>0.0360229</text:p>
              </table:table-cell>
              <table:table-cell office:value-type="float" office:value="0.0374184">
                <text:p>0.0374184</text:p>
              </table:table-cell>
              <table:table-cell office:value-type="float" office:value="0.0378266">
                <text:p>0.0378266</text:p>
              </table:table-cell>
              <table:table-cell office:value-type="float" office:value="0.0311635">
                <text:p>0.0311635</text:p>
              </table:table-cell>
              <table:table-cell office:value-type="float" office:value="0.026042">
                <text:p>0.026042</text:p>
              </table:table-cell>
              <table:table-cell office:value-type="float" office:value="0.0329503">
                <text:p>0.0329503</text:p>
              </table:table-cell>
              <table:table-cell office:value-type="float" office:value="0.0269584">
                <text:p>0.026958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301155">
                <text:p>0.0301155</text:p>
              </table:table-cell>
              <table:table-cell office:value-type="float" office:value="0.0389838">
                <text:p>0.0389838</text:p>
              </table:table-cell>
              <table:table-cell office:value-type="float" office:value="0.0390475">
                <text:p>0.0390475</text:p>
              </table:table-cell>
              <table:table-cell office:value-type="float" office:value="0.0194776">
                <text:p>0.0194776</text:p>
              </table:table-cell>
              <table:table-cell office:value-type="float" office:value="0.0286988">
                <text:p>0.0286988</text:p>
              </table:table-cell>
              <table:table-cell office:value-type="float" office:value="0.0257865">
                <text:p>0.0257865</text:p>
              </table:table-cell>
              <table:table-cell office:value-type="float" office:value="0.0303085">
                <text:p>0.0303085</text:p>
              </table:table-cell>
              <table:table-cell office:value-type="float" office:value="0.0344157">
                <text:p>0.0344157</text:p>
              </table:table-cell>
              <table:table-cell office:value-type="float" office:value="0.0337662">
                <text:p>0.0337662</text:p>
              </table:table-cell>
              <table:table-cell office:value-type="float" office:value="0.0324834">
                <text:p>0.0324834</text:p>
              </table:table-cell>
              <table:table-cell office:value-type="float" office:value="0.0308657">
                <text:p>0.0308657</text:p>
              </table:table-cell>
              <table:table-cell office:value-type="float" office:value="0.0327549">
                <text:p>0.0327549</text:p>
              </table:table-cell>
              <table:table-cell office:value-type="float" office:value="0.0335909">
                <text:p>0.0335909</text:p>
              </table:table-cell>
              <table:table-cell office:value-type="float" office:value="0.0323171">
                <text:p>0.0323171</text:p>
              </table:table-cell>
              <table:table-cell office:value-type="float" office:value="0.0344232">
                <text:p>0.0344232</text:p>
              </table:table-cell>
              <table:table-cell office:value-type="float" office:value="0.0354275">
                <text:p>0.0354275</text:p>
              </table:table-cell>
              <table:table-cell office:value-type="float" office:value="0.0323132">
                <text:p>0.0323132</text:p>
              </table:table-cell>
              <table:table-cell office:value-type="float" office:value="0.0339865">
                <text:p>0.0339865</text:p>
              </table:table-cell>
              <table:table-cell office:value-type="float" office:value="0.0353917">
                <text:p>0.0353917</text:p>
              </table:table-cell>
              <table:table-cell office:value-type="float" office:value="0.0367592">
                <text:p>0.0367592</text:p>
              </table:table-cell>
              <table:table-cell office:value-type="float" office:value="0.0371573">
                <text:p>0.0371573</text:p>
              </table:table-cell>
              <table:table-cell office:value-type="float" office:value="0.0306365">
                <text:p>0.0306365</text:p>
              </table:table-cell>
              <table:table-cell office:value-type="float" office:value="0.0256223">
                <text:p>0.0256223</text:p>
              </table:table-cell>
              <table:table-cell office:value-type="float" office:value="0.032388">
                <text:p>0.032388</text:p>
              </table:table-cell>
              <table:table-cell office:value-type="float" office:value="0.0265196">
                <text:p>0.02651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97069">
                <text:p>0.0297069</text:p>
              </table:table-cell>
              <table:table-cell office:value-type="float" office:value="0.0384208">
                <text:p>0.0384208</text:p>
              </table:table-cell>
              <table:table-cell office:value-type="float" office:value="0.038484">
                <text:p>0.038484</text:p>
              </table:table-cell>
              <table:table-cell office:value-type="float" office:value="0.019246">
                <text:p>0.019246</text:p>
              </table:table-cell>
              <table:table-cell office:value-type="float" office:value="0.028311">
                <text:p>0.028311</text:p>
              </table:table-cell>
              <table:table-cell office:value-type="float" office:value="0.0254478">
                <text:p>0.0254478</text:p>
              </table:table-cell>
              <table:table-cell office:value-type="float" office:value="0.0298935">
                <text:p>0.0298935</text:p>
              </table:table-cell>
              <table:table-cell office:value-type="float" office:value="0.0339307">
                <text:p>0.0339307</text:p>
              </table:table-cell>
              <table:table-cell office:value-type="float" office:value="0.0332926">
                <text:p>0.0332926</text:p>
              </table:table-cell>
              <table:table-cell office:value-type="float" office:value="0.0320305">
                <text:p>0.0320305</text:p>
              </table:table-cell>
              <table:table-cell office:value-type="float" office:value="0.030441">
                <text:p>0.030441</text:p>
              </table:table-cell>
              <table:table-cell office:value-type="float" office:value="0.032299">
                <text:p>0.032299</text:p>
              </table:table-cell>
              <table:table-cell office:value-type="float" office:value="0.0331192">
                <text:p>0.0331192</text:p>
              </table:table-cell>
              <table:table-cell office:value-type="float" office:value="0.0318699">
                <text:p>0.0318699</text:p>
              </table:table-cell>
              <table:table-cell office:value-type="float" office:value="0.0339384">
                <text:p>0.0339384</text:p>
              </table:table-cell>
              <table:table-cell office:value-type="float" office:value="0.0349232">
                <text:p>0.0349232</text:p>
              </table:table-cell>
              <table:table-cell office:value-type="float" office:value="0.0318656">
                <text:p>0.0318656</text:p>
              </table:table-cell>
              <table:table-cell office:value-type="float" office:value="0.0335115">
                <text:p>0.0335115</text:p>
              </table:table-cell>
              <table:table-cell office:value-type="float" office:value="0.0348892">
                <text:p>0.0348892</text:p>
              </table:table-cell>
              <table:table-cell office:value-type="float" office:value="0.0362344">
                <text:p>0.0362344</text:p>
              </table:table-cell>
              <table:table-cell office:value-type="float" office:value="0.0366244">
                <text:p>0.0366244</text:p>
              </table:table-cell>
              <table:table-cell office:value-type="float" office:value="0.030217">
                <text:p>0.030217</text:p>
              </table:table-cell>
              <table:table-cell office:value-type="float" office:value="0.0252881">
                <text:p>0.0252881</text:p>
              </table:table-cell>
              <table:table-cell office:value-type="float" office:value="0.0319403">
                <text:p>0.0319403</text:p>
              </table:table-cell>
              <table:table-cell office:value-type="float" office:value="0.0261703">
                <text:p>0.026170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93815">
                <text:p>0.0293815</text:p>
              </table:table-cell>
              <table:table-cell office:value-type="float" office:value="0.0379726">
                <text:p>0.0379726</text:p>
              </table:table-cell>
              <table:table-cell office:value-type="float" office:value="0.0380353">
                <text:p>0.0380353</text:p>
              </table:table-cell>
              <table:table-cell office:value-type="float" office:value="0.0190616">
                <text:p>0.0190616</text:p>
              </table:table-cell>
              <table:table-cell office:value-type="float" office:value="0.0280021">
                <text:p>0.0280021</text:p>
              </table:table-cell>
              <table:table-cell office:value-type="float" office:value="0.0251782">
                <text:p>0.0251782</text:p>
              </table:table-cell>
              <table:table-cell office:value-type="float" office:value="0.0295631">
                <text:p>0.0295631</text:p>
              </table:table-cell>
              <table:table-cell office:value-type="float" office:value="0.0335446">
                <text:p>0.0335446</text:p>
              </table:table-cell>
              <table:table-cell office:value-type="float" office:value="0.0329156">
                <text:p>0.0329156</text:p>
              </table:table-cell>
              <table:table-cell office:value-type="float" office:value="0.03167">
                <text:p>0.03167</text:p>
              </table:table-cell>
              <table:table-cell office:value-type="float" office:value="0.0301028">
                <text:p>0.0301028</text:p>
              </table:table-cell>
              <table:table-cell office:value-type="float" office:value="0.031936">
                <text:p>0.031936</text:p>
              </table:table-cell>
              <table:table-cell office:value-type="float" office:value="0.0327437">
                <text:p>0.0327437</text:p>
              </table:table-cell>
              <table:table-cell office:value-type="float" office:value="0.0315139">
                <text:p>0.0315139</text:p>
              </table:table-cell>
              <table:table-cell office:value-type="float" office:value="0.0335525">
                <text:p>0.0335525</text:p>
              </table:table-cell>
              <table:table-cell office:value-type="float" office:value="0.0345216">
                <text:p>0.0345216</text:p>
              </table:table-cell>
              <table:table-cell office:value-type="float" office:value="0.0315093">
                <text:p>0.0315093</text:p>
              </table:table-cell>
              <table:table-cell office:value-type="float" office:value="0.0331333">
                <text:p>0.0331333</text:p>
              </table:table-cell>
              <table:table-cell office:value-type="float" office:value="0.0344891">
                <text:p>0.0344891</text:p>
              </table:table-cell>
              <table:table-cell office:value-type="float" office:value="0.0358166">
                <text:p>0.0358166</text:p>
              </table:table-cell>
              <table:table-cell office:value-type="float" office:value="0.0362001">
                <text:p>0.0362001</text:p>
              </table:table-cell>
              <table:table-cell office:value-type="float" office:value="0.0298829">
                <text:p>0.0298829</text:p>
              </table:table-cell>
              <table:table-cell office:value-type="float" office:value="0.0250221">
                <text:p>0.0250221</text:p>
              </table:table-cell>
              <table:table-cell office:value-type="float" office:value="0.0315839">
                <text:p>0.0315839</text:p>
              </table:table-cell>
              <table:table-cell office:value-type="float" office:value="0.0258922">
                <text:p>0.02589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91225">
                <text:p>0.0291225</text:p>
              </table:table-cell>
              <table:table-cell office:value-type="float" office:value="0.0376158">
                <text:p>0.0376158</text:p>
              </table:table-cell>
              <table:table-cell office:value-type="float" office:value="0.037678">
                <text:p>0.037678</text:p>
              </table:table-cell>
              <table:table-cell office:value-type="float" office:value="0.0189147">
                <text:p>0.0189147</text:p>
              </table:table-cell>
              <table:table-cell office:value-type="float" office:value="0.0277563">
                <text:p>0.0277563</text:p>
              </table:table-cell>
              <table:table-cell office:value-type="float" office:value="0.0249635">
                <text:p>0.0249635</text:p>
              </table:table-cell>
              <table:table-cell office:value-type="float" office:value="0.0293">
                <text:p>0.0293</text:p>
              </table:table-cell>
              <table:table-cell office:value-type="float" office:value="0.0332371">
                <text:p>0.0332371</text:p>
              </table:table-cell>
              <table:table-cell office:value-type="float" office:value="0.0326154">
                <text:p>0.0326154</text:p>
              </table:table-cell>
              <table:table-cell office:value-type="float" office:value="0.0313829">
                <text:p>0.0313829</text:p>
              </table:table-cell>
              <table:table-cell office:value-type="float" office:value="0.0298336">
                <text:p>0.0298336</text:p>
              </table:table-cell>
              <table:table-cell office:value-type="float" office:value="0.031647">
                <text:p>0.031647</text:p>
              </table:table-cell>
              <table:table-cell office:value-type="float" office:value="0.0324447">
                <text:p>0.0324447</text:p>
              </table:table-cell>
              <table:table-cell office:value-type="float" office:value="0.0312304">
                <text:p>0.0312304</text:p>
              </table:table-cell>
              <table:table-cell office:value-type="float" office:value="0.0332452">
                <text:p>0.0332452</text:p>
              </table:table-cell>
              <table:table-cell office:value-type="float" office:value="0.0342019">
                <text:p>0.0342019</text:p>
              </table:table-cell>
              <table:table-cell office:value-type="float" office:value="0.0312256">
                <text:p>0.0312256</text:p>
              </table:table-cell>
              <table:table-cell office:value-type="float" office:value="0.0328321">
                <text:p>0.0328321</text:p>
              </table:table-cell>
              <table:table-cell office:value-type="float" office:value="0.0341705">
                <text:p>0.0341705</text:p>
              </table:table-cell>
              <table:table-cell office:value-type="float" office:value="0.0354839">
                <text:p>0.0354839</text:p>
              </table:table-cell>
              <table:table-cell office:value-type="float" office:value="0.0358623">
                <text:p>0.0358623</text:p>
              </table:table-cell>
              <table:table-cell office:value-type="float" office:value="0.029617">
                <text:p>0.029617</text:p>
              </table:table-cell>
              <table:table-cell office:value-type="float" office:value="0.0248102">
                <text:p>0.0248102</text:p>
              </table:table-cell>
              <table:table-cell office:value-type="float" office:value="0.0313001">
                <text:p>0.0313001</text:p>
              </table:table-cell>
              <table:table-cell office:value-type="float" office:value="0.0256708">
                <text:p>0.025670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89162">
                <text:p>0.0289162</text:p>
              </table:table-cell>
              <table:table-cell office:value-type="float" office:value="0.0373316">
                <text:p>0.0373316</text:p>
              </table:table-cell>
              <table:table-cell office:value-type="float" office:value="0.0373936">
                <text:p>0.0373936</text:p>
              </table:table-cell>
              <table:table-cell office:value-type="float" office:value="0.0187978">
                <text:p>0.0187978</text:p>
              </table:table-cell>
              <table:table-cell office:value-type="float" office:value="0.0275605">
                <text:p>0.0275605</text:p>
              </table:table-cell>
              <table:table-cell office:value-type="float" office:value="0.0247925">
                <text:p>0.0247925</text:p>
              </table:table-cell>
              <table:table-cell office:value-type="float" office:value="0.0290906">
                <text:p>0.0290906</text:p>
              </table:table-cell>
              <table:table-cell office:value-type="float" office:value="0.0329923">
                <text:p>0.0329923</text:p>
              </table:table-cell>
              <table:table-cell office:value-type="float" office:value="0.0323764">
                <text:p>0.0323764</text:p>
              </table:table-cell>
              <table:table-cell office:value-type="float" office:value="0.0311543">
                <text:p>0.0311543</text:p>
              </table:table-cell>
              <table:table-cell office:value-type="float" office:value="0.0296193">
                <text:p>0.0296193</text:p>
              </table:table-cell>
              <table:table-cell office:value-type="float" office:value="0.0314169">
                <text:p>0.0314169</text:p>
              </table:table-cell>
              <table:table-cell office:value-type="float" office:value="0.0322067">
                <text:p>0.0322067</text:p>
              </table:table-cell>
              <table:table-cell office:value-type="float" office:value="0.0310047">
                <text:p>0.0310047</text:p>
              </table:table-cell>
              <table:table-cell office:value-type="float" office:value="0.0330005">
                <text:p>0.0330005</text:p>
              </table:table-cell>
              <table:table-cell office:value-type="float" office:value="0.0339474">
                <text:p>0.0339474</text:p>
              </table:table-cell>
              <table:table-cell office:value-type="float" office:value="0.0309998">
                <text:p>0.0309998</text:p>
              </table:table-cell>
              <table:table-cell office:value-type="float" office:value="0.0325924">
                <text:p>0.0325924</text:p>
              </table:table-cell>
              <table:table-cell office:value-type="float" office:value="0.0339169">
                <text:p>0.0339169</text:p>
              </table:table-cell>
              <table:table-cell office:value-type="float" office:value="0.035219">
                <text:p>0.035219</text:p>
              </table:table-cell>
              <table:table-cell office:value-type="float" office:value="0.0355933">
                <text:p>0.0355933</text:p>
              </table:table-cell>
              <table:table-cell office:value-type="float" office:value="0.0294052">
                <text:p>0.0294052</text:p>
              </table:table-cell>
              <table:table-cell office:value-type="float" office:value="0.0246416">
                <text:p>0.0246416</text:p>
              </table:table-cell>
              <table:table-cell office:value-type="float" office:value="0.0310741">
                <text:p>0.0310741</text:p>
              </table:table-cell>
              <table:table-cell office:value-type="float" office:value="0.0254945">
                <text:p>0.02549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28752">
                <text:p>0.028752</text:p>
              </table:table-cell>
              <table:table-cell office:value-type="float" office:value="0.0371054">
                <text:p>0.0371054</text:p>
              </table:table-cell>
              <table:table-cell office:value-type="float" office:value="0.0371671">
                <text:p>0.0371671</text:p>
              </table:table-cell>
              <table:table-cell office:value-type="float" office:value="0.0187048">
                <text:p>0.0187048</text:p>
              </table:table-cell>
              <table:table-cell office:value-type="float" office:value="0.0274046">
                <text:p>0.0274046</text:p>
              </table:table-cell>
              <table:table-cell office:value-type="float" office:value="0.0246564">
                <text:p>0.0246564</text:p>
              </table:table-cell>
              <table:table-cell office:value-type="float" office:value="0.0289238">
                <text:p>0.0289238</text:p>
              </table:table-cell>
              <table:table-cell office:value-type="float" office:value="0.0327974">
                <text:p>0.0327974</text:p>
              </table:table-cell>
              <table:table-cell office:value-type="float" office:value="0.0321861">
                <text:p>0.0321861</text:p>
              </table:table-cell>
              <table:table-cell office:value-type="float" office:value="0.0309723">
                <text:p>0.0309723</text:p>
              </table:table-cell>
              <table:table-cell office:value-type="float" office:value="0.0294486">
                <text:p>0.0294486</text:p>
              </table:table-cell>
              <table:table-cell office:value-type="float" office:value="0.0312337">
                <text:p>0.0312337</text:p>
              </table:table-cell>
              <table:table-cell office:value-type="float" office:value="0.0320171">
                <text:p>0.0320171</text:p>
              </table:table-cell>
              <table:table-cell office:value-type="float" office:value="0.030825">
                <text:p>0.030825</text:p>
              </table:table-cell>
              <table:table-cell office:value-type="float" office:value="0.0328057">
                <text:p>0.0328057</text:p>
              </table:table-cell>
              <table:table-cell office:value-type="float" office:value="0.0337448">
                <text:p>0.0337448</text:p>
              </table:table-cell>
              <table:table-cell office:value-type="float" office:value="0.0308199">
                <text:p>0.0308199</text:p>
              </table:table-cell>
              <table:table-cell office:value-type="float" office:value="0.0324015">
                <text:p>0.0324015</text:p>
              </table:table-cell>
              <table:table-cell office:value-type="float" office:value="0.0337149">
                <text:p>0.0337149</text:p>
              </table:table-cell>
              <table:table-cell office:value-type="float" office:value="0.0350081">
                <text:p>0.0350081</text:p>
              </table:table-cell>
              <table:table-cell office:value-type="float" office:value="0.0353792">
                <text:p>0.0353792</text:p>
              </table:table-cell>
              <table:table-cell office:value-type="float" office:value="0.0292367">
                <text:p>0.0292367</text:p>
              </table:table-cell>
              <table:table-cell office:value-type="float" office:value="0.0245073">
                <text:p>0.0245073</text:p>
              </table:table-cell>
              <table:table-cell office:value-type="float" office:value="0.0308942">
                <text:p>0.0308942</text:p>
              </table:table-cell>
              <table:table-cell office:value-type="float" office:value="0.0253541">
                <text:p>0.025354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286213">
                <text:p>0.0286213</text:p>
              </table:table-cell>
              <table:table-cell office:value-type="float" office:value="0.0369253">
                <text:p>0.0369253</text:p>
              </table:table-cell>
              <table:table-cell office:value-type="float" office:value="0.0369868">
                <text:p>0.0369868</text:p>
              </table:table-cell>
              <table:table-cell office:value-type="float" office:value="0.0186307">
                <text:p>0.0186307</text:p>
              </table:table-cell>
              <table:table-cell office:value-type="float" office:value="0.0272805">
                <text:p>0.0272805</text:p>
              </table:table-cell>
              <table:table-cell office:value-type="float" office:value="0.0245481">
                <text:p>0.0245481</text:p>
              </table:table-cell>
              <table:table-cell office:value-type="float" office:value="0.028791">
                <text:p>0.028791</text:p>
              </table:table-cell>
              <table:table-cell office:value-type="float" office:value="0.0326422">
                <text:p>0.0326422</text:p>
              </table:table-cell>
              <table:table-cell office:value-type="float" office:value="0.0320345">
                <text:p>0.0320345</text:p>
              </table:table-cell>
              <table:table-cell office:value-type="float" office:value="0.0308274">
                <text:p>0.0308274</text:p>
              </table:table-cell>
              <table:table-cell office:value-type="float" office:value="0.0293127">
                <text:p>0.0293127</text:p>
              </table:table-cell>
              <table:table-cell office:value-type="float" office:value="0.0310879">
                <text:p>0.0310879</text:p>
              </table:table-cell>
              <table:table-cell office:value-type="float" office:value="0.0318662">
                <text:p>0.0318662</text:p>
              </table:table-cell>
              <table:table-cell office:value-type="float" office:value="0.0306819">
                <text:p>0.0306819</text:p>
              </table:table-cell>
              <table:table-cell office:value-type="float" office:value="0.0326506">
                <text:p>0.0326506</text:p>
              </table:table-cell>
              <table:table-cell office:value-type="float" office:value="0.0335834">
                <text:p>0.0335834</text:p>
              </table:table-cell>
              <table:table-cell office:value-type="float" office:value="0.0306767">
                <text:p>0.0306767</text:p>
              </table:table-cell>
              <table:table-cell office:value-type="float" office:value="0.0322495">
                <text:p>0.0322495</text:p>
              </table:table-cell>
              <table:table-cell office:value-type="float" office:value="0.0335541">
                <text:p>0.0335541</text:p>
              </table:table-cell>
              <table:table-cell office:value-type="float" office:value="0.0348401">
                <text:p>0.0348401</text:p>
              </table:table-cell>
              <table:table-cell office:value-type="float" office:value="0.0352087">
                <text:p>0.0352087</text:p>
              </table:table-cell>
              <table:table-cell office:value-type="float" office:value="0.0291024">
                <text:p>0.0291024</text:p>
              </table:table-cell>
              <table:table-cell office:value-type="float" office:value="0.0244004">
                <text:p>0.0244004</text:p>
              </table:table-cell>
              <table:table-cell office:value-type="float" office:value="0.030751">
                <text:p>0.030751</text:p>
              </table:table-cell>
              <table:table-cell office:value-type="float" office:value="0.0252423">
                <text:p>0.025242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285172">
                <text:p>0.0285172</text:p>
              </table:table-cell>
              <table:table-cell office:value-type="float" office:value="0.0367819">
                <text:p>0.0367819</text:p>
              </table:table-cell>
              <table:table-cell office:value-type="float" office:value="0.0368433">
                <text:p>0.0368433</text:p>
              </table:table-cell>
              <table:table-cell office:value-type="float" office:value="0.0185717">
                <text:p>0.0185717</text:p>
              </table:table-cell>
              <table:table-cell office:value-type="float" office:value="0.0271817">
                <text:p>0.0271817</text:p>
              </table:table-cell>
              <table:table-cell office:value-type="float" office:value="0.0244618">
                <text:p>0.0244618</text:p>
              </table:table-cell>
              <table:table-cell office:value-type="float" office:value="0.0286853">
                <text:p>0.0286853</text:p>
              </table:table-cell>
              <table:table-cell office:value-type="float" office:value="0.0325187">
                <text:p>0.0325187</text:p>
              </table:table-cell>
              <table:table-cell office:value-type="float" office:value="0.0319139">
                <text:p>0.0319139</text:p>
              </table:table-cell>
              <table:table-cell office:value-type="float" office:value="0.0307121">
                <text:p>0.0307121</text:p>
              </table:table-cell>
              <table:table-cell office:value-type="float" office:value="0.0292046">
                <text:p>0.0292046</text:p>
              </table:table-cell>
              <table:table-cell office:value-type="float" office:value="0.0309717">
                <text:p>0.0309717</text:p>
              </table:table-cell>
              <table:table-cell office:value-type="float" office:value="0.0317461">
                <text:p>0.0317461</text:p>
              </table:table-cell>
              <table:table-cell office:value-type="float" office:value="0.030568">
                <text:p>0.030568</text:p>
              </table:table-cell>
              <table:table-cell office:value-type="float" office:value="0.0325271">
                <text:p>0.0325271</text:p>
              </table:table-cell>
              <table:table-cell office:value-type="float" office:value="0.0334549">
                <text:p>0.0334549</text:p>
              </table:table-cell>
              <table:table-cell office:value-type="float" office:value="0.0305627">
                <text:p>0.0305627</text:p>
              </table:table-cell>
              <table:table-cell office:value-type="float" office:value="0.0321285">
                <text:p>0.0321285</text:p>
              </table:table-cell>
              <table:table-cell office:value-type="float" office:value="0.0334261">
                <text:p>0.0334261</text:p>
              </table:table-cell>
              <table:table-cell office:value-type="float" office:value="0.0347065">
                <text:p>0.0347065</text:p>
              </table:table-cell>
              <table:table-cell office:value-type="float" office:value="0.035073">
                <text:p>0.035073</text:p>
              </table:table-cell>
              <table:table-cell office:value-type="float" office:value="0.0289955">
                <text:p>0.0289955</text:p>
              </table:table-cell>
              <table:table-cell office:value-type="float" office:value="0.0243153">
                <text:p>0.0243153</text:p>
              </table:table-cell>
              <table:table-cell office:value-type="float" office:value="0.0306369">
                <text:p>0.0306369</text:p>
              </table:table-cell>
              <table:table-cell office:value-type="float" office:value="0.0251533">
                <text:p>0.02515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284343">
                <text:p>0.0284343</text:p>
              </table:table-cell>
              <table:table-cell office:value-type="float" office:value="0.0366677">
                <text:p>0.0366677</text:p>
              </table:table-cell>
              <table:table-cell office:value-type="float" office:value="0.036729">
                <text:p>0.036729</text:p>
              </table:table-cell>
              <table:table-cell office:value-type="float" office:value="0.0185247">
                <text:p>0.0185247</text:p>
              </table:table-cell>
              <table:table-cell office:value-type="float" office:value="0.027103">
                <text:p>0.027103</text:p>
              </table:table-cell>
              <table:table-cell office:value-type="float" office:value="0.0243931">
                <text:p>0.0243931</text:p>
              </table:table-cell>
              <table:table-cell office:value-type="float" office:value="0.0286012">
                <text:p>0.0286012</text:p>
              </table:table-cell>
              <table:table-cell office:value-type="float" office:value="0.0324203">
                <text:p>0.0324203</text:p>
              </table:table-cell>
              <table:table-cell office:value-type="float" office:value="0.0318179">
                <text:p>0.0318179</text:p>
              </table:table-cell>
              <table:table-cell office:value-type="float" office:value="0.0306202">
                <text:p>0.0306202</text:p>
              </table:table-cell>
              <table:table-cell office:value-type="float" office:value="0.0291184">
                <text:p>0.0291184</text:p>
              </table:table-cell>
              <table:table-cell office:value-type="float" office:value="0.0308793">
                <text:p>0.0308793</text:p>
              </table:table-cell>
              <table:table-cell office:value-type="float" office:value="0.0316504">
                <text:p>0.0316504</text:p>
              </table:table-cell>
              <table:table-cell office:value-type="float" office:value="0.0304773">
                <text:p>0.0304773</text:p>
              </table:table-cell>
              <table:table-cell office:value-type="float" office:value="0.0324288">
                <text:p>0.0324288</text:p>
              </table:table-cell>
              <table:table-cell office:value-type="float" office:value="0.0333527">
                <text:p>0.0333527</text:p>
              </table:table-cell>
              <table:table-cell office:value-type="float" office:value="0.030472">
                <text:p>0.030472</text:p>
              </table:table-cell>
              <table:table-cell office:value-type="float" office:value="0.0320321">
                <text:p>0.0320321</text:p>
              </table:table-cell>
              <table:table-cell office:value-type="float" office:value="0.0333242">
                <text:p>0.0333242</text:p>
              </table:table-cell>
              <table:table-cell office:value-type="float" office:value="0.0346">
                <text:p>0.0346</text:p>
              </table:table-cell>
              <table:table-cell office:value-type="float" office:value="0.0349649">
                <text:p>0.0349649</text:p>
              </table:table-cell>
              <table:table-cell office:value-type="float" office:value="0.0289105">
                <text:p>0.0289105</text:p>
              </table:table-cell>
              <table:table-cell office:value-type="float" office:value="0.0242475">
                <text:p>0.0242475</text:p>
              </table:table-cell>
              <table:table-cell office:value-type="float" office:value="0.0305461">
                <text:p>0.0305461</text:p>
              </table:table-cell>
              <table:table-cell office:value-type="float" office:value="0.0250825">
                <text:p>0.02508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83683">
                <text:p>0.0283683</text:p>
              </table:table-cell>
              <table:table-cell office:value-type="float" office:value="0.0365768">
                <text:p>0.0365768</text:p>
              </table:table-cell>
              <table:table-cell office:value-type="float" office:value="0.036638">
                <text:p>0.036638</text:p>
              </table:table-cell>
              <table:table-cell office:value-type="float" office:value="0.0184873">
                <text:p>0.0184873</text:p>
              </table:table-cell>
              <table:table-cell office:value-type="float" office:value="0.0270404">
                <text:p>0.0270404</text:p>
              </table:table-cell>
              <table:table-cell office:value-type="float" office:value="0.0243384">
                <text:p>0.0243384</text:p>
              </table:table-cell>
              <table:table-cell office:value-type="float" office:value="0.0285342">
                <text:p>0.0285342</text:p>
              </table:table-cell>
              <table:table-cell office:value-type="float" office:value="0.032342">
                <text:p>0.032342</text:p>
              </table:table-cell>
              <table:table-cell office:value-type="float" office:value="0.0317414">
                <text:p>0.0317414</text:p>
              </table:table-cell>
              <table:table-cell office:value-type="float" office:value="0.0305471">
                <text:p>0.0305471</text:p>
              </table:table-cell>
              <table:table-cell office:value-type="float" office:value="0.0290499">
                <text:p>0.0290499</text:p>
              </table:table-cell>
              <table:table-cell office:value-type="float" office:value="0.0308057">
                <text:p>0.0308057</text:p>
              </table:table-cell>
              <table:table-cell office:value-type="float" office:value="0.0315743">
                <text:p>0.0315743</text:p>
              </table:table-cell>
              <table:table-cell office:value-type="float" office:value="0.0304051">
                <text:p>0.0304051</text:p>
              </table:table-cell>
              <table:table-cell office:value-type="float" office:value="0.0323505">
                <text:p>0.0323505</text:p>
              </table:table-cell>
              <table:table-cell office:value-type="float" office:value="0.0332712">
                <text:p>0.0332712</text:p>
              </table:table-cell>
              <table:table-cell office:value-type="float" office:value="0.0303997">
                <text:p>0.0303997</text:p>
              </table:table-cell>
              <table:table-cell office:value-type="float" office:value="0.0319554">
                <text:p>0.0319554</text:p>
              </table:table-cell>
              <table:table-cell office:value-type="float" office:value="0.033243">
                <text:p>0.033243</text:p>
              </table:table-cell>
              <table:table-cell office:value-type="float" office:value="0.0345153">
                <text:p>0.0345153</text:p>
              </table:table-cell>
              <table:table-cell office:value-type="float" office:value="0.0348788">
                <text:p>0.0348788</text:p>
              </table:table-cell>
              <table:table-cell office:value-type="float" office:value="0.0288427">
                <text:p>0.0288427</text:p>
              </table:table-cell>
              <table:table-cell office:value-type="float" office:value="0.0241935">
                <text:p>0.0241935</text:p>
              </table:table-cell>
              <table:table-cell office:value-type="float" office:value="0.0304738">
                <text:p>0.0304738</text:p>
              </table:table-cell>
              <table:table-cell office:value-type="float" office:value="0.0250261">
                <text:p>0.025026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283158">
                <text:p>0.0283158</text:p>
              </table:table-cell>
              <table:table-cell office:value-type="float" office:value="0.0365045">
                <text:p>0.0365045</text:p>
              </table:table-cell>
              <table:table-cell office:value-type="float" office:value="0.0365655">
                <text:p>0.0365655</text:p>
              </table:table-cell>
              <table:table-cell office:value-type="float" office:value="0.0184575">
                <text:p>0.0184575</text:p>
              </table:table-cell>
              <table:table-cell office:value-type="float" office:value="0.0269905">
                <text:p>0.0269905</text:p>
              </table:table-cell>
              <table:table-cell office:value-type="float" office:value="0.0242949">
                <text:p>0.0242949</text:p>
              </table:table-cell>
              <table:table-cell office:value-type="float" office:value="0.0284808">
                <text:p>0.0284808</text:p>
              </table:table-cell>
              <table:table-cell office:value-type="float" office:value="0.0322796">
                <text:p>0.0322796</text:p>
              </table:table-cell>
              <table:table-cell office:value-type="float" office:value="0.0316805">
                <text:p>0.0316805</text:p>
              </table:table-cell>
              <table:table-cell office:value-type="float" office:value="0.0304889">
                <text:p>0.0304889</text:p>
              </table:table-cell>
              <table:table-cell office:value-type="float" office:value="0.0289953">
                <text:p>0.0289953</text:p>
              </table:table-cell>
              <table:table-cell office:value-type="float" office:value="0.030747">
                <text:p>0.030747</text:p>
              </table:table-cell>
              <table:table-cell office:value-type="float" office:value="0.0315136">
                <text:p>0.0315136</text:p>
              </table:table-cell>
              <table:table-cell office:value-type="float" office:value="0.0303476">
                <text:p>0.0303476</text:p>
              </table:table-cell>
              <table:table-cell office:value-type="float" office:value="0.0322882">
                <text:p>0.0322882</text:p>
              </table:table-cell>
              <table:table-cell office:value-type="float" office:value="0.0332064">
                <text:p>0.0332064</text:p>
              </table:table-cell>
              <table:table-cell office:value-type="float" office:value="0.0303422">
                <text:p>0.0303422</text:p>
              </table:table-cell>
              <table:table-cell office:value-type="float" office:value="0.0318943">
                <text:p>0.0318943</text:p>
              </table:table-cell>
              <table:table-cell office:value-type="float" office:value="0.0331784">
                <text:p>0.0331784</text:p>
              </table:table-cell>
              <table:table-cell office:value-type="float" office:value="0.0344478">
                <text:p>0.0344478</text:p>
              </table:table-cell>
              <table:table-cell office:value-type="float" office:value="0.0348103">
                <text:p>0.0348103</text:p>
              </table:table-cell>
              <table:table-cell office:value-type="float" office:value="0.0287888">
                <text:p>0.0287888</text:p>
              </table:table-cell>
              <table:table-cell office:value-type="float" office:value="0.0241506">
                <text:p>0.0241506</text:p>
              </table:table-cell>
              <table:table-cell office:value-type="float" office:value="0.0304163">
                <text:p>0.0304163</text:p>
              </table:table-cell>
              <table:table-cell office:value-type="float" office:value="0.0249812">
                <text:p>0.024981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282739">
                <text:p>0.0282739</text:p>
              </table:table-cell>
              <table:table-cell office:value-type="float" office:value="0.0364468">
                <text:p>0.0364468</text:p>
              </table:table-cell>
              <table:table-cell office:value-type="float" office:value="0.0365078">
                <text:p>0.0365078</text:p>
              </table:table-cell>
              <table:table-cell office:value-type="float" office:value="0.0184338">
                <text:p>0.0184338</text:p>
              </table:table-cell>
              <table:table-cell office:value-type="float" office:value="0.0269508">
                <text:p>0.0269508</text:p>
              </table:table-cell>
              <table:table-cell office:value-type="float" office:value="0.0242602">
                <text:p>0.0242602</text:p>
              </table:table-cell>
              <table:table-cell office:value-type="float" office:value="0.0284383">
                <text:p>0.0284383</text:p>
              </table:table-cell>
              <table:table-cell office:value-type="float" office:value="0.03223">
                <text:p>0.03223</text:p>
              </table:table-cell>
              <table:table-cell office:value-type="float" office:value="0.031632">
                <text:p>0.031632</text:p>
              </table:table-cell>
              <table:table-cell office:value-type="float" office:value="0.0304425">
                <text:p>0.0304425</text:p>
              </table:table-cell>
              <table:table-cell office:value-type="float" office:value="0.0289518">
                <text:p>0.0289518</text:p>
              </table:table-cell>
              <table:table-cell office:value-type="float" office:value="0.0307004">
                <text:p>0.0307004</text:p>
              </table:table-cell>
              <table:table-cell office:value-type="float" office:value="0.0314653">
                <text:p>0.0314653</text:p>
              </table:table-cell>
              <table:table-cell office:value-type="float" office:value="0.0303018">
                <text:p>0.0303018</text:p>
              </table:table-cell>
              <table:table-cell office:value-type="float" office:value="0.0322386">
                <text:p>0.0322386</text:p>
              </table:table-cell>
              <table:table-cell office:value-type="float" office:value="0.0331548">
                <text:p>0.0331548</text:p>
              </table:table-cell>
              <table:table-cell office:value-type="float" office:value="0.0302964">
                <text:p>0.0302964</text:p>
              </table:table-cell>
              <table:table-cell office:value-type="float" office:value="0.0318457">
                <text:p>0.0318457</text:p>
              </table:table-cell>
              <table:table-cell office:value-type="float" office:value="0.033127">
                <text:p>0.033127</text:p>
              </table:table-cell>
              <table:table-cell office:value-type="float" office:value="0.0343941">
                <text:p>0.0343941</text:p>
              </table:table-cell>
              <table:table-cell office:value-type="float" office:value="0.0347558">
                <text:p>0.0347558</text:p>
              </table:table-cell>
              <table:table-cell office:value-type="float" office:value="0.0287458">
                <text:p>0.0287458</text:p>
              </table:table-cell>
              <table:table-cell office:value-type="float" office:value="0.0241164">
                <text:p>0.0241164</text:p>
              </table:table-cell>
              <table:table-cell office:value-type="float" office:value="0.0303704">
                <text:p>0.0303704</text:p>
              </table:table-cell>
              <table:table-cell office:value-type="float" office:value="0.0249454">
                <text:p>0.024945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82406">
                <text:p>0.0282406</text:p>
              </table:table-cell>
              <table:table-cell office:value-type="float" office:value="0.0364009">
                <text:p>0.0364009</text:p>
              </table:table-cell>
              <table:table-cell office:value-type="float" office:value="0.0364619">
                <text:p>0.0364619</text:p>
              </table:table-cell>
              <table:table-cell office:value-type="float" office:value="0.0184149">
                <text:p>0.0184149</text:p>
              </table:table-cell>
              <table:table-cell office:value-type="float" office:value="0.0269192">
                <text:p>0.0269192</text:p>
              </table:table-cell>
              <table:table-cell office:value-type="float" office:value="0.0242326">
                <text:p>0.0242326</text:p>
              </table:table-cell>
              <table:table-cell office:value-type="float" office:value="0.0284045">
                <text:p>0.0284045</text:p>
              </table:table-cell>
              <table:table-cell office:value-type="float" office:value="0.0321904">
                <text:p>0.0321904</text:p>
              </table:table-cell>
              <table:table-cell office:value-type="float" office:value="0.0315934">
                <text:p>0.0315934</text:p>
              </table:table-cell>
              <table:table-cell office:value-type="float" office:value="0.0304056">
                <text:p>0.0304056</text:p>
              </table:table-cell>
              <table:table-cell office:value-type="float" office:value="0.0289172">
                <text:p>0.0289172</text:p>
              </table:table-cell>
              <table:table-cell office:value-type="float" office:value="0.0306632">
                <text:p>0.0306632</text:p>
              </table:table-cell>
              <table:table-cell office:value-type="float" office:value="0.0314269">
                <text:p>0.0314269</text:p>
              </table:table-cell>
              <table:table-cell office:value-type="float" office:value="0.0302654">
                <text:p>0.0302654</text:p>
              </table:table-cell>
              <table:table-cell office:value-type="float" office:value="0.0321991">
                <text:p>0.0321991</text:p>
              </table:table-cell>
              <table:table-cell office:value-type="float" office:value="0.0331137">
                <text:p>0.0331137</text:p>
              </table:table-cell>
              <table:table-cell office:value-type="float" office:value="0.0302599">
                <text:p>0.0302599</text:p>
              </table:table-cell>
              <table:table-cell office:value-type="float" office:value="0.031807">
                <text:p>0.031807</text:p>
              </table:table-cell>
              <table:table-cell office:value-type="float" office:value="0.033086">
                <text:p>0.033086</text:p>
              </table:table-cell>
              <table:table-cell office:value-type="float" office:value="0.0343513">
                <text:p>0.0343513</text:p>
              </table:table-cell>
              <table:table-cell office:value-type="float" office:value="0.0347123">
                <text:p>0.0347123</text:p>
              </table:table-cell>
              <table:table-cell office:value-type="float" office:value="0.0287116">
                <text:p>0.0287116</text:p>
              </table:table-cell>
              <table:table-cell office:value-type="float" office:value="0.0240891">
                <text:p>0.0240891</text:p>
              </table:table-cell>
              <table:table-cell office:value-type="float" office:value="0.0303339">
                <text:p>0.0303339</text:p>
              </table:table-cell>
              <table:table-cell office:value-type="float" office:value="0.0249169">
                <text:p>0.02491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82141">
                <text:p>0.0282141</text:p>
              </table:table-cell>
              <table:table-cell office:value-type="float" office:value="0.0363644">
                <text:p>0.0363644</text:p>
              </table:table-cell>
              <table:table-cell office:value-type="float" office:value="0.0364253">
                <text:p>0.0364253</text:p>
              </table:table-cell>
              <table:table-cell office:value-type="float" office:value="0.0183999">
                <text:p>0.0183999</text:p>
              </table:table-cell>
              <table:table-cell office:value-type="float" office:value="0.0268941">
                <text:p>0.0268941</text:p>
              </table:table-cell>
              <table:table-cell office:value-type="float" office:value="0.0242106">
                <text:p>0.0242106</text:p>
              </table:table-cell>
              <table:table-cell office:value-type="float" office:value="0.0283776">
                <text:p>0.0283776</text:p>
              </table:table-cell>
              <table:table-cell office:value-type="float" office:value="0.0321589">
                <text:p>0.0321589</text:p>
              </table:table-cell>
              <table:table-cell office:value-type="float" office:value="0.0315627">
                <text:p>0.0315627</text:p>
              </table:table-cell>
              <table:table-cell office:value-type="float" office:value="0.0303762">
                <text:p>0.0303762</text:p>
              </table:table-cell>
              <table:table-cell office:value-type="float" office:value="0.0288896">
                <text:p>0.0288896</text:p>
              </table:table-cell>
              <table:table-cell office:value-type="float" office:value="0.0306336">
                <text:p>0.0306336</text:p>
              </table:table-cell>
              <table:table-cell office:value-type="float" office:value="0.0313963">
                <text:p>0.0313963</text:p>
              </table:table-cell>
              <table:table-cell office:value-type="float" office:value="0.0302364">
                <text:p>0.0302364</text:p>
              </table:table-cell>
              <table:table-cell office:value-type="float" office:value="0.0321676">
                <text:p>0.0321676</text:p>
              </table:table-cell>
              <table:table-cell office:value-type="float" office:value="0.0330809">
                <text:p>0.0330809</text:p>
              </table:table-cell>
              <table:table-cell office:value-type="float" office:value="0.0302308">
                <text:p>0.0302308</text:p>
              </table:table-cell>
              <table:table-cell office:value-type="float" office:value="0.0317761">
                <text:p>0.0317761</text:p>
              </table:table-cell>
              <table:table-cell office:value-type="float" office:value="0.0330534">
                <text:p>0.0330534</text:p>
              </table:table-cell>
              <table:table-cell office:value-type="float" office:value="0.0343172">
                <text:p>0.0343172</text:p>
              </table:table-cell>
              <table:table-cell office:value-type="float" office:value="0.0346777">
                <text:p>0.0346777</text:p>
              </table:table-cell>
              <table:table-cell office:value-type="float" office:value="0.0286844">
                <text:p>0.0286844</text:p>
              </table:table-cell>
              <table:table-cell office:value-type="float" office:value="0.0240674">
                <text:p>0.0240674</text:p>
              </table:table-cell>
              <table:table-cell office:value-type="float" office:value="0.0303049">
                <text:p>0.0303049</text:p>
              </table:table-cell>
              <table:table-cell office:value-type="float" office:value="0.0248943">
                <text:p>0.024894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28193">
                <text:p>0.028193</text:p>
              </table:table-cell>
              <table:table-cell office:value-type="float" office:value="0.0363353">
                <text:p>0.0363353</text:p>
              </table:table-cell>
              <table:table-cell office:value-type="float" office:value="0.0363962">
                <text:p>0.0363962</text:p>
              </table:table-cell>
              <table:table-cell office:value-type="float" office:value="0.0183879">
                <text:p>0.0183879</text:p>
              </table:table-cell>
              <table:table-cell office:value-type="float" office:value="0.026874">
                <text:p>0.026874</text:p>
              </table:table-cell>
              <table:table-cell office:value-type="float" office:value="0.0241931">
                <text:p>0.0241931</text:p>
              </table:table-cell>
              <table:table-cell office:value-type="float" office:value="0.0283561">
                <text:p>0.0283561</text:p>
              </table:table-cell>
              <table:table-cell office:value-type="float" office:value="0.0321339">
                <text:p>0.0321339</text:p>
              </table:table-cell>
              <table:table-cell office:value-type="float" office:value="0.0315382">
                <text:p>0.0315382</text:p>
              </table:table-cell>
              <table:table-cell office:value-type="float" office:value="0.0303528">
                <text:p>0.0303528</text:p>
              </table:table-cell>
              <table:table-cell office:value-type="float" office:value="0.0288677">
                <text:p>0.0288677</text:p>
              </table:table-cell>
              <table:table-cell office:value-type="float" office:value="0.0306101">
                <text:p>0.0306101</text:p>
              </table:table-cell>
              <table:table-cell office:value-type="float" office:value="0.0313719">
                <text:p>0.0313719</text:p>
              </table:table-cell>
              <table:table-cell office:value-type="float" office:value="0.0302133">
                <text:p>0.0302133</text:p>
              </table:table-cell>
              <table:table-cell office:value-type="float" office:value="0.0321426">
                <text:p>0.0321426</text:p>
              </table:table-cell>
              <table:table-cell office:value-type="float" office:value="0.0330549">
                <text:p>0.0330549</text:p>
              </table:table-cell>
              <table:table-cell office:value-type="float" office:value="0.0302077">
                <text:p>0.0302077</text:p>
              </table:table-cell>
              <table:table-cell office:value-type="float" office:value="0.0317516">
                <text:p>0.0317516</text:p>
              </table:table-cell>
              <table:table-cell office:value-type="float" office:value="0.0330274">
                <text:p>0.0330274</text:p>
              </table:table-cell>
              <table:table-cell office:value-type="float" office:value="0.0342901">
                <text:p>0.0342901</text:p>
              </table:table-cell>
              <table:table-cell office:value-type="float" office:value="0.0346502">
                <text:p>0.0346502</text:p>
              </table:table-cell>
              <table:table-cell office:value-type="float" office:value="0.0286627">
                <text:p>0.0286627</text:p>
              </table:table-cell>
              <table:table-cell office:value-type="float" office:value="0.0240502">
                <text:p>0.0240502</text:p>
              </table:table-cell>
              <table:table-cell office:value-type="float" office:value="0.0302818">
                <text:p>0.0302818</text:p>
              </table:table-cell>
              <table:table-cell office:value-type="float" office:value="0.0248762">
                <text:p>0.024876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281762">
                <text:p>0.0281762</text:p>
              </table:table-cell>
              <table:table-cell office:value-type="float" office:value="0.0363122">
                <text:p>0.0363122</text:p>
              </table:table-cell>
              <table:table-cell office:value-type="float" office:value="0.036373">
                <text:p>0.036373</text:p>
              </table:table-cell>
              <table:table-cell office:value-type="float" office:value="0.0183784">
                <text:p>0.0183784</text:p>
              </table:table-cell>
              <table:table-cell office:value-type="float" office:value="0.0268581">
                <text:p>0.0268581</text:p>
              </table:table-cell>
              <table:table-cell office:value-type="float" office:value="0.0241792">
                <text:p>0.0241792</text:p>
              </table:table-cell>
              <table:table-cell office:value-type="float" office:value="0.0283391">
                <text:p>0.0283391</text:p>
              </table:table-cell>
              <table:table-cell office:value-type="float" office:value="0.0321139">
                <text:p>0.0321139</text:p>
              </table:table-cell>
              <table:table-cell office:value-type="float" office:value="0.0315187">
                <text:p>0.0315187</text:p>
              </table:table-cell>
              <table:table-cell office:value-type="float" office:value="0.0303342">
                <text:p>0.0303342</text:p>
              </table:table-cell>
              <table:table-cell office:value-type="float" office:value="0.0288502">
                <text:p>0.0288502</text:p>
              </table:table-cell>
              <table:table-cell office:value-type="float" office:value="0.0305913">
                <text:p>0.0305913</text:p>
              </table:table-cell>
              <table:table-cell office:value-type="float" office:value="0.0313525">
                <text:p>0.0313525</text:p>
              </table:table-cell>
              <table:table-cell office:value-type="float" office:value="0.0301949">
                <text:p>0.0301949</text:p>
              </table:table-cell>
              <table:table-cell office:value-type="float" office:value="0.0321226">
                <text:p>0.0321226</text:p>
              </table:table-cell>
              <table:table-cell office:value-type="float" office:value="0.0330341">
                <text:p>0.0330341</text:p>
              </table:table-cell>
              <table:table-cell office:value-type="float" office:value="0.0301893">
                <text:p>0.0301893</text:p>
              </table:table-cell>
              <table:table-cell office:value-type="float" office:value="0.0317321">
                <text:p>0.0317321</text:p>
              </table:table-cell>
              <table:table-cell office:value-type="float" office:value="0.0330068">
                <text:p>0.0330068</text:p>
              </table:table-cell>
              <table:table-cell office:value-type="float" office:value="0.0342685">
                <text:p>0.0342685</text:p>
              </table:table-cell>
              <table:table-cell office:value-type="float" office:value="0.0346283">
                <text:p>0.0346283</text:p>
              </table:table-cell>
              <table:table-cell office:value-type="float" office:value="0.0286455">
                <text:p>0.0286455</text:p>
              </table:table-cell>
              <table:table-cell office:value-type="float" office:value="0.0240364">
                <text:p>0.0240364</text:p>
              </table:table-cell>
              <table:table-cell office:value-type="float" office:value="0.0302633">
                <text:p>0.0302633</text:p>
              </table:table-cell>
              <table:table-cell office:value-type="float" office:value="0.0248618">
                <text:p>0.024861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281628">
                <text:p>0.0281628</text:p>
              </table:table-cell>
              <table:table-cell office:value-type="float" office:value="0.0362937">
                <text:p>0.0362937</text:p>
              </table:table-cell>
              <table:table-cell office:value-type="float" office:value="0.0363545">
                <text:p>0.0363545</text:p>
              </table:table-cell>
              <table:table-cell office:value-type="float" office:value="0.0183708">
                <text:p>0.0183708</text:p>
              </table:table-cell>
              <table:table-cell office:value-type="float" office:value="0.0268454">
                <text:p>0.0268454</text:p>
              </table:table-cell>
              <table:table-cell office:value-type="float" office:value="0.0241681">
                <text:p>0.0241681</text:p>
              </table:table-cell>
              <table:table-cell office:value-type="float" office:value="0.0283255">
                <text:p>0.0283255</text:p>
              </table:table-cell>
              <table:table-cell office:value-type="float" office:value="0.0320981">
                <text:p>0.0320981</text:p>
              </table:table-cell>
              <table:table-cell office:value-type="float" office:value="0.0315032">
                <text:p>0.0315032</text:p>
              </table:table-cell>
              <table:table-cell office:value-type="float" office:value="0.0303194">
                <text:p>0.0303194</text:p>
              </table:table-cell>
              <table:table-cell office:value-type="float" office:value="0.0288363">
                <text:p>0.0288363</text:p>
              </table:table-cell>
              <table:table-cell office:value-type="float" office:value="0.0305764">
                <text:p>0.0305764</text:p>
              </table:table-cell>
              <table:table-cell office:value-type="float" office:value="0.0313371">
                <text:p>0.0313371</text:p>
              </table:table-cell>
              <table:table-cell office:value-type="float" office:value="0.0301802">
                <text:p>0.0301802</text:p>
              </table:table-cell>
              <table:table-cell office:value-type="float" office:value="0.0321068">
                <text:p>0.0321068</text:p>
              </table:table-cell>
              <table:table-cell office:value-type="float" office:value="0.0330176">
                <text:p>0.0330176</text:p>
              </table:table-cell>
              <table:table-cell office:value-type="float" office:value="0.0301747">
                <text:p>0.0301747</text:p>
              </table:table-cell>
              <table:table-cell office:value-type="float" office:value="0.0317165">
                <text:p>0.0317165</text:p>
              </table:table-cell>
              <table:table-cell office:value-type="float" office:value="0.0329903">
                <text:p>0.0329903</text:p>
              </table:table-cell>
              <table:table-cell office:value-type="float" office:value="0.0342513">
                <text:p>0.0342513</text:p>
              </table:table-cell>
              <table:table-cell office:value-type="float" office:value="0.0346108">
                <text:p>0.0346108</text:p>
              </table:table-cell>
              <table:table-cell office:value-type="float" office:value="0.0286317">
                <text:p>0.0286317</text:p>
              </table:table-cell>
              <table:table-cell office:value-type="float" office:value="0.0240255">
                <text:p>0.0240255</text:p>
              </table:table-cell>
              <table:table-cell office:value-type="float" office:value="0.0302487">
                <text:p>0.0302487</text:p>
              </table:table-cell>
              <table:table-cell office:value-type="float" office:value="0.0248504">
                <text:p>0.024850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281521">
                <text:p>0.0281521</text:p>
              </table:table-cell>
              <table:table-cell office:value-type="float" office:value="0.0362791">
                <text:p>0.0362791</text:p>
              </table:table-cell>
              <table:table-cell office:value-type="float" office:value="0.0363399">
                <text:p>0.0363399</text:p>
              </table:table-cell>
              <table:table-cell office:value-type="float" office:value="0.0183648">
                <text:p>0.0183648</text:p>
              </table:table-cell>
              <table:table-cell office:value-type="float" office:value="0.0268352">
                <text:p>0.0268352</text:p>
              </table:table-cell>
              <table:table-cell office:value-type="float" office:value="0.0241592">
                <text:p>0.0241592</text:p>
              </table:table-cell>
              <table:table-cell office:value-type="float" office:value="0.0283147">
                <text:p>0.0283147</text:p>
              </table:table-cell>
              <table:table-cell office:value-type="float" office:value="0.0320854">
                <text:p>0.0320854</text:p>
              </table:table-cell>
              <table:table-cell office:value-type="float" office:value="0.0314909">
                <text:p>0.0314909</text:p>
              </table:table-cell>
              <table:table-cell office:value-type="float" office:value="0.0303076">
                <text:p>0.0303076</text:p>
              </table:table-cell>
              <table:table-cell office:value-type="float" office:value="0.0288252">
                <text:p>0.0288252</text:p>
              </table:table-cell>
              <table:table-cell office:value-type="float" office:value="0.0305645">
                <text:p>0.0305645</text:p>
              </table:table-cell>
              <table:table-cell office:value-type="float" office:value="0.0313248">
                <text:p>0.0313248</text:p>
              </table:table-cell>
              <table:table-cell office:value-type="float" office:value="0.0301686">
                <text:p>0.0301686</text:p>
              </table:table-cell>
              <table:table-cell office:value-type="float" office:value="0.0320941">
                <text:p>0.0320941</text:p>
              </table:table-cell>
              <table:table-cell office:value-type="float" office:value="0.0330045">
                <text:p>0.0330045</text:p>
              </table:table-cell>
              <table:table-cell office:value-type="float" office:value="0.030163">
                <text:p>0.030163</text:p>
              </table:table-cell>
              <table:table-cell office:value-type="float" office:value="0.0317041">
                <text:p>0.0317041</text:p>
              </table:table-cell>
              <table:table-cell office:value-type="float" office:value="0.0329772">
                <text:p>0.0329772</text:p>
              </table:table-cell>
              <table:table-cell office:value-type="float" office:value="0.0342376">
                <text:p>0.0342376</text:p>
              </table:table-cell>
              <table:table-cell office:value-type="float" office:value="0.0345969">
                <text:p>0.0345969</text:p>
              </table:table-cell>
              <table:table-cell office:value-type="float" office:value="0.0286208">
                <text:p>0.0286208</text:p>
              </table:table-cell>
              <table:table-cell office:value-type="float" office:value="0.0240168">
                <text:p>0.0240168</text:p>
              </table:table-cell>
              <table:table-cell office:value-type="float" office:value="0.030237">
                <text:p>0.030237</text:p>
              </table:table-cell>
              <table:table-cell office:value-type="float" office:value="0.0248413">
                <text:p>0.024841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281437">
                <text:p>0.0281437</text:p>
              </table:table-cell>
              <table:table-cell office:value-type="float" office:value="0.0362674">
                <text:p>0.0362674</text:p>
              </table:table-cell>
              <table:table-cell office:value-type="float" office:value="0.0363282">
                <text:p>0.0363282</text:p>
              </table:table-cell>
              <table:table-cell office:value-type="float" office:value="0.0183599">
                <text:p>0.0183599</text:p>
              </table:table-cell>
              <table:table-cell office:value-type="float" office:value="0.0268272">
                <text:p>0.0268272</text:p>
              </table:table-cell>
              <table:table-cell office:value-type="float" office:value="0.0241522">
                <text:p>0.0241522</text:p>
              </table:table-cell>
              <table:table-cell office:value-type="float" office:value="0.028306">
                <text:p>0.028306</text:p>
              </table:table-cell>
              <table:table-cell office:value-type="float" office:value="0.0320753">
                <text:p>0.0320753</text:p>
              </table:table-cell>
              <table:table-cell office:value-type="float" office:value="0.0314811">
                <text:p>0.0314811</text:p>
              </table:table-cell>
              <table:table-cell office:value-type="float" office:value="0.0302982">
                <text:p>0.0302982</text:p>
              </table:table-cell>
              <table:table-cell office:value-type="float" office:value="0.0288164">
                <text:p>0.0288164</text:p>
              </table:table-cell>
              <table:table-cell office:value-type="float" office:value="0.030555">
                <text:p>0.030555</text:p>
              </table:table-cell>
              <table:table-cell office:value-type="float" office:value="0.031315">
                <text:p>0.031315</text:p>
              </table:table-cell>
              <table:table-cell office:value-type="float" office:value="0.0301593">
                <text:p>0.0301593</text:p>
              </table:table-cell>
              <table:table-cell office:value-type="float" office:value="0.0320841">
                <text:p>0.0320841</text:p>
              </table:table-cell>
              <table:table-cell office:value-type="float" office:value="0.032994">
                <text:p>0.032994</text:p>
              </table:table-cell>
              <table:table-cell office:value-type="float" office:value="0.0301537">
                <text:p>0.0301537</text:p>
              </table:table-cell>
              <table:table-cell office:value-type="float" office:value="0.0316942">
                <text:p>0.0316942</text:p>
              </table:table-cell>
              <table:table-cell office:value-type="float" office:value="0.0329668">
                <text:p>0.0329668</text:p>
              </table:table-cell>
              <table:table-cell office:value-type="float" office:value="0.0342268">
                <text:p>0.0342268</text:p>
              </table:table-cell>
              <table:table-cell office:value-type="float" office:value="0.0345859">
                <text:p>0.0345859</text:p>
              </table:table-cell>
              <table:table-cell office:value-type="float" office:value="0.0286121">
                <text:p>0.0286121</text:p>
              </table:table-cell>
              <table:table-cell office:value-type="float" office:value="0.0240098">
                <text:p>0.0240098</text:p>
              </table:table-cell>
              <table:table-cell office:value-type="float" office:value="0.0302277">
                <text:p>0.0302277</text:p>
              </table:table-cell>
              <table:table-cell office:value-type="float" office:value="0.024834">
                <text:p>0.02483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281369">
                <text:p>0.0281369</text:p>
              </table:table-cell>
              <table:table-cell office:value-type="float" office:value="0.0362581">
                <text:p>0.0362581</text:p>
              </table:table-cell>
              <table:table-cell office:value-type="float" office:value="0.0363188">
                <text:p>0.0363188</text:p>
              </table:table-cell>
              <table:table-cell office:value-type="float" office:value="0.0183561">
                <text:p>0.0183561</text:p>
              </table:table-cell>
              <table:table-cell office:value-type="float" office:value="0.0268208">
                <text:p>0.0268208</text:p>
              </table:table-cell>
              <table:table-cell office:value-type="float" office:value="0.0241466">
                <text:p>0.0241466</text:p>
              </table:table-cell>
              <table:table-cell office:value-type="float" office:value="0.0282992">
                <text:p>0.0282992</text:p>
              </table:table-cell>
              <table:table-cell office:value-type="float" office:value="0.0320673">
                <text:p>0.0320673</text:p>
              </table:table-cell>
              <table:table-cell office:value-type="float" office:value="0.0314732">
                <text:p>0.0314732</text:p>
              </table:table-cell>
              <table:table-cell office:value-type="float" office:value="0.0302907">
                <text:p>0.0302907</text:p>
              </table:table-cell>
              <table:table-cell office:value-type="float" office:value="0.0288094">
                <text:p>0.0288094</text:p>
              </table:table-cell>
              <table:table-cell office:value-type="float" office:value="0.0305475">
                <text:p>0.0305475</text:p>
              </table:table-cell>
              <table:table-cell office:value-type="float" office:value="0.0313072">
                <text:p>0.0313072</text:p>
              </table:table-cell>
              <table:table-cell office:value-type="float" office:value="0.0301519">
                <text:p>0.0301519</text:p>
              </table:table-cell>
              <table:table-cell office:value-type="float" office:value="0.032076">
                <text:p>0.032076</text:p>
              </table:table-cell>
              <table:table-cell office:value-type="float" office:value="0.0329857">
                <text:p>0.0329857</text:p>
              </table:table-cell>
              <table:table-cell office:value-type="float" office:value="0.0301463">
                <text:p>0.0301463</text:p>
              </table:table-cell>
              <table:table-cell office:value-type="float" office:value="0.0316864">
                <text:p>0.0316864</text:p>
              </table:table-cell>
              <table:table-cell office:value-type="float" office:value="0.0329585">
                <text:p>0.0329585</text:p>
              </table:table-cell>
              <table:table-cell office:value-type="float" office:value="0.0342181">
                <text:p>0.0342181</text:p>
              </table:table-cell>
              <table:table-cell office:value-type="float" office:value="0.0345771">
                <text:p>0.0345771</text:p>
              </table:table-cell>
              <table:table-cell office:value-type="float" office:value="0.0286051">
                <text:p>0.0286051</text:p>
              </table:table-cell>
              <table:table-cell office:value-type="float" office:value="0.0240043">
                <text:p>0.0240043</text:p>
              </table:table-cell>
              <table:table-cell office:value-type="float" office:value="0.0302203">
                <text:p>0.0302203</text:p>
              </table:table-cell>
              <table:table-cell office:value-type="float" office:value="0.0248283">
                <text:p>0.024828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281315">
                <text:p>0.0281315</text:p>
              </table:table-cell>
              <table:table-cell office:value-type="float" office:value="0.0362507">
                <text:p>0.0362507</text:p>
              </table:table-cell>
              <table:table-cell office:value-type="float" office:value="0.0363114">
                <text:p>0.0363114</text:p>
              </table:table-cell>
              <table:table-cell office:value-type="float" office:value="0.0183531">
                <text:p>0.0183531</text:p>
              </table:table-cell>
              <table:table-cell office:value-type="float" office:value="0.0268157">
                <text:p>0.0268157</text:p>
              </table:table-cell>
              <table:table-cell office:value-type="float" office:value="0.0241422">
                <text:p>0.0241422</text:p>
              </table:table-cell>
              <table:table-cell office:value-type="float" office:value="0.0282937">
                <text:p>0.0282937</text:p>
              </table:table-cell>
              <table:table-cell office:value-type="float" office:value="0.0320609">
                <text:p>0.0320609</text:p>
              </table:table-cell>
              <table:table-cell office:value-type="float" office:value="0.031467">
                <text:p>0.031467</text:p>
              </table:table-cell>
              <table:table-cell office:value-type="float" office:value="0.0302847">
                <text:p>0.0302847</text:p>
              </table:table-cell>
              <table:table-cell office:value-type="float" office:value="0.0288038">
                <text:p>0.0288038</text:p>
              </table:table-cell>
              <table:table-cell office:value-type="float" office:value="0.0305415">
                <text:p>0.0305415</text:p>
              </table:table-cell>
              <table:table-cell office:value-type="float" office:value="0.031301">
                <text:p>0.031301</text:p>
              </table:table-cell>
              <table:table-cell office:value-type="float" office:value="0.030146">
                <text:p>0.030146</text:p>
              </table:table-cell>
              <table:table-cell office:value-type="float" office:value="0.0320697">
                <text:p>0.0320697</text:p>
              </table:table-cell>
              <table:table-cell office:value-type="float" office:value="0.032979">
                <text:p>0.032979</text:p>
              </table:table-cell>
              <table:table-cell office:value-type="float" office:value="0.0301404">
                <text:p>0.0301404</text:p>
              </table:table-cell>
              <table:table-cell office:value-type="float" office:value="0.0316801">
                <text:p>0.0316801</text:p>
              </table:table-cell>
              <table:table-cell office:value-type="float" office:value="0.0329518">
                <text:p>0.0329518</text:p>
              </table:table-cell>
              <table:table-cell office:value-type="float" office:value="0.0342112">
                <text:p>0.0342112</text:p>
              </table:table-cell>
              <table:table-cell office:value-type="float" office:value="0.0345701">
                <text:p>0.0345701</text:p>
              </table:table-cell>
              <table:table-cell office:value-type="float" office:value="0.0285996">
                <text:p>0.0285996</text:p>
              </table:table-cell>
              <table:table-cell office:value-type="float" office:value="0.0239999">
                <text:p>0.0239999</text:p>
              </table:table-cell>
              <table:table-cell office:value-type="float" office:value="0.0302144">
                <text:p>0.0302144</text:p>
              </table:table-cell>
              <table:table-cell office:value-type="float" office:value="0.0248237">
                <text:p>0.024823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281272">
                <text:p>0.0281272</text:p>
              </table:table-cell>
              <table:table-cell office:value-type="float" office:value="0.0362448">
                <text:p>0.0362448</text:p>
              </table:table-cell>
              <table:table-cell office:value-type="float" office:value="0.0363055">
                <text:p>0.0363055</text:p>
              </table:table-cell>
              <table:table-cell office:value-type="float" office:value="0.0183506">
                <text:p>0.0183506</text:p>
              </table:table-cell>
              <table:table-cell office:value-type="float" office:value="0.0268116">
                <text:p>0.0268116</text:p>
              </table:table-cell>
              <table:table-cell office:value-type="float" office:value="0.0241386">
                <text:p>0.0241386</text:p>
              </table:table-cell>
              <table:table-cell office:value-type="float" office:value="0.0282894">
                <text:p>0.0282894</text:p>
              </table:table-cell>
              <table:table-cell office:value-type="float" office:value="0.0320559">
                <text:p>0.0320559</text:p>
              </table:table-cell>
              <table:table-cell office:value-type="float" office:value="0.031462">
                <text:p>0.031462</text:p>
              </table:table-cell>
              <table:table-cell office:value-type="float" office:value="0.03028">
                <text:p>0.03028</text:p>
              </table:table-cell>
              <table:table-cell office:value-type="float" office:value="0.0287993">
                <text:p>0.0287993</text:p>
              </table:table-cell>
              <table:table-cell office:value-type="float" office:value="0.0305367">
                <text:p>0.0305367</text:p>
              </table:table-cell>
              <table:table-cell office:value-type="float" office:value="0.031296">
                <text:p>0.031296</text:p>
              </table:table-cell>
              <table:table-cell office:value-type="float" office:value="0.0301413">
                <text:p>0.0301413</text:p>
              </table:table-cell>
              <table:table-cell office:value-type="float" office:value="0.0320646">
                <text:p>0.0320646</text:p>
              </table:table-cell>
              <table:table-cell office:value-type="float" office:value="0.0329737">
                <text:p>0.0329737</text:p>
              </table:table-cell>
              <table:table-cell office:value-type="float" office:value="0.0301357">
                <text:p>0.0301357</text:p>
              </table:table-cell>
              <table:table-cell office:value-type="float" office:value="0.0316752">
                <text:p>0.0316752</text:p>
              </table:table-cell>
              <table:table-cell office:value-type="float" office:value="0.0329466">
                <text:p>0.0329466</text:p>
              </table:table-cell>
              <table:table-cell office:value-type="float" office:value="0.0342057">
                <text:p>0.0342057</text:p>
              </table:table-cell>
              <table:table-cell office:value-type="float" office:value="0.0345645">
                <text:p>0.0345645</text:p>
              </table:table-cell>
              <table:table-cell office:value-type="float" office:value="0.0285952">
                <text:p>0.0285952</text:p>
              </table:table-cell>
              <table:table-cell office:value-type="float" office:value="0.0239964">
                <text:p>0.0239964</text:p>
              </table:table-cell>
              <table:table-cell office:value-type="float" office:value="0.0302097">
                <text:p>0.0302097</text:p>
              </table:table-cell>
              <table:table-cell office:value-type="float" office:value="0.02482">
                <text:p>0.0248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281238">
                <text:p>0.0281238</text:p>
              </table:table-cell>
              <table:table-cell office:value-type="float" office:value="0.0362401">
                <text:p>0.0362401</text:p>
              </table:table-cell>
              <table:table-cell office:value-type="float" office:value="0.0363008">
                <text:p>0.0363008</text:p>
              </table:table-cell>
              <table:table-cell office:value-type="float" office:value="0.0183487">
                <text:p>0.0183487</text:p>
              </table:table-cell>
              <table:table-cell office:value-type="float" office:value="0.0268084">
                <text:p>0.0268084</text:p>
              </table:table-cell>
              <table:table-cell office:value-type="float" office:value="0.0241358">
                <text:p>0.0241358</text:p>
              </table:table-cell>
              <table:table-cell office:value-type="float" office:value="0.0282859">
                <text:p>0.0282859</text:p>
              </table:table-cell>
              <table:table-cell office:value-type="float" office:value="0.0320518">
                <text:p>0.0320518</text:p>
              </table:table-cell>
              <table:table-cell office:value-type="float" office:value="0.0314581">
                <text:p>0.0314581</text:p>
              </table:table-cell>
              <table:table-cell office:value-type="float" office:value="0.0302762">
                <text:p>0.0302762</text:p>
              </table:table-cell>
              <table:table-cell office:value-type="float" office:value="0.0287958">
                <text:p>0.0287958</text:p>
              </table:table-cell>
              <table:table-cell office:value-type="float" office:value="0.0305329">
                <text:p>0.0305329</text:p>
              </table:table-cell>
              <table:table-cell office:value-type="float" office:value="0.0312921">
                <text:p>0.0312921</text:p>
              </table:table-cell>
              <table:table-cell office:value-type="float" office:value="0.0301376">
                <text:p>0.0301376</text:p>
              </table:table-cell>
              <table:table-cell office:value-type="float" office:value="0.0320605">
                <text:p>0.0320605</text:p>
              </table:table-cell>
              <table:table-cell office:value-type="float" office:value="0.0329695">
                <text:p>0.0329695</text:p>
              </table:table-cell>
              <table:table-cell office:value-type="float" office:value="0.030132">
                <text:p>0.030132</text:p>
              </table:table-cell>
              <table:table-cell office:value-type="float" office:value="0.0316712">
                <text:p>0.0316712</text:p>
              </table:table-cell>
              <table:table-cell office:value-type="float" office:value="0.0329424">
                <text:p>0.0329424</text:p>
              </table:table-cell>
              <table:table-cell office:value-type="float" office:value="0.0342013">
                <text:p>0.0342013</text:p>
              </table:table-cell>
              <table:table-cell office:value-type="float" office:value="0.03456">
                <text:p>0.03456</text:p>
              </table:table-cell>
              <table:table-cell office:value-type="float" office:value="0.0285917">
                <text:p>0.0285917</text:p>
              </table:table-cell>
              <table:table-cell office:value-type="float" office:value="0.0239936">
                <text:p>0.0239936</text:p>
              </table:table-cell>
              <table:table-cell office:value-type="float" office:value="0.030206">
                <text:p>0.030206</text:p>
              </table:table-cell>
              <table:table-cell office:value-type="float" office:value="0.0248171">
                <text:p>0.02481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81211">
                <text:p>0.0281211</text:p>
              </table:table-cell>
              <table:table-cell office:value-type="float" office:value="0.0362363">
                <text:p>0.0362363</text:p>
              </table:table-cell>
              <table:table-cell office:value-type="float" office:value="0.0362971">
                <text:p>0.0362971</text:p>
              </table:table-cell>
              <table:table-cell office:value-type="float" office:value="0.0183472">
                <text:p>0.0183472</text:p>
              </table:table-cell>
              <table:table-cell office:value-type="float" office:value="0.0268058">
                <text:p>0.0268058</text:p>
              </table:table-cell>
              <table:table-cell office:value-type="float" office:value="0.0241335">
                <text:p>0.0241335</text:p>
              </table:table-cell>
              <table:table-cell office:value-type="float" office:value="0.0282832">
                <text:p>0.0282832</text:p>
              </table:table-cell>
              <table:table-cell office:value-type="float" office:value="0.0320486">
                <text:p>0.0320486</text:p>
              </table:table-cell>
              <table:table-cell office:value-type="float" office:value="0.0314549">
                <text:p>0.0314549</text:p>
              </table:table-cell>
              <table:table-cell office:value-type="float" office:value="0.0302732">
                <text:p>0.0302732</text:p>
              </table:table-cell>
              <table:table-cell office:value-type="float" office:value="0.028793">
                <text:p>0.028793</text:p>
              </table:table-cell>
              <table:table-cell office:value-type="float" office:value="0.0305299">
                <text:p>0.0305299</text:p>
              </table:table-cell>
              <table:table-cell office:value-type="float" office:value="0.031289">
                <text:p>0.031289</text:p>
              </table:table-cell>
              <table:table-cell office:value-type="float" office:value="0.0301346">
                <text:p>0.0301346</text:p>
              </table:table-cell>
              <table:table-cell office:value-type="float" office:value="0.0320573">
                <text:p>0.0320573</text:p>
              </table:table-cell>
              <table:table-cell office:value-type="float" office:value="0.0329662">
                <text:p>0.0329662</text:p>
              </table:table-cell>
              <table:table-cell office:value-type="float" office:value="0.030129">
                <text:p>0.030129</text:p>
              </table:table-cell>
              <table:table-cell office:value-type="float" office:value="0.031668">
                <text:p>0.031668</text:p>
              </table:table-cell>
              <table:table-cell office:value-type="float" office:value="0.032939">
                <text:p>0.032939</text:p>
              </table:table-cell>
              <table:table-cell office:value-type="float" office:value="0.0341978">
                <text:p>0.0341978</text:p>
              </table:table-cell>
              <table:table-cell office:value-type="float" office:value="0.0345565">
                <text:p>0.0345565</text:p>
              </table:table-cell>
              <table:table-cell office:value-type="float" office:value="0.0285889">
                <text:p>0.0285889</text:p>
              </table:table-cell>
              <table:table-cell office:value-type="float" office:value="0.0239914">
                <text:p>0.0239914</text:p>
              </table:table-cell>
              <table:table-cell office:value-type="float" office:value="0.030203">
                <text:p>0.030203</text:p>
              </table:table-cell>
              <table:table-cell office:value-type="float" office:value="0.0248148">
                <text:p>0.024814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281189">
                <text:p>0.0281189</text:p>
              </table:table-cell>
              <table:table-cell office:value-type="float" office:value="0.0362333">
                <text:p>0.0362333</text:p>
              </table:table-cell>
              <table:table-cell office:value-type="float" office:value="0.0362941">
                <text:p>0.0362941</text:p>
              </table:table-cell>
              <table:table-cell office:value-type="float" office:value="0.0183459">
                <text:p>0.0183459</text:p>
              </table:table-cell>
              <table:table-cell office:value-type="float" office:value="0.0268037">
                <text:p>0.0268037</text:p>
              </table:table-cell>
              <table:table-cell office:value-type="float" office:value="0.0241317">
                <text:p>0.0241317</text:p>
              </table:table-cell>
              <table:table-cell office:value-type="float" office:value="0.028281">
                <text:p>0.028281</text:p>
              </table:table-cell>
              <table:table-cell office:value-type="float" office:value="0.032046">
                <text:p>0.032046</text:p>
              </table:table-cell>
              <table:table-cell office:value-type="float" office:value="0.0314524">
                <text:p>0.0314524</text:p>
              </table:table-cell>
              <table:table-cell office:value-type="float" office:value="0.0302708">
                <text:p>0.0302708</text:p>
              </table:table-cell>
              <table:table-cell office:value-type="float" office:value="0.0287907">
                <text:p>0.0287907</text:p>
              </table:table-cell>
              <table:table-cell office:value-type="float" office:value="0.0305275">
                <text:p>0.0305275</text:p>
              </table:table-cell>
              <table:table-cell office:value-type="float" office:value="0.0312865">
                <text:p>0.0312865</text:p>
              </table:table-cell>
              <table:table-cell office:value-type="float" office:value="0.0301323">
                <text:p>0.0301323</text:p>
              </table:table-cell>
              <table:table-cell office:value-type="float" office:value="0.0320548">
                <text:p>0.0320548</text:p>
              </table:table-cell>
              <table:table-cell office:value-type="float" office:value="0.0329635">
                <text:p>0.0329635</text:p>
              </table:table-cell>
              <table:table-cell office:value-type="float" office:value="0.0301266">
                <text:p>0.0301266</text:p>
              </table:table-cell>
              <table:table-cell office:value-type="float" office:value="0.0316655">
                <text:p>0.0316655</text:p>
              </table:table-cell>
              <table:table-cell office:value-type="float" office:value="0.0329364">
                <text:p>0.0329364</text:p>
              </table:table-cell>
              <table:table-cell office:value-type="float" office:value="0.034195">
                <text:p>0.034195</text:p>
              </table:table-cell>
              <table:table-cell office:value-type="float" office:value="0.0345537">
                <text:p>0.0345537</text:p>
              </table:table-cell>
              <table:table-cell office:value-type="float" office:value="0.0285867">
                <text:p>0.0285867</text:p>
              </table:table-cell>
              <table:table-cell office:value-type="float" office:value="0.0239896">
                <text:p>0.0239896</text:p>
              </table:table-cell>
              <table:table-cell office:value-type="float" office:value="0.0302006">
                <text:p>0.0302006</text:p>
              </table:table-cell>
              <table:table-cell office:value-type="float" office:value="0.0248129">
                <text:p>0.02481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281172">
                <text:p>0.0281172</text:p>
              </table:table-cell>
              <table:table-cell office:value-type="float" office:value="0.036231">
                <text:p>0.036231</text:p>
              </table:table-cell>
              <table:table-cell office:value-type="float" office:value="0.0362917">
                <text:p>0.0362917</text:p>
              </table:table-cell>
              <table:table-cell office:value-type="float" office:value="0.018345">
                <text:p>0.018345</text:p>
              </table:table-cell>
              <table:table-cell office:value-type="float" office:value="0.0268021">
                <text:p>0.0268021</text:p>
              </table:table-cell>
              <table:table-cell office:value-type="float" office:value="0.0241303">
                <text:p>0.0241303</text:p>
              </table:table-cell>
              <table:table-cell office:value-type="float" office:value="0.0282792">
                <text:p>0.0282792</text:p>
              </table:table-cell>
              <table:table-cell office:value-type="float" office:value="0.032044">
                <text:p>0.032044</text:p>
              </table:table-cell>
              <table:table-cell office:value-type="float" office:value="0.0314504">
                <text:p>0.0314504</text:p>
              </table:table-cell>
              <table:table-cell office:value-type="float" office:value="0.0302689">
                <text:p>0.0302689</text:p>
              </table:table-cell>
              <table:table-cell office:value-type="float" office:value="0.0287889">
                <text:p>0.0287889</text:p>
              </table:table-cell>
              <table:table-cell office:value-type="float" office:value="0.0305256">
                <text:p>0.0305256</text:p>
              </table:table-cell>
              <table:table-cell office:value-type="float" office:value="0.0312845">
                <text:p>0.0312845</text:p>
              </table:table-cell>
              <table:table-cell office:value-type="float" office:value="0.0301304">
                <text:p>0.0301304</text:p>
              </table:table-cell>
              <table:table-cell office:value-type="float" office:value="0.0320527">
                <text:p>0.0320527</text:p>
              </table:table-cell>
              <table:table-cell office:value-type="float" office:value="0.0329614">
                <text:p>0.0329614</text:p>
              </table:table-cell>
              <table:table-cell office:value-type="float" office:value="0.0301248">
                <text:p>0.0301248</text:p>
              </table:table-cell>
              <table:table-cell office:value-type="float" office:value="0.0316635">
                <text:p>0.0316635</text:p>
              </table:table-cell>
              <table:table-cell office:value-type="float" office:value="0.0329343">
                <text:p>0.0329343</text:p>
              </table:table-cell>
              <table:table-cell office:value-type="float" office:value="0.0341928">
                <text:p>0.0341928</text:p>
              </table:table-cell>
              <table:table-cell office:value-type="float" office:value="0.0345514">
                <text:p>0.0345514</text:p>
              </table:table-cell>
              <table:table-cell office:value-type="float" office:value="0.0285849">
                <text:p>0.0285849</text:p>
              </table:table-cell>
              <table:table-cell office:value-type="float" office:value="0.0239882">
                <text:p>0.0239882</text:p>
              </table:table-cell>
              <table:table-cell office:value-type="float" office:value="0.0301988">
                <text:p>0.0301988</text:p>
              </table:table-cell>
              <table:table-cell office:value-type="float" office:value="0.0248115">
                <text:p>0.024811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281159">
                <text:p>0.0281159</text:p>
              </table:table-cell>
              <table:table-cell office:value-type="float" office:value="0.0362291">
                <text:p>0.0362291</text:p>
              </table:table-cell>
              <table:table-cell office:value-type="float" office:value="0.0362898">
                <text:p>0.0362898</text:p>
              </table:table-cell>
              <table:table-cell office:value-type="float" office:value="0.0183442">
                <text:p>0.0183442</text:p>
              </table:table-cell>
              <table:table-cell office:value-type="float" office:value="0.0268008">
                <text:p>0.0268008</text:p>
              </table:table-cell>
              <table:table-cell office:value-type="float" office:value="0.0241292">
                <text:p>0.0241292</text:p>
              </table:table-cell>
              <table:table-cell office:value-type="float" office:value="0.0282778">
                <text:p>0.0282778</text:p>
              </table:table-cell>
              <table:table-cell office:value-type="float" office:value="0.0320423">
                <text:p>0.0320423</text:p>
              </table:table-cell>
              <table:table-cell office:value-type="float" office:value="0.0314489">
                <text:p>0.0314489</text:p>
              </table:table-cell>
              <table:table-cell office:value-type="float" office:value="0.0302674">
                <text:p>0.0302674</text:p>
              </table:table-cell>
              <table:table-cell office:value-type="float" office:value="0.0287875">
                <text:p>0.0287875</text:p>
              </table:table-cell>
              <table:table-cell office:value-type="float" office:value="0.030524">
                <text:p>0.030524</text:p>
              </table:table-cell>
              <table:table-cell office:value-type="float" office:value="0.0312829">
                <text:p>0.0312829</text:p>
              </table:table-cell>
              <table:table-cell office:value-type="float" office:value="0.0301289">
                <text:p>0.0301289</text:p>
              </table:table-cell>
              <table:table-cell office:value-type="float" office:value="0.0320511">
                <text:p>0.0320511</text:p>
              </table:table-cell>
              <table:table-cell office:value-type="float" office:value="0.0329597">
                <text:p>0.0329597</text:p>
              </table:table-cell>
              <table:table-cell office:value-type="float" office:value="0.0301233">
                <text:p>0.0301233</text:p>
              </table:table-cell>
              <table:table-cell office:value-type="float" office:value="0.0316619">
                <text:p>0.0316619</text:p>
              </table:table-cell>
              <table:table-cell office:value-type="float" office:value="0.0329326">
                <text:p>0.0329326</text:p>
              </table:table-cell>
              <table:table-cell office:value-type="float" office:value="0.0341911">
                <text:p>0.0341911</text:p>
              </table:table-cell>
              <table:table-cell office:value-type="float" office:value="0.0345496">
                <text:p>0.0345496</text:p>
              </table:table-cell>
              <table:table-cell office:value-type="float" office:value="0.0285835">
                <text:p>0.0285835</text:p>
              </table:table-cell>
              <table:table-cell office:value-type="float" office:value="0.0239871">
                <text:p>0.0239871</text:p>
              </table:table-cell>
              <table:table-cell office:value-type="float" office:value="0.0301973">
                <text:p>0.0301973</text:p>
              </table:table-cell>
              <table:table-cell office:value-type="float" office:value="0.0248103">
                <text:p>0.024810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281148">
                <text:p>0.0281148</text:p>
              </table:table-cell>
              <table:table-cell office:value-type="float" office:value="0.0362276">
                <text:p>0.0362276</text:p>
              </table:table-cell>
              <table:table-cell office:value-type="float" office:value="0.0362883">
                <text:p>0.0362883</text:p>
              </table:table-cell>
              <table:table-cell office:value-type="float" office:value="0.0183436">
                <text:p>0.0183436</text:p>
              </table:table-cell>
              <table:table-cell office:value-type="float" office:value="0.0267998">
                <text:p>0.0267998</text:p>
              </table:table-cell>
              <table:table-cell office:value-type="float" office:value="0.0241283">
                <text:p>0.0241283</text:p>
              </table:table-cell>
              <table:table-cell office:value-type="float" office:value="0.0282767">
                <text:p>0.0282767</text:p>
              </table:table-cell>
              <table:table-cell office:value-type="float" office:value="0.0320411">
                <text:p>0.0320411</text:p>
              </table:table-cell>
              <table:table-cell office:value-type="float" office:value="0.0314476">
                <text:p>0.0314476</text:p>
              </table:table-cell>
              <table:table-cell office:value-type="float" office:value="0.0302662">
                <text:p>0.0302662</text:p>
              </table:table-cell>
              <table:table-cell office:value-type="float" office:value="0.0287864">
                <text:p>0.0287864</text:p>
              </table:table-cell>
              <table:table-cell office:value-type="float" office:value="0.0305228">
                <text:p>0.0305228</text:p>
              </table:table-cell>
              <table:table-cell office:value-type="float" office:value="0.0312816">
                <text:p>0.0312816</text:p>
              </table:table-cell>
              <table:table-cell office:value-type="float" office:value="0.0301277">
                <text:p>0.0301277</text:p>
              </table:table-cell>
              <table:table-cell office:value-type="float" office:value="0.0320498">
                <text:p>0.0320498</text:p>
              </table:table-cell>
              <table:table-cell office:value-type="float" office:value="0.0329583">
                <text:p>0.0329583</text:p>
              </table:table-cell>
              <table:table-cell office:value-type="float" office:value="0.0301221">
                <text:p>0.0301221</text:p>
              </table:table-cell>
              <table:table-cell office:value-type="float" office:value="0.0316607">
                <text:p>0.0316607</text:p>
              </table:table-cell>
              <table:table-cell office:value-type="float" office:value="0.0329312">
                <text:p>0.0329312</text:p>
              </table:table-cell>
              <table:table-cell office:value-type="float" office:value="0.0341897">
                <text:p>0.0341897</text:p>
              </table:table-cell>
              <table:table-cell office:value-type="float" office:value="0.0345482">
                <text:p>0.0345482</text:p>
              </table:table-cell>
              <table:table-cell office:value-type="float" office:value="0.0285824">
                <text:p>0.0285824</text:p>
              </table:table-cell>
              <table:table-cell office:value-type="float" office:value="0.0239862">
                <text:p>0.0239862</text:p>
              </table:table-cell>
              <table:table-cell office:value-type="float" office:value="0.0301961">
                <text:p>0.0301961</text:p>
              </table:table-cell>
              <table:table-cell office:value-type="float" office:value="0.0248094">
                <text:p>0.024809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281139">
                <text:p>0.0281139</text:p>
              </table:table-cell>
              <table:table-cell office:value-type="float" office:value="0.0362264">
                <text:p>0.0362264</text:p>
              </table:table-cell>
              <table:table-cell office:value-type="float" office:value="0.0362871">
                <text:p>0.0362871</text:p>
              </table:table-cell>
              <table:table-cell office:value-type="float" office:value="0.0183431">
                <text:p>0.0183431</text:p>
              </table:table-cell>
              <table:table-cell office:value-type="float" office:value="0.0267989">
                <text:p>0.0267989</text:p>
              </table:table-cell>
              <table:table-cell office:value-type="float" office:value="0.0241276">
                <text:p>0.0241276</text:p>
              </table:table-cell>
              <table:table-cell office:value-type="float" office:value="0.0282758">
                <text:p>0.0282758</text:p>
              </table:table-cell>
              <table:table-cell office:value-type="float" office:value="0.03204">
                <text:p>0.03204</text:p>
              </table:table-cell>
              <table:table-cell office:value-type="float" office:value="0.0314466">
                <text:p>0.0314466</text:p>
              </table:table-cell>
              <table:table-cell office:value-type="float" office:value="0.0302652">
                <text:p>0.0302652</text:p>
              </table:table-cell>
              <table:table-cell office:value-type="float" office:value="0.0287855">
                <text:p>0.0287855</text:p>
              </table:table-cell>
              <table:table-cell office:value-type="float" office:value="0.0305219">
                <text:p>0.0305219</text:p>
              </table:table-cell>
              <table:table-cell office:value-type="float" office:value="0.0312806">
                <text:p>0.0312806</text:p>
              </table:table-cell>
              <table:table-cell office:value-type="float" office:value="0.0301267">
                <text:p>0.0301267</text:p>
              </table:table-cell>
              <table:table-cell office:value-type="float" office:value="0.0320488">
                <text:p>0.0320488</text:p>
              </table:table-cell>
              <table:table-cell office:value-type="float" office:value="0.0329573">
                <text:p>0.0329573</text:p>
              </table:table-cell>
              <table:table-cell office:value-type="float" office:value="0.0301211">
                <text:p>0.0301211</text:p>
              </table:table-cell>
              <table:table-cell office:value-type="float" office:value="0.0316597">
                <text:p>0.0316597</text:p>
              </table:table-cell>
              <table:table-cell office:value-type="float" office:value="0.0329302">
                <text:p>0.0329302</text:p>
              </table:table-cell>
              <table:table-cell office:value-type="float" office:value="0.0341885">
                <text:p>0.0341885</text:p>
              </table:table-cell>
              <table:table-cell office:value-type="float" office:value="0.0345471">
                <text:p>0.0345471</text:p>
              </table:table-cell>
              <table:table-cell office:value-type="float" office:value="0.0285815">
                <text:p>0.0285815</text:p>
              </table:table-cell>
              <table:table-cell office:value-type="float" office:value="0.0239855">
                <text:p>0.0239855</text:p>
              </table:table-cell>
              <table:table-cell office:value-type="float" office:value="0.0301951">
                <text:p>0.0301951</text:p>
              </table:table-cell>
              <table:table-cell office:value-type="float" office:value="0.0248086">
                <text:p>0.024808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281132">
                <text:p>0.0281132</text:p>
              </table:table-cell>
              <table:table-cell office:value-type="float" office:value="0.0362254">
                <text:p>0.0362254</text:p>
              </table:table-cell>
              <table:table-cell office:value-type="float" office:value="0.0362862">
                <text:p>0.0362862</text:p>
              </table:table-cell>
              <table:table-cell office:value-type="float" office:value="0.0183427">
                <text:p>0.0183427</text:p>
              </table:table-cell>
              <table:table-cell office:value-type="float" office:value="0.0267983">
                <text:p>0.0267983</text:p>
              </table:table-cell>
              <table:table-cell office:value-type="float" office:value="0.024127">
                <text:p>0.024127</text:p>
              </table:table-cell>
              <table:table-cell office:value-type="float" office:value="0.0282751">
                <text:p>0.0282751</text:p>
              </table:table-cell>
              <table:table-cell office:value-type="float" office:value="0.0320392">
                <text:p>0.0320392</text:p>
              </table:table-cell>
              <table:table-cell office:value-type="float" office:value="0.0314458">
                <text:p>0.0314458</text:p>
              </table:table-cell>
              <table:table-cell office:value-type="float" office:value="0.0302644">
                <text:p>0.0302644</text:p>
              </table:table-cell>
              <table:table-cell office:value-type="float" office:value="0.0287848">
                <text:p>0.0287848</text:p>
              </table:table-cell>
              <table:table-cell office:value-type="float" office:value="0.0305211">
                <text:p>0.0305211</text:p>
              </table:table-cell>
              <table:table-cell office:value-type="float" office:value="0.0312798">
                <text:p>0.0312798</text:p>
              </table:table-cell>
              <table:table-cell office:value-type="float" office:value="0.030126">
                <text:p>0.030126</text:p>
              </table:table-cell>
              <table:table-cell office:value-type="float" office:value="0.0320479">
                <text:p>0.0320479</text:p>
              </table:table-cell>
              <table:table-cell office:value-type="float" office:value="0.0329564">
                <text:p>0.0329564</text:p>
              </table:table-cell>
              <table:table-cell office:value-type="float" office:value="0.0301204">
                <text:p>0.0301204</text:p>
              </table:table-cell>
              <table:table-cell office:value-type="float" office:value="0.0316589">
                <text:p>0.0316589</text:p>
              </table:table-cell>
              <table:table-cell office:value-type="float" office:value="0.0329293">
                <text:p>0.0329293</text:p>
              </table:table-cell>
              <table:table-cell office:value-type="float" office:value="0.0341877">
                <text:p>0.0341877</text:p>
              </table:table-cell>
              <table:table-cell office:value-type="float" office:value="0.0345462">
                <text:p>0.0345462</text:p>
              </table:table-cell>
              <table:table-cell office:value-type="float" office:value="0.0285808">
                <text:p>0.0285808</text:p>
              </table:table-cell>
              <table:table-cell office:value-type="float" office:value="0.0239849">
                <text:p>0.0239849</text:p>
              </table:table-cell>
              <table:table-cell office:value-type="float" office:value="0.0301944">
                <text:p>0.0301944</text:p>
              </table:table-cell>
              <table:table-cell office:value-type="float" office:value="0.024808">
                <text:p>0.02480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281127">
                <text:p>0.0281127</text:p>
              </table:table-cell>
              <table:table-cell office:value-type="float" office:value="0.0362247">
                <text:p>0.0362247</text:p>
              </table:table-cell>
              <table:table-cell office:value-type="float" office:value="0.0362854">
                <text:p>0.0362854</text:p>
              </table:table-cell>
              <table:table-cell office:value-type="float" office:value="0.0183424">
                <text:p>0.0183424</text:p>
              </table:table-cell>
              <table:table-cell office:value-type="float" office:value="0.0267978">
                <text:p>0.0267978</text:p>
              </table:table-cell>
              <table:table-cell office:value-type="float" office:value="0.0241265">
                <text:p>0.0241265</text:p>
              </table:table-cell>
              <table:table-cell office:value-type="float" office:value="0.0282746">
                <text:p>0.0282746</text:p>
              </table:table-cell>
              <table:table-cell office:value-type="float" office:value="0.0320385">
                <text:p>0.0320385</text:p>
              </table:table-cell>
              <table:table-cell office:value-type="float" office:value="0.0314451">
                <text:p>0.0314451</text:p>
              </table:table-cell>
              <table:table-cell office:value-type="float" office:value="0.0302638">
                <text:p>0.0302638</text:p>
              </table:table-cell>
              <table:table-cell office:value-type="float" office:value="0.0287842">
                <text:p>0.0287842</text:p>
              </table:table-cell>
              <table:table-cell office:value-type="float" office:value="0.0305205">
                <text:p>0.0305205</text:p>
              </table:table-cell>
              <table:table-cell office:value-type="float" office:value="0.0312792">
                <text:p>0.0312792</text:p>
              </table:table-cell>
              <table:table-cell office:value-type="float" office:value="0.0301254">
                <text:p>0.0301254</text:p>
              </table:table-cell>
              <table:table-cell office:value-type="float" office:value="0.0320473">
                <text:p>0.0320473</text:p>
              </table:table-cell>
              <table:table-cell office:value-type="float" office:value="0.0329557">
                <text:p>0.0329557</text:p>
              </table:table-cell>
              <table:table-cell office:value-type="float" office:value="0.0301198">
                <text:p>0.0301198</text:p>
              </table:table-cell>
              <table:table-cell office:value-type="float" office:value="0.0316582">
                <text:p>0.0316582</text:p>
              </table:table-cell>
              <table:table-cell office:value-type="float" office:value="0.0329286">
                <text:p>0.0329286</text:p>
              </table:table-cell>
              <table:table-cell office:value-type="float" office:value="0.0341869">
                <text:p>0.0341869</text:p>
              </table:table-cell>
              <table:table-cell office:value-type="float" office:value="0.0345455">
                <text:p>0.0345455</text:p>
              </table:table-cell>
              <table:table-cell office:value-type="float" office:value="0.0285803">
                <text:p>0.0285803</text:p>
              </table:table-cell>
              <table:table-cell office:value-type="float" office:value="0.0239845">
                <text:p>0.0239845</text:p>
              </table:table-cell>
              <table:table-cell office:value-type="float" office:value="0.0301938">
                <text:p>0.0301938</text:p>
              </table:table-cell>
              <table:table-cell office:value-type="float" office:value="0.0248075">
                <text:p>0.024807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281122">
                <text:p>0.0281122</text:p>
              </table:table-cell>
              <table:table-cell office:value-type="float" office:value="0.0362241">
                <text:p>0.0362241</text:p>
              </table:table-cell>
              <table:table-cell office:value-type="float" office:value="0.0362848">
                <text:p>0.0362848</text:p>
              </table:table-cell>
              <table:table-cell office:value-type="float" office:value="0.0183421">
                <text:p>0.0183421</text:p>
              </table:table-cell>
              <table:table-cell office:value-type="float" office:value="0.0267974">
                <text:p>0.0267974</text:p>
              </table:table-cell>
              <table:table-cell office:value-type="float" office:value="0.0241262">
                <text:p>0.0241262</text:p>
              </table:table-cell>
              <table:table-cell office:value-type="float" office:value="0.0282741">
                <text:p>0.0282741</text:p>
              </table:table-cell>
              <table:table-cell office:value-type="float" office:value="0.032038">
                <text:p>0.032038</text:p>
              </table:table-cell>
              <table:table-cell office:value-type="float" office:value="0.0314446">
                <text:p>0.0314446</text:p>
              </table:table-cell>
              <table:table-cell office:value-type="float" office:value="0.0302633">
                <text:p>0.0302633</text:p>
              </table:table-cell>
              <table:table-cell office:value-type="float" office:value="0.0287837">
                <text:p>0.0287837</text:p>
              </table:table-cell>
              <table:table-cell office:value-type="float" office:value="0.03052">
                <text:p>0.03052</text:p>
              </table:table-cell>
              <table:table-cell office:value-type="float" office:value="0.0312787">
                <text:p>0.0312787</text:p>
              </table:table-cell>
              <table:table-cell office:value-type="float" office:value="0.0301249">
                <text:p>0.0301249</text:p>
              </table:table-cell>
              <table:table-cell office:value-type="float" office:value="0.0320468">
                <text:p>0.0320468</text:p>
              </table:table-cell>
              <table:table-cell office:value-type="float" office:value="0.0329552">
                <text:p>0.0329552</text:p>
              </table:table-cell>
              <table:table-cell office:value-type="float" office:value="0.0301193">
                <text:p>0.0301193</text:p>
              </table:table-cell>
              <table:table-cell office:value-type="float" office:value="0.0316577">
                <text:p>0.0316577</text:p>
              </table:table-cell>
              <table:table-cell office:value-type="float" office:value="0.0329281">
                <text:p>0.0329281</text:p>
              </table:table-cell>
              <table:table-cell office:value-type="float" office:value="0.0341864">
                <text:p>0.0341864</text:p>
              </table:table-cell>
              <table:table-cell office:value-type="float" office:value="0.0345449">
                <text:p>0.0345449</text:p>
              </table:table-cell>
              <table:table-cell office:value-type="float" office:value="0.0285798">
                <text:p>0.0285798</text:p>
              </table:table-cell>
              <table:table-cell office:value-type="float" office:value="0.0239841">
                <text:p>0.0239841</text:p>
              </table:table-cell>
              <table:table-cell office:value-type="float" office:value="0.0301933">
                <text:p>0.0301933</text:p>
              </table:table-cell>
              <table:table-cell office:value-type="float" office:value="0.0248072">
                <text:p>0.024807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281119">
                <text:p>0.0281119</text:p>
              </table:table-cell>
              <table:table-cell office:value-type="float" office:value="0.0362236">
                <text:p>0.0362236</text:p>
              </table:table-cell>
              <table:table-cell office:value-type="float" office:value="0.0362843">
                <text:p>0.0362843</text:p>
              </table:table-cell>
              <table:table-cell office:value-type="float" office:value="0.0183419">
                <text:p>0.0183419</text:p>
              </table:table-cell>
              <table:table-cell office:value-type="float" office:value="0.026797">
                <text:p>0.026797</text:p>
              </table:table-cell>
              <table:table-cell office:value-type="float" office:value="0.0241259">
                <text:p>0.0241259</text:p>
              </table:table-cell>
              <table:table-cell office:value-type="float" office:value="0.0282738">
                <text:p>0.0282738</text:p>
              </table:table-cell>
              <table:table-cell office:value-type="float" office:value="0.0320376">
                <text:p>0.0320376</text:p>
              </table:table-cell>
              <table:table-cell office:value-type="float" office:value="0.0314442">
                <text:p>0.0314442</text:p>
              </table:table-cell>
              <table:table-cell office:value-type="float" office:value="0.0302629">
                <text:p>0.0302629</text:p>
              </table:table-cell>
              <table:table-cell office:value-type="float" office:value="0.0287834">
                <text:p>0.0287834</text:p>
              </table:table-cell>
              <table:table-cell office:value-type="float" office:value="0.0305196">
                <text:p>0.0305196</text:p>
              </table:table-cell>
              <table:table-cell office:value-type="float" office:value="0.0312783">
                <text:p>0.0312783</text:p>
              </table:table-cell>
              <table:table-cell office:value-type="float" office:value="0.0301245">
                <text:p>0.0301245</text:p>
              </table:table-cell>
              <table:table-cell office:value-type="float" office:value="0.0320464">
                <text:p>0.0320464</text:p>
              </table:table-cell>
              <table:table-cell office:value-type="float" office:value="0.0329548">
                <text:p>0.0329548</text:p>
              </table:table-cell>
              <table:table-cell office:value-type="float" office:value="0.0301189">
                <text:p>0.0301189</text:p>
              </table:table-cell>
              <table:table-cell office:value-type="float" office:value="0.0316573">
                <text:p>0.0316573</text:p>
              </table:table-cell>
              <table:table-cell office:value-type="float" office:value="0.0329277">
                <text:p>0.0329277</text:p>
              </table:table-cell>
              <table:table-cell office:value-type="float" office:value="0.0341859">
                <text:p>0.0341859</text:p>
              </table:table-cell>
              <table:table-cell office:value-type="float" office:value="0.0345444">
                <text:p>0.0345444</text:p>
              </table:table-cell>
              <table:table-cell office:value-type="float" office:value="0.0285794">
                <text:p>0.0285794</text:p>
              </table:table-cell>
              <table:table-cell office:value-type="float" office:value="0.0239838">
                <text:p>0.0239838</text:p>
              </table:table-cell>
              <table:table-cell office:value-type="float" office:value="0.0301929">
                <text:p>0.0301929</text:p>
              </table:table-cell>
              <table:table-cell office:value-type="float" office:value="0.0248069">
                <text:p>0.02480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81116">
                <text:p>0.0281116</text:p>
              </table:table-cell>
              <table:table-cell office:value-type="float" office:value="0.0362232">
                <text:p>0.0362232</text:p>
              </table:table-cell>
              <table:table-cell office:value-type="float" office:value="0.0362839">
                <text:p>0.0362839</text:p>
              </table:table-cell>
              <table:table-cell office:value-type="float" office:value="0.0183418">
                <text:p>0.0183418</text:p>
              </table:table-cell>
              <table:table-cell office:value-type="float" office:value="0.0267968">
                <text:p>0.0267968</text:p>
              </table:table-cell>
              <table:table-cell office:value-type="float" office:value="0.0241256">
                <text:p>0.0241256</text:p>
              </table:table-cell>
              <table:table-cell office:value-type="float" office:value="0.0282735">
                <text:p>0.0282735</text:p>
              </table:table-cell>
              <table:table-cell office:value-type="float" office:value="0.0320373">
                <text:p>0.0320373</text:p>
              </table:table-cell>
              <table:table-cell office:value-type="float" office:value="0.0314439">
                <text:p>0.0314439</text:p>
              </table:table-cell>
              <table:table-cell office:value-type="float" office:value="0.0302626">
                <text:p>0.0302626</text:p>
              </table:table-cell>
              <table:table-cell office:value-type="float" office:value="0.0287831">
                <text:p>0.0287831</text:p>
              </table:table-cell>
              <table:table-cell office:value-type="float" office:value="0.0305193">
                <text:p>0.0305193</text:p>
              </table:table-cell>
              <table:table-cell office:value-type="float" office:value="0.031278">
                <text:p>0.031278</text:p>
              </table:table-cell>
              <table:table-cell office:value-type="float" office:value="0.0301242">
                <text:p>0.0301242</text:p>
              </table:table-cell>
              <table:table-cell office:value-type="float" office:value="0.032046">
                <text:p>0.032046</text:p>
              </table:table-cell>
              <table:table-cell office:value-type="float" office:value="0.0329544">
                <text:p>0.0329544</text:p>
              </table:table-cell>
              <table:table-cell office:value-type="float" office:value="0.0301186">
                <text:p>0.0301186</text:p>
              </table:table-cell>
              <table:table-cell office:value-type="float" office:value="0.031657">
                <text:p>0.031657</text:p>
              </table:table-cell>
              <table:table-cell office:value-type="float" office:value="0.0329273">
                <text:p>0.0329273</text:p>
              </table:table-cell>
              <table:table-cell office:value-type="float" office:value="0.0341856">
                <text:p>0.0341856</text:p>
              </table:table-cell>
              <table:table-cell office:value-type="float" office:value="0.0345441">
                <text:p>0.0345441</text:p>
              </table:table-cell>
              <table:table-cell office:value-type="float" office:value="0.0285792">
                <text:p>0.0285792</text:p>
              </table:table-cell>
              <table:table-cell office:value-type="float" office:value="0.0239836">
                <text:p>0.0239836</text:p>
              </table:table-cell>
              <table:table-cell office:value-type="float" office:value="0.0301926">
                <text:p>0.0301926</text:p>
              </table:table-cell>
              <table:table-cell office:value-type="float" office:value="0.0248066">
                <text:p>0.024806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281114">
                <text:p>0.0281114</text:p>
              </table:table-cell>
              <table:table-cell office:value-type="float" office:value="0.0362229">
                <text:p>0.0362229</text:p>
              </table:table-cell>
              <table:table-cell office:value-type="float" office:value="0.0362836">
                <text:p>0.0362836</text:p>
              </table:table-cell>
              <table:table-cell office:value-type="float" office:value="0.0183417">
                <text:p>0.0183417</text:p>
              </table:table-cell>
              <table:table-cell office:value-type="float" office:value="0.0267965">
                <text:p>0.0267965</text:p>
              </table:table-cell>
              <table:table-cell office:value-type="float" office:value="0.0241255">
                <text:p>0.0241255</text:p>
              </table:table-cell>
              <table:table-cell office:value-type="float" office:value="0.0282733">
                <text:p>0.0282733</text:p>
              </table:table-cell>
              <table:table-cell office:value-type="float" office:value="0.032037">
                <text:p>0.032037</text:p>
              </table:table-cell>
              <table:table-cell office:value-type="float" office:value="0.0314436">
                <text:p>0.0314436</text:p>
              </table:table-cell>
              <table:table-cell office:value-type="float" office:value="0.0302624">
                <text:p>0.0302624</text:p>
              </table:table-cell>
              <table:table-cell office:value-type="float" office:value="0.0287828">
                <text:p>0.0287828</text:p>
              </table:table-cell>
              <table:table-cell office:value-type="float" office:value="0.030519">
                <text:p>0.030519</text:p>
              </table:table-cell>
              <table:table-cell office:value-type="float" office:value="0.0312777">
                <text:p>0.0312777</text:p>
              </table:table-cell>
              <table:table-cell office:value-type="float" office:value="0.030124">
                <text:p>0.030124</text:p>
              </table:table-cell>
              <table:table-cell office:value-type="float" office:value="0.0320458">
                <text:p>0.0320458</text:p>
              </table:table-cell>
              <table:table-cell office:value-type="float" office:value="0.0329542">
                <text:p>0.0329542</text:p>
              </table:table-cell>
              <table:table-cell office:value-type="float" office:value="0.0301183">
                <text:p>0.0301183</text:p>
              </table:table-cell>
              <table:table-cell office:value-type="float" office:value="0.0316567">
                <text:p>0.0316567</text:p>
              </table:table-cell>
              <table:table-cell office:value-type="float" office:value="0.0329271">
                <text:p>0.0329271</text:p>
              </table:table-cell>
              <table:table-cell office:value-type="float" office:value="0.0341853">
                <text:p>0.0341853</text:p>
              </table:table-cell>
              <table:table-cell office:value-type="float" office:value="0.0345438">
                <text:p>0.0345438</text:p>
              </table:table-cell>
              <table:table-cell office:value-type="float" office:value="0.0285789">
                <text:p>0.0285789</text:p>
              </table:table-cell>
              <table:table-cell office:value-type="float" office:value="0.0239834">
                <text:p>0.0239834</text:p>
              </table:table-cell>
              <table:table-cell office:value-type="float" office:value="0.0301923">
                <text:p>0.0301923</text:p>
              </table:table-cell>
              <table:table-cell office:value-type="float" office:value="0.0248064">
                <text:p>0.024806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281112">
                <text:p>0.0281112</text:p>
              </table:table-cell>
              <table:table-cell office:value-type="float" office:value="0.0362227">
                <text:p>0.0362227</text:p>
              </table:table-cell>
              <table:table-cell office:value-type="float" office:value="0.0362834">
                <text:p>0.0362834</text:p>
              </table:table-cell>
              <table:table-cell office:value-type="float" office:value="0.0183416">
                <text:p>0.0183416</text:p>
              </table:table-cell>
              <table:table-cell office:value-type="float" office:value="0.0267964">
                <text:p>0.0267964</text:p>
              </table:table-cell>
              <table:table-cell office:value-type="float" office:value="0.0241253">
                <text:p>0.0241253</text:p>
              </table:table-cell>
              <table:table-cell office:value-type="float" office:value="0.0282731">
                <text:p>0.0282731</text:p>
              </table:table-cell>
              <table:table-cell office:value-type="float" office:value="0.0320368">
                <text:p>0.0320368</text:p>
              </table:table-cell>
              <table:table-cell office:value-type="float" office:value="0.0314434">
                <text:p>0.0314434</text:p>
              </table:table-cell>
              <table:table-cell office:value-type="float" office:value="0.0302622">
                <text:p>0.0302622</text:p>
              </table:table-cell>
              <table:table-cell office:value-type="float" office:value="0.0287827">
                <text:p>0.0287827</text:p>
              </table:table-cell>
              <table:table-cell office:value-type="float" office:value="0.0305188">
                <text:p>0.0305188</text:p>
              </table:table-cell>
              <table:table-cell office:value-type="float" office:value="0.0312775">
                <text:p>0.0312775</text:p>
              </table:table-cell>
              <table:table-cell office:value-type="float" office:value="0.0301238">
                <text:p>0.0301238</text:p>
              </table:table-cell>
              <table:table-cell office:value-type="float" office:value="0.0320456">
                <text:p>0.0320456</text:p>
              </table:table-cell>
              <table:table-cell office:value-type="float" office:value="0.0329539">
                <text:p>0.0329539</text:p>
              </table:table-cell>
              <table:table-cell office:value-type="float" office:value="0.0301182">
                <text:p>0.0301182</text:p>
              </table:table-cell>
              <table:table-cell office:value-type="float" office:value="0.0316565">
                <text:p>0.0316565</text:p>
              </table:table-cell>
              <table:table-cell office:value-type="float" office:value="0.0329268">
                <text:p>0.0329268</text:p>
              </table:table-cell>
              <table:table-cell office:value-type="float" office:value="0.0341851">
                <text:p>0.0341851</text:p>
              </table:table-cell>
              <table:table-cell office:value-type="float" office:value="0.0345436">
                <text:p>0.0345436</text:p>
              </table:table-cell>
              <table:table-cell office:value-type="float" office:value="0.0285788">
                <text:p>0.0285788</text:p>
              </table:table-cell>
              <table:table-cell office:value-type="float" office:value="0.0239833">
                <text:p>0.0239833</text:p>
              </table:table-cell>
              <table:table-cell office:value-type="float" office:value="0.0301921">
                <text:p>0.0301921</text:p>
              </table:table-cell>
              <table:table-cell office:value-type="float" office:value="0.0248063">
                <text:p>0.024806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281111">
                <text:p>0.0281111</text:p>
              </table:table-cell>
              <table:table-cell office:value-type="float" office:value="0.0362225">
                <text:p>0.0362225</text:p>
              </table:table-cell>
              <table:table-cell office:value-type="float" office:value="0.0362832">
                <text:p>0.0362832</text:p>
              </table:table-cell>
              <table:table-cell office:value-type="float" office:value="0.0183415">
                <text:p>0.0183415</text:p>
              </table:table-cell>
              <table:table-cell office:value-type="float" office:value="0.0267962">
                <text:p>0.0267962</text:p>
              </table:table-cell>
              <table:table-cell office:value-type="float" office:value="0.0241252">
                <text:p>0.0241252</text:p>
              </table:table-cell>
              <table:table-cell office:value-type="float" office:value="0.0282729">
                <text:p>0.0282729</text:p>
              </table:table-cell>
              <table:table-cell office:value-type="float" office:value="0.0320366">
                <text:p>0.0320366</text:p>
              </table:table-cell>
              <table:table-cell office:value-type="float" office:value="0.0314433">
                <text:p>0.0314433</text:p>
              </table:table-cell>
              <table:table-cell office:value-type="float" office:value="0.030262">
                <text:p>0.030262</text:p>
              </table:table-cell>
              <table:table-cell office:value-type="float" office:value="0.0287825">
                <text:p>0.0287825</text:p>
              </table:table-cell>
              <table:table-cell office:value-type="float" office:value="0.0305187">
                <text:p>0.0305187</text:p>
              </table:table-cell>
              <table:table-cell office:value-type="float" office:value="0.0312774">
                <text:p>0.0312774</text:p>
              </table:table-cell>
              <table:table-cell office:value-type="float" office:value="0.0301236">
                <text:p>0.0301236</text:p>
              </table:table-cell>
              <table:table-cell office:value-type="float" office:value="0.0320454">
                <text:p>0.0320454</text:p>
              </table:table-cell>
              <table:table-cell office:value-type="float" office:value="0.0329538">
                <text:p>0.0329538</text:p>
              </table:table-cell>
              <table:table-cell office:value-type="float" office:value="0.030118">
                <text:p>0.030118</text:p>
              </table:table-cell>
              <table:table-cell office:value-type="float" office:value="0.0316564">
                <text:p>0.0316564</text:p>
              </table:table-cell>
              <table:table-cell office:value-type="float" office:value="0.0329267">
                <text:p>0.0329267</text:p>
              </table:table-cell>
              <table:table-cell office:value-type="float" office:value="0.0341849">
                <text:p>0.0341849</text:p>
              </table:table-cell>
              <table:table-cell office:value-type="float" office:value="0.0345434">
                <text:p>0.0345434</text:p>
              </table:table-cell>
              <table:table-cell office:value-type="float" office:value="0.0285786">
                <text:p>0.0285786</text:p>
              </table:table-cell>
              <table:table-cell office:value-type="float" office:value="0.0239832">
                <text:p>0.0239832</text:p>
              </table:table-cell>
              <table:table-cell office:value-type="float" office:value="0.030192">
                <text:p>0.030192</text:p>
              </table:table-cell>
              <table:table-cell office:value-type="float" office:value="0.0248062">
                <text:p>0.024806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281109">
                <text:p>0.0281109</text:p>
              </table:table-cell>
              <table:table-cell office:value-type="float" office:value="0.0362223">
                <text:p>0.0362223</text:p>
              </table:table-cell>
              <table:table-cell office:value-type="float" office:value="0.036283">
                <text:p>0.036283</text:p>
              </table:table-cell>
              <table:table-cell office:value-type="float" office:value="0.0183414">
                <text:p>0.0183414</text:p>
              </table:table-cell>
              <table:table-cell office:value-type="float" office:value="0.0267961">
                <text:p>0.0267961</text:p>
              </table:table-cell>
              <table:table-cell office:value-type="float" office:value="0.0241251">
                <text:p>0.0241251</text:p>
              </table:table-cell>
              <table:table-cell office:value-type="float" office:value="0.0282728">
                <text:p>0.0282728</text:p>
              </table:table-cell>
              <table:table-cell office:value-type="float" office:value="0.0320365">
                <text:p>0.0320365</text:p>
              </table:table-cell>
              <table:table-cell office:value-type="float" office:value="0.0314432">
                <text:p>0.0314432</text:p>
              </table:table-cell>
              <table:table-cell office:value-type="float" office:value="0.0302619">
                <text:p>0.0302619</text:p>
              </table:table-cell>
              <table:table-cell office:value-type="float" office:value="0.0287824">
                <text:p>0.0287824</text:p>
              </table:table-cell>
              <table:table-cell office:value-type="float" office:value="0.0305186">
                <text:p>0.0305186</text:p>
              </table:table-cell>
              <table:table-cell office:value-type="float" office:value="0.0312772">
                <text:p>0.0312772</text:p>
              </table:table-cell>
              <table:table-cell office:value-type="float" office:value="0.0301235">
                <text:p>0.0301235</text:p>
              </table:table-cell>
              <table:table-cell office:value-type="float" office:value="0.0320453">
                <text:p>0.0320453</text:p>
              </table:table-cell>
              <table:table-cell office:value-type="float" office:value="0.0329536">
                <text:p>0.0329536</text:p>
              </table:table-cell>
              <table:table-cell office:value-type="float" office:value="0.0301179">
                <text:p>0.0301179</text:p>
              </table:table-cell>
              <table:table-cell office:value-type="float" office:value="0.0316562">
                <text:p>0.0316562</text:p>
              </table:table-cell>
              <table:table-cell office:value-type="float" office:value="0.0329265">
                <text:p>0.0329265</text:p>
              </table:table-cell>
              <table:table-cell office:value-type="float" office:value="0.0341847">
                <text:p>0.0341847</text:p>
              </table:table-cell>
              <table:table-cell office:value-type="float" office:value="0.0345432">
                <text:p>0.0345432</text:p>
              </table:table-cell>
              <table:table-cell office:value-type="float" office:value="0.0285785">
                <text:p>0.0285785</text:p>
              </table:table-cell>
              <table:table-cell office:value-type="float" office:value="0.0239831">
                <text:p>0.0239831</text:p>
              </table:table-cell>
              <table:table-cell office:value-type="float" office:value="0.0301919">
                <text:p>0.0301919</text:p>
              </table:table-cell>
              <table:table-cell office:value-type="float" office:value="0.0248061">
                <text:p>0.024806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281109">
                <text:p>0.0281109</text:p>
              </table:table-cell>
              <table:table-cell office:value-type="float" office:value="0.0362222">
                <text:p>0.0362222</text:p>
              </table:table-cell>
              <table:table-cell office:value-type="float" office:value="0.0362829">
                <text:p>0.0362829</text:p>
              </table:table-cell>
              <table:table-cell office:value-type="float" office:value="0.0183414">
                <text:p>0.0183414</text:p>
              </table:table-cell>
              <table:table-cell office:value-type="float" office:value="0.0267961">
                <text:p>0.0267961</text:p>
              </table:table-cell>
              <table:table-cell office:value-type="float" office:value="0.024125">
                <text:p>0.024125</text:p>
              </table:table-cell>
              <table:table-cell office:value-type="float" office:value="0.0282727">
                <text:p>0.0282727</text:p>
              </table:table-cell>
              <table:table-cell office:value-type="float" office:value="0.0320364">
                <text:p>0.0320364</text:p>
              </table:table-cell>
              <table:table-cell office:value-type="float" office:value="0.0314431">
                <text:p>0.0314431</text:p>
              </table:table-cell>
              <table:table-cell office:value-type="float" office:value="0.0302618">
                <text:p>0.0302618</text:p>
              </table:table-cell>
              <table:table-cell office:value-type="float" office:value="0.0287823">
                <text:p>0.0287823</text:p>
              </table:table-cell>
              <table:table-cell office:value-type="float" office:value="0.0305185">
                <text:p>0.0305185</text:p>
              </table:table-cell>
              <table:table-cell office:value-type="float" office:value="0.0312771">
                <text:p>0.0312771</text:p>
              </table:table-cell>
              <table:table-cell office:value-type="float" office:value="0.0301234">
                <text:p>0.0301234</text:p>
              </table:table-cell>
              <table:table-cell office:value-type="float" office:value="0.0320452">
                <text:p>0.0320452</text:p>
              </table:table-cell>
              <table:table-cell office:value-type="float" office:value="0.0329535">
                <text:p>0.0329535</text:p>
              </table:table-cell>
              <table:table-cell office:value-type="float" office:value="0.0301178">
                <text:p>0.0301178</text:p>
              </table:table-cell>
              <table:table-cell office:value-type="float" office:value="0.0316561">
                <text:p>0.0316561</text:p>
              </table:table-cell>
              <table:table-cell office:value-type="float" office:value="0.0329264">
                <text:p>0.0329264</text:p>
              </table:table-cell>
              <table:table-cell office:value-type="float" office:value="0.0341846">
                <text:p>0.0341846</text:p>
              </table:table-cell>
              <table:table-cell office:value-type="float" office:value="0.0345431">
                <text:p>0.0345431</text:p>
              </table:table-cell>
              <table:table-cell office:value-type="float" office:value="0.0285784">
                <text:p>0.0285784</text:p>
              </table:table-cell>
              <table:table-cell office:value-type="float" office:value="0.023983">
                <text:p>0.023983</text:p>
              </table:table-cell>
              <table:table-cell office:value-type="float" office:value="0.0301918">
                <text:p>0.0301918</text:p>
              </table:table-cell>
              <table:table-cell office:value-type="float" office:value="0.024806">
                <text:p>0.02480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281108">
                <text:p>0.0281108</text:p>
              </table:table-cell>
              <table:table-cell office:value-type="float" office:value="0.0362221">
                <text:p>0.0362221</text:p>
              </table:table-cell>
              <table:table-cell office:value-type="float" office:value="0.0362828">
                <text:p>0.0362828</text:p>
              </table:table-cell>
              <table:table-cell office:value-type="float" office:value="0.0183413">
                <text:p>0.0183413</text:p>
              </table:table-cell>
              <table:table-cell office:value-type="float" office:value="0.026796">
                <text:p>0.026796</text:p>
              </table:table-cell>
              <table:table-cell office:value-type="float" office:value="0.024125">
                <text:p>0.024125</text:p>
              </table:table-cell>
              <table:table-cell office:value-type="float" office:value="0.0282727">
                <text:p>0.0282727</text:p>
              </table:table-cell>
              <table:table-cell office:value-type="float" office:value="0.0320363">
                <text:p>0.0320363</text:p>
              </table:table-cell>
              <table:table-cell office:value-type="float" office:value="0.031443">
                <text:p>0.031443</text:p>
              </table:table-cell>
              <table:table-cell office:value-type="float" office:value="0.0302617">
                <text:p>0.0302617</text:p>
              </table:table-cell>
              <table:table-cell office:value-type="float" office:value="0.0287822">
                <text:p>0.0287822</text:p>
              </table:table-cell>
              <table:table-cell office:value-type="float" office:value="0.0305184">
                <text:p>0.0305184</text:p>
              </table:table-cell>
              <table:table-cell office:value-type="float" office:value="0.031277">
                <text:p>0.031277</text:p>
              </table:table-cell>
              <table:table-cell office:value-type="float" office:value="0.0301233">
                <text:p>0.0301233</text:p>
              </table:table-cell>
              <table:table-cell office:value-type="float" office:value="0.0320451">
                <text:p>0.0320451</text:p>
              </table:table-cell>
              <table:table-cell office:value-type="float" office:value="0.0329534">
                <text:p>0.0329534</text:p>
              </table:table-cell>
              <table:table-cell office:value-type="float" office:value="0.0301177">
                <text:p>0.0301177</text:p>
              </table:table-cell>
              <table:table-cell office:value-type="float" office:value="0.031656">
                <text:p>0.031656</text:p>
              </table:table-cell>
              <table:table-cell office:value-type="float" office:value="0.0329263">
                <text:p>0.0329263</text:p>
              </table:table-cell>
              <table:table-cell office:value-type="float" office:value="0.0341845">
                <text:p>0.0341845</text:p>
              </table:table-cell>
              <table:table-cell office:value-type="float" office:value="0.034543">
                <text:p>0.034543</text:p>
              </table:table-cell>
              <table:table-cell office:value-type="float" office:value="0.0285783">
                <text:p>0.0285783</text:p>
              </table:table-cell>
              <table:table-cell office:value-type="float" office:value="0.023983">
                <text:p>0.023983</text:p>
              </table:table-cell>
              <table:table-cell office:value-type="float" office:value="0.0301917">
                <text:p>0.0301917</text:p>
              </table:table-cell>
              <table:table-cell office:value-type="float" office:value="0.0248059">
                <text:p>0.024805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281107">
                <text:p>0.0281107</text:p>
              </table:table-cell>
              <table:table-cell office:value-type="float" office:value="0.036222">
                <text:p>0.036222</text:p>
              </table:table-cell>
              <table:table-cell office:value-type="float" office:value="0.0362827">
                <text:p>0.0362827</text:p>
              </table:table-cell>
              <table:table-cell office:value-type="float" office:value="0.0183413">
                <text:p>0.0183413</text:p>
              </table:table-cell>
              <table:table-cell office:value-type="float" office:value="0.0267959">
                <text:p>0.0267959</text:p>
              </table:table-cell>
              <table:table-cell office:value-type="float" office:value="0.0241249">
                <text:p>0.0241249</text:p>
              </table:table-cell>
              <table:table-cell office:value-type="float" office:value="0.0282726">
                <text:p>0.0282726</text:p>
              </table:table-cell>
              <table:table-cell office:value-type="float" office:value="0.0320363">
                <text:p>0.0320363</text:p>
              </table:table-cell>
              <table:table-cell office:value-type="float" office:value="0.0314429">
                <text:p>0.0314429</text:p>
              </table:table-cell>
              <table:table-cell office:value-type="float" office:value="0.0302617">
                <text:p>0.0302617</text:p>
              </table:table-cell>
              <table:table-cell office:value-type="float" office:value="0.0287822">
                <text:p>0.0287822</text:p>
              </table:table-cell>
              <table:table-cell office:value-type="float" office:value="0.0305183">
                <text:p>0.0305183</text:p>
              </table:table-cell>
              <table:table-cell office:value-type="float" office:value="0.031277">
                <text:p>0.031277</text:p>
              </table:table-cell>
              <table:table-cell office:value-type="float" office:value="0.0301233">
                <text:p>0.0301233</text:p>
              </table:table-cell>
              <table:table-cell office:value-type="float" office:value="0.032045">
                <text:p>0.032045</text:p>
              </table:table-cell>
              <table:table-cell office:value-type="float" office:value="0.0329534">
                <text:p>0.0329534</text:p>
              </table:table-cell>
              <table:table-cell office:value-type="float" office:value="0.0301176">
                <text:p>0.0301176</text:p>
              </table:table-cell>
              <table:table-cell office:value-type="float" office:value="0.031656">
                <text:p>0.031656</text:p>
              </table:table-cell>
              <table:table-cell office:value-type="float" office:value="0.0329263">
                <text:p>0.0329263</text:p>
              </table:table-cell>
              <table:table-cell office:value-type="float" office:value="0.0341845">
                <text:p>0.0341845</text:p>
              </table:table-cell>
              <table:table-cell office:value-type="float" office:value="0.0345429">
                <text:p>0.0345429</text:p>
              </table:table-cell>
              <table:table-cell office:value-type="float" office:value="0.0285783">
                <text:p>0.0285783</text:p>
              </table:table-cell>
              <table:table-cell office:value-type="float" office:value="0.0239829">
                <text:p>0.0239829</text:p>
              </table:table-cell>
              <table:table-cell office:value-type="float" office:value="0.0301916">
                <text:p>0.0301916</text:p>
              </table:table-cell>
              <table:table-cell office:value-type="float" office:value="0.0248059">
                <text:p>0.024805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281107">
                <text:p>0.0281107</text:p>
              </table:table-cell>
              <table:table-cell office:value-type="float" office:value="0.036222">
                <text:p>0.036222</text:p>
              </table:table-cell>
              <table:table-cell office:value-type="float" office:value="0.0362827">
                <text:p>0.0362827</text:p>
              </table:table-cell>
              <table:table-cell office:value-type="float" office:value="0.0183413">
                <text:p>0.0183413</text:p>
              </table:table-cell>
              <table:table-cell office:value-type="float" office:value="0.0267959">
                <text:p>0.0267959</text:p>
              </table:table-cell>
              <table:table-cell office:value-type="float" office:value="0.0241249">
                <text:p>0.0241249</text:p>
              </table:table-cell>
              <table:table-cell office:value-type="float" office:value="0.0282726">
                <text:p>0.0282726</text:p>
              </table:table-cell>
              <table:table-cell office:value-type="float" office:value="0.0320362">
                <text:p>0.0320362</text:p>
              </table:table-cell>
              <table:table-cell office:value-type="float" office:value="0.0314429">
                <text:p>0.0314429</text:p>
              </table:table-cell>
              <table:table-cell office:value-type="float" office:value="0.0302616">
                <text:p>0.0302616</text:p>
              </table:table-cell>
              <table:table-cell office:value-type="float" office:value="0.0287821">
                <text:p>0.0287821</text:p>
              </table:table-cell>
              <table:table-cell office:value-type="float" office:value="0.0305183">
                <text:p>0.0305183</text:p>
              </table:table-cell>
              <table:table-cell office:value-type="float" office:value="0.0312769">
                <text:p>0.0312769</text:p>
              </table:table-cell>
              <table:table-cell office:value-type="float" office:value="0.0301232">
                <text:p>0.0301232</text:p>
              </table:table-cell>
              <table:table-cell office:value-type="float" office:value="0.0320449">
                <text:p>0.0320449</text:p>
              </table:table-cell>
              <table:table-cell office:value-type="float" office:value="0.0329533">
                <text:p>0.0329533</text:p>
              </table:table-cell>
              <table:table-cell office:value-type="float" office:value="0.0301176">
                <text:p>0.0301176</text:p>
              </table:table-cell>
              <table:table-cell office:value-type="float" office:value="0.0316559">
                <text:p>0.0316559</text:p>
              </table:table-cell>
              <table:table-cell office:value-type="float" office:value="0.0329262">
                <text:p>0.0329262</text:p>
              </table:table-cell>
              <table:table-cell office:value-type="float" office:value="0.0341844">
                <text:p>0.0341844</text:p>
              </table:table-cell>
              <table:table-cell office:value-type="float" office:value="0.0345429">
                <text:p>0.0345429</text:p>
              </table:table-cell>
              <table:table-cell office:value-type="float" office:value="0.0285782">
                <text:p>0.0285782</text:p>
              </table:table-cell>
              <table:table-cell office:value-type="float" office:value="0.0239829">
                <text:p>0.0239829</text:p>
              </table:table-cell>
              <table:table-cell office:value-type="float" office:value="0.0301916">
                <text:p>0.0301916</text:p>
              </table:table-cell>
              <table:table-cell office:value-type="float" office:value="0.0248059">
                <text:p>0.024805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281106">
                <text:p>0.0281106</text:p>
              </table:table-cell>
              <table:table-cell office:value-type="float" office:value="0.0362219">
                <text:p>0.0362219</text:p>
              </table:table-cell>
              <table:table-cell office:value-type="float" office:value="0.0362826">
                <text:p>0.0362826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9">
                <text:p>0.0267959</text:p>
              </table:table-cell>
              <table:table-cell office:value-type="float" office:value="0.0241249">
                <text:p>0.0241249</text:p>
              </table:table-cell>
              <table:table-cell office:value-type="float" office:value="0.0282725">
                <text:p>0.0282725</text:p>
              </table:table-cell>
              <table:table-cell office:value-type="float" office:value="0.0320362">
                <text:p>0.0320362</text:p>
              </table:table-cell>
              <table:table-cell office:value-type="float" office:value="0.0314428">
                <text:p>0.0314428</text:p>
              </table:table-cell>
              <table:table-cell office:value-type="float" office:value="0.0302616">
                <text:p>0.0302616</text:p>
              </table:table-cell>
              <table:table-cell office:value-type="float" office:value="0.0287821">
                <text:p>0.0287821</text:p>
              </table:table-cell>
              <table:table-cell office:value-type="float" office:value="0.0305182">
                <text:p>0.0305182</text:p>
              </table:table-cell>
              <table:table-cell office:value-type="float" office:value="0.0312769">
                <text:p>0.0312769</text:p>
              </table:table-cell>
              <table:table-cell office:value-type="float" office:value="0.0301232">
                <text:p>0.0301232</text:p>
              </table:table-cell>
              <table:table-cell office:value-type="float" office:value="0.0320449">
                <text:p>0.0320449</text:p>
              </table:table-cell>
              <table:table-cell office:value-type="float" office:value="0.0329533">
                <text:p>0.0329533</text:p>
              </table:table-cell>
              <table:table-cell office:value-type="float" office:value="0.0301176">
                <text:p>0.0301176</text:p>
              </table:table-cell>
              <table:table-cell office:value-type="float" office:value="0.0316559">
                <text:p>0.0316559</text:p>
              </table:table-cell>
              <table:table-cell office:value-type="float" office:value="0.0329262">
                <text:p>0.0329262</text:p>
              </table:table-cell>
              <table:table-cell office:value-type="float" office:value="0.0341844">
                <text:p>0.0341844</text:p>
              </table:table-cell>
              <table:table-cell office:value-type="float" office:value="0.0345428">
                <text:p>0.0345428</text:p>
              </table:table-cell>
              <table:table-cell office:value-type="float" office:value="0.0285782">
                <text:p>0.0285782</text:p>
              </table:table-cell>
              <table:table-cell office:value-type="float" office:value="0.0239828">
                <text:p>0.0239828</text:p>
              </table:table-cell>
              <table:table-cell office:value-type="float" office:value="0.0301915">
                <text:p>0.0301915</text:p>
              </table:table-cell>
              <table:table-cell office:value-type="float" office:value="0.0248058">
                <text:p>0.02480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81106">
                <text:p>0.0281106</text:p>
              </table:table-cell>
              <table:table-cell office:value-type="float" office:value="0.0362219">
                <text:p>0.0362219</text:p>
              </table:table-cell>
              <table:table-cell office:value-type="float" office:value="0.0362826">
                <text:p>0.0362826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8">
                <text:p>0.0267958</text:p>
              </table:table-cell>
              <table:table-cell office:value-type="float" office:value="0.0241248">
                <text:p>0.0241248</text:p>
              </table:table-cell>
              <table:table-cell office:value-type="float" office:value="0.0282725">
                <text:p>0.0282725</text:p>
              </table:table-cell>
              <table:table-cell office:value-type="float" office:value="0.0320361">
                <text:p>0.0320361</text:p>
              </table:table-cell>
              <table:table-cell office:value-type="float" office:value="0.0314428">
                <text:p>0.0314428</text:p>
              </table:table-cell>
              <table:table-cell office:value-type="float" office:value="0.0302616">
                <text:p>0.0302616</text:p>
              </table:table-cell>
              <table:table-cell office:value-type="float" office:value="0.0287821">
                <text:p>0.0287821</text:p>
              </table:table-cell>
              <table:table-cell office:value-type="float" office:value="0.0305182">
                <text:p>0.0305182</text:p>
              </table:table-cell>
              <table:table-cell office:value-type="float" office:value="0.0312768">
                <text:p>0.0312768</text:p>
              </table:table-cell>
              <table:table-cell office:value-type="float" office:value="0.0301232">
                <text:p>0.0301232</text:p>
              </table:table-cell>
              <table:table-cell office:value-type="float" office:value="0.0320449">
                <text:p>0.0320449</text:p>
              </table:table-cell>
              <table:table-cell office:value-type="float" office:value="0.0329532">
                <text:p>0.0329532</text:p>
              </table:table-cell>
              <table:table-cell office:value-type="float" office:value="0.0301175">
                <text:p>0.0301175</text:p>
              </table:table-cell>
              <table:table-cell office:value-type="float" office:value="0.0316558">
                <text:p>0.0316558</text:p>
              </table:table-cell>
              <table:table-cell office:value-type="float" office:value="0.0329261">
                <text:p>0.0329261</text:p>
              </table:table-cell>
              <table:table-cell office:value-type="float" office:value="0.0341843">
                <text:p>0.0341843</text:p>
              </table:table-cell>
              <table:table-cell office:value-type="float" office:value="0.0345428">
                <text:p>0.0345428</text:p>
              </table:table-cell>
              <table:table-cell office:value-type="float" office:value="0.0285782">
                <text:p>0.0285782</text:p>
              </table:table-cell>
              <table:table-cell office:value-type="float" office:value="0.0239828">
                <text:p>0.0239828</text:p>
              </table:table-cell>
              <table:table-cell office:value-type="float" office:value="0.0301915">
                <text:p>0.0301915</text:p>
              </table:table-cell>
              <table:table-cell office:value-type="float" office:value="0.0248058">
                <text:p>0.024805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281106">
                <text:p>0.0281106</text:p>
              </table:table-cell>
              <table:table-cell office:value-type="float" office:value="0.0362218">
                <text:p>0.0362218</text:p>
              </table:table-cell>
              <table:table-cell office:value-type="float" office:value="0.0362826">
                <text:p>0.0362826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8">
                <text:p>0.0267958</text:p>
              </table:table-cell>
              <table:table-cell office:value-type="float" office:value="0.0241248">
                <text:p>0.0241248</text:p>
              </table:table-cell>
              <table:table-cell office:value-type="float" office:value="0.0282725">
                <text:p>0.0282725</text:p>
              </table:table-cell>
              <table:table-cell office:value-type="float" office:value="0.0320361">
                <text:p>0.0320361</text:p>
              </table:table-cell>
              <table:table-cell office:value-type="float" office:value="0.0314428">
                <text:p>0.0314428</text:p>
              </table:table-cell>
              <table:table-cell office:value-type="float" office:value="0.0302615">
                <text:p>0.0302615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2">
                <text:p>0.0305182</text:p>
              </table:table-cell>
              <table:table-cell office:value-type="float" office:value="0.0312768">
                <text:p>0.0312768</text:p>
              </table:table-cell>
              <table:table-cell office:value-type="float" office:value="0.0301231">
                <text:p>0.0301231</text:p>
              </table:table-cell>
              <table:table-cell office:value-type="float" office:value="0.0320448">
                <text:p>0.0320448</text:p>
              </table:table-cell>
              <table:table-cell office:value-type="float" office:value="0.0329532">
                <text:p>0.0329532</text:p>
              </table:table-cell>
              <table:table-cell office:value-type="float" office:value="0.0301175">
                <text:p>0.0301175</text:p>
              </table:table-cell>
              <table:table-cell office:value-type="float" office:value="0.0316558">
                <text:p>0.0316558</text:p>
              </table:table-cell>
              <table:table-cell office:value-type="float" office:value="0.0329261">
                <text:p>0.0329261</text:p>
              </table:table-cell>
              <table:table-cell office:value-type="float" office:value="0.0341843">
                <text:p>0.0341843</text:p>
              </table:table-cell>
              <table:table-cell office:value-type="float" office:value="0.0345428">
                <text:p>0.0345428</text:p>
              </table:table-cell>
              <table:table-cell office:value-type="float" office:value="0.0285781">
                <text:p>0.0285781</text:p>
              </table:table-cell>
              <table:table-cell office:value-type="float" office:value="0.0239828">
                <text:p>0.0239828</text:p>
              </table:table-cell>
              <table:table-cell office:value-type="float" office:value="0.0301915">
                <text:p>0.0301915</text:p>
              </table:table-cell>
              <table:table-cell office:value-type="float" office:value="0.0248058">
                <text:p>0.024805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281106">
                <text:p>0.0281106</text:p>
              </table:table-cell>
              <table:table-cell office:value-type="float" office:value="0.0362218">
                <text:p>0.0362218</text:p>
              </table:table-cell>
              <table:table-cell office:value-type="float" office:value="0.0362825">
                <text:p>0.0362825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8">
                <text:p>0.0267958</text:p>
              </table:table-cell>
              <table:table-cell office:value-type="float" office:value="0.0241248">
                <text:p>0.0241248</text:p>
              </table:table-cell>
              <table:table-cell office:value-type="float" office:value="0.0282725">
                <text:p>0.0282725</text:p>
              </table:table-cell>
              <table:table-cell office:value-type="float" office:value="0.0320361">
                <text:p>0.0320361</text:p>
              </table:table-cell>
              <table:table-cell office:value-type="float" office:value="0.0314427">
                <text:p>0.0314427</text:p>
              </table:table-cell>
              <table:table-cell office:value-type="float" office:value="0.0302615">
                <text:p>0.0302615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2">
                <text:p>0.0305182</text:p>
              </table:table-cell>
              <table:table-cell office:value-type="float" office:value="0.0312768">
                <text:p>0.0312768</text:p>
              </table:table-cell>
              <table:table-cell office:value-type="float" office:value="0.0301231">
                <text:p>0.0301231</text:p>
              </table:table-cell>
              <table:table-cell office:value-type="float" office:value="0.0320448">
                <text:p>0.0320448</text:p>
              </table:table-cell>
              <table:table-cell office:value-type="float" office:value="0.0329532">
                <text:p>0.0329532</text:p>
              </table:table-cell>
              <table:table-cell office:value-type="float" office:value="0.0301175">
                <text:p>0.0301175</text:p>
              </table:table-cell>
              <table:table-cell office:value-type="float" office:value="0.0316558">
                <text:p>0.0316558</text:p>
              </table:table-cell>
              <table:table-cell office:value-type="float" office:value="0.0329261">
                <text:p>0.0329261</text:p>
              </table:table-cell>
              <table:table-cell office:value-type="float" office:value="0.0341843">
                <text:p>0.0341843</text:p>
              </table:table-cell>
              <table:table-cell office:value-type="float" office:value="0.0345428">
                <text:p>0.0345428</text:p>
              </table:table-cell>
              <table:table-cell office:value-type="float" office:value="0.0285781">
                <text:p>0.0285781</text:p>
              </table:table-cell>
              <table:table-cell office:value-type="float" office:value="0.0239828">
                <text:p>0.0239828</text:p>
              </table:table-cell>
              <table:table-cell office:value-type="float" office:value="0.0301915">
                <text:p>0.0301915</text:p>
              </table:table-cell>
              <table:table-cell office:value-type="float" office:value="0.0248058">
                <text:p>0.024805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281106">
                <text:p>0.0281106</text:p>
              </table:table-cell>
              <table:table-cell office:value-type="float" office:value="0.0362218">
                <text:p>0.0362218</text:p>
              </table:table-cell>
              <table:table-cell office:value-type="float" office:value="0.0362825">
                <text:p>0.0362825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8">
                <text:p>0.0267958</text:p>
              </table:table-cell>
              <table:table-cell office:value-type="float" office:value="0.0241248">
                <text:p>0.0241248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1">
                <text:p>0.0320361</text:p>
              </table:table-cell>
              <table:table-cell office:value-type="float" office:value="0.0314427">
                <text:p>0.0314427</text:p>
              </table:table-cell>
              <table:table-cell office:value-type="float" office:value="0.0302615">
                <text:p>0.0302615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8">
                <text:p>0.0312768</text:p>
              </table:table-cell>
              <table:table-cell office:value-type="float" office:value="0.0301231">
                <text:p>0.0301231</text:p>
              </table:table-cell>
              <table:table-cell office:value-type="float" office:value="0.0320448">
                <text:p>0.0320448</text:p>
              </table:table-cell>
              <table:table-cell office:value-type="float" office:value="0.0329532">
                <text:p>0.0329532</text:p>
              </table:table-cell>
              <table:table-cell office:value-type="float" office:value="0.0301175">
                <text:p>0.0301175</text:p>
              </table:table-cell>
              <table:table-cell office:value-type="float" office:value="0.0316558">
                <text:p>0.0316558</text:p>
              </table:table-cell>
              <table:table-cell office:value-type="float" office:value="0.0329261">
                <text:p>0.0329261</text:p>
              </table:table-cell>
              <table:table-cell office:value-type="float" office:value="0.0341843">
                <text:p>0.0341843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1">
                <text:p>0.0285781</text:p>
              </table:table-cell>
              <table:table-cell office:value-type="float" office:value="0.0239828">
                <text:p>0.0239828</text:p>
              </table:table-cell>
              <table:table-cell office:value-type="float" office:value="0.0301915">
                <text:p>0.0301915</text:p>
              </table:table-cell>
              <table:table-cell office:value-type="float" office:value="0.0248058">
                <text:p>0.024805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281106">
                <text:p>0.0281106</text:p>
              </table:table-cell>
              <table:table-cell office:value-type="float" office:value="0.0362218">
                <text:p>0.0362218</text:p>
              </table:table-cell>
              <table:table-cell office:value-type="float" office:value="0.0362825">
                <text:p>0.0362825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8">
                <text:p>0.0267958</text:p>
              </table:table-cell>
              <table:table-cell office:value-type="float" office:value="0.0241248">
                <text:p>0.0241248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1">
                <text:p>0.0320361</text:p>
              </table:table-cell>
              <table:table-cell office:value-type="float" office:value="0.0314427">
                <text:p>0.0314427</text:p>
              </table:table-cell>
              <table:table-cell office:value-type="float" office:value="0.0302615">
                <text:p>0.0302615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8">
                <text:p>0.0312768</text:p>
              </table:table-cell>
              <table:table-cell office:value-type="float" office:value="0.0301231">
                <text:p>0.0301231</text:p>
              </table:table-cell>
              <table:table-cell office:value-type="float" office:value="0.0320448">
                <text:p>0.0320448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5">
                <text:p>0.0301175</text:p>
              </table:table-cell>
              <table:table-cell office:value-type="float" office:value="0.0316558">
                <text:p>0.0316558</text:p>
              </table:table-cell>
              <table:table-cell office:value-type="float" office:value="0.0329261">
                <text:p>0.0329261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1">
                <text:p>0.0285781</text:p>
              </table:table-cell>
              <table:table-cell office:value-type="float" office:value="0.0239828">
                <text:p>0.0239828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8">
                <text:p>0.0362218</text:p>
              </table:table-cell>
              <table:table-cell office:value-type="float" office:value="0.0362825">
                <text:p>0.0362825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8">
                <text:p>0.0267958</text:p>
              </table:table-cell>
              <table:table-cell office:value-type="float" office:value="0.0241248">
                <text:p>0.0241248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7">
                <text:p>0.0314427</text:p>
              </table:table-cell>
              <table:table-cell office:value-type="float" office:value="0.0302615">
                <text:p>0.0302615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8">
                <text:p>0.0312768</text:p>
              </table:table-cell>
              <table:table-cell office:value-type="float" office:value="0.0301231">
                <text:p>0.0301231</text:p>
              </table:table-cell>
              <table:table-cell office:value-type="float" office:value="0.0320448">
                <text:p>0.0320448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8">
                <text:p>0.0316558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1">
                <text:p>0.0285781</text:p>
              </table:table-cell>
              <table:table-cell office:value-type="float" office:value="0.0239828">
                <text:p>0.0239828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8">
                <text:p>0.0362218</text:p>
              </table:table-cell>
              <table:table-cell office:value-type="float" office:value="0.0362825">
                <text:p>0.0362825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8">
                <text:p>0.0267958</text:p>
              </table:table-cell>
              <table:table-cell office:value-type="float" office:value="0.0241248">
                <text:p>0.0241248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7">
                <text:p>0.0314427</text:p>
              </table:table-cell>
              <table:table-cell office:value-type="float" office:value="0.0302615">
                <text:p>0.0302615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8">
                <text:p>0.0312768</text:p>
              </table:table-cell>
              <table:table-cell office:value-type="float" office:value="0.0301231">
                <text:p>0.0301231</text:p>
              </table:table-cell>
              <table:table-cell office:value-type="float" office:value="0.0320448">
                <text:p>0.0320448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1">
                <text:p>0.0285781</text:p>
              </table:table-cell>
              <table:table-cell office:value-type="float" office:value="0.0239828">
                <text:p>0.0239828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5">
                <text:p>0.0362825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8">
                <text:p>0.0241248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7">
                <text:p>0.0314427</text:p>
              </table:table-cell>
              <table:table-cell office:value-type="float" office:value="0.0302615">
                <text:p>0.0302615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1">
                <text:p>0.0301231</text:p>
              </table:table-cell>
              <table:table-cell office:value-type="float" office:value="0.0320448">
                <text:p>0.0320448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1">
                <text:p>0.0285781</text:p>
              </table:table-cell>
              <table:table-cell office:value-type="float" office:value="0.0239828">
                <text:p>0.0239828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5">
                <text:p>0.0362825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8">
                <text:p>0.0241248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7">
                <text:p>0.0314427</text:p>
              </table:table-cell>
              <table:table-cell office:value-type="float" office:value="0.0302615">
                <text:p>0.0302615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8">
                <text:p>0.0320448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1">
                <text:p>0.0285781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5">
                <text:p>0.0362825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8">
                <text:p>0.0241248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7">
                <text:p>0.0314427</text:p>
              </table:table-cell>
              <table:table-cell office:value-type="float" office:value="0.0302615">
                <text:p>0.0302615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8">
                <text:p>0.0320448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1">
                <text:p>0.0285781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5">
                <text:p>0.0362825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8">
                <text:p>0.0241248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7">
                <text:p>0.0314427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8">
                <text:p>0.0320448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1">
                <text:p>0.0285781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5">
                <text:p>0.0362825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8">
                <text:p>0.0241248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7">
                <text:p>0.0314427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8">
                <text:p>0.0320448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1">
                <text:p>0.0285781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5">
                <text:p>0.0362825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8">
                <text:p>0.0241248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7">
                <text:p>0.0314427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1">
                <text:p>0.0285781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5">
                <text:p>0.0362825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7">
                <text:p>0.0314427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1">
                <text:p>0.0285781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5">
                <text:p>0.0362825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7">
                <text:p>0.0314427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1">
                <text:p>0.0285781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5">
                <text:p>0.0362825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7">
                <text:p>0.0314427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1">
                <text:p>0.0285781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5">
                <text:p>0.0362825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7">
                <text:p>0.0314427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1">
                <text:p>0.0285781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7">
                <text:p>0.0314427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1">
                <text:p>0.0285781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7">
                <text:p>0.0314427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2">
                <text:p>0.028782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81105">
                <text:p>0.0281105</text:p>
              </table:table-cell>
              <table:table-cell office:value-type="float" office:value="0.0362217">
                <text:p>0.0362217</text:p>
              </table:table-cell>
              <table:table-cell office:value-type="float" office:value="0.0362824">
                <text:p>0.0362824</text:p>
              </table:table-cell>
              <table:table-cell office:value-type="float" office:value="0.0183412">
                <text:p>0.0183412</text:p>
              </table:table-cell>
              <table:table-cell office:value-type="float" office:value="0.0267957">
                <text:p>0.0267957</text:p>
              </table:table-cell>
              <table:table-cell office:value-type="float" office:value="0.0241247">
                <text:p>0.0241247</text:p>
              </table:table-cell>
              <table:table-cell office:value-type="float" office:value="0.0282724">
                <text:p>0.0282724</text:p>
              </table:table-cell>
              <table:table-cell office:value-type="float" office:value="0.032036">
                <text:p>0.032036</text:p>
              </table:table-cell>
              <table:table-cell office:value-type="float" office:value="0.0314426">
                <text:p>0.0314426</text:p>
              </table:table-cell>
              <table:table-cell office:value-type="float" office:value="0.0302614">
                <text:p>0.0302614</text:p>
              </table:table-cell>
              <table:table-cell office:value-type="float" office:value="0.0287819">
                <text:p>0.0287819</text:p>
              </table:table-cell>
              <table:table-cell office:value-type="float" office:value="0.0305181">
                <text:p>0.0305181</text:p>
              </table:table-cell>
              <table:table-cell office:value-type="float" office:value="0.0312767">
                <text:p>0.0312767</text:p>
              </table:table-cell>
              <table:table-cell office:value-type="float" office:value="0.030123">
                <text:p>0.030123</text:p>
              </table:table-cell>
              <table:table-cell office:value-type="float" office:value="0.0320447">
                <text:p>0.0320447</text:p>
              </table:table-cell>
              <table:table-cell office:value-type="float" office:value="0.0329531">
                <text:p>0.0329531</text:p>
              </table:table-cell>
              <table:table-cell office:value-type="float" office:value="0.0301174">
                <text:p>0.0301174</text:p>
              </table:table-cell>
              <table:table-cell office:value-type="float" office:value="0.0316557">
                <text:p>0.0316557</text:p>
              </table:table-cell>
              <table:table-cell office:value-type="float" office:value="0.032926">
                <text:p>0.032926</text:p>
              </table:table-cell>
              <table:table-cell office:value-type="float" office:value="0.0341842">
                <text:p>0.0341842</text:p>
              </table:table-cell>
              <table:table-cell office:value-type="float" office:value="0.0345427">
                <text:p>0.0345427</text:p>
              </table:table-cell>
              <table:table-cell office:value-type="float" office:value="0.028578">
                <text:p>0.028578</text:p>
              </table:table-cell>
              <table:table-cell office:value-type="float" office:value="0.0239827">
                <text:p>0.0239827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248057">
                <text:p>0.0248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0.204cm" svg:height="9cm" xlink:href=".." xlink:type="simple" chart:class="chart:line" chart:style-name="ch1">
        <chart:legend chart:legend-position="end" svg:x="36.986cm" svg:y="1.213cm" style:legend-expansion="high" chart:style-name="ch2"/>
        <chart:plot-area chart:style-name="ch3" table:cell-range-address="Sheet1.A104:Sheet1.Z205" chart:data-source-has-labels="both" svg:x="0.804cm" svg:y="0.18cm" svg:width="35.378cm" svg:height="8.64cm">
          <chartooo:coordinate-region svg:x="1.902cm" svg:y="0.379cm" svg:width="34cm" svg:height="7.396cm"/>
          <chart:axis chart:dimension="x" chart:name="primary-x" chart:style-name="ch4" chartooo:axis-type="auto">
            <chartooo:date-scale/>
            <chart:categories table:cell-range-address="Sheet1.A105:Sheet1.A20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05:Sheet1.B205" chart:label-cell-address="Sheet1.B104:Sheet1.B104" chart:class="chart:line">
            <chart:data-point chart:repeated="101"/>
          </chart:series>
          <chart:series chart:style-name="ch7" chart:values-cell-range-address="Sheet1.C105:Sheet1.C205" chart:label-cell-address="Sheet1.C104:Sheet1.C104" chart:class="chart:line">
            <chart:data-point chart:repeated="101"/>
          </chart:series>
          <chart:series chart:style-name="ch8" chart:values-cell-range-address="Sheet1.D105:Sheet1.D205" chart:label-cell-address="Sheet1.D104:Sheet1.D104" chart:class="chart:line">
            <chart:data-point chart:repeated="101"/>
          </chart:series>
          <chart:series chart:style-name="ch9" chart:values-cell-range-address="Sheet1.E105:Sheet1.E205" chart:label-cell-address="Sheet1.E104:Sheet1.E104" chart:class="chart:line">
            <chart:data-point chart:repeated="101"/>
          </chart:series>
          <chart:series chart:style-name="ch10" chart:values-cell-range-address="Sheet1.F105:Sheet1.F205" chart:label-cell-address="Sheet1.F104:Sheet1.F104" chart:class="chart:line">
            <chart:data-point chart:repeated="101"/>
          </chart:series>
          <chart:series chart:style-name="ch11" chart:values-cell-range-address="Sheet1.G105:Sheet1.G205" chart:label-cell-address="Sheet1.G104:Sheet1.G104" chart:class="chart:line">
            <chart:data-point chart:repeated="101"/>
          </chart:series>
          <chart:series chart:style-name="ch12" chart:values-cell-range-address="Sheet1.H105:Sheet1.H205" chart:label-cell-address="Sheet1.H104:Sheet1.H104" chart:class="chart:line">
            <chart:data-point chart:repeated="101"/>
          </chart:series>
          <chart:series chart:style-name="ch13" chart:values-cell-range-address="Sheet1.I105:Sheet1.I205" chart:label-cell-address="Sheet1.I104:Sheet1.I104" chart:class="chart:line">
            <chart:data-point chart:repeated="101"/>
          </chart:series>
          <chart:series chart:style-name="ch14" chart:values-cell-range-address="Sheet1.J105:Sheet1.J205" chart:label-cell-address="Sheet1.J104:Sheet1.J104" chart:class="chart:line">
            <chart:data-point chart:repeated="101"/>
          </chart:series>
          <chart:series chart:style-name="ch15" chart:values-cell-range-address="Sheet1.K105:Sheet1.K205" chart:label-cell-address="Sheet1.K104:Sheet1.K104" chart:class="chart:line">
            <chart:data-point chart:repeated="101"/>
          </chart:series>
          <chart:series chart:style-name="ch16" chart:values-cell-range-address="Sheet1.L105:Sheet1.L205" chart:label-cell-address="Sheet1.L104:Sheet1.L104" chart:class="chart:line">
            <chart:data-point chart:repeated="101"/>
          </chart:series>
          <chart:series chart:style-name="ch17" chart:values-cell-range-address="Sheet1.M105:Sheet1.M205" chart:label-cell-address="Sheet1.M104:Sheet1.M104" chart:class="chart:line">
            <chart:data-point chart:repeated="101"/>
          </chart:series>
          <chart:series chart:style-name="ch6" chart:values-cell-range-address="Sheet1.N105:Sheet1.N205" chart:label-cell-address="Sheet1.N104:Sheet1.N104" chart:class="chart:line">
            <chart:data-point chart:repeated="101"/>
          </chart:series>
          <chart:series chart:style-name="ch7" chart:values-cell-range-address="Sheet1.O105:Sheet1.O205" chart:label-cell-address="Sheet1.O104:Sheet1.O104" chart:class="chart:line">
            <chart:data-point chart:repeated="101"/>
          </chart:series>
          <chart:series chart:style-name="ch8" chart:values-cell-range-address="Sheet1.P105:Sheet1.P205" chart:label-cell-address="Sheet1.P104:Sheet1.P104" chart:class="chart:line">
            <chart:data-point chart:repeated="101"/>
          </chart:series>
          <chart:series chart:style-name="ch9" chart:values-cell-range-address="Sheet1.Q105:Sheet1.Q205" chart:label-cell-address="Sheet1.Q104:Sheet1.Q104" chart:class="chart:line">
            <chart:data-point chart:repeated="101"/>
          </chart:series>
          <chart:series chart:style-name="ch10" chart:values-cell-range-address="Sheet1.R105:Sheet1.R205" chart:label-cell-address="Sheet1.R104:Sheet1.R104" chart:class="chart:line">
            <chart:data-point chart:repeated="101"/>
          </chart:series>
          <chart:series chart:style-name="ch11" chart:values-cell-range-address="Sheet1.S105:Sheet1.S205" chart:label-cell-address="Sheet1.S104:Sheet1.S104" chart:class="chart:line">
            <chart:data-point chart:repeated="101"/>
          </chart:series>
          <chart:series chart:style-name="ch12" chart:values-cell-range-address="Sheet1.T105:Sheet1.T205" chart:label-cell-address="Sheet1.T104:Sheet1.T104" chart:class="chart:line">
            <chart:data-point chart:repeated="101"/>
          </chart:series>
          <chart:series chart:style-name="ch13" chart:values-cell-range-address="Sheet1.U105:Sheet1.U205" chart:label-cell-address="Sheet1.U104:Sheet1.U104" chart:class="chart:line">
            <chart:data-point chart:repeated="101"/>
          </chart:series>
          <chart:series chart:style-name="ch14" chart:values-cell-range-address="Sheet1.V105:Sheet1.V205" chart:label-cell-address="Sheet1.V104:Sheet1.V104" chart:class="chart:line">
            <chart:data-point chart:repeated="101"/>
          </chart:series>
          <chart:series chart:style-name="ch15" chart:values-cell-range-address="Sheet1.W105:Sheet1.W205" chart:label-cell-address="Sheet1.W104:Sheet1.W104" chart:class="chart:line">
            <chart:data-point chart:repeated="101"/>
          </chart:series>
          <chart:series chart:style-name="ch16" chart:values-cell-range-address="Sheet1.X105:Sheet1.X205" chart:label-cell-address="Sheet1.X104:Sheet1.X104" chart:class="chart:line">
            <chart:data-point chart:repeated="101"/>
          </chart:series>
          <chart:series chart:style-name="ch17" chart:values-cell-range-address="Sheet1.Y105:Sheet1.Y205" chart:label-cell-address="Sheet1.Y104:Sheet1.Y104" chart:class="chart:line">
            <chart:data-point chart:repeated="101"/>
          </chart:series>
          <chart:series chart:style-name="ch6" chart:values-cell-range-address="Sheet1.Z105:Sheet1.Z205" chart:label-cell-address="Sheet1.Z104:Sheet1.Z104" chart:class="chart:line">
            <chart:data-point chart:repeated="10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B104:Sheet1.B104</svg:desc>
                </draw:g>
              </table:table-cell>
              <table:table-cell office:value-type="string">
                <text:p>1</text:p>
                <draw:g>
                  <svg:desc>Sheet1.C104:Sheet1.C104</svg:desc>
                </draw:g>
              </table:table-cell>
              <table:table-cell office:value-type="string">
                <text:p>2</text:p>
                <draw:g>
                  <svg:desc>Sheet1.D104:Sheet1.D104</svg:desc>
                </draw:g>
              </table:table-cell>
              <table:table-cell office:value-type="string">
                <text:p>3</text:p>
                <draw:g>
                  <svg:desc>Sheet1.E104:Sheet1.E104</svg:desc>
                </draw:g>
              </table:table-cell>
              <table:table-cell office:value-type="string">
                <text:p>4</text:p>
                <draw:g>
                  <svg:desc>Sheet1.F104:Sheet1.F104</svg:desc>
                </draw:g>
              </table:table-cell>
              <table:table-cell office:value-type="string">
                <text:p>5</text:p>
                <draw:g>
                  <svg:desc>Sheet1.G104:Sheet1.G104</svg:desc>
                </draw:g>
              </table:table-cell>
              <table:table-cell office:value-type="string">
                <text:p>6</text:p>
                <draw:g>
                  <svg:desc>Sheet1.H104:Sheet1.H104</svg:desc>
                </draw:g>
              </table:table-cell>
              <table:table-cell office:value-type="string">
                <text:p>7</text:p>
                <draw:g>
                  <svg:desc>Sheet1.I104:Sheet1.I104</svg:desc>
                </draw:g>
              </table:table-cell>
              <table:table-cell office:value-type="string">
                <text:p>8</text:p>
                <draw:g>
                  <svg:desc>Sheet1.J104:Sheet1.J104</svg:desc>
                </draw:g>
              </table:table-cell>
              <table:table-cell office:value-type="string">
                <text:p>9</text:p>
                <draw:g>
                  <svg:desc>Sheet1.K104:Sheet1.K104</svg:desc>
                </draw:g>
              </table:table-cell>
              <table:table-cell office:value-type="string">
                <text:p>10</text:p>
                <draw:g>
                  <svg:desc>Sheet1.L104:Sheet1.L104</svg:desc>
                </draw:g>
              </table:table-cell>
              <table:table-cell office:value-type="string">
                <text:p>11</text:p>
                <draw:g>
                  <svg:desc>Sheet1.M104:Sheet1.M104</svg:desc>
                </draw:g>
              </table:table-cell>
              <table:table-cell office:value-type="string">
                <text:p>12</text:p>
                <draw:g>
                  <svg:desc>Sheet1.N104:Sheet1.N104</svg:desc>
                </draw:g>
              </table:table-cell>
              <table:table-cell office:value-type="string">
                <text:p>13</text:p>
                <draw:g>
                  <svg:desc>Sheet1.O104:Sheet1.O104</svg:desc>
                </draw:g>
              </table:table-cell>
              <table:table-cell office:value-type="string">
                <text:p>14</text:p>
                <draw:g>
                  <svg:desc>Sheet1.P104:Sheet1.P104</svg:desc>
                </draw:g>
              </table:table-cell>
              <table:table-cell office:value-type="string">
                <text:p>15</text:p>
                <draw:g>
                  <svg:desc>Sheet1.Q104:Sheet1.Q104</svg:desc>
                </draw:g>
              </table:table-cell>
              <table:table-cell office:value-type="string">
                <text:p>16</text:p>
                <draw:g>
                  <svg:desc>Sheet1.R104:Sheet1.R104</svg:desc>
                </draw:g>
              </table:table-cell>
              <table:table-cell office:value-type="string">
                <text:p>17</text:p>
                <draw:g>
                  <svg:desc>Sheet1.S104:Sheet1.S104</svg:desc>
                </draw:g>
              </table:table-cell>
              <table:table-cell office:value-type="string">
                <text:p>18</text:p>
                <draw:g>
                  <svg:desc>Sheet1.T104:Sheet1.T104</svg:desc>
                </draw:g>
              </table:table-cell>
              <table:table-cell office:value-type="string">
                <text:p>19</text:p>
                <draw:g>
                  <svg:desc>Sheet1.U104:Sheet1.U104</svg:desc>
                </draw:g>
              </table:table-cell>
              <table:table-cell office:value-type="string">
                <text:p>20</text:p>
                <draw:g>
                  <svg:desc>Sheet1.V104:Sheet1.V104</svg:desc>
                </draw:g>
              </table:table-cell>
              <table:table-cell office:value-type="string">
                <text:p>21</text:p>
                <draw:g>
                  <svg:desc>Sheet1.W104:Sheet1.W104</svg:desc>
                </draw:g>
              </table:table-cell>
              <table:table-cell office:value-type="string">
                <text:p>22</text:p>
                <draw:g>
                  <svg:desc>Sheet1.X104:Sheet1.X104</svg:desc>
                </draw:g>
              </table:table-cell>
              <table:table-cell office:value-type="string">
                <text:p>23</text:p>
                <draw:g>
                  <svg:desc>Sheet1.Y104:Sheet1.Y104</svg:desc>
                </draw:g>
              </table:table-cell>
              <table:table-cell office:value-type="string">
                <text:p>24</text:p>
                <draw:g>
                  <svg:desc>Sheet1.Z104:Sheet1.Z10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05:Sheet1.A205</svg:desc>
                </draw:g>
              </table:table-cell>
              <table:table-cell office:value-type="float" office:value="0.04">
                <text:p>0.04</text:p>
                <draw:g>
                  <svg:desc>Sheet1.B105:Sheet1.B205</svg:desc>
                </draw:g>
              </table:table-cell>
              <table:table-cell office:value-type="float" office:value="0.04">
                <text:p>0.04</text:p>
                <draw:g>
                  <svg:desc>Sheet1.C105:Sheet1.C205</svg:desc>
                </draw:g>
              </table:table-cell>
              <table:table-cell office:value-type="float" office:value="0.04">
                <text:p>0.04</text:p>
                <draw:g>
                  <svg:desc>Sheet1.D105:Sheet1.D205</svg:desc>
                </draw:g>
              </table:table-cell>
              <table:table-cell office:value-type="float" office:value="0.04">
                <text:p>0.04</text:p>
                <draw:g>
                  <svg:desc>Sheet1.E105:Sheet1.E205</svg:desc>
                </draw:g>
              </table:table-cell>
              <table:table-cell office:value-type="float" office:value="0.04">
                <text:p>0.04</text:p>
                <draw:g>
                  <svg:desc>Sheet1.F105:Sheet1.F205</svg:desc>
                </draw:g>
              </table:table-cell>
              <table:table-cell office:value-type="float" office:value="0.04">
                <text:p>0.04</text:p>
                <draw:g>
                  <svg:desc>Sheet1.G105:Sheet1.G205</svg:desc>
                </draw:g>
              </table:table-cell>
              <table:table-cell office:value-type="float" office:value="0.04">
                <text:p>0.04</text:p>
                <draw:g>
                  <svg:desc>Sheet1.H105:Sheet1.H205</svg:desc>
                </draw:g>
              </table:table-cell>
              <table:table-cell office:value-type="float" office:value="0.04">
                <text:p>0.04</text:p>
                <draw:g>
                  <svg:desc>Sheet1.I105:Sheet1.I205</svg:desc>
                </draw:g>
              </table:table-cell>
              <table:table-cell office:value-type="float" office:value="0.04">
                <text:p>0.04</text:p>
                <draw:g>
                  <svg:desc>Sheet1.J105:Sheet1.J205</svg:desc>
                </draw:g>
              </table:table-cell>
              <table:table-cell office:value-type="float" office:value="0.04">
                <text:p>0.04</text:p>
                <draw:g>
                  <svg:desc>Sheet1.K105:Sheet1.K205</svg:desc>
                </draw:g>
              </table:table-cell>
              <table:table-cell office:value-type="float" office:value="0.04">
                <text:p>0.04</text:p>
                <draw:g>
                  <svg:desc>Sheet1.L105:Sheet1.L205</svg:desc>
                </draw:g>
              </table:table-cell>
              <table:table-cell office:value-type="float" office:value="0.04">
                <text:p>0.04</text:p>
                <draw:g>
                  <svg:desc>Sheet1.M105:Sheet1.M205</svg:desc>
                </draw:g>
              </table:table-cell>
              <table:table-cell office:value-type="float" office:value="0.04">
                <text:p>0.04</text:p>
                <draw:g>
                  <svg:desc>Sheet1.N105:Sheet1.N205</svg:desc>
                </draw:g>
              </table:table-cell>
              <table:table-cell office:value-type="float" office:value="0.04">
                <text:p>0.04</text:p>
                <draw:g>
                  <svg:desc>Sheet1.O105:Sheet1.O205</svg:desc>
                </draw:g>
              </table:table-cell>
              <table:table-cell office:value-type="float" office:value="0.04">
                <text:p>0.04</text:p>
                <draw:g>
                  <svg:desc>Sheet1.P105:Sheet1.P205</svg:desc>
                </draw:g>
              </table:table-cell>
              <table:table-cell office:value-type="float" office:value="0.04">
                <text:p>0.04</text:p>
                <draw:g>
                  <svg:desc>Sheet1.Q105:Sheet1.Q205</svg:desc>
                </draw:g>
              </table:table-cell>
              <table:table-cell office:value-type="float" office:value="0.04">
                <text:p>0.04</text:p>
                <draw:g>
                  <svg:desc>Sheet1.R105:Sheet1.R205</svg:desc>
                </draw:g>
              </table:table-cell>
              <table:table-cell office:value-type="float" office:value="0.04">
                <text:p>0.04</text:p>
                <draw:g>
                  <svg:desc>Sheet1.S105:Sheet1.S205</svg:desc>
                </draw:g>
              </table:table-cell>
              <table:table-cell office:value-type="float" office:value="0.04">
                <text:p>0.04</text:p>
                <draw:g>
                  <svg:desc>Sheet1.T105:Sheet1.T205</svg:desc>
                </draw:g>
              </table:table-cell>
              <table:table-cell office:value-type="float" office:value="0.04">
                <text:p>0.04</text:p>
                <draw:g>
                  <svg:desc>Sheet1.U105:Sheet1.U205</svg:desc>
                </draw:g>
              </table:table-cell>
              <table:table-cell office:value-type="float" office:value="0.04">
                <text:p>0.04</text:p>
                <draw:g>
                  <svg:desc>Sheet1.V105:Sheet1.V205</svg:desc>
                </draw:g>
              </table:table-cell>
              <table:table-cell office:value-type="float" office:value="0.04">
                <text:p>0.04</text:p>
                <draw:g>
                  <svg:desc>Sheet1.W105:Sheet1.W205</svg:desc>
                </draw:g>
              </table:table-cell>
              <table:table-cell office:value-type="float" office:value="0.04">
                <text:p>0.04</text:p>
                <draw:g>
                  <svg:desc>Sheet1.X105:Sheet1.X205</svg:desc>
                </draw:g>
              </table:table-cell>
              <table:table-cell office:value-type="float" office:value="0.04">
                <text:p>0.04</text:p>
                <draw:g>
                  <svg:desc>Sheet1.Y105:Sheet1.Y205</svg:desc>
                </draw:g>
              </table:table-cell>
              <table:table-cell office:value-type="float" office:value="0.04">
                <text:p>0.04</text:p>
                <draw:g>
                  <svg:desc>Sheet1.Z105:Sheet1.Z20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372366">
                <text:p>0.0372366</text:p>
              </table:table-cell>
              <table:table-cell office:value-type="float" office:value="0.046574">
                <text:p>0.046574</text:p>
              </table:table-cell>
              <table:table-cell office:value-type="float" office:value="0.046843">
                <text:p>0.046843</text:p>
              </table:table-cell>
              <table:table-cell office:value-type="float" office:value="0.023253">
                <text:p>0.023253</text:p>
              </table:table-cell>
              <table:table-cell office:value-type="float" office:value="0.0344478">
                <text:p>0.0344478</text:p>
              </table:table-cell>
              <table:table-cell office:value-type="float" office:value="0.0308877">
                <text:p>0.0308877</text:p>
              </table:table-cell>
              <table:table-cell office:value-type="float" office:value="0.0364342">
                <text:p>0.0364342</text:p>
              </table:table-cell>
              <table:table-cell office:value-type="float" office:value="0.0412865">
                <text:p>0.0412865</text:p>
              </table:table-cell>
              <table:table-cell office:value-type="float" office:value="0.0405891">
                <text:p>0.0405891</text:p>
              </table:table-cell>
              <table:table-cell office:value-type="float" office:value="0.0387549">
                <text:p>0.0387549</text:p>
              </table:table-cell>
              <table:table-cell office:value-type="float" office:value="0.0370524">
                <text:p>0.0370524</text:p>
              </table:table-cell>
              <table:table-cell office:value-type="float" office:value="0.0396202">
                <text:p>0.0396202</text:p>
              </table:table-cell>
              <table:table-cell office:value-type="float" office:value="0.0400996">
                <text:p>0.0400996</text:p>
              </table:table-cell>
              <table:table-cell office:value-type="float" office:value="0.0394236">
                <text:p>0.0394236</text:p>
              </table:table-cell>
              <table:table-cell office:value-type="float" office:value="0.0413466">
                <text:p>0.0413466</text:p>
              </table:table-cell>
              <table:table-cell office:value-type="float" office:value="0.041852">
                <text:p>0.041852</text:p>
              </table:table-cell>
              <table:table-cell office:value-type="float" office:value="0.0392991">
                <text:p>0.0392991</text:p>
              </table:table-cell>
              <table:table-cell office:value-type="float" office:value="0.0416121">
                <text:p>0.0416121</text:p>
              </table:table-cell>
              <table:table-cell office:value-type="float" office:value="0.0421723">
                <text:p>0.0421723</text:p>
              </table:table-cell>
              <table:table-cell office:value-type="float" office:value="0.0440532">
                <text:p>0.0440532</text:p>
              </table:table-cell>
              <table:table-cell office:value-type="float" office:value="0.0440999">
                <text:p>0.0440999</text:p>
              </table:table-cell>
              <table:table-cell office:value-type="float" office:value="0.0371492">
                <text:p>0.0371492</text:p>
              </table:table-cell>
              <table:table-cell office:value-type="float" office:value="0.0311969">
                <text:p>0.0311969</text:p>
              </table:table-cell>
              <table:table-cell office:value-type="float" office:value="0.0397187">
                <text:p>0.0397187</text:p>
              </table:table-cell>
              <table:table-cell office:value-type="float" office:value="0.0322954">
                <text:p>0.032295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3476">
                <text:p>0.03476</text:p>
              </table:table-cell>
              <table:table-cell office:value-type="float" office:value="0.0447398">
                <text:p>0.0447398</text:p>
              </table:table-cell>
              <table:table-cell office:value-type="float" office:value="0.0447718">
                <text:p>0.0447718</text:p>
              </table:table-cell>
              <table:table-cell office:value-type="float" office:value="0.0230255">
                <text:p>0.0230255</text:p>
              </table:table-cell>
              <table:table-cell office:value-type="float" office:value="0.0332466">
                <text:p>0.0332466</text:p>
              </table:table-cell>
              <table:table-cell office:value-type="float" office:value="0.0299916">
                <text:p>0.0299916</text:p>
              </table:table-cell>
              <table:table-cell office:value-type="float" office:value="0.0350513">
                <text:p>0.0350513</text:p>
              </table:table-cell>
              <table:table-cell office:value-type="float" office:value="0.0395992">
                <text:p>0.0395992</text:p>
              </table:table-cell>
              <table:table-cell office:value-type="float" office:value="0.0389172">
                <text:p>0.0389172</text:p>
              </table:table-cell>
              <table:table-cell office:value-type="float" office:value="0.037464">
                <text:p>0.037464</text:p>
              </table:table-cell>
              <table:table-cell office:value-type="float" office:value="0.0356489">
                <text:p>0.0356489</text:p>
              </table:table-cell>
              <table:table-cell office:value-type="float" office:value="0.0377232">
                <text:p>0.0377232</text:p>
              </table:table-cell>
              <table:table-cell office:value-type="float" office:value="0.0386804">
                <text:p>0.0386804</text:p>
              </table:table-cell>
              <table:table-cell office:value-type="float" office:value="0.0372921">
                <text:p>0.0372921</text:p>
              </table:table-cell>
              <table:table-cell office:value-type="float" office:value="0.0396614">
                <text:p>0.0396614</text:p>
              </table:table-cell>
              <table:table-cell office:value-type="float" office:value="0.0407218">
                <text:p>0.0407218</text:p>
              </table:table-cell>
              <table:table-cell office:value-type="float" office:value="0.0372789">
                <text:p>0.0372789</text:p>
              </table:table-cell>
              <table:table-cell office:value-type="float" office:value="0.0391144">
                <text:p>0.0391144</text:p>
              </table:table-cell>
              <table:table-cell office:value-type="float" office:value="0.0406774">
                <text:p>0.0406774</text:p>
              </table:table-cell>
              <table:table-cell office:value-type="float" office:value="0.0422327">
                <text:p>0.0422327</text:p>
              </table:table-cell>
              <table:table-cell office:value-type="float" office:value="0.0426999">
                <text:p>0.0426999</text:p>
              </table:table-cell>
              <table:table-cell office:value-type="float" office:value="0.0354031">
                <text:p>0.0354031</text:p>
              </table:table-cell>
              <table:table-cell office:value-type="float" office:value="0.0298393">
                <text:p>0.0298393</text:p>
              </table:table-cell>
              <table:table-cell office:value-type="float" office:value="0.0373691">
                <text:p>0.0373691</text:p>
              </table:table-cell>
              <table:table-cell office:value-type="float" office:value="0.0308369">
                <text:p>0.030836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337942">
                <text:p>0.0337942</text:p>
              </table:table-cell>
              <table:table-cell office:value-type="float" office:value="0.0432214">
                <text:p>0.0432214</text:p>
              </table:table-cell>
              <table:table-cell office:value-type="float" office:value="0.0432985">
                <text:p>0.0432985</text:p>
              </table:table-cell>
              <table:table-cell office:value-type="float" office:value="0.022372">
                <text:p>0.022372</text:p>
              </table:table-cell>
              <table:table-cell office:value-type="float" office:value="0.0322349">
                <text:p>0.0322349</text:p>
              </table:table-cell>
              <table:table-cell office:value-type="float" office:value="0.0291243">
                <text:p>0.0291243</text:p>
              </table:table-cell>
              <table:table-cell office:value-type="float" office:value="0.0339551">
                <text:p>0.0339551</text:p>
              </table:table-cell>
              <table:table-cell office:value-type="float" office:value="0.0383452">
                <text:p>0.0383452</text:p>
              </table:table-cell>
              <table:table-cell office:value-type="float" office:value="0.0376521">
                <text:p>0.0376521</text:p>
              </table:table-cell>
              <table:table-cell office:value-type="float" office:value="0.0362693">
                <text:p>0.0362693</text:p>
              </table:table-cell>
              <table:table-cell office:value-type="float" office:value="0.0345503">
                <text:p>0.0345503</text:p>
              </table:table-cell>
              <table:table-cell office:value-type="float" office:value="0.0365818">
                <text:p>0.0365818</text:p>
              </table:table-cell>
              <table:table-cell office:value-type="float" office:value="0.0374562">
                <text:p>0.0374562</text:p>
              </table:table-cell>
              <table:table-cell office:value-type="float" office:value="0.0361245">
                <text:p>0.0361245</text:p>
              </table:table-cell>
              <table:table-cell office:value-type="float" office:value="0.0383549">
                <text:p>0.0383549</text:p>
              </table:table-cell>
              <table:table-cell office:value-type="float" office:value="0.0394012">
                <text:p>0.0394012</text:p>
              </table:table-cell>
              <table:table-cell office:value-type="float" office:value="0.036117">
                <text:p>0.036117</text:p>
              </table:table-cell>
              <table:table-cell office:value-type="float" office:value="0.0379173">
                <text:p>0.0379173</text:p>
              </table:table-cell>
              <table:table-cell office:value-type="float" office:value="0.0393765">
                <text:p>0.0393765</text:p>
              </table:table-cell>
              <table:table-cell office:value-type="float" office:value="0.0408504">
                <text:p>0.0408504</text:p>
              </table:table-cell>
              <table:table-cell office:value-type="float" office:value="0.0412567">
                <text:p>0.0412567</text:p>
              </table:table-cell>
              <table:table-cell office:value-type="float" office:value="0.0343215">
                <text:p>0.0343215</text:p>
              </table:table-cell>
              <table:table-cell office:value-type="float" office:value="0.0289643">
                <text:p>0.0289643</text:p>
              </table:table-cell>
              <table:table-cell office:value-type="float" office:value="0.0362098">
                <text:p>0.0362098</text:p>
              </table:table-cell>
              <table:table-cell office:value-type="float" office:value="0.0299246">
                <text:p>0.029924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329881">
                <text:p>0.0329881</text:p>
              </table:table-cell>
              <table:table-cell office:value-type="float" office:value="0.0421237">
                <text:p>0.0421237</text:p>
              </table:table-cell>
              <table:table-cell office:value-type="float" office:value="0.0421962">
                <text:p>0.0421962</text:p>
              </table:table-cell>
              <table:table-cell office:value-type="float" office:value="0.0219232">
                <text:p>0.0219232</text:p>
              </table:table-cell>
              <table:table-cell office:value-type="float" office:value="0.031478">
                <text:p>0.031478</text:p>
              </table:table-cell>
              <table:table-cell office:value-type="float" office:value="0.0284576">
                <text:p>0.0284576</text:p>
              </table:table-cell>
              <table:table-cell office:value-type="float" office:value="0.0331481">
                <text:p>0.0331481</text:p>
              </table:table-cell>
              <table:table-cell office:value-type="float" office:value="0.0373981">
                <text:p>0.0373981</text:p>
              </table:table-cell>
              <table:table-cell office:value-type="float" office:value="0.0367305">
                <text:p>0.0367305</text:p>
              </table:table-cell>
              <table:table-cell office:value-type="float" office:value="0.0353885">
                <text:p>0.0353885</text:p>
              </table:table-cell>
              <table:table-cell office:value-type="float" office:value="0.0337221">
                <text:p>0.0337221</text:p>
              </table:table-cell>
              <table:table-cell office:value-type="float" office:value="0.0356905">
                <text:p>0.0356905</text:p>
              </table:table-cell>
              <table:table-cell office:value-type="float" office:value="0.0365354">
                <text:p>0.0365354</text:p>
              </table:table-cell>
              <table:table-cell office:value-type="float" office:value="0.035253">
                <text:p>0.035253</text:p>
              </table:table-cell>
              <table:table-cell office:value-type="float" office:value="0.0374101">
                <text:p>0.0374101</text:p>
              </table:table-cell>
              <table:table-cell office:value-type="float" office:value="0.0384188">
                <text:p>0.0384188</text:p>
              </table:table-cell>
              <table:table-cell office:value-type="float" office:value="0.0352436">
                <text:p>0.0352436</text:p>
              </table:table-cell>
              <table:table-cell office:value-type="float" office:value="0.0369886">
                <text:p>0.0369886</text:p>
              </table:table-cell>
              <table:table-cell office:value-type="float" office:value="0.0383967">
                <text:p>0.0383967</text:p>
              </table:table-cell>
              <table:table-cell office:value-type="float" office:value="0.0398247">
                <text:p>0.0398247</text:p>
              </table:table-cell>
              <table:table-cell office:value-type="float" office:value="0.0402198">
                <text:p>0.0402198</text:p>
              </table:table-cell>
              <table:table-cell office:value-type="float" office:value="0.0335009">
                <text:p>0.0335009</text:p>
              </table:table-cell>
              <table:table-cell office:value-type="float" office:value="0.0283104">
                <text:p>0.0283104</text:p>
              </table:table-cell>
              <table:table-cell office:value-type="float" office:value="0.0353352">
                <text:p>0.0353352</text:p>
              </table:table-cell>
              <table:table-cell office:value-type="float" office:value="0.0292408">
                <text:p>0.02924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23908">
                <text:p>0.0323908</text:p>
              </table:table-cell>
              <table:table-cell office:value-type="float" office:value="0.0413001">
                <text:p>0.0413001</text:p>
              </table:table-cell>
              <table:table-cell office:value-type="float" office:value="0.0413719">
                <text:p>0.0413719</text:p>
              </table:table-cell>
              <table:table-cell office:value-type="float" office:value="0.0215835">
                <text:p>0.0215835</text:p>
              </table:table-cell>
              <table:table-cell office:value-type="float" office:value="0.0309102">
                <text:p>0.0309102</text:p>
              </table:table-cell>
              <table:table-cell office:value-type="float" office:value="0.0279625">
                <text:p>0.0279625</text:p>
              </table:table-cell>
              <table:table-cell office:value-type="float" office:value="0.0325406">
                <text:p>0.0325406</text:p>
              </table:table-cell>
              <table:table-cell office:value-type="float" office:value="0.0366885">
                <text:p>0.0366885</text:p>
              </table:table-cell>
              <table:table-cell office:value-type="float" office:value="0.0360374">
                <text:p>0.0360374</text:p>
              </table:table-cell>
              <table:table-cell office:value-type="float" office:value="0.0347255">
                <text:p>0.0347255</text:p>
              </table:table-cell>
              <table:table-cell office:value-type="float" office:value="0.0331006">
                <text:p>0.0331006</text:p>
              </table:table-cell>
              <table:table-cell office:value-type="float" office:value="0.0350234">
                <text:p>0.0350234</text:p>
              </table:table-cell>
              <table:table-cell office:value-type="float" office:value="0.0358453">
                <text:p>0.0358453</text:p>
              </table:table-cell>
              <table:table-cell office:value-type="float" office:value="0.0345987">
                <text:p>0.0345987</text:p>
              </table:table-cell>
              <table:table-cell office:value-type="float" office:value="0.0367008">
                <text:p>0.0367008</text:p>
              </table:table-cell>
              <table:table-cell office:value-type="float" office:value="0.0376807">
                <text:p>0.0376807</text:p>
              </table:table-cell>
              <table:table-cell office:value-type="float" office:value="0.0345888">
                <text:p>0.0345888</text:p>
              </table:table-cell>
              <table:table-cell office:value-type="float" office:value="0.0362936">
                <text:p>0.0362936</text:p>
              </table:table-cell>
              <table:table-cell office:value-type="float" office:value="0.0376614">
                <text:p>0.0376614</text:p>
              </table:table-cell>
              <table:table-cell office:value-type="float" office:value="0.0390568">
                <text:p>0.0390568</text:p>
              </table:table-cell>
              <table:table-cell office:value-type="float" office:value="0.03944">
                <text:p>0.03944</text:p>
              </table:table-cell>
              <table:table-cell office:value-type="float" office:value="0.0328869">
                <text:p>0.0328869</text:p>
              </table:table-cell>
              <table:table-cell office:value-type="float" office:value="0.0278214">
                <text:p>0.0278214</text:p>
              </table:table-cell>
              <table:table-cell office:value-type="float" office:value="0.0346802">
                <text:p>0.0346802</text:p>
              </table:table-cell>
              <table:table-cell office:value-type="float" office:value="0.0287296">
                <text:p>0.028729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9427">
                <text:p>0.0319427</text:p>
              </table:table-cell>
              <table:table-cell office:value-type="float" office:value="0.0406829">
                <text:p>0.0406829</text:p>
              </table:table-cell>
              <table:table-cell office:value-type="float" office:value="0.040754">
                <text:p>0.040754</text:p>
              </table:table-cell>
              <table:table-cell office:value-type="float" office:value="0.0213297">
                <text:p>0.0213297</text:p>
              </table:table-cell>
              <table:table-cell office:value-type="float" office:value="0.030485">
                <text:p>0.030485</text:p>
              </table:table-cell>
              <table:table-cell office:value-type="float" office:value="0.0275911">
                <text:p>0.0275911</text:p>
              </table:table-cell>
              <table:table-cell office:value-type="float" office:value="0.0320856">
                <text:p>0.0320856</text:p>
              </table:table-cell>
              <table:table-cell office:value-type="float" office:value="0.0361566">
                <text:p>0.0361566</text:p>
              </table:table-cell>
              <table:table-cell office:value-type="float" office:value="0.0355182">
                <text:p>0.0355182</text:p>
              </table:table-cell>
              <table:table-cell office:value-type="float" office:value="0.034229">
                <text:p>0.034229</text:p>
              </table:table-cell>
              <table:table-cell office:value-type="float" office:value="0.0326349">
                <text:p>0.0326349</text:p>
              </table:table-cell>
              <table:table-cell office:value-type="float" office:value="0.0345235">
                <text:p>0.0345235</text:p>
              </table:table-cell>
              <table:table-cell office:value-type="float" office:value="0.0353281">
                <text:p>0.0353281</text:p>
              </table:table-cell>
              <table:table-cell office:value-type="float" office:value="0.0341084">
                <text:p>0.0341084</text:p>
              </table:table-cell>
              <table:table-cell office:value-type="float" office:value="0.0361693">
                <text:p>0.0361693</text:p>
              </table:table-cell>
              <table:table-cell office:value-type="float" office:value="0.0371278">
                <text:p>0.0371278</text:p>
              </table:table-cell>
              <table:table-cell office:value-type="float" office:value="0.0340981">
                <text:p>0.0340981</text:p>
              </table:table-cell>
              <table:table-cell office:value-type="float" office:value="0.0357727">
                <text:p>0.0357727</text:p>
              </table:table-cell>
              <table:table-cell office:value-type="float" office:value="0.0371103">
                <text:p>0.0371103</text:p>
              </table:table-cell>
              <table:table-cell office:value-type="float" office:value="0.0384813">
                <text:p>0.0384813</text:p>
              </table:table-cell>
              <table:table-cell office:value-type="float" office:value="0.0388557">
                <text:p>0.0388557</text:p>
              </table:table-cell>
              <table:table-cell office:value-type="float" office:value="0.0324269">
                <text:p>0.0324269</text:p>
              </table:table-cell>
              <table:table-cell office:value-type="float" office:value="0.027455">
                <text:p>0.027455</text:p>
              </table:table-cell>
              <table:table-cell office:value-type="float" office:value="0.0341893">
                <text:p>0.0341893</text:p>
              </table:table-cell>
              <table:table-cell office:value-type="float" office:value="0.0283466">
                <text:p>0.028346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316069">
                <text:p>0.0316069</text:p>
              </table:table-cell>
              <table:table-cell office:value-type="float" office:value="0.0402204">
                <text:p>0.0402204</text:p>
              </table:table-cell>
              <table:table-cell office:value-type="float" office:value="0.0402909">
                <text:p>0.0402909</text:p>
              </table:table-cell>
              <table:table-cell office:value-type="float" office:value="0.0211394">
                <text:p>0.0211394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273129">
                <text:p>0.0273129</text:p>
              </table:table-cell>
              <table:table-cell office:value-type="float" office:value="0.0317447">
                <text:p>0.0317447</text:p>
              </table:table-cell>
              <table:table-cell office:value-type="float" office:value="0.0357581">
                <text:p>0.0357581</text:p>
              </table:table-cell>
              <table:table-cell office:value-type="float" office:value="0.0351291">
                <text:p>0.0351291</text:p>
              </table:table-cell>
              <table:table-cell office:value-type="float" office:value="0.0338569">
                <text:p>0.0338569</text:p>
              </table:table-cell>
              <table:table-cell office:value-type="float" office:value="0.032286">
                <text:p>0.032286</text:p>
              </table:table-cell>
              <table:table-cell office:value-type="float" office:value="0.034149">
                <text:p>0.034149</text:p>
              </table:table-cell>
              <table:table-cell office:value-type="float" office:value="0.0349406">
                <text:p>0.0349406</text:p>
              </table:table-cell>
              <table:table-cell office:value-type="float" office:value="0.0337409">
                <text:p>0.0337409</text:p>
              </table:table-cell>
              <table:table-cell office:value-type="float" office:value="0.035771">
                <text:p>0.035771</text:p>
              </table:table-cell>
              <table:table-cell office:value-type="float" office:value="0.0367134">
                <text:p>0.0367134</text:p>
              </table:table-cell>
              <table:table-cell office:value-type="float" office:value="0.0337304">
                <text:p>0.0337304</text:p>
              </table:table-cell>
              <table:table-cell office:value-type="float" office:value="0.0353824">
                <text:p>0.0353824</text:p>
              </table:table-cell>
              <table:table-cell office:value-type="float" office:value="0.0366974">
                <text:p>0.0366974</text:p>
              </table:table-cell>
              <table:table-cell office:value-type="float" office:value="0.0380501">
                <text:p>0.0380501</text:p>
              </table:table-cell>
              <table:table-cell office:value-type="float" office:value="0.0384178">
                <text:p>0.0384178</text:p>
              </table:table-cell>
              <table:table-cell office:value-type="float" office:value="0.0320822">
                <text:p>0.0320822</text:p>
              </table:table-cell>
              <table:table-cell office:value-type="float" office:value="0.0271805">
                <text:p>0.0271805</text:p>
              </table:table-cell>
              <table:table-cell office:value-type="float" office:value="0.0338215">
                <text:p>0.0338215</text:p>
              </table:table-cell>
              <table:table-cell office:value-type="float" office:value="0.0280596">
                <text:p>0.02805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313553">
                <text:p>0.0313553</text:p>
              </table:table-cell>
              <table:table-cell office:value-type="float" office:value="0.0398738">
                <text:p>0.0398738</text:p>
              </table:table-cell>
              <table:table-cell office:value-type="float" office:value="0.0399439">
                <text:p>0.0399439</text:p>
              </table:table-cell>
              <table:table-cell office:value-type="float" office:value="0.0209967">
                <text:p>0.0209967</text:p>
              </table:table-cell>
              <table:table-cell office:value-type="float" office:value="0.0299275">
                <text:p>0.0299275</text:p>
              </table:table-cell>
              <table:table-cell office:value-type="float" office:value="0.0271043">
                <text:p>0.0271043</text:p>
              </table:table-cell>
              <table:table-cell office:value-type="float" office:value="0.0314891">
                <text:p>0.0314891</text:p>
              </table:table-cell>
              <table:table-cell office:value-type="float" office:value="0.0354595">
                <text:p>0.0354595</text:p>
              </table:table-cell>
              <table:table-cell office:value-type="float" office:value="0.0348375">
                <text:p>0.0348375</text:p>
              </table:table-cell>
              <table:table-cell office:value-type="float" office:value="0.0335781">
                <text:p>0.0335781</text:p>
              </table:table-cell>
              <table:table-cell office:value-type="float" office:value="0.0320245">
                <text:p>0.0320245</text:p>
              </table:table-cell>
              <table:table-cell office:value-type="float" office:value="0.0338683">
                <text:p>0.0338683</text:p>
              </table:table-cell>
              <table:table-cell office:value-type="float" office:value="0.0346502">
                <text:p>0.0346502</text:p>
              </table:table-cell>
              <table:table-cell office:value-type="float" office:value="0.0334656">
                <text:p>0.0334656</text:p>
              </table:table-cell>
              <table:table-cell office:value-type="float" office:value="0.0354726">
                <text:p>0.0354726</text:p>
              </table:table-cell>
              <table:table-cell office:value-type="float" office:value="0.0364029">
                <text:p>0.0364029</text:p>
              </table:table-cell>
              <table:table-cell office:value-type="float" office:value="0.0334548">
                <text:p>0.0334548</text:p>
              </table:table-cell>
              <table:table-cell office:value-type="float" office:value="0.0350899">
                <text:p>0.0350899</text:p>
              </table:table-cell>
              <table:table-cell office:value-type="float" office:value="0.036388">
                <text:p>0.036388</text:p>
              </table:table-cell>
              <table:table-cell office:value-type="float" office:value="0.037727">
                <text:p>0.037727</text:p>
              </table:table-cell>
              <table:table-cell office:value-type="float" office:value="0.0380897">
                <text:p>0.0380897</text:p>
              </table:table-cell>
              <table:table-cell office:value-type="float" office:value="0.0318238">
                <text:p>0.0318238</text:p>
              </table:table-cell>
              <table:table-cell office:value-type="float" office:value="0.0269747">
                <text:p>0.0269747</text:p>
              </table:table-cell>
              <table:table-cell office:value-type="float" office:value="0.0335458">
                <text:p>0.0335458</text:p>
              </table:table-cell>
              <table:table-cell office:value-type="float" office:value="0.0278445">
                <text:p>0.027844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311668">
                <text:p>0.0311668</text:p>
              </table:table-cell>
              <table:table-cell office:value-type="float" office:value="0.039614">
                <text:p>0.039614</text:p>
              </table:table-cell>
              <table:table-cell office:value-type="float" office:value="0.0396839">
                <text:p>0.0396839</text:p>
              </table:table-cell>
              <table:table-cell office:value-type="float" office:value="0.0208899">
                <text:p>0.0208899</text:p>
              </table:table-cell>
              <table:table-cell office:value-type="float" office:value="0.0297485">
                <text:p>0.0297485</text:p>
              </table:table-cell>
              <table:table-cell office:value-type="float" office:value="0.0269481">
                <text:p>0.0269481</text:p>
              </table:table-cell>
              <table:table-cell office:value-type="float" office:value="0.0312977">
                <text:p>0.0312977</text:p>
              </table:table-cell>
              <table:table-cell office:value-type="float" office:value="0.0352357">
                <text:p>0.0352357</text:p>
              </table:table-cell>
              <table:table-cell office:value-type="float" office:value="0.034619">
                <text:p>0.034619</text:p>
              </table:table-cell>
              <table:table-cell office:value-type="float" office:value="0.0333691">
                <text:p>0.0333691</text:p>
              </table:table-cell>
              <table:table-cell office:value-type="float" office:value="0.0318286">
                <text:p>0.0318286</text:p>
              </table:table-cell>
              <table:table-cell office:value-type="float" office:value="0.0336579">
                <text:p>0.0336579</text:p>
              </table:table-cell>
              <table:table-cell office:value-type="float" office:value="0.0344326">
                <text:p>0.0344326</text:p>
              </table:table-cell>
              <table:table-cell office:value-type="float" office:value="0.0332593">
                <text:p>0.0332593</text:p>
              </table:table-cell>
              <table:table-cell office:value-type="float" office:value="0.0352489">
                <text:p>0.0352489</text:p>
              </table:table-cell>
              <table:table-cell office:value-type="float" office:value="0.0361702">
                <text:p>0.0361702</text:p>
              </table:table-cell>
              <table:table-cell office:value-type="float" office:value="0.0332483">
                <text:p>0.0332483</text:p>
              </table:table-cell>
              <table:table-cell office:value-type="float" office:value="0.0348707">
                <text:p>0.0348707</text:p>
              </table:table-cell>
              <table:table-cell office:value-type="float" office:value="0.0361561">
                <text:p>0.0361561</text:p>
              </table:table-cell>
              <table:table-cell office:value-type="float" office:value="0.0374848">
                <text:p>0.0374848</text:p>
              </table:table-cell>
              <table:table-cell office:value-type="float" office:value="0.0378439">
                <text:p>0.0378439</text:p>
              </table:table-cell>
              <table:table-cell office:value-type="float" office:value="0.0316303">
                <text:p>0.0316303</text:p>
              </table:table-cell>
              <table:table-cell office:value-type="float" office:value="0.0268205">
                <text:p>0.0268205</text:p>
              </table:table-cell>
              <table:table-cell office:value-type="float" office:value="0.0333393">
                <text:p>0.0333393</text:p>
              </table:table-cell>
              <table:table-cell office:value-type="float" office:value="0.0276833">
                <text:p>0.02768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10255">
                <text:p>0.0310255</text:p>
              </table:table-cell>
              <table:table-cell office:value-type="float" office:value="0.0394194">
                <text:p>0.0394194</text:p>
              </table:table-cell>
              <table:table-cell office:value-type="float" office:value="0.0394891">
                <text:p>0.0394891</text:p>
              </table:table-cell>
              <table:table-cell office:value-type="float" office:value="0.0208098">
                <text:p>0.0208098</text:p>
              </table:table-cell>
              <table:table-cell office:value-type="float" office:value="0.0296144">
                <text:p>0.0296144</text:p>
              </table:table-cell>
              <table:table-cell office:value-type="float" office:value="0.026831">
                <text:p>0.026831</text:p>
              </table:table-cell>
              <table:table-cell office:value-type="float" office:value="0.0311542">
                <text:p>0.0311542</text:p>
              </table:table-cell>
              <table:table-cell office:value-type="float" office:value="0.035068">
                <text:p>0.035068</text:p>
              </table:table-cell>
              <table:table-cell office:value-type="float" office:value="0.0344553">
                <text:p>0.0344553</text:p>
              </table:table-cell>
              <table:table-cell office:value-type="float" office:value="0.0332126">
                <text:p>0.0332126</text:p>
              </table:table-cell>
              <table:table-cell office:value-type="float" office:value="0.0316818">
                <text:p>0.0316818</text:p>
              </table:table-cell>
              <table:table-cell office:value-type="float" office:value="0.0335003">
                <text:p>0.0335003</text:p>
              </table:table-cell>
              <table:table-cell office:value-type="float" office:value="0.0342695">
                <text:p>0.0342695</text:p>
              </table:table-cell>
              <table:table-cell office:value-type="float" office:value="0.0331047">
                <text:p>0.0331047</text:p>
              </table:table-cell>
              <table:table-cell office:value-type="float" office:value="0.0350813">
                <text:p>0.0350813</text:p>
              </table:table-cell>
              <table:table-cell office:value-type="float" office:value="0.0359959">
                <text:p>0.0359959</text:p>
              </table:table-cell>
              <table:table-cell office:value-type="float" office:value="0.0330936">
                <text:p>0.0330936</text:p>
              </table:table-cell>
              <table:table-cell office:value-type="float" office:value="0.0347065">
                <text:p>0.0347065</text:p>
              </table:table-cell>
              <table:table-cell office:value-type="float" office:value="0.0359824">
                <text:p>0.0359824</text:p>
              </table:table-cell>
              <table:table-cell office:value-type="float" office:value="0.0373034">
                <text:p>0.0373034</text:p>
              </table:table-cell>
              <table:table-cell office:value-type="float" office:value="0.0376596">
                <text:p>0.0376596</text:p>
              </table:table-cell>
              <table:table-cell office:value-type="float" office:value="0.0314852">
                <text:p>0.0314852</text:p>
              </table:table-cell>
              <table:table-cell office:value-type="float" office:value="0.026705">
                <text:p>0.026705</text:p>
              </table:table-cell>
              <table:table-cell office:value-type="float" office:value="0.0331845">
                <text:p>0.0331845</text:p>
              </table:table-cell>
              <table:table-cell office:value-type="float" office:value="0.0275626">
                <text:p>0.027562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309196">
                <text:p>0.0309196</text:p>
              </table:table-cell>
              <table:table-cell office:value-type="float" office:value="0.0392735">
                <text:p>0.0392735</text:p>
              </table:table-cell>
              <table:table-cell office:value-type="float" office:value="0.0393431">
                <text:p>0.0393431</text:p>
              </table:table-cell>
              <table:table-cell office:value-type="float" office:value="0.0207498">
                <text:p>0.0207498</text:p>
              </table:table-cell>
              <table:table-cell office:value-type="float" office:value="0.0295139">
                <text:p>0.0295139</text:p>
              </table:table-cell>
              <table:table-cell office:value-type="float" office:value="0.0267432">
                <text:p>0.0267432</text:p>
              </table:table-cell>
              <table:table-cell office:value-type="float" office:value="0.0310467">
                <text:p>0.0310467</text:p>
              </table:table-cell>
              <table:table-cell office:value-type="float" office:value="0.0349424">
                <text:p>0.0349424</text:p>
              </table:table-cell>
              <table:table-cell office:value-type="float" office:value="0.0343326">
                <text:p>0.0343326</text:p>
              </table:table-cell>
              <table:table-cell office:value-type="float" office:value="0.0330952">
                <text:p>0.0330952</text:p>
              </table:table-cell>
              <table:table-cell office:value-type="float" office:value="0.0315717">
                <text:p>0.0315717</text:p>
              </table:table-cell>
              <table:table-cell office:value-type="float" office:value="0.0333822">
                <text:p>0.0333822</text:p>
              </table:table-cell>
              <table:table-cell office:value-type="float" office:value="0.0341473">
                <text:p>0.0341473</text:p>
              </table:table-cell>
              <table:table-cell office:value-type="float" office:value="0.0329888">
                <text:p>0.0329888</text:p>
              </table:table-cell>
              <table:table-cell office:value-type="float" office:value="0.0349557">
                <text:p>0.0349557</text:p>
              </table:table-cell>
              <table:table-cell office:value-type="float" office:value="0.0358652">
                <text:p>0.0358652</text:p>
              </table:table-cell>
              <table:table-cell office:value-type="float" office:value="0.0329777">
                <text:p>0.0329777</text:p>
              </table:table-cell>
              <table:table-cell office:value-type="float" office:value="0.0345834">
                <text:p>0.0345834</text:p>
              </table:table-cell>
              <table:table-cell office:value-type="float" office:value="0.0358522">
                <text:p>0.0358522</text:p>
              </table:table-cell>
              <table:table-cell office:value-type="float" office:value="0.0371674">
                <text:p>0.0371674</text:p>
              </table:table-cell>
              <table:table-cell office:value-type="float" office:value="0.0375216">
                <text:p>0.0375216</text:p>
              </table:table-cell>
              <table:table-cell office:value-type="float" office:value="0.0313765">
                <text:p>0.0313765</text:p>
              </table:table-cell>
              <table:table-cell office:value-type="float" office:value="0.0266184">
                <text:p>0.0266184</text:p>
              </table:table-cell>
              <table:table-cell office:value-type="float" office:value="0.0330685">
                <text:p>0.0330685</text:p>
              </table:table-cell>
              <table:table-cell office:value-type="float" office:value="0.0274721">
                <text:p>0.027472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08403">
                <text:p>0.0308403</text:p>
              </table:table-cell>
              <table:table-cell office:value-type="float" office:value="0.0391643">
                <text:p>0.0391643</text:p>
              </table:table-cell>
              <table:table-cell office:value-type="float" office:value="0.0392337">
                <text:p>0.0392337</text:p>
              </table:table-cell>
              <table:table-cell office:value-type="float" office:value="0.0207048">
                <text:p>0.0207048</text:p>
              </table:table-cell>
              <table:table-cell office:value-type="float" office:value="0.0294386">
                <text:p>0.0294386</text:p>
              </table:table-cell>
              <table:table-cell office:value-type="float" office:value="0.0266775">
                <text:p>0.0266775</text:p>
              </table:table-cell>
              <table:table-cell office:value-type="float" office:value="0.0309661">
                <text:p>0.0309661</text:p>
              </table:table-cell>
              <table:table-cell office:value-type="float" office:value="0.0348482">
                <text:p>0.0348482</text:p>
              </table:table-cell>
              <table:table-cell office:value-type="float" office:value="0.0342406">
                <text:p>0.0342406</text:p>
              </table:table-cell>
              <table:table-cell office:value-type="float" office:value="0.0330073">
                <text:p>0.0330073</text:p>
              </table:table-cell>
              <table:table-cell office:value-type="float" office:value="0.0314893">
                <text:p>0.0314893</text:p>
              </table:table-cell>
              <table:table-cell office:value-type="float" office:value="0.0332937">
                <text:p>0.0332937</text:p>
              </table:table-cell>
              <table:table-cell office:value-type="float" office:value="0.0340558">
                <text:p>0.0340558</text:p>
              </table:table-cell>
              <table:table-cell office:value-type="float" office:value="0.032902">
                <text:p>0.032902</text:p>
              </table:table-cell>
              <table:table-cell office:value-type="float" office:value="0.0348616">
                <text:p>0.0348616</text:p>
              </table:table-cell>
              <table:table-cell office:value-type="float" office:value="0.0357673">
                <text:p>0.0357673</text:p>
              </table:table-cell>
              <table:table-cell office:value-type="float" office:value="0.0328908">
                <text:p>0.0328908</text:p>
              </table:table-cell>
              <table:table-cell office:value-type="float" office:value="0.0344912">
                <text:p>0.0344912</text:p>
              </table:table-cell>
              <table:table-cell office:value-type="float" office:value="0.0357546">
                <text:p>0.0357546</text:p>
              </table:table-cell>
              <table:table-cell office:value-type="float" office:value="0.0370655">
                <text:p>0.0370655</text:p>
              </table:table-cell>
              <table:table-cell office:value-type="float" office:value="0.0374181">
                <text:p>0.0374181</text:p>
              </table:table-cell>
              <table:table-cell office:value-type="float" office:value="0.0312951">
                <text:p>0.0312951</text:p>
              </table:table-cell>
              <table:table-cell office:value-type="float" office:value="0.0265536">
                <text:p>0.0265536</text:p>
              </table:table-cell>
              <table:table-cell office:value-type="float" office:value="0.0329816">
                <text:p>0.0329816</text:p>
              </table:table-cell>
              <table:table-cell office:value-type="float" office:value="0.0274042">
                <text:p>0.027404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307808">
                <text:p>0.0307808</text:p>
              </table:table-cell>
              <table:table-cell office:value-type="float" office:value="0.0390824">
                <text:p>0.0390824</text:p>
              </table:table-cell>
              <table:table-cell office:value-type="float" office:value="0.0391517">
                <text:p>0.0391517</text:p>
              </table:table-cell>
              <table:table-cell office:value-type="float" office:value="0.0206711">
                <text:p>0.0206711</text:p>
              </table:table-cell>
              <table:table-cell office:value-type="float" office:value="0.0293822">
                <text:p>0.0293822</text:p>
              </table:table-cell>
              <table:table-cell office:value-type="float" office:value="0.0266282">
                <text:p>0.0266282</text:p>
              </table:table-cell>
              <table:table-cell office:value-type="float" office:value="0.0309058">
                <text:p>0.0309058</text:p>
              </table:table-cell>
              <table:table-cell office:value-type="float" office:value="0.0347777">
                <text:p>0.0347777</text:p>
              </table:table-cell>
              <table:table-cell office:value-type="float" office:value="0.0341717">
                <text:p>0.0341717</text:p>
              </table:table-cell>
              <table:table-cell office:value-type="float" office:value="0.0329414">
                <text:p>0.0329414</text:p>
              </table:table-cell>
              <table:table-cell office:value-type="float" office:value="0.0314275">
                <text:p>0.0314275</text:p>
              </table:table-cell>
              <table:table-cell office:value-type="float" office:value="0.0332274">
                <text:p>0.0332274</text:p>
              </table:table-cell>
              <table:table-cell office:value-type="float" office:value="0.0339871">
                <text:p>0.0339871</text:p>
              </table:table-cell>
              <table:table-cell office:value-type="float" office:value="0.032837">
                <text:p>0.032837</text:p>
              </table:table-cell>
              <table:table-cell office:value-type="float" office:value="0.0347911">
                <text:p>0.0347911</text:p>
              </table:table-cell>
              <table:table-cell office:value-type="float" office:value="0.0356939">
                <text:p>0.0356939</text:p>
              </table:table-cell>
              <table:table-cell office:value-type="float" office:value="0.0328257">
                <text:p>0.0328257</text:p>
              </table:table-cell>
              <table:table-cell office:value-type="float" office:value="0.034422">
                <text:p>0.034422</text:p>
              </table:table-cell>
              <table:table-cell office:value-type="float" office:value="0.0356815">
                <text:p>0.0356815</text:p>
              </table:table-cell>
              <table:table-cell office:value-type="float" office:value="0.0369892">
                <text:p>0.0369892</text:p>
              </table:table-cell>
              <table:table-cell office:value-type="float" office:value="0.0373406">
                <text:p>0.0373406</text:p>
              </table:table-cell>
              <table:table-cell office:value-type="float" office:value="0.0312341">
                <text:p>0.0312341</text:p>
              </table:table-cell>
              <table:table-cell office:value-type="float" office:value="0.026505">
                <text:p>0.026505</text:p>
              </table:table-cell>
              <table:table-cell office:value-type="float" office:value="0.0329164">
                <text:p>0.0329164</text:p>
              </table:table-cell>
              <table:table-cell office:value-type="float" office:value="0.0273534">
                <text:p>0.027353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07363">
                <text:p>0.0307363</text:p>
              </table:table-cell>
              <table:table-cell office:value-type="float" office:value="0.039021">
                <text:p>0.039021</text:p>
              </table:table-cell>
              <table:table-cell office:value-type="float" office:value="0.0390903">
                <text:p>0.0390903</text:p>
              </table:table-cell>
              <table:table-cell office:value-type="float" office:value="0.0206459">
                <text:p>0.0206459</text:p>
              </table:table-cell>
              <table:table-cell office:value-type="float" office:value="0.0293399">
                <text:p>0.0293399</text:p>
              </table:table-cell>
              <table:table-cell office:value-type="float" office:value="0.0265913">
                <text:p>0.0265913</text:p>
              </table:table-cell>
              <table:table-cell office:value-type="float" office:value="0.0308605">
                <text:p>0.0308605</text:p>
              </table:table-cell>
              <table:table-cell office:value-type="float" office:value="0.0347248">
                <text:p>0.0347248</text:p>
              </table:table-cell>
              <table:table-cell office:value-type="float" office:value="0.0341201">
                <text:p>0.0341201</text:p>
              </table:table-cell>
              <table:table-cell office:value-type="float" office:value="0.0328921">
                <text:p>0.0328921</text:p>
              </table:table-cell>
              <table:table-cell office:value-type="float" office:value="0.0313812">
                <text:p>0.0313812</text:p>
              </table:table-cell>
              <table:table-cell office:value-type="float" office:value="0.0331777">
                <text:p>0.0331777</text:p>
              </table:table-cell>
              <table:table-cell office:value-type="float" office:value="0.0339357">
                <text:p>0.0339357</text:p>
              </table:table-cell>
              <table:table-cell office:value-type="float" office:value="0.0327882">
                <text:p>0.0327882</text:p>
              </table:table-cell>
              <table:table-cell office:value-type="float" office:value="0.0347382">
                <text:p>0.0347382</text:p>
              </table:table-cell>
              <table:table-cell office:value-type="float" office:value="0.035639">
                <text:p>0.035639</text:p>
              </table:table-cell>
              <table:table-cell office:value-type="float" office:value="0.0327769">
                <text:p>0.0327769</text:p>
              </table:table-cell>
              <table:table-cell office:value-type="float" office:value="0.0343703">
                <text:p>0.0343703</text:p>
              </table:table-cell>
              <table:table-cell office:value-type="float" office:value="0.0356267">
                <text:p>0.0356267</text:p>
              </table:table-cell>
              <table:table-cell office:value-type="float" office:value="0.036932">
                <text:p>0.036932</text:p>
              </table:table-cell>
              <table:table-cell office:value-type="float" office:value="0.0372825">
                <text:p>0.0372825</text:p>
              </table:table-cell>
              <table:table-cell office:value-type="float" office:value="0.0311883">
                <text:p>0.0311883</text:p>
              </table:table-cell>
              <table:table-cell office:value-type="float" office:value="0.0264685">
                <text:p>0.0264685</text:p>
              </table:table-cell>
              <table:table-cell office:value-type="float" office:value="0.0328676">
                <text:p>0.0328676</text:p>
              </table:table-cell>
              <table:table-cell office:value-type="float" office:value="0.0273153">
                <text:p>0.027315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307029">
                <text:p>0.0307029</text:p>
              </table:table-cell>
              <table:table-cell office:value-type="float" office:value="0.038975">
                <text:p>0.038975</text:p>
              </table:table-cell>
              <table:table-cell office:value-type="float" office:value="0.0390442">
                <text:p>0.0390442</text:p>
              </table:table-cell>
              <table:table-cell office:value-type="float" office:value="0.020627">
                <text:p>0.020627</text:p>
              </table:table-cell>
              <table:table-cell office:value-type="float" office:value="0.0293082">
                <text:p>0.0293082</text:p>
              </table:table-cell>
              <table:table-cell office:value-type="float" office:value="0.0265636">
                <text:p>0.0265636</text:p>
              </table:table-cell>
              <table:table-cell office:value-type="float" office:value="0.0308266">
                <text:p>0.0308266</text:p>
              </table:table-cell>
              <table:table-cell office:value-type="float" office:value="0.0346852">
                <text:p>0.0346852</text:p>
              </table:table-cell>
              <table:table-cell office:value-type="float" office:value="0.0340814">
                <text:p>0.0340814</text:p>
              </table:table-cell>
              <table:table-cell office:value-type="float" office:value="0.0328551">
                <text:p>0.0328551</text:p>
              </table:table-cell>
              <table:table-cell office:value-type="float" office:value="0.0313465">
                <text:p>0.0313465</text:p>
              </table:table-cell>
              <table:table-cell office:value-type="float" office:value="0.0331404">
                <text:p>0.0331404</text:p>
              </table:table-cell>
              <table:table-cell office:value-type="float" office:value="0.0338972">
                <text:p>0.0338972</text:p>
              </table:table-cell>
              <table:table-cell office:value-type="float" office:value="0.0327517">
                <text:p>0.0327517</text:p>
              </table:table-cell>
              <table:table-cell office:value-type="float" office:value="0.0346986">
                <text:p>0.0346986</text:p>
              </table:table-cell>
              <table:table-cell office:value-type="float" office:value="0.0355978">
                <text:p>0.0355978</text:p>
              </table:table-cell>
              <table:table-cell office:value-type="float" office:value="0.0327403">
                <text:p>0.0327403</text:p>
              </table:table-cell>
              <table:table-cell office:value-type="float" office:value="0.0343314">
                <text:p>0.0343314</text:p>
              </table:table-cell>
              <table:table-cell office:value-type="float" office:value="0.0355857">
                <text:p>0.0355857</text:p>
              </table:table-cell>
              <table:table-cell office:value-type="float" office:value="0.0368891">
                <text:p>0.0368891</text:p>
              </table:table-cell>
              <table:table-cell office:value-type="float" office:value="0.037239">
                <text:p>0.037239</text:p>
              </table:table-cell>
              <table:table-cell office:value-type="float" office:value="0.031154">
                <text:p>0.031154</text:p>
              </table:table-cell>
              <table:table-cell office:value-type="float" office:value="0.0264412">
                <text:p>0.0264412</text:p>
              </table:table-cell>
              <table:table-cell office:value-type="float" office:value="0.0328311">
                <text:p>0.0328311</text:p>
              </table:table-cell>
              <table:table-cell office:value-type="float" office:value="0.0272868">
                <text:p>0.02728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06779">
                <text:p>0.0306779</text:p>
              </table:table-cell>
              <table:table-cell office:value-type="float" office:value="0.0389405">
                <text:p>0.0389405</text:p>
              </table:table-cell>
              <table:table-cell office:value-type="float" office:value="0.0390097">
                <text:p>0.0390097</text:p>
              </table:table-cell>
              <table:table-cell office:value-type="float" office:value="0.0206128">
                <text:p>0.0206128</text:p>
              </table:table-cell>
              <table:table-cell office:value-type="float" office:value="0.0292845">
                <text:p>0.0292845</text:p>
              </table:table-cell>
              <table:table-cell office:value-type="float" office:value="0.0265429">
                <text:p>0.0265429</text:p>
              </table:table-cell>
              <table:table-cell office:value-type="float" office:value="0.0308012">
                <text:p>0.0308012</text:p>
              </table:table-cell>
              <table:table-cell office:value-type="float" office:value="0.0346555">
                <text:p>0.0346555</text:p>
              </table:table-cell>
              <table:table-cell office:value-type="float" office:value="0.0340524">
                <text:p>0.0340524</text:p>
              </table:table-cell>
              <table:table-cell office:value-type="float" office:value="0.0328273">
                <text:p>0.0328273</text:p>
              </table:table-cell>
              <table:table-cell office:value-type="float" office:value="0.0313205">
                <text:p>0.0313205</text:p>
              </table:table-cell>
              <table:table-cell office:value-type="float" office:value="0.0331125">
                <text:p>0.0331125</text:p>
              </table:table-cell>
              <table:table-cell office:value-type="float" office:value="0.0338683">
                <text:p>0.0338683</text:p>
              </table:table-cell>
              <table:table-cell office:value-type="float" office:value="0.0327243">
                <text:p>0.0327243</text:p>
              </table:table-cell>
              <table:table-cell office:value-type="float" office:value="0.034669">
                <text:p>0.034669</text:p>
              </table:table-cell>
              <table:table-cell office:value-type="float" office:value="0.0355669">
                <text:p>0.0355669</text:p>
              </table:table-cell>
              <table:table-cell office:value-type="float" office:value="0.0327129">
                <text:p>0.0327129</text:p>
              </table:table-cell>
              <table:table-cell office:value-type="float" office:value="0.0343024">
                <text:p>0.0343024</text:p>
              </table:table-cell>
              <table:table-cell office:value-type="float" office:value="0.0355549">
                <text:p>0.0355549</text:p>
              </table:table-cell>
              <table:table-cell office:value-type="float" office:value="0.036857">
                <text:p>0.036857</text:p>
              </table:table-cell>
              <table:table-cell office:value-type="float" office:value="0.0372064">
                <text:p>0.0372064</text:p>
              </table:table-cell>
              <table:table-cell office:value-type="float" office:value="0.0311284">
                <text:p>0.0311284</text:p>
              </table:table-cell>
              <table:table-cell office:value-type="float" office:value="0.0264208">
                <text:p>0.0264208</text:p>
              </table:table-cell>
              <table:table-cell office:value-type="float" office:value="0.0328037">
                <text:p>0.0328037</text:p>
              </table:table-cell>
              <table:table-cell office:value-type="float" office:value="0.0272654">
                <text:p>0.027265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306592">
                <text:p>0.0306592</text:p>
              </table:table-cell>
              <table:table-cell office:value-type="float" office:value="0.0389147">
                <text:p>0.0389147</text:p>
              </table:table-cell>
              <table:table-cell office:value-type="float" office:value="0.0389839">
                <text:p>0.0389839</text:p>
              </table:table-cell>
              <table:table-cell office:value-type="float" office:value="0.0206022">
                <text:p>0.0206022</text:p>
              </table:table-cell>
              <table:table-cell office:value-type="float" office:value="0.0292667">
                <text:p>0.0292667</text:p>
              </table:table-cell>
              <table:table-cell office:value-type="float" office:value="0.0265273">
                <text:p>0.0265273</text:p>
              </table:table-cell>
              <table:table-cell office:value-type="float" office:value="0.0307822">
                <text:p>0.0307822</text:p>
              </table:table-cell>
              <table:table-cell office:value-type="float" office:value="0.0346332">
                <text:p>0.0346332</text:p>
              </table:table-cell>
              <table:table-cell office:value-type="float" office:value="0.0340307">
                <text:p>0.0340307</text:p>
              </table:table-cell>
              <table:table-cell office:value-type="float" office:value="0.0328066">
                <text:p>0.0328066</text:p>
              </table:table-cell>
              <table:table-cell office:value-type="float" office:value="0.031301">
                <text:p>0.031301</text:p>
              </table:table-cell>
              <table:table-cell office:value-type="float" office:value="0.0330916">
                <text:p>0.0330916</text:p>
              </table:table-cell>
              <table:table-cell office:value-type="float" office:value="0.0338467">
                <text:p>0.0338467</text:p>
              </table:table-cell>
              <table:table-cell office:value-type="float" office:value="0.0327038">
                <text:p>0.0327038</text:p>
              </table:table-cell>
              <table:table-cell office:value-type="float" office:value="0.0346467">
                <text:p>0.0346467</text:p>
              </table:table-cell>
              <table:table-cell office:value-type="float" office:value="0.0355438">
                <text:p>0.0355438</text:p>
              </table:table-cell>
              <table:table-cell office:value-type="float" office:value="0.0326924">
                <text:p>0.0326924</text:p>
              </table:table-cell>
              <table:table-cell office:value-type="float" office:value="0.0342806">
                <text:p>0.0342806</text:p>
              </table:table-cell>
              <table:table-cell office:value-type="float" office:value="0.0355319">
                <text:p>0.0355319</text:p>
              </table:table-cell>
              <table:table-cell office:value-type="float" office:value="0.0368329">
                <text:p>0.0368329</text:p>
              </table:table-cell>
              <table:table-cell office:value-type="float" office:value="0.0371819">
                <text:p>0.0371819</text:p>
              </table:table-cell>
              <table:table-cell office:value-type="float" office:value="0.0311091">
                <text:p>0.0311091</text:p>
              </table:table-cell>
              <table:table-cell office:value-type="float" office:value="0.0264054">
                <text:p>0.0264054</text:p>
              </table:table-cell>
              <table:table-cell office:value-type="float" office:value="0.0327831">
                <text:p>0.0327831</text:p>
              </table:table-cell>
              <table:table-cell office:value-type="float" office:value="0.0272494">
                <text:p>0.027249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306451">
                <text:p>0.0306451</text:p>
              </table:table-cell>
              <table:table-cell office:value-type="float" office:value="0.0388954">
                <text:p>0.0388954</text:p>
              </table:table-cell>
              <table:table-cell office:value-type="float" office:value="0.0389645">
                <text:p>0.0389645</text:p>
              </table:table-cell>
              <table:table-cell office:value-type="float" office:value="0.0205942">
                <text:p>0.0205942</text:p>
              </table:table-cell>
              <table:table-cell office:value-type="float" office:value="0.0292533">
                <text:p>0.0292533</text:p>
              </table:table-cell>
              <table:table-cell office:value-type="float" office:value="0.0265157">
                <text:p>0.0265157</text:p>
              </table:table-cell>
              <table:table-cell office:value-type="float" office:value="0.0307679">
                <text:p>0.0307679</text:p>
              </table:table-cell>
              <table:table-cell office:value-type="float" office:value="0.0346165">
                <text:p>0.0346165</text:p>
              </table:table-cell>
              <table:table-cell office:value-type="float" office:value="0.0340144">
                <text:p>0.0340144</text:p>
              </table:table-cell>
              <table:table-cell office:value-type="float" office:value="0.032791">
                <text:p>0.032791</text:p>
              </table:table-cell>
              <table:table-cell office:value-type="float" office:value="0.0312864">
                <text:p>0.0312864</text:p>
              </table:table-cell>
              <table:table-cell office:value-type="float" office:value="0.0330759">
                <text:p>0.0330759</text:p>
              </table:table-cell>
              <table:table-cell office:value-type="float" office:value="0.0338305">
                <text:p>0.0338305</text:p>
              </table:table-cell>
              <table:table-cell office:value-type="float" office:value="0.0326884">
                <text:p>0.0326884</text:p>
              </table:table-cell>
              <table:table-cell office:value-type="float" office:value="0.0346301">
                <text:p>0.0346301</text:p>
              </table:table-cell>
              <table:table-cell office:value-type="float" office:value="0.0355264">
                <text:p>0.0355264</text:p>
              </table:table-cell>
              <table:table-cell office:value-type="float" office:value="0.032677">
                <text:p>0.032677</text:p>
              </table:table-cell>
              <table:table-cell office:value-type="float" office:value="0.0342642">
                <text:p>0.0342642</text:p>
              </table:table-cell>
              <table:table-cell office:value-type="float" office:value="0.0355146">
                <text:p>0.0355146</text:p>
              </table:table-cell>
              <table:table-cell office:value-type="float" office:value="0.0368148">
                <text:p>0.0368148</text:p>
              </table:table-cell>
              <table:table-cell office:value-type="float" office:value="0.0371636">
                <text:p>0.0371636</text:p>
              </table:table-cell>
              <table:table-cell office:value-type="float" office:value="0.0310947">
                <text:p>0.0310947</text:p>
              </table:table-cell>
              <table:table-cell office:value-type="float" office:value="0.026394">
                <text:p>0.026394</text:p>
              </table:table-cell>
              <table:table-cell office:value-type="float" office:value="0.0327677">
                <text:p>0.0327677</text:p>
              </table:table-cell>
              <table:table-cell office:value-type="float" office:value="0.0272374">
                <text:p>0.027237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306346">
                <text:p>0.0306346</text:p>
              </table:table-cell>
              <table:table-cell office:value-type="float" office:value="0.0388809">
                <text:p>0.0388809</text:p>
              </table:table-cell>
              <table:table-cell office:value-type="float" office:value="0.03895">
                <text:p>0.03895</text:p>
              </table:table-cell>
              <table:table-cell office:value-type="float" office:value="0.0205882">
                <text:p>0.0205882</text:p>
              </table:table-cell>
              <table:table-cell office:value-type="float" office:value="0.0292434">
                <text:p>0.0292434</text:p>
              </table:table-cell>
              <table:table-cell office:value-type="float" office:value="0.026507">
                <text:p>0.026507</text:p>
              </table:table-cell>
              <table:table-cell office:value-type="float" office:value="0.0307572">
                <text:p>0.0307572</text:p>
              </table:table-cell>
              <table:table-cell office:value-type="float" office:value="0.034604">
                <text:p>0.034604</text:p>
              </table:table-cell>
              <table:table-cell office:value-type="float" office:value="0.0340022">
                <text:p>0.0340022</text:p>
              </table:table-cell>
              <table:table-cell office:value-type="float" office:value="0.0327793">
                <text:p>0.0327793</text:p>
              </table:table-cell>
              <table:table-cell office:value-type="float" office:value="0.0312755">
                <text:p>0.0312755</text:p>
              </table:table-cell>
              <table:table-cell office:value-type="float" office:value="0.0330642">
                <text:p>0.0330642</text:p>
              </table:table-cell>
              <table:table-cell office:value-type="float" office:value="0.0338183">
                <text:p>0.0338183</text:p>
              </table:table-cell>
              <table:table-cell office:value-type="float" office:value="0.0326769">
                <text:p>0.0326769</text:p>
              </table:table-cell>
              <table:table-cell office:value-type="float" office:value="0.0346176">
                <text:p>0.0346176</text:p>
              </table:table-cell>
              <table:table-cell office:value-type="float" office:value="0.0355134">
                <text:p>0.0355134</text:p>
              </table:table-cell>
              <table:table-cell office:value-type="float" office:value="0.0326655">
                <text:p>0.0326655</text:p>
              </table:table-cell>
              <table:table-cell office:value-type="float" office:value="0.034252">
                <text:p>0.034252</text:p>
              </table:table-cell>
              <table:table-cell office:value-type="float" office:value="0.0355017">
                <text:p>0.0355017</text:p>
              </table:table-cell>
              <table:table-cell office:value-type="float" office:value="0.0368013">
                <text:p>0.0368013</text:p>
              </table:table-cell>
              <table:table-cell office:value-type="float" office:value="0.0371499">
                <text:p>0.0371499</text:p>
              </table:table-cell>
              <table:table-cell office:value-type="float" office:value="0.0310839">
                <text:p>0.0310839</text:p>
              </table:table-cell>
              <table:table-cell office:value-type="float" office:value="0.0263854">
                <text:p>0.0263854</text:p>
              </table:table-cell>
              <table:table-cell office:value-type="float" office:value="0.0327562">
                <text:p>0.0327562</text:p>
              </table:table-cell>
              <table:table-cell office:value-type="float" office:value="0.0272284">
                <text:p>0.02722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06267">
                <text:p>0.0306267</text:p>
              </table:table-cell>
              <table:table-cell office:value-type="float" office:value="0.03887">
                <text:p>0.03887</text:p>
              </table:table-cell>
              <table:table-cell office:value-type="float" office:value="0.0389391">
                <text:p>0.0389391</text:p>
              </table:table-cell>
              <table:table-cell office:value-type="float" office:value="0.0205838">
                <text:p>0.0205838</text:p>
              </table:table-cell>
              <table:table-cell office:value-type="float" office:value="0.0292359">
                <text:p>0.0292359</text:p>
              </table:table-cell>
              <table:table-cell office:value-type="float" office:value="0.0265004">
                <text:p>0.0265004</text:p>
              </table:table-cell>
              <table:table-cell office:value-type="float" office:value="0.0307492">
                <text:p>0.0307492</text:p>
              </table:table-cell>
              <table:table-cell office:value-type="float" office:value="0.0345947">
                <text:p>0.0345947</text:p>
              </table:table-cell>
              <table:table-cell office:value-type="float" office:value="0.0339931">
                <text:p>0.0339931</text:p>
              </table:table-cell>
              <table:table-cell office:value-type="float" office:value="0.0327706">
                <text:p>0.0327706</text:p>
              </table:table-cell>
              <table:table-cell office:value-type="float" office:value="0.0312673">
                <text:p>0.0312673</text:p>
              </table:table-cell>
              <table:table-cell office:value-type="float" office:value="0.0330554">
                <text:p>0.0330554</text:p>
              </table:table-cell>
              <table:table-cell office:value-type="float" office:value="0.0338092">
                <text:p>0.0338092</text:p>
              </table:table-cell>
              <table:table-cell office:value-type="float" office:value="0.0326683">
                <text:p>0.0326683</text:p>
              </table:table-cell>
              <table:table-cell office:value-type="float" office:value="0.0346082">
                <text:p>0.0346082</text:p>
              </table:table-cell>
              <table:table-cell office:value-type="float" office:value="0.0355037">
                <text:p>0.0355037</text:p>
              </table:table-cell>
              <table:table-cell office:value-type="float" office:value="0.0326569">
                <text:p>0.0326569</text:p>
              </table:table-cell>
              <table:table-cell office:value-type="float" office:value="0.0342428">
                <text:p>0.0342428</text:p>
              </table:table-cell>
              <table:table-cell office:value-type="float" office:value="0.035492">
                <text:p>0.035492</text:p>
              </table:table-cell>
              <table:table-cell office:value-type="float" office:value="0.0367912">
                <text:p>0.0367912</text:p>
              </table:table-cell>
              <table:table-cell office:value-type="float" office:value="0.0371396">
                <text:p>0.0371396</text:p>
              </table:table-cell>
              <table:table-cell office:value-type="float" office:value="0.0310758">
                <text:p>0.0310758</text:p>
              </table:table-cell>
              <table:table-cell office:value-type="float" office:value="0.0263789">
                <text:p>0.0263789</text:p>
              </table:table-cell>
              <table:table-cell office:value-type="float" office:value="0.0327476">
                <text:p>0.0327476</text:p>
              </table:table-cell>
              <table:table-cell office:value-type="float" office:value="0.0272216">
                <text:p>0.027221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306208">
                <text:p>0.0306208</text:p>
              </table:table-cell>
              <table:table-cell office:value-type="float" office:value="0.0388619">
                <text:p>0.0388619</text:p>
              </table:table-cell>
              <table:table-cell office:value-type="float" office:value="0.038931">
                <text:p>0.038931</text:p>
              </table:table-cell>
              <table:table-cell office:value-type="float" office:value="0.0205804">
                <text:p>0.0205804</text:p>
              </table:table-cell>
              <table:table-cell office:value-type="float" office:value="0.0292303">
                <text:p>0.0292303</text:p>
              </table:table-cell>
              <table:table-cell office:value-type="float" office:value="0.0264955">
                <text:p>0.0264955</text:p>
              </table:table-cell>
              <table:table-cell office:value-type="float" office:value="0.0307432">
                <text:p>0.0307432</text:p>
              </table:table-cell>
              <table:table-cell office:value-type="float" office:value="0.0345877">
                <text:p>0.0345877</text:p>
              </table:table-cell>
              <table:table-cell office:value-type="float" office:value="0.0339862">
                <text:p>0.0339862</text:p>
              </table:table-cell>
              <table:table-cell office:value-type="float" office:value="0.032764">
                <text:p>0.032764</text:p>
              </table:table-cell>
              <table:table-cell office:value-type="float" office:value="0.0312612">
                <text:p>0.0312612</text:p>
              </table:table-cell>
              <table:table-cell office:value-type="float" office:value="0.0330488">
                <text:p>0.0330488</text:p>
              </table:table-cell>
              <table:table-cell office:value-type="float" office:value="0.0338024">
                <text:p>0.0338024</text:p>
              </table:table-cell>
              <table:table-cell office:value-type="float" office:value="0.0326618">
                <text:p>0.0326618</text:p>
              </table:table-cell>
              <table:table-cell office:value-type="float" office:value="0.0346012">
                <text:p>0.0346012</text:p>
              </table:table-cell>
              <table:table-cell office:value-type="float" office:value="0.0354964">
                <text:p>0.0354964</text:p>
              </table:table-cell>
              <table:table-cell office:value-type="float" office:value="0.0326504">
                <text:p>0.0326504</text:p>
              </table:table-cell>
              <table:table-cell office:value-type="float" office:value="0.034236">
                <text:p>0.034236</text:p>
              </table:table-cell>
              <table:table-cell office:value-type="float" office:value="0.0354847">
                <text:p>0.0354847</text:p>
              </table:table-cell>
              <table:table-cell office:value-type="float" office:value="0.0367836">
                <text:p>0.0367836</text:p>
              </table:table-cell>
              <table:table-cell office:value-type="float" office:value="0.0371319">
                <text:p>0.0371319</text:p>
              </table:table-cell>
              <table:table-cell office:value-type="float" office:value="0.0310697">
                <text:p>0.0310697</text:p>
              </table:table-cell>
              <table:table-cell office:value-type="float" office:value="0.0263741">
                <text:p>0.0263741</text:p>
              </table:table-cell>
              <table:table-cell office:value-type="float" office:value="0.0327411">
                <text:p>0.0327411</text:p>
              </table:table-cell>
              <table:table-cell office:value-type="float" office:value="0.0272166">
                <text:p>0.027216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306164">
                <text:p>0.0306164</text:p>
              </table:table-cell>
              <table:table-cell office:value-type="float" office:value="0.0388558">
                <text:p>0.0388558</text:p>
              </table:table-cell>
              <table:table-cell office:value-type="float" office:value="0.0389248">
                <text:p>0.0389248</text:p>
              </table:table-cell>
              <table:table-cell office:value-type="float" office:value="0.0205779">
                <text:p>0.0205779</text:p>
              </table:table-cell>
              <table:table-cell office:value-type="float" office:value="0.029226">
                <text:p>0.029226</text:p>
              </table:table-cell>
              <table:table-cell office:value-type="float" office:value="0.0264919">
                <text:p>0.0264919</text:p>
              </table:table-cell>
              <table:table-cell office:value-type="float" office:value="0.0307387">
                <text:p>0.0307387</text:p>
              </table:table-cell>
              <table:table-cell office:value-type="float" office:value="0.0345824">
                <text:p>0.0345824</text:p>
              </table:table-cell>
              <table:table-cell office:value-type="float" office:value="0.0339811">
                <text:p>0.0339811</text:p>
              </table:table-cell>
              <table:table-cell office:value-type="float" office:value="0.0327591">
                <text:p>0.0327591</text:p>
              </table:table-cell>
              <table:table-cell office:value-type="float" office:value="0.0312566">
                <text:p>0.0312566</text:p>
              </table:table-cell>
              <table:table-cell office:value-type="float" office:value="0.0330439">
                <text:p>0.0330439</text:p>
              </table:table-cell>
              <table:table-cell office:value-type="float" office:value="0.0337973">
                <text:p>0.0337973</text:p>
              </table:table-cell>
              <table:table-cell office:value-type="float" office:value="0.032657">
                <text:p>0.032657</text:p>
              </table:table-cell>
              <table:table-cell office:value-type="float" office:value="0.0345959">
                <text:p>0.0345959</text:p>
              </table:table-cell>
              <table:table-cell office:value-type="float" office:value="0.0354909">
                <text:p>0.0354909</text:p>
              </table:table-cell>
              <table:table-cell office:value-type="float" office:value="0.0326455">
                <text:p>0.0326455</text:p>
              </table:table-cell>
              <table:table-cell office:value-type="float" office:value="0.0342308">
                <text:p>0.0342308</text:p>
              </table:table-cell>
              <table:table-cell office:value-type="float" office:value="0.0354792">
                <text:p>0.0354792</text:p>
              </table:table-cell>
              <table:table-cell office:value-type="float" office:value="0.0367779">
                <text:p>0.0367779</text:p>
              </table:table-cell>
              <table:table-cell office:value-type="float" office:value="0.0371261">
                <text:p>0.0371261</text:p>
              </table:table-cell>
              <table:table-cell office:value-type="float" office:value="0.0310652">
                <text:p>0.0310652</text:p>
              </table:table-cell>
              <table:table-cell office:value-type="float" office:value="0.0263705">
                <text:p>0.0263705</text:p>
              </table:table-cell>
              <table:table-cell office:value-type="float" office:value="0.0327362">
                <text:p>0.0327362</text:p>
              </table:table-cell>
              <table:table-cell office:value-type="float" office:value="0.0272128">
                <text:p>0.027212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30613">
                <text:p>0.030613</text:p>
              </table:table-cell>
              <table:table-cell office:value-type="float" office:value="0.0388512">
                <text:p>0.0388512</text:p>
              </table:table-cell>
              <table:table-cell office:value-type="float" office:value="0.0389203">
                <text:p>0.0389203</text:p>
              </table:table-cell>
              <table:table-cell office:value-type="float" office:value="0.020576">
                <text:p>0.020576</text:p>
              </table:table-cell>
              <table:table-cell office:value-type="float" office:value="0.0292229">
                <text:p>0.0292229</text:p>
              </table:table-cell>
              <table:table-cell office:value-type="float" office:value="0.0264891">
                <text:p>0.0264891</text:p>
              </table:table-cell>
              <table:table-cell office:value-type="float" office:value="0.0307354">
                <text:p>0.0307354</text:p>
              </table:table-cell>
              <table:table-cell office:value-type="float" office:value="0.0345785">
                <text:p>0.0345785</text:p>
              </table:table-cell>
              <table:table-cell office:value-type="float" office:value="0.0339773">
                <text:p>0.0339773</text:p>
              </table:table-cell>
              <table:table-cell office:value-type="float" office:value="0.0327555">
                <text:p>0.0327555</text:p>
              </table:table-cell>
              <table:table-cell office:value-type="float" office:value="0.0312531">
                <text:p>0.0312531</text:p>
              </table:table-cell>
              <table:table-cell office:value-type="float" office:value="0.0330401">
                <text:p>0.0330401</text:p>
              </table:table-cell>
              <table:table-cell office:value-type="float" office:value="0.0337935">
                <text:p>0.0337935</text:p>
              </table:table-cell>
              <table:table-cell office:value-type="float" office:value="0.0326533">
                <text:p>0.0326533</text:p>
              </table:table-cell>
              <table:table-cell office:value-type="float" office:value="0.034592">
                <text:p>0.034592</text:p>
              </table:table-cell>
              <table:table-cell office:value-type="float" office:value="0.0354868">
                <text:p>0.0354868</text:p>
              </table:table-cell>
              <table:table-cell office:value-type="float" office:value="0.0326419">
                <text:p>0.0326419</text:p>
              </table:table-cell>
              <table:table-cell office:value-type="float" office:value="0.034227">
                <text:p>0.034227</text:p>
              </table:table-cell>
              <table:table-cell office:value-type="float" office:value="0.0354752">
                <text:p>0.0354752</text:p>
              </table:table-cell>
              <table:table-cell office:value-type="float" office:value="0.0367736">
                <text:p>0.0367736</text:p>
              </table:table-cell>
              <table:table-cell office:value-type="float" office:value="0.0371218">
                <text:p>0.0371218</text:p>
              </table:table-cell>
              <table:table-cell office:value-type="float" office:value="0.0310618">
                <text:p>0.0310618</text:p>
              </table:table-cell>
              <table:table-cell office:value-type="float" office:value="0.0263677">
                <text:p>0.0263677</text:p>
              </table:table-cell>
              <table:table-cell office:value-type="float" office:value="0.0327326">
                <text:p>0.0327326</text:p>
              </table:table-cell>
              <table:table-cell office:value-type="float" office:value="0.02721">
                <text:p>0.0272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306105">
                <text:p>0.0306105</text:p>
              </table:table-cell>
              <table:table-cell office:value-type="float" office:value="0.0388478">
                <text:p>0.0388478</text:p>
              </table:table-cell>
              <table:table-cell office:value-type="float" office:value="0.0389168">
                <text:p>0.0389168</text:p>
              </table:table-cell>
              <table:table-cell office:value-type="float" office:value="0.0205746">
                <text:p>0.0205746</text:p>
              </table:table-cell>
              <table:table-cell office:value-type="float" office:value="0.0292205">
                <text:p>0.0292205</text:p>
              </table:table-cell>
              <table:table-cell office:value-type="float" office:value="0.026487">
                <text:p>0.026487</text:p>
              </table:table-cell>
              <table:table-cell office:value-type="float" office:value="0.0307328">
                <text:p>0.0307328</text:p>
              </table:table-cell>
              <table:table-cell office:value-type="float" office:value="0.0345755">
                <text:p>0.0345755</text:p>
              </table:table-cell>
              <table:table-cell office:value-type="float" office:value="0.0339744">
                <text:p>0.0339744</text:p>
              </table:table-cell>
              <table:table-cell office:value-type="float" office:value="0.0327527">
                <text:p>0.0327527</text:p>
              </table:table-cell>
              <table:table-cell office:value-type="float" office:value="0.0312505">
                <text:p>0.0312505</text:p>
              </table:table-cell>
              <table:table-cell office:value-type="float" office:value="0.0330374">
                <text:p>0.0330374</text:p>
              </table:table-cell>
              <table:table-cell office:value-type="float" office:value="0.0337906">
                <text:p>0.0337906</text:p>
              </table:table-cell>
              <table:table-cell office:value-type="float" office:value="0.0326506">
                <text:p>0.0326506</text:p>
              </table:table-cell>
              <table:table-cell office:value-type="float" office:value="0.0345891">
                <text:p>0.0345891</text:p>
              </table:table-cell>
              <table:table-cell office:value-type="float" office:value="0.0354838">
                <text:p>0.0354838</text:p>
              </table:table-cell>
              <table:table-cell office:value-type="float" office:value="0.0326392">
                <text:p>0.0326392</text:p>
              </table:table-cell>
              <table:table-cell office:value-type="float" office:value="0.0342241">
                <text:p>0.0342241</text:p>
              </table:table-cell>
              <table:table-cell office:value-type="float" office:value="0.0354721">
                <text:p>0.0354721</text:p>
              </table:table-cell>
              <table:table-cell office:value-type="float" office:value="0.0367704">
                <text:p>0.0367704</text:p>
              </table:table-cell>
              <table:table-cell office:value-type="float" office:value="0.0371185">
                <text:p>0.0371185</text:p>
              </table:table-cell>
              <table:table-cell office:value-type="float" office:value="0.0310592">
                <text:p>0.0310592</text:p>
              </table:table-cell>
              <table:table-cell office:value-type="float" office:value="0.0263657">
                <text:p>0.0263657</text:p>
              </table:table-cell>
              <table:table-cell office:value-type="float" office:value="0.0327299">
                <text:p>0.0327299</text:p>
              </table:table-cell>
              <table:table-cell office:value-type="float" office:value="0.0272078">
                <text:p>0.027207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306087">
                <text:p>0.0306087</text:p>
              </table:table-cell>
              <table:table-cell office:value-type="float" office:value="0.0388452">
                <text:p>0.0388452</text:p>
              </table:table-cell>
              <table:table-cell office:value-type="float" office:value="0.0389143">
                <text:p>0.0389143</text:p>
              </table:table-cell>
              <table:table-cell office:value-type="float" office:value="0.0205736">
                <text:p>0.0205736</text:p>
              </table:table-cell>
              <table:table-cell office:value-type="float" office:value="0.0292188">
                <text:p>0.0292188</text:p>
              </table:table-cell>
              <table:table-cell office:value-type="float" office:value="0.0264855">
                <text:p>0.0264855</text:p>
              </table:table-cell>
              <table:table-cell office:value-type="float" office:value="0.0307309">
                <text:p>0.0307309</text:p>
              </table:table-cell>
              <table:table-cell office:value-type="float" office:value="0.0345733">
                <text:p>0.0345733</text:p>
              </table:table-cell>
              <table:table-cell office:value-type="float" office:value="0.0339722">
                <text:p>0.0339722</text:p>
              </table:table-cell>
              <table:table-cell office:value-type="float" office:value="0.0327506">
                <text:p>0.0327506</text:p>
              </table:table-cell>
              <table:table-cell office:value-type="float" office:value="0.0312486">
                <text:p>0.0312486</text:p>
              </table:table-cell>
              <table:table-cell office:value-type="float" office:value="0.0330353">
                <text:p>0.0330353</text:p>
              </table:table-cell>
              <table:table-cell office:value-type="float" office:value="0.0337884">
                <text:p>0.0337884</text:p>
              </table:table-cell>
              <table:table-cell office:value-type="float" office:value="0.0326486">
                <text:p>0.0326486</text:p>
              </table:table-cell>
              <table:table-cell office:value-type="float" office:value="0.0345868">
                <text:p>0.0345868</text:p>
              </table:table-cell>
              <table:table-cell office:value-type="float" office:value="0.0354815">
                <text:p>0.0354815</text:p>
              </table:table-cell>
              <table:table-cell office:value-type="float" office:value="0.0326371">
                <text:p>0.0326371</text:p>
              </table:table-cell>
              <table:table-cell office:value-type="float" office:value="0.0342219">
                <text:p>0.0342219</text:p>
              </table:table-cell>
              <table:table-cell office:value-type="float" office:value="0.0354698">
                <text:p>0.0354698</text:p>
              </table:table-cell>
              <table:table-cell office:value-type="float" office:value="0.0367681">
                <text:p>0.0367681</text:p>
              </table:table-cell>
              <table:table-cell office:value-type="float" office:value="0.0371161">
                <text:p>0.0371161</text:p>
              </table:table-cell>
              <table:table-cell office:value-type="float" office:value="0.0310573">
                <text:p>0.0310573</text:p>
              </table:table-cell>
              <table:table-cell office:value-type="float" office:value="0.0263642">
                <text:p>0.0263642</text:p>
              </table:table-cell>
              <table:table-cell office:value-type="float" office:value="0.0327278">
                <text:p>0.0327278</text:p>
              </table:table-cell>
              <table:table-cell office:value-type="float" office:value="0.0272063">
                <text:p>0.027206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306073">
                <text:p>0.0306073</text:p>
              </table:table-cell>
              <table:table-cell office:value-type="float" office:value="0.0388433">
                <text:p>0.0388433</text:p>
              </table:table-cell>
              <table:table-cell office:value-type="float" office:value="0.0389123">
                <text:p>0.0389123</text:p>
              </table:table-cell>
              <table:table-cell office:value-type="float" office:value="0.0205728">
                <text:p>0.0205728</text:p>
              </table:table-cell>
              <table:table-cell office:value-type="float" office:value="0.0292174">
                <text:p>0.0292174</text:p>
              </table:table-cell>
              <table:table-cell office:value-type="float" office:value="0.0264843">
                <text:p>0.0264843</text:p>
              </table:table-cell>
              <table:table-cell office:value-type="float" office:value="0.0307295">
                <text:p>0.0307295</text:p>
              </table:table-cell>
              <table:table-cell office:value-type="float" office:value="0.0345717">
                <text:p>0.0345717</text:p>
              </table:table-cell>
              <table:table-cell office:value-type="float" office:value="0.0339706">
                <text:p>0.0339706</text:p>
              </table:table-cell>
              <table:table-cell office:value-type="float" office:value="0.0327491">
                <text:p>0.0327491</text:p>
              </table:table-cell>
              <table:table-cell office:value-type="float" office:value="0.0312471">
                <text:p>0.0312471</text:p>
              </table:table-cell>
              <table:table-cell office:value-type="float" office:value="0.0330337">
                <text:p>0.0330337</text:p>
              </table:table-cell>
              <table:table-cell office:value-type="float" office:value="0.0337868">
                <text:p>0.0337868</text:p>
              </table:table-cell>
              <table:table-cell office:value-type="float" office:value="0.0326471">
                <text:p>0.0326471</text:p>
              </table:table-cell>
              <table:table-cell office:value-type="float" office:value="0.0345852">
                <text:p>0.0345852</text:p>
              </table:table-cell>
              <table:table-cell office:value-type="float" office:value="0.0354797">
                <text:p>0.0354797</text:p>
              </table:table-cell>
              <table:table-cell office:value-type="float" office:value="0.0326356">
                <text:p>0.0326356</text:p>
              </table:table-cell>
              <table:table-cell office:value-type="float" office:value="0.0342203">
                <text:p>0.0342203</text:p>
              </table:table-cell>
              <table:table-cell office:value-type="float" office:value="0.0354681">
                <text:p>0.0354681</text:p>
              </table:table-cell>
              <table:table-cell office:value-type="float" office:value="0.0367663">
                <text:p>0.0367663</text:p>
              </table:table-cell>
              <table:table-cell office:value-type="float" office:value="0.0371143">
                <text:p>0.0371143</text:p>
              </table:table-cell>
              <table:table-cell office:value-type="float" office:value="0.0310559">
                <text:p>0.0310559</text:p>
              </table:table-cell>
              <table:table-cell office:value-type="float" office:value="0.026363">
                <text:p>0.026363</text:p>
              </table:table-cell>
              <table:table-cell office:value-type="float" office:value="0.0327263">
                <text:p>0.0327263</text:p>
              </table:table-cell>
              <table:table-cell office:value-type="float" office:value="0.0272051">
                <text:p>0.027205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306062">
                <text:p>0.0306062</text:p>
              </table:table-cell>
              <table:table-cell office:value-type="float" office:value="0.0388418">
                <text:p>0.0388418</text:p>
              </table:table-cell>
              <table:table-cell office:value-type="float" office:value="0.0389109">
                <text:p>0.0389109</text:p>
              </table:table-cell>
              <table:table-cell office:value-type="float" office:value="0.0205722">
                <text:p>0.0205722</text:p>
              </table:table-cell>
              <table:table-cell office:value-type="float" office:value="0.0292165">
                <text:p>0.0292165</text:p>
              </table:table-cell>
              <table:table-cell office:value-type="float" office:value="0.0264835">
                <text:p>0.0264835</text:p>
              </table:table-cell>
              <table:table-cell office:value-type="float" office:value="0.0307285">
                <text:p>0.0307285</text:p>
              </table:table-cell>
              <table:table-cell office:value-type="float" office:value="0.0345704">
                <text:p>0.0345704</text:p>
              </table:table-cell>
              <table:table-cell office:value-type="float" office:value="0.0339694">
                <text:p>0.0339694</text:p>
              </table:table-cell>
              <table:table-cell office:value-type="float" office:value="0.0327479">
                <text:p>0.0327479</text:p>
              </table:table-cell>
              <table:table-cell office:value-type="float" office:value="0.0312461">
                <text:p>0.0312461</text:p>
              </table:table-cell>
              <table:table-cell office:value-type="float" office:value="0.0330326">
                <text:p>0.0330326</text:p>
              </table:table-cell>
              <table:table-cell office:value-type="float" office:value="0.0337856">
                <text:p>0.0337856</text:p>
              </table:table-cell>
              <table:table-cell office:value-type="float" office:value="0.0326459">
                <text:p>0.0326459</text:p>
              </table:table-cell>
              <table:table-cell office:value-type="float" office:value="0.034584">
                <text:p>0.034584</text:p>
              </table:table-cell>
              <table:table-cell office:value-type="float" office:value="0.0354785">
                <text:p>0.0354785</text:p>
              </table:table-cell>
              <table:table-cell office:value-type="float" office:value="0.0326345">
                <text:p>0.0326345</text:p>
              </table:table-cell>
              <table:table-cell office:value-type="float" office:value="0.0342191">
                <text:p>0.0342191</text:p>
              </table:table-cell>
              <table:table-cell office:value-type="float" office:value="0.0354668">
                <text:p>0.0354668</text:p>
              </table:table-cell>
              <table:table-cell office:value-type="float" office:value="0.0367649">
                <text:p>0.0367649</text:p>
              </table:table-cell>
              <table:table-cell office:value-type="float" office:value="0.0371129">
                <text:p>0.0371129</text:p>
              </table:table-cell>
              <table:table-cell office:value-type="float" office:value="0.0310548">
                <text:p>0.0310548</text:p>
              </table:table-cell>
              <table:table-cell office:value-type="float" office:value="0.0263622">
                <text:p>0.0263622</text:p>
              </table:table-cell>
              <table:table-cell office:value-type="float" office:value="0.0327251">
                <text:p>0.0327251</text:p>
              </table:table-cell>
              <table:table-cell office:value-type="float" office:value="0.0272042">
                <text:p>0.027204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306055">
                <text:p>0.0306055</text:p>
              </table:table-cell>
              <table:table-cell office:value-type="float" office:value="0.0388407">
                <text:p>0.0388407</text:p>
              </table:table-cell>
              <table:table-cell office:value-type="float" office:value="0.0389098">
                <text:p>0.0389098</text:p>
              </table:table-cell>
              <table:table-cell office:value-type="float" office:value="0.0205717">
                <text:p>0.0205717</text:p>
              </table:table-cell>
              <table:table-cell office:value-type="float" office:value="0.0292157">
                <text:p>0.0292157</text:p>
              </table:table-cell>
              <table:table-cell office:value-type="float" office:value="0.0264828">
                <text:p>0.0264828</text:p>
              </table:table-cell>
              <table:table-cell office:value-type="float" office:value="0.0307277">
                <text:p>0.0307277</text:p>
              </table:table-cell>
              <table:table-cell office:value-type="float" office:value="0.0345695">
                <text:p>0.0345695</text:p>
              </table:table-cell>
              <table:table-cell office:value-type="float" office:value="0.0339685">
                <text:p>0.0339685</text:p>
              </table:table-cell>
              <table:table-cell office:value-type="float" office:value="0.0327471">
                <text:p>0.0327471</text:p>
              </table:table-cell>
              <table:table-cell office:value-type="float" office:value="0.0312452">
                <text:p>0.0312452</text:p>
              </table:table-cell>
              <table:table-cell office:value-type="float" office:value="0.0330317">
                <text:p>0.0330317</text:p>
              </table:table-cell>
              <table:table-cell office:value-type="float" office:value="0.0337847">
                <text:p>0.0337847</text:p>
              </table:table-cell>
              <table:table-cell office:value-type="float" office:value="0.0326451">
                <text:p>0.0326451</text:p>
              </table:table-cell>
              <table:table-cell office:value-type="float" office:value="0.034583">
                <text:p>0.034583</text:p>
              </table:table-cell>
              <table:table-cell office:value-type="float" office:value="0.0354775">
                <text:p>0.0354775</text:p>
              </table:table-cell>
              <table:table-cell office:value-type="float" office:value="0.0326336">
                <text:p>0.0326336</text:p>
              </table:table-cell>
              <table:table-cell office:value-type="float" office:value="0.0342181">
                <text:p>0.0342181</text:p>
              </table:table-cell>
              <table:table-cell office:value-type="float" office:value="0.0354658">
                <text:p>0.0354658</text:p>
              </table:table-cell>
              <table:table-cell office:value-type="float" office:value="0.0367639">
                <text:p>0.0367639</text:p>
              </table:table-cell>
              <table:table-cell office:value-type="float" office:value="0.0371119">
                <text:p>0.0371119</text:p>
              </table:table-cell>
              <table:table-cell office:value-type="float" office:value="0.031054">
                <text:p>0.031054</text:p>
              </table:table-cell>
              <table:table-cell office:value-type="float" office:value="0.0263615">
                <text:p>0.0263615</text:p>
              </table:table-cell>
              <table:table-cell office:value-type="float" office:value="0.0327243">
                <text:p>0.0327243</text:p>
              </table:table-cell>
              <table:table-cell office:value-type="float" office:value="0.0272035">
                <text:p>0.027203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306049">
                <text:p>0.0306049</text:p>
              </table:table-cell>
              <table:table-cell office:value-type="float" office:value="0.0388399">
                <text:p>0.0388399</text:p>
              </table:table-cell>
              <table:table-cell office:value-type="float" office:value="0.038909">
                <text:p>0.038909</text:p>
              </table:table-cell>
              <table:table-cell office:value-type="float" office:value="0.0205714">
                <text:p>0.0205714</text:p>
              </table:table-cell>
              <table:table-cell office:value-type="float" office:value="0.0292151">
                <text:p>0.0292151</text:p>
              </table:table-cell>
              <table:table-cell office:value-type="float" office:value="0.0264823">
                <text:p>0.0264823</text:p>
              </table:table-cell>
              <table:table-cell office:value-type="float" office:value="0.0307271">
                <text:p>0.0307271</text:p>
              </table:table-cell>
              <table:table-cell office:value-type="float" office:value="0.0345688">
                <text:p>0.0345688</text:p>
              </table:table-cell>
              <table:table-cell office:value-type="float" office:value="0.0339678">
                <text:p>0.0339678</text:p>
              </table:table-cell>
              <table:table-cell office:value-type="float" office:value="0.0327464">
                <text:p>0.0327464</text:p>
              </table:table-cell>
              <table:table-cell office:value-type="float" office:value="0.0312446">
                <text:p>0.0312446</text:p>
              </table:table-cell>
              <table:table-cell office:value-type="float" office:value="0.033031">
                <text:p>0.033031</text:p>
              </table:table-cell>
              <table:table-cell office:value-type="float" office:value="0.033784">
                <text:p>0.033784</text:p>
              </table:table-cell>
              <table:table-cell office:value-type="float" office:value="0.0326444">
                <text:p>0.0326444</text:p>
              </table:table-cell>
              <table:table-cell office:value-type="float" office:value="0.0345823">
                <text:p>0.0345823</text:p>
              </table:table-cell>
              <table:table-cell office:value-type="float" office:value="0.0354768">
                <text:p>0.0354768</text:p>
              </table:table-cell>
              <table:table-cell office:value-type="float" office:value="0.032633">
                <text:p>0.032633</text:p>
              </table:table-cell>
              <table:table-cell office:value-type="float" office:value="0.0342175">
                <text:p>0.0342175</text:p>
              </table:table-cell>
              <table:table-cell office:value-type="float" office:value="0.0354651">
                <text:p>0.0354651</text:p>
              </table:table-cell>
              <table:table-cell office:value-type="float" office:value="0.0367632">
                <text:p>0.0367632</text:p>
              </table:table-cell>
              <table:table-cell office:value-type="float" office:value="0.0371111">
                <text:p>0.0371111</text:p>
              </table:table-cell>
              <table:table-cell office:value-type="float" office:value="0.0310534">
                <text:p>0.0310534</text:p>
              </table:table-cell>
              <table:table-cell office:value-type="float" office:value="0.0263611">
                <text:p>0.0263611</text:p>
              </table:table-cell>
              <table:table-cell office:value-type="float" office:value="0.0327236">
                <text:p>0.0327236</text:p>
              </table:table-cell>
              <table:table-cell office:value-type="float" office:value="0.027203">
                <text:p>0.0272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06044">
                <text:p>0.0306044</text:p>
              </table:table-cell>
              <table:table-cell office:value-type="float" office:value="0.0388393">
                <text:p>0.0388393</text:p>
              </table:table-cell>
              <table:table-cell office:value-type="float" office:value="0.0389084">
                <text:p>0.0389084</text:p>
              </table:table-cell>
              <table:table-cell office:value-type="float" office:value="0.0205711">
                <text:p>0.0205711</text:p>
              </table:table-cell>
              <table:table-cell office:value-type="float" office:value="0.0292147">
                <text:p>0.0292147</text:p>
              </table:table-cell>
              <table:table-cell office:value-type="float" office:value="0.026482">
                <text:p>0.026482</text:p>
              </table:table-cell>
              <table:table-cell office:value-type="float" office:value="0.0307266">
                <text:p>0.0307266</text:p>
              </table:table-cell>
              <table:table-cell office:value-type="float" office:value="0.0345683">
                <text:p>0.0345683</text:p>
              </table:table-cell>
              <table:table-cell office:value-type="float" office:value="0.0339673">
                <text:p>0.0339673</text:p>
              </table:table-cell>
              <table:table-cell office:value-type="float" office:value="0.0327459">
                <text:p>0.0327459</text:p>
              </table:table-cell>
              <table:table-cell office:value-type="float" office:value="0.0312442">
                <text:p>0.0312442</text:p>
              </table:table-cell>
              <table:table-cell office:value-type="float" office:value="0.0330305">
                <text:p>0.0330305</text:p>
              </table:table-cell>
              <table:table-cell office:value-type="float" office:value="0.0337835">
                <text:p>0.0337835</text:p>
              </table:table-cell>
              <table:table-cell office:value-type="float" office:value="0.0326439">
                <text:p>0.0326439</text:p>
              </table:table-cell>
              <table:table-cell office:value-type="float" office:value="0.0345818">
                <text:p>0.0345818</text:p>
              </table:table-cell>
              <table:table-cell office:value-type="float" office:value="0.0354762">
                <text:p>0.0354762</text:p>
              </table:table-cell>
              <table:table-cell office:value-type="float" office:value="0.0326325">
                <text:p>0.0326325</text:p>
              </table:table-cell>
              <table:table-cell office:value-type="float" office:value="0.034217">
                <text:p>0.034217</text:p>
              </table:table-cell>
              <table:table-cell office:value-type="float" office:value="0.0354646">
                <text:p>0.0354646</text:p>
              </table:table-cell>
              <table:table-cell office:value-type="float" office:value="0.0367626">
                <text:p>0.0367626</text:p>
              </table:table-cell>
              <table:table-cell office:value-type="float" office:value="0.0371105">
                <text:p>0.0371105</text:p>
              </table:table-cell>
              <table:table-cell office:value-type="float" office:value="0.0310529">
                <text:p>0.0310529</text:p>
              </table:table-cell>
              <table:table-cell office:value-type="float" office:value="0.0263607">
                <text:p>0.0263607</text:p>
              </table:table-cell>
              <table:table-cell office:value-type="float" office:value="0.0327232">
                <text:p>0.0327232</text:p>
              </table:table-cell>
              <table:table-cell office:value-type="float" office:value="0.0272026">
                <text:p>0.027202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306041">
                <text:p>0.0306041</text:p>
              </table:table-cell>
              <table:table-cell office:value-type="float" office:value="0.0388389">
                <text:p>0.0388389</text:p>
              </table:table-cell>
              <table:table-cell office:value-type="float" office:value="0.0389079">
                <text:p>0.0389079</text:p>
              </table:table-cell>
              <table:table-cell office:value-type="float" office:value="0.020571">
                <text:p>0.020571</text:p>
              </table:table-cell>
              <table:table-cell office:value-type="float" office:value="0.0292144">
                <text:p>0.0292144</text:p>
              </table:table-cell>
              <table:table-cell office:value-type="float" office:value="0.0264817">
                <text:p>0.0264817</text:p>
              </table:table-cell>
              <table:table-cell office:value-type="float" office:value="0.0307263">
                <text:p>0.0307263</text:p>
              </table:table-cell>
              <table:table-cell office:value-type="float" office:value="0.0345679">
                <text:p>0.0345679</text:p>
              </table:table-cell>
              <table:table-cell office:value-type="float" office:value="0.0339669">
                <text:p>0.0339669</text:p>
              </table:table-cell>
              <table:table-cell office:value-type="float" office:value="0.0327456">
                <text:p>0.0327456</text:p>
              </table:table-cell>
              <table:table-cell office:value-type="float" office:value="0.0312438">
                <text:p>0.0312438</text:p>
              </table:table-cell>
              <table:table-cell office:value-type="float" office:value="0.0330302">
                <text:p>0.0330302</text:p>
              </table:table-cell>
              <table:table-cell office:value-type="float" office:value="0.0337831">
                <text:p>0.0337831</text:p>
              </table:table-cell>
              <table:table-cell office:value-type="float" office:value="0.0326436">
                <text:p>0.0326436</text:p>
              </table:table-cell>
              <table:table-cell office:value-type="float" office:value="0.0345814">
                <text:p>0.0345814</text:p>
              </table:table-cell>
              <table:table-cell office:value-type="float" office:value="0.0354758">
                <text:p>0.0354758</text:p>
              </table:table-cell>
              <table:table-cell office:value-type="float" office:value="0.0326321">
                <text:p>0.0326321</text:p>
              </table:table-cell>
              <table:table-cell office:value-type="float" office:value="0.0342166">
                <text:p>0.0342166</text:p>
              </table:table-cell>
              <table:table-cell office:value-type="float" office:value="0.0354642">
                <text:p>0.0354642</text:p>
              </table:table-cell>
              <table:table-cell office:value-type="float" office:value="0.0367622">
                <text:p>0.0367622</text:p>
              </table:table-cell>
              <table:table-cell office:value-type="float" office:value="0.0371101">
                <text:p>0.0371101</text:p>
              </table:table-cell>
              <table:table-cell office:value-type="float" office:value="0.0310526">
                <text:p>0.0310526</text:p>
              </table:table-cell>
              <table:table-cell office:value-type="float" office:value="0.0263604">
                <text:p>0.0263604</text:p>
              </table:table-cell>
              <table:table-cell office:value-type="float" office:value="0.0327228">
                <text:p>0.0327228</text:p>
              </table:table-cell>
              <table:table-cell office:value-type="float" office:value="0.0272023">
                <text:p>0.027202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306039">
                <text:p>0.0306039</text:p>
              </table:table-cell>
              <table:table-cell office:value-type="float" office:value="0.0388385">
                <text:p>0.0388385</text:p>
              </table:table-cell>
              <table:table-cell office:value-type="float" office:value="0.0389076">
                <text:p>0.0389076</text:p>
              </table:table-cell>
              <table:table-cell office:value-type="float" office:value="0.0205708">
                <text:p>0.0205708</text:p>
              </table:table-cell>
              <table:table-cell office:value-type="float" office:value="0.0292142">
                <text:p>0.0292142</text:p>
              </table:table-cell>
              <table:table-cell office:value-type="float" office:value="0.0264815">
                <text:p>0.0264815</text:p>
              </table:table-cell>
              <table:table-cell office:value-type="float" office:value="0.030726">
                <text:p>0.030726</text:p>
              </table:table-cell>
              <table:table-cell office:value-type="float" office:value="0.0345676">
                <text:p>0.0345676</text:p>
              </table:table-cell>
              <table:table-cell office:value-type="float" office:value="0.0339666">
                <text:p>0.0339666</text:p>
              </table:table-cell>
              <table:table-cell office:value-type="float" office:value="0.0327453">
                <text:p>0.0327453</text:p>
              </table:table-cell>
              <table:table-cell office:value-type="float" office:value="0.0312436">
                <text:p>0.0312436</text:p>
              </table:table-cell>
              <table:table-cell office:value-type="float" office:value="0.0330299">
                <text:p>0.0330299</text:p>
              </table:table-cell>
              <table:table-cell office:value-type="float" office:value="0.0337829">
                <text:p>0.0337829</text:p>
              </table:table-cell>
              <table:table-cell office:value-type="float" office:value="0.0326433">
                <text:p>0.0326433</text:p>
              </table:table-cell>
              <table:table-cell office:value-type="float" office:value="0.0345811">
                <text:p>0.0345811</text:p>
              </table:table-cell>
              <table:table-cell office:value-type="float" office:value="0.0354755">
                <text:p>0.0354755</text:p>
              </table:table-cell>
              <table:table-cell office:value-type="float" office:value="0.0326318">
                <text:p>0.0326318</text:p>
              </table:table-cell>
              <table:table-cell office:value-type="float" office:value="0.0342163">
                <text:p>0.0342163</text:p>
              </table:table-cell>
              <table:table-cell office:value-type="float" office:value="0.0354639">
                <text:p>0.0354639</text:p>
              </table:table-cell>
              <table:table-cell office:value-type="float" office:value="0.0367618">
                <text:p>0.0367618</text:p>
              </table:table-cell>
              <table:table-cell office:value-type="float" office:value="0.0371098">
                <text:p>0.0371098</text:p>
              </table:table-cell>
              <table:table-cell office:value-type="float" office:value="0.0310523">
                <text:p>0.0310523</text:p>
              </table:table-cell>
              <table:table-cell office:value-type="float" office:value="0.0263602">
                <text:p>0.0263602</text:p>
              </table:table-cell>
              <table:table-cell office:value-type="float" office:value="0.0327225">
                <text:p>0.0327225</text:p>
              </table:table-cell>
              <table:table-cell office:value-type="float" office:value="0.0272021">
                <text:p>0.027202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306037">
                <text:p>0.0306037</text:p>
              </table:table-cell>
              <table:table-cell office:value-type="float" office:value="0.0388383">
                <text:p>0.0388383</text:p>
              </table:table-cell>
              <table:table-cell office:value-type="float" office:value="0.0389074">
                <text:p>0.0389074</text:p>
              </table:table-cell>
              <table:table-cell office:value-type="float" office:value="0.0205707">
                <text:p>0.0205707</text:p>
              </table:table-cell>
              <table:table-cell office:value-type="float" office:value="0.029214">
                <text:p>0.029214</text:p>
              </table:table-cell>
              <table:table-cell office:value-type="float" office:value="0.0264813">
                <text:p>0.0264813</text:p>
              </table:table-cell>
              <table:table-cell office:value-type="float" office:value="0.0307258">
                <text:p>0.0307258</text:p>
              </table:table-cell>
              <table:table-cell office:value-type="float" office:value="0.0345674">
                <text:p>0.0345674</text:p>
              </table:table-cell>
              <table:table-cell office:value-type="float" office:value="0.0339664">
                <text:p>0.0339664</text:p>
              </table:table-cell>
              <table:table-cell office:value-type="float" office:value="0.0327451">
                <text:p>0.0327451</text:p>
              </table:table-cell>
              <table:table-cell office:value-type="float" office:value="0.0312434">
                <text:p>0.0312434</text:p>
              </table:table-cell>
              <table:table-cell office:value-type="float" office:value="0.0330297">
                <text:p>0.0330297</text:p>
              </table:table-cell>
              <table:table-cell office:value-type="float" office:value="0.0337826">
                <text:p>0.0337826</text:p>
              </table:table-cell>
              <table:table-cell office:value-type="float" office:value="0.0326431">
                <text:p>0.0326431</text:p>
              </table:table-cell>
              <table:table-cell office:value-type="float" office:value="0.0345809">
                <text:p>0.0345809</text:p>
              </table:table-cell>
              <table:table-cell office:value-type="float" office:value="0.0354753">
                <text:p>0.0354753</text:p>
              </table:table-cell>
              <table:table-cell office:value-type="float" office:value="0.0326316">
                <text:p>0.0326316</text:p>
              </table:table-cell>
              <table:table-cell office:value-type="float" office:value="0.0342161">
                <text:p>0.0342161</text:p>
              </table:table-cell>
              <table:table-cell office:value-type="float" office:value="0.0354636">
                <text:p>0.0354636</text:p>
              </table:table-cell>
              <table:table-cell office:value-type="float" office:value="0.0367616">
                <text:p>0.0367616</text:p>
              </table:table-cell>
              <table:table-cell office:value-type="float" office:value="0.0371095">
                <text:p>0.0371095</text:p>
              </table:table-cell>
              <table:table-cell office:value-type="float" office:value="0.0310521">
                <text:p>0.0310521</text:p>
              </table:table-cell>
              <table:table-cell office:value-type="float" office:value="0.0263601">
                <text:p>0.0263601</text:p>
              </table:table-cell>
              <table:table-cell office:value-type="float" office:value="0.0327223">
                <text:p>0.0327223</text:p>
              </table:table-cell>
              <table:table-cell office:value-type="float" office:value="0.027202">
                <text:p>0.0272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306035">
                <text:p>0.0306035</text:p>
              </table:table-cell>
              <table:table-cell office:value-type="float" office:value="0.0388381">
                <text:p>0.0388381</text:p>
              </table:table-cell>
              <table:table-cell office:value-type="float" office:value="0.0389072">
                <text:p>0.0389072</text:p>
              </table:table-cell>
              <table:table-cell office:value-type="float" office:value="0.0205706">
                <text:p>0.0205706</text:p>
              </table:table-cell>
              <table:table-cell office:value-type="float" office:value="0.0292139">
                <text:p>0.0292139</text:p>
              </table:table-cell>
              <table:table-cell office:value-type="float" office:value="0.0264812">
                <text:p>0.0264812</text:p>
              </table:table-cell>
              <table:table-cell office:value-type="float" office:value="0.0307257">
                <text:p>0.0307257</text:p>
              </table:table-cell>
              <table:table-cell office:value-type="float" office:value="0.0345672">
                <text:p>0.0345672</text:p>
              </table:table-cell>
              <table:table-cell office:value-type="float" office:value="0.0339662">
                <text:p>0.0339662</text:p>
              </table:table-cell>
              <table:table-cell office:value-type="float" office:value="0.0327449">
                <text:p>0.0327449</text:p>
              </table:table-cell>
              <table:table-cell office:value-type="float" office:value="0.0312432">
                <text:p>0.0312432</text:p>
              </table:table-cell>
              <table:table-cell office:value-type="float" office:value="0.0330295">
                <text:p>0.0330295</text:p>
              </table:table-cell>
              <table:table-cell office:value-type="float" office:value="0.0337825">
                <text:p>0.0337825</text:p>
              </table:table-cell>
              <table:table-cell office:value-type="float" office:value="0.0326429">
                <text:p>0.0326429</text:p>
              </table:table-cell>
              <table:table-cell office:value-type="float" office:value="0.0345807">
                <text:p>0.0345807</text:p>
              </table:table-cell>
              <table:table-cell office:value-type="float" office:value="0.0354751">
                <text:p>0.0354751</text:p>
              </table:table-cell>
              <table:table-cell office:value-type="float" office:value="0.0326315">
                <text:p>0.0326315</text:p>
              </table:table-cell>
              <table:table-cell office:value-type="float" office:value="0.0342159">
                <text:p>0.0342159</text:p>
              </table:table-cell>
              <table:table-cell office:value-type="float" office:value="0.0354635">
                <text:p>0.0354635</text:p>
              </table:table-cell>
              <table:table-cell office:value-type="float" office:value="0.0367614">
                <text:p>0.0367614</text:p>
              </table:table-cell>
              <table:table-cell office:value-type="float" office:value="0.0371094">
                <text:p>0.0371094</text:p>
              </table:table-cell>
              <table:table-cell office:value-type="float" office:value="0.031052">
                <text:p>0.031052</text:p>
              </table:table-cell>
              <table:table-cell office:value-type="float" office:value="0.02636">
                <text:p>0.02636</text:p>
              </table:table-cell>
              <table:table-cell office:value-type="float" office:value="0.0327222">
                <text:p>0.0327222</text:p>
              </table:table-cell>
              <table:table-cell office:value-type="float" office:value="0.0272018">
                <text:p>0.027201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306034">
                <text:p>0.0306034</text:p>
              </table:table-cell>
              <table:table-cell office:value-type="float" office:value="0.0388379">
                <text:p>0.0388379</text:p>
              </table:table-cell>
              <table:table-cell office:value-type="float" office:value="0.038907">
                <text:p>0.038907</text:p>
              </table:table-cell>
              <table:table-cell office:value-type="float" office:value="0.0205706">
                <text:p>0.0205706</text:p>
              </table:table-cell>
              <table:table-cell office:value-type="float" office:value="0.0292138">
                <text:p>0.0292138</text:p>
              </table:table-cell>
              <table:table-cell office:value-type="float" office:value="0.0264811">
                <text:p>0.0264811</text:p>
              </table:table-cell>
              <table:table-cell office:value-type="float" office:value="0.0307256">
                <text:p>0.0307256</text:p>
              </table:table-cell>
              <table:table-cell office:value-type="float" office:value="0.0345671">
                <text:p>0.0345671</text:p>
              </table:table-cell>
              <table:table-cell office:value-type="float" office:value="0.0339661">
                <text:p>0.0339661</text:p>
              </table:table-cell>
              <table:table-cell office:value-type="float" office:value="0.0327448">
                <text:p>0.0327448</text:p>
              </table:table-cell>
              <table:table-cell office:value-type="float" office:value="0.0312431">
                <text:p>0.0312431</text:p>
              </table:table-cell>
              <table:table-cell office:value-type="float" office:value="0.0330294">
                <text:p>0.0330294</text:p>
              </table:table-cell>
              <table:table-cell office:value-type="float" office:value="0.0337824">
                <text:p>0.0337824</text:p>
              </table:table-cell>
              <table:table-cell office:value-type="float" office:value="0.0326428">
                <text:p>0.0326428</text:p>
              </table:table-cell>
              <table:table-cell office:value-type="float" office:value="0.0345806">
                <text:p>0.0345806</text:p>
              </table:table-cell>
              <table:table-cell office:value-type="float" office:value="0.035475">
                <text:p>0.035475</text:p>
              </table:table-cell>
              <table:table-cell office:value-type="float" office:value="0.0326314">
                <text:p>0.0326314</text:p>
              </table:table-cell>
              <table:table-cell office:value-type="float" office:value="0.0342158">
                <text:p>0.0342158</text:p>
              </table:table-cell>
              <table:table-cell office:value-type="float" office:value="0.0354633">
                <text:p>0.0354633</text:p>
              </table:table-cell>
              <table:table-cell office:value-type="float" office:value="0.0367613">
                <text:p>0.0367613</text:p>
              </table:table-cell>
              <table:table-cell office:value-type="float" office:value="0.0371092">
                <text:p>0.0371092</text:p>
              </table:table-cell>
              <table:table-cell office:value-type="float" office:value="0.0310519">
                <text:p>0.0310519</text:p>
              </table:table-cell>
              <table:table-cell office:value-type="float" office:value="0.0263599">
                <text:p>0.0263599</text:p>
              </table:table-cell>
              <table:table-cell office:value-type="float" office:value="0.0327221">
                <text:p>0.0327221</text:p>
              </table:table-cell>
              <table:table-cell office:value-type="float" office:value="0.0272018">
                <text:p>0.02720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306033">
                <text:p>0.0306033</text:p>
              </table:table-cell>
              <table:table-cell office:value-type="float" office:value="0.0388378">
                <text:p>0.0388378</text:p>
              </table:table-cell>
              <table:table-cell office:value-type="float" office:value="0.0389069">
                <text:p>0.0389069</text:p>
              </table:table-cell>
              <table:table-cell office:value-type="float" office:value="0.0205705">
                <text:p>0.0205705</text:p>
              </table:table-cell>
              <table:table-cell office:value-type="float" office:value="0.0292137">
                <text:p>0.0292137</text:p>
              </table:table-cell>
              <table:table-cell office:value-type="float" office:value="0.0264811">
                <text:p>0.0264811</text:p>
              </table:table-cell>
              <table:table-cell office:value-type="float" office:value="0.0307255">
                <text:p>0.0307255</text:p>
              </table:table-cell>
              <table:table-cell office:value-type="float" office:value="0.034567">
                <text:p>0.034567</text:p>
              </table:table-cell>
              <table:table-cell office:value-type="float" office:value="0.033966">
                <text:p>0.033966</text:p>
              </table:table-cell>
              <table:table-cell office:value-type="float" office:value="0.0327447">
                <text:p>0.0327447</text:p>
              </table:table-cell>
              <table:table-cell office:value-type="float" office:value="0.031243">
                <text:p>0.031243</text:p>
              </table:table-cell>
              <table:table-cell office:value-type="float" office:value="0.0330293">
                <text:p>0.0330293</text:p>
              </table:table-cell>
              <table:table-cell office:value-type="float" office:value="0.0337823">
                <text:p>0.0337823</text:p>
              </table:table-cell>
              <table:table-cell office:value-type="float" office:value="0.0326427">
                <text:p>0.0326427</text:p>
              </table:table-cell>
              <table:table-cell office:value-type="float" office:value="0.0345805">
                <text:p>0.0345805</text:p>
              </table:table-cell>
              <table:table-cell office:value-type="float" office:value="0.0354749">
                <text:p>0.0354749</text:p>
              </table:table-cell>
              <table:table-cell office:value-type="float" office:value="0.0326313">
                <text:p>0.0326313</text:p>
              </table:table-cell>
              <table:table-cell office:value-type="float" office:value="0.0342157">
                <text:p>0.0342157</text:p>
              </table:table-cell>
              <table:table-cell office:value-type="float" office:value="0.0354632">
                <text:p>0.0354632</text:p>
              </table:table-cell>
              <table:table-cell office:value-type="float" office:value="0.0367612">
                <text:p>0.0367612</text:p>
              </table:table-cell>
              <table:table-cell office:value-type="float" office:value="0.0371091">
                <text:p>0.0371091</text:p>
              </table:table-cell>
              <table:table-cell office:value-type="float" office:value="0.0310518">
                <text:p>0.0310518</text:p>
              </table:table-cell>
              <table:table-cell office:value-type="float" office:value="0.0263598">
                <text:p>0.0263598</text:p>
              </table:table-cell>
              <table:table-cell office:value-type="float" office:value="0.032722">
                <text:p>0.032722</text:p>
              </table:table-cell>
              <table:table-cell office:value-type="float" office:value="0.0272017">
                <text:p>0.027201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306033">
                <text:p>0.0306033</text:p>
              </table:table-cell>
              <table:table-cell office:value-type="float" office:value="0.0388378">
                <text:p>0.0388378</text:p>
              </table:table-cell>
              <table:table-cell office:value-type="float" office:value="0.0389068">
                <text:p>0.0389068</text:p>
              </table:table-cell>
              <table:table-cell office:value-type="float" office:value="0.0205705">
                <text:p>0.0205705</text:p>
              </table:table-cell>
              <table:table-cell office:value-type="float" office:value="0.0292136">
                <text:p>0.0292136</text:p>
              </table:table-cell>
              <table:table-cell office:value-type="float" office:value="0.026481">
                <text:p>0.026481</text:p>
              </table:table-cell>
              <table:table-cell office:value-type="float" office:value="0.0307255">
                <text:p>0.0307255</text:p>
              </table:table-cell>
              <table:table-cell office:value-type="float" office:value="0.0345669">
                <text:p>0.0345669</text:p>
              </table:table-cell>
              <table:table-cell office:value-type="float" office:value="0.033966">
                <text:p>0.033966</text:p>
              </table:table-cell>
              <table:table-cell office:value-type="float" office:value="0.0327447">
                <text:p>0.0327447</text:p>
              </table:table-cell>
              <table:table-cell office:value-type="float" office:value="0.031243">
                <text:p>0.031243</text:p>
              </table:table-cell>
              <table:table-cell office:value-type="float" office:value="0.0330293">
                <text:p>0.0330293</text:p>
              </table:table-cell>
              <table:table-cell office:value-type="float" office:value="0.0337822">
                <text:p>0.0337822</text:p>
              </table:table-cell>
              <table:table-cell office:value-type="float" office:value="0.0326427">
                <text:p>0.0326427</text:p>
              </table:table-cell>
              <table:table-cell office:value-type="float" office:value="0.0345804">
                <text:p>0.0345804</text:p>
              </table:table-cell>
              <table:table-cell office:value-type="float" office:value="0.0354748">
                <text:p>0.0354748</text:p>
              </table:table-cell>
              <table:table-cell office:value-type="float" office:value="0.0326312">
                <text:p>0.0326312</text:p>
              </table:table-cell>
              <table:table-cell office:value-type="float" office:value="0.0342156">
                <text:p>0.0342156</text:p>
              </table:table-cell>
              <table:table-cell office:value-type="float" office:value="0.0354632">
                <text:p>0.0354632</text:p>
              </table:table-cell>
              <table:table-cell office:value-type="float" office:value="0.0367611">
                <text:p>0.0367611</text:p>
              </table:table-cell>
              <table:table-cell office:value-type="float" office:value="0.0371091">
                <text:p>0.0371091</text:p>
              </table:table-cell>
              <table:table-cell office:value-type="float" office:value="0.0310518">
                <text:p>0.0310518</text:p>
              </table:table-cell>
              <table:table-cell office:value-type="float" office:value="0.0263598">
                <text:p>0.0263598</text:p>
              </table:table-cell>
              <table:table-cell office:value-type="float" office:value="0.0327219">
                <text:p>0.0327219</text:p>
              </table:table-cell>
              <table:table-cell office:value-type="float" office:value="0.0272016">
                <text:p>0.027201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306032">
                <text:p>0.0306032</text:p>
              </table:table-cell>
              <table:table-cell office:value-type="float" office:value="0.0388377">
                <text:p>0.0388377</text:p>
              </table:table-cell>
              <table:table-cell office:value-type="float" office:value="0.0389068">
                <text:p>0.0389068</text:p>
              </table:table-cell>
              <table:table-cell office:value-type="float" office:value="0.0205705">
                <text:p>0.0205705</text:p>
              </table:table-cell>
              <table:table-cell office:value-type="float" office:value="0.0292136">
                <text:p>0.0292136</text:p>
              </table:table-cell>
              <table:table-cell office:value-type="float" office:value="0.026481">
                <text:p>0.026481</text:p>
              </table:table-cell>
              <table:table-cell office:value-type="float" office:value="0.0307254">
                <text:p>0.0307254</text:p>
              </table:table-cell>
              <table:table-cell office:value-type="float" office:value="0.0345669">
                <text:p>0.0345669</text:p>
              </table:table-cell>
              <table:table-cell office:value-type="float" office:value="0.0339659">
                <text:p>0.0339659</text:p>
              </table:table-cell>
              <table:table-cell office:value-type="float" office:value="0.0327446">
                <text:p>0.0327446</text:p>
              </table:table-cell>
              <table:table-cell office:value-type="float" office:value="0.0312429">
                <text:p>0.0312429</text:p>
              </table:table-cell>
              <table:table-cell office:value-type="float" office:value="0.0330292">
                <text:p>0.0330292</text:p>
              </table:table-cell>
              <table:table-cell office:value-type="float" office:value="0.0337822">
                <text:p>0.0337822</text:p>
              </table:table-cell>
              <table:table-cell office:value-type="float" office:value="0.0326426">
                <text:p>0.0326426</text:p>
              </table:table-cell>
              <table:table-cell office:value-type="float" office:value="0.0345804">
                <text:p>0.0345804</text:p>
              </table:table-cell>
              <table:table-cell office:value-type="float" office:value="0.0354748">
                <text:p>0.0354748</text:p>
              </table:table-cell>
              <table:table-cell office:value-type="float" office:value="0.0326312">
                <text:p>0.0326312</text:p>
              </table:table-cell>
              <table:table-cell office:value-type="float" office:value="0.0342156">
                <text:p>0.0342156</text:p>
              </table:table-cell>
              <table:table-cell office:value-type="float" office:value="0.0354631">
                <text:p>0.0354631</text:p>
              </table:table-cell>
              <table:table-cell office:value-type="float" office:value="0.0367611">
                <text:p>0.0367611</text:p>
              </table:table-cell>
              <table:table-cell office:value-type="float" office:value="0.037109">
                <text:p>0.037109</text:p>
              </table:table-cell>
              <table:table-cell office:value-type="float" office:value="0.0310517">
                <text:p>0.0310517</text:p>
              </table:table-cell>
              <table:table-cell office:value-type="float" office:value="0.0263597">
                <text:p>0.0263597</text:p>
              </table:table-cell>
              <table:table-cell office:value-type="float" office:value="0.0327219">
                <text:p>0.0327219</text:p>
              </table:table-cell>
              <table:table-cell office:value-type="float" office:value="0.0272016">
                <text:p>0.027201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306032">
                <text:p>0.0306032</text:p>
              </table:table-cell>
              <table:table-cell office:value-type="float" office:value="0.0388377">
                <text:p>0.0388377</text:p>
              </table:table-cell>
              <table:table-cell office:value-type="float" office:value="0.0389067">
                <text:p>0.0389067</text:p>
              </table:table-cell>
              <table:table-cell office:value-type="float" office:value="0.0205705">
                <text:p>0.0205705</text:p>
              </table:table-cell>
              <table:table-cell office:value-type="float" office:value="0.0292136">
                <text:p>0.0292136</text:p>
              </table:table-cell>
              <table:table-cell office:value-type="float" office:value="0.026481">
                <text:p>0.026481</text:p>
              </table:table-cell>
              <table:table-cell office:value-type="float" office:value="0.0307254">
                <text:p>0.0307254</text:p>
              </table:table-cell>
              <table:table-cell office:value-type="float" office:value="0.0345668">
                <text:p>0.0345668</text:p>
              </table:table-cell>
              <table:table-cell office:value-type="float" office:value="0.0339659">
                <text:p>0.0339659</text:p>
              </table:table-cell>
              <table:table-cell office:value-type="float" office:value="0.0327446">
                <text:p>0.0327446</text:p>
              </table:table-cell>
              <table:table-cell office:value-type="float" office:value="0.0312429">
                <text:p>0.0312429</text:p>
              </table:table-cell>
              <table:table-cell office:value-type="float" office:value="0.0330292">
                <text:p>0.0330292</text:p>
              </table:table-cell>
              <table:table-cell office:value-type="float" office:value="0.0337821">
                <text:p>0.0337821</text:p>
              </table:table-cell>
              <table:table-cell office:value-type="float" office:value="0.0326426">
                <text:p>0.0326426</text:p>
              </table:table-cell>
              <table:table-cell office:value-type="float" office:value="0.0345804">
                <text:p>0.0345804</text:p>
              </table:table-cell>
              <table:table-cell office:value-type="float" office:value="0.0354747">
                <text:p>0.0354747</text:p>
              </table:table-cell>
              <table:table-cell office:value-type="float" office:value="0.0326311">
                <text:p>0.0326311</text:p>
              </table:table-cell>
              <table:table-cell office:value-type="float" office:value="0.0342155">
                <text:p>0.0342155</text:p>
              </table:table-cell>
              <table:table-cell office:value-type="float" office:value="0.0354631">
                <text:p>0.0354631</text:p>
              </table:table-cell>
              <table:table-cell office:value-type="float" office:value="0.036761">
                <text:p>0.036761</text:p>
              </table:table-cell>
              <table:table-cell office:value-type="float" office:value="0.037109">
                <text:p>0.037109</text:p>
              </table:table-cell>
              <table:table-cell office:value-type="float" office:value="0.0310517">
                <text:p>0.0310517</text:p>
              </table:table-cell>
              <table:table-cell office:value-type="float" office:value="0.0263597">
                <text:p>0.0263597</text:p>
              </table:table-cell>
              <table:table-cell office:value-type="float" office:value="0.0327218">
                <text:p>0.0327218</text:p>
              </table:table-cell>
              <table:table-cell office:value-type="float" office:value="0.0272016">
                <text:p>0.02720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306032">
                <text:p>0.0306032</text:p>
              </table:table-cell>
              <table:table-cell office:value-type="float" office:value="0.0388376">
                <text:p>0.0388376</text:p>
              </table:table-cell>
              <table:table-cell office:value-type="float" office:value="0.0389067">
                <text:p>0.0389067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6">
                <text:p>0.0292136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4">
                <text:p>0.0307254</text:p>
              </table:table-cell>
              <table:table-cell office:value-type="float" office:value="0.0345668">
                <text:p>0.0345668</text:p>
              </table:table-cell>
              <table:table-cell office:value-type="float" office:value="0.0339659">
                <text:p>0.0339659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9">
                <text:p>0.0312429</text:p>
              </table:table-cell>
              <table:table-cell office:value-type="float" office:value="0.0330292">
                <text:p>0.0330292</text:p>
              </table:table-cell>
              <table:table-cell office:value-type="float" office:value="0.0337821">
                <text:p>0.0337821</text:p>
              </table:table-cell>
              <table:table-cell office:value-type="float" office:value="0.0326426">
                <text:p>0.0326426</text:p>
              </table:table-cell>
              <table:table-cell office:value-type="float" office:value="0.0345803">
                <text:p>0.0345803</text:p>
              </table:table-cell>
              <table:table-cell office:value-type="float" office:value="0.0354747">
                <text:p>0.0354747</text:p>
              </table:table-cell>
              <table:table-cell office:value-type="float" office:value="0.0326311">
                <text:p>0.0326311</text:p>
              </table:table-cell>
              <table:table-cell office:value-type="float" office:value="0.0342155">
                <text:p>0.0342155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1">
                <text:p>0.036761</text:p>
              </table:table-cell>
              <table:table-cell office:value-type="float" office:value="0.0371089">
                <text:p>0.0371089</text:p>
              </table:table-cell>
              <table:table-cell office:value-type="float" office:value="0.0310517">
                <text:p>0.0310517</text:p>
              </table:table-cell>
              <table:table-cell office:value-type="float" office:value="0.0263597">
                <text:p>0.0263597</text:p>
              </table:table-cell>
              <table:table-cell office:value-type="float" office:value="0.0327218">
                <text:p>0.0327218</text:p>
              </table:table-cell>
              <table:table-cell office:value-type="float" office:value="0.0272016">
                <text:p>0.027201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306032">
                <text:p>0.0306032</text:p>
              </table:table-cell>
              <table:table-cell office:value-type="float" office:value="0.0388376">
                <text:p>0.0388376</text:p>
              </table:table-cell>
              <table:table-cell office:value-type="float" office:value="0.0389067">
                <text:p>0.0389067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8">
                <text:p>0.0345668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9">
                <text:p>0.0312429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1">
                <text:p>0.0337821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3">
                <text:p>0.0345803</text:p>
              </table:table-cell>
              <table:table-cell office:value-type="float" office:value="0.0354747">
                <text:p>0.0354747</text:p>
              </table:table-cell>
              <table:table-cell office:value-type="float" office:value="0.0326311">
                <text:p>0.0326311</text:p>
              </table:table-cell>
              <table:table-cell office:value-type="float" office:value="0.0342155">
                <text:p>0.0342155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1">
                <text:p>0.036761</text:p>
              </table:table-cell>
              <table:table-cell office:value-type="float" office:value="0.0371089">
                <text:p>0.0371089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7">
                <text:p>0.0263597</text:p>
              </table:table-cell>
              <table:table-cell office:value-type="float" office:value="0.0327218">
                <text:p>0.0327218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306032">
                <text:p>0.0306032</text:p>
              </table:table-cell>
              <table:table-cell office:value-type="float" office:value="0.0388376">
                <text:p>0.0388376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1">
                <text:p>0.0337821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3">
                <text:p>0.0345803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1">
                <text:p>0.0326311</text:p>
              </table:table-cell>
              <table:table-cell office:value-type="float" office:value="0.0342155">
                <text:p>0.0342155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1">
                <text:p>0.036761</text:p>
              </table:table-cell>
              <table:table-cell office:value-type="float" office:value="0.0371089">
                <text:p>0.0371089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7">
                <text:p>0.0263597</text:p>
              </table:table-cell>
              <table:table-cell office:value-type="float" office:value="0.0327218">
                <text:p>0.0327218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6">
                <text:p>0.0388376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3">
                <text:p>0.0345803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1">
                <text:p>0.0326311</text:p>
              </table:table-cell>
              <table:table-cell office:value-type="float" office:value="0.0342155">
                <text:p>0.0342155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9">
                <text:p>0.0371089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8">
                <text:p>0.0327218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6">
                <text:p>0.0388376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3">
                <text:p>0.0345803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1">
                <text:p>0.032631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9">
                <text:p>0.0371089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3">
                <text:p>0.0345803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1">
                <text:p>0.032631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3">
                <text:p>0.0345803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3">
                <text:p>0.0345803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0.654cm" svg:height="9cm" xlink:href=".." xlink:type="simple" chart:class="chart:line" chart:style-name="ch1">
        <chart:legend chart:legend-position="end" svg:x="37.436cm" svg:y="1.213cm" style:legend-expansion="high" chart:style-name="ch2"/>
        <chart:plot-area chart:style-name="ch3" table:cell-range-address="Sheet1.A206:Sheet1.Z307" chart:data-source-has-labels="both" svg:x="0.813cm" svg:y="0.18cm" svg:width="35.81cm" svg:height="8.64cm">
          <chartooo:coordinate-region svg:x="1.911cm" svg:y="0.379cm" svg:width="34.432cm" svg:height="7.396cm"/>
          <chart:axis chart:dimension="x" chart:name="primary-x" chart:style-name="ch4" chartooo:axis-type="auto">
            <chartooo:date-scale/>
            <chart:categories table:cell-range-address="Sheet1.A207:Sheet1.A30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07:Sheet1.B307" chart:label-cell-address="Sheet1.B206:Sheet1.B206" chart:class="chart:line">
            <chart:data-point chart:repeated="101"/>
          </chart:series>
          <chart:series chart:style-name="ch7" chart:values-cell-range-address="Sheet1.C207:Sheet1.C307" chart:label-cell-address="Sheet1.C206:Sheet1.C206" chart:class="chart:line">
            <chart:data-point chart:repeated="101"/>
          </chart:series>
          <chart:series chart:style-name="ch8" chart:values-cell-range-address="Sheet1.D207:Sheet1.D307" chart:label-cell-address="Sheet1.D206:Sheet1.D206" chart:class="chart:line">
            <chart:data-point chart:repeated="101"/>
          </chart:series>
          <chart:series chart:style-name="ch9" chart:values-cell-range-address="Sheet1.E207:Sheet1.E307" chart:label-cell-address="Sheet1.E206:Sheet1.E206" chart:class="chart:line">
            <chart:data-point chart:repeated="101"/>
          </chart:series>
          <chart:series chart:style-name="ch10" chart:values-cell-range-address="Sheet1.F207:Sheet1.F307" chart:label-cell-address="Sheet1.F206:Sheet1.F206" chart:class="chart:line">
            <chart:data-point chart:repeated="101"/>
          </chart:series>
          <chart:series chart:style-name="ch11" chart:values-cell-range-address="Sheet1.G207:Sheet1.G307" chart:label-cell-address="Sheet1.G206:Sheet1.G206" chart:class="chart:line">
            <chart:data-point chart:repeated="101"/>
          </chart:series>
          <chart:series chart:style-name="ch12" chart:values-cell-range-address="Sheet1.H207:Sheet1.H307" chart:label-cell-address="Sheet1.H206:Sheet1.H206" chart:class="chart:line">
            <chart:data-point chart:repeated="101"/>
          </chart:series>
          <chart:series chart:style-name="ch13" chart:values-cell-range-address="Sheet1.I207:Sheet1.I307" chart:label-cell-address="Sheet1.I206:Sheet1.I206" chart:class="chart:line">
            <chart:data-point chart:repeated="101"/>
          </chart:series>
          <chart:series chart:style-name="ch14" chart:values-cell-range-address="Sheet1.J207:Sheet1.J307" chart:label-cell-address="Sheet1.J206:Sheet1.J206" chart:class="chart:line">
            <chart:data-point chart:repeated="101"/>
          </chart:series>
          <chart:series chart:style-name="ch15" chart:values-cell-range-address="Sheet1.K207:Sheet1.K307" chart:label-cell-address="Sheet1.K206:Sheet1.K206" chart:class="chart:line">
            <chart:data-point chart:repeated="101"/>
          </chart:series>
          <chart:series chart:style-name="ch16" chart:values-cell-range-address="Sheet1.L207:Sheet1.L307" chart:label-cell-address="Sheet1.L206:Sheet1.L206" chart:class="chart:line">
            <chart:data-point chart:repeated="101"/>
          </chart:series>
          <chart:series chart:style-name="ch17" chart:values-cell-range-address="Sheet1.M207:Sheet1.M307" chart:label-cell-address="Sheet1.M206:Sheet1.M206" chart:class="chart:line">
            <chart:data-point chart:repeated="101"/>
          </chart:series>
          <chart:series chart:style-name="ch6" chart:values-cell-range-address="Sheet1.N207:Sheet1.N307" chart:label-cell-address="Sheet1.N206:Sheet1.N206" chart:class="chart:line">
            <chart:data-point chart:repeated="101"/>
          </chart:series>
          <chart:series chart:style-name="ch7" chart:values-cell-range-address="Sheet1.O207:Sheet1.O307" chart:label-cell-address="Sheet1.O206:Sheet1.O206" chart:class="chart:line">
            <chart:data-point chart:repeated="101"/>
          </chart:series>
          <chart:series chart:style-name="ch8" chart:values-cell-range-address="Sheet1.P207:Sheet1.P307" chart:label-cell-address="Sheet1.P206:Sheet1.P206" chart:class="chart:line">
            <chart:data-point chart:repeated="101"/>
          </chart:series>
          <chart:series chart:style-name="ch9" chart:values-cell-range-address="Sheet1.Q207:Sheet1.Q307" chart:label-cell-address="Sheet1.Q206:Sheet1.Q206" chart:class="chart:line">
            <chart:data-point chart:repeated="101"/>
          </chart:series>
          <chart:series chart:style-name="ch10" chart:values-cell-range-address="Sheet1.R207:Sheet1.R307" chart:label-cell-address="Sheet1.R206:Sheet1.R206" chart:class="chart:line">
            <chart:data-point chart:repeated="101"/>
          </chart:series>
          <chart:series chart:style-name="ch11" chart:values-cell-range-address="Sheet1.S207:Sheet1.S307" chart:label-cell-address="Sheet1.S206:Sheet1.S206" chart:class="chart:line">
            <chart:data-point chart:repeated="101"/>
          </chart:series>
          <chart:series chart:style-name="ch12" chart:values-cell-range-address="Sheet1.T207:Sheet1.T307" chart:label-cell-address="Sheet1.T206:Sheet1.T206" chart:class="chart:line">
            <chart:data-point chart:repeated="101"/>
          </chart:series>
          <chart:series chart:style-name="ch13" chart:values-cell-range-address="Sheet1.U207:Sheet1.U307" chart:label-cell-address="Sheet1.U206:Sheet1.U206" chart:class="chart:line">
            <chart:data-point chart:repeated="101"/>
          </chart:series>
          <chart:series chart:style-name="ch14" chart:values-cell-range-address="Sheet1.V207:Sheet1.V307" chart:label-cell-address="Sheet1.V206:Sheet1.V206" chart:class="chart:line">
            <chart:data-point chart:repeated="101"/>
          </chart:series>
          <chart:series chart:style-name="ch15" chart:values-cell-range-address="Sheet1.W207:Sheet1.W307" chart:label-cell-address="Sheet1.W206:Sheet1.W206" chart:class="chart:line">
            <chart:data-point chart:repeated="101"/>
          </chart:series>
          <chart:series chart:style-name="ch16" chart:values-cell-range-address="Sheet1.X207:Sheet1.X307" chart:label-cell-address="Sheet1.X206:Sheet1.X206" chart:class="chart:line">
            <chart:data-point chart:repeated="101"/>
          </chart:series>
          <chart:series chart:style-name="ch17" chart:values-cell-range-address="Sheet1.Y207:Sheet1.Y307" chart:label-cell-address="Sheet1.Y206:Sheet1.Y206" chart:class="chart:line">
            <chart:data-point chart:repeated="101"/>
          </chart:series>
          <chart:series chart:style-name="ch6" chart:values-cell-range-address="Sheet1.Z207:Sheet1.Z307" chart:label-cell-address="Sheet1.Z206:Sheet1.Z206" chart:class="chart:line">
            <chart:data-point chart:repeated="10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B206:Sheet1.B206</svg:desc>
                </draw:g>
              </table:table-cell>
              <table:table-cell office:value-type="string">
                <text:p>1</text:p>
                <draw:g>
                  <svg:desc>Sheet1.C206:Sheet1.C206</svg:desc>
                </draw:g>
              </table:table-cell>
              <table:table-cell office:value-type="string">
                <text:p>2</text:p>
                <draw:g>
                  <svg:desc>Sheet1.D206:Sheet1.D206</svg:desc>
                </draw:g>
              </table:table-cell>
              <table:table-cell office:value-type="string">
                <text:p>3</text:p>
                <draw:g>
                  <svg:desc>Sheet1.E206:Sheet1.E206</svg:desc>
                </draw:g>
              </table:table-cell>
              <table:table-cell office:value-type="string">
                <text:p>4</text:p>
                <draw:g>
                  <svg:desc>Sheet1.F206:Sheet1.F206</svg:desc>
                </draw:g>
              </table:table-cell>
              <table:table-cell office:value-type="string">
                <text:p>5</text:p>
                <draw:g>
                  <svg:desc>Sheet1.G206:Sheet1.G206</svg:desc>
                </draw:g>
              </table:table-cell>
              <table:table-cell office:value-type="string">
                <text:p>6</text:p>
                <draw:g>
                  <svg:desc>Sheet1.H206:Sheet1.H206</svg:desc>
                </draw:g>
              </table:table-cell>
              <table:table-cell office:value-type="string">
                <text:p>7</text:p>
                <draw:g>
                  <svg:desc>Sheet1.I206:Sheet1.I206</svg:desc>
                </draw:g>
              </table:table-cell>
              <table:table-cell office:value-type="string">
                <text:p>8</text:p>
                <draw:g>
                  <svg:desc>Sheet1.J206:Sheet1.J206</svg:desc>
                </draw:g>
              </table:table-cell>
              <table:table-cell office:value-type="string">
                <text:p>9</text:p>
                <draw:g>
                  <svg:desc>Sheet1.K206:Sheet1.K206</svg:desc>
                </draw:g>
              </table:table-cell>
              <table:table-cell office:value-type="string">
                <text:p>10</text:p>
                <draw:g>
                  <svg:desc>Sheet1.L206:Sheet1.L206</svg:desc>
                </draw:g>
              </table:table-cell>
              <table:table-cell office:value-type="string">
                <text:p>11</text:p>
                <draw:g>
                  <svg:desc>Sheet1.M206:Sheet1.M206</svg:desc>
                </draw:g>
              </table:table-cell>
              <table:table-cell office:value-type="string">
                <text:p>12</text:p>
                <draw:g>
                  <svg:desc>Sheet1.N206:Sheet1.N206</svg:desc>
                </draw:g>
              </table:table-cell>
              <table:table-cell office:value-type="string">
                <text:p>13</text:p>
                <draw:g>
                  <svg:desc>Sheet1.O206:Sheet1.O206</svg:desc>
                </draw:g>
              </table:table-cell>
              <table:table-cell office:value-type="string">
                <text:p>14</text:p>
                <draw:g>
                  <svg:desc>Sheet1.P206:Sheet1.P206</svg:desc>
                </draw:g>
              </table:table-cell>
              <table:table-cell office:value-type="string">
                <text:p>15</text:p>
                <draw:g>
                  <svg:desc>Sheet1.Q206:Sheet1.Q206</svg:desc>
                </draw:g>
              </table:table-cell>
              <table:table-cell office:value-type="string">
                <text:p>16</text:p>
                <draw:g>
                  <svg:desc>Sheet1.R206:Sheet1.R206</svg:desc>
                </draw:g>
              </table:table-cell>
              <table:table-cell office:value-type="string">
                <text:p>17</text:p>
                <draw:g>
                  <svg:desc>Sheet1.S206:Sheet1.S206</svg:desc>
                </draw:g>
              </table:table-cell>
              <table:table-cell office:value-type="string">
                <text:p>18</text:p>
                <draw:g>
                  <svg:desc>Sheet1.T206:Sheet1.T206</svg:desc>
                </draw:g>
              </table:table-cell>
              <table:table-cell office:value-type="string">
                <text:p>19</text:p>
                <draw:g>
                  <svg:desc>Sheet1.U206:Sheet1.U206</svg:desc>
                </draw:g>
              </table:table-cell>
              <table:table-cell office:value-type="string">
                <text:p>20</text:p>
                <draw:g>
                  <svg:desc>Sheet1.V206:Sheet1.V206</svg:desc>
                </draw:g>
              </table:table-cell>
              <table:table-cell office:value-type="string">
                <text:p>21</text:p>
                <draw:g>
                  <svg:desc>Sheet1.W206:Sheet1.W206</svg:desc>
                </draw:g>
              </table:table-cell>
              <table:table-cell office:value-type="string">
                <text:p>22</text:p>
                <draw:g>
                  <svg:desc>Sheet1.X206:Sheet1.X206</svg:desc>
                </draw:g>
              </table:table-cell>
              <table:table-cell office:value-type="string">
                <text:p>23</text:p>
                <draw:g>
                  <svg:desc>Sheet1.Y206:Sheet1.Y206</svg:desc>
                </draw:g>
              </table:table-cell>
              <table:table-cell office:value-type="string">
                <text:p>24</text:p>
                <draw:g>
                  <svg:desc>Sheet1.Z206:Sheet1.Z20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07:Sheet1.A307</svg:desc>
                </draw:g>
              </table:table-cell>
              <table:table-cell office:value-type="float" office:value="0.04">
                <text:p>0.04</text:p>
                <draw:g>
                  <svg:desc>Sheet1.B207:Sheet1.B307</svg:desc>
                </draw:g>
              </table:table-cell>
              <table:table-cell office:value-type="float" office:value="0.04">
                <text:p>0.04</text:p>
                <draw:g>
                  <svg:desc>Sheet1.C207:Sheet1.C307</svg:desc>
                </draw:g>
              </table:table-cell>
              <table:table-cell office:value-type="float" office:value="0.04">
                <text:p>0.04</text:p>
                <draw:g>
                  <svg:desc>Sheet1.D207:Sheet1.D307</svg:desc>
                </draw:g>
              </table:table-cell>
              <table:table-cell office:value-type="float" office:value="0.04">
                <text:p>0.04</text:p>
                <draw:g>
                  <svg:desc>Sheet1.E207:Sheet1.E307</svg:desc>
                </draw:g>
              </table:table-cell>
              <table:table-cell office:value-type="float" office:value="0.04">
                <text:p>0.04</text:p>
                <draw:g>
                  <svg:desc>Sheet1.F207:Sheet1.F307</svg:desc>
                </draw:g>
              </table:table-cell>
              <table:table-cell office:value-type="float" office:value="0.04">
                <text:p>0.04</text:p>
                <draw:g>
                  <svg:desc>Sheet1.G207:Sheet1.G307</svg:desc>
                </draw:g>
              </table:table-cell>
              <table:table-cell office:value-type="float" office:value="0.04">
                <text:p>0.04</text:p>
                <draw:g>
                  <svg:desc>Sheet1.H207:Sheet1.H307</svg:desc>
                </draw:g>
              </table:table-cell>
              <table:table-cell office:value-type="float" office:value="0.04">
                <text:p>0.04</text:p>
                <draw:g>
                  <svg:desc>Sheet1.I207:Sheet1.I307</svg:desc>
                </draw:g>
              </table:table-cell>
              <table:table-cell office:value-type="float" office:value="0.04">
                <text:p>0.04</text:p>
                <draw:g>
                  <svg:desc>Sheet1.J207:Sheet1.J307</svg:desc>
                </draw:g>
              </table:table-cell>
              <table:table-cell office:value-type="float" office:value="0.04">
                <text:p>0.04</text:p>
                <draw:g>
                  <svg:desc>Sheet1.K207:Sheet1.K307</svg:desc>
                </draw:g>
              </table:table-cell>
              <table:table-cell office:value-type="float" office:value="0.04">
                <text:p>0.04</text:p>
                <draw:g>
                  <svg:desc>Sheet1.L207:Sheet1.L307</svg:desc>
                </draw:g>
              </table:table-cell>
              <table:table-cell office:value-type="float" office:value="0.04">
                <text:p>0.04</text:p>
                <draw:g>
                  <svg:desc>Sheet1.M207:Sheet1.M307</svg:desc>
                </draw:g>
              </table:table-cell>
              <table:table-cell office:value-type="float" office:value="0.04">
                <text:p>0.04</text:p>
                <draw:g>
                  <svg:desc>Sheet1.N207:Sheet1.N307</svg:desc>
                </draw:g>
              </table:table-cell>
              <table:table-cell office:value-type="float" office:value="0.04">
                <text:p>0.04</text:p>
                <draw:g>
                  <svg:desc>Sheet1.O207:Sheet1.O307</svg:desc>
                </draw:g>
              </table:table-cell>
              <table:table-cell office:value-type="float" office:value="0.04">
                <text:p>0.04</text:p>
                <draw:g>
                  <svg:desc>Sheet1.P207:Sheet1.P307</svg:desc>
                </draw:g>
              </table:table-cell>
              <table:table-cell office:value-type="float" office:value="0.04">
                <text:p>0.04</text:p>
                <draw:g>
                  <svg:desc>Sheet1.Q207:Sheet1.Q307</svg:desc>
                </draw:g>
              </table:table-cell>
              <table:table-cell office:value-type="float" office:value="0.04">
                <text:p>0.04</text:p>
                <draw:g>
                  <svg:desc>Sheet1.R207:Sheet1.R307</svg:desc>
                </draw:g>
              </table:table-cell>
              <table:table-cell office:value-type="float" office:value="0.04">
                <text:p>0.04</text:p>
                <draw:g>
                  <svg:desc>Sheet1.S207:Sheet1.S307</svg:desc>
                </draw:g>
              </table:table-cell>
              <table:table-cell office:value-type="float" office:value="0.04">
                <text:p>0.04</text:p>
                <draw:g>
                  <svg:desc>Sheet1.T207:Sheet1.T307</svg:desc>
                </draw:g>
              </table:table-cell>
              <table:table-cell office:value-type="float" office:value="0.04">
                <text:p>0.04</text:p>
                <draw:g>
                  <svg:desc>Sheet1.U207:Sheet1.U307</svg:desc>
                </draw:g>
              </table:table-cell>
              <table:table-cell office:value-type="float" office:value="0.04">
                <text:p>0.04</text:p>
                <draw:g>
                  <svg:desc>Sheet1.V207:Sheet1.V307</svg:desc>
                </draw:g>
              </table:table-cell>
              <table:table-cell office:value-type="float" office:value="0.04">
                <text:p>0.04</text:p>
                <draw:g>
                  <svg:desc>Sheet1.W207:Sheet1.W307</svg:desc>
                </draw:g>
              </table:table-cell>
              <table:table-cell office:value-type="float" office:value="0.04">
                <text:p>0.04</text:p>
                <draw:g>
                  <svg:desc>Sheet1.X207:Sheet1.X307</svg:desc>
                </draw:g>
              </table:table-cell>
              <table:table-cell office:value-type="float" office:value="0.04">
                <text:p>0.04</text:p>
                <draw:g>
                  <svg:desc>Sheet1.Y207:Sheet1.Y307</svg:desc>
                </draw:g>
              </table:table-cell>
              <table:table-cell office:value-type="float" office:value="0.04">
                <text:p>0.04</text:p>
                <draw:g>
                  <svg:desc>Sheet1.Z207:Sheet1.Z30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372366">
                <text:p>0.0372366</text:p>
              </table:table-cell>
              <table:table-cell office:value-type="float" office:value="0.046574">
                <text:p>0.046574</text:p>
              </table:table-cell>
              <table:table-cell office:value-type="float" office:value="0.046843">
                <text:p>0.046843</text:p>
              </table:table-cell>
              <table:table-cell office:value-type="float" office:value="0.023253">
                <text:p>0.023253</text:p>
              </table:table-cell>
              <table:table-cell office:value-type="float" office:value="0.0344478">
                <text:p>0.0344478</text:p>
              </table:table-cell>
              <table:table-cell office:value-type="float" office:value="0.0308877">
                <text:p>0.0308877</text:p>
              </table:table-cell>
              <table:table-cell office:value-type="float" office:value="0.0364342">
                <text:p>0.0364342</text:p>
              </table:table-cell>
              <table:table-cell office:value-type="float" office:value="0.0412865">
                <text:p>0.0412865</text:p>
              </table:table-cell>
              <table:table-cell office:value-type="float" office:value="0.0405891">
                <text:p>0.0405891</text:p>
              </table:table-cell>
              <table:table-cell office:value-type="float" office:value="0.0387549">
                <text:p>0.0387549</text:p>
              </table:table-cell>
              <table:table-cell office:value-type="float" office:value="0.0370524">
                <text:p>0.0370524</text:p>
              </table:table-cell>
              <table:table-cell office:value-type="float" office:value="0.0396202">
                <text:p>0.0396202</text:p>
              </table:table-cell>
              <table:table-cell office:value-type="float" office:value="0.0400996">
                <text:p>0.0400996</text:p>
              </table:table-cell>
              <table:table-cell office:value-type="float" office:value="0.0394236">
                <text:p>0.0394236</text:p>
              </table:table-cell>
              <table:table-cell office:value-type="float" office:value="0.0413466">
                <text:p>0.0413466</text:p>
              </table:table-cell>
              <table:table-cell office:value-type="float" office:value="0.041852">
                <text:p>0.041852</text:p>
              </table:table-cell>
              <table:table-cell office:value-type="float" office:value="0.0392991">
                <text:p>0.0392991</text:p>
              </table:table-cell>
              <table:table-cell office:value-type="float" office:value="0.0416121">
                <text:p>0.0416121</text:p>
              </table:table-cell>
              <table:table-cell office:value-type="float" office:value="0.0421723">
                <text:p>0.0421723</text:p>
              </table:table-cell>
              <table:table-cell office:value-type="float" office:value="0.0440532">
                <text:p>0.0440532</text:p>
              </table:table-cell>
              <table:table-cell office:value-type="float" office:value="0.0440999">
                <text:p>0.0440999</text:p>
              </table:table-cell>
              <table:table-cell office:value-type="float" office:value="0.0371492">
                <text:p>0.0371492</text:p>
              </table:table-cell>
              <table:table-cell office:value-type="float" office:value="0.0311969">
                <text:p>0.0311969</text:p>
              </table:table-cell>
              <table:table-cell office:value-type="float" office:value="0.0397187">
                <text:p>0.0397187</text:p>
              </table:table-cell>
              <table:table-cell office:value-type="float" office:value="0.0322954">
                <text:p>0.032295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3476">
                <text:p>0.03476</text:p>
              </table:table-cell>
              <table:table-cell office:value-type="float" office:value="0.0447398">
                <text:p>0.0447398</text:p>
              </table:table-cell>
              <table:table-cell office:value-type="float" office:value="0.0447718">
                <text:p>0.0447718</text:p>
              </table:table-cell>
              <table:table-cell office:value-type="float" office:value="0.0230255">
                <text:p>0.0230255</text:p>
              </table:table-cell>
              <table:table-cell office:value-type="float" office:value="0.0332466">
                <text:p>0.0332466</text:p>
              </table:table-cell>
              <table:table-cell office:value-type="float" office:value="0.0299916">
                <text:p>0.0299916</text:p>
              </table:table-cell>
              <table:table-cell office:value-type="float" office:value="0.0350513">
                <text:p>0.0350513</text:p>
              </table:table-cell>
              <table:table-cell office:value-type="float" office:value="0.0395992">
                <text:p>0.0395992</text:p>
              </table:table-cell>
              <table:table-cell office:value-type="float" office:value="0.0389172">
                <text:p>0.0389172</text:p>
              </table:table-cell>
              <table:table-cell office:value-type="float" office:value="0.037464">
                <text:p>0.037464</text:p>
              </table:table-cell>
              <table:table-cell office:value-type="float" office:value="0.0356489">
                <text:p>0.0356489</text:p>
              </table:table-cell>
              <table:table-cell office:value-type="float" office:value="0.0377232">
                <text:p>0.0377232</text:p>
              </table:table-cell>
              <table:table-cell office:value-type="float" office:value="0.0386804">
                <text:p>0.0386804</text:p>
              </table:table-cell>
              <table:table-cell office:value-type="float" office:value="0.0372921">
                <text:p>0.0372921</text:p>
              </table:table-cell>
              <table:table-cell office:value-type="float" office:value="0.0396614">
                <text:p>0.0396614</text:p>
              </table:table-cell>
              <table:table-cell office:value-type="float" office:value="0.0407218">
                <text:p>0.0407218</text:p>
              </table:table-cell>
              <table:table-cell office:value-type="float" office:value="0.0372789">
                <text:p>0.0372789</text:p>
              </table:table-cell>
              <table:table-cell office:value-type="float" office:value="0.0391144">
                <text:p>0.0391144</text:p>
              </table:table-cell>
              <table:table-cell office:value-type="float" office:value="0.0406774">
                <text:p>0.0406774</text:p>
              </table:table-cell>
              <table:table-cell office:value-type="float" office:value="0.0422327">
                <text:p>0.0422327</text:p>
              </table:table-cell>
              <table:table-cell office:value-type="float" office:value="0.0426999">
                <text:p>0.0426999</text:p>
              </table:table-cell>
              <table:table-cell office:value-type="float" office:value="0.0354031">
                <text:p>0.0354031</text:p>
              </table:table-cell>
              <table:table-cell office:value-type="float" office:value="0.0298393">
                <text:p>0.0298393</text:p>
              </table:table-cell>
              <table:table-cell office:value-type="float" office:value="0.0373691">
                <text:p>0.0373691</text:p>
              </table:table-cell>
              <table:table-cell office:value-type="float" office:value="0.0308369">
                <text:p>0.030836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337942">
                <text:p>0.0337942</text:p>
              </table:table-cell>
              <table:table-cell office:value-type="float" office:value="0.0432214">
                <text:p>0.0432214</text:p>
              </table:table-cell>
              <table:table-cell office:value-type="float" office:value="0.0432985">
                <text:p>0.0432985</text:p>
              </table:table-cell>
              <table:table-cell office:value-type="float" office:value="0.022372">
                <text:p>0.022372</text:p>
              </table:table-cell>
              <table:table-cell office:value-type="float" office:value="0.0322349">
                <text:p>0.0322349</text:p>
              </table:table-cell>
              <table:table-cell office:value-type="float" office:value="0.0291243">
                <text:p>0.0291243</text:p>
              </table:table-cell>
              <table:table-cell office:value-type="float" office:value="0.0339551">
                <text:p>0.0339551</text:p>
              </table:table-cell>
              <table:table-cell office:value-type="float" office:value="0.0383452">
                <text:p>0.0383452</text:p>
              </table:table-cell>
              <table:table-cell office:value-type="float" office:value="0.0376521">
                <text:p>0.0376521</text:p>
              </table:table-cell>
              <table:table-cell office:value-type="float" office:value="0.0362693">
                <text:p>0.0362693</text:p>
              </table:table-cell>
              <table:table-cell office:value-type="float" office:value="0.0345503">
                <text:p>0.0345503</text:p>
              </table:table-cell>
              <table:table-cell office:value-type="float" office:value="0.0365818">
                <text:p>0.0365818</text:p>
              </table:table-cell>
              <table:table-cell office:value-type="float" office:value="0.0374562">
                <text:p>0.0374562</text:p>
              </table:table-cell>
              <table:table-cell office:value-type="float" office:value="0.0361245">
                <text:p>0.0361245</text:p>
              </table:table-cell>
              <table:table-cell office:value-type="float" office:value="0.0383549">
                <text:p>0.0383549</text:p>
              </table:table-cell>
              <table:table-cell office:value-type="float" office:value="0.0394012">
                <text:p>0.0394012</text:p>
              </table:table-cell>
              <table:table-cell office:value-type="float" office:value="0.036117">
                <text:p>0.036117</text:p>
              </table:table-cell>
              <table:table-cell office:value-type="float" office:value="0.0379173">
                <text:p>0.0379173</text:p>
              </table:table-cell>
              <table:table-cell office:value-type="float" office:value="0.0393765">
                <text:p>0.0393765</text:p>
              </table:table-cell>
              <table:table-cell office:value-type="float" office:value="0.0408504">
                <text:p>0.0408504</text:p>
              </table:table-cell>
              <table:table-cell office:value-type="float" office:value="0.0412567">
                <text:p>0.0412567</text:p>
              </table:table-cell>
              <table:table-cell office:value-type="float" office:value="0.0343215">
                <text:p>0.0343215</text:p>
              </table:table-cell>
              <table:table-cell office:value-type="float" office:value="0.0289643">
                <text:p>0.0289643</text:p>
              </table:table-cell>
              <table:table-cell office:value-type="float" office:value="0.0362098">
                <text:p>0.0362098</text:p>
              </table:table-cell>
              <table:table-cell office:value-type="float" office:value="0.0299246">
                <text:p>0.029924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329881">
                <text:p>0.0329881</text:p>
              </table:table-cell>
              <table:table-cell office:value-type="float" office:value="0.0421237">
                <text:p>0.0421237</text:p>
              </table:table-cell>
              <table:table-cell office:value-type="float" office:value="0.0421962">
                <text:p>0.0421962</text:p>
              </table:table-cell>
              <table:table-cell office:value-type="float" office:value="0.0219232">
                <text:p>0.0219232</text:p>
              </table:table-cell>
              <table:table-cell office:value-type="float" office:value="0.031478">
                <text:p>0.031478</text:p>
              </table:table-cell>
              <table:table-cell office:value-type="float" office:value="0.0284576">
                <text:p>0.0284576</text:p>
              </table:table-cell>
              <table:table-cell office:value-type="float" office:value="0.0331481">
                <text:p>0.0331481</text:p>
              </table:table-cell>
              <table:table-cell office:value-type="float" office:value="0.0373981">
                <text:p>0.0373981</text:p>
              </table:table-cell>
              <table:table-cell office:value-type="float" office:value="0.0367305">
                <text:p>0.0367305</text:p>
              </table:table-cell>
              <table:table-cell office:value-type="float" office:value="0.0353885">
                <text:p>0.0353885</text:p>
              </table:table-cell>
              <table:table-cell office:value-type="float" office:value="0.0337221">
                <text:p>0.0337221</text:p>
              </table:table-cell>
              <table:table-cell office:value-type="float" office:value="0.0356905">
                <text:p>0.0356905</text:p>
              </table:table-cell>
              <table:table-cell office:value-type="float" office:value="0.0365354">
                <text:p>0.0365354</text:p>
              </table:table-cell>
              <table:table-cell office:value-type="float" office:value="0.035253">
                <text:p>0.035253</text:p>
              </table:table-cell>
              <table:table-cell office:value-type="float" office:value="0.0374101">
                <text:p>0.0374101</text:p>
              </table:table-cell>
              <table:table-cell office:value-type="float" office:value="0.0384188">
                <text:p>0.0384188</text:p>
              </table:table-cell>
              <table:table-cell office:value-type="float" office:value="0.0352436">
                <text:p>0.0352436</text:p>
              </table:table-cell>
              <table:table-cell office:value-type="float" office:value="0.0369886">
                <text:p>0.0369886</text:p>
              </table:table-cell>
              <table:table-cell office:value-type="float" office:value="0.0383967">
                <text:p>0.0383967</text:p>
              </table:table-cell>
              <table:table-cell office:value-type="float" office:value="0.0398247">
                <text:p>0.0398247</text:p>
              </table:table-cell>
              <table:table-cell office:value-type="float" office:value="0.0402198">
                <text:p>0.0402198</text:p>
              </table:table-cell>
              <table:table-cell office:value-type="float" office:value="0.0335009">
                <text:p>0.0335009</text:p>
              </table:table-cell>
              <table:table-cell office:value-type="float" office:value="0.0283104">
                <text:p>0.0283104</text:p>
              </table:table-cell>
              <table:table-cell office:value-type="float" office:value="0.0353352">
                <text:p>0.0353352</text:p>
              </table:table-cell>
              <table:table-cell office:value-type="float" office:value="0.0292408">
                <text:p>0.02924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23908">
                <text:p>0.0323908</text:p>
              </table:table-cell>
              <table:table-cell office:value-type="float" office:value="0.0413001">
                <text:p>0.0413001</text:p>
              </table:table-cell>
              <table:table-cell office:value-type="float" office:value="0.0413719">
                <text:p>0.0413719</text:p>
              </table:table-cell>
              <table:table-cell office:value-type="float" office:value="0.0215835">
                <text:p>0.0215835</text:p>
              </table:table-cell>
              <table:table-cell office:value-type="float" office:value="0.0309102">
                <text:p>0.0309102</text:p>
              </table:table-cell>
              <table:table-cell office:value-type="float" office:value="0.0279625">
                <text:p>0.0279625</text:p>
              </table:table-cell>
              <table:table-cell office:value-type="float" office:value="0.0325406">
                <text:p>0.0325406</text:p>
              </table:table-cell>
              <table:table-cell office:value-type="float" office:value="0.0366885">
                <text:p>0.0366885</text:p>
              </table:table-cell>
              <table:table-cell office:value-type="float" office:value="0.0360374">
                <text:p>0.0360374</text:p>
              </table:table-cell>
              <table:table-cell office:value-type="float" office:value="0.0347255">
                <text:p>0.0347255</text:p>
              </table:table-cell>
              <table:table-cell office:value-type="float" office:value="0.0331006">
                <text:p>0.0331006</text:p>
              </table:table-cell>
              <table:table-cell office:value-type="float" office:value="0.0350234">
                <text:p>0.0350234</text:p>
              </table:table-cell>
              <table:table-cell office:value-type="float" office:value="0.0358453">
                <text:p>0.0358453</text:p>
              </table:table-cell>
              <table:table-cell office:value-type="float" office:value="0.0345987">
                <text:p>0.0345987</text:p>
              </table:table-cell>
              <table:table-cell office:value-type="float" office:value="0.0367008">
                <text:p>0.0367008</text:p>
              </table:table-cell>
              <table:table-cell office:value-type="float" office:value="0.0376807">
                <text:p>0.0376807</text:p>
              </table:table-cell>
              <table:table-cell office:value-type="float" office:value="0.0345888">
                <text:p>0.0345888</text:p>
              </table:table-cell>
              <table:table-cell office:value-type="float" office:value="0.0362936">
                <text:p>0.0362936</text:p>
              </table:table-cell>
              <table:table-cell office:value-type="float" office:value="0.0376614">
                <text:p>0.0376614</text:p>
              </table:table-cell>
              <table:table-cell office:value-type="float" office:value="0.0390568">
                <text:p>0.0390568</text:p>
              </table:table-cell>
              <table:table-cell office:value-type="float" office:value="0.03944">
                <text:p>0.03944</text:p>
              </table:table-cell>
              <table:table-cell office:value-type="float" office:value="0.0328869">
                <text:p>0.0328869</text:p>
              </table:table-cell>
              <table:table-cell office:value-type="float" office:value="0.0278214">
                <text:p>0.0278214</text:p>
              </table:table-cell>
              <table:table-cell office:value-type="float" office:value="0.0346802">
                <text:p>0.0346802</text:p>
              </table:table-cell>
              <table:table-cell office:value-type="float" office:value="0.0287296">
                <text:p>0.028729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9427">
                <text:p>0.0319427</text:p>
              </table:table-cell>
              <table:table-cell office:value-type="float" office:value="0.0406829">
                <text:p>0.0406829</text:p>
              </table:table-cell>
              <table:table-cell office:value-type="float" office:value="0.040754">
                <text:p>0.040754</text:p>
              </table:table-cell>
              <table:table-cell office:value-type="float" office:value="0.0213297">
                <text:p>0.0213297</text:p>
              </table:table-cell>
              <table:table-cell office:value-type="float" office:value="0.030485">
                <text:p>0.030485</text:p>
              </table:table-cell>
              <table:table-cell office:value-type="float" office:value="0.0275911">
                <text:p>0.0275911</text:p>
              </table:table-cell>
              <table:table-cell office:value-type="float" office:value="0.0320856">
                <text:p>0.0320856</text:p>
              </table:table-cell>
              <table:table-cell office:value-type="float" office:value="0.0361566">
                <text:p>0.0361566</text:p>
              </table:table-cell>
              <table:table-cell office:value-type="float" office:value="0.0355182">
                <text:p>0.0355182</text:p>
              </table:table-cell>
              <table:table-cell office:value-type="float" office:value="0.034229">
                <text:p>0.034229</text:p>
              </table:table-cell>
              <table:table-cell office:value-type="float" office:value="0.0326349">
                <text:p>0.0326349</text:p>
              </table:table-cell>
              <table:table-cell office:value-type="float" office:value="0.0345235">
                <text:p>0.0345235</text:p>
              </table:table-cell>
              <table:table-cell office:value-type="float" office:value="0.0353281">
                <text:p>0.0353281</text:p>
              </table:table-cell>
              <table:table-cell office:value-type="float" office:value="0.0341084">
                <text:p>0.0341084</text:p>
              </table:table-cell>
              <table:table-cell office:value-type="float" office:value="0.0361693">
                <text:p>0.0361693</text:p>
              </table:table-cell>
              <table:table-cell office:value-type="float" office:value="0.0371278">
                <text:p>0.0371278</text:p>
              </table:table-cell>
              <table:table-cell office:value-type="float" office:value="0.0340981">
                <text:p>0.0340981</text:p>
              </table:table-cell>
              <table:table-cell office:value-type="float" office:value="0.0357727">
                <text:p>0.0357727</text:p>
              </table:table-cell>
              <table:table-cell office:value-type="float" office:value="0.0371103">
                <text:p>0.0371103</text:p>
              </table:table-cell>
              <table:table-cell office:value-type="float" office:value="0.0384813">
                <text:p>0.0384813</text:p>
              </table:table-cell>
              <table:table-cell office:value-type="float" office:value="0.0388557">
                <text:p>0.0388557</text:p>
              </table:table-cell>
              <table:table-cell office:value-type="float" office:value="0.0324269">
                <text:p>0.0324269</text:p>
              </table:table-cell>
              <table:table-cell office:value-type="float" office:value="0.027455">
                <text:p>0.027455</text:p>
              </table:table-cell>
              <table:table-cell office:value-type="float" office:value="0.0341893">
                <text:p>0.0341893</text:p>
              </table:table-cell>
              <table:table-cell office:value-type="float" office:value="0.0283466">
                <text:p>0.028346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316069">
                <text:p>0.0316069</text:p>
              </table:table-cell>
              <table:table-cell office:value-type="float" office:value="0.0402204">
                <text:p>0.0402204</text:p>
              </table:table-cell>
              <table:table-cell office:value-type="float" office:value="0.0402909">
                <text:p>0.0402909</text:p>
              </table:table-cell>
              <table:table-cell office:value-type="float" office:value="0.0211394">
                <text:p>0.0211394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273129">
                <text:p>0.0273129</text:p>
              </table:table-cell>
              <table:table-cell office:value-type="float" office:value="0.0317447">
                <text:p>0.0317447</text:p>
              </table:table-cell>
              <table:table-cell office:value-type="float" office:value="0.0357581">
                <text:p>0.0357581</text:p>
              </table:table-cell>
              <table:table-cell office:value-type="float" office:value="0.0351291">
                <text:p>0.0351291</text:p>
              </table:table-cell>
              <table:table-cell office:value-type="float" office:value="0.0338569">
                <text:p>0.0338569</text:p>
              </table:table-cell>
              <table:table-cell office:value-type="float" office:value="0.032286">
                <text:p>0.032286</text:p>
              </table:table-cell>
              <table:table-cell office:value-type="float" office:value="0.034149">
                <text:p>0.034149</text:p>
              </table:table-cell>
              <table:table-cell office:value-type="float" office:value="0.0349406">
                <text:p>0.0349406</text:p>
              </table:table-cell>
              <table:table-cell office:value-type="float" office:value="0.0337409">
                <text:p>0.0337409</text:p>
              </table:table-cell>
              <table:table-cell office:value-type="float" office:value="0.035771">
                <text:p>0.035771</text:p>
              </table:table-cell>
              <table:table-cell office:value-type="float" office:value="0.0367134">
                <text:p>0.0367134</text:p>
              </table:table-cell>
              <table:table-cell office:value-type="float" office:value="0.0337304">
                <text:p>0.0337304</text:p>
              </table:table-cell>
              <table:table-cell office:value-type="float" office:value="0.0353824">
                <text:p>0.0353824</text:p>
              </table:table-cell>
              <table:table-cell office:value-type="float" office:value="0.0366974">
                <text:p>0.0366974</text:p>
              </table:table-cell>
              <table:table-cell office:value-type="float" office:value="0.0380501">
                <text:p>0.0380501</text:p>
              </table:table-cell>
              <table:table-cell office:value-type="float" office:value="0.0384178">
                <text:p>0.0384178</text:p>
              </table:table-cell>
              <table:table-cell office:value-type="float" office:value="0.0320822">
                <text:p>0.0320822</text:p>
              </table:table-cell>
              <table:table-cell office:value-type="float" office:value="0.0271805">
                <text:p>0.0271805</text:p>
              </table:table-cell>
              <table:table-cell office:value-type="float" office:value="0.0338215">
                <text:p>0.0338215</text:p>
              </table:table-cell>
              <table:table-cell office:value-type="float" office:value="0.0280596">
                <text:p>0.02805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313553">
                <text:p>0.0313553</text:p>
              </table:table-cell>
              <table:table-cell office:value-type="float" office:value="0.0398738">
                <text:p>0.0398738</text:p>
              </table:table-cell>
              <table:table-cell office:value-type="float" office:value="0.0399439">
                <text:p>0.0399439</text:p>
              </table:table-cell>
              <table:table-cell office:value-type="float" office:value="0.0209967">
                <text:p>0.0209967</text:p>
              </table:table-cell>
              <table:table-cell office:value-type="float" office:value="0.0299275">
                <text:p>0.0299275</text:p>
              </table:table-cell>
              <table:table-cell office:value-type="float" office:value="0.0271043">
                <text:p>0.0271043</text:p>
              </table:table-cell>
              <table:table-cell office:value-type="float" office:value="0.0314891">
                <text:p>0.0314891</text:p>
              </table:table-cell>
              <table:table-cell office:value-type="float" office:value="0.0354595">
                <text:p>0.0354595</text:p>
              </table:table-cell>
              <table:table-cell office:value-type="float" office:value="0.0348375">
                <text:p>0.0348375</text:p>
              </table:table-cell>
              <table:table-cell office:value-type="float" office:value="0.0335781">
                <text:p>0.0335781</text:p>
              </table:table-cell>
              <table:table-cell office:value-type="float" office:value="0.0320245">
                <text:p>0.0320245</text:p>
              </table:table-cell>
              <table:table-cell office:value-type="float" office:value="0.0338683">
                <text:p>0.0338683</text:p>
              </table:table-cell>
              <table:table-cell office:value-type="float" office:value="0.0346502">
                <text:p>0.0346502</text:p>
              </table:table-cell>
              <table:table-cell office:value-type="float" office:value="0.0334656">
                <text:p>0.0334656</text:p>
              </table:table-cell>
              <table:table-cell office:value-type="float" office:value="0.0354726">
                <text:p>0.0354726</text:p>
              </table:table-cell>
              <table:table-cell office:value-type="float" office:value="0.0364029">
                <text:p>0.0364029</text:p>
              </table:table-cell>
              <table:table-cell office:value-type="float" office:value="0.0334548">
                <text:p>0.0334548</text:p>
              </table:table-cell>
              <table:table-cell office:value-type="float" office:value="0.0350899">
                <text:p>0.0350899</text:p>
              </table:table-cell>
              <table:table-cell office:value-type="float" office:value="0.036388">
                <text:p>0.036388</text:p>
              </table:table-cell>
              <table:table-cell office:value-type="float" office:value="0.037727">
                <text:p>0.037727</text:p>
              </table:table-cell>
              <table:table-cell office:value-type="float" office:value="0.0380897">
                <text:p>0.0380897</text:p>
              </table:table-cell>
              <table:table-cell office:value-type="float" office:value="0.0318238">
                <text:p>0.0318238</text:p>
              </table:table-cell>
              <table:table-cell office:value-type="float" office:value="0.0269747">
                <text:p>0.0269747</text:p>
              </table:table-cell>
              <table:table-cell office:value-type="float" office:value="0.0335458">
                <text:p>0.0335458</text:p>
              </table:table-cell>
              <table:table-cell office:value-type="float" office:value="0.0278445">
                <text:p>0.027844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311668">
                <text:p>0.0311668</text:p>
              </table:table-cell>
              <table:table-cell office:value-type="float" office:value="0.039614">
                <text:p>0.039614</text:p>
              </table:table-cell>
              <table:table-cell office:value-type="float" office:value="0.0396839">
                <text:p>0.0396839</text:p>
              </table:table-cell>
              <table:table-cell office:value-type="float" office:value="0.0208899">
                <text:p>0.0208899</text:p>
              </table:table-cell>
              <table:table-cell office:value-type="float" office:value="0.0297485">
                <text:p>0.0297485</text:p>
              </table:table-cell>
              <table:table-cell office:value-type="float" office:value="0.0269481">
                <text:p>0.0269481</text:p>
              </table:table-cell>
              <table:table-cell office:value-type="float" office:value="0.0312977">
                <text:p>0.0312977</text:p>
              </table:table-cell>
              <table:table-cell office:value-type="float" office:value="0.0352357">
                <text:p>0.0352357</text:p>
              </table:table-cell>
              <table:table-cell office:value-type="float" office:value="0.034619">
                <text:p>0.034619</text:p>
              </table:table-cell>
              <table:table-cell office:value-type="float" office:value="0.0333691">
                <text:p>0.0333691</text:p>
              </table:table-cell>
              <table:table-cell office:value-type="float" office:value="0.0318286">
                <text:p>0.0318286</text:p>
              </table:table-cell>
              <table:table-cell office:value-type="float" office:value="0.0336579">
                <text:p>0.0336579</text:p>
              </table:table-cell>
              <table:table-cell office:value-type="float" office:value="0.0344326">
                <text:p>0.0344326</text:p>
              </table:table-cell>
              <table:table-cell office:value-type="float" office:value="0.0332593">
                <text:p>0.0332593</text:p>
              </table:table-cell>
              <table:table-cell office:value-type="float" office:value="0.0352489">
                <text:p>0.0352489</text:p>
              </table:table-cell>
              <table:table-cell office:value-type="float" office:value="0.0361702">
                <text:p>0.0361702</text:p>
              </table:table-cell>
              <table:table-cell office:value-type="float" office:value="0.0332483">
                <text:p>0.0332483</text:p>
              </table:table-cell>
              <table:table-cell office:value-type="float" office:value="0.0348707">
                <text:p>0.0348707</text:p>
              </table:table-cell>
              <table:table-cell office:value-type="float" office:value="0.0361561">
                <text:p>0.0361561</text:p>
              </table:table-cell>
              <table:table-cell office:value-type="float" office:value="0.0374848">
                <text:p>0.0374848</text:p>
              </table:table-cell>
              <table:table-cell office:value-type="float" office:value="0.0378439">
                <text:p>0.0378439</text:p>
              </table:table-cell>
              <table:table-cell office:value-type="float" office:value="0.0316303">
                <text:p>0.0316303</text:p>
              </table:table-cell>
              <table:table-cell office:value-type="float" office:value="0.0268205">
                <text:p>0.0268205</text:p>
              </table:table-cell>
              <table:table-cell office:value-type="float" office:value="0.0333393">
                <text:p>0.0333393</text:p>
              </table:table-cell>
              <table:table-cell office:value-type="float" office:value="0.0276833">
                <text:p>0.02768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10255">
                <text:p>0.0310255</text:p>
              </table:table-cell>
              <table:table-cell office:value-type="float" office:value="0.0394194">
                <text:p>0.0394194</text:p>
              </table:table-cell>
              <table:table-cell office:value-type="float" office:value="0.0394891">
                <text:p>0.0394891</text:p>
              </table:table-cell>
              <table:table-cell office:value-type="float" office:value="0.0208098">
                <text:p>0.0208098</text:p>
              </table:table-cell>
              <table:table-cell office:value-type="float" office:value="0.0296144">
                <text:p>0.0296144</text:p>
              </table:table-cell>
              <table:table-cell office:value-type="float" office:value="0.026831">
                <text:p>0.026831</text:p>
              </table:table-cell>
              <table:table-cell office:value-type="float" office:value="0.0311542">
                <text:p>0.0311542</text:p>
              </table:table-cell>
              <table:table-cell office:value-type="float" office:value="0.035068">
                <text:p>0.035068</text:p>
              </table:table-cell>
              <table:table-cell office:value-type="float" office:value="0.0344553">
                <text:p>0.0344553</text:p>
              </table:table-cell>
              <table:table-cell office:value-type="float" office:value="0.0332126">
                <text:p>0.0332126</text:p>
              </table:table-cell>
              <table:table-cell office:value-type="float" office:value="0.0316818">
                <text:p>0.0316818</text:p>
              </table:table-cell>
              <table:table-cell office:value-type="float" office:value="0.0335003">
                <text:p>0.0335003</text:p>
              </table:table-cell>
              <table:table-cell office:value-type="float" office:value="0.0342695">
                <text:p>0.0342695</text:p>
              </table:table-cell>
              <table:table-cell office:value-type="float" office:value="0.0331047">
                <text:p>0.0331047</text:p>
              </table:table-cell>
              <table:table-cell office:value-type="float" office:value="0.0350813">
                <text:p>0.0350813</text:p>
              </table:table-cell>
              <table:table-cell office:value-type="float" office:value="0.0359959">
                <text:p>0.0359959</text:p>
              </table:table-cell>
              <table:table-cell office:value-type="float" office:value="0.0330936">
                <text:p>0.0330936</text:p>
              </table:table-cell>
              <table:table-cell office:value-type="float" office:value="0.0347065">
                <text:p>0.0347065</text:p>
              </table:table-cell>
              <table:table-cell office:value-type="float" office:value="0.0359824">
                <text:p>0.0359824</text:p>
              </table:table-cell>
              <table:table-cell office:value-type="float" office:value="0.0373034">
                <text:p>0.0373034</text:p>
              </table:table-cell>
              <table:table-cell office:value-type="float" office:value="0.0376596">
                <text:p>0.0376596</text:p>
              </table:table-cell>
              <table:table-cell office:value-type="float" office:value="0.0314852">
                <text:p>0.0314852</text:p>
              </table:table-cell>
              <table:table-cell office:value-type="float" office:value="0.026705">
                <text:p>0.026705</text:p>
              </table:table-cell>
              <table:table-cell office:value-type="float" office:value="0.0331845">
                <text:p>0.0331845</text:p>
              </table:table-cell>
              <table:table-cell office:value-type="float" office:value="0.0275626">
                <text:p>0.027562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309196">
                <text:p>0.0309196</text:p>
              </table:table-cell>
              <table:table-cell office:value-type="float" office:value="0.0392735">
                <text:p>0.0392735</text:p>
              </table:table-cell>
              <table:table-cell office:value-type="float" office:value="0.0393431">
                <text:p>0.0393431</text:p>
              </table:table-cell>
              <table:table-cell office:value-type="float" office:value="0.0207498">
                <text:p>0.0207498</text:p>
              </table:table-cell>
              <table:table-cell office:value-type="float" office:value="0.0295139">
                <text:p>0.0295139</text:p>
              </table:table-cell>
              <table:table-cell office:value-type="float" office:value="0.0267432">
                <text:p>0.0267432</text:p>
              </table:table-cell>
              <table:table-cell office:value-type="float" office:value="0.0310467">
                <text:p>0.0310467</text:p>
              </table:table-cell>
              <table:table-cell office:value-type="float" office:value="0.0349424">
                <text:p>0.0349424</text:p>
              </table:table-cell>
              <table:table-cell office:value-type="float" office:value="0.0343326">
                <text:p>0.0343326</text:p>
              </table:table-cell>
              <table:table-cell office:value-type="float" office:value="0.0330952">
                <text:p>0.0330952</text:p>
              </table:table-cell>
              <table:table-cell office:value-type="float" office:value="0.0315717">
                <text:p>0.0315717</text:p>
              </table:table-cell>
              <table:table-cell office:value-type="float" office:value="0.0333822">
                <text:p>0.0333822</text:p>
              </table:table-cell>
              <table:table-cell office:value-type="float" office:value="0.0341473">
                <text:p>0.0341473</text:p>
              </table:table-cell>
              <table:table-cell office:value-type="float" office:value="0.0329888">
                <text:p>0.0329888</text:p>
              </table:table-cell>
              <table:table-cell office:value-type="float" office:value="0.0349557">
                <text:p>0.0349557</text:p>
              </table:table-cell>
              <table:table-cell office:value-type="float" office:value="0.0358652">
                <text:p>0.0358652</text:p>
              </table:table-cell>
              <table:table-cell office:value-type="float" office:value="0.0329777">
                <text:p>0.0329777</text:p>
              </table:table-cell>
              <table:table-cell office:value-type="float" office:value="0.0345834">
                <text:p>0.0345834</text:p>
              </table:table-cell>
              <table:table-cell office:value-type="float" office:value="0.0358522">
                <text:p>0.0358522</text:p>
              </table:table-cell>
              <table:table-cell office:value-type="float" office:value="0.0371674">
                <text:p>0.0371674</text:p>
              </table:table-cell>
              <table:table-cell office:value-type="float" office:value="0.0375216">
                <text:p>0.0375216</text:p>
              </table:table-cell>
              <table:table-cell office:value-type="float" office:value="0.0313765">
                <text:p>0.0313765</text:p>
              </table:table-cell>
              <table:table-cell office:value-type="float" office:value="0.0266184">
                <text:p>0.0266184</text:p>
              </table:table-cell>
              <table:table-cell office:value-type="float" office:value="0.0330685">
                <text:p>0.0330685</text:p>
              </table:table-cell>
              <table:table-cell office:value-type="float" office:value="0.0274721">
                <text:p>0.027472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08403">
                <text:p>0.0308403</text:p>
              </table:table-cell>
              <table:table-cell office:value-type="float" office:value="0.0391643">
                <text:p>0.0391643</text:p>
              </table:table-cell>
              <table:table-cell office:value-type="float" office:value="0.0392337">
                <text:p>0.0392337</text:p>
              </table:table-cell>
              <table:table-cell office:value-type="float" office:value="0.0207048">
                <text:p>0.0207048</text:p>
              </table:table-cell>
              <table:table-cell office:value-type="float" office:value="0.0294386">
                <text:p>0.0294386</text:p>
              </table:table-cell>
              <table:table-cell office:value-type="float" office:value="0.0266775">
                <text:p>0.0266775</text:p>
              </table:table-cell>
              <table:table-cell office:value-type="float" office:value="0.0309661">
                <text:p>0.0309661</text:p>
              </table:table-cell>
              <table:table-cell office:value-type="float" office:value="0.0348482">
                <text:p>0.0348482</text:p>
              </table:table-cell>
              <table:table-cell office:value-type="float" office:value="0.0342406">
                <text:p>0.0342406</text:p>
              </table:table-cell>
              <table:table-cell office:value-type="float" office:value="0.0330073">
                <text:p>0.0330073</text:p>
              </table:table-cell>
              <table:table-cell office:value-type="float" office:value="0.0314893">
                <text:p>0.0314893</text:p>
              </table:table-cell>
              <table:table-cell office:value-type="float" office:value="0.0332937">
                <text:p>0.0332937</text:p>
              </table:table-cell>
              <table:table-cell office:value-type="float" office:value="0.0340558">
                <text:p>0.0340558</text:p>
              </table:table-cell>
              <table:table-cell office:value-type="float" office:value="0.032902">
                <text:p>0.032902</text:p>
              </table:table-cell>
              <table:table-cell office:value-type="float" office:value="0.0348616">
                <text:p>0.0348616</text:p>
              </table:table-cell>
              <table:table-cell office:value-type="float" office:value="0.0357673">
                <text:p>0.0357673</text:p>
              </table:table-cell>
              <table:table-cell office:value-type="float" office:value="0.0328908">
                <text:p>0.0328908</text:p>
              </table:table-cell>
              <table:table-cell office:value-type="float" office:value="0.0344912">
                <text:p>0.0344912</text:p>
              </table:table-cell>
              <table:table-cell office:value-type="float" office:value="0.0357546">
                <text:p>0.0357546</text:p>
              </table:table-cell>
              <table:table-cell office:value-type="float" office:value="0.0370655">
                <text:p>0.0370655</text:p>
              </table:table-cell>
              <table:table-cell office:value-type="float" office:value="0.0374181">
                <text:p>0.0374181</text:p>
              </table:table-cell>
              <table:table-cell office:value-type="float" office:value="0.0312951">
                <text:p>0.0312951</text:p>
              </table:table-cell>
              <table:table-cell office:value-type="float" office:value="0.0265536">
                <text:p>0.0265536</text:p>
              </table:table-cell>
              <table:table-cell office:value-type="float" office:value="0.0329816">
                <text:p>0.0329816</text:p>
              </table:table-cell>
              <table:table-cell office:value-type="float" office:value="0.0274042">
                <text:p>0.027404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307808">
                <text:p>0.0307808</text:p>
              </table:table-cell>
              <table:table-cell office:value-type="float" office:value="0.0390824">
                <text:p>0.0390824</text:p>
              </table:table-cell>
              <table:table-cell office:value-type="float" office:value="0.0391517">
                <text:p>0.0391517</text:p>
              </table:table-cell>
              <table:table-cell office:value-type="float" office:value="0.0206711">
                <text:p>0.0206711</text:p>
              </table:table-cell>
              <table:table-cell office:value-type="float" office:value="0.0293822">
                <text:p>0.0293822</text:p>
              </table:table-cell>
              <table:table-cell office:value-type="float" office:value="0.0266282">
                <text:p>0.0266282</text:p>
              </table:table-cell>
              <table:table-cell office:value-type="float" office:value="0.0309058">
                <text:p>0.0309058</text:p>
              </table:table-cell>
              <table:table-cell office:value-type="float" office:value="0.0347777">
                <text:p>0.0347777</text:p>
              </table:table-cell>
              <table:table-cell office:value-type="float" office:value="0.0341717">
                <text:p>0.0341717</text:p>
              </table:table-cell>
              <table:table-cell office:value-type="float" office:value="0.0329414">
                <text:p>0.0329414</text:p>
              </table:table-cell>
              <table:table-cell office:value-type="float" office:value="0.0314275">
                <text:p>0.0314275</text:p>
              </table:table-cell>
              <table:table-cell office:value-type="float" office:value="0.0332274">
                <text:p>0.0332274</text:p>
              </table:table-cell>
              <table:table-cell office:value-type="float" office:value="0.0339871">
                <text:p>0.0339871</text:p>
              </table:table-cell>
              <table:table-cell office:value-type="float" office:value="0.032837">
                <text:p>0.032837</text:p>
              </table:table-cell>
              <table:table-cell office:value-type="float" office:value="0.0347911">
                <text:p>0.0347911</text:p>
              </table:table-cell>
              <table:table-cell office:value-type="float" office:value="0.0356939">
                <text:p>0.0356939</text:p>
              </table:table-cell>
              <table:table-cell office:value-type="float" office:value="0.0328257">
                <text:p>0.0328257</text:p>
              </table:table-cell>
              <table:table-cell office:value-type="float" office:value="0.034422">
                <text:p>0.034422</text:p>
              </table:table-cell>
              <table:table-cell office:value-type="float" office:value="0.0356815">
                <text:p>0.0356815</text:p>
              </table:table-cell>
              <table:table-cell office:value-type="float" office:value="0.0369892">
                <text:p>0.0369892</text:p>
              </table:table-cell>
              <table:table-cell office:value-type="float" office:value="0.0373406">
                <text:p>0.0373406</text:p>
              </table:table-cell>
              <table:table-cell office:value-type="float" office:value="0.0312341">
                <text:p>0.0312341</text:p>
              </table:table-cell>
              <table:table-cell office:value-type="float" office:value="0.026505">
                <text:p>0.026505</text:p>
              </table:table-cell>
              <table:table-cell office:value-type="float" office:value="0.0329164">
                <text:p>0.0329164</text:p>
              </table:table-cell>
              <table:table-cell office:value-type="float" office:value="0.0273534">
                <text:p>0.027353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07363">
                <text:p>0.0307363</text:p>
              </table:table-cell>
              <table:table-cell office:value-type="float" office:value="0.039021">
                <text:p>0.039021</text:p>
              </table:table-cell>
              <table:table-cell office:value-type="float" office:value="0.0390903">
                <text:p>0.0390903</text:p>
              </table:table-cell>
              <table:table-cell office:value-type="float" office:value="0.0206459">
                <text:p>0.0206459</text:p>
              </table:table-cell>
              <table:table-cell office:value-type="float" office:value="0.0293399">
                <text:p>0.0293399</text:p>
              </table:table-cell>
              <table:table-cell office:value-type="float" office:value="0.0265913">
                <text:p>0.0265913</text:p>
              </table:table-cell>
              <table:table-cell office:value-type="float" office:value="0.0308605">
                <text:p>0.0308605</text:p>
              </table:table-cell>
              <table:table-cell office:value-type="float" office:value="0.0347248">
                <text:p>0.0347248</text:p>
              </table:table-cell>
              <table:table-cell office:value-type="float" office:value="0.0341201">
                <text:p>0.0341201</text:p>
              </table:table-cell>
              <table:table-cell office:value-type="float" office:value="0.0328921">
                <text:p>0.0328921</text:p>
              </table:table-cell>
              <table:table-cell office:value-type="float" office:value="0.0313812">
                <text:p>0.0313812</text:p>
              </table:table-cell>
              <table:table-cell office:value-type="float" office:value="0.0331777">
                <text:p>0.0331777</text:p>
              </table:table-cell>
              <table:table-cell office:value-type="float" office:value="0.0339357">
                <text:p>0.0339357</text:p>
              </table:table-cell>
              <table:table-cell office:value-type="float" office:value="0.0327882">
                <text:p>0.0327882</text:p>
              </table:table-cell>
              <table:table-cell office:value-type="float" office:value="0.0347382">
                <text:p>0.0347382</text:p>
              </table:table-cell>
              <table:table-cell office:value-type="float" office:value="0.035639">
                <text:p>0.035639</text:p>
              </table:table-cell>
              <table:table-cell office:value-type="float" office:value="0.0327769">
                <text:p>0.0327769</text:p>
              </table:table-cell>
              <table:table-cell office:value-type="float" office:value="0.0343703">
                <text:p>0.0343703</text:p>
              </table:table-cell>
              <table:table-cell office:value-type="float" office:value="0.0356267">
                <text:p>0.0356267</text:p>
              </table:table-cell>
              <table:table-cell office:value-type="float" office:value="0.036932">
                <text:p>0.036932</text:p>
              </table:table-cell>
              <table:table-cell office:value-type="float" office:value="0.0372825">
                <text:p>0.0372825</text:p>
              </table:table-cell>
              <table:table-cell office:value-type="float" office:value="0.0311883">
                <text:p>0.0311883</text:p>
              </table:table-cell>
              <table:table-cell office:value-type="float" office:value="0.0264685">
                <text:p>0.0264685</text:p>
              </table:table-cell>
              <table:table-cell office:value-type="float" office:value="0.0328676">
                <text:p>0.0328676</text:p>
              </table:table-cell>
              <table:table-cell office:value-type="float" office:value="0.0273153">
                <text:p>0.027315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307029">
                <text:p>0.0307029</text:p>
              </table:table-cell>
              <table:table-cell office:value-type="float" office:value="0.038975">
                <text:p>0.038975</text:p>
              </table:table-cell>
              <table:table-cell office:value-type="float" office:value="0.0390442">
                <text:p>0.0390442</text:p>
              </table:table-cell>
              <table:table-cell office:value-type="float" office:value="0.020627">
                <text:p>0.020627</text:p>
              </table:table-cell>
              <table:table-cell office:value-type="float" office:value="0.0293082">
                <text:p>0.0293082</text:p>
              </table:table-cell>
              <table:table-cell office:value-type="float" office:value="0.0265636">
                <text:p>0.0265636</text:p>
              </table:table-cell>
              <table:table-cell office:value-type="float" office:value="0.0308266">
                <text:p>0.0308266</text:p>
              </table:table-cell>
              <table:table-cell office:value-type="float" office:value="0.0346852">
                <text:p>0.0346852</text:p>
              </table:table-cell>
              <table:table-cell office:value-type="float" office:value="0.0340814">
                <text:p>0.0340814</text:p>
              </table:table-cell>
              <table:table-cell office:value-type="float" office:value="0.0328551">
                <text:p>0.0328551</text:p>
              </table:table-cell>
              <table:table-cell office:value-type="float" office:value="0.0313465">
                <text:p>0.0313465</text:p>
              </table:table-cell>
              <table:table-cell office:value-type="float" office:value="0.0331404">
                <text:p>0.0331404</text:p>
              </table:table-cell>
              <table:table-cell office:value-type="float" office:value="0.0338972">
                <text:p>0.0338972</text:p>
              </table:table-cell>
              <table:table-cell office:value-type="float" office:value="0.0327517">
                <text:p>0.0327517</text:p>
              </table:table-cell>
              <table:table-cell office:value-type="float" office:value="0.0346986">
                <text:p>0.0346986</text:p>
              </table:table-cell>
              <table:table-cell office:value-type="float" office:value="0.0355978">
                <text:p>0.0355978</text:p>
              </table:table-cell>
              <table:table-cell office:value-type="float" office:value="0.0327403">
                <text:p>0.0327403</text:p>
              </table:table-cell>
              <table:table-cell office:value-type="float" office:value="0.0343314">
                <text:p>0.0343314</text:p>
              </table:table-cell>
              <table:table-cell office:value-type="float" office:value="0.0355857">
                <text:p>0.0355857</text:p>
              </table:table-cell>
              <table:table-cell office:value-type="float" office:value="0.0368891">
                <text:p>0.0368891</text:p>
              </table:table-cell>
              <table:table-cell office:value-type="float" office:value="0.037239">
                <text:p>0.037239</text:p>
              </table:table-cell>
              <table:table-cell office:value-type="float" office:value="0.031154">
                <text:p>0.031154</text:p>
              </table:table-cell>
              <table:table-cell office:value-type="float" office:value="0.0264412">
                <text:p>0.0264412</text:p>
              </table:table-cell>
              <table:table-cell office:value-type="float" office:value="0.0328311">
                <text:p>0.0328311</text:p>
              </table:table-cell>
              <table:table-cell office:value-type="float" office:value="0.0272868">
                <text:p>0.02728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06779">
                <text:p>0.0306779</text:p>
              </table:table-cell>
              <table:table-cell office:value-type="float" office:value="0.0389405">
                <text:p>0.0389405</text:p>
              </table:table-cell>
              <table:table-cell office:value-type="float" office:value="0.0390097">
                <text:p>0.0390097</text:p>
              </table:table-cell>
              <table:table-cell office:value-type="float" office:value="0.0206128">
                <text:p>0.0206128</text:p>
              </table:table-cell>
              <table:table-cell office:value-type="float" office:value="0.0292845">
                <text:p>0.0292845</text:p>
              </table:table-cell>
              <table:table-cell office:value-type="float" office:value="0.0265429">
                <text:p>0.0265429</text:p>
              </table:table-cell>
              <table:table-cell office:value-type="float" office:value="0.0308012">
                <text:p>0.0308012</text:p>
              </table:table-cell>
              <table:table-cell office:value-type="float" office:value="0.0346555">
                <text:p>0.0346555</text:p>
              </table:table-cell>
              <table:table-cell office:value-type="float" office:value="0.0340524">
                <text:p>0.0340524</text:p>
              </table:table-cell>
              <table:table-cell office:value-type="float" office:value="0.0328273">
                <text:p>0.0328273</text:p>
              </table:table-cell>
              <table:table-cell office:value-type="float" office:value="0.0313205">
                <text:p>0.0313205</text:p>
              </table:table-cell>
              <table:table-cell office:value-type="float" office:value="0.0331125">
                <text:p>0.0331125</text:p>
              </table:table-cell>
              <table:table-cell office:value-type="float" office:value="0.0338683">
                <text:p>0.0338683</text:p>
              </table:table-cell>
              <table:table-cell office:value-type="float" office:value="0.0327243">
                <text:p>0.0327243</text:p>
              </table:table-cell>
              <table:table-cell office:value-type="float" office:value="0.034669">
                <text:p>0.034669</text:p>
              </table:table-cell>
              <table:table-cell office:value-type="float" office:value="0.0355669">
                <text:p>0.0355669</text:p>
              </table:table-cell>
              <table:table-cell office:value-type="float" office:value="0.0327129">
                <text:p>0.0327129</text:p>
              </table:table-cell>
              <table:table-cell office:value-type="float" office:value="0.0343024">
                <text:p>0.0343024</text:p>
              </table:table-cell>
              <table:table-cell office:value-type="float" office:value="0.0355549">
                <text:p>0.0355549</text:p>
              </table:table-cell>
              <table:table-cell office:value-type="float" office:value="0.036857">
                <text:p>0.036857</text:p>
              </table:table-cell>
              <table:table-cell office:value-type="float" office:value="0.0372064">
                <text:p>0.0372064</text:p>
              </table:table-cell>
              <table:table-cell office:value-type="float" office:value="0.0311284">
                <text:p>0.0311284</text:p>
              </table:table-cell>
              <table:table-cell office:value-type="float" office:value="0.0264208">
                <text:p>0.0264208</text:p>
              </table:table-cell>
              <table:table-cell office:value-type="float" office:value="0.0328037">
                <text:p>0.0328037</text:p>
              </table:table-cell>
              <table:table-cell office:value-type="float" office:value="0.0272654">
                <text:p>0.027265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306592">
                <text:p>0.0306592</text:p>
              </table:table-cell>
              <table:table-cell office:value-type="float" office:value="0.0389147">
                <text:p>0.0389147</text:p>
              </table:table-cell>
              <table:table-cell office:value-type="float" office:value="0.0389839">
                <text:p>0.0389839</text:p>
              </table:table-cell>
              <table:table-cell office:value-type="float" office:value="0.0206022">
                <text:p>0.0206022</text:p>
              </table:table-cell>
              <table:table-cell office:value-type="float" office:value="0.0292667">
                <text:p>0.0292667</text:p>
              </table:table-cell>
              <table:table-cell office:value-type="float" office:value="0.0265273">
                <text:p>0.0265273</text:p>
              </table:table-cell>
              <table:table-cell office:value-type="float" office:value="0.0307822">
                <text:p>0.0307822</text:p>
              </table:table-cell>
              <table:table-cell office:value-type="float" office:value="0.0346332">
                <text:p>0.0346332</text:p>
              </table:table-cell>
              <table:table-cell office:value-type="float" office:value="0.0340307">
                <text:p>0.0340307</text:p>
              </table:table-cell>
              <table:table-cell office:value-type="float" office:value="0.0328066">
                <text:p>0.0328066</text:p>
              </table:table-cell>
              <table:table-cell office:value-type="float" office:value="0.031301">
                <text:p>0.031301</text:p>
              </table:table-cell>
              <table:table-cell office:value-type="float" office:value="0.0330916">
                <text:p>0.0330916</text:p>
              </table:table-cell>
              <table:table-cell office:value-type="float" office:value="0.0338467">
                <text:p>0.0338467</text:p>
              </table:table-cell>
              <table:table-cell office:value-type="float" office:value="0.0327038">
                <text:p>0.0327038</text:p>
              </table:table-cell>
              <table:table-cell office:value-type="float" office:value="0.0346467">
                <text:p>0.0346467</text:p>
              </table:table-cell>
              <table:table-cell office:value-type="float" office:value="0.0355438">
                <text:p>0.0355438</text:p>
              </table:table-cell>
              <table:table-cell office:value-type="float" office:value="0.0326924">
                <text:p>0.0326924</text:p>
              </table:table-cell>
              <table:table-cell office:value-type="float" office:value="0.0342806">
                <text:p>0.0342806</text:p>
              </table:table-cell>
              <table:table-cell office:value-type="float" office:value="0.0355319">
                <text:p>0.0355319</text:p>
              </table:table-cell>
              <table:table-cell office:value-type="float" office:value="0.0368329">
                <text:p>0.0368329</text:p>
              </table:table-cell>
              <table:table-cell office:value-type="float" office:value="0.0371819">
                <text:p>0.0371819</text:p>
              </table:table-cell>
              <table:table-cell office:value-type="float" office:value="0.0311091">
                <text:p>0.0311091</text:p>
              </table:table-cell>
              <table:table-cell office:value-type="float" office:value="0.0264054">
                <text:p>0.0264054</text:p>
              </table:table-cell>
              <table:table-cell office:value-type="float" office:value="0.0327831">
                <text:p>0.0327831</text:p>
              </table:table-cell>
              <table:table-cell office:value-type="float" office:value="0.0272494">
                <text:p>0.027249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306451">
                <text:p>0.0306451</text:p>
              </table:table-cell>
              <table:table-cell office:value-type="float" office:value="0.0388954">
                <text:p>0.0388954</text:p>
              </table:table-cell>
              <table:table-cell office:value-type="float" office:value="0.0389645">
                <text:p>0.0389645</text:p>
              </table:table-cell>
              <table:table-cell office:value-type="float" office:value="0.0205942">
                <text:p>0.0205942</text:p>
              </table:table-cell>
              <table:table-cell office:value-type="float" office:value="0.0292533">
                <text:p>0.0292533</text:p>
              </table:table-cell>
              <table:table-cell office:value-type="float" office:value="0.0265157">
                <text:p>0.0265157</text:p>
              </table:table-cell>
              <table:table-cell office:value-type="float" office:value="0.0307679">
                <text:p>0.0307679</text:p>
              </table:table-cell>
              <table:table-cell office:value-type="float" office:value="0.0346165">
                <text:p>0.0346165</text:p>
              </table:table-cell>
              <table:table-cell office:value-type="float" office:value="0.0340144">
                <text:p>0.0340144</text:p>
              </table:table-cell>
              <table:table-cell office:value-type="float" office:value="0.032791">
                <text:p>0.032791</text:p>
              </table:table-cell>
              <table:table-cell office:value-type="float" office:value="0.0312864">
                <text:p>0.0312864</text:p>
              </table:table-cell>
              <table:table-cell office:value-type="float" office:value="0.0330759">
                <text:p>0.0330759</text:p>
              </table:table-cell>
              <table:table-cell office:value-type="float" office:value="0.0338305">
                <text:p>0.0338305</text:p>
              </table:table-cell>
              <table:table-cell office:value-type="float" office:value="0.0326884">
                <text:p>0.0326884</text:p>
              </table:table-cell>
              <table:table-cell office:value-type="float" office:value="0.0346301">
                <text:p>0.0346301</text:p>
              </table:table-cell>
              <table:table-cell office:value-type="float" office:value="0.0355264">
                <text:p>0.0355264</text:p>
              </table:table-cell>
              <table:table-cell office:value-type="float" office:value="0.032677">
                <text:p>0.032677</text:p>
              </table:table-cell>
              <table:table-cell office:value-type="float" office:value="0.0342642">
                <text:p>0.0342642</text:p>
              </table:table-cell>
              <table:table-cell office:value-type="float" office:value="0.0355146">
                <text:p>0.0355146</text:p>
              </table:table-cell>
              <table:table-cell office:value-type="float" office:value="0.0368148">
                <text:p>0.0368148</text:p>
              </table:table-cell>
              <table:table-cell office:value-type="float" office:value="0.0371636">
                <text:p>0.0371636</text:p>
              </table:table-cell>
              <table:table-cell office:value-type="float" office:value="0.0310947">
                <text:p>0.0310947</text:p>
              </table:table-cell>
              <table:table-cell office:value-type="float" office:value="0.026394">
                <text:p>0.026394</text:p>
              </table:table-cell>
              <table:table-cell office:value-type="float" office:value="0.0327677">
                <text:p>0.0327677</text:p>
              </table:table-cell>
              <table:table-cell office:value-type="float" office:value="0.0272374">
                <text:p>0.027237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306346">
                <text:p>0.0306346</text:p>
              </table:table-cell>
              <table:table-cell office:value-type="float" office:value="0.0388809">
                <text:p>0.0388809</text:p>
              </table:table-cell>
              <table:table-cell office:value-type="float" office:value="0.03895">
                <text:p>0.03895</text:p>
              </table:table-cell>
              <table:table-cell office:value-type="float" office:value="0.0205882">
                <text:p>0.0205882</text:p>
              </table:table-cell>
              <table:table-cell office:value-type="float" office:value="0.0292434">
                <text:p>0.0292434</text:p>
              </table:table-cell>
              <table:table-cell office:value-type="float" office:value="0.026507">
                <text:p>0.026507</text:p>
              </table:table-cell>
              <table:table-cell office:value-type="float" office:value="0.0307572">
                <text:p>0.0307572</text:p>
              </table:table-cell>
              <table:table-cell office:value-type="float" office:value="0.034604">
                <text:p>0.034604</text:p>
              </table:table-cell>
              <table:table-cell office:value-type="float" office:value="0.0340022">
                <text:p>0.0340022</text:p>
              </table:table-cell>
              <table:table-cell office:value-type="float" office:value="0.0327793">
                <text:p>0.0327793</text:p>
              </table:table-cell>
              <table:table-cell office:value-type="float" office:value="0.0312755">
                <text:p>0.0312755</text:p>
              </table:table-cell>
              <table:table-cell office:value-type="float" office:value="0.0330642">
                <text:p>0.0330642</text:p>
              </table:table-cell>
              <table:table-cell office:value-type="float" office:value="0.0338183">
                <text:p>0.0338183</text:p>
              </table:table-cell>
              <table:table-cell office:value-type="float" office:value="0.0326769">
                <text:p>0.0326769</text:p>
              </table:table-cell>
              <table:table-cell office:value-type="float" office:value="0.0346176">
                <text:p>0.0346176</text:p>
              </table:table-cell>
              <table:table-cell office:value-type="float" office:value="0.0355134">
                <text:p>0.0355134</text:p>
              </table:table-cell>
              <table:table-cell office:value-type="float" office:value="0.0326655">
                <text:p>0.0326655</text:p>
              </table:table-cell>
              <table:table-cell office:value-type="float" office:value="0.034252">
                <text:p>0.034252</text:p>
              </table:table-cell>
              <table:table-cell office:value-type="float" office:value="0.0355017">
                <text:p>0.0355017</text:p>
              </table:table-cell>
              <table:table-cell office:value-type="float" office:value="0.0368013">
                <text:p>0.0368013</text:p>
              </table:table-cell>
              <table:table-cell office:value-type="float" office:value="0.0371499">
                <text:p>0.0371499</text:p>
              </table:table-cell>
              <table:table-cell office:value-type="float" office:value="0.0310839">
                <text:p>0.0310839</text:p>
              </table:table-cell>
              <table:table-cell office:value-type="float" office:value="0.0263854">
                <text:p>0.0263854</text:p>
              </table:table-cell>
              <table:table-cell office:value-type="float" office:value="0.0327562">
                <text:p>0.0327562</text:p>
              </table:table-cell>
              <table:table-cell office:value-type="float" office:value="0.0272284">
                <text:p>0.02722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06267">
                <text:p>0.0306267</text:p>
              </table:table-cell>
              <table:table-cell office:value-type="float" office:value="0.03887">
                <text:p>0.03887</text:p>
              </table:table-cell>
              <table:table-cell office:value-type="float" office:value="0.0389391">
                <text:p>0.0389391</text:p>
              </table:table-cell>
              <table:table-cell office:value-type="float" office:value="0.0205838">
                <text:p>0.0205838</text:p>
              </table:table-cell>
              <table:table-cell office:value-type="float" office:value="0.0292359">
                <text:p>0.0292359</text:p>
              </table:table-cell>
              <table:table-cell office:value-type="float" office:value="0.0265004">
                <text:p>0.0265004</text:p>
              </table:table-cell>
              <table:table-cell office:value-type="float" office:value="0.0307492">
                <text:p>0.0307492</text:p>
              </table:table-cell>
              <table:table-cell office:value-type="float" office:value="0.0345947">
                <text:p>0.0345947</text:p>
              </table:table-cell>
              <table:table-cell office:value-type="float" office:value="0.0339931">
                <text:p>0.0339931</text:p>
              </table:table-cell>
              <table:table-cell office:value-type="float" office:value="0.0327706">
                <text:p>0.0327706</text:p>
              </table:table-cell>
              <table:table-cell office:value-type="float" office:value="0.0312673">
                <text:p>0.0312673</text:p>
              </table:table-cell>
              <table:table-cell office:value-type="float" office:value="0.0330554">
                <text:p>0.0330554</text:p>
              </table:table-cell>
              <table:table-cell office:value-type="float" office:value="0.0338092">
                <text:p>0.0338092</text:p>
              </table:table-cell>
              <table:table-cell office:value-type="float" office:value="0.0326683">
                <text:p>0.0326683</text:p>
              </table:table-cell>
              <table:table-cell office:value-type="float" office:value="0.0346082">
                <text:p>0.0346082</text:p>
              </table:table-cell>
              <table:table-cell office:value-type="float" office:value="0.0355037">
                <text:p>0.0355037</text:p>
              </table:table-cell>
              <table:table-cell office:value-type="float" office:value="0.0326569">
                <text:p>0.0326569</text:p>
              </table:table-cell>
              <table:table-cell office:value-type="float" office:value="0.0342428">
                <text:p>0.0342428</text:p>
              </table:table-cell>
              <table:table-cell office:value-type="float" office:value="0.035492">
                <text:p>0.035492</text:p>
              </table:table-cell>
              <table:table-cell office:value-type="float" office:value="0.0367912">
                <text:p>0.0367912</text:p>
              </table:table-cell>
              <table:table-cell office:value-type="float" office:value="0.0371396">
                <text:p>0.0371396</text:p>
              </table:table-cell>
              <table:table-cell office:value-type="float" office:value="0.0310758">
                <text:p>0.0310758</text:p>
              </table:table-cell>
              <table:table-cell office:value-type="float" office:value="0.0263789">
                <text:p>0.0263789</text:p>
              </table:table-cell>
              <table:table-cell office:value-type="float" office:value="0.0327476">
                <text:p>0.0327476</text:p>
              </table:table-cell>
              <table:table-cell office:value-type="float" office:value="0.0272216">
                <text:p>0.027221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306208">
                <text:p>0.0306208</text:p>
              </table:table-cell>
              <table:table-cell office:value-type="float" office:value="0.0388619">
                <text:p>0.0388619</text:p>
              </table:table-cell>
              <table:table-cell office:value-type="float" office:value="0.038931">
                <text:p>0.038931</text:p>
              </table:table-cell>
              <table:table-cell office:value-type="float" office:value="0.0205804">
                <text:p>0.0205804</text:p>
              </table:table-cell>
              <table:table-cell office:value-type="float" office:value="0.0292303">
                <text:p>0.0292303</text:p>
              </table:table-cell>
              <table:table-cell office:value-type="float" office:value="0.0264955">
                <text:p>0.0264955</text:p>
              </table:table-cell>
              <table:table-cell office:value-type="float" office:value="0.0307432">
                <text:p>0.0307432</text:p>
              </table:table-cell>
              <table:table-cell office:value-type="float" office:value="0.0345877">
                <text:p>0.0345877</text:p>
              </table:table-cell>
              <table:table-cell office:value-type="float" office:value="0.0339862">
                <text:p>0.0339862</text:p>
              </table:table-cell>
              <table:table-cell office:value-type="float" office:value="0.032764">
                <text:p>0.032764</text:p>
              </table:table-cell>
              <table:table-cell office:value-type="float" office:value="0.0312612">
                <text:p>0.0312612</text:p>
              </table:table-cell>
              <table:table-cell office:value-type="float" office:value="0.0330488">
                <text:p>0.0330488</text:p>
              </table:table-cell>
              <table:table-cell office:value-type="float" office:value="0.0338024">
                <text:p>0.0338024</text:p>
              </table:table-cell>
              <table:table-cell office:value-type="float" office:value="0.0326618">
                <text:p>0.0326618</text:p>
              </table:table-cell>
              <table:table-cell office:value-type="float" office:value="0.0346012">
                <text:p>0.0346012</text:p>
              </table:table-cell>
              <table:table-cell office:value-type="float" office:value="0.0354964">
                <text:p>0.0354964</text:p>
              </table:table-cell>
              <table:table-cell office:value-type="float" office:value="0.0326504">
                <text:p>0.0326504</text:p>
              </table:table-cell>
              <table:table-cell office:value-type="float" office:value="0.034236">
                <text:p>0.034236</text:p>
              </table:table-cell>
              <table:table-cell office:value-type="float" office:value="0.0354847">
                <text:p>0.0354847</text:p>
              </table:table-cell>
              <table:table-cell office:value-type="float" office:value="0.0367836">
                <text:p>0.0367836</text:p>
              </table:table-cell>
              <table:table-cell office:value-type="float" office:value="0.0371319">
                <text:p>0.0371319</text:p>
              </table:table-cell>
              <table:table-cell office:value-type="float" office:value="0.0310697">
                <text:p>0.0310697</text:p>
              </table:table-cell>
              <table:table-cell office:value-type="float" office:value="0.0263741">
                <text:p>0.0263741</text:p>
              </table:table-cell>
              <table:table-cell office:value-type="float" office:value="0.0327411">
                <text:p>0.0327411</text:p>
              </table:table-cell>
              <table:table-cell office:value-type="float" office:value="0.0272166">
                <text:p>0.027216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306164">
                <text:p>0.0306164</text:p>
              </table:table-cell>
              <table:table-cell office:value-type="float" office:value="0.0388558">
                <text:p>0.0388558</text:p>
              </table:table-cell>
              <table:table-cell office:value-type="float" office:value="0.0389248">
                <text:p>0.0389248</text:p>
              </table:table-cell>
              <table:table-cell office:value-type="float" office:value="0.0205779">
                <text:p>0.0205779</text:p>
              </table:table-cell>
              <table:table-cell office:value-type="float" office:value="0.029226">
                <text:p>0.029226</text:p>
              </table:table-cell>
              <table:table-cell office:value-type="float" office:value="0.0264919">
                <text:p>0.0264919</text:p>
              </table:table-cell>
              <table:table-cell office:value-type="float" office:value="0.0307387">
                <text:p>0.0307387</text:p>
              </table:table-cell>
              <table:table-cell office:value-type="float" office:value="0.0345824">
                <text:p>0.0345824</text:p>
              </table:table-cell>
              <table:table-cell office:value-type="float" office:value="0.0339811">
                <text:p>0.0339811</text:p>
              </table:table-cell>
              <table:table-cell office:value-type="float" office:value="0.0327591">
                <text:p>0.0327591</text:p>
              </table:table-cell>
              <table:table-cell office:value-type="float" office:value="0.0312566">
                <text:p>0.0312566</text:p>
              </table:table-cell>
              <table:table-cell office:value-type="float" office:value="0.0330439">
                <text:p>0.0330439</text:p>
              </table:table-cell>
              <table:table-cell office:value-type="float" office:value="0.0337973">
                <text:p>0.0337973</text:p>
              </table:table-cell>
              <table:table-cell office:value-type="float" office:value="0.032657">
                <text:p>0.032657</text:p>
              </table:table-cell>
              <table:table-cell office:value-type="float" office:value="0.0345959">
                <text:p>0.0345959</text:p>
              </table:table-cell>
              <table:table-cell office:value-type="float" office:value="0.0354909">
                <text:p>0.0354909</text:p>
              </table:table-cell>
              <table:table-cell office:value-type="float" office:value="0.0326455">
                <text:p>0.0326455</text:p>
              </table:table-cell>
              <table:table-cell office:value-type="float" office:value="0.0342308">
                <text:p>0.0342308</text:p>
              </table:table-cell>
              <table:table-cell office:value-type="float" office:value="0.0354792">
                <text:p>0.0354792</text:p>
              </table:table-cell>
              <table:table-cell office:value-type="float" office:value="0.0367779">
                <text:p>0.0367779</text:p>
              </table:table-cell>
              <table:table-cell office:value-type="float" office:value="0.0371261">
                <text:p>0.0371261</text:p>
              </table:table-cell>
              <table:table-cell office:value-type="float" office:value="0.0310652">
                <text:p>0.0310652</text:p>
              </table:table-cell>
              <table:table-cell office:value-type="float" office:value="0.0263705">
                <text:p>0.0263705</text:p>
              </table:table-cell>
              <table:table-cell office:value-type="float" office:value="0.0327362">
                <text:p>0.0327362</text:p>
              </table:table-cell>
              <table:table-cell office:value-type="float" office:value="0.0272128">
                <text:p>0.027212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30613">
                <text:p>0.030613</text:p>
              </table:table-cell>
              <table:table-cell office:value-type="float" office:value="0.0388512">
                <text:p>0.0388512</text:p>
              </table:table-cell>
              <table:table-cell office:value-type="float" office:value="0.0389203">
                <text:p>0.0389203</text:p>
              </table:table-cell>
              <table:table-cell office:value-type="float" office:value="0.020576">
                <text:p>0.020576</text:p>
              </table:table-cell>
              <table:table-cell office:value-type="float" office:value="0.0292229">
                <text:p>0.0292229</text:p>
              </table:table-cell>
              <table:table-cell office:value-type="float" office:value="0.0264891">
                <text:p>0.0264891</text:p>
              </table:table-cell>
              <table:table-cell office:value-type="float" office:value="0.0307354">
                <text:p>0.0307354</text:p>
              </table:table-cell>
              <table:table-cell office:value-type="float" office:value="0.0345785">
                <text:p>0.0345785</text:p>
              </table:table-cell>
              <table:table-cell office:value-type="float" office:value="0.0339773">
                <text:p>0.0339773</text:p>
              </table:table-cell>
              <table:table-cell office:value-type="float" office:value="0.0327555">
                <text:p>0.0327555</text:p>
              </table:table-cell>
              <table:table-cell office:value-type="float" office:value="0.0312531">
                <text:p>0.0312531</text:p>
              </table:table-cell>
              <table:table-cell office:value-type="float" office:value="0.0330401">
                <text:p>0.0330401</text:p>
              </table:table-cell>
              <table:table-cell office:value-type="float" office:value="0.0337935">
                <text:p>0.0337935</text:p>
              </table:table-cell>
              <table:table-cell office:value-type="float" office:value="0.0326533">
                <text:p>0.0326533</text:p>
              </table:table-cell>
              <table:table-cell office:value-type="float" office:value="0.034592">
                <text:p>0.034592</text:p>
              </table:table-cell>
              <table:table-cell office:value-type="float" office:value="0.0354868">
                <text:p>0.0354868</text:p>
              </table:table-cell>
              <table:table-cell office:value-type="float" office:value="0.0326419">
                <text:p>0.0326419</text:p>
              </table:table-cell>
              <table:table-cell office:value-type="float" office:value="0.034227">
                <text:p>0.034227</text:p>
              </table:table-cell>
              <table:table-cell office:value-type="float" office:value="0.0354752">
                <text:p>0.0354752</text:p>
              </table:table-cell>
              <table:table-cell office:value-type="float" office:value="0.0367736">
                <text:p>0.0367736</text:p>
              </table:table-cell>
              <table:table-cell office:value-type="float" office:value="0.0371218">
                <text:p>0.0371218</text:p>
              </table:table-cell>
              <table:table-cell office:value-type="float" office:value="0.0310618">
                <text:p>0.0310618</text:p>
              </table:table-cell>
              <table:table-cell office:value-type="float" office:value="0.0263677">
                <text:p>0.0263677</text:p>
              </table:table-cell>
              <table:table-cell office:value-type="float" office:value="0.0327326">
                <text:p>0.0327326</text:p>
              </table:table-cell>
              <table:table-cell office:value-type="float" office:value="0.02721">
                <text:p>0.0272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306105">
                <text:p>0.0306105</text:p>
              </table:table-cell>
              <table:table-cell office:value-type="float" office:value="0.0388478">
                <text:p>0.0388478</text:p>
              </table:table-cell>
              <table:table-cell office:value-type="float" office:value="0.0389168">
                <text:p>0.0389168</text:p>
              </table:table-cell>
              <table:table-cell office:value-type="float" office:value="0.0205746">
                <text:p>0.0205746</text:p>
              </table:table-cell>
              <table:table-cell office:value-type="float" office:value="0.0292205">
                <text:p>0.0292205</text:p>
              </table:table-cell>
              <table:table-cell office:value-type="float" office:value="0.026487">
                <text:p>0.026487</text:p>
              </table:table-cell>
              <table:table-cell office:value-type="float" office:value="0.0307328">
                <text:p>0.0307328</text:p>
              </table:table-cell>
              <table:table-cell office:value-type="float" office:value="0.0345755">
                <text:p>0.0345755</text:p>
              </table:table-cell>
              <table:table-cell office:value-type="float" office:value="0.0339744">
                <text:p>0.0339744</text:p>
              </table:table-cell>
              <table:table-cell office:value-type="float" office:value="0.0327527">
                <text:p>0.0327527</text:p>
              </table:table-cell>
              <table:table-cell office:value-type="float" office:value="0.0312505">
                <text:p>0.0312505</text:p>
              </table:table-cell>
              <table:table-cell office:value-type="float" office:value="0.0330374">
                <text:p>0.0330374</text:p>
              </table:table-cell>
              <table:table-cell office:value-type="float" office:value="0.0337906">
                <text:p>0.0337906</text:p>
              </table:table-cell>
              <table:table-cell office:value-type="float" office:value="0.0326506">
                <text:p>0.0326506</text:p>
              </table:table-cell>
              <table:table-cell office:value-type="float" office:value="0.0345891">
                <text:p>0.0345891</text:p>
              </table:table-cell>
              <table:table-cell office:value-type="float" office:value="0.0354838">
                <text:p>0.0354838</text:p>
              </table:table-cell>
              <table:table-cell office:value-type="float" office:value="0.0326392">
                <text:p>0.0326392</text:p>
              </table:table-cell>
              <table:table-cell office:value-type="float" office:value="0.0342241">
                <text:p>0.0342241</text:p>
              </table:table-cell>
              <table:table-cell office:value-type="float" office:value="0.0354721">
                <text:p>0.0354721</text:p>
              </table:table-cell>
              <table:table-cell office:value-type="float" office:value="0.0367704">
                <text:p>0.0367704</text:p>
              </table:table-cell>
              <table:table-cell office:value-type="float" office:value="0.0371185">
                <text:p>0.0371185</text:p>
              </table:table-cell>
              <table:table-cell office:value-type="float" office:value="0.0310592">
                <text:p>0.0310592</text:p>
              </table:table-cell>
              <table:table-cell office:value-type="float" office:value="0.0263657">
                <text:p>0.0263657</text:p>
              </table:table-cell>
              <table:table-cell office:value-type="float" office:value="0.0327299">
                <text:p>0.0327299</text:p>
              </table:table-cell>
              <table:table-cell office:value-type="float" office:value="0.0272078">
                <text:p>0.027207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306087">
                <text:p>0.0306087</text:p>
              </table:table-cell>
              <table:table-cell office:value-type="float" office:value="0.0388452">
                <text:p>0.0388452</text:p>
              </table:table-cell>
              <table:table-cell office:value-type="float" office:value="0.0389143">
                <text:p>0.0389143</text:p>
              </table:table-cell>
              <table:table-cell office:value-type="float" office:value="0.0205736">
                <text:p>0.0205736</text:p>
              </table:table-cell>
              <table:table-cell office:value-type="float" office:value="0.0292188">
                <text:p>0.0292188</text:p>
              </table:table-cell>
              <table:table-cell office:value-type="float" office:value="0.0264855">
                <text:p>0.0264855</text:p>
              </table:table-cell>
              <table:table-cell office:value-type="float" office:value="0.0307309">
                <text:p>0.0307309</text:p>
              </table:table-cell>
              <table:table-cell office:value-type="float" office:value="0.0345733">
                <text:p>0.0345733</text:p>
              </table:table-cell>
              <table:table-cell office:value-type="float" office:value="0.0339722">
                <text:p>0.0339722</text:p>
              </table:table-cell>
              <table:table-cell office:value-type="float" office:value="0.0327506">
                <text:p>0.0327506</text:p>
              </table:table-cell>
              <table:table-cell office:value-type="float" office:value="0.0312486">
                <text:p>0.0312486</text:p>
              </table:table-cell>
              <table:table-cell office:value-type="float" office:value="0.0330353">
                <text:p>0.0330353</text:p>
              </table:table-cell>
              <table:table-cell office:value-type="float" office:value="0.0337884">
                <text:p>0.0337884</text:p>
              </table:table-cell>
              <table:table-cell office:value-type="float" office:value="0.0326486">
                <text:p>0.0326486</text:p>
              </table:table-cell>
              <table:table-cell office:value-type="float" office:value="0.0345868">
                <text:p>0.0345868</text:p>
              </table:table-cell>
              <table:table-cell office:value-type="float" office:value="0.0354815">
                <text:p>0.0354815</text:p>
              </table:table-cell>
              <table:table-cell office:value-type="float" office:value="0.0326371">
                <text:p>0.0326371</text:p>
              </table:table-cell>
              <table:table-cell office:value-type="float" office:value="0.0342219">
                <text:p>0.0342219</text:p>
              </table:table-cell>
              <table:table-cell office:value-type="float" office:value="0.0354698">
                <text:p>0.0354698</text:p>
              </table:table-cell>
              <table:table-cell office:value-type="float" office:value="0.0367681">
                <text:p>0.0367681</text:p>
              </table:table-cell>
              <table:table-cell office:value-type="float" office:value="0.0371161">
                <text:p>0.0371161</text:p>
              </table:table-cell>
              <table:table-cell office:value-type="float" office:value="0.0310573">
                <text:p>0.0310573</text:p>
              </table:table-cell>
              <table:table-cell office:value-type="float" office:value="0.0263642">
                <text:p>0.0263642</text:p>
              </table:table-cell>
              <table:table-cell office:value-type="float" office:value="0.0327278">
                <text:p>0.0327278</text:p>
              </table:table-cell>
              <table:table-cell office:value-type="float" office:value="0.0272063">
                <text:p>0.027206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306073">
                <text:p>0.0306073</text:p>
              </table:table-cell>
              <table:table-cell office:value-type="float" office:value="0.0388433">
                <text:p>0.0388433</text:p>
              </table:table-cell>
              <table:table-cell office:value-type="float" office:value="0.0389123">
                <text:p>0.0389123</text:p>
              </table:table-cell>
              <table:table-cell office:value-type="float" office:value="0.0205728">
                <text:p>0.0205728</text:p>
              </table:table-cell>
              <table:table-cell office:value-type="float" office:value="0.0292174">
                <text:p>0.0292174</text:p>
              </table:table-cell>
              <table:table-cell office:value-type="float" office:value="0.0264843">
                <text:p>0.0264843</text:p>
              </table:table-cell>
              <table:table-cell office:value-type="float" office:value="0.0307295">
                <text:p>0.0307295</text:p>
              </table:table-cell>
              <table:table-cell office:value-type="float" office:value="0.0345717">
                <text:p>0.0345717</text:p>
              </table:table-cell>
              <table:table-cell office:value-type="float" office:value="0.0339706">
                <text:p>0.0339706</text:p>
              </table:table-cell>
              <table:table-cell office:value-type="float" office:value="0.0327491">
                <text:p>0.0327491</text:p>
              </table:table-cell>
              <table:table-cell office:value-type="float" office:value="0.0312471">
                <text:p>0.0312471</text:p>
              </table:table-cell>
              <table:table-cell office:value-type="float" office:value="0.0330337">
                <text:p>0.0330337</text:p>
              </table:table-cell>
              <table:table-cell office:value-type="float" office:value="0.0337868">
                <text:p>0.0337868</text:p>
              </table:table-cell>
              <table:table-cell office:value-type="float" office:value="0.0326471">
                <text:p>0.0326471</text:p>
              </table:table-cell>
              <table:table-cell office:value-type="float" office:value="0.0345852">
                <text:p>0.0345852</text:p>
              </table:table-cell>
              <table:table-cell office:value-type="float" office:value="0.0354797">
                <text:p>0.0354797</text:p>
              </table:table-cell>
              <table:table-cell office:value-type="float" office:value="0.0326356">
                <text:p>0.0326356</text:p>
              </table:table-cell>
              <table:table-cell office:value-type="float" office:value="0.0342203">
                <text:p>0.0342203</text:p>
              </table:table-cell>
              <table:table-cell office:value-type="float" office:value="0.0354681">
                <text:p>0.0354681</text:p>
              </table:table-cell>
              <table:table-cell office:value-type="float" office:value="0.0367663">
                <text:p>0.0367663</text:p>
              </table:table-cell>
              <table:table-cell office:value-type="float" office:value="0.0371143">
                <text:p>0.0371143</text:p>
              </table:table-cell>
              <table:table-cell office:value-type="float" office:value="0.0310559">
                <text:p>0.0310559</text:p>
              </table:table-cell>
              <table:table-cell office:value-type="float" office:value="0.026363">
                <text:p>0.026363</text:p>
              </table:table-cell>
              <table:table-cell office:value-type="float" office:value="0.0327263">
                <text:p>0.0327263</text:p>
              </table:table-cell>
              <table:table-cell office:value-type="float" office:value="0.0272051">
                <text:p>0.027205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306062">
                <text:p>0.0306062</text:p>
              </table:table-cell>
              <table:table-cell office:value-type="float" office:value="0.0388418">
                <text:p>0.0388418</text:p>
              </table:table-cell>
              <table:table-cell office:value-type="float" office:value="0.0389109">
                <text:p>0.0389109</text:p>
              </table:table-cell>
              <table:table-cell office:value-type="float" office:value="0.0205722">
                <text:p>0.0205722</text:p>
              </table:table-cell>
              <table:table-cell office:value-type="float" office:value="0.0292165">
                <text:p>0.0292165</text:p>
              </table:table-cell>
              <table:table-cell office:value-type="float" office:value="0.0264835">
                <text:p>0.0264835</text:p>
              </table:table-cell>
              <table:table-cell office:value-type="float" office:value="0.0307285">
                <text:p>0.0307285</text:p>
              </table:table-cell>
              <table:table-cell office:value-type="float" office:value="0.0345704">
                <text:p>0.0345704</text:p>
              </table:table-cell>
              <table:table-cell office:value-type="float" office:value="0.0339694">
                <text:p>0.0339694</text:p>
              </table:table-cell>
              <table:table-cell office:value-type="float" office:value="0.0327479">
                <text:p>0.0327479</text:p>
              </table:table-cell>
              <table:table-cell office:value-type="float" office:value="0.0312461">
                <text:p>0.0312461</text:p>
              </table:table-cell>
              <table:table-cell office:value-type="float" office:value="0.0330326">
                <text:p>0.0330326</text:p>
              </table:table-cell>
              <table:table-cell office:value-type="float" office:value="0.0337856">
                <text:p>0.0337856</text:p>
              </table:table-cell>
              <table:table-cell office:value-type="float" office:value="0.0326459">
                <text:p>0.0326459</text:p>
              </table:table-cell>
              <table:table-cell office:value-type="float" office:value="0.034584">
                <text:p>0.034584</text:p>
              </table:table-cell>
              <table:table-cell office:value-type="float" office:value="0.0354785">
                <text:p>0.0354785</text:p>
              </table:table-cell>
              <table:table-cell office:value-type="float" office:value="0.0326345">
                <text:p>0.0326345</text:p>
              </table:table-cell>
              <table:table-cell office:value-type="float" office:value="0.0342191">
                <text:p>0.0342191</text:p>
              </table:table-cell>
              <table:table-cell office:value-type="float" office:value="0.0354668">
                <text:p>0.0354668</text:p>
              </table:table-cell>
              <table:table-cell office:value-type="float" office:value="0.0367649">
                <text:p>0.0367649</text:p>
              </table:table-cell>
              <table:table-cell office:value-type="float" office:value="0.0371129">
                <text:p>0.0371129</text:p>
              </table:table-cell>
              <table:table-cell office:value-type="float" office:value="0.0310548">
                <text:p>0.0310548</text:p>
              </table:table-cell>
              <table:table-cell office:value-type="float" office:value="0.0263622">
                <text:p>0.0263622</text:p>
              </table:table-cell>
              <table:table-cell office:value-type="float" office:value="0.0327251">
                <text:p>0.0327251</text:p>
              </table:table-cell>
              <table:table-cell office:value-type="float" office:value="0.0272042">
                <text:p>0.027204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306055">
                <text:p>0.0306055</text:p>
              </table:table-cell>
              <table:table-cell office:value-type="float" office:value="0.0388407">
                <text:p>0.0388407</text:p>
              </table:table-cell>
              <table:table-cell office:value-type="float" office:value="0.0389098">
                <text:p>0.0389098</text:p>
              </table:table-cell>
              <table:table-cell office:value-type="float" office:value="0.0205717">
                <text:p>0.0205717</text:p>
              </table:table-cell>
              <table:table-cell office:value-type="float" office:value="0.0292157">
                <text:p>0.0292157</text:p>
              </table:table-cell>
              <table:table-cell office:value-type="float" office:value="0.0264828">
                <text:p>0.0264828</text:p>
              </table:table-cell>
              <table:table-cell office:value-type="float" office:value="0.0307277">
                <text:p>0.0307277</text:p>
              </table:table-cell>
              <table:table-cell office:value-type="float" office:value="0.0345695">
                <text:p>0.0345695</text:p>
              </table:table-cell>
              <table:table-cell office:value-type="float" office:value="0.0339685">
                <text:p>0.0339685</text:p>
              </table:table-cell>
              <table:table-cell office:value-type="float" office:value="0.0327471">
                <text:p>0.0327471</text:p>
              </table:table-cell>
              <table:table-cell office:value-type="float" office:value="0.0312452">
                <text:p>0.0312452</text:p>
              </table:table-cell>
              <table:table-cell office:value-type="float" office:value="0.0330317">
                <text:p>0.0330317</text:p>
              </table:table-cell>
              <table:table-cell office:value-type="float" office:value="0.0337847">
                <text:p>0.0337847</text:p>
              </table:table-cell>
              <table:table-cell office:value-type="float" office:value="0.0326451">
                <text:p>0.0326451</text:p>
              </table:table-cell>
              <table:table-cell office:value-type="float" office:value="0.034583">
                <text:p>0.034583</text:p>
              </table:table-cell>
              <table:table-cell office:value-type="float" office:value="0.0354775">
                <text:p>0.0354775</text:p>
              </table:table-cell>
              <table:table-cell office:value-type="float" office:value="0.0326336">
                <text:p>0.0326336</text:p>
              </table:table-cell>
              <table:table-cell office:value-type="float" office:value="0.0342181">
                <text:p>0.0342181</text:p>
              </table:table-cell>
              <table:table-cell office:value-type="float" office:value="0.0354658">
                <text:p>0.0354658</text:p>
              </table:table-cell>
              <table:table-cell office:value-type="float" office:value="0.0367639">
                <text:p>0.0367639</text:p>
              </table:table-cell>
              <table:table-cell office:value-type="float" office:value="0.0371119">
                <text:p>0.0371119</text:p>
              </table:table-cell>
              <table:table-cell office:value-type="float" office:value="0.031054">
                <text:p>0.031054</text:p>
              </table:table-cell>
              <table:table-cell office:value-type="float" office:value="0.0263615">
                <text:p>0.0263615</text:p>
              </table:table-cell>
              <table:table-cell office:value-type="float" office:value="0.0327243">
                <text:p>0.0327243</text:p>
              </table:table-cell>
              <table:table-cell office:value-type="float" office:value="0.0272035">
                <text:p>0.027203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306049">
                <text:p>0.0306049</text:p>
              </table:table-cell>
              <table:table-cell office:value-type="float" office:value="0.0388399">
                <text:p>0.0388399</text:p>
              </table:table-cell>
              <table:table-cell office:value-type="float" office:value="0.038909">
                <text:p>0.038909</text:p>
              </table:table-cell>
              <table:table-cell office:value-type="float" office:value="0.0205714">
                <text:p>0.0205714</text:p>
              </table:table-cell>
              <table:table-cell office:value-type="float" office:value="0.0292151">
                <text:p>0.0292151</text:p>
              </table:table-cell>
              <table:table-cell office:value-type="float" office:value="0.0264823">
                <text:p>0.0264823</text:p>
              </table:table-cell>
              <table:table-cell office:value-type="float" office:value="0.0307271">
                <text:p>0.0307271</text:p>
              </table:table-cell>
              <table:table-cell office:value-type="float" office:value="0.0345688">
                <text:p>0.0345688</text:p>
              </table:table-cell>
              <table:table-cell office:value-type="float" office:value="0.0339678">
                <text:p>0.0339678</text:p>
              </table:table-cell>
              <table:table-cell office:value-type="float" office:value="0.0327464">
                <text:p>0.0327464</text:p>
              </table:table-cell>
              <table:table-cell office:value-type="float" office:value="0.0312446">
                <text:p>0.0312446</text:p>
              </table:table-cell>
              <table:table-cell office:value-type="float" office:value="0.033031">
                <text:p>0.033031</text:p>
              </table:table-cell>
              <table:table-cell office:value-type="float" office:value="0.033784">
                <text:p>0.033784</text:p>
              </table:table-cell>
              <table:table-cell office:value-type="float" office:value="0.0326444">
                <text:p>0.0326444</text:p>
              </table:table-cell>
              <table:table-cell office:value-type="float" office:value="0.0345823">
                <text:p>0.0345823</text:p>
              </table:table-cell>
              <table:table-cell office:value-type="float" office:value="0.0354768">
                <text:p>0.0354768</text:p>
              </table:table-cell>
              <table:table-cell office:value-type="float" office:value="0.032633">
                <text:p>0.032633</text:p>
              </table:table-cell>
              <table:table-cell office:value-type="float" office:value="0.0342175">
                <text:p>0.0342175</text:p>
              </table:table-cell>
              <table:table-cell office:value-type="float" office:value="0.0354651">
                <text:p>0.0354651</text:p>
              </table:table-cell>
              <table:table-cell office:value-type="float" office:value="0.0367632">
                <text:p>0.0367632</text:p>
              </table:table-cell>
              <table:table-cell office:value-type="float" office:value="0.0371111">
                <text:p>0.0371111</text:p>
              </table:table-cell>
              <table:table-cell office:value-type="float" office:value="0.0310534">
                <text:p>0.0310534</text:p>
              </table:table-cell>
              <table:table-cell office:value-type="float" office:value="0.0263611">
                <text:p>0.0263611</text:p>
              </table:table-cell>
              <table:table-cell office:value-type="float" office:value="0.0327236">
                <text:p>0.0327236</text:p>
              </table:table-cell>
              <table:table-cell office:value-type="float" office:value="0.027203">
                <text:p>0.0272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06044">
                <text:p>0.0306044</text:p>
              </table:table-cell>
              <table:table-cell office:value-type="float" office:value="0.0388393">
                <text:p>0.0388393</text:p>
              </table:table-cell>
              <table:table-cell office:value-type="float" office:value="0.0389084">
                <text:p>0.0389084</text:p>
              </table:table-cell>
              <table:table-cell office:value-type="float" office:value="0.0205711">
                <text:p>0.0205711</text:p>
              </table:table-cell>
              <table:table-cell office:value-type="float" office:value="0.0292147">
                <text:p>0.0292147</text:p>
              </table:table-cell>
              <table:table-cell office:value-type="float" office:value="0.026482">
                <text:p>0.026482</text:p>
              </table:table-cell>
              <table:table-cell office:value-type="float" office:value="0.0307266">
                <text:p>0.0307266</text:p>
              </table:table-cell>
              <table:table-cell office:value-type="float" office:value="0.0345683">
                <text:p>0.0345683</text:p>
              </table:table-cell>
              <table:table-cell office:value-type="float" office:value="0.0339673">
                <text:p>0.0339673</text:p>
              </table:table-cell>
              <table:table-cell office:value-type="float" office:value="0.0327459">
                <text:p>0.0327459</text:p>
              </table:table-cell>
              <table:table-cell office:value-type="float" office:value="0.0312442">
                <text:p>0.0312442</text:p>
              </table:table-cell>
              <table:table-cell office:value-type="float" office:value="0.0330305">
                <text:p>0.0330305</text:p>
              </table:table-cell>
              <table:table-cell office:value-type="float" office:value="0.0337835">
                <text:p>0.0337835</text:p>
              </table:table-cell>
              <table:table-cell office:value-type="float" office:value="0.0326439">
                <text:p>0.0326439</text:p>
              </table:table-cell>
              <table:table-cell office:value-type="float" office:value="0.0345818">
                <text:p>0.0345818</text:p>
              </table:table-cell>
              <table:table-cell office:value-type="float" office:value="0.0354762">
                <text:p>0.0354762</text:p>
              </table:table-cell>
              <table:table-cell office:value-type="float" office:value="0.0326325">
                <text:p>0.0326325</text:p>
              </table:table-cell>
              <table:table-cell office:value-type="float" office:value="0.034217">
                <text:p>0.034217</text:p>
              </table:table-cell>
              <table:table-cell office:value-type="float" office:value="0.0354646">
                <text:p>0.0354646</text:p>
              </table:table-cell>
              <table:table-cell office:value-type="float" office:value="0.0367626">
                <text:p>0.0367626</text:p>
              </table:table-cell>
              <table:table-cell office:value-type="float" office:value="0.0371105">
                <text:p>0.0371105</text:p>
              </table:table-cell>
              <table:table-cell office:value-type="float" office:value="0.0310529">
                <text:p>0.0310529</text:p>
              </table:table-cell>
              <table:table-cell office:value-type="float" office:value="0.0263607">
                <text:p>0.0263607</text:p>
              </table:table-cell>
              <table:table-cell office:value-type="float" office:value="0.0327232">
                <text:p>0.0327232</text:p>
              </table:table-cell>
              <table:table-cell office:value-type="float" office:value="0.0272026">
                <text:p>0.027202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306041">
                <text:p>0.0306041</text:p>
              </table:table-cell>
              <table:table-cell office:value-type="float" office:value="0.0388389">
                <text:p>0.0388389</text:p>
              </table:table-cell>
              <table:table-cell office:value-type="float" office:value="0.0389079">
                <text:p>0.0389079</text:p>
              </table:table-cell>
              <table:table-cell office:value-type="float" office:value="0.020571">
                <text:p>0.020571</text:p>
              </table:table-cell>
              <table:table-cell office:value-type="float" office:value="0.0292144">
                <text:p>0.0292144</text:p>
              </table:table-cell>
              <table:table-cell office:value-type="float" office:value="0.0264817">
                <text:p>0.0264817</text:p>
              </table:table-cell>
              <table:table-cell office:value-type="float" office:value="0.0307263">
                <text:p>0.0307263</text:p>
              </table:table-cell>
              <table:table-cell office:value-type="float" office:value="0.0345679">
                <text:p>0.0345679</text:p>
              </table:table-cell>
              <table:table-cell office:value-type="float" office:value="0.0339669">
                <text:p>0.0339669</text:p>
              </table:table-cell>
              <table:table-cell office:value-type="float" office:value="0.0327456">
                <text:p>0.0327456</text:p>
              </table:table-cell>
              <table:table-cell office:value-type="float" office:value="0.0312438">
                <text:p>0.0312438</text:p>
              </table:table-cell>
              <table:table-cell office:value-type="float" office:value="0.0330302">
                <text:p>0.0330302</text:p>
              </table:table-cell>
              <table:table-cell office:value-type="float" office:value="0.0337831">
                <text:p>0.0337831</text:p>
              </table:table-cell>
              <table:table-cell office:value-type="float" office:value="0.0326436">
                <text:p>0.0326436</text:p>
              </table:table-cell>
              <table:table-cell office:value-type="float" office:value="0.0345814">
                <text:p>0.0345814</text:p>
              </table:table-cell>
              <table:table-cell office:value-type="float" office:value="0.0354758">
                <text:p>0.0354758</text:p>
              </table:table-cell>
              <table:table-cell office:value-type="float" office:value="0.0326321">
                <text:p>0.0326321</text:p>
              </table:table-cell>
              <table:table-cell office:value-type="float" office:value="0.0342166">
                <text:p>0.0342166</text:p>
              </table:table-cell>
              <table:table-cell office:value-type="float" office:value="0.0354642">
                <text:p>0.0354642</text:p>
              </table:table-cell>
              <table:table-cell office:value-type="float" office:value="0.0367622">
                <text:p>0.0367622</text:p>
              </table:table-cell>
              <table:table-cell office:value-type="float" office:value="0.0371101">
                <text:p>0.0371101</text:p>
              </table:table-cell>
              <table:table-cell office:value-type="float" office:value="0.0310526">
                <text:p>0.0310526</text:p>
              </table:table-cell>
              <table:table-cell office:value-type="float" office:value="0.0263604">
                <text:p>0.0263604</text:p>
              </table:table-cell>
              <table:table-cell office:value-type="float" office:value="0.0327228">
                <text:p>0.0327228</text:p>
              </table:table-cell>
              <table:table-cell office:value-type="float" office:value="0.0272023">
                <text:p>0.027202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306039">
                <text:p>0.0306039</text:p>
              </table:table-cell>
              <table:table-cell office:value-type="float" office:value="0.0388385">
                <text:p>0.0388385</text:p>
              </table:table-cell>
              <table:table-cell office:value-type="float" office:value="0.0389076">
                <text:p>0.0389076</text:p>
              </table:table-cell>
              <table:table-cell office:value-type="float" office:value="0.0205708">
                <text:p>0.0205708</text:p>
              </table:table-cell>
              <table:table-cell office:value-type="float" office:value="0.0292142">
                <text:p>0.0292142</text:p>
              </table:table-cell>
              <table:table-cell office:value-type="float" office:value="0.0264815">
                <text:p>0.0264815</text:p>
              </table:table-cell>
              <table:table-cell office:value-type="float" office:value="0.030726">
                <text:p>0.030726</text:p>
              </table:table-cell>
              <table:table-cell office:value-type="float" office:value="0.0345676">
                <text:p>0.0345676</text:p>
              </table:table-cell>
              <table:table-cell office:value-type="float" office:value="0.0339666">
                <text:p>0.0339666</text:p>
              </table:table-cell>
              <table:table-cell office:value-type="float" office:value="0.0327453">
                <text:p>0.0327453</text:p>
              </table:table-cell>
              <table:table-cell office:value-type="float" office:value="0.0312436">
                <text:p>0.0312436</text:p>
              </table:table-cell>
              <table:table-cell office:value-type="float" office:value="0.0330299">
                <text:p>0.0330299</text:p>
              </table:table-cell>
              <table:table-cell office:value-type="float" office:value="0.0337829">
                <text:p>0.0337829</text:p>
              </table:table-cell>
              <table:table-cell office:value-type="float" office:value="0.0326433">
                <text:p>0.0326433</text:p>
              </table:table-cell>
              <table:table-cell office:value-type="float" office:value="0.0345811">
                <text:p>0.0345811</text:p>
              </table:table-cell>
              <table:table-cell office:value-type="float" office:value="0.0354755">
                <text:p>0.0354755</text:p>
              </table:table-cell>
              <table:table-cell office:value-type="float" office:value="0.0326318">
                <text:p>0.0326318</text:p>
              </table:table-cell>
              <table:table-cell office:value-type="float" office:value="0.0342163">
                <text:p>0.0342163</text:p>
              </table:table-cell>
              <table:table-cell office:value-type="float" office:value="0.0354639">
                <text:p>0.0354639</text:p>
              </table:table-cell>
              <table:table-cell office:value-type="float" office:value="0.0367618">
                <text:p>0.0367618</text:p>
              </table:table-cell>
              <table:table-cell office:value-type="float" office:value="0.0371098">
                <text:p>0.0371098</text:p>
              </table:table-cell>
              <table:table-cell office:value-type="float" office:value="0.0310523">
                <text:p>0.0310523</text:p>
              </table:table-cell>
              <table:table-cell office:value-type="float" office:value="0.0263602">
                <text:p>0.0263602</text:p>
              </table:table-cell>
              <table:table-cell office:value-type="float" office:value="0.0327225">
                <text:p>0.0327225</text:p>
              </table:table-cell>
              <table:table-cell office:value-type="float" office:value="0.0272021">
                <text:p>0.027202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306037">
                <text:p>0.0306037</text:p>
              </table:table-cell>
              <table:table-cell office:value-type="float" office:value="0.0388383">
                <text:p>0.0388383</text:p>
              </table:table-cell>
              <table:table-cell office:value-type="float" office:value="0.0389074">
                <text:p>0.0389074</text:p>
              </table:table-cell>
              <table:table-cell office:value-type="float" office:value="0.0205707">
                <text:p>0.0205707</text:p>
              </table:table-cell>
              <table:table-cell office:value-type="float" office:value="0.029214">
                <text:p>0.029214</text:p>
              </table:table-cell>
              <table:table-cell office:value-type="float" office:value="0.0264813">
                <text:p>0.0264813</text:p>
              </table:table-cell>
              <table:table-cell office:value-type="float" office:value="0.0307258">
                <text:p>0.0307258</text:p>
              </table:table-cell>
              <table:table-cell office:value-type="float" office:value="0.0345674">
                <text:p>0.0345674</text:p>
              </table:table-cell>
              <table:table-cell office:value-type="float" office:value="0.0339664">
                <text:p>0.0339664</text:p>
              </table:table-cell>
              <table:table-cell office:value-type="float" office:value="0.0327451">
                <text:p>0.0327451</text:p>
              </table:table-cell>
              <table:table-cell office:value-type="float" office:value="0.0312434">
                <text:p>0.0312434</text:p>
              </table:table-cell>
              <table:table-cell office:value-type="float" office:value="0.0330297">
                <text:p>0.0330297</text:p>
              </table:table-cell>
              <table:table-cell office:value-type="float" office:value="0.0337826">
                <text:p>0.0337826</text:p>
              </table:table-cell>
              <table:table-cell office:value-type="float" office:value="0.0326431">
                <text:p>0.0326431</text:p>
              </table:table-cell>
              <table:table-cell office:value-type="float" office:value="0.0345809">
                <text:p>0.0345809</text:p>
              </table:table-cell>
              <table:table-cell office:value-type="float" office:value="0.0354753">
                <text:p>0.0354753</text:p>
              </table:table-cell>
              <table:table-cell office:value-type="float" office:value="0.0326316">
                <text:p>0.0326316</text:p>
              </table:table-cell>
              <table:table-cell office:value-type="float" office:value="0.0342161">
                <text:p>0.0342161</text:p>
              </table:table-cell>
              <table:table-cell office:value-type="float" office:value="0.0354636">
                <text:p>0.0354636</text:p>
              </table:table-cell>
              <table:table-cell office:value-type="float" office:value="0.0367616">
                <text:p>0.0367616</text:p>
              </table:table-cell>
              <table:table-cell office:value-type="float" office:value="0.0371095">
                <text:p>0.0371095</text:p>
              </table:table-cell>
              <table:table-cell office:value-type="float" office:value="0.0310521">
                <text:p>0.0310521</text:p>
              </table:table-cell>
              <table:table-cell office:value-type="float" office:value="0.0263601">
                <text:p>0.0263601</text:p>
              </table:table-cell>
              <table:table-cell office:value-type="float" office:value="0.0327223">
                <text:p>0.0327223</text:p>
              </table:table-cell>
              <table:table-cell office:value-type="float" office:value="0.027202">
                <text:p>0.0272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306035">
                <text:p>0.0306035</text:p>
              </table:table-cell>
              <table:table-cell office:value-type="float" office:value="0.0388381">
                <text:p>0.0388381</text:p>
              </table:table-cell>
              <table:table-cell office:value-type="float" office:value="0.0389072">
                <text:p>0.0389072</text:p>
              </table:table-cell>
              <table:table-cell office:value-type="float" office:value="0.0205706">
                <text:p>0.0205706</text:p>
              </table:table-cell>
              <table:table-cell office:value-type="float" office:value="0.0292139">
                <text:p>0.0292139</text:p>
              </table:table-cell>
              <table:table-cell office:value-type="float" office:value="0.0264812">
                <text:p>0.0264812</text:p>
              </table:table-cell>
              <table:table-cell office:value-type="float" office:value="0.0307257">
                <text:p>0.0307257</text:p>
              </table:table-cell>
              <table:table-cell office:value-type="float" office:value="0.0345672">
                <text:p>0.0345672</text:p>
              </table:table-cell>
              <table:table-cell office:value-type="float" office:value="0.0339662">
                <text:p>0.0339662</text:p>
              </table:table-cell>
              <table:table-cell office:value-type="float" office:value="0.0327449">
                <text:p>0.0327449</text:p>
              </table:table-cell>
              <table:table-cell office:value-type="float" office:value="0.0312432">
                <text:p>0.0312432</text:p>
              </table:table-cell>
              <table:table-cell office:value-type="float" office:value="0.0330295">
                <text:p>0.0330295</text:p>
              </table:table-cell>
              <table:table-cell office:value-type="float" office:value="0.0337825">
                <text:p>0.0337825</text:p>
              </table:table-cell>
              <table:table-cell office:value-type="float" office:value="0.0326429">
                <text:p>0.0326429</text:p>
              </table:table-cell>
              <table:table-cell office:value-type="float" office:value="0.0345807">
                <text:p>0.0345807</text:p>
              </table:table-cell>
              <table:table-cell office:value-type="float" office:value="0.0354751">
                <text:p>0.0354751</text:p>
              </table:table-cell>
              <table:table-cell office:value-type="float" office:value="0.0326315">
                <text:p>0.0326315</text:p>
              </table:table-cell>
              <table:table-cell office:value-type="float" office:value="0.0342159">
                <text:p>0.0342159</text:p>
              </table:table-cell>
              <table:table-cell office:value-type="float" office:value="0.0354635">
                <text:p>0.0354635</text:p>
              </table:table-cell>
              <table:table-cell office:value-type="float" office:value="0.0367614">
                <text:p>0.0367614</text:p>
              </table:table-cell>
              <table:table-cell office:value-type="float" office:value="0.0371094">
                <text:p>0.0371094</text:p>
              </table:table-cell>
              <table:table-cell office:value-type="float" office:value="0.031052">
                <text:p>0.031052</text:p>
              </table:table-cell>
              <table:table-cell office:value-type="float" office:value="0.02636">
                <text:p>0.02636</text:p>
              </table:table-cell>
              <table:table-cell office:value-type="float" office:value="0.0327222">
                <text:p>0.0327222</text:p>
              </table:table-cell>
              <table:table-cell office:value-type="float" office:value="0.0272018">
                <text:p>0.027201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306034">
                <text:p>0.0306034</text:p>
              </table:table-cell>
              <table:table-cell office:value-type="float" office:value="0.0388379">
                <text:p>0.0388379</text:p>
              </table:table-cell>
              <table:table-cell office:value-type="float" office:value="0.038907">
                <text:p>0.038907</text:p>
              </table:table-cell>
              <table:table-cell office:value-type="float" office:value="0.0205706">
                <text:p>0.0205706</text:p>
              </table:table-cell>
              <table:table-cell office:value-type="float" office:value="0.0292138">
                <text:p>0.0292138</text:p>
              </table:table-cell>
              <table:table-cell office:value-type="float" office:value="0.0264811">
                <text:p>0.0264811</text:p>
              </table:table-cell>
              <table:table-cell office:value-type="float" office:value="0.0307256">
                <text:p>0.0307256</text:p>
              </table:table-cell>
              <table:table-cell office:value-type="float" office:value="0.0345671">
                <text:p>0.0345671</text:p>
              </table:table-cell>
              <table:table-cell office:value-type="float" office:value="0.0339661">
                <text:p>0.0339661</text:p>
              </table:table-cell>
              <table:table-cell office:value-type="float" office:value="0.0327448">
                <text:p>0.0327448</text:p>
              </table:table-cell>
              <table:table-cell office:value-type="float" office:value="0.0312431">
                <text:p>0.0312431</text:p>
              </table:table-cell>
              <table:table-cell office:value-type="float" office:value="0.0330294">
                <text:p>0.0330294</text:p>
              </table:table-cell>
              <table:table-cell office:value-type="float" office:value="0.0337824">
                <text:p>0.0337824</text:p>
              </table:table-cell>
              <table:table-cell office:value-type="float" office:value="0.0326428">
                <text:p>0.0326428</text:p>
              </table:table-cell>
              <table:table-cell office:value-type="float" office:value="0.0345806">
                <text:p>0.0345806</text:p>
              </table:table-cell>
              <table:table-cell office:value-type="float" office:value="0.035475">
                <text:p>0.035475</text:p>
              </table:table-cell>
              <table:table-cell office:value-type="float" office:value="0.0326314">
                <text:p>0.0326314</text:p>
              </table:table-cell>
              <table:table-cell office:value-type="float" office:value="0.0342158">
                <text:p>0.0342158</text:p>
              </table:table-cell>
              <table:table-cell office:value-type="float" office:value="0.0354633">
                <text:p>0.0354633</text:p>
              </table:table-cell>
              <table:table-cell office:value-type="float" office:value="0.0367613">
                <text:p>0.0367613</text:p>
              </table:table-cell>
              <table:table-cell office:value-type="float" office:value="0.0371092">
                <text:p>0.0371092</text:p>
              </table:table-cell>
              <table:table-cell office:value-type="float" office:value="0.0310519">
                <text:p>0.0310519</text:p>
              </table:table-cell>
              <table:table-cell office:value-type="float" office:value="0.0263599">
                <text:p>0.0263599</text:p>
              </table:table-cell>
              <table:table-cell office:value-type="float" office:value="0.0327221">
                <text:p>0.0327221</text:p>
              </table:table-cell>
              <table:table-cell office:value-type="float" office:value="0.0272018">
                <text:p>0.02720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306033">
                <text:p>0.0306033</text:p>
              </table:table-cell>
              <table:table-cell office:value-type="float" office:value="0.0388378">
                <text:p>0.0388378</text:p>
              </table:table-cell>
              <table:table-cell office:value-type="float" office:value="0.0389069">
                <text:p>0.0389069</text:p>
              </table:table-cell>
              <table:table-cell office:value-type="float" office:value="0.0205705">
                <text:p>0.0205705</text:p>
              </table:table-cell>
              <table:table-cell office:value-type="float" office:value="0.0292137">
                <text:p>0.0292137</text:p>
              </table:table-cell>
              <table:table-cell office:value-type="float" office:value="0.0264811">
                <text:p>0.0264811</text:p>
              </table:table-cell>
              <table:table-cell office:value-type="float" office:value="0.0307255">
                <text:p>0.0307255</text:p>
              </table:table-cell>
              <table:table-cell office:value-type="float" office:value="0.034567">
                <text:p>0.034567</text:p>
              </table:table-cell>
              <table:table-cell office:value-type="float" office:value="0.033966">
                <text:p>0.033966</text:p>
              </table:table-cell>
              <table:table-cell office:value-type="float" office:value="0.0327447">
                <text:p>0.0327447</text:p>
              </table:table-cell>
              <table:table-cell office:value-type="float" office:value="0.031243">
                <text:p>0.031243</text:p>
              </table:table-cell>
              <table:table-cell office:value-type="float" office:value="0.0330293">
                <text:p>0.0330293</text:p>
              </table:table-cell>
              <table:table-cell office:value-type="float" office:value="0.0337823">
                <text:p>0.0337823</text:p>
              </table:table-cell>
              <table:table-cell office:value-type="float" office:value="0.0326427">
                <text:p>0.0326427</text:p>
              </table:table-cell>
              <table:table-cell office:value-type="float" office:value="0.0345805">
                <text:p>0.0345805</text:p>
              </table:table-cell>
              <table:table-cell office:value-type="float" office:value="0.0354749">
                <text:p>0.0354749</text:p>
              </table:table-cell>
              <table:table-cell office:value-type="float" office:value="0.0326313">
                <text:p>0.0326313</text:p>
              </table:table-cell>
              <table:table-cell office:value-type="float" office:value="0.0342157">
                <text:p>0.0342157</text:p>
              </table:table-cell>
              <table:table-cell office:value-type="float" office:value="0.0354632">
                <text:p>0.0354632</text:p>
              </table:table-cell>
              <table:table-cell office:value-type="float" office:value="0.0367612">
                <text:p>0.0367612</text:p>
              </table:table-cell>
              <table:table-cell office:value-type="float" office:value="0.0371091">
                <text:p>0.0371091</text:p>
              </table:table-cell>
              <table:table-cell office:value-type="float" office:value="0.0310518">
                <text:p>0.0310518</text:p>
              </table:table-cell>
              <table:table-cell office:value-type="float" office:value="0.0263598">
                <text:p>0.0263598</text:p>
              </table:table-cell>
              <table:table-cell office:value-type="float" office:value="0.032722">
                <text:p>0.032722</text:p>
              </table:table-cell>
              <table:table-cell office:value-type="float" office:value="0.0272017">
                <text:p>0.027201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306033">
                <text:p>0.0306033</text:p>
              </table:table-cell>
              <table:table-cell office:value-type="float" office:value="0.0388378">
                <text:p>0.0388378</text:p>
              </table:table-cell>
              <table:table-cell office:value-type="float" office:value="0.0389068">
                <text:p>0.0389068</text:p>
              </table:table-cell>
              <table:table-cell office:value-type="float" office:value="0.0205705">
                <text:p>0.0205705</text:p>
              </table:table-cell>
              <table:table-cell office:value-type="float" office:value="0.0292136">
                <text:p>0.0292136</text:p>
              </table:table-cell>
              <table:table-cell office:value-type="float" office:value="0.026481">
                <text:p>0.026481</text:p>
              </table:table-cell>
              <table:table-cell office:value-type="float" office:value="0.0307255">
                <text:p>0.0307255</text:p>
              </table:table-cell>
              <table:table-cell office:value-type="float" office:value="0.0345669">
                <text:p>0.0345669</text:p>
              </table:table-cell>
              <table:table-cell office:value-type="float" office:value="0.033966">
                <text:p>0.033966</text:p>
              </table:table-cell>
              <table:table-cell office:value-type="float" office:value="0.0327447">
                <text:p>0.0327447</text:p>
              </table:table-cell>
              <table:table-cell office:value-type="float" office:value="0.031243">
                <text:p>0.031243</text:p>
              </table:table-cell>
              <table:table-cell office:value-type="float" office:value="0.0330293">
                <text:p>0.0330293</text:p>
              </table:table-cell>
              <table:table-cell office:value-type="float" office:value="0.0337822">
                <text:p>0.0337822</text:p>
              </table:table-cell>
              <table:table-cell office:value-type="float" office:value="0.0326427">
                <text:p>0.0326427</text:p>
              </table:table-cell>
              <table:table-cell office:value-type="float" office:value="0.0345804">
                <text:p>0.0345804</text:p>
              </table:table-cell>
              <table:table-cell office:value-type="float" office:value="0.0354748">
                <text:p>0.0354748</text:p>
              </table:table-cell>
              <table:table-cell office:value-type="float" office:value="0.0326312">
                <text:p>0.0326312</text:p>
              </table:table-cell>
              <table:table-cell office:value-type="float" office:value="0.0342156">
                <text:p>0.0342156</text:p>
              </table:table-cell>
              <table:table-cell office:value-type="float" office:value="0.0354632">
                <text:p>0.0354632</text:p>
              </table:table-cell>
              <table:table-cell office:value-type="float" office:value="0.0367611">
                <text:p>0.0367611</text:p>
              </table:table-cell>
              <table:table-cell office:value-type="float" office:value="0.0371091">
                <text:p>0.0371091</text:p>
              </table:table-cell>
              <table:table-cell office:value-type="float" office:value="0.0310518">
                <text:p>0.0310518</text:p>
              </table:table-cell>
              <table:table-cell office:value-type="float" office:value="0.0263598">
                <text:p>0.0263598</text:p>
              </table:table-cell>
              <table:table-cell office:value-type="float" office:value="0.0327219">
                <text:p>0.0327219</text:p>
              </table:table-cell>
              <table:table-cell office:value-type="float" office:value="0.0272016">
                <text:p>0.027201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306032">
                <text:p>0.0306032</text:p>
              </table:table-cell>
              <table:table-cell office:value-type="float" office:value="0.0388377">
                <text:p>0.0388377</text:p>
              </table:table-cell>
              <table:table-cell office:value-type="float" office:value="0.0389068">
                <text:p>0.0389068</text:p>
              </table:table-cell>
              <table:table-cell office:value-type="float" office:value="0.0205705">
                <text:p>0.0205705</text:p>
              </table:table-cell>
              <table:table-cell office:value-type="float" office:value="0.0292136">
                <text:p>0.0292136</text:p>
              </table:table-cell>
              <table:table-cell office:value-type="float" office:value="0.026481">
                <text:p>0.026481</text:p>
              </table:table-cell>
              <table:table-cell office:value-type="float" office:value="0.0307254">
                <text:p>0.0307254</text:p>
              </table:table-cell>
              <table:table-cell office:value-type="float" office:value="0.0345669">
                <text:p>0.0345669</text:p>
              </table:table-cell>
              <table:table-cell office:value-type="float" office:value="0.0339659">
                <text:p>0.0339659</text:p>
              </table:table-cell>
              <table:table-cell office:value-type="float" office:value="0.0327446">
                <text:p>0.0327446</text:p>
              </table:table-cell>
              <table:table-cell office:value-type="float" office:value="0.0312429">
                <text:p>0.0312429</text:p>
              </table:table-cell>
              <table:table-cell office:value-type="float" office:value="0.0330292">
                <text:p>0.0330292</text:p>
              </table:table-cell>
              <table:table-cell office:value-type="float" office:value="0.0337822">
                <text:p>0.0337822</text:p>
              </table:table-cell>
              <table:table-cell office:value-type="float" office:value="0.0326426">
                <text:p>0.0326426</text:p>
              </table:table-cell>
              <table:table-cell office:value-type="float" office:value="0.0345804">
                <text:p>0.0345804</text:p>
              </table:table-cell>
              <table:table-cell office:value-type="float" office:value="0.0354748">
                <text:p>0.0354748</text:p>
              </table:table-cell>
              <table:table-cell office:value-type="float" office:value="0.0326312">
                <text:p>0.0326312</text:p>
              </table:table-cell>
              <table:table-cell office:value-type="float" office:value="0.0342156">
                <text:p>0.0342156</text:p>
              </table:table-cell>
              <table:table-cell office:value-type="float" office:value="0.0354631">
                <text:p>0.0354631</text:p>
              </table:table-cell>
              <table:table-cell office:value-type="float" office:value="0.0367611">
                <text:p>0.0367611</text:p>
              </table:table-cell>
              <table:table-cell office:value-type="float" office:value="0.037109">
                <text:p>0.037109</text:p>
              </table:table-cell>
              <table:table-cell office:value-type="float" office:value="0.0310517">
                <text:p>0.0310517</text:p>
              </table:table-cell>
              <table:table-cell office:value-type="float" office:value="0.0263597">
                <text:p>0.0263597</text:p>
              </table:table-cell>
              <table:table-cell office:value-type="float" office:value="0.0327219">
                <text:p>0.0327219</text:p>
              </table:table-cell>
              <table:table-cell office:value-type="float" office:value="0.0272016">
                <text:p>0.027201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306032">
                <text:p>0.0306032</text:p>
              </table:table-cell>
              <table:table-cell office:value-type="float" office:value="0.0388377">
                <text:p>0.0388377</text:p>
              </table:table-cell>
              <table:table-cell office:value-type="float" office:value="0.0389067">
                <text:p>0.0389067</text:p>
              </table:table-cell>
              <table:table-cell office:value-type="float" office:value="0.0205705">
                <text:p>0.0205705</text:p>
              </table:table-cell>
              <table:table-cell office:value-type="float" office:value="0.0292136">
                <text:p>0.0292136</text:p>
              </table:table-cell>
              <table:table-cell office:value-type="float" office:value="0.026481">
                <text:p>0.026481</text:p>
              </table:table-cell>
              <table:table-cell office:value-type="float" office:value="0.0307254">
                <text:p>0.0307254</text:p>
              </table:table-cell>
              <table:table-cell office:value-type="float" office:value="0.0345668">
                <text:p>0.0345668</text:p>
              </table:table-cell>
              <table:table-cell office:value-type="float" office:value="0.0339659">
                <text:p>0.0339659</text:p>
              </table:table-cell>
              <table:table-cell office:value-type="float" office:value="0.0327446">
                <text:p>0.0327446</text:p>
              </table:table-cell>
              <table:table-cell office:value-type="float" office:value="0.0312429">
                <text:p>0.0312429</text:p>
              </table:table-cell>
              <table:table-cell office:value-type="float" office:value="0.0330292">
                <text:p>0.0330292</text:p>
              </table:table-cell>
              <table:table-cell office:value-type="float" office:value="0.0337821">
                <text:p>0.0337821</text:p>
              </table:table-cell>
              <table:table-cell office:value-type="float" office:value="0.0326426">
                <text:p>0.0326426</text:p>
              </table:table-cell>
              <table:table-cell office:value-type="float" office:value="0.0345804">
                <text:p>0.0345804</text:p>
              </table:table-cell>
              <table:table-cell office:value-type="float" office:value="0.0354747">
                <text:p>0.0354747</text:p>
              </table:table-cell>
              <table:table-cell office:value-type="float" office:value="0.0326311">
                <text:p>0.0326311</text:p>
              </table:table-cell>
              <table:table-cell office:value-type="float" office:value="0.0342155">
                <text:p>0.0342155</text:p>
              </table:table-cell>
              <table:table-cell office:value-type="float" office:value="0.0354631">
                <text:p>0.0354631</text:p>
              </table:table-cell>
              <table:table-cell office:value-type="float" office:value="0.036761">
                <text:p>0.036761</text:p>
              </table:table-cell>
              <table:table-cell office:value-type="float" office:value="0.037109">
                <text:p>0.037109</text:p>
              </table:table-cell>
              <table:table-cell office:value-type="float" office:value="0.0310517">
                <text:p>0.0310517</text:p>
              </table:table-cell>
              <table:table-cell office:value-type="float" office:value="0.0263597">
                <text:p>0.0263597</text:p>
              </table:table-cell>
              <table:table-cell office:value-type="float" office:value="0.0327218">
                <text:p>0.0327218</text:p>
              </table:table-cell>
              <table:table-cell office:value-type="float" office:value="0.0272016">
                <text:p>0.02720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306032">
                <text:p>0.0306032</text:p>
              </table:table-cell>
              <table:table-cell office:value-type="float" office:value="0.0388376">
                <text:p>0.0388376</text:p>
              </table:table-cell>
              <table:table-cell office:value-type="float" office:value="0.0389067">
                <text:p>0.0389067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6">
                <text:p>0.0292136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4">
                <text:p>0.0307254</text:p>
              </table:table-cell>
              <table:table-cell office:value-type="float" office:value="0.0345668">
                <text:p>0.0345668</text:p>
              </table:table-cell>
              <table:table-cell office:value-type="float" office:value="0.0339659">
                <text:p>0.0339659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9">
                <text:p>0.0312429</text:p>
              </table:table-cell>
              <table:table-cell office:value-type="float" office:value="0.0330292">
                <text:p>0.0330292</text:p>
              </table:table-cell>
              <table:table-cell office:value-type="float" office:value="0.0337821">
                <text:p>0.0337821</text:p>
              </table:table-cell>
              <table:table-cell office:value-type="float" office:value="0.0326426">
                <text:p>0.0326426</text:p>
              </table:table-cell>
              <table:table-cell office:value-type="float" office:value="0.0345803">
                <text:p>0.0345803</text:p>
              </table:table-cell>
              <table:table-cell office:value-type="float" office:value="0.0354747">
                <text:p>0.0354747</text:p>
              </table:table-cell>
              <table:table-cell office:value-type="float" office:value="0.0326311">
                <text:p>0.0326311</text:p>
              </table:table-cell>
              <table:table-cell office:value-type="float" office:value="0.0342155">
                <text:p>0.0342155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1">
                <text:p>0.036761</text:p>
              </table:table-cell>
              <table:table-cell office:value-type="float" office:value="0.0371089">
                <text:p>0.0371089</text:p>
              </table:table-cell>
              <table:table-cell office:value-type="float" office:value="0.0310517">
                <text:p>0.0310517</text:p>
              </table:table-cell>
              <table:table-cell office:value-type="float" office:value="0.0263597">
                <text:p>0.0263597</text:p>
              </table:table-cell>
              <table:table-cell office:value-type="float" office:value="0.0327218">
                <text:p>0.0327218</text:p>
              </table:table-cell>
              <table:table-cell office:value-type="float" office:value="0.0272016">
                <text:p>0.027201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306032">
                <text:p>0.0306032</text:p>
              </table:table-cell>
              <table:table-cell office:value-type="float" office:value="0.0388376">
                <text:p>0.0388376</text:p>
              </table:table-cell>
              <table:table-cell office:value-type="float" office:value="0.0389067">
                <text:p>0.0389067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8">
                <text:p>0.0345668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9">
                <text:p>0.0312429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1">
                <text:p>0.0337821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3">
                <text:p>0.0345803</text:p>
              </table:table-cell>
              <table:table-cell office:value-type="float" office:value="0.0354747">
                <text:p>0.0354747</text:p>
              </table:table-cell>
              <table:table-cell office:value-type="float" office:value="0.0326311">
                <text:p>0.0326311</text:p>
              </table:table-cell>
              <table:table-cell office:value-type="float" office:value="0.0342155">
                <text:p>0.0342155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1">
                <text:p>0.036761</text:p>
              </table:table-cell>
              <table:table-cell office:value-type="float" office:value="0.0371089">
                <text:p>0.0371089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7">
                <text:p>0.0263597</text:p>
              </table:table-cell>
              <table:table-cell office:value-type="float" office:value="0.0327218">
                <text:p>0.0327218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306032">
                <text:p>0.0306032</text:p>
              </table:table-cell>
              <table:table-cell office:value-type="float" office:value="0.0388376">
                <text:p>0.0388376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1">
                <text:p>0.0337821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3">
                <text:p>0.0345803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1">
                <text:p>0.0326311</text:p>
              </table:table-cell>
              <table:table-cell office:value-type="float" office:value="0.0342155">
                <text:p>0.0342155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1">
                <text:p>0.036761</text:p>
              </table:table-cell>
              <table:table-cell office:value-type="float" office:value="0.0371089">
                <text:p>0.0371089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7">
                <text:p>0.0263597</text:p>
              </table:table-cell>
              <table:table-cell office:value-type="float" office:value="0.0327218">
                <text:p>0.0327218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6">
                <text:p>0.0388376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3">
                <text:p>0.0345803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1">
                <text:p>0.0326311</text:p>
              </table:table-cell>
              <table:table-cell office:value-type="float" office:value="0.0342155">
                <text:p>0.0342155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9">
                <text:p>0.0371089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8">
                <text:p>0.0327218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6">
                <text:p>0.0388376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3">
                <text:p>0.0345803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1">
                <text:p>0.032631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9">
                <text:p>0.0371089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3">
                <text:p>0.0345803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1">
                <text:p>0.032631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3">
                <text:p>0.0345803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3">
                <text:p>0.0345803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06031">
                <text:p>0.0306031</text:p>
              </table:table-cell>
              <table:table-cell office:value-type="float" office:value="0.0388375">
                <text:p>0.0388375</text:p>
              </table:table-cell>
              <table:table-cell office:value-type="float" office:value="0.0389066">
                <text:p>0.0389066</text:p>
              </table:table-cell>
              <table:table-cell office:value-type="float" office:value="0.0205704">
                <text:p>0.0205704</text:p>
              </table:table-cell>
              <table:table-cell office:value-type="float" office:value="0.0292135">
                <text:p>0.0292135</text:p>
              </table:table-cell>
              <table:table-cell office:value-type="float" office:value="0.0264809">
                <text:p>0.0264809</text:p>
              </table:table-cell>
              <table:table-cell office:value-type="float" office:value="0.0307253">
                <text:p>0.0307253</text:p>
              </table:table-cell>
              <table:table-cell office:value-type="float" office:value="0.0345667">
                <text:p>0.0345667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327445">
                <text:p>0.0327445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330291">
                <text:p>0.0330291</text:p>
              </table:table-cell>
              <table:table-cell office:value-type="float" office:value="0.033782">
                <text:p>0.033782</text:p>
              </table:table-cell>
              <table:table-cell office:value-type="float" office:value="0.0326425">
                <text:p>0.0326425</text:p>
              </table:table-cell>
              <table:table-cell office:value-type="float" office:value="0.0345802">
                <text:p>0.0345802</text:p>
              </table:table-cell>
              <table:table-cell office:value-type="float" office:value="0.0354746">
                <text:p>0.0354746</text:p>
              </table:table-cell>
              <table:table-cell office:value-type="float" office:value="0.032631">
                <text:p>0.032631</text:p>
              </table:table-cell>
              <table:table-cell office:value-type="float" office:value="0.0342154">
                <text:p>0.0342154</text:p>
              </table:table-cell>
              <table:table-cell office:value-type="float" office:value="0.035463">
                <text:p>0.035463</text:p>
              </table:table-cell>
              <table:table-cell office:value-type="float" office:value="0.0367609">
                <text:p>0.0367609</text:p>
              </table:table-cell>
              <table:table-cell office:value-type="float" office:value="0.0371088">
                <text:p>0.0371088</text:p>
              </table:table-cell>
              <table:table-cell office:value-type="float" office:value="0.0310516">
                <text:p>0.0310516</text:p>
              </table:table-cell>
              <table:table-cell office:value-type="float" office:value="0.0263596">
                <text:p>0.0263596</text:p>
              </table:table-cell>
              <table:table-cell office:value-type="float" office:value="0.0327217">
                <text:p>0.0327217</text:p>
              </table:table-cell>
              <table:table-cell office:value-type="float" office:value="0.0272015">
                <text:p>0.02720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